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mm"/>
    </style:style>
    <style:style style:name="co6" style:family="table-column">
      <style:table-column-properties fo:break-before="auto" style:column-width="9.65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9.42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14.2mm"/>
    </style:style>
    <style:style style:name="co12" style:family="table-column">
      <style:table-column-properties fo:break-before="auto" style:column-width="30.78mm"/>
    </style:style>
    <style:style style:name="co13" style:family="table-column">
      <style:table-column-properties fo:break-before="auto" style:column-width="15.79mm"/>
    </style:style>
    <style:style style:name="co14" style:family="table-column">
      <style:table-column-properties fo:break-before="auto" style:column-width="16.42mm"/>
    </style:style>
    <style:style style:name="co15" style:family="table-column">
      <style:table-column-properties fo:break-before="auto" style:column-width="40.41mm"/>
    </style:style>
    <style:style style:name="co16" style:family="table-column">
      <style:table-column-properties fo:break-before="auto" style:column-width="38.08mm"/>
    </style:style>
    <style:style style:name="ro1" style:family="table-row">
      <style:table-row-properties style:row-height="24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04mm" fo:break-before="auto" style:use-optimal-row-height="true"/>
    </style:style>
    <style:style style:name="ro4" style:family="table-row">
      <style:table-row-properties style:row-height="2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002" number:language="yi" number:country="US">
      <number:number number:decimal-places="2" loext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20000">
      <style:table-cell-properties style:rotation-angle="270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ngle="27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2">
      <style:text-properties fo:font-weight="bold" style:font-weight-asian="bold" style:font-weight-complex="bold"/>
    </style:style>
    <style:style style:name="ce7" style:family="table-cell" style:parent-style-name="Default" style:data-style-name="N20002">
      <style:text-properties fo:font-weight="bold" style:font-weight-asian="bold" style:font-weight-complex="bold"/>
    </style:style>
    <style:style style:name="ce8" style:family="table-cell" style:parent-style-name="Default" style:data-style-name="N2000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3">
      <style:table-cell-properties fo:border="0.06pt solid #000000"/>
    </style:style>
    <style:style style:name="ce14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Normal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number-columns-repeated="98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st10eth0.pcap0stat0160421014372101.txt</text:p>
          </table:table-cell>
          <table:table-cell office:value-type="string" calcext:value-type="string">
            <text:p>host10eth0.pcap0stat0160421017165602.txt</text:p>
          </table:table-cell>
          <table:table-cell office:value-type="string" calcext:value-type="string">
            <text:p>host10eth0.pcap0stat0160421017204903.txt</text:p>
          </table:table-cell>
          <table:table-cell office:value-type="string" calcext:value-type="string">
            <text:p>host10eth0.pcap0stat0160421017244304.txt</text:p>
          </table:table-cell>
          <table:table-cell office:value-type="string" calcext:value-type="string">
            <text:p>host10eth0.pcap0stat0160421017281605.txt</text:p>
          </table:table-cell>
          <table:table-cell office:value-type="string" calcext:value-type="string">
            <text:p>host10eth0.pcap0stat0160421017314806.txt</text:p>
          </table:table-cell>
          <table:table-cell office:value-type="string" calcext:value-type="string">
            <text:p>host10eth0.pcap0stat0160421017352407.txt</text:p>
          </table:table-cell>
          <table:table-cell office:value-type="string" calcext:value-type="string">
            <text:p>host10eth0.pcap0stat0160421017390508.txt</text:p>
          </table:table-cell>
          <table:table-cell office:value-type="string" calcext:value-type="string">
            <text:p>host10eth0.pcap0stat0160421017424609.txt</text:p>
          </table:table-cell>
          <table:table-cell office:value-type="string" calcext:value-type="string">
            <text:p>host10eth0.pcap0stat01604210174617010.txt</text:p>
          </table:table-cell>
          <table:table-cell office:value-type="string" calcext:value-type="string">
            <text:p>host10eth0.pcap0stat01604210174943011.txt</text:p>
          </table:table-cell>
          <table:table-cell office:value-type="string" calcext:value-type="string">
            <text:p>host10eth0.pcap0stat01604210175319012.txt</text:p>
          </table:table-cell>
          <table:table-cell office:value-type="string" calcext:value-type="string">
            <text:p>host10eth0.pcap0stat01604210175658013.txt</text:p>
          </table:table-cell>
          <table:table-cell office:value-type="string" calcext:value-type="string">
            <text:p>host10eth0.pcap0stat01604210180027014.txt</text:p>
          </table:table-cell>
          <table:table-cell office:value-type="string" calcext:value-type="string">
            <text:p>host10eth0.pcap0stat01604210180354015.txt</text:p>
          </table:table-cell>
          <table:table-cell office:value-type="string" calcext:value-type="string">
            <text:p>host10eth0.pcap0stat01604210180727016.txt</text:p>
          </table:table-cell>
          <table:table-cell office:value-type="string" calcext:value-type="string">
            <text:p>host10eth0.pcap0stat01604210181115017.txt</text:p>
          </table:table-cell>
          <table:table-cell office:value-type="string" calcext:value-type="string">
            <text:p>host10eth0.pcap0stat01604210181501018.txt</text:p>
          </table:table-cell>
          <table:table-cell office:value-type="string" calcext:value-type="string">
            <text:p>host10eth0.pcap0stat01604210181829019.txt</text:p>
          </table:table-cell>
          <table:table-cell office:value-type="string" calcext:value-type="string">
            <text:p>host10eth0.pcap0stat01604210182200020.txt</text:p>
          </table:table-cell>
          <table:table-cell office:value-type="string" calcext:value-type="string">
            <text:p>host10eth0.pcap0stat01604210182532021.txt</text:p>
          </table:table-cell>
          <table:table-cell office:value-type="string" calcext:value-type="string">
            <text:p>host10eth0.pcap0stat01604210182905022.txt</text:p>
          </table:table-cell>
          <table:table-cell office:value-type="string" calcext:value-type="string">
            <text:p>host10eth0.pcap0stat01604210183245023.txt</text:p>
          </table:table-cell>
          <table:table-cell office:value-type="string" calcext:value-type="string">
            <text:p>host10eth0.pcap0stat01604210183620024.txt</text:p>
          </table:table-cell>
          <table:table-cell office:value-type="string" calcext:value-type="string">
            <text:p>host10eth0.pcap0stat01604210183949025.txt</text:p>
          </table:table-cell>
          <table:table-cell office:value-type="string" calcext:value-type="string">
            <text:p>host10eth0.pcap0stat01604210184321026.txt</text:p>
          </table:table-cell>
          <table:table-cell office:value-type="string" calcext:value-type="string">
            <text:p>host10eth0.pcap0stat01604210184653027.txt</text:p>
          </table:table-cell>
          <table:table-cell office:value-type="string" calcext:value-type="string">
            <text:p>host10eth0.pcap0stat01604210185023028.txt</text:p>
          </table:table-cell>
          <table:table-cell office:value-type="string" calcext:value-type="string">
            <text:p>host10eth0.pcap0stat01604210185352029.txt</text:p>
          </table:table-cell>
          <table:table-cell office:value-type="string" calcext:value-type="string">
            <text:p>host10eth0.pcap0stat01604210185719030.txt</text:p>
          </table:table-cell>
          <table:table-cell office:value-type="string" calcext:value-type="string">
            <text:p>host10eth0.pcap0stat01604210190047031.txt</text:p>
          </table:table-cell>
          <table:table-cell table:number-columns-repeated="3"/>
          <table:table-cell table:style-name="ce2" office:value-type="string" calcext:value-type="string">
            <text:p>mediaVNormal</text:p>
          </table:table-cell>
          <table:table-cell table:style-name="ce2" office:value-type="string" calcext:value-type="string">
            <text:p>desvVNormal</text:p>
          </table:table-cell>
          <table:table-cell table:style-name="ce4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0513" calcext:value-type="float">
            <text:p>130513</text:p>
          </table:table-cell>
          <table:table-cell office:value-type="float" office:value="130565" calcext:value-type="float">
            <text:p>130565</text:p>
          </table:table-cell>
          <table:table-cell office:value-type="float" office:value="136013" calcext:value-type="float">
            <text:p>136013</text:p>
          </table:table-cell>
          <table:table-cell office:value-type="float" office:value="136169" calcext:value-type="float">
            <text:p>136169</text:p>
          </table:table-cell>
          <table:table-cell office:value-type="float" office:value="130761" calcext:value-type="float">
            <text:p>130761</text:p>
          </table:table-cell>
          <table:table-cell office:value-type="float" office:value="120705" calcext:value-type="float">
            <text:p>120705</text:p>
          </table:table-cell>
          <table:table-cell office:value-type="float" office:value="136025" calcext:value-type="float">
            <text:p>136025</text:p>
          </table:table-cell>
          <table:table-cell office:value-type="float" office:value="136117" calcext:value-type="float">
            <text:p>136117</text:p>
          </table:table-cell>
          <table:table-cell office:value-type="float" office:value="134513" calcext:value-type="float">
            <text:p>134513</text:p>
          </table:table-cell>
          <table:table-cell office:value-type="float" office:value="129261" calcext:value-type="float">
            <text:p>129261</text:p>
          </table:table-cell>
          <table:table-cell office:value-type="float" office:value="129313" calcext:value-type="float">
            <text:p>129313</text:p>
          </table:table-cell>
          <table:table-cell office:value-type="float" office:value="136013" calcext:value-type="float">
            <text:p>136013</text:p>
          </table:table-cell>
          <table:table-cell office:value-type="float" office:value="129313" calcext:value-type="float">
            <text:p>129313</text:p>
          </table:table-cell>
          <table:table-cell office:value-type="float" office:value="125009" calcext:value-type="float">
            <text:p>125009</text:p>
          </table:table-cell>
          <table:table-cell office:value-type="float" office:value="129261" calcext:value-type="float">
            <text:p>129261</text:p>
          </table:table-cell>
          <table:table-cell office:value-type="float" office:value="135117" calcext:value-type="float">
            <text:p>135117</text:p>
          </table:table-cell>
          <table:table-cell office:value-type="float" office:value="136013" calcext:value-type="float">
            <text:p>136013</text:p>
          </table:table-cell>
          <table:table-cell office:value-type="float" office:value="136025" calcext:value-type="float">
            <text:p>136025</text:p>
          </table:table-cell>
          <table:table-cell office:value-type="float" office:value="120705" calcext:value-type="float">
            <text:p>120705</text:p>
          </table:table-cell>
          <table:table-cell office:value-type="float" office:value="135065" calcext:value-type="float">
            <text:p>135065</text:p>
          </table:table-cell>
          <table:table-cell office:value-type="float" office:value="130565" calcext:value-type="float">
            <text:p>130565</text:p>
          </table:table-cell>
          <table:table-cell office:value-type="float" office:value="136065" calcext:value-type="float">
            <text:p>136065</text:p>
          </table:table-cell>
          <table:table-cell office:value-type="float" office:value="128165" calcext:value-type="float">
            <text:p>128165</text:p>
          </table:table-cell>
          <table:table-cell office:value-type="float" office:value="130761" calcext:value-type="float">
            <text:p>130761</text:p>
          </table:table-cell>
          <table:table-cell office:value-type="float" office:value="130461" calcext:value-type="float">
            <text:p>130461</text:p>
          </table:table-cell>
          <table:table-cell office:value-type="float" office:value="133565" calcext:value-type="float">
            <text:p>133565</text:p>
          </table:table-cell>
          <table:table-cell office:value-type="float" office:value="129313" calcext:value-type="float">
            <text:p>129313</text:p>
          </table:table-cell>
          <table:table-cell office:value-type="float" office:value="133565" calcext:value-type="float">
            <text:p>133565</text:p>
          </table:table-cell>
          <table:table-cell office:value-type="float" office:value="135117" calcext:value-type="float">
            <text:p>135117</text:p>
          </table:table-cell>
          <table:table-cell office:value-type="float" office:value="130709" calcext:value-type="float">
            <text:p>130709</text:p>
          </table:table-cell>
          <table:table-cell office:value-type="float" office:value="132313" calcext:value-type="float">
            <text:p>132313</text:p>
          </table:table-cell>
          <table:table-cell table:number-columns-repeated="3"/>
          <table:table-cell table:formula="of:=AVERAGE([.B2:.AI2])" office:value-type="float" office:value="131712.096774194" calcext:value-type="float">
            <text:p>131712.096774194</text:p>
          </table:table-cell>
          <table:table-cell table:formula="of:=STDEVPA([.B2:.AI2])" office:value-type="float" office:value="4165.79951939553" calcext:value-type="float">
            <text:p>4165.7995193955</text:p>
          </table:table-cell>
          <table:table-cell/>
          <table:table-cell table:style-name="ce5" office:value-type="string" calcext:value-type="string">
            <text:p>Vnormal PPS</text:p>
          </table:table-cell>
          <table:table-cell table:formula="of:=AVERAGE(#REF!)" office:value-type="string" office:string-value="" calcext:value-type="error">
            <text:p>#REF!</text:p>
          </table:table-cell>
          <table:table-cell table:number-columns-repeated="98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788" calcext:value-type="float">
            <text:p>44788</text:p>
          </table:table-cell>
          <table:table-cell office:value-type="float" office:value="47748" calcext:value-type="float">
            <text:p>47748</text:p>
          </table:table-cell>
          <table:table-cell office:value-type="float" office:value="61024" calcext:value-type="float">
            <text:p>61024</text:p>
          </table:table-cell>
          <table:table-cell office:value-type="float" office:value="50552" calcext:value-type="float">
            <text:p>50552</text:p>
          </table:table-cell>
          <table:table-cell office:value-type="float" office:value="60008" calcext:value-type="float">
            <text:p>60008</text:p>
          </table:table-cell>
          <table:table-cell office:value-type="float" office:value="56004" calcext:value-type="float">
            <text:p>56004</text:p>
          </table:table-cell>
          <table:table-cell office:value-type="float" office:value="59368" calcext:value-type="float">
            <text:p>59368</text:p>
          </table:table-cell>
          <table:table-cell office:value-type="float" office:value="57868" calcext:value-type="float">
            <text:p>57868</text:p>
          </table:table-cell>
          <table:table-cell office:value-type="float" office:value="59368" calcext:value-type="float">
            <text:p>59368</text:p>
          </table:table-cell>
          <table:table-cell office:value-type="float" office:value="45988" calcext:value-type="float">
            <text:p>45988</text:p>
          </table:table-cell>
          <table:table-cell office:value-type="float" office:value="60152" calcext:value-type="float">
            <text:p>60152</text:p>
          </table:table-cell>
          <table:table-cell office:value-type="float" office:value="60868" calcext:value-type="float">
            <text:p>60868</text:p>
          </table:table-cell>
          <table:table-cell office:value-type="float" office:value="58952" calcext:value-type="float">
            <text:p>58952</text:p>
          </table:table-cell>
          <table:table-cell office:value-type="float" office:value="53252" calcext:value-type="float">
            <text:p>53252</text:p>
          </table:table-cell>
          <table:table-cell office:value-type="float" office:value="58704" calcext:value-type="float">
            <text:p>58704</text:p>
          </table:table-cell>
          <table:table-cell office:value-type="float" office:value="73428" calcext:value-type="float">
            <text:p>73428</text:p>
          </table:table-cell>
          <table:table-cell office:value-type="float" office:value="59420" calcext:value-type="float">
            <text:p>59420</text:p>
          </table:table-cell>
          <table:table-cell office:value-type="float" office:value="60868" calcext:value-type="float">
            <text:p>60868</text:p>
          </table:table-cell>
          <table:table-cell office:value-type="float" office:value="53096" calcext:value-type="float">
            <text:p>53096</text:p>
          </table:table-cell>
          <table:table-cell office:value-type="float" office:value="69020" calcext:value-type="float">
            <text:p>69020</text:p>
          </table:table-cell>
          <table:table-cell office:value-type="float" office:value="46248" calcext:value-type="float">
            <text:p>46248</text:p>
          </table:table-cell>
          <table:table-cell office:value-type="float" office:value="57816" calcext:value-type="float">
            <text:p>57816</text:p>
          </table:table-cell>
          <table:table-cell office:value-type="float" office:value="54660" calcext:value-type="float">
            <text:p>54660</text:p>
          </table:table-cell>
          <table:table-cell office:value-type="float" office:value="58860" calcext:value-type="float">
            <text:p>58860</text:p>
          </table:table-cell>
          <table:table-cell office:value-type="float" office:value="43392" calcext:value-type="float">
            <text:p>43392</text:p>
          </table:table-cell>
          <table:table-cell office:value-type="float" office:value="50552" calcext:value-type="float">
            <text:p>50552</text:p>
          </table:table-cell>
          <table:table-cell office:value-type="float" office:value="44540" calcext:value-type="float">
            <text:p>44540</text:p>
          </table:table-cell>
          <table:table-cell office:value-type="float" office:value="49104" calcext:value-type="float">
            <text:p>49104</text:p>
          </table:table-cell>
          <table:table-cell office:value-type="float" office:value="72176" calcext:value-type="float">
            <text:p>72176</text:p>
          </table:table-cell>
          <table:table-cell office:value-type="float" office:value="60112" calcext:value-type="float">
            <text:p>60112</text:p>
          </table:table-cell>
          <table:table-cell office:value-type="float" office:value="47396" calcext:value-type="float">
            <text:p>47396</text:p>
          </table:table-cell>
          <table:table-cell table:number-columns-repeated="3"/>
          <table:table-cell table:formula="of:=AVERAGE([.B3:.AI3])" office:value-type="float" office:value="55978.4516129032" calcext:value-type="float">
            <text:p>55978.4516129032</text:p>
          </table:table-cell>
          <table:table-cell table:formula="of:=STDEVPA([.B3:.AI3])" office:value-type="float" office:value="7622.74204680801" calcext:value-type="float">
            <text:p>7622.742046808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700" calcext:value-type="float">
            <text:p>30700</text:p>
          </table:table-cell>
          <table:table-cell office:value-type="float" office:value="27908" calcext:value-type="float">
            <text:p>27908</text:p>
          </table:table-cell>
          <table:table-cell office:value-type="float" office:value="33452" calcext:value-type="float">
            <text:p>33452</text:p>
          </table:table-cell>
          <table:table-cell office:value-type="float" office:value="36516" calcext:value-type="float">
            <text:p>36516</text:p>
          </table:table-cell>
          <table:table-cell office:value-type="float" office:value="36544" calcext:value-type="float">
            <text:p>36544</text:p>
          </table:table-cell>
          <table:table-cell office:value-type="float" office:value="32252" calcext:value-type="float">
            <text:p>32252</text:p>
          </table:table-cell>
          <table:table-cell office:value-type="float" office:value="39256" calcext:value-type="float">
            <text:p>39256</text:p>
          </table:table-cell>
          <table:table-cell office:value-type="float" office:value="35004" calcext:value-type="float">
            <text:p>35004</text:p>
          </table:table-cell>
          <table:table-cell office:value-type="float" office:value="40652" calcext:value-type="float">
            <text:p>40652</text:p>
          </table:table-cell>
          <table:table-cell office:value-type="float" office:value="32056" calcext:value-type="float">
            <text:p>32056</text:p>
          </table:table-cell>
          <table:table-cell office:value-type="float" office:value="28156" calcext:value-type="float">
            <text:p>28156</text:p>
          </table:table-cell>
          <table:table-cell office:value-type="float" office:value="40456" calcext:value-type="float">
            <text:p>40456</text:p>
          </table:table-cell>
          <table:table-cell office:value-type="float" office:value="29408" calcext:value-type="float">
            <text:p>29408</text:p>
          </table:table-cell>
          <table:table-cell office:value-type="float" office:value="31432" calcext:value-type="float">
            <text:p>31432</text:p>
          </table:table-cell>
          <table:table-cell office:value-type="float" office:value="32044" calcext:value-type="float">
            <text:p>32044</text:p>
          </table:table-cell>
          <table:table-cell office:value-type="float" office:value="42724" calcext:value-type="float">
            <text:p>42724</text:p>
          </table:table-cell>
          <table:table-cell office:value-type="float" office:value="36152" calcext:value-type="float">
            <text:p>36152</text:p>
          </table:table-cell>
          <table:table-cell office:value-type="float" office:value="37704" calcext:value-type="float">
            <text:p>37704</text:p>
          </table:table-cell>
          <table:table-cell office:value-type="float" office:value="32200" calcext:value-type="float">
            <text:p>32200</text:p>
          </table:table-cell>
          <table:table-cell office:value-type="float" office:value="43508" calcext:value-type="float">
            <text:p>43508</text:p>
          </table:table-cell>
          <table:table-cell office:value-type="float" office:value="27688" calcext:value-type="float">
            <text:p>27688</text:p>
          </table:table-cell>
          <table:table-cell office:value-type="float" office:value="41120" calcext:value-type="float">
            <text:p>41120</text:p>
          </table:table-cell>
          <table:table-cell office:value-type="float" office:value="30856" calcext:value-type="float">
            <text:p>30856</text:p>
          </table:table-cell>
          <table:table-cell office:value-type="float" office:value="35828" calcext:value-type="float">
            <text:p>35828</text:p>
          </table:table-cell>
          <table:table-cell office:value-type="float" office:value="24896" calcext:value-type="float">
            <text:p>24896</text:p>
          </table:table-cell>
          <table:table-cell office:value-type="float" office:value="28012" calcext:value-type="float">
            <text:p>28012</text:p>
          </table:table-cell>
          <table:table-cell office:value-type="float" office:value="33504" calcext:value-type="float">
            <text:p>33504</text:p>
          </table:table-cell>
          <table:table-cell office:value-type="float" office:value="29460" calcext:value-type="float">
            <text:p>29460</text:p>
          </table:table-cell>
          <table:table-cell office:value-type="float" office:value="38224" calcext:value-type="float">
            <text:p>38224</text:p>
          </table:table-cell>
          <table:table-cell office:value-type="float" office:value="17932" calcext:value-type="float">
            <text:p>17932</text:p>
          </table:table-cell>
          <table:table-cell office:value-type="float" office:value="31796" calcext:value-type="float">
            <text:p>31796</text:p>
          </table:table-cell>
          <table:table-cell table:number-columns-repeated="3"/>
          <table:table-cell table:formula="of:=AVERAGE([.B4:.AI4])" office:value-type="float" office:value="33465.8064516129" calcext:value-type="float">
            <text:p>33465.8064516129</text:p>
          </table:table-cell>
          <table:table-cell table:formula="of:=STDEVPA([.B4:.AI4])" office:value-type="float" office:value="5540.62801505828" calcext:value-type="float">
            <text:p>5540.6280150583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7860" calcext:value-type="float">
            <text:p>37860</text:p>
          </table:table-cell>
          <table:table-cell office:value-type="float" office:value="32500" calcext:value-type="float">
            <text:p>32500</text:p>
          </table:table-cell>
          <table:table-cell office:value-type="float" office:value="21884" calcext:value-type="float">
            <text:p>21884</text:p>
          </table:table-cell>
          <table:table-cell office:value-type="float" office:value="19028" calcext:value-type="float">
            <text:p>19028</text:p>
          </table:table-cell>
          <table:table-cell office:value-type="float" office:value="17684" calcext:value-type="float">
            <text:p>17684</text:p>
          </table:table-cell>
          <table:table-cell office:value-type="float" office:value="14528" calcext:value-type="float">
            <text:p>14528</text:p>
          </table:table-cell>
          <table:table-cell office:value-type="float" office:value="20436" calcext:value-type="float">
            <text:p>20436</text:p>
          </table:table-cell>
          <table:table-cell office:value-type="float" office:value="24468" calcext:value-type="float">
            <text:p>24468</text:p>
          </table:table-cell>
          <table:table-cell office:value-type="float" office:value="19236" calcext:value-type="float">
            <text:p>19236</text:p>
          </table:table-cell>
          <table:table-cell office:value-type="float" office:value="17476" calcext:value-type="float">
            <text:p>17476</text:p>
          </table:table-cell>
          <table:table-cell office:value-type="float" office:value="22980" calcext:value-type="float">
            <text:p>22980</text:p>
          </table:table-cell>
          <table:table-cell office:value-type="float" office:value="20736" calcext:value-type="float">
            <text:p>20736</text:p>
          </table:table-cell>
          <table:table-cell office:value-type="float" office:value="27336" calcext:value-type="float">
            <text:p>27336</text:p>
          </table:table-cell>
          <table:table-cell office:value-type="float" office:value="16380" calcext:value-type="float">
            <text:p>16380</text:p>
          </table:table-cell>
          <table:table-cell office:value-type="float" office:value="17632" calcext:value-type="float">
            <text:p>17632</text:p>
          </table:table-cell>
          <table:table-cell office:value-type="float" office:value="26096" calcext:value-type="float">
            <text:p>26096</text:p>
          </table:table-cell>
          <table:table-cell office:value-type="float" office:value="17932" calcext:value-type="float">
            <text:p>17932</text:p>
          </table:table-cell>
          <table:table-cell office:value-type="float" office:value="19236" calcext:value-type="float">
            <text:p>19236</text:p>
          </table:table-cell>
          <table:table-cell office:value-type="float" office:value="37912" calcext:value-type="float">
            <text:p>37912</text:p>
          </table:table-cell>
          <table:table-cell office:value-type="float" office:value="19132" calcext:value-type="float">
            <text:p>19132</text:p>
          </table:table-cell>
          <table:table-cell office:value-type="float" office:value="34756" calcext:value-type="float">
            <text:p>34756</text:p>
          </table:table-cell>
          <table:table-cell office:value-type="float" office:value="20540" calcext:value-type="float">
            <text:p>20540</text:p>
          </table:table-cell>
          <table:table-cell office:value-type="float" office:value="16028" calcext:value-type="float">
            <text:p>16028</text:p>
          </table:table-cell>
          <table:table-cell office:value-type="float" office:value="19288" calcext:value-type="float">
            <text:p>19288</text:p>
          </table:table-cell>
          <table:table-cell office:value-type="float" office:value="34900" calcext:value-type="float">
            <text:p>34900</text:p>
          </table:table-cell>
          <table:table-cell office:value-type="float" office:value="15976" calcext:value-type="float">
            <text:p>15976</text:p>
          </table:table-cell>
          <table:table-cell office:value-type="float" office:value="33960" calcext:value-type="float">
            <text:p>33960</text:p>
          </table:table-cell>
          <table:table-cell office:value-type="float" office:value="17476" calcext:value-type="float">
            <text:p>17476</text:p>
          </table:table-cell>
          <table:table-cell office:value-type="float" office:value="19184" calcext:value-type="float">
            <text:p>19184</text:p>
          </table:table-cell>
          <table:table-cell office:value-type="float" office:value="32408" calcext:value-type="float">
            <text:p>32408</text:p>
          </table:table-cell>
          <table:table-cell office:value-type="float" office:value="44916" calcext:value-type="float">
            <text:p>44916</text:p>
          </table:table-cell>
          <table:table-cell table:number-columns-repeated="3"/>
          <table:table-cell table:formula="of:=AVERAGE([.B5:.AI5])" office:value-type="float" office:value="23867.8709677419" calcext:value-type="float">
            <text:p>23867.8709677419</text:p>
          </table:table-cell>
          <table:table-cell table:formula="of:=STDEVPA([.B5:.AI5])" office:value-type="float" office:value="7978.05696994003" calcext:value-type="float">
            <text:p>7978.05696994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936" calcext:value-type="float">
            <text:p>21936</text:p>
          </table:table-cell>
          <table:table-cell office:value-type="float" office:value="0" calcext:value-type="float">
            <text:p>0</text:p>
          </table:table-cell>
          <table:table-cell office:value-type="float" office:value="18832" calcext:value-type="float">
            <text:p>18832</text:p>
          </table:table-cell>
          <table:table-cell office:value-type="float" office:value="17788" calcext:value-type="float">
            <text:p>17788</text:p>
          </table:table-cell>
          <table:table-cell office:value-type="float" office:value="30140" calcext:value-type="float">
            <text:p>30140</text:p>
          </table:table-cell>
          <table:table-cell office:value-type="float" office:value="16432" calcext:value-type="float">
            <text:p>16432</text:p>
          </table:table-cell>
          <table:table-cell office:value-type="float" office:value="27740" calcext:value-type="float">
            <text:p>27740</text:p>
          </table:table-cell>
          <table:table-cell office:value-type="float" office:value="40872" calcext:value-type="float">
            <text:p>40872</text:p>
          </table:table-cell>
          <table:table-cell office:value-type="float" office:value="20540" calcext:value-type="float">
            <text:p>20540</text:p>
          </table:table-cell>
          <table:table-cell office:value-type="float" office:value="17932" calcext:value-type="float">
            <text:p>17932</text:p>
          </table:table-cell>
          <table:table-cell office:value-type="float" office:value="19028" calcext:value-type="float">
            <text:p>19028</text:p>
          </table:table-cell>
          <table:table-cell office:value-type="float" office:value="18988" calcext:value-type="float">
            <text:p>18988</text:p>
          </table:table-cell>
          <table:table-cell office:value-type="float" office:value="17476" calcext:value-type="float">
            <text:p>17476</text:p>
          </table:table-cell>
          <table:table-cell office:value-type="float" office:value="14776" calcext:value-type="float">
            <text:p>14776</text:p>
          </table:table-cell>
          <table:table-cell office:value-type="float" office:value="20528" calcext:value-type="float">
            <text:p>20528</text:p>
          </table:table-cell>
          <table:table-cell office:value-type="float" office:value="23488" calcext:value-type="float">
            <text:p>23488</text:p>
          </table:table-cell>
          <table:table-cell office:value-type="float" office:value="18884" calcext:value-type="float">
            <text:p>18884</text:p>
          </table:table-cell>
          <table:table-cell office:value-type="float" office:value="21636" calcext:value-type="float">
            <text:p>21636</text:p>
          </table:table-cell>
          <table:table-cell office:value-type="float" office:value="17684" calcext:value-type="float">
            <text:p>17684</text:p>
          </table:table-cell>
          <table:table-cell office:value-type="float" office:value="20696" calcext:value-type="float">
            <text:p>20696</text:p>
          </table:table-cell>
          <table:table-cell office:value-type="float" office:value="24780" calcext:value-type="float">
            <text:p>24780</text:p>
          </table:table-cell>
          <table:table-cell office:value-type="float" office:value="20488" calcext:value-type="float">
            <text:p>20488</text:p>
          </table:table-cell>
          <table:table-cell office:value-type="float" office:value="24584" calcext:value-type="float">
            <text:p>24584</text:p>
          </table:table-cell>
          <table:table-cell office:value-type="float" office:value="20280" calcext:value-type="float">
            <text:p>20280</text:p>
          </table:table-cell>
          <table:table-cell office:value-type="float" office:value="19236" calcext:value-type="float">
            <text:p>19236</text:p>
          </table:table-cell>
          <table:table-cell office:value-type="float" office:value="27532" calcext:value-type="float">
            <text:p>27532</text:p>
          </table:table-cell>
          <table:table-cell office:value-type="float" office:value="17580" calcext:value-type="float">
            <text:p>17580</text:p>
          </table:table-cell>
          <table:table-cell office:value-type="float" office:value="20580" calcext:value-type="float">
            <text:p>20580</text:p>
          </table:table-cell>
          <table:table-cell office:value-type="float" office:value="20436" calcext:value-type="float">
            <text:p>20436</text:p>
          </table:table-cell>
          <table:table-cell office:value-type="float" office:value="20332" calcext:value-type="float">
            <text:p>20332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formula="of:=AVERAGE([.B6:.AI6])" office:value-type="float" office:value="20201.4193548387" calcext:value-type="float">
            <text:p>20201.4193548387</text:p>
          </table:table-cell>
          <table:table-cell table:formula="of:=STDEVPA([.B6:.AI6])" office:value-type="float" office:value="6755.27298354449" calcext:value-type="float">
            <text:p>6755.2729835445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684" calcext:value-type="float">
            <text:p>17684</text:p>
          </table:table-cell>
          <table:table-cell office:value-type="float" office:value="18780" calcext:value-type="float">
            <text:p>18780</text:p>
          </table:table-cell>
          <table:table-cell office:value-type="float" office:value="20788" calcext:value-type="float">
            <text:p>20788</text:p>
          </table:table-cell>
          <table:table-cell office:value-type="float" office:value="23436" calcext:value-type="float">
            <text:p>23436</text:p>
          </table:table-cell>
          <table:table-cell office:value-type="float" office:value="21884" calcext:value-type="float">
            <text:p>21884</text:p>
          </table:table-cell>
          <table:table-cell office:value-type="float" office:value="21780" calcext:value-type="float">
            <text:p>21780</text:p>
          </table:table-cell>
          <table:table-cell office:value-type="float" office:value="21988" calcext:value-type="float">
            <text:p>21988</text:p>
          </table:table-cell>
          <table:table-cell office:value-type="float" office:value="156" calcext:value-type="float">
            <text:p>156</text:p>
          </table:table-cell>
          <table:table-cell office:value-type="float" office:value="20436" calcext:value-type="float">
            <text:p>20436</text:p>
          </table:table-cell>
          <table:table-cell office:value-type="float" office:value="20384" calcext:value-type="float">
            <text:p>20384</text:p>
          </table:table-cell>
          <table:table-cell office:value-type="float" office:value="20840" calcext:value-type="float">
            <text:p>20840</text:p>
          </table:table-cell>
          <table:table-cell office:value-type="float" office:value="34496" calcext:value-type="float">
            <text:p>34496</text:p>
          </table:table-cell>
          <table:table-cell office:value-type="float" office:value="23996" calcext:value-type="float">
            <text:p>23996</text:p>
          </table:table-cell>
          <table:table-cell office:value-type="float" office:value="27336" calcext:value-type="float">
            <text:p>27336</text:p>
          </table:table-cell>
          <table:table-cell office:value-type="float" office:value="28640" calcext:value-type="float">
            <text:p>28640</text:p>
          </table:table-cell>
          <table:table-cell office:value-type="float" office:value="22196" calcext:value-type="float">
            <text:p>22196</text:p>
          </table:table-cell>
          <table:table-cell office:value-type="float" office:value="21884" calcext:value-type="float">
            <text:p>21884</text:p>
          </table:table-cell>
          <table:table-cell office:value-type="float" office:value="20684" calcext:value-type="float">
            <text:p>20684</text:p>
          </table:table-cell>
          <table:table-cell office:value-type="float" office:value="17580" calcext:value-type="float">
            <text:p>17580</text:p>
          </table:table-cell>
          <table:table-cell office:value-type="float" office:value="30192" calcext:value-type="float">
            <text:p>30192</text:p>
          </table:table-cell>
          <table:table-cell office:value-type="float" office:value="0" calcext:value-type="float">
            <text:p>0</text:p>
          </table:table-cell>
          <table:table-cell office:value-type="float" office:value="22236" calcext:value-type="float">
            <text:p>22236</text:p>
          </table:table-cell>
          <table:table-cell office:value-type="float" office:value="20332" calcext:value-type="float">
            <text:p>20332</text:p>
          </table:table-cell>
          <table:table-cell office:value-type="float" office:value="21936" calcext:value-type="float">
            <text:p>21936</text:p>
          </table:table-cell>
          <table:table-cell office:value-type="float" office:value="19028" calcext:value-type="float">
            <text:p>19028</text:p>
          </table:table-cell>
          <table:table-cell office:value-type="float" office:value="20580" calcext:value-type="float">
            <text:p>20580</text:p>
          </table:table-cell>
          <table:table-cell table:number-columns-repeated="2" office:value-type="float" office:value="20384" calcext:value-type="float">
            <text:p>20384</text:p>
          </table:table-cell>
          <table:table-cell office:value-type="float" office:value="23436" calcext:value-type="float">
            <text:p>23436</text:p>
          </table:table-cell>
          <table:table-cell office:value-type="float" office:value="20580" calcext:value-type="float">
            <text:p>20580</text:p>
          </table:table-cell>
          <table:table-cell office:value-type="float" office:value="15768" calcext:value-type="float">
            <text:p>15768</text:p>
          </table:table-cell>
          <table:table-cell table:number-columns-repeated="3"/>
          <table:table-cell table:formula="of:=AVERAGE([.B7:.AI7])" office:value-type="float" office:value="20639.4838709677" calcext:value-type="float">
            <text:p>20639.4838709677</text:p>
          </table:table-cell>
          <table:table-cell table:formula="of:=STDEVPA([.B7:.AI7])" office:value-type="float" office:value="6539.52648907799" calcext:value-type="float">
            <text:p>6539.526489078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548" calcext:value-type="float">
            <text:p>34548</text:p>
          </table:table-cell>
          <table:table-cell office:value-type="float" office:value="20632" calcext:value-type="float">
            <text:p>20632</text:p>
          </table:table-cell>
          <table:table-cell office:value-type="float" office:value="34444" calcext:value-type="float">
            <text:p>34444</text:p>
          </table:table-cell>
          <table:table-cell office:value-type="float" office:value="19132" calcext:value-type="float">
            <text:p>19132</text:p>
          </table:table-cell>
          <table:table-cell office:value-type="float" office:value="0" calcext:value-type="float">
            <text:p>0</text:p>
          </table:table-cell>
          <table:table-cell office:value-type="float" office:value="25836" calcext:value-type="float">
            <text:p>25836</text:p>
          </table:table-cell>
          <table:table-cell office:value-type="float" office:value="22196" calcext:value-type="float">
            <text:p>22196</text:p>
          </table:table-cell>
          <table:table-cell office:value-type="float" office:value="23436" calcext:value-type="float">
            <text:p>23436</text:p>
          </table:table-cell>
          <table:table-cell office:value-type="float" office:value="25992" calcext:value-type="float">
            <text:p>25992</text:p>
          </table:table-cell>
          <table:table-cell office:value-type="float" office:value="19132" calcext:value-type="float">
            <text:p>19132</text:p>
          </table:table-cell>
          <table:table-cell office:value-type="float" office:value="28940" calcext:value-type="float">
            <text:p>28940</text:p>
          </table:table-cell>
          <table:table-cell office:value-type="float" office:value="21936" calcext:value-type="float">
            <text:p>21936</text:p>
          </table:table-cell>
          <table:table-cell office:value-type="float" office:value="0" calcext:value-type="float">
            <text:p>0</text:p>
          </table:table-cell>
          <table:table-cell office:value-type="float" office:value="20528" calcext:value-type="float">
            <text:p>20528</text:p>
          </table:table-cell>
          <table:table-cell office:value-type="float" office:value="0" calcext:value-type="float">
            <text:p>0</text:p>
          </table:table-cell>
          <table:table-cell office:value-type="float" office:value="26592" calcext:value-type="float">
            <text:p>26592</text:p>
          </table:table-cell>
          <table:table-cell office:value-type="float" office:value="24936" calcext:value-type="float">
            <text:p>24936</text:p>
          </table:table-cell>
          <table:table-cell office:value-type="float" office:value="17384" calcext:value-type="float">
            <text:p>17384</text:p>
          </table:table-cell>
          <table:table-cell office:value-type="float" office:value="104" calcext:value-type="float">
            <text:p>104</text:p>
          </table:table-cell>
          <table:table-cell office:value-type="float" office:value="4500" calcext:value-type="float">
            <text:p>4500</text:p>
          </table:table-cell>
          <table:table-cell office:value-type="float" office:value="25196" calcext:value-type="float">
            <text:p>25196</text:p>
          </table:table-cell>
          <table:table-cell office:value-type="float" office:value="28744" calcext:value-type="float">
            <text:p>28744</text:p>
          </table:table-cell>
          <table:table-cell office:value-type="float" office:value="25392" calcext:value-type="float">
            <text:p>25392</text:p>
          </table:table-cell>
          <table:table-cell office:value-type="float" office:value="20736" calcext:value-type="float">
            <text:p>20736</text:p>
          </table:table-cell>
          <table:table-cell office:value-type="float" office:value="0" calcext:value-type="float">
            <text:p>0</text:p>
          </table:table-cell>
          <table:table-cell office:value-type="float" office:value="24948" calcext:value-type="float">
            <text:p>24948</text:p>
          </table:table-cell>
          <table:table-cell office:value-type="float" office:value="0" calcext:value-type="float">
            <text:p>0</text:p>
          </table:table-cell>
          <table:table-cell office:value-type="float" office:value="23488" calcext:value-type="float">
            <text:p>23488</text:p>
          </table:table-cell>
          <table:table-cell office:value-type="float" office:value="27244" calcext:value-type="float">
            <text:p>27244</text:p>
          </table:table-cell>
          <table:table-cell office:value-type="float" office:value="0" calcext:value-type="float">
            <text:p>0</text:p>
          </table:table-cell>
          <table:table-cell office:value-type="float" office:value="23540" calcext:value-type="float">
            <text:p>23540</text:p>
          </table:table-cell>
          <table:table-cell table:number-columns-repeated="3"/>
          <table:table-cell table:formula="of:=AVERAGE([.B8:.AI8])" office:value-type="float" office:value="18372.7741935484" calcext:value-type="float">
            <text:p>18372.7741935484</text:p>
          </table:table-cell>
          <table:table-cell table:formula="of:=STDEVPA([.B8:.AI8])" office:value-type="float" office:value="11153.0814683357" calcext:value-type="float">
            <text:p>11153.0814683357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56" calcext:value-type="float">
            <text:p>4656</text:p>
          </table:table-cell>
          <table:table-cell office:value-type="float" office:value="0" calcext:value-type="float">
            <text:p>0</text:p>
          </table:table-cell>
          <table:table-cell office:value-type="float" office:value="21988" calcext:value-type="float">
            <text:p>21988</text:p>
          </table:table-cell>
          <table:table-cell office:value-type="float" office:value="18636" calcext:value-type="float">
            <text:p>18636</text:p>
          </table:table-cell>
          <table:table-cell office:value-type="float" office:value="24048" calcext:value-type="float">
            <text:p>24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92" calcext:value-type="float">
            <text:p>26292</text:p>
          </table:table-cell>
          <table:table-cell office:value-type="float" office:value="7252" calcext:value-type="float">
            <text:p>7252</text:p>
          </table:table-cell>
          <table:table-cell office:value-type="float" office:value="0" calcext:value-type="float">
            <text:p>0</text:p>
          </table:table-cell>
          <table:table-cell office:value-type="float" office:value="21988" calcext:value-type="float">
            <text:p>21988</text:p>
          </table:table-cell>
          <table:table-cell office:value-type="float" office:value="0" calcext:value-type="float">
            <text:p>0</text:p>
          </table:table-cell>
          <table:table-cell office:value-type="float" office:value="20384" calcext:value-type="float">
            <text:p>20384</text:p>
          </table:table-cell>
          <table:table-cell office:value-type="float" office:value="0" calcext:value-type="float">
            <text:p>0</text:p>
          </table:table-cell>
          <table:table-cell office:value-type="float" office:value="25236" calcext:value-type="float">
            <text:p>25236</text:p>
          </table:table-cell>
          <table:table-cell office:value-type="float" office:value="0" calcext:value-type="float">
            <text:p>0</text:p>
          </table:table-cell>
          <table:table-cell office:value-type="float" office:value="24792" calcext:value-type="float">
            <text:p>24792</text:p>
          </table:table-cell>
          <table:table-cell office:value-type="float" office:value="4656" calcext:value-type="float">
            <text:p>4656</text:p>
          </table:table-cell>
          <table:table-cell office:value-type="float" office:value="20384" calcext:value-type="float">
            <text:p>20384</text:p>
          </table:table-cell>
          <table:table-cell office:value-type="float" office:value="24988" calcext:value-type="float">
            <text:p>24988</text:p>
          </table:table-cell>
          <table:table-cell office:value-type="float" office:value="30192" calcext:value-type="float">
            <text:p>3019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23292" calcext:value-type="float">
            <text:p>23292</text:p>
          </table:table-cell>
          <table:table-cell office:value-type="float" office:value="27440" calcext:value-type="float">
            <text:p>27440</text:p>
          </table:table-cell>
          <table:table-cell office:value-type="float" office:value="23488" calcext:value-type="float">
            <text:p>23488</text:p>
          </table:table-cell>
          <table:table-cell office:value-type="float" office:value="21884" calcext:value-type="float">
            <text:p>21884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8988" calcext:value-type="float">
            <text:p>18988</text:p>
          </table:table-cell>
          <table:table-cell office:value-type="float" office:value="15664" calcext:value-type="float">
            <text:p>15664</text:p>
          </table:table-cell>
          <table:table-cell table:number-columns-repeated="3"/>
          <table:table-cell table:formula="of:=AVERAGE([.B9:.AI9])" office:value-type="float" office:value="13443.4838709677" calcext:value-type="float">
            <text:p>13443.4838709677</text:p>
          </table:table-cell>
          <table:table-cell table:formula="of:=STDEVPA([.B9:.AI9])" office:value-type="float" office:value="10901.1924410514" calcext:value-type="float">
            <text:p>10901.1924410514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976" calcext:value-type="float">
            <text:p>15976</text:p>
          </table:table-cell>
          <table:table-cell office:value-type="float" office:value="20436" calcext:value-type="float">
            <text:p>20436</text:p>
          </table:table-cell>
          <table:table-cell office:value-type="float" office:value="3000" calcext:value-type="float">
            <text:p>3000</text:p>
          </table:table-cell>
          <table:table-cell office:value-type="float" office:value="20216" calcext:value-type="float">
            <text:p>20216</text:p>
          </table:table-cell>
          <table:table-cell office:value-type="float" office:value="21740" calcext:value-type="float">
            <text:p>21740</text:p>
          </table:table-cell>
          <table:table-cell office:value-type="float" office:value="23788" calcext:value-type="float">
            <text:p>23788</text:p>
          </table:table-cell>
          <table:table-cell office:value-type="float" office:value="26292" calcext:value-type="float">
            <text:p>26292</text:p>
          </table:table-cell>
          <table:table-cell office:value-type="float" office:value="0" calcext:value-type="float">
            <text:p>0</text:p>
          </table:table-cell>
          <table:table-cell office:value-type="float" office:value="24988" calcext:value-type="float">
            <text:p>24988</text:p>
          </table:table-cell>
          <table:table-cell office:value-type="float" office:value="20488" calcext:value-type="float">
            <text:p>20488</text:p>
          </table:table-cell>
          <table:table-cell office:value-type="float" office:value="3000" calcext:value-type="float">
            <text:p>3000</text:p>
          </table:table-cell>
          <table:table-cell office:value-type="float" office:value="28352" calcext:value-type="float">
            <text:p>28352</text:p>
          </table:table-cell>
          <table:table-cell office:value-type="float" office:value="20436" calcext:value-type="float">
            <text:p>20436</text:p>
          </table:table-cell>
          <table:table-cell office:value-type="float" office:value="24948" calcext:value-type="float">
            <text:p>24948</text:p>
          </table:table-cell>
          <table:table-cell office:value-type="float" office:value="23644" calcext:value-type="float">
            <text:p>23644</text:p>
          </table:table-cell>
          <table:table-cell office:value-type="float" office:value="24792" calcext:value-type="float">
            <text:p>24792</text:p>
          </table:table-cell>
          <table:table-cell office:value-type="float" office:value="0" calcext:value-type="float">
            <text:p>0</text:p>
          </table:table-cell>
          <table:table-cell office:value-type="float" office:value="23488" calcext:value-type="float">
            <text:p>2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40" calcext:value-type="float">
            <text:p>25040</text:p>
          </table:table-cell>
          <table:table-cell office:value-type="float" office:value="24740" calcext:value-type="float">
            <text:p>24740</text:p>
          </table:table-cell>
          <table:table-cell office:value-type="float" office:value="0" calcext:value-type="float">
            <text:p>0</text:p>
          </table:table-cell>
          <table:table-cell office:value-type="float" office:value="21936" calcext:value-type="float">
            <text:p>21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88" calcext:value-type="float">
            <text:p>21988</text:p>
          </table:table-cell>
          <table:table-cell office:value-type="float" office:value="25092" calcext:value-type="float">
            <text:p>25092</text:p>
          </table:table-cell>
          <table:table-cell office:value-type="float" office:value="17124" calcext:value-type="float">
            <text:p>171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:.AI10])" office:value-type="float" office:value="14887.2258064516" calcext:value-type="float">
            <text:p>14887.2258064516</text:p>
          </table:table-cell>
          <table:table-cell table:formula="of:=STDEVPA([.B10:.AI10])" office:value-type="float" office:value="10923.14100729" calcext:value-type="float">
            <text:p>10923.14100729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988" calcext:value-type="float">
            <text:p>2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2" calcext:value-type="float">
            <text:p>3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6" calcext:value-type="float">
            <text:p>20136</text:p>
          </table:table-cell>
          <table:table-cell office:value-type="float" office:value="23344" calcext:value-type="float">
            <text:p>23344</text:p>
          </table:table-cell>
          <table:table-cell office:value-type="float" office:value="0" calcext:value-type="float">
            <text:p>0</text:p>
          </table:table-cell>
          <table:table-cell office:value-type="float" office:value="18416" calcext:value-type="float">
            <text:p>1841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7384" calcext:value-type="float">
            <text:p>17384</text:p>
          </table:table-cell>
          <table:table-cell office:value-type="float" office:value="0" calcext:value-type="float">
            <text:p>0</text:p>
          </table:table-cell>
          <table:table-cell office:value-type="float" office:value="23384" calcext:value-type="float">
            <text:p>23384</text:p>
          </table:table-cell>
          <table:table-cell office:value-type="float" office:value="26604" calcext:value-type="float">
            <text:p>26604</text:p>
          </table:table-cell>
          <table:table-cell office:value-type="float" office:value="23892" calcext:value-type="float">
            <text:p>23892</text:p>
          </table:table-cell>
          <table:table-cell office:value-type="float" office:value="0" calcext:value-type="float">
            <text:p>0</text:p>
          </table:table-cell>
          <table:table-cell office:value-type="float" office:value="23644" calcext:value-type="float">
            <text:p>23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44" calcext:value-type="float">
            <text:p>26344</text:p>
          </table:table-cell>
          <table:table-cell office:value-type="float" office:value="21988" calcext:value-type="float">
            <text:p>21988</text:p>
          </table:table-cell>
          <table:table-cell office:value-type="float" office:value="17384" calcext:value-type="float">
            <text:p>17384</text:p>
          </table:table-cell>
          <table:table-cell office:value-type="float" office:value="0" calcext:value-type="float">
            <text:p>0</text:p>
          </table:table-cell>
          <table:table-cell office:value-type="float" office:value="21624" calcext:value-type="float">
            <text:p>21624</text:p>
          </table:table-cell>
          <table:table-cell office:value-type="float" office:value="46468" calcext:value-type="float">
            <text:p>46468</text:p>
          </table:table-cell>
          <table:table-cell table:number-columns-repeated="3"/>
          <table:table-cell table:formula="of:=AVERAGE([.B11:.AI11])" office:value-type="float" office:value="10832.5161290323" calcext:value-type="float">
            <text:p>10832.5161290323</text:p>
          </table:table-cell>
          <table:table-cell table:formula="of:=STDEVPA([.B11:.AI11])" office:value-type="float" office:value="12620.9298258526" calcext:value-type="float">
            <text:p>12620.9298258526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604" calcext:value-type="float">
            <text:p>29604</text:p>
          </table:table-cell>
          <table:table-cell office:value-type="float" office:value="0" calcext:value-type="float">
            <text:p>0</text:p>
          </table:table-cell>
          <table:table-cell office:value-type="float" office:value="26904" calcext:value-type="float">
            <text:p>26904</text:p>
          </table:table-cell>
          <table:table-cell office:value-type="float" office:value="6676" calcext:value-type="float">
            <text:p>6676</text:p>
          </table:table-cell>
          <table:table-cell office:value-type="float" office:value="0" calcext:value-type="float">
            <text:p>0</text:p>
          </table:table-cell>
          <table:table-cell office:value-type="float" office:value="23448" calcext:value-type="float">
            <text:p>23448</text:p>
          </table:table-cell>
          <table:table-cell office:value-type="float" office:value="26292" calcext:value-type="float">
            <text:p>26292</text:p>
          </table:table-cell>
          <table:table-cell office:value-type="float" office:value="27844" calcext:value-type="float">
            <text:p>27844</text:p>
          </table:table-cell>
          <table:table-cell office:value-type="float" office:value="17384" calcext:value-type="float">
            <text:p>17384</text:p>
          </table:table-cell>
          <table:table-cell office:value-type="float" office:value="4552" calcext:value-type="float">
            <text:p>4552</text:p>
          </table:table-cell>
          <table:table-cell office:value-type="float" office:value="156" calcext:value-type="float">
            <text:p>156</text:p>
          </table:table-cell>
          <table:table-cell office:value-type="float" office:value="25040" calcext:value-type="float">
            <text:p>25040</text:p>
          </table:table-cell>
          <table:table-cell office:value-type="float" office:value="0" calcext:value-type="float">
            <text:p>0</text:p>
          </table:table-cell>
          <table:table-cell office:value-type="float" office:value="23488" calcext:value-type="float">
            <text:p>23488</text:p>
          </table:table-cell>
          <table:table-cell office:value-type="float" office:value="0" calcext:value-type="float">
            <text:p>0</text:p>
          </table:table-cell>
          <table:table-cell office:value-type="float" office:value="27844" calcext:value-type="float">
            <text:p>27844</text:p>
          </table:table-cell>
          <table:table-cell office:value-type="float" office:value="9012" calcext:value-type="float">
            <text:p>9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36" calcext:value-type="float">
            <text:p>18636</text:p>
          </table:table-cell>
          <table:table-cell office:value-type="float" office:value="0" calcext:value-type="float">
            <text:p>0</text:p>
          </table:table-cell>
          <table:table-cell office:value-type="float" office:value="26488" calcext:value-type="float">
            <text:p>2648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708" calcext:value-type="float">
            <text:p>7708</text:p>
          </table:table-cell>
          <table:table-cell office:value-type="float" office:value="21440" calcext:value-type="float">
            <text:p>21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2:.AI12])" office:value-type="float" office:value="10405.4193548387" calcext:value-type="float">
            <text:p>10405.4193548387</text:p>
          </table:table-cell>
          <table:table-cell table:formula="of:=STDEVPA([.B12:.AI12])" office:value-type="float" office:value="11682.4198354296" calcext:value-type="float">
            <text:p>11682.4198354296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44" calcext:value-type="float">
            <text:p>27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68" calcext:value-type="float">
            <text:p>9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40" calcext:value-type="float">
            <text:p>24740</text:p>
          </table:table-cell>
          <table:table-cell office:value-type="float" office:value="0" calcext:value-type="float">
            <text:p>0</text:p>
          </table:table-cell>
          <table:table-cell office:value-type="float" office:value="34652" calcext:value-type="float">
            <text:p>3465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6292" calcext:value-type="float">
            <text:p>26292</text:p>
          </table:table-cell>
          <table:table-cell office:value-type="float" office:value="0" calcext:value-type="float">
            <text:p>0</text:p>
          </table:table-cell>
          <table:table-cell office:value-type="float" office:value="27648" calcext:value-type="float">
            <text:p>27648</text:p>
          </table:table-cell>
          <table:table-cell office:value-type="float" office:value="0" calcext:value-type="float">
            <text:p>0</text:p>
          </table:table-cell>
          <table:table-cell office:value-type="float" office:value="10668" calcext:value-type="float">
            <text:p>10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48" calcext:value-type="float">
            <text:p>25248</text:p>
          </table:table-cell>
          <table:table-cell office:value-type="float" office:value="0" calcext:value-type="float">
            <text:p>0</text:p>
          </table:table-cell>
          <table:table-cell office:value-type="float" office:value="21936" calcext:value-type="float">
            <text:p>21936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6676" calcext:value-type="float">
            <text:p>66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3:.AI13])" office:value-type="float" office:value="7190.06451612903" calcext:value-type="float">
            <text:p>7190.064516129</text:p>
          </table:table-cell>
          <table:table-cell table:formula="of:=STDEVPA([.B13:.AI13])" office:value-type="float" office:value="11167.0007812058" calcext:value-type="float">
            <text:p>11167.0007812058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988" calcext:value-type="float">
            <text:p>24988</text:p>
          </table:table-cell>
          <table:table-cell office:value-type="float" office:value="26240" calcext:value-type="float">
            <text:p>26240</text:p>
          </table:table-cell>
          <table:table-cell office:value-type="float" office:value="27648" calcext:value-type="float">
            <text:p>27648</text:p>
          </table:table-cell>
          <table:table-cell office:value-type="float" office:value="55024" calcext:value-type="float">
            <text:p>55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92" calcext:value-type="float">
            <text:p>24792</text:p>
          </table:table-cell>
          <table:table-cell office:value-type="float" office:value="31952" calcext:value-type="float">
            <text:p>31952</text:p>
          </table:table-cell>
          <table:table-cell office:value-type="float" office:value="0" calcext:value-type="float">
            <text:p>0</text:p>
          </table:table-cell>
          <table:table-cell office:value-type="float" office:value="24988" calcext:value-type="float">
            <text:p>24988</text:p>
          </table:table-cell>
          <table:table-cell office:value-type="float" office:value="25144" calcext:value-type="float">
            <text:p>251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48" calcext:value-type="float">
            <text:p>39648</text:p>
          </table:table-cell>
          <table:table-cell office:value-type="float" office:value="0" calcext:value-type="float">
            <text:p>0</text:p>
          </table:table-cell>
          <table:table-cell office:value-type="float" office:value="24988" calcext:value-type="float">
            <text:p>24988</text:p>
          </table:table-cell>
          <table:table-cell office:value-type="float" office:value="0" calcext:value-type="float">
            <text:p>0</text:p>
          </table:table-cell>
          <table:table-cell office:value-type="float" office:value="26552" calcext:value-type="float">
            <text:p>26552</text:p>
          </table:table-cell>
          <table:table-cell office:value-type="float" office:value="0" calcext:value-type="float">
            <text:p>0</text:p>
          </table:table-cell>
          <table:table-cell office:value-type="float" office:value="34652" calcext:value-type="float">
            <text:p>34652</text:p>
          </table:table-cell>
          <table:table-cell office:value-type="float" office:value="26344" calcext:value-type="float">
            <text:p>26344</text:p>
          </table:table-cell>
          <table:table-cell office:value-type="float" office:value="0" calcext:value-type="float">
            <text:p>0</text:p>
          </table:table-cell>
          <table:table-cell office:value-type="float" office:value="27844" calcext:value-type="float">
            <text:p>27844</text:p>
          </table:table-cell>
          <table:table-cell office:value-type="float" office:value="3104" calcext:value-type="float">
            <text:p>3104</text:p>
          </table:table-cell>
          <table:table-cell office:value-type="float" office:value="27544" calcext:value-type="float">
            <text:p>2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2" calcext:value-type="float">
            <text:p>6572</text:p>
          </table:table-cell>
          <table:table-cell table:number-columns-repeated="3"/>
          <table:table-cell table:formula="of:=AVERAGE([.B14:.AI14])" office:value-type="float" office:value="14774.9677419355" calcext:value-type="float">
            <text:p>14774.9677419355</text:p>
          </table:table-cell>
          <table:table-cell table:formula="of:=STDEVPA([.B14:.AI14])" office:value-type="float" office:value="15670.8289825063" calcext:value-type="float">
            <text:p>15670.8289825063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596" calcext:value-type="float">
            <text:p>36596</text:p>
          </table:table-cell>
          <table:table-cell office:value-type="float" office:value="4604" calcext:value-type="float">
            <text:p>4604</text:p>
          </table:table-cell>
          <table:table-cell office:value-type="float" office:value="0" calcext:value-type="float">
            <text:p>0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60" calcext:value-type="float">
            <text:p>40260</text:p>
          </table:table-cell>
          <table:table-cell office:value-type="float" office:value="0" calcext:value-type="float">
            <text:p>0</text:p>
          </table:table-cell>
          <table:table-cell office:value-type="float" office:value="25144" calcext:value-type="float">
            <text:p>25144</text:p>
          </table:table-cell>
          <table:table-cell office:value-type="float" office:value="0" calcext:value-type="float">
            <text:p>0</text:p>
          </table:table-cell>
          <table:table-cell office:value-type="float" office:value="27596" calcext:value-type="float">
            <text:p>27596</text:p>
          </table:table-cell>
          <table:table-cell office:value-type="float" office:value="0" calcext:value-type="float">
            <text:p>0</text:p>
          </table:table-cell>
          <table:table-cell office:value-type="float" office:value="26344" calcext:value-type="float">
            <text:p>26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40" calcext:value-type="float">
            <text:p>2324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  <table:table-cell table:formula="of:=AVERAGE([.B15:.AI15])" office:value-type="float" office:value="6828.38709677419" calcext:value-type="float">
            <text:p>6828.3870967742</text:p>
          </table:table-cell>
          <table:table-cell table:formula="of:=STDEVPA([.B15:.AI15])" office:value-type="float" office:value="12626.0730688714" calcext:value-type="float">
            <text:p>12626.0730688714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152" calcext:value-type="float">
            <text:p>391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04" calcext:value-type="float">
            <text:p>7004</text:p>
          </table:table-cell>
          <table:table-cell office:value-type="float" office:value="25612" calcext:value-type="float">
            <text:p>25612</text:p>
          </table:table-cell>
          <table:table-cell office:value-type="float" office:value="0" calcext:value-type="float">
            <text:p>0</text:p>
          </table:table-cell>
          <table:table-cell office:value-type="float" office:value="30844" calcext:value-type="float">
            <text:p>30844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44" calcext:value-type="float">
            <text:p>26344</text:p>
          </table:table-cell>
          <table:table-cell office:value-type="float" office:value="29448" calcext:value-type="float">
            <text:p>29448</text:p>
          </table:table-cell>
          <table:table-cell office:value-type="float" office:value="0" calcext:value-type="float">
            <text:p>0</text:p>
          </table:table-cell>
          <table:table-cell office:value-type="float" office:value="4656" calcext:value-type="float">
            <text:p>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40" calcext:value-type="float">
            <text:p>23540</text:p>
          </table:table-cell>
          <table:table-cell office:value-type="float" office:value="0" calcext:value-type="float">
            <text:p>0</text:p>
          </table:table-cell>
          <table:table-cell office:value-type="float" office:value="26292" calcext:value-type="float">
            <text:p>26292</text:p>
          </table:table-cell>
          <table:table-cell office:value-type="float" office:value="0" calcext:value-type="float">
            <text:p>0</text:p>
          </table:table-cell>
          <table:table-cell office:value-type="float" office:value="29148" calcext:value-type="float">
            <text:p>29148</text:p>
          </table:table-cell>
          <table:table-cell office:value-type="float" office:value="53772" calcext:value-type="float">
            <text:p>537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6:.AI16])" office:value-type="float" office:value="9640.77419354839" calcext:value-type="float">
            <text:p>9640.7741935484</text:p>
          </table:table-cell>
          <table:table-cell table:formula="of:=STDEVPA([.B16:.AI16])" office:value-type="float" office:value="14904.6436728131" calcext:value-type="float">
            <text:p>14904.6436728131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7804" calcext:value-type="float">
            <text:p>27804</text:p>
          </table:table-cell>
          <table:table-cell office:value-type="float" office:value="26292" calcext:value-type="float">
            <text:p>26292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148" calcext:value-type="float">
            <text:p>29148</text:p>
          </table:table-cell>
          <table:table-cell office:value-type="float" office:value="26344" calcext:value-type="float">
            <text:p>26344</text:p>
          </table:table-cell>
          <table:table-cell office:value-type="float" office:value="0" calcext:value-type="float">
            <text:p>0</text:p>
          </table:table-cell>
          <table:table-cell office:value-type="float" office:value="8804" calcext:value-type="float">
            <text:p>8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52" calcext:value-type="float">
            <text:p>27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96" calcext:value-type="float">
            <text:p>30596</text:p>
          </table:table-cell>
          <table:table-cell office:value-type="float" office:value="0" calcext:value-type="float">
            <text:p>0</text:p>
          </table:table-cell>
          <table:table-cell office:value-type="float" office:value="29344" calcext:value-type="float">
            <text:p>29344</text:p>
          </table:table-cell>
          <table:table-cell office:value-type="float" office:value="29148" calcext:value-type="float">
            <text:p>29148</text:p>
          </table:table-cell>
          <table:table-cell office:value-type="float" office:value="0" calcext:value-type="float">
            <text:p>0</text:p>
          </table:table-cell>
          <table:table-cell office:value-type="float" office:value="29148" calcext:value-type="float">
            <text:p>29148</text:p>
          </table:table-cell>
          <table:table-cell office:value-type="float" office:value="0" calcext:value-type="float">
            <text:p>0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40" calcext:value-type="float">
            <text:p>55440</text:p>
          </table:table-cell>
          <table:table-cell table:number-columns-repeated="3"/>
          <table:table-cell table:formula="of:=AVERAGE([.B17:.AI17])" office:value-type="float" office:value="11213.6774193548" calcext:value-type="float">
            <text:p>11213.6774193548</text:p>
          </table:table-cell>
          <table:table-cell table:formula="of:=STDEVPA([.B17:.AI17])" office:value-type="float" office:value="15334.0694688849" calcext:value-type="float">
            <text:p>15334.0694688849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52" calcext:value-type="float">
            <text:p>39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44" calcext:value-type="float">
            <text:p>26344</text:p>
          </table:table-cell>
          <table:table-cell office:value-type="float" office:value="40404" calcext:value-type="float">
            <text:p>40404</text:p>
          </table:table-cell>
          <table:table-cell office:value-type="float" office:value="27948" calcext:value-type="float">
            <text:p>279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544" calcext:value-type="float">
            <text:p>2454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/>
          <table:table-cell table:formula="of:=AVERAGE([.B18:.AI18])" office:value-type="float" office:value="5109.41935483871" calcext:value-type="float">
            <text:p>5109.4193548387</text:p>
          </table:table-cell>
          <table:table-cell table:formula="of:=STDEVPA([.B18:.AI18])" office:value-type="float" office:value="11959.0378099691" calcext:value-type="float">
            <text:p>11959.0378099691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200" calcext:value-type="float">
            <text:p>3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96" calcext:value-type="float">
            <text:p>29396</text:p>
          </table:table-cell>
          <table:table-cell office:value-type="float" office:value="0" calcext:value-type="float">
            <text:p>0</text:p>
          </table:table-cell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  <table:table-cell office:value-type="float" office:value="32004" calcext:value-type="float">
            <text:p>32004</text:p>
          </table:table-cell>
          <table:table-cell office:value-type="float" office:value="0" calcext:value-type="float">
            <text:p>0</text:p>
          </table:table-cell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office:value-type="float" office:value="29148" calcext:value-type="float">
            <text:p>29148</text:p>
          </table:table-cell>
          <table:table-cell office:value-type="float" office:value="0" calcext:value-type="float">
            <text:p>0</text:p>
          </table:table-cell>
          <table:table-cell office:value-type="float" office:value="32056" calcext:value-type="float">
            <text:p>320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552" calcext:value-type="float">
            <text:p>29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9:.AI19])" office:value-type="float" office:value="7308.38709677419" calcext:value-type="float">
            <text:p>7308.3870967742</text:p>
          </table:table-cell>
          <table:table-cell table:formula="of:=STDEVPA([.B19:.AI19])" office:value-type="float" office:value="13394.9198402818" calcext:value-type="float">
            <text:p>13394.9198402818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404" calcext:value-type="float">
            <text:p>40404</text:p>
          </table:table-cell>
          <table:table-cell office:value-type="float" office:value="0" calcext:value-type="float">
            <text:p>0</text:p>
          </table:table-cell>
          <table:table-cell office:value-type="float" office:value="27960" calcext:value-type="float">
            <text:p>279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396" calcext:value-type="float">
            <text:p>26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20:.AI20])" office:value-type="float" office:value="4007.09677419355" calcext:value-type="float">
            <text:p>4007.0967741936</text:p>
          </table:table-cell>
          <table:table-cell table:formula="of:=STDEVPA([.B20:.AI20])" office:value-type="float" office:value="10573.7319665439" calcext:value-type="float">
            <text:p>10573.7319665439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396" calcext:value-type="float">
            <text:p>29396</text:p>
          </table:table-cell>
          <table:table-cell office:value-type="float" office:value="0" calcext:value-type="float">
            <text:p>0</text:p>
          </table:table-cell>
          <table:table-cell office:value-type="float" office:value="30700" calcext:value-type="float">
            <text:p>30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920" calcext:value-type="float">
            <text:p>51920</text:p>
          </table:table-cell>
          <table:table-cell office:value-type="float" office:value="0" calcext:value-type="float">
            <text:p>0</text:p>
          </table:table-cell>
          <table:table-cell office:value-type="float" office:value="17332" calcext:value-type="float">
            <text:p>17332</text:p>
          </table:table-cell>
          <table:table-cell office:value-type="float" office:value="29148" calcext:value-type="float">
            <text:p>291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60" calcext:value-type="float">
            <text:p>30960</text:p>
          </table:table-cell>
          <table:table-cell office:value-type="float" office:value="0" calcext:value-type="float">
            <text:p>0</text:p>
          </table:table-cell>
          <table:table-cell office:value-type="float" office:value="27896" calcext:value-type="float">
            <text:p>27896</text:p>
          </table:table-cell>
          <table:table-cell office:value-type="float" office:value="0" calcext:value-type="float">
            <text:p>0</text:p>
          </table:table-cell>
          <table:table-cell office:value-type="float" office:value="26448" calcext:value-type="float">
            <text:p>2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48" calcext:value-type="float">
            <text:p>27948</text:p>
          </table:table-cell>
          <table:table-cell office:value-type="float" office:value="0" calcext:value-type="float">
            <text:p>0</text:p>
          </table:table-cell>
          <table:table-cell office:value-type="float" office:value="30348" calcext:value-type="float">
            <text:p>30348</text:p>
          </table:table-cell>
          <table:table-cell office:value-type="float" office:value="27896" calcext:value-type="float">
            <text:p>27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table:formula="of:=AVERAGE([.B21:.AI21])" office:value-type="float" office:value="10651.6129032258" calcext:value-type="float">
            <text:p>10651.6129032258</text:p>
          </table:table-cell>
          <table:table-cell table:formula="of:=STDEVPA([.B21:.AI21])" office:value-type="float" office:value="15082.2153024946" calcext:value-type="float">
            <text:p>15082.2153024946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6452" calcext:value-type="float">
            <text:p>36452</text:p>
          </table:table-cell>
          <table:table-cell office:value-type="float" office:value="0" calcext:value-type="float">
            <text:p>0</text:p>
          </table:table-cell>
          <table:table-cell office:value-type="float" office:value="59536" calcext:value-type="float">
            <text:p>59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52" calcext:value-type="float">
            <text:p>29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4" calcext:value-type="float">
            <text:p>105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856" calcext:value-type="float">
            <text:p>30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4" calcext:value-type="float">
            <text:p>6104</text:p>
          </table:table-cell>
          <table:table-cell office:value-type="float" office:value="0" calcext:value-type="float">
            <text:p>0</text:p>
          </table:table-cell>
          <table:table-cell office:value-type="float" office:value="30700" calcext:value-type="float">
            <text:p>30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22:.AI22])" office:value-type="float" office:value="6573.03225806452" calcext:value-type="float">
            <text:p>6573.0322580645</text:p>
          </table:table-cell>
          <table:table-cell table:formula="of:=STDEVPA([.B22:.AI22])" office:value-type="float" office:value="14425.2205293902" calcext:value-type="float">
            <text:p>14425.2205293902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408" calcext:value-type="float">
            <text:p>29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56" calcext:value-type="float">
            <text:p>4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0" calcext:value-type="float">
            <text:p>0</text:p>
          </table:table-cell>
          <table:table-cell office:value-type="float" office:value="29344" calcext:value-type="float">
            <text:p>29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  <table:table-cell table:formula="of:=AVERAGE([.B23:.AI23])" office:value-type="float" office:value="4395.87096774194" calcext:value-type="float">
            <text:p>4395.8709677419</text:p>
          </table:table-cell>
          <table:table-cell table:formula="of:=STDEVPA([.B23:.AI23])" office:value-type="float" office:value="11042.8974451161" calcext:value-type="float">
            <text:p>11042.8974451161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344" calcext:value-type="float">
            <text:p>293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128" calcext:value-type="float">
            <text:p>30128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office:value-type="float" office:value="30700" calcext:value-type="float">
            <text:p>30700</text:p>
          </table:table-cell>
          <table:table-cell office:value-type="float" office:value="40288" calcext:value-type="float">
            <text:p>40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24" calcext:value-type="float">
            <text:p>19824</text:p>
          </table:table-cell>
          <table:table-cell office:value-type="float" office:value="0" calcext:value-type="float">
            <text:p>0</text:p>
          </table:table-cell>
          <table:table-cell office:value-type="float" office:value="34588" calcext:value-type="float">
            <text:p>3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00" calcext:value-type="float">
            <text:p>39100</text:p>
          </table:table-cell>
          <table:table-cell office:value-type="float" office:value="0" calcext:value-type="float">
            <text:p>0</text:p>
          </table:table-cell>
          <table:table-cell office:value-type="float" office:value="40236" calcext:value-type="float">
            <text:p>40236</text:p>
          </table:table-cell>
          <table:table-cell office:value-type="float" office:value="0" calcext:value-type="float">
            <text:p>0</text:p>
          </table:table-cell>
          <table:table-cell office:value-type="float" office:value="33088" calcext:value-type="float">
            <text:p>33088</text:p>
          </table:table-cell>
          <table:table-cell office:value-type="float" office:value="58860" calcext:value-type="float">
            <text:p>5886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24:.AI24])" office:value-type="float" office:value="11542.3225806452" calcext:value-type="float">
            <text:p>11542.3225806452</text:p>
          </table:table-cell>
          <table:table-cell table:formula="of:=STDEVPA([.B24:.AI24])" office:value-type="float" office:value="17509.0043496281" calcext:value-type="float">
            <text:p>17509.0043496281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484" calcext:value-type="float">
            <text:p>28484</text:p>
          </table:table-cell>
          <table:table-cell office:value-type="float" office:value="28784" calcext:value-type="float">
            <text:p>287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336" calcext:value-type="float">
            <text:p>30336</text:p>
          </table:table-cell>
          <table:table-cell office:value-type="float" office:value="37484" calcext:value-type="float">
            <text:p>37484</text:p>
          </table:table-cell>
          <table:table-cell office:value-type="float" office:value="0" calcext:value-type="float">
            <text:p>0</text:p>
          </table:table-cell>
          <table:table-cell office:value-type="float" office:value="30284" calcext:value-type="float">
            <text:p>30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92" calcext:value-type="float">
            <text:p>25992</text:p>
          </table:table-cell>
          <table:table-cell office:value-type="float" office:value="0" calcext:value-type="float">
            <text:p>0</text:p>
          </table:table-cell>
          <table:table-cell office:value-type="float" office:value="28888" calcext:value-type="float">
            <text:p>28888</text:p>
          </table:table-cell>
          <table:table-cell office:value-type="float" office:value="17764" calcext:value-type="float">
            <text:p>17764</text:p>
          </table:table-cell>
          <table:table-cell office:value-type="float" office:value="31980" calcext:value-type="float">
            <text:p>31980</text:p>
          </table:table-cell>
          <table:table-cell office:value-type="float" office:value="0" calcext:value-type="float">
            <text:p>0</text:p>
          </table:table-cell>
          <table:table-cell office:value-type="float" office:value="32044" calcext:value-type="float">
            <text:p>32044</text:p>
          </table:table-cell>
          <table:table-cell office:value-type="float" office:value="22732" calcext:value-type="float">
            <text:p>22732</text:p>
          </table:table-cell>
          <table:table-cell office:value-type="float" office:value="0" calcext:value-type="float">
            <text:p>0</text:p>
          </table:table-cell>
          <table:table-cell office:value-type="float" office:value="30440" calcext:value-type="float">
            <text:p>30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816" calcext:value-type="float">
            <text:p>57816</text:p>
          </table:table-cell>
          <table:table-cell table:number-columns-repeated="3"/>
          <table:table-cell table:formula="of:=AVERAGE([.B25:.AI25])" office:value-type="float" office:value="13000.9032258065" calcext:value-type="float">
            <text:p>13000.9032258065</text:p>
          </table:table-cell>
          <table:table-cell table:formula="of:=STDEVPA([.B25:.AI25])" office:value-type="float" office:value="16366.5656581412" calcext:value-type="float">
            <text:p>16366.5656581412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356" calcext:value-type="float">
            <text:p>7356</text:p>
          </table:table-cell>
          <table:table-cell office:value-type="float" office:value="0" calcext:value-type="float">
            <text:p>0</text:p>
          </table:table-cell>
          <table:table-cell office:value-type="float" office:value="34992" calcext:value-type="float">
            <text:p>34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48" calcext:value-type="float">
            <text:p>40548</text:p>
          </table:table-cell>
          <table:table-cell office:value-type="float" office:value="36244" calcext:value-type="float">
            <text:p>36244</text:p>
          </table:table-cell>
          <table:table-cell office:value-type="float" office:value="31888" calcext:value-type="float">
            <text:p>31888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56" calcext:value-type="float">
            <text:p>187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38840" calcext:value-type="float">
            <text:p>388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26:.AI26])" office:value-type="float" office:value="7113.93548387097" calcext:value-type="float">
            <text:p>7113.935483871</text:p>
          </table:table-cell>
          <table:table-cell table:formula="of:=STDEVPA([.B26:.AI26])" office:value-type="float" office:value="13473.670070071" calcext:value-type="float">
            <text:p>13473.670070071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836" calcext:value-type="float">
            <text:p>3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28" calcext:value-type="float">
            <text:p>28328</text:p>
          </table:table-cell>
          <table:table-cell office:value-type="float" office:value="0" calcext:value-type="float">
            <text:p>0</text:p>
          </table:table-cell>
          <table:table-cell office:value-type="float" office:value="35788" calcext:value-type="float">
            <text:p>35788</text:p>
          </table:table-cell>
          <table:table-cell office:value-type="float" office:value="0" calcext:value-type="float">
            <text:p>0</text:p>
          </table:table-cell>
          <table:table-cell office:value-type="float" office:value="31940" calcext:value-type="float">
            <text:p>31940</text:p>
          </table:table-cell>
          <table:table-cell office:value-type="float" office:value="0" calcext:value-type="float">
            <text:p>0</text:p>
          </table:table-cell>
          <table:table-cell office:value-type="float" office:value="31940" calcext:value-type="float">
            <text:p>31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692" calcext:value-type="float">
            <text:p>376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888" calcext:value-type="float">
            <text:p>31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27:.AI27])" office:value-type="float" office:value="7400.38709677419" calcext:value-type="float">
            <text:p>7400.3870967742</text:p>
          </table:table-cell>
          <table:table-cell table:formula="of:=STDEVPA([.B27:.AI27])" office:value-type="float" office:value="13768.721480406" calcext:value-type="float">
            <text:p>13768.721480406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96" calcext:value-type="float">
            <text:p>305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532" calcext:value-type="float">
            <text:p>30532</text:p>
          </table:table-cell>
          <table:table-cell office:value-type="float" office:value="0" calcext:value-type="float">
            <text:p>0</text:p>
          </table:table-cell>
          <table:table-cell office:value-type="float" office:value="33544" calcext:value-type="float">
            <text:p>335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40" calcext:value-type="float">
            <text:p>37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980" calcext:value-type="float">
            <text:p>259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28:.AI28])" office:value-type="float" office:value="5096.51612903226" calcext:value-type="float">
            <text:p>5096.5161290323</text:p>
          </table:table-cell>
          <table:table-cell table:formula="of:=STDEVPA([.B28:.AI28])" office:value-type="float" office:value="11719.2224223804" calcext:value-type="float">
            <text:p>11719.2224223804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5984" calcext:value-type="float">
            <text:p>35984</text:p>
          </table:table-cell>
          <table:table-cell office:value-type="float" office:value="0" calcext:value-type="float">
            <text:p>0</text:p>
          </table:table-cell>
          <table:table-cell office:value-type="float" office:value="19836" calcext:value-type="float">
            <text:p>19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56" calcext:value-type="float">
            <text:p>410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744" calcext:value-type="float">
            <text:p>34744</text:p>
          </table:table-cell>
          <table:table-cell office:value-type="float" office:value="0" calcext:value-type="float">
            <text:p>0</text:p>
          </table:table-cell>
          <table:table-cell office:value-type="float" office:value="37340" calcext:value-type="float">
            <text:p>37340</text:p>
          </table:table-cell>
          <table:table-cell office:value-type="float" office:value="0" calcext:value-type="float">
            <text:p>0</text:p>
          </table:table-cell>
          <table:table-cell office:value-type="float" office:value="30088" calcext:value-type="float">
            <text:p>3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40" calcext:value-type="float">
            <text:p>36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88" calcext:value-type="float">
            <text:p>300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29:.AI29])" office:value-type="float" office:value="8557.29032258065" calcext:value-type="float">
            <text:p>8557.2903225807</text:p>
          </table:table-cell>
          <table:table-cell table:formula="of:=STDEVPA([.B29:.AI29])" office:value-type="float" office:value="14834.5311681977" calcext:value-type="float">
            <text:p>14834.5311681977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188" calcext:value-type="float">
            <text:p>29188</text:p>
          </table:table-cell>
          <table:table-cell office:value-type="float" office:value="14960" calcext:value-type="float">
            <text:p>14960</text:p>
          </table:table-cell>
          <table:table-cell office:value-type="float" office:value="76440" calcext:value-type="float">
            <text:p>7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00" calcext:value-type="float">
            <text:p>36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44" calcext:value-type="float">
            <text:p>35944</text:p>
          </table:table-cell>
          <table:table-cell office:value-type="float" office:value="28784" calcext:value-type="float">
            <text:p>287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0544" calcext:value-type="float">
            <text:p>30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96" calcext:value-type="float">
            <text:p>34796</text:p>
          </table:table-cell>
          <table:table-cell office:value-type="float" office:value="0" calcext:value-type="float">
            <text:p>0</text:p>
          </table:table-cell>
          <table:table-cell office:value-type="float" office:value="33388" calcext:value-type="float">
            <text:p>333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30:.AI30])" office:value-type="float" office:value="10327.2258064516" calcext:value-type="float">
            <text:p>10327.2258064516</text:p>
          </table:table-cell>
          <table:table-cell table:formula="of:=STDEVPA([.B30:.AI30])" office:value-type="float" office:value="18223.3199176215" calcext:value-type="float">
            <text:p>18223.3199176215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096" calcext:value-type="float">
            <text:p>2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00" calcext:value-type="float">
            <text:p>349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100" calcext:value-type="float">
            <text:p>3310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  <table:table-cell table:formula="of:=AVERAGE([.B31:.AI31])" office:value-type="float" office:value="3132.12903225806" calcext:value-type="float">
            <text:p>3132.1290322581</text:p>
          </table:table-cell>
          <table:table-cell table:formula="of:=STDEVPA([.B31:.AI31])" office:value-type="float" office:value="9598.52141752601" calcext:value-type="float">
            <text:p>9598.521417526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900" calcext:value-type="float">
            <text:p>349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432" calcext:value-type="float">
            <text:p>40432</text:p>
          </table:table-cell>
          <table:table-cell office:value-type="float" office:value="52" calcext:value-type="float">
            <text:p>52</text:p>
          </table:table-cell>
          <table:table-cell office:value-type="float" office:value="29136" calcext:value-type="float">
            <text:p>29136</text:p>
          </table:table-cell>
          <table:table-cell office:value-type="float" office:value="34640" calcext:value-type="float">
            <text:p>34640</text:p>
          </table:table-cell>
          <table:table-cell office:value-type="float" office:value="31836" calcext:value-type="float">
            <text:p>31836</text:p>
          </table:table-cell>
          <table:table-cell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088" calcext:value-type="float">
            <text:p>33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92" calcext:value-type="float">
            <text:p>30492</text:p>
          </table:table-cell>
          <table:table-cell office:value-type="float" office:value="0" calcext:value-type="float">
            <text:p>0</text:p>
          </table:table-cell>
          <table:table-cell office:value-type="float" office:value="30480" calcext:value-type="float">
            <text:p>30480</text:p>
          </table:table-cell>
          <table:table-cell office:value-type="float" office:value="0" calcext:value-type="float">
            <text:p>0</text:p>
          </table:table-cell>
          <table:table-cell office:value-type="float" office:value="38736" calcext:value-type="float">
            <text:p>38736</text:p>
          </table:table-cell>
          <table:table-cell office:value-type="float" office:value="32632" calcext:value-type="float">
            <text:p>326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2:.AI32])" office:value-type="float" office:value="11183.0967741935" calcext:value-type="float">
            <text:p>11183.0967741935</text:p>
          </table:table-cell>
          <table:table-cell table:formula="of:=STDEVPA([.B32:.AI32])" office:value-type="float" office:value="15721.6225612491" calcext:value-type="float">
            <text:p>15721.6225612491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3004" calcext:value-type="float">
            <text:p>630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536" calcext:value-type="float">
            <text:p>345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928" calcext:value-type="float">
            <text:p>28928</text:p>
          </table:table-cell>
          <table:table-cell office:value-type="float" office:value="34588" calcext:value-type="float">
            <text:p>3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40" calcext:value-type="float">
            <text:p>33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24" calcext:value-type="float">
            <text:p>37524</text:p>
          </table:table-cell>
          <table:table-cell office:value-type="float" office:value="68708" calcext:value-type="float">
            <text:p>68708</text:p>
          </table:table-cell>
          <table:table-cell table:number-columns-repeated="3"/>
          <table:table-cell table:formula="of:=AVERAGE([.B33:.AI33])" office:value-type="float" office:value="9702.58064516129" calcext:value-type="float">
            <text:p>9702.5806451613</text:p>
          </table:table-cell>
          <table:table-cell table:formula="of:=STDEVPA([.B33:.AI33])" office:value-type="float" office:value="19280.7209220961" calcext:value-type="float">
            <text:p>19280.7209220961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1680" calcext:value-type="float">
            <text:p>31680</text:p>
          </table:table-cell>
          <table:table-cell office:value-type="float" office:value="0" calcext:value-type="float">
            <text:p>0</text:p>
          </table:table-cell>
          <table:table-cell office:value-type="float" office:value="37444" calcext:value-type="float">
            <text:p>37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36" calcext:value-type="float">
            <text:p>30336</text:p>
          </table:table-cell>
          <table:table-cell office:value-type="float" office:value="27192" calcext:value-type="float">
            <text:p>27192</text:p>
          </table:table-cell>
          <table:table-cell office:value-type="float" office:value="34380" calcext:value-type="float">
            <text:p>34380</text:p>
          </table:table-cell>
          <table:table-cell office:value-type="float" office:value="0" calcext:value-type="float">
            <text:p>0</text:p>
          </table:table-cell>
          <table:table-cell office:value-type="float" office:value="30232" calcext:value-type="float">
            <text:p>30232</text:p>
          </table:table-cell>
          <table:table-cell office:value-type="float" office:value="33284" calcext:value-type="float">
            <text:p>332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088" calcext:value-type="float">
            <text:p>33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32" calcext:value-type="float">
            <text:p>37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32" calcext:value-type="float">
            <text:p>33232</text:p>
          </table:table-cell>
          <table:table-cell office:value-type="float" office:value="0" calcext:value-type="float">
            <text:p>0</text:p>
          </table:table-cell>
          <table:table-cell office:value-type="float" office:value="36140" calcext:value-type="float">
            <text:p>36140</text:p>
          </table:table-cell>
          <table:table-cell office:value-type="float" office:value="0" calcext:value-type="float">
            <text:p>0</text:p>
          </table:table-cell>
          <table:table-cell office:value-type="float" office:value="40196" calcext:value-type="float">
            <text:p>40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formula="of:=AVERAGE([.B34:.AI34])" office:value-type="float" office:value="13046.4516129032" calcext:value-type="float">
            <text:p>13046.4516129032</text:p>
          </table:table-cell>
          <table:table-cell table:formula="of:=STDEVPA([.B34:.AI34])" office:value-type="float" office:value="16551.4107279823" calcext:value-type="float">
            <text:p>16551.4107279823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104" calcext:value-type="float">
            <text:p>35104</text:p>
          </table:table-cell>
          <table:table-cell office:value-type="float" office:value="0" calcext:value-type="float">
            <text:p>0</text:p>
          </table:table-cell>
          <table:table-cell office:value-type="float" office:value="34432" calcext:value-type="float">
            <text:p>34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984" calcext:value-type="float">
            <text:p>32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88" calcext:value-type="float">
            <text:p>25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88" calcext:value-type="float">
            <text:p>288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284" calcext:value-type="float">
            <text:p>242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35:.AI35])" office:value-type="float" office:value="5857.41935483871" calcext:value-type="float">
            <text:p>5857.4193548387</text:p>
          </table:table-cell>
          <table:table-cell table:formula="of:=STDEVPA([.B35:.AI35])" office:value-type="float" office:value="12097.2207332636" calcext:value-type="float">
            <text:p>12097.2207332636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876" calcext:value-type="float">
            <text:p>1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44" calcext:value-type="float">
            <text:p>44644</text:p>
          </table:table-cell>
          <table:table-cell office:value-type="float" office:value="0" calcext:value-type="float">
            <text:p>0</text:p>
          </table:table-cell>
          <table:table-cell office:value-type="float" office:value="56020" calcext:value-type="float">
            <text:p>560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76" calcext:value-type="float">
            <text:p>35776</text:p>
          </table:table-cell>
          <table:table-cell office:value-type="float" office:value="32932" calcext:value-type="float">
            <text:p>32932</text:p>
          </table:table-cell>
          <table:table-cell office:value-type="float" office:value="0" calcext:value-type="float">
            <text:p>0</text:p>
          </table:table-cell>
          <table:table-cell office:value-type="float" office:value="35984" calcext:value-type="float">
            <text:p>3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2" calcext:value-type="float">
            <text:p>4552</text:p>
          </table:table-cell>
          <table:table-cell office:value-type="float" office:value="0" calcext:value-type="float">
            <text:p>0</text:p>
          </table:table-cell>
          <table:table-cell office:value-type="float" office:value="41892" calcext:value-type="float">
            <text:p>41892</text:p>
          </table:table-cell>
          <table:table-cell office:value-type="float" office:value="0" calcext:value-type="float">
            <text:p>0</text:p>
          </table:table-cell>
          <table:table-cell office:value-type="float" office:value="4552" calcext:value-type="float">
            <text:p>4552</text:p>
          </table:table-cell>
          <table:table-cell office:value-type="float" office:value="0" calcext:value-type="float">
            <text:p>0</text:p>
          </table:table-cell>
          <table:table-cell office:value-type="float" office:value="50688" calcext:value-type="float">
            <text:p>50688</text:p>
          </table:table-cell>
          <table:table-cell office:value-type="float" office:value="19824" calcext:value-type="float">
            <text:p>19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56" calcext:value-type="float">
            <text:p>11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36:.AI36])" office:value-type="float" office:value="11470.8387096774" calcext:value-type="float">
            <text:p>11470.8387096774</text:p>
          </table:table-cell>
          <table:table-cell table:formula="of:=STDEVPA([.B36:.AI36])" office:value-type="float" office:value="17866.5657604017" calcext:value-type="float">
            <text:p>17866.5657604017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7340" calcext:value-type="float">
            <text:p>37340</text:p>
          </table:table-cell>
          <table:table-cell office:value-type="float" office:value="52872" calcext:value-type="float">
            <text:p>528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440" calcext:value-type="float">
            <text:p>61440</text:p>
          </table:table-cell>
          <table:table-cell office:value-type="float" office:value="21284" calcext:value-type="float">
            <text:p>212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572" calcext:value-type="float">
            <text:p>325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140" calcext:value-type="float">
            <text:p>30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132" calcext:value-type="float">
            <text:p>120132</text:p>
          </table:table-cell>
          <table:table-cell office:value-type="float" office:value="10408" calcext:value-type="float">
            <text:p>10408</text:p>
          </table:table-cell>
          <table:table-cell office:value-type="float" office:value="0" calcext:value-type="float">
            <text:p>0</text:p>
          </table:table-cell>
          <table:table-cell office:value-type="float" office:value="32984" calcext:value-type="float">
            <text:p>329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37:.AI37])" office:value-type="float" office:value="12876.5161290323" calcext:value-type="float">
            <text:p>12876.5161290323</text:p>
          </table:table-cell>
          <table:table-cell table:formula="of:=STDEVPA([.B37:.AI37])" office:value-type="float" office:value="25949.6935600913" calcext:value-type="float">
            <text:p>25949.6935600913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44" calcext:value-type="float">
            <text:p>37444</text:p>
          </table:table-cell>
          <table:table-cell office:value-type="float" office:value="63476" calcext:value-type="float">
            <text:p>63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60" calcext:value-type="float">
            <text:p>42360</text:p>
          </table:table-cell>
          <table:table-cell office:value-type="float" office:value="27664" calcext:value-type="float">
            <text:p>27664</text:p>
          </table:table-cell>
          <table:table-cell office:value-type="float" office:value="0" calcext:value-type="float">
            <text:p>0</text:p>
          </table:table-cell>
          <table:table-cell office:value-type="float" office:value="33388" calcext:value-type="float">
            <text:p>33388</text:p>
          </table:table-cell>
          <table:table-cell office:value-type="float" office:value="33088" calcext:value-type="float">
            <text:p>33088</text:p>
          </table:table-cell>
          <table:table-cell office:value-type="float" office:value="0" calcext:value-type="float">
            <text:p>0</text:p>
          </table:table-cell>
          <table:table-cell office:value-type="float" office:value="42904" calcext:value-type="float">
            <text:p>42904</text:p>
          </table:table-cell>
          <table:table-cell office:value-type="float" office:value="120472" calcext:value-type="float">
            <text:p>120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96" calcext:value-type="float">
            <text:p>68496</text:p>
          </table:table-cell>
          <table:table-cell office:value-type="float" office:value="0" calcext:value-type="float">
            <text:p>0</text:p>
          </table:table-cell>
          <table:table-cell office:value-type="float" office:value="4552" calcext:value-type="float">
            <text:p>4552</text:p>
          </table:table-cell>
          <table:table-cell office:value-type="float" office:value="0" calcext:value-type="float">
            <text:p>0</text:p>
          </table:table-cell>
          <table:table-cell office:value-type="float" office:value="35880" calcext:value-type="float">
            <text:p>35880</text:p>
          </table:table-cell>
          <table:table-cell office:value-type="float" office:value="0" calcext:value-type="float">
            <text:p>0</text:p>
          </table:table-cell>
          <table:table-cell office:value-type="float" office:value="34692" calcext:value-type="float">
            <text:p>34692</text:p>
          </table:table-cell>
          <table:table-cell office:value-type="float" office:value="78200" calcext:value-type="float">
            <text:p>78200</text:p>
          </table:table-cell>
          <table:table-cell office:value-type="float" office:value="0" calcext:value-type="float">
            <text:p>0</text:p>
          </table:table-cell>
          <table:table-cell office:value-type="float" office:value="35944" calcext:value-type="float">
            <text:p>35944</text:p>
          </table:table-cell>
          <table:table-cell office:value-type="float" office:value="24856" calcext:value-type="float">
            <text:p>24856</text:p>
          </table:table-cell>
          <table:table-cell office:value-type="float" office:value="17176" calcext:value-type="float">
            <text:p>171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38:.AI38])" office:value-type="float" office:value="22599.7419354839" calcext:value-type="float">
            <text:p>22599.7419354839</text:p>
          </table:table-cell>
          <table:table-cell table:formula="of:=STDEVPA([.B38:.AI38])" office:value-type="float" office:value="29096.5760794343" calcext:value-type="float">
            <text:p>29096.5760794343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596" calcext:value-type="float">
            <text:p>335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760" calcext:value-type="float">
            <text:p>34760</text:p>
          </table:table-cell>
          <table:table-cell office:value-type="float" office:value="89952" calcext:value-type="float">
            <text:p>89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20" calcext:value-type="float">
            <text:p>62820</text:p>
          </table:table-cell>
          <table:table-cell office:value-type="float" office:value="33452" calcext:value-type="float">
            <text:p>33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792" calcext:value-type="float">
            <text:p>85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2" calcext:value-type="float">
            <text:p>10252</text:p>
          </table:table-cell>
          <table:table-cell office:value-type="float" office:value="23164" calcext:value-type="float">
            <text:p>231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39:.AI39])" office:value-type="float" office:value="12057.6774193548" calcext:value-type="float">
            <text:p>12057.6774193548</text:p>
          </table:table-cell>
          <table:table-cell table:formula="of:=STDEVPA([.B39:.AI39])" office:value-type="float" office:value="24749.471392709" calcext:value-type="float">
            <text:p>24749.471392709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288" calcext:value-type="float">
            <text:p>37288</text:p>
          </table:table-cell>
          <table:table-cell office:value-type="float" office:value="0" calcext:value-type="float">
            <text:p>0</text:p>
          </table:table-cell>
          <table:table-cell office:value-type="float" office:value="51632" calcext:value-type="float">
            <text:p>51632</text:p>
          </table:table-cell>
          <table:table-cell office:value-type="float" office:value="0" calcext:value-type="float">
            <text:p>0</text:p>
          </table:table-cell>
          <table:table-cell office:value-type="float" office:value="36400" calcext:value-type="float">
            <text:p>36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92" calcext:value-type="float">
            <text:p>43092</text:p>
          </table:table-cell>
          <table:table-cell office:value-type="float" office:value="57136" calcext:value-type="float">
            <text:p>57136</text:p>
          </table:table-cell>
          <table:table-cell office:value-type="float" office:value="46104" calcext:value-type="float">
            <text:p>46104</text:p>
          </table:table-cell>
          <table:table-cell office:value-type="float" office:value="35944" calcext:value-type="float">
            <text:p>35944</text:p>
          </table:table-cell>
          <table:table-cell office:value-type="float" office:value="16564" calcext:value-type="float">
            <text:p>16564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38264" calcext:value-type="float">
            <text:p>3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92" calcext:value-type="float">
            <text:p>35892</text:p>
          </table:table-cell>
          <table:table-cell office:value-type="float" office:value="0" calcext:value-type="float">
            <text:p>0</text:p>
          </table:table-cell>
          <table:table-cell office:value-type="float" office:value="49768" calcext:value-type="float">
            <text:p>49768</text:p>
          </table:table-cell>
          <table:table-cell office:value-type="float" office:value="65964" calcext:value-type="float">
            <text:p>65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88" calcext:value-type="float">
            <text:p>345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40:.AI40])" office:value-type="float" office:value="18181.8064516129" calcext:value-type="float">
            <text:p>18181.8064516129</text:p>
          </table:table-cell>
          <table:table-cell table:formula="of:=STDEVPA([.B40:.AI40])" office:value-type="float" office:value="21959.2429939141" calcext:value-type="float">
            <text:p>21959.2429939141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508" calcext:value-type="float">
            <text:p>435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560" calcext:value-type="float">
            <text:p>43560</text:p>
          </table:table-cell>
          <table:table-cell office:value-type="float" office:value="63956" calcext:value-type="float">
            <text:p>63956</text:p>
          </table:table-cell>
          <table:table-cell office:value-type="float" office:value="0" calcext:value-type="float">
            <text:p>0</text:p>
          </table:table-cell>
          <table:table-cell office:value-type="float" office:value="39768" calcext:value-type="float">
            <text:p>39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40" calcext:value-type="float">
            <text:p>41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20" calcext:value-type="float">
            <text:p>16720</text:p>
          </table:table-cell>
          <table:table-cell office:value-type="float" office:value="35016" calcext:value-type="float">
            <text:p>35016</text:p>
          </table:table-cell>
          <table:table-cell office:value-type="float" office:value="0" calcext:value-type="float">
            <text:p>0</text:p>
          </table:table-cell>
          <table:table-cell office:value-type="float" office:value="74976" calcext:value-type="float">
            <text:p>74976</text:p>
          </table:table-cell>
          <table:table-cell office:value-type="float" office:value="33556" calcext:value-type="float">
            <text:p>33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56" calcext:value-type="float">
            <text:p>64456</text:p>
          </table:table-cell>
          <table:table-cell office:value-type="float" office:value="27492" calcext:value-type="float">
            <text:p>27492</text:p>
          </table:table-cell>
          <table:table-cell table:number-columns-repeated="3"/>
          <table:table-cell table:formula="of:=AVERAGE([.B41:.AI41])" office:value-type="float" office:value="15630.5806451613" calcext:value-type="float">
            <text:p>15630.5806451613</text:p>
          </table:table-cell>
          <table:table-cell table:formula="of:=STDEVPA([.B41:.AI41])" office:value-type="float" office:value="23263.9543982423" calcext:value-type="float">
            <text:p>23263.9543982423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3284" calcext:value-type="float">
            <text:p>33284</text:p>
          </table:table-cell>
          <table:table-cell office:value-type="float" office:value="74208" calcext:value-type="float">
            <text:p>74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36" calcext:value-type="float">
            <text:p>25536</text:p>
          </table:table-cell>
          <table:table-cell office:value-type="float" office:value="0" calcext:value-type="float">
            <text:p>0</text:p>
          </table:table-cell>
          <table:table-cell office:value-type="float" office:value="25380" calcext:value-type="float">
            <text:p>25380</text:p>
          </table:table-cell>
          <table:table-cell office:value-type="float" office:value="0" calcext:value-type="float">
            <text:p>0</text:p>
          </table:table-cell>
          <table:table-cell office:value-type="float" office:value="31732" calcext:value-type="float">
            <text:p>31732</text:p>
          </table:table-cell>
          <table:table-cell office:value-type="float" office:value="77768" calcext:value-type="float">
            <text:p>77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84" calcext:value-type="float">
            <text:p>278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940" calcext:value-type="float">
            <text:p>19940</text:p>
          </table:table-cell>
          <table:table-cell office:value-type="float" office:value="0" calcext:value-type="float">
            <text:p>0</text:p>
          </table:table-cell>
          <table:table-cell office:value-type="float" office:value="33088" calcext:value-type="float">
            <text:p>33088</text:p>
          </table:table-cell>
          <table:table-cell office:value-type="float" office:value="0" calcext:value-type="float">
            <text:p>0</text:p>
          </table:table-cell>
          <table:table-cell office:value-type="float" office:value="24924" calcext:value-type="float">
            <text:p>24924</text:p>
          </table:table-cell>
          <table:table-cell office:value-type="float" office:value="23476" calcext:value-type="float">
            <text:p>23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692" calcext:value-type="float">
            <text:p>34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96" calcext:value-type="float">
            <text:p>65396</text:p>
          </table:table-cell>
          <table:table-cell table:number-columns-repeated="3"/>
          <table:table-cell table:formula="of:=AVERAGE([.B42:.AI42])" office:value-type="float" office:value="16042.1935483871" calcext:value-type="float">
            <text:p>16042.1935483871</text:p>
          </table:table-cell>
          <table:table-cell table:formula="of:=STDEVPA([.B42:.AI42])" office:value-type="float" office:value="22654.6234737356" calcext:value-type="float">
            <text:p>22654.6234737356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0" calcext:value-type="float">
            <text:p>0</text:p>
          </table:table-cell>
          <table:table-cell office:value-type="float" office:value="11504" calcext:value-type="float">
            <text:p>11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360" calcext:value-type="float">
            <text:p>42360</text:p>
          </table:table-cell>
          <table:table-cell office:value-type="float" office:value="48216" calcext:value-type="float">
            <text:p>48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04" calcext:value-type="float">
            <text:p>71104</text:p>
          </table:table-cell>
          <table:table-cell office:value-type="float" office:value="95244" calcext:value-type="float">
            <text:p>95244</text:p>
          </table:table-cell>
          <table:table-cell office:value-type="float" office:value="23724" calcext:value-type="float">
            <text:p>23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320" calcext:value-type="float">
            <text:p>483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AVERAGE([.B43:.AI43])" office:value-type="float" office:value="11234.9677419355" calcext:value-type="float">
            <text:p>11234.9677419355</text:p>
          </table:table-cell>
          <table:table-cell table:formula="of:=STDEVPA([.B43:.AI43])" office:value-type="float" office:value="23705.5077300803" calcext:value-type="float">
            <text:p>23705.5077300803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28" calcext:value-type="float">
            <text:p>52128</text:p>
          </table:table-cell>
          <table:table-cell office:value-type="float" office:value="0" calcext:value-type="float">
            <text:p>0</text:p>
          </table:table-cell>
          <table:table-cell office:value-type="float" office:value="25380" calcext:value-type="float">
            <text:p>25380</text:p>
          </table:table-cell>
          <table:table-cell office:value-type="float" office:value="0" calcext:value-type="float">
            <text:p>0</text:p>
          </table:table-cell>
          <table:table-cell office:value-type="float" office:value="46924" calcext:value-type="float">
            <text:p>46924</text:p>
          </table:table-cell>
          <table:table-cell office:value-type="float" office:value="0" calcext:value-type="float">
            <text:p>0</text:p>
          </table:table-cell>
          <table:table-cell office:value-type="float" office:value="42832" calcext:value-type="float">
            <text:p>42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76" calcext:value-type="float">
            <text:p>47276</text:p>
          </table:table-cell>
          <table:table-cell office:value-type="float" office:value="45124" calcext:value-type="float">
            <text:p>45124</text:p>
          </table:table-cell>
          <table:table-cell office:value-type="float" office:value="30088" calcext:value-type="float">
            <text:p>30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12" calcext:value-type="float">
            <text:p>37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88" calcext:value-type="float">
            <text:p>34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500" calcext:value-type="float">
            <text:p>72500</text:p>
          </table:table-cell>
          <table:table-cell office:value-type="float" office:value="63072" calcext:value-type="float">
            <text:p>630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44:.AI44])" office:value-type="float" office:value="16058.8387096774" calcext:value-type="float">
            <text:p>16058.8387096774</text:p>
          </table:table-cell>
          <table:table-cell table:formula="of:=STDEVPA([.B44:.AI44])" office:value-type="float" office:value="23034.2658006281" calcext:value-type="float">
            <text:p>23034.2658006281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1696" calcext:value-type="float">
            <text:p>41696</text:p>
          </table:table-cell>
          <table:table-cell office:value-type="float" office:value="0" calcext:value-type="float">
            <text:p>0</text:p>
          </table:table-cell>
          <table:table-cell office:value-type="float" office:value="46004" calcext:value-type="float">
            <text:p>46004</text:p>
          </table:table-cell>
          <table:table-cell office:value-type="float" office:value="0" calcext:value-type="float">
            <text:p>0</text:p>
          </table:table-cell>
          <table:table-cell office:value-type="float" office:value="13408" calcext:value-type="float">
            <text:p>1340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64" calcext:value-type="float">
            <text:p>33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556" calcext:value-type="float">
            <text:p>145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084" calcext:value-type="float">
            <text:p>51084</text:p>
          </table:table-cell>
          <table:table-cell office:value-type="float" office:value="68444" calcext:value-type="float">
            <text:p>68444</text:p>
          </table:table-cell>
          <table:table-cell office:value-type="float" office:value="28080" calcext:value-type="float">
            <text:p>280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45:.AI45])" office:value-type="float" office:value="9578.83870967742" calcext:value-type="float">
            <text:p>9578.8387096774</text:p>
          </table:table-cell>
          <table:table-cell table:formula="of:=STDEVPA([.B45:.AI45])" office:value-type="float" office:value="18495.5974449314" calcext:value-type="float">
            <text:p>18495.5974449314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60" calcext:value-type="float">
            <text:p>39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72" calcext:value-type="float">
            <text:p>48072</text:p>
          </table:table-cell>
          <table:table-cell office:value-type="float" office:value="39140" calcext:value-type="float">
            <text:p>39140</text:p>
          </table:table-cell>
          <table:table-cell office:value-type="float" office:value="0" calcext:value-type="float">
            <text:p>0</text:p>
          </table:table-cell>
          <table:table-cell office:value-type="float" office:value="34744" calcext:value-type="float">
            <text:p>34744</text:p>
          </table:table-cell>
          <table:table-cell office:value-type="float" office:value="33296" calcext:value-type="float">
            <text:p>3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36" calcext:value-type="float">
            <text:p>661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588" calcext:value-type="float">
            <text:p>37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46:.AI46])" office:value-type="float" office:value="9665.8064516129" calcext:value-type="float">
            <text:p>9665.8064516129</text:p>
          </table:table-cell>
          <table:table-cell table:formula="of:=STDEVPA([.B46:.AI46])" office:value-type="float" office:value="18471.5442416766" calcext:value-type="float">
            <text:p>18471.5442416766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72" calcext:value-type="float">
            <text:p>29072</text:p>
          </table:table-cell>
          <table:table-cell office:value-type="float" office:value="0" calcext:value-type="float">
            <text:p>0</text:p>
          </table:table-cell>
          <table:table-cell office:value-type="float" office:value="41488" calcext:value-type="float">
            <text:p>414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260" calcext:value-type="float">
            <text:p>21260</text:p>
          </table:table-cell>
          <table:table-cell office:value-type="float" office:value="76684" calcext:value-type="float">
            <text:p>766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924" calcext:value-type="float">
            <text:p>74924</text:p>
          </table:table-cell>
          <table:table-cell office:value-type="float" office:value="0" calcext:value-type="float">
            <text:p>0</text:p>
          </table:table-cell>
          <table:table-cell office:value-type="float" office:value="53824" calcext:value-type="float">
            <text:p>53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00" calcext:value-type="float">
            <text:p>43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47:.AI47])" office:value-type="float" office:value="10985.5483870968" calcext:value-type="float">
            <text:p>10985.5483870968</text:p>
          </table:table-cell>
          <table:table-cell table:formula="of:=STDEVPA([.B47:.AI47])" office:value-type="float" office:value="22391.8382752384" calcext:value-type="float">
            <text:p>22391.8382752384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92" calcext:value-type="float">
            <text:p>37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268" calcext:value-type="float">
            <text:p>42268</text:p>
          </table:table-cell>
          <table:table-cell office:value-type="float" office:value="11332" calcext:value-type="float">
            <text:p>11332</text:p>
          </table:table-cell>
          <table:table-cell office:value-type="float" office:value="21192" calcext:value-type="float">
            <text:p>21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60" calcext:value-type="float">
            <text:p>39360</text:p>
          </table:table-cell>
          <table:table-cell office:value-type="float" office:value="39672" calcext:value-type="float">
            <text:p>39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AVERAGE([.B48:.AI48])" office:value-type="float" office:value="6218.32258064516" calcext:value-type="float">
            <text:p>6218.3225806452</text:p>
          </table:table-cell>
          <table:table-cell table:formula="of:=STDEVPA([.B48:.AI48])" office:value-type="float" office:value="13546.6897001233" calcext:value-type="float">
            <text:p>13546.6897001233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36" calcext:value-type="float">
            <text:p>36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32" calcext:value-type="float">
            <text:p>84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612" calcext:value-type="float">
            <text:p>46612</text:p>
          </table:table-cell>
          <table:table-cell office:value-type="float" office:value="39492" calcext:value-type="float">
            <text:p>39492</text:p>
          </table:table-cell>
          <table:table-cell office:value-type="float" office:value="58676" calcext:value-type="float">
            <text:p>58676</text:p>
          </table:table-cell>
          <table:table-cell office:value-type="float" office:value="61588" calcext:value-type="float">
            <text:p>61588</text:p>
          </table:table-cell>
          <table:table-cell office:value-type="float" office:value="0" calcext:value-type="float">
            <text:p>0</text:p>
          </table:table-cell>
          <table:table-cell office:value-type="float" office:value="47744" calcext:value-type="float">
            <text:p>47744</text:p>
          </table:table-cell>
          <table:table-cell office:value-type="float" office:value="0" calcext:value-type="float">
            <text:p>0</text:p>
          </table:table-cell>
          <table:table-cell office:value-type="float" office:value="28380" calcext:value-type="float">
            <text:p>28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40" calcext:value-type="float">
            <text:p>93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64" calcext:value-type="float">
            <text:p>394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49:.AI49])" office:value-type="float" office:value="17298.8387096774" calcext:value-type="float">
            <text:p>17298.8387096774</text:p>
          </table:table-cell>
          <table:table-cell table:formula="of:=STDEVPA([.B49:.AI49])" office:value-type="float" office:value="27569.0715196913" calcext:value-type="float">
            <text:p>27569.0715196913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1644" calcext:value-type="float">
            <text:p>416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788" calcext:value-type="float">
            <text:p>38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84" calcext:value-type="float">
            <text:p>350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912" calcext:value-type="float">
            <text:p>43912</text:p>
          </table:table-cell>
          <table:table-cell office:value-type="float" office:value="61876" calcext:value-type="float">
            <text:p>61876</text:p>
          </table:table-cell>
          <table:table-cell office:value-type="float" office:value="36464" calcext:value-type="float">
            <text:p>36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28" calcext:value-type="float">
            <text:p>53928</text:p>
          </table:table-cell>
          <table:table-cell office:value-type="float" office:value="0" calcext:value-type="float">
            <text:p>0</text:p>
          </table:table-cell>
          <table:table-cell office:value-type="float" office:value="50432" calcext:value-type="float">
            <text:p>50432</text:p>
          </table:table-cell>
          <table:table-cell office:value-type="float" office:value="0" calcext:value-type="float">
            <text:p>0</text:p>
          </table:table-cell>
          <table:table-cell office:value-type="float" office:value="34640" calcext:value-type="float">
            <text:p>34640</text:p>
          </table:table-cell>
          <table:table-cell office:value-type="float" office:value="57884" calcext:value-type="float">
            <text:p>57884</text:p>
          </table:table-cell>
          <table:table-cell office:value-type="float" office:value="0" calcext:value-type="float">
            <text:p>0</text:p>
          </table:table-cell>
          <table:table-cell office:value-type="float" office:value="82844" calcext:value-type="float">
            <text:p>82844</text:p>
          </table:table-cell>
          <table:table-cell table:number-columns-repeated="3"/>
          <table:table-cell table:formula="of:=AVERAGE([.B50:.AI50])" office:value-type="float" office:value="17338.5806451613" calcext:value-type="float">
            <text:p>17338.5806451613</text:p>
          </table:table-cell>
          <table:table-cell table:formula="of:=STDEVPA([.B50:.AI50])" office:value-type="float" office:value="24823.2192354505" calcext:value-type="float">
            <text:p>24823.2192354505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44" calcext:value-type="float">
            <text:p>4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4" calcext:value-type="float">
            <text:p>34744</text:p>
          </table:table-cell>
          <table:table-cell office:value-type="float" office:value="49376" calcext:value-type="float">
            <text:p>49376</text:p>
          </table:table-cell>
          <table:table-cell office:value-type="float" office:value="0" calcext:value-type="float">
            <text:p>0</text:p>
          </table:table-cell>
          <table:table-cell office:value-type="float" office:value="54472" calcext:value-type="float">
            <text:p>54472</text:p>
          </table:table-cell>
          <table:table-cell office:value-type="float" office:value="0" calcext:value-type="float">
            <text:p>0</text:p>
          </table:table-cell>
          <table:table-cell office:value-type="float" office:value="73216" calcext:value-type="float">
            <text:p>73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32" calcext:value-type="float">
            <text:p>12832</text:p>
          </table:table-cell>
          <table:table-cell office:value-type="float" office:value="28600" calcext:value-type="float">
            <text:p>28600</text:p>
          </table:table-cell>
          <table:table-cell office:value-type="float" office:value="0" calcext:value-type="float">
            <text:p>0</text:p>
          </table:table-cell>
          <table:table-cell office:value-type="float" office:value="76896" calcext:value-type="float">
            <text:p>76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452" calcext:value-type="float">
            <text:p>12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56" calcext:value-type="float">
            <text:p>40756</text:p>
          </table:table-cell>
          <table:table-cell office:value-type="float" office:value="0" calcext:value-type="float">
            <text:p>0</text:p>
          </table:table-cell>
          <table:table-cell office:value-type="float" office:value="44336" calcext:value-type="float">
            <text:p>443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51:.AI51])" office:value-type="float" office:value="18855.6129032258" calcext:value-type="float">
            <text:p>18855.6129032258</text:p>
          </table:table-cell>
          <table:table-cell table:formula="of:=STDEVPA([.B51:.AI51])" office:value-type="float" office:value="30656.3713250263" calcext:value-type="float">
            <text:p>30656.3713250263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39100" calcext:value-type="float">
            <text:p>39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504" calcext:value-type="float">
            <text:p>23504</text:p>
          </table:table-cell>
          <table:table-cell office:value-type="float" office:value="33608" calcext:value-type="float">
            <text:p>33608</text:p>
          </table:table-cell>
          <table:table-cell office:value-type="float" office:value="29320" calcext:value-type="float">
            <text:p>2932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54920" calcext:value-type="float">
            <text:p>54920</text:p>
          </table:table-cell>
          <table:table-cell office:value-type="float" office:value="69516" calcext:value-type="float">
            <text:p>695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104" calcext:value-type="float">
            <text:p>92104</text:p>
          </table:table-cell>
          <table:table-cell office:value-type="float" office:value="80456" calcext:value-type="float">
            <text:p>80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100" calcext:value-type="float">
            <text:p>48100</text:p>
          </table:table-cell>
          <table:table-cell office:value-type="float" office:value="118412" calcext:value-type="float">
            <text:p>1184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52:.AI52])" office:value-type="float" office:value="19098.064516129" calcext:value-type="float">
            <text:p>19098.064516129</text:p>
          </table:table-cell>
          <table:table-cell table:formula="of:=STDEVPA([.B52:.AI52])" office:value-type="float" office:value="32082.6036248724" calcext:value-type="float">
            <text:p>32082.6036248724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3924" calcext:value-type="float">
            <text:p>33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52" calcext:value-type="float">
            <text:p>7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92" calcext:value-type="float">
            <text:p>21492</text:p>
          </table:table-cell>
          <table:table-cell office:value-type="float" office:value="0" calcext:value-type="float">
            <text:p>0</text:p>
          </table:table-cell>
          <table:table-cell office:value-type="float" office:value="96168" calcext:value-type="float">
            <text:p>961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7180" calcext:value-type="float">
            <text:p>67180</text:p>
          </table:table-cell>
          <table:table-cell office:value-type="float" office:value="9312" calcext:value-type="float">
            <text:p>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36" calcext:value-type="float">
            <text:p>72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700" calcext:value-type="float">
            <text:p>97700</text:p>
          </table:table-cell>
          <table:table-cell office:value-type="float" office:value="23352" calcext:value-type="float">
            <text:p>23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53:.AI53])" office:value-type="float" office:value="16026.3225806452" calcext:value-type="float">
            <text:p>16026.3225806452</text:p>
          </table:table-cell>
          <table:table-cell table:formula="of:=STDEVPA([.B53:.AI53])" office:value-type="float" office:value="30321.4357439314" calcext:value-type="float">
            <text:p>30321.4357439314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37760" calcext:value-type="float">
            <text:p>1377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184" calcext:value-type="float">
            <text:p>65184</text:p>
          </table:table-cell>
          <table:table-cell office:value-type="float" office:value="0" calcext:value-type="float">
            <text:p>0</text:p>
          </table:table-cell>
          <table:table-cell office:value-type="float" office:value="94348" calcext:value-type="float">
            <text:p>943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216" calcext:value-type="float">
            <text:p>4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560" calcext:value-type="float">
            <text:p>98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792" calcext:value-type="float">
            <text:p>76792</text:p>
          </table:table-cell>
          <table:table-cell office:value-type="float" office:value="121060" calcext:value-type="float">
            <text:p>121060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54:.AI54])" office:value-type="float" office:value="20650.7096774194" calcext:value-type="float">
            <text:p>20650.7096774194</text:p>
          </table:table-cell>
          <table:table-cell table:formula="of:=STDEVPA([.B54:.AI54])" office:value-type="float" office:value="40648.363482666" calcext:value-type="float">
            <text:p>40648.363482666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16976" calcext:value-type="float">
            <text:p>116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072" calcext:value-type="float">
            <text:p>63072</text:p>
          </table:table-cell>
          <table:table-cell office:value-type="float" office:value="0" calcext:value-type="float">
            <text:p>0</text:p>
          </table:table-cell>
          <table:table-cell office:value-type="float" office:value="9364" calcext:value-type="float">
            <text:p>9364</text:p>
          </table:table-cell>
          <table:table-cell office:value-type="float" office:value="93772" calcext:value-type="float">
            <text:p>93772</text:p>
          </table:table-cell>
          <table:table-cell office:value-type="float" office:value="44916" calcext:value-type="float">
            <text:p>44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2" calcext:value-type="float">
            <text:p>115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416" calcext:value-type="float">
            <text:p>464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976" calcext:value-type="float">
            <text:p>61976</text:p>
          </table:table-cell>
          <table:table-cell office:value-type="float" office:value="100204" calcext:value-type="float">
            <text:p>100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55:.AI55])" office:value-type="float" office:value="17686.7096774194" calcext:value-type="float">
            <text:p>17686.7096774194</text:p>
          </table:table-cell>
          <table:table-cell table:formula="of:=STDEVPA([.B55:.AI55])" office:value-type="float" office:value="33616.9390541037" calcext:value-type="float">
            <text:p>33616.9390541037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2784" calcext:value-type="float">
            <text:p>62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7876" calcext:value-type="float">
            <text:p>3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52" calcext:value-type="float">
            <text:p>60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76" calcext:value-type="float">
            <text:p>36376</text:p>
          </table:table-cell>
          <table:table-cell office:value-type="float" office:value="0" calcext:value-type="float">
            <text:p>0</text:p>
          </table:table-cell>
          <table:table-cell office:value-type="float" office:value="48020" calcext:value-type="float">
            <text:p>48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40" calcext:value-type="float">
            <text:p>40340</text:p>
          </table:table-cell>
          <table:table-cell office:value-type="float" office:value="41800" calcext:value-type="float">
            <text:p>4180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216" calcext:value-type="float">
            <text:p>48216</text:p>
          </table:table-cell>
          <table:table-cell office:value-type="float" office:value="65836" calcext:value-type="float">
            <text:p>658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56:.AI56])" office:value-type="float" office:value="14566.7096774194" calcext:value-type="float">
            <text:p>14566.7096774194</text:p>
          </table:table-cell>
          <table:table-cell table:formula="of:=STDEVPA([.B56:.AI56])" office:value-type="float" office:value="22892.1721600646" calcext:value-type="float">
            <text:p>22892.1721600646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3200" calcext:value-type="float">
            <text:p>5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60" calcext:value-type="float">
            <text:p>80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952" calcext:value-type="float">
            <text:p>58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36" calcext:value-type="float">
            <text:p>55636</text:p>
          </table:table-cell>
          <table:table-cell office:value-type="float" office:value="47132" calcext:value-type="float">
            <text:p>47132</text:p>
          </table:table-cell>
          <table:table-cell office:value-type="float" office:value="32684" calcext:value-type="float">
            <text:p>32684</text:p>
          </table:table-cell>
          <table:table-cell office:value-type="float" office:value="0" calcext:value-type="float">
            <text:p>0</text:p>
          </table:table-cell>
          <table:table-cell office:value-type="float" office:value="47396" calcext:value-type="float">
            <text:p>47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72" calcext:value-type="float">
            <text:p>51072</text:p>
          </table:table-cell>
          <table:table-cell office:value-type="float" office:value="0" calcext:value-type="float">
            <text:p>0</text:p>
          </table:table-cell>
          <table:table-cell office:value-type="float" office:value="74364" calcext:value-type="float">
            <text:p>74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04" calcext:value-type="float">
            <text:p>40704</text:p>
          </table:table-cell>
          <table:table-cell office:value-type="float" office:value="10092" calcext:value-type="float">
            <text:p>10092</text:p>
          </table:table-cell>
          <table:table-cell office:value-type="float" office:value="43716" calcext:value-type="float">
            <text:p>43716</text:p>
          </table:table-cell>
          <table:table-cell office:value-type="float" office:value="81596" calcext:value-type="float">
            <text:p>815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57:.AI57])" office:value-type="float" office:value="21832.3870967742" calcext:value-type="float">
            <text:p>21832.3870967742</text:p>
          </table:table-cell>
          <table:table-cell table:formula="of:=STDEVPA([.B57:.AI57])" office:value-type="float" office:value="28436.9291995772" calcext:value-type="float">
            <text:p>28436.9291995772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2220" calcext:value-type="float">
            <text:p>522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7968" calcext:value-type="float">
            <text:p>479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516" calcext:value-type="float">
            <text:p>32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48" calcext:value-type="float">
            <text:p>51648</text:p>
          </table:table-cell>
          <table:table-cell office:value-type="float" office:value="83720" calcext:value-type="float">
            <text:p>83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6160" calcext:value-type="float">
            <text:p>56160</text:p>
          </table:table-cell>
          <table:table-cell office:value-type="float" office:value="0" calcext:value-type="float">
            <text:p>0</text:p>
          </table:table-cell>
          <table:table-cell office:value-type="float" office:value="41644" calcext:value-type="float">
            <text:p>41644</text:p>
          </table:table-cell>
          <table:table-cell office:value-type="float" office:value="0" calcext:value-type="float">
            <text:p>0</text:p>
          </table:table-cell>
          <table:table-cell office:value-type="float" office:value="51136" calcext:value-type="float">
            <text:p>51136</text:p>
          </table:table-cell>
          <table:table-cell office:value-type="float" office:value="45320" calcext:value-type="float">
            <text:p>45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58:.AI58])" office:value-type="float" office:value="14915.6129032258" calcext:value-type="float">
            <text:p>14915.6129032258</text:p>
          </table:table-cell>
          <table:table-cell table:formula="of:=STDEVPA([.B58:.AI58])" office:value-type="float" office:value="24377.3593818281" calcext:value-type="float">
            <text:p>24377.3593818281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7028" calcext:value-type="float">
            <text:p>47028</text:p>
          </table:table-cell>
          <table:table-cell office:value-type="float" office:value="0" calcext:value-type="float">
            <text:p>0</text:p>
          </table:table-cell>
          <table:table-cell office:value-type="float" office:value="29892" calcext:value-type="float">
            <text:p>2989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8388" calcext:value-type="float">
            <text:p>18388</text:p>
          </table:table-cell>
          <table:table-cell office:value-type="float" office:value="68160" calcext:value-type="float">
            <text:p>6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44" calcext:value-type="float">
            <text:p>11644</text:p>
          </table:table-cell>
          <table:table-cell office:value-type="float" office:value="0" calcext:value-type="float">
            <text:p>0</text:p>
          </table:table-cell>
          <table:table-cell office:value-type="float" office:value="66596" calcext:value-type="float">
            <text:p>66596</text:p>
          </table:table-cell>
          <table:table-cell office:value-type="float" office:value="4604" calcext:value-type="float">
            <text:p>4604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92" calcext:value-type="float">
            <text:p>38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132" calcext:value-type="float">
            <text:p>62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844" calcext:value-type="float">
            <text:p>48844</text:p>
          </table:table-cell>
          <table:table-cell office:value-type="float" office:value="0" calcext:value-type="float">
            <text:p>0</text:p>
          </table:table-cell>
          <table:table-cell office:value-type="float" office:value="53668" calcext:value-type="float">
            <text:p>53668</text:p>
          </table:table-cell>
          <table:table-cell office:value-type="float" office:value="47864" calcext:value-type="float">
            <text:p>47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59:.AI59])" office:value-type="float" office:value="16113.6774193548" calcext:value-type="float">
            <text:p>16113.6774193548</text:p>
          </table:table-cell>
          <table:table-cell table:formula="of:=STDEVPA([.B59:.AI59])" office:value-type="float" office:value="23802.9411633305" calcext:value-type="float">
            <text:p>23802.9411633305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8176" calcext:value-type="float">
            <text:p>48176</text:p>
          </table:table-cell>
          <table:table-cell office:value-type="float" office:value="0" calcext:value-type="float">
            <text:p>0</text:p>
          </table:table-cell>
          <table:table-cell office:value-type="float" office:value="68944" calcext:value-type="float">
            <text:p>68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340" calcext:value-type="float">
            <text:p>86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24" calcext:value-type="float">
            <text:p>46924</text:p>
          </table:table-cell>
          <table:table-cell office:value-type="float" office:value="48648" calcext:value-type="float">
            <text:p>48648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69856" calcext:value-type="float">
            <text:p>69856</text:p>
          </table:table-cell>
          <table:table-cell office:value-type="float" office:value="0" calcext:value-type="float">
            <text:p>0</text:p>
          </table:table-cell>
          <table:table-cell office:value-type="float" office:value="82348" calcext:value-type="float">
            <text:p>82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60" calcext:value-type="float">
            <text:p>72860</text:p>
          </table:table-cell>
          <table:table-cell office:value-type="float" office:value="0" calcext:value-type="float">
            <text:p>0</text:p>
          </table:table-cell>
          <table:table-cell office:value-type="float" office:value="73388" calcext:value-type="float">
            <text:p>733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992" calcext:value-type="float">
            <text:p>49992</text:p>
          </table:table-cell>
          <table:table-cell office:value-type="float" office:value="728" calcext:value-type="float">
            <text:p>728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60:.AI60])" office:value-type="float" office:value="21593.935483871" calcext:value-type="float">
            <text:p>21593.935483871</text:p>
          </table:table-cell>
          <table:table-cell table:formula="of:=STDEVPA([.B60:.AI60])" office:value-type="float" office:value="31076.520100298" calcext:value-type="float">
            <text:p>31076.520100298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7628" calcext:value-type="float">
            <text:p>37628</text:p>
          </table:table-cell>
          <table:table-cell office:value-type="float" office:value="48440" calcext:value-type="float">
            <text:p>484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632" calcext:value-type="float">
            <text:p>45632</text:p>
          </table:table-cell>
          <table:table-cell office:value-type="float" office:value="58756" calcext:value-type="float">
            <text:p>58756</text:p>
          </table:table-cell>
          <table:table-cell office:value-type="float" office:value="364" calcext:value-type="float">
            <text:p>364</text:p>
          </table:table-cell>
          <table:table-cell office:value-type="float" office:value="1500" calcext:value-type="float">
            <text:p>1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8660" calcext:value-type="float">
            <text:p>118660</text:p>
          </table:table-cell>
          <table:table-cell office:value-type="float" office:value="53980" calcext:value-type="float">
            <text:p>53980</text:p>
          </table:table-cell>
          <table:table-cell office:value-type="float" office:value="38384" calcext:value-type="float">
            <text:p>383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572" calcext:value-type="float">
            <text:p>49572</text:p>
          </table:table-cell>
          <table:table-cell office:value-type="float" office:value="73620" calcext:value-type="float">
            <text:p>7362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61:.AI61])" office:value-type="float" office:value="16985.0322580645" calcext:value-type="float">
            <text:p>16985.0322580645</text:p>
          </table:table-cell>
          <table:table-cell table:formula="of:=STDEVPA([.B61:.AI61])" office:value-type="float" office:value="29348.1073385286" calcext:value-type="float">
            <text:p>29348.1073385286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5476" calcext:value-type="float">
            <text:p>45476</text:p>
          </table:table-cell>
          <table:table-cell office:value-type="float" office:value="30756" calcext:value-type="float">
            <text:p>307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520" calcext:value-type="float">
            <text:p>46520</text:p>
          </table:table-cell>
          <table:table-cell office:value-type="float" office:value="0" calcext:value-type="float">
            <text:p>0</text:p>
          </table:table-cell>
          <table:table-cell office:value-type="float" office:value="64924" calcext:value-type="float">
            <text:p>649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3996" calcext:value-type="float">
            <text:p>93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64" calcext:value-type="float">
            <text:p>52064</text:p>
          </table:table-cell>
          <table:table-cell office:value-type="float" office:value="38476" calcext:value-type="float">
            <text:p>38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88" calcext:value-type="float">
            <text:p>5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AVERAGE([.B62:.AI62])" office:value-type="float" office:value="13890.3225806452" calcext:value-type="float">
            <text:p>13890.3225806452</text:p>
          </table:table-cell>
          <table:table-cell table:formula="of:=STDEVPA([.B62:.AI62])" office:value-type="float" office:value="25193.9999364763" calcext:value-type="float">
            <text:p>25193.9999364763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252" calcext:value-type="float">
            <text:p>7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72" calcext:value-type="float">
            <text:p>86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632" calcext:value-type="float">
            <text:p>35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56" calcext:value-type="float">
            <text:p>30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288" calcext:value-type="float">
            <text:p>77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64" calcext:value-type="float">
            <text:p>34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876" calcext:value-type="float">
            <text:p>538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63:.AI63])" office:value-type="float" office:value="10528.7741935484" calcext:value-type="float">
            <text:p>10528.7741935484</text:p>
          </table:table-cell>
          <table:table-cell table:formula="of:=STDEVPA([.B63:.AI63])" office:value-type="float" office:value="23017.5856343119" calcext:value-type="float">
            <text:p>23017.5856343119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1696" calcext:value-type="float">
            <text:p>116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288" calcext:value-type="float">
            <text:p>4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48" calcext:value-type="float">
            <text:p>53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24" calcext:value-type="float">
            <text:p>58824</text:p>
          </table:table-cell>
          <table:table-cell office:value-type="float" office:value="0" calcext:value-type="float">
            <text:p>0</text:p>
          </table:table-cell>
          <table:table-cell office:value-type="float" office:value="87200" calcext:value-type="float">
            <text:p>87200</text:p>
          </table:table-cell>
          <table:table-cell office:value-type="float" office:value="79336" calcext:value-type="float">
            <text:p>79336</text:p>
          </table:table-cell>
          <table:table-cell office:value-type="float" office:value="0" calcext:value-type="float">
            <text:p>0</text:p>
          </table:table-cell>
          <table:table-cell office:value-type="float" office:value="47044" calcext:value-type="float">
            <text:p>47044</text:p>
          </table:table-cell>
          <table:table-cell office:value-type="float" office:value="43300" calcext:value-type="float">
            <text:p>43300</text:p>
          </table:table-cell>
          <table:table-cell office:value-type="float" office:value="48020" calcext:value-type="float">
            <text:p>48020</text:p>
          </table:table-cell>
          <table:table-cell office:value-type="float" office:value="56888" calcext:value-type="float">
            <text:p>568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576" calcext:value-type="float">
            <text:p>565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64:.AI64])" office:value-type="float" office:value="19078.064516129" calcext:value-type="float">
            <text:p>19078.064516129</text:p>
          </table:table-cell>
          <table:table-cell table:formula="of:=STDEVPA([.B64:.AI64])" office:value-type="float" office:value="28002.0992737647" calcext:value-type="float">
            <text:p>28002.0992737647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3628" calcext:value-type="float">
            <text:p>53628</text:p>
          </table:table-cell>
          <table:table-cell office:value-type="float" office:value="69368" calcext:value-type="float">
            <text:p>69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52" calcext:value-type="float">
            <text:p>147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920" calcext:value-type="float">
            <text:p>57920</text:p>
          </table:table-cell>
          <table:table-cell office:value-type="float" office:value="52272" calcext:value-type="float">
            <text:p>52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36" calcext:value-type="float">
            <text:p>48936</text:p>
          </table:table-cell>
          <table:table-cell office:value-type="float" office:value="0" calcext:value-type="float">
            <text:p>0</text:p>
          </table:table-cell>
          <table:table-cell office:value-type="float" office:value="59300" calcext:value-type="float">
            <text:p>5930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71224" calcext:value-type="float">
            <text:p>712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748" calcext:value-type="float">
            <text:p>38748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65:.AI65])" office:value-type="float" office:value="15053.8064516129" calcext:value-type="float">
            <text:p>15053.8064516129</text:p>
          </table:table-cell>
          <table:table-cell table:formula="of:=STDEVPA([.B65:.AI65])" office:value-type="float" office:value="25050.3580521953" calcext:value-type="float">
            <text:p>25050.3580521953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95096" calcext:value-type="float">
            <text:p>95096</text:p>
          </table:table-cell>
          <table:table-cell office:value-type="float" office:value="0" calcext:value-type="float">
            <text:p>0</text:p>
          </table:table-cell>
          <table:table-cell office:value-type="float" office:value="9988" calcext:value-type="float">
            <text:p>99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1596" calcext:value-type="float">
            <text:p>51596</text:p>
          </table:table-cell>
          <table:table-cell office:value-type="float" office:value="41304" calcext:value-type="float">
            <text:p>41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6" calcext:value-type="float">
            <text:p>9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40" calcext:value-type="float">
            <text:p>43040</text:p>
          </table:table-cell>
          <table:table-cell office:value-type="float" office:value="4552" calcext:value-type="float">
            <text:p>4552</text:p>
          </table:table-cell>
          <table:table-cell office:value-type="float" office:value="0" calcext:value-type="float">
            <text:p>0</text:p>
          </table:table-cell>
          <table:table-cell office:value-type="float" office:value="56680" calcext:value-type="float">
            <text:p>566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66:.AI66])" office:value-type="float" office:value="10384.2580645161" calcext:value-type="float">
            <text:p>10384.2580645161</text:p>
          </table:table-cell>
          <table:table-cell table:formula="of:=STDEVPA([.B66:.AI66])" office:value-type="float" office:value="22323.3038585065" calcext:value-type="float">
            <text:p>22323.3038585065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3640" calcext:value-type="float">
            <text:p>436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044" calcext:value-type="float">
            <text:p>81044</text:p>
          </table:table-cell>
          <table:table-cell office:value-type="float" office:value="22536" calcext:value-type="float">
            <text:p>22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20" calcext:value-type="float">
            <text:p>459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364" calcext:value-type="float">
            <text:p>70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28" calcext:value-type="float">
            <text:p>425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200" calcext:value-type="float">
            <text:p>50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008" calcext:value-type="float">
            <text:p>730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67:.AI67])" office:value-type="float" office:value="13846.4516129032" calcext:value-type="float">
            <text:p>13846.4516129032</text:p>
          </table:table-cell>
          <table:table-cell table:formula="of:=STDEVPA([.B67:.AI67])" office:value-type="float" office:value="25244.3399505311" calcext:value-type="float">
            <text:p>25244.3399505311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3508" calcext:value-type="float">
            <text:p>13508</text:p>
          </table:table-cell>
          <table:table-cell office:value-type="float" office:value="0" calcext:value-type="float">
            <text:p>0</text:p>
          </table:table-cell>
          <table:table-cell office:value-type="float" office:value="88988" calcext:value-type="float">
            <text:p>88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1028" calcext:value-type="float">
            <text:p>31028</text:p>
          </table:table-cell>
          <table:table-cell office:value-type="float" office:value="0" calcext:value-type="float">
            <text:p>0</text:p>
          </table:table-cell>
          <table:table-cell office:value-type="float" office:value="49104" calcext:value-type="float">
            <text:p>49104</text:p>
          </table:table-cell>
          <table:table-cell office:value-type="float" office:value="11176" calcext:value-type="float">
            <text:p>11176</text:p>
          </table:table-cell>
          <table:table-cell office:value-type="float" office:value="0" calcext:value-type="float">
            <text:p>0</text:p>
          </table:table-cell>
          <table:table-cell office:value-type="float" office:value="80328" calcext:value-type="float">
            <text:p>80328</text:p>
          </table:table-cell>
          <table:table-cell office:value-type="float" office:value="37836" calcext:value-type="float">
            <text:p>37836</text:p>
          </table:table-cell>
          <table:table-cell office:value-type="float" office:value="64716" calcext:value-type="float">
            <text:p>64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52" calcext:value-type="float">
            <text:p>23252</text:p>
          </table:table-cell>
          <table:table-cell office:value-type="float" office:value="55284" calcext:value-type="float">
            <text:p>55284</text:p>
          </table:table-cell>
          <table:table-cell office:value-type="float" office:value="9832" calcext:value-type="float">
            <text:p>9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44" calcext:value-type="float">
            <text:p>42544</text:p>
          </table:table-cell>
          <table:table-cell office:value-type="float" office:value="62484" calcext:value-type="float">
            <text:p>62484</text:p>
          </table:table-cell>
          <table:table-cell office:value-type="float" office:value="0" calcext:value-type="float">
            <text:p>0</text:p>
          </table:table-cell>
          <table:table-cell office:value-type="float" office:value="29528" calcext:value-type="float">
            <text:p>29528</text:p>
          </table:table-cell>
          <table:table-cell office:value-type="float" office:value="54844" calcext:value-type="float">
            <text:p>54844</text:p>
          </table:table-cell>
          <table:table-cell table:number-columns-repeated="3"/>
          <table:table-cell table:formula="of:=AVERAGE([.B68:.AI68])" office:value-type="float" office:value="21458.4516129032" calcext:value-type="float">
            <text:p>21458.4516129032</text:p>
          </table:table-cell>
          <table:table-cell table:formula="of:=STDEVPA([.B68:.AI68])" office:value-type="float" office:value="27117.4480800958" calcext:value-type="float">
            <text:p>27117.4480800958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388" calcext:value-type="float">
            <text:p>49388</text:p>
          </table:table-cell>
          <table:table-cell office:value-type="float" office:value="48700" calcext:value-type="float">
            <text:p>48700</text:p>
          </table:table-cell>
          <table:table-cell office:value-type="float" office:value="0" calcext:value-type="float">
            <text:p>0</text:p>
          </table:table-cell>
          <table:table-cell office:value-type="float" office:value="38332" calcext:value-type="float">
            <text:p>38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580" calcext:value-type="float">
            <text:p>51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88" calcext:value-type="float">
            <text:p>42088</text:p>
          </table:table-cell>
          <table:table-cell office:value-type="float" office:value="0" calcext:value-type="float">
            <text:p>0</text:p>
          </table:table-cell>
          <table:table-cell office:value-type="float" office:value="106768" calcext:value-type="float">
            <text:p>106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104" calcext:value-type="float">
            <text:p>104</text:p>
          </table:table-cell>
          <table:table-cell office:value-type="float" office:value="59484" calcext:value-type="float">
            <text:p>59484</text:p>
          </table:table-cell>
          <table:table-cell office:value-type="float" office:value="0" calcext:value-type="float">
            <text:p>0</text:p>
          </table:table-cell>
          <table:table-cell office:value-type="float" office:value="47752" calcext:value-type="float">
            <text:p>47752</text:p>
          </table:table-cell>
          <table:table-cell table:number-columns-repeated="3"/>
          <table:table-cell table:formula="of:=AVERAGE([.B69:.AI69])" office:value-type="float" office:value="14667.6129032258" calcext:value-type="float">
            <text:p>14667.6129032258</text:p>
          </table:table-cell>
          <table:table-cell table:formula="of:=STDEVPA([.B69:.AI69])" office:value-type="float" office:value="26256.2216254301" calcext:value-type="float">
            <text:p>26256.2216254301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4352" calcext:value-type="float">
            <text:p>74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044" calcext:value-type="float">
            <text:p>48044</text:p>
          </table:table-cell>
          <table:table-cell office:value-type="float" office:value="53200" calcext:value-type="float">
            <text:p>53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60" calcext:value-type="float">
            <text:p>647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924" calcext:value-type="float">
            <text:p>43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00" calcext:value-type="float">
            <text:p>133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36" calcext:value-type="float">
            <text:p>3693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70:.AI70])" office:value-type="float" office:value="10790.8387096774" calcext:value-type="float">
            <text:p>10790.8387096774</text:p>
          </table:table-cell>
          <table:table-cell table:formula="of:=STDEVPA([.B70:.AI70])" office:value-type="float" office:value="21791.7645810208" calcext:value-type="float">
            <text:p>21791.7645810208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9628" calcext:value-type="float">
            <text:p>59628</text:p>
          </table:table-cell>
          <table:table-cell office:value-type="float" office:value="43144" calcext:value-type="float">
            <text:p>43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136" calcext:value-type="float">
            <text:p>99136</text:p>
          </table:table-cell>
          <table:table-cell office:value-type="float" office:value="0" calcext:value-type="float">
            <text:p>0</text:p>
          </table:table-cell>
          <table:table-cell office:value-type="float" office:value="104756" calcext:value-type="float">
            <text:p>104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72" calcext:value-type="float">
            <text:p>534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140" calcext:value-type="float">
            <text:p>45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12" calcext:value-type="float">
            <text:p>360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71:.AI71])" office:value-type="float" office:value="14235.0967741936" calcext:value-type="float">
            <text:p>14235.0967741936</text:p>
          </table:table-cell>
          <table:table-cell table:formula="of:=STDEVPA([.B71:.AI71])" office:value-type="float" office:value="29033.1458490784" calcext:value-type="float">
            <text:p>29033.1458490784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5048" calcext:value-type="float">
            <text:p>45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72" calcext:value-type="float">
            <text:p>63072</text:p>
          </table:table-cell>
          <table:table-cell office:value-type="float" office:value="0" calcext:value-type="float">
            <text:p>0</text:p>
          </table:table-cell>
          <table:table-cell office:value-type="float" office:value="66592" calcext:value-type="float">
            <text:p>66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56" calcext:value-type="float">
            <text:p>31456</text:p>
          </table:table-cell>
          <table:table-cell office:value-type="float" office:value="14800" calcext:value-type="float">
            <text:p>14800</text:p>
          </table:table-cell>
          <table:table-cell office:value-type="float" office:value="73728" calcext:value-type="float">
            <text:p>737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984" calcext:value-type="float">
            <text:p>609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72:.AI72])" office:value-type="float" office:value="11530.3225806452" calcext:value-type="float">
            <text:p>11530.3225806452</text:p>
          </table:table-cell>
          <table:table-cell table:formula="of:=STDEVPA([.B72:.AI72])" office:value-type="float" office:value="23201.0700704099" calcext:value-type="float">
            <text:p>23201.0700704099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0624" calcext:value-type="float">
            <text:p>70624</text:p>
          </table:table-cell>
          <table:table-cell office:value-type="float" office:value="40352" calcext:value-type="float">
            <text:p>4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20" calcext:value-type="float">
            <text:p>54920</text:p>
          </table:table-cell>
          <table:table-cell office:value-type="float" office:value="14804" calcext:value-type="float">
            <text:p>14804</text:p>
          </table:table-cell>
          <table:table-cell office:value-type="float" office:value="44944" calcext:value-type="float">
            <text:p>44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56" calcext:value-type="float">
            <text:p>377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232" calcext:value-type="float">
            <text:p>58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73:.AI73])" office:value-type="float" office:value="10375.2258064516" calcext:value-type="float">
            <text:p>10375.2258064516</text:p>
          </table:table-cell>
          <table:table-cell table:formula="of:=STDEVPA([.B73:.AI73])" office:value-type="float" office:value="20752.6430228268" calcext:value-type="float">
            <text:p>20752.6430228268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44" calcext:value-type="float">
            <text:p>38044</text:p>
          </table:table-cell>
          <table:table-cell office:value-type="float" office:value="0" calcext:value-type="float">
            <text:p>0</text:p>
          </table:table-cell>
          <table:table-cell office:value-type="float" office:value="29580" calcext:value-type="float">
            <text:p>295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652" calcext:value-type="float">
            <text:p>65652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39576" calcext:value-type="float">
            <text:p>39576</text:p>
          </table:table-cell>
          <table:table-cell office:value-type="float" office:value="55484" calcext:value-type="float">
            <text:p>55484</text:p>
          </table:table-cell>
          <table:table-cell office:value-type="float" office:value="57204" calcext:value-type="float">
            <text:p>57204</text:p>
          </table:table-cell>
          <table:table-cell office:value-type="float" office:value="14488" calcext:value-type="float">
            <text:p>1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84" calcext:value-type="float">
            <text:p>4588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9784" calcext:value-type="float">
            <text:p>19784</text:p>
          </table:table-cell>
          <table:table-cell office:value-type="float" office:value="47500" calcext:value-type="float">
            <text:p>4750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74:.AI74])" office:value-type="float" office:value="14009.6774193548" calcext:value-type="float">
            <text:p>14009.6774193548</text:p>
          </table:table-cell>
          <table:table-cell table:formula="of:=STDEVPA([.B74:.AI74])" office:value-type="float" office:value="21106.907030924" calcext:value-type="float">
            <text:p>21106.907030924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4280" calcext:value-type="float">
            <text:p>14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96" calcext:value-type="float">
            <text:p>47996</text:p>
          </table:table-cell>
          <table:table-cell office:value-type="float" office:value="0" calcext:value-type="float">
            <text:p>0</text:p>
          </table:table-cell>
          <table:table-cell office:value-type="float" office:value="58156" calcext:value-type="float">
            <text:p>58156</text:p>
          </table:table-cell>
          <table:table-cell office:value-type="float" office:value="13248" calcext:value-type="float">
            <text:p>13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64" calcext:value-type="float">
            <text:p>5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952" calcext:value-type="float">
            <text:p>120952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12" calcext:value-type="float">
            <text:p>3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900" calcext:value-type="float">
            <text:p>55900</text:p>
          </table:table-cell>
          <table:table-cell office:value-type="float" office:value="17604" calcext:value-type="float">
            <text:p>17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00" calcext:value-type="float">
            <text:p>481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75:.AI75])" office:value-type="float" office:value="15173.935483871" calcext:value-type="float">
            <text:p>15173.935483871</text:p>
          </table:table-cell>
          <table:table-cell table:formula="of:=STDEVPA([.B75:.AI75])" office:value-type="float" office:value="27600.3348249156" calcext:value-type="float">
            <text:p>27600.3348249156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7840" calcext:value-type="float">
            <text:p>47840</text:p>
          </table:table-cell>
          <table:table-cell office:value-type="float" office:value="0" calcext:value-type="float">
            <text:p>0</text:p>
          </table:table-cell>
          <table:table-cell office:value-type="float" office:value="43444" calcext:value-type="float">
            <text:p>43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80" calcext:value-type="float">
            <text:p>34980</text:p>
          </table:table-cell>
          <table:table-cell office:value-type="float" office:value="61296" calcext:value-type="float">
            <text:p>61296</text:p>
          </table:table-cell>
          <table:table-cell office:value-type="float" office:value="0" calcext:value-type="float">
            <text:p>0</text:p>
          </table:table-cell>
          <table:table-cell office:value-type="float" office:value="21336" calcext:value-type="float">
            <text:p>21336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71916" calcext:value-type="float">
            <text:p>71916</text:p>
          </table:table-cell>
          <table:table-cell office:value-type="float" office:value="76264" calcext:value-type="float">
            <text:p>76264</text:p>
          </table:table-cell>
          <table:table-cell office:value-type="float" office:value="63632" calcext:value-type="float">
            <text:p>6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04" calcext:value-type="float">
            <text:p>111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44" calcext:value-type="float">
            <text:p>47944</text:p>
          </table:table-cell>
          <table:table-cell office:value-type="float" office:value="59224" calcext:value-type="float">
            <text:p>59224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16" calcext:value-type="float">
            <text:p>27716</text:p>
          </table:table-cell>
          <table:table-cell office:value-type="float" office:value="123964" calcext:value-type="float">
            <text:p>123964</text:p>
          </table:table-cell>
          <table:table-cell office:value-type="float" office:value="71772" calcext:value-type="float">
            <text:p>71772</text:p>
          </table:table-cell>
          <table:table-cell office:value-type="float" office:value="0" calcext:value-type="float">
            <text:p>0</text:p>
          </table:table-cell>
          <table:table-cell office:value-type="float" office:value="57296" calcext:value-type="float">
            <text:p>572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76:.AI76])" office:value-type="float" office:value="29840" calcext:value-type="float">
            <text:p>29840</text:p>
          </table:table-cell>
          <table:table-cell table:formula="of:=STDEVPA([.B76:.AI76])" office:value-type="float" office:value="35874.8852973326" calcext:value-type="float">
            <text:p>35874.8852973326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52" calcext:value-type="float">
            <text:p>58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116" calcext:value-type="float">
            <text:p>76116</text:p>
          </table:table-cell>
          <table:table-cell office:value-type="float" office:value="32852" calcext:value-type="float">
            <text:p>32852</text:p>
          </table:table-cell>
          <table:table-cell office:value-type="float" office:value="79260" calcext:value-type="float">
            <text:p>79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88" calcext:value-type="float">
            <text:p>55988</text:p>
          </table:table-cell>
          <table:table-cell office:value-type="float" office:value="73792" calcext:value-type="float">
            <text:p>73792</text:p>
          </table:table-cell>
          <table:table-cell office:value-type="float" office:value="0" calcext:value-type="float">
            <text:p>0</text:p>
          </table:table-cell>
          <table:table-cell office:value-type="float" office:value="46144" calcext:value-type="float">
            <text:p>46144</text:p>
          </table:table-cell>
          <table:table-cell office:value-type="float" office:value="80144" calcext:value-type="float">
            <text:p>80144</text:p>
          </table:table-cell>
          <table:table-cell office:value-type="float" office:value="48208" calcext:value-type="float">
            <text:p>48208</text:p>
          </table:table-cell>
          <table:table-cell office:value-type="float" office:value="0" calcext:value-type="float">
            <text:p>0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89940" calcext:value-type="float">
            <text:p>899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880" calcext:value-type="float">
            <text:p>115880</text:p>
          </table:table-cell>
          <table:table-cell office:value-type="float" office:value="0" calcext:value-type="float">
            <text:p>0</text:p>
          </table:table-cell>
          <table:table-cell office:value-type="float" office:value="61964" calcext:value-type="float">
            <text:p>61964</text:p>
          </table:table-cell>
          <table:table-cell office:value-type="float" office:value="0" calcext:value-type="float">
            <text:p>0</text:p>
          </table:table-cell>
          <table:table-cell office:value-type="float" office:value="92496" calcext:value-type="float">
            <text:p>92496</text:p>
          </table:table-cell>
          <table:table-cell table:number-columns-repeated="3"/>
          <table:table-cell table:formula="of:=AVERAGE([.B77:.AI77])" office:value-type="float" office:value="29878.5806451613" calcext:value-type="float">
            <text:p>29878.5806451613</text:p>
          </table:table-cell>
          <table:table-cell table:formula="of:=STDEVPA([.B77:.AI77])" office:value-type="float" office:value="37030.1570639253" calcext:value-type="float">
            <text:p>37030.1570639253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9040" calcext:value-type="float">
            <text:p>590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416" calcext:value-type="float">
            <text:p>79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44" calcext:value-type="float">
            <text:p>89744</text:p>
          </table:table-cell>
          <table:table-cell office:value-type="float" office:value="0" calcext:value-type="float">
            <text:p>0</text:p>
          </table:table-cell>
          <table:table-cell office:value-type="float" office:value="85804" calcext:value-type="float">
            <text:p>85804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float" office:value="52744" calcext:value-type="float">
            <text:p>52744</text:p>
          </table:table-cell>
          <table:table-cell office:value-type="float" office:value="37076" calcext:value-type="float">
            <text:p>37076</text:p>
          </table:table-cell>
          <table:table-cell office:value-type="float" office:value="51468" calcext:value-type="float">
            <text:p>5146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4804" calcext:value-type="float">
            <text:p>14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740" calcext:value-type="float">
            <text:p>887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78:.AI78])" office:value-type="float" office:value="18148.9032258065" calcext:value-type="float">
            <text:p>18148.9032258065</text:p>
          </table:table-cell>
          <table:table-cell table:formula="of:=STDEVPA([.B78:.AI78])" office:value-type="float" office:value="31061.6743367697" calcext:value-type="float">
            <text:p>31061.6743367697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7868" calcext:value-type="float">
            <text:p>57868</text:p>
          </table:table-cell>
          <table:table-cell office:value-type="float" office:value="62800" calcext:value-type="float">
            <text:p>6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24" calcext:value-type="float">
            <text:p>697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152" calcext:value-type="float">
            <text:p>45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56" calcext:value-type="float">
            <text:p>14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736" calcext:value-type="float">
            <text:p>7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96" calcext:value-type="float">
            <text:p>47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848" calcext:value-type="float">
            <text:p>118848</text:p>
          </table:table-cell>
          <table:table-cell office:value-type="float" office:value="80796" calcext:value-type="float">
            <text:p>80796</text:p>
          </table:table-cell>
          <table:table-cell office:value-type="float" office:value="0" calcext:value-type="float">
            <text:p>0</text:p>
          </table:table-cell>
          <table:table-cell office:value-type="float" office:value="52428" calcext:value-type="float">
            <text:p>524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79:.AI79])" office:value-type="float" office:value="20180.7741935484" calcext:value-type="float">
            <text:p>20180.7741935484</text:p>
          </table:table-cell>
          <table:table-cell table:formula="of:=STDEVPA([.B79:.AI79])" office:value-type="float" office:value="32731.4777947228" calcext:value-type="float">
            <text:p>32731.4777947228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0920" calcext:value-type="float">
            <text:p>20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76" calcext:value-type="float">
            <text:p>33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16" calcext:value-type="float">
            <text:p>2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04" calcext:value-type="float">
            <text:p>13404</text:p>
          </table:table-cell>
          <table:table-cell office:value-type="float" office:value="0" calcext:value-type="float">
            <text:p>0</text:p>
          </table:table-cell>
          <table:table-cell office:value-type="float" office:value="63424" calcext:value-type="float">
            <text:p>63424</text:p>
          </table:table-cell>
          <table:table-cell office:value-type="float" office:value="0" calcext:value-type="float">
            <text:p>0</text:p>
          </table:table-cell>
          <table:table-cell office:value-type="float" office:value="39492" calcext:value-type="float">
            <text:p>39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75476" calcext:value-type="float">
            <text:p>75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00" calcext:value-type="float">
            <text:p>46500</text:p>
          </table:table-cell>
          <table:table-cell office:value-type="float" office:value="0" calcext:value-type="float">
            <text:p>0</text:p>
          </table:table-cell>
          <table:table-cell office:value-type="float" office:value="89020" calcext:value-type="float">
            <text:p>89020</text:p>
          </table:table-cell>
          <table:table-cell office:value-type="float" office:value="56732" calcext:value-type="float">
            <text:p>56732</text:p>
          </table:table-cell>
          <table:table-cell office:value-type="float" office:value="71916" calcext:value-type="float">
            <text:p>719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80:.AI80])" office:value-type="float" office:value="17500.9032258065" calcext:value-type="float">
            <text:p>17500.9032258065</text:p>
          </table:table-cell>
          <table:table-cell table:formula="of:=STDEVPA([.B80:.AI80])" office:value-type="float" office:value="27163.7177503907" calcext:value-type="float">
            <text:p>27163.7177503907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9104" calcext:value-type="float">
            <text:p>89104</text:p>
          </table:table-cell>
          <table:table-cell office:value-type="float" office:value="60672" calcext:value-type="float">
            <text:p>60672</text:p>
          </table:table-cell>
          <table:table-cell office:value-type="float" office:value="68144" calcext:value-type="float">
            <text:p>68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64" calcext:value-type="float">
            <text:p>26864</text:p>
          </table:table-cell>
          <table:table-cell office:value-type="float" office:value="0" calcext:value-type="float">
            <text:p>0</text:p>
          </table:table-cell>
          <table:table-cell office:value-type="float" office:value="50864" calcext:value-type="float">
            <text:p>50864</text:p>
          </table:table-cell>
          <table:table-cell office:value-type="float" office:value="15728" calcext:value-type="float">
            <text:p>15728</text:p>
          </table:table-cell>
          <table:table-cell office:value-type="float" office:value="34016" calcext:value-type="float">
            <text:p>34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57984" calcext:value-type="float">
            <text:p>57984</text:p>
          </table:table-cell>
          <table:table-cell office:value-type="float" office:value="0" calcext:value-type="float">
            <text:p>0</text:p>
          </table:table-cell>
          <table:table-cell office:value-type="float" office:value="60516" calcext:value-type="float">
            <text:p>60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81:.AI81])" office:value-type="float" office:value="15399.7419354839" calcext:value-type="float">
            <text:p>15399.7419354839</text:p>
          </table:table-cell>
          <table:table-cell table:formula="of:=STDEVPA([.B81:.AI81])" office:value-type="float" office:value="25923.1900652526" calcext:value-type="float">
            <text:p>25923.1900652526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3536" calcext:value-type="float">
            <text:p>33536</text:p>
          </table:table-cell>
          <table:table-cell office:value-type="float" office:value="0" calcext:value-type="float">
            <text:p>0</text:p>
          </table:table-cell>
          <table:table-cell office:value-type="float" office:value="65184" calcext:value-type="float">
            <text:p>65184</text:p>
          </table:table-cell>
          <table:table-cell office:value-type="float" office:value="208" calcext:value-type="float">
            <text:p>208</text:p>
          </table:table-cell>
          <table:table-cell office:value-type="float" office:value="57152" calcext:value-type="float">
            <text:p>57152</text:p>
          </table:table-cell>
          <table:table-cell office:value-type="float" office:value="0" calcext:value-type="float">
            <text:p>0</text:p>
          </table:table-cell>
          <table:table-cell office:value-type="float" office:value="39740" calcext:value-type="float">
            <text:p>39740</text:p>
          </table:table-cell>
          <table:table-cell office:value-type="float" office:value="39164" calcext:value-type="float">
            <text:p>39164</text:p>
          </table:table-cell>
          <table:table-cell office:value-type="float" office:value="38304" calcext:value-type="float">
            <text:p>38304</text:p>
          </table:table-cell>
          <table:table-cell office:value-type="float" office:value="50592" calcext:value-type="float">
            <text:p>50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96" calcext:value-type="float">
            <text:p>92196</text:p>
          </table:table-cell>
          <table:table-cell office:value-type="float" office:value="0" calcext:value-type="float">
            <text:p>0</text:p>
          </table:table-cell>
          <table:table-cell office:value-type="float" office:value="59104" calcext:value-type="float">
            <text:p>59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82:.AI82])" office:value-type="float" office:value="15330.064516129" calcext:value-type="float">
            <text:p>15330.064516129</text:p>
          </table:table-cell>
          <table:table-cell table:formula="of:=STDEVPA([.B82:.AI82])" office:value-type="float" office:value="25707.9726631147" calcext:value-type="float">
            <text:p>25707.9726631147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88" calcext:value-type="float">
            <text:p>90488</text:p>
          </table:table-cell>
          <table:table-cell office:value-type="float" office:value="0" calcext:value-type="float">
            <text:p>0</text:p>
          </table:table-cell>
          <table:table-cell office:value-type="float" office:value="59916" calcext:value-type="float">
            <text:p>59916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40" calcext:value-type="float">
            <text:p>35240</text:p>
          </table:table-cell>
          <table:table-cell office:value-type="float" office:value="119312" calcext:value-type="float">
            <text:p>11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60" calcext:value-type="float">
            <text:p>71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628" calcext:value-type="float">
            <text:p>53628</text:p>
          </table:table-cell>
          <table:table-cell office:value-type="float" office:value="57292" calcext:value-type="float">
            <text:p>57292</text:p>
          </table:table-cell>
          <table:table-cell office:value-type="float" office:value="18012" calcext:value-type="float">
            <text:p>180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392" calcext:value-type="float">
            <text:p>28392</text:p>
          </table:table-cell>
          <table:table-cell office:value-type="float" office:value="30112" calcext:value-type="float">
            <text:p>30112</text:p>
          </table:table-cell>
          <table:table-cell office:value-type="float" office:value="64088" calcext:value-type="float">
            <text:p>64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96" calcext:value-type="float">
            <text:p>401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3:.AI83])" office:value-type="float" office:value="21579.4838709677" calcext:value-type="float">
            <text:p>21579.4838709677</text:p>
          </table:table-cell>
          <table:table-cell table:formula="of:=STDEVPA([.B83:.AI83])" office:value-type="float" office:value="32057.9205932928" calcext:value-type="float">
            <text:p>32057.9205932928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7560" calcext:value-type="float">
            <text:p>67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44" calcext:value-type="float">
            <text:p>25044</text:p>
          </table:table-cell>
          <table:table-cell office:value-type="float" office:value="54192" calcext:value-type="float">
            <text:p>54192</text:p>
          </table:table-cell>
          <table:table-cell office:value-type="float" office:value="64156" calcext:value-type="float">
            <text:p>64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2" calcext:value-type="float">
            <text:p>26672</text:p>
          </table:table-cell>
          <table:table-cell office:value-type="float" office:value="113300" calcext:value-type="float">
            <text:p>113300</text:p>
          </table:table-cell>
          <table:table-cell office:value-type="float" office:value="32160" calcext:value-type="float">
            <text:p>32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24" calcext:value-type="float">
            <text:p>15624</text:p>
          </table:table-cell>
          <table:table-cell office:value-type="float" office:value="65132" calcext:value-type="float">
            <text:p>65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000" calcext:value-type="float">
            <text:p>86000</text:p>
          </table:table-cell>
          <table:table-cell office:value-type="float" office:value="0" calcext:value-type="float">
            <text:p>0</text:p>
          </table:table-cell>
          <table:table-cell office:value-type="float" office:value="55312" calcext:value-type="float">
            <text:p>55312</text:p>
          </table:table-cell>
          <table:table-cell office:value-type="float" office:value="0" calcext:value-type="float">
            <text:p>0</text:p>
          </table:table-cell>
          <table:table-cell office:value-type="float" office:value="41788" calcext:value-type="float">
            <text:p>417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4:.AI84])" office:value-type="float" office:value="20879.0967741935" calcext:value-type="float">
            <text:p>20879.0967741935</text:p>
          </table:table-cell>
          <table:table-cell table:formula="of:=STDEVPA([.B84:.AI84])" office:value-type="float" office:value="31109.0035752071" calcext:value-type="float">
            <text:p>31109.0035752071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020" calcext:value-type="float">
            <text:p>71020</text:p>
          </table:table-cell>
          <table:table-cell office:value-type="float" office:value="0" calcext:value-type="float">
            <text:p>0</text:p>
          </table:table-cell>
          <table:table-cell office:value-type="float" office:value="66164" calcext:value-type="float">
            <text:p>66164</text:p>
          </table:table-cell>
          <table:table-cell office:value-type="float" office:value="0" calcext:value-type="float">
            <text:p>0</text:p>
          </table:table-cell>
          <table:table-cell office:value-type="float" office:value="84708" calcext:value-type="float">
            <text:p>84708</text:p>
          </table:table-cell>
          <table:table-cell office:value-type="float" office:value="0" calcext:value-type="float">
            <text:p>0</text:p>
          </table:table-cell>
          <table:table-cell office:value-type="float" office:value="73544" calcext:value-type="float">
            <text:p>73544</text:p>
          </table:table-cell>
          <table:table-cell office:value-type="float" office:value="80796" calcext:value-type="float">
            <text:p>80796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48" calcext:value-type="float">
            <text:p>57348</text:p>
          </table:table-cell>
          <table:table-cell office:value-type="float" office:value="32436" calcext:value-type="float">
            <text:p>32436</text:p>
          </table:table-cell>
          <table:table-cell office:value-type="float" office:value="0" calcext:value-type="float">
            <text:p>0</text:p>
          </table:table-cell>
          <table:table-cell office:value-type="float" office:value="58336" calcext:value-type="float">
            <text:p>58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08" calcext:value-type="float">
            <text:p>543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140" calcext:value-type="float">
            <text:p>61140</text:p>
          </table:table-cell>
          <table:table-cell office:value-type="float" office:value="13500" calcext:value-type="float">
            <text:p>13500</text:p>
          </table:table-cell>
          <table:table-cell office:value-type="float" office:value="65824" calcext:value-type="float">
            <text:p>65824</text:p>
          </table:table-cell>
          <table:table-cell office:value-type="float" office:value="0" calcext:value-type="float">
            <text:p>0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  <table:table-cell table:formula="of:=AVERAGE([.B85:.AI85])" office:value-type="float" office:value="25332.6451612903" calcext:value-type="float">
            <text:p>25332.6451612903</text:p>
          </table:table-cell>
          <table:table-cell table:formula="of:=STDEVPA([.B85:.AI85])" office:value-type="float" office:value="32084.6945981216" calcext:value-type="float">
            <text:p>32084.6945981216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8656" calcext:value-type="float">
            <text:p>386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2528" calcext:value-type="float">
            <text:p>112528</text:p>
          </table:table-cell>
          <table:table-cell office:value-type="float" office:value="31968" calcext:value-type="float">
            <text:p>31968</text:p>
          </table:table-cell>
          <table:table-cell office:value-type="float" office:value="0" calcext:value-type="float">
            <text:p>0</text:p>
          </table:table-cell>
          <table:table-cell office:value-type="float" office:value="61808" calcext:value-type="float">
            <text:p>61808</text:p>
          </table:table-cell>
          <table:table-cell office:value-type="float" office:value="0" calcext:value-type="float">
            <text:p>0</text:p>
          </table:table-cell>
          <table:table-cell office:value-type="float" office:value="68444" calcext:value-type="float">
            <text:p>68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88" calcext:value-type="float">
            <text:p>45688</text:p>
          </table:table-cell>
          <table:table-cell office:value-type="float" office:value="26160" calcext:value-type="float">
            <text:p>26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896" calcext:value-type="float">
            <text:p>54896</text:p>
          </table:table-cell>
          <table:table-cell office:value-type="float" office:value="55892" calcext:value-type="float">
            <text:p>55892</text:p>
          </table:table-cell>
          <table:table-cell office:value-type="float" office:value="14176" calcext:value-type="float">
            <text:p>14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30364" calcext:value-type="float">
            <text:p>30364</text:p>
          </table:table-cell>
          <table:table-cell table:number-columns-repeated="3"/>
          <table:table-cell table:formula="of:=AVERAGE([.B86:.AI86])" office:value-type="float" office:value="17631.6129032258" calcext:value-type="float">
            <text:p>17631.6129032258</text:p>
          </table:table-cell>
          <table:table-cell table:formula="of:=STDEVPA([.B86:.AI86])" office:value-type="float" office:value="27890.7257445882" calcext:value-type="float">
            <text:p>27890.7257445882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1052" calcext:value-type="float">
            <text:p>31052</text:p>
          </table:table-cell>
          <table:table-cell office:value-type="float" office:value="58208" calcext:value-type="float">
            <text:p>58208</text:p>
          </table:table-cell>
          <table:table-cell office:value-type="float" office:value="1500" calcext:value-type="float">
            <text:p>1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328" calcext:value-type="float">
            <text:p>22328</text:p>
          </table:table-cell>
          <table:table-cell office:value-type="float" office:value="51072" calcext:value-type="float">
            <text:p>510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080" calcext:value-type="float">
            <text:p>460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004" calcext:value-type="float">
            <text:p>43004</text:p>
          </table:table-cell>
          <table:table-cell office:value-type="float" office:value="63328" calcext:value-type="float">
            <text:p>6332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AVERAGE([.B87:.AI87])" office:value-type="float" office:value="10212" calcext:value-type="float">
            <text:p>10212</text:p>
          </table:table-cell>
          <table:table-cell table:formula="of:=STDEVPA([.B87:.AI87])" office:value-type="float" office:value="19847.6857121689" calcext:value-type="float">
            <text:p>19847.6857121689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9628" calcext:value-type="float">
            <text:p>49628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836" calcext:value-type="float">
            <text:p>40836</text:p>
          </table:table-cell>
          <table:table-cell office:value-type="float" office:value="52076" calcext:value-type="float">
            <text:p>52076</text:p>
          </table:table-cell>
          <table:table-cell office:value-type="float" office:value="0" calcext:value-type="float">
            <text:p>0</text:p>
          </table:table-cell>
          <table:table-cell office:value-type="float" office:value="78304" calcext:value-type="float">
            <text:p>78304</text:p>
          </table:table-cell>
          <table:table-cell office:value-type="float" office:value="0" calcext:value-type="float">
            <text:p>0</text:p>
          </table:table-cell>
          <table:table-cell office:value-type="float" office:value="42504" calcext:value-type="float">
            <text:p>42504</text:p>
          </table:table-cell>
          <table:table-cell office:value-type="float" office:value="0" calcext:value-type="float">
            <text:p>0</text:p>
          </table:table-cell>
          <table:table-cell office:value-type="float" office:value="14800" calcext:value-type="float">
            <text:p>1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152" calcext:value-type="float">
            <text:p>39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08" calcext:value-type="float">
            <text:p>64808</text:p>
          </table:table-cell>
          <table:table-cell office:value-type="float" office:value="104232" calcext:value-type="float">
            <text:p>104232</text:p>
          </table:table-cell>
          <table:table-cell office:value-type="float" office:value="0" calcext:value-type="float">
            <text:p>0</text:p>
          </table:table-cell>
          <table:table-cell office:value-type="float" office:value="113024" calcext:value-type="float">
            <text:p>113024</text:p>
          </table:table-cell>
          <table:table-cell office:value-type="float" office:value="67520" calcext:value-type="float">
            <text:p>675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88:.AI88])" office:value-type="float" office:value="21514.064516129" calcext:value-type="float">
            <text:p>21514.064516129</text:p>
          </table:table-cell>
          <table:table-cell table:formula="of:=STDEVPA([.B88:.AI88])" office:value-type="float" office:value="33399.687475779" calcext:value-type="float">
            <text:p>33399.687475779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780" calcext:value-type="float">
            <text:p>247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44" calcext:value-type="float">
            <text:p>13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36" calcext:value-type="float">
            <text:p>70936</text:p>
          </table:table-cell>
          <table:table-cell office:value-type="float" office:value="22108" calcext:value-type="float">
            <text:p>22108</text:p>
          </table:table-cell>
          <table:table-cell office:value-type="float" office:value="0" calcext:value-type="float">
            <text:p>0</text:p>
          </table:table-cell>
          <table:table-cell office:value-type="float" office:value="46444" calcext:value-type="float">
            <text:p>46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284" calcext:value-type="float">
            <text:p>4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6940" calcext:value-type="float">
            <text:p>569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89:.AI89])" office:value-type="float" office:value="8927.09677419355" calcext:value-type="float">
            <text:p>8927.0967741936</text:p>
          </table:table-cell>
          <table:table-cell table:formula="of:=STDEVPA([.B89:.AI89])" office:value-type="float" office:value="18857.8419922201" calcext:value-type="float">
            <text:p>18857.8419922201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948" calcext:value-type="float">
            <text:p>739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892" calcext:value-type="float">
            <text:p>66892</text:p>
          </table:table-cell>
          <table:table-cell office:value-type="float" office:value="46716" calcext:value-type="float">
            <text:p>46716</text:p>
          </table:table-cell>
          <table:table-cell office:value-type="float" office:value="0" calcext:value-type="float">
            <text:p>0</text:p>
          </table:table-cell>
          <table:table-cell office:value-type="float" office:value="25144" calcext:value-type="float">
            <text:p>25144</text:p>
          </table:table-cell>
          <table:table-cell office:value-type="float" office:value="61456" calcext:value-type="float">
            <text:p>61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08" calcext:value-type="float">
            <text:p>38708</text:p>
          </table:table-cell>
          <table:table-cell office:value-type="float" office:value="90156" calcext:value-type="float">
            <text:p>90156</text:p>
          </table:table-cell>
          <table:table-cell office:value-type="float" office:value="90868" calcext:value-type="float">
            <text:p>90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44" calcext:value-type="float">
            <text:p>101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36" calcext:value-type="float">
            <text:p>58036</text:p>
          </table:table-cell>
          <table:table-cell office:value-type="float" office:value="15884" calcext:value-type="float">
            <text:p>158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90:.AI90])" office:value-type="float" office:value="21592" calcext:value-type="float">
            <text:p>21592</text:p>
          </table:table-cell>
          <table:table-cell table:formula="of:=STDEVPA([.B90:.AI90])" office:value-type="float" office:value="33067.239915253" calcext:value-type="float">
            <text:p>33067.239915253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832" calcext:value-type="float">
            <text:p>85832</text:p>
          </table:table-cell>
          <table:table-cell office:value-type="float" office:value="0" calcext:value-type="float">
            <text:p>0</text:p>
          </table:table-cell>
          <table:table-cell office:value-type="float" office:value="55664" calcext:value-type="float">
            <text:p>55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 office:value-type="float" office:value="55048" calcext:value-type="float">
            <text:p>55048</text:p>
          </table:table-cell>
          <table:table-cell office:value-type="float" office:value="0" calcext:value-type="float">
            <text:p>0</text:p>
          </table:table-cell>
          <table:table-cell office:value-type="float" office:value="48544" calcext:value-type="float">
            <text:p>4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00" calcext:value-type="float">
            <text:p>64900</text:p>
          </table:table-cell>
          <table:table-cell office:value-type="float" office:value="25500" calcext:value-type="float">
            <text:p>25500</text:p>
          </table:table-cell>
          <table:table-cell office:value-type="float" office:value="33052" calcext:value-type="float">
            <text:p>3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12" calcext:value-type="float">
            <text:p>5231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91:.AI91])" office:value-type="float" office:value="13646.064516129" calcext:value-type="float">
            <text:p>13646.064516129</text:p>
          </table:table-cell>
          <table:table-cell table:formula="of:=STDEVPA([.B91:.AI91])" office:value-type="float" office:value="24609.4328806154" calcext:value-type="float">
            <text:p>24609.4328806154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7116" calcext:value-type="float">
            <text:p>67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64900" calcext:value-type="float">
            <text:p>64900</text:p>
          </table:table-cell>
          <table:table-cell office:value-type="float" office:value="64664" calcext:value-type="float">
            <text:p>64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60" calcext:value-type="float">
            <text:p>63360</text:p>
          </table:table-cell>
          <table:table-cell office:value-type="float" office:value="56576" calcext:value-type="float">
            <text:p>56576</text:p>
          </table:table-cell>
          <table:table-cell office:value-type="float" office:value="260" calcext:value-type="float">
            <text:p>2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60" calcext:value-type="float">
            <text:p>15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16" calcext:value-type="float">
            <text:p>59316</text:p>
          </table:table-cell>
          <table:table-cell office:value-type="float" office:value="64272" calcext:value-type="float">
            <text:p>642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844" calcext:value-type="float">
            <text:p>338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2:.AI92])" office:value-type="float" office:value="15931.2258064516" calcext:value-type="float">
            <text:p>15931.2258064516</text:p>
          </table:table-cell>
          <table:table-cell table:formula="of:=STDEVPA([.B92:.AI92])" office:value-type="float" office:value="26204.6699097326" calcext:value-type="float">
            <text:p>26204.6699097326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564" calcext:value-type="float">
            <text:p>68564</text:p>
          </table:table-cell>
          <table:table-cell office:value-type="float" office:value="0" calcext:value-type="float">
            <text:p>0</text:p>
          </table:table-cell>
          <table:table-cell office:value-type="float" office:value="53616" calcext:value-type="float">
            <text:p>53616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2656" calcext:value-type="float">
            <text:p>3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96" calcext:value-type="float">
            <text:p>34196</text:p>
          </table:table-cell>
          <table:table-cell office:value-type="float" office:value="49444" calcext:value-type="float">
            <text:p>49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9500" calcext:value-type="float">
            <text:p>19500</text:p>
          </table:table-cell>
          <table:table-cell office:value-type="float" office:value="99092" calcext:value-type="float">
            <text:p>990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824" calcext:value-type="float">
            <text:p>46824</text:p>
          </table:table-cell>
          <table:table-cell office:value-type="float" office:value="36752" calcext:value-type="float">
            <text:p>36752</text:p>
          </table:table-cell>
          <table:table-cell office:value-type="float" office:value="0" calcext:value-type="float">
            <text:p>0</text:p>
          </table:table-cell>
          <table:table-cell office:value-type="float" office:value="19420" calcext:value-type="float">
            <text:p>19420</text:p>
          </table:table-cell>
          <table:table-cell table:number-columns-repeated="3"/>
          <table:table-cell table:formula="of:=AVERAGE([.B93:.AI93])" office:value-type="float" office:value="15047.7419354839" calcext:value-type="float">
            <text:p>15047.7419354839</text:p>
          </table:table-cell>
          <table:table-cell table:formula="of:=STDEVPA([.B93:.AI93])" office:value-type="float" office:value="25011.4149307197" calcext:value-type="float">
            <text:p>25011.4149307197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06020" calcext:value-type="float">
            <text:p>106020</text:p>
          </table:table-cell>
          <table:table-cell office:value-type="float" office:value="64716" calcext:value-type="float">
            <text:p>64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88" calcext:value-type="float">
            <text:p>3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52" calcext:value-type="float">
            <text:p>60752</text:p>
          </table:table-cell>
          <table:table-cell office:value-type="float" office:value="14904" calcext:value-type="float">
            <text:p>14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28" calcext:value-type="float">
            <text:p>119228</text:p>
          </table:table-cell>
          <table:table-cell office:value-type="float" office:value="0" calcext:value-type="float">
            <text:p>0</text:p>
          </table:table-cell>
          <table:table-cell office:value-type="float" office:value="75320" calcext:value-type="float">
            <text:p>75320</text:p>
          </table:table-cell>
          <table:table-cell table:number-columns-repeated="3"/>
          <table:table-cell table:formula="of:=AVERAGE([.B94:.AI94])" office:value-type="float" office:value="16061.1612903226" calcext:value-type="float">
            <text:p>16061.1612903226</text:p>
          </table:table-cell>
          <table:table-cell table:formula="of:=STDEVPA([.B94:.AI94])" office:value-type="float" office:value="32487.0114821062" calcext:value-type="float">
            <text:p>32487.0114821062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9524" calcext:value-type="float">
            <text:p>895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804" calcext:value-type="float">
            <text:p>17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88" calcext:value-type="float">
            <text:p>610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824" calcext:value-type="float">
            <text:p>37824</text:p>
          </table:table-cell>
          <table:table-cell office:value-type="float" office:value="29384" calcext:value-type="float">
            <text:p>293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564" calcext:value-type="float">
            <text:p>6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08" calcext:value-type="float">
            <text:p>16508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95:.AI95])" office:value-type="float" office:value="10732.1290322581" calcext:value-type="float">
            <text:p>10732.1290322581</text:p>
          </table:table-cell>
          <table:table-cell table:formula="of:=STDEVPA([.B95:.AI95])" office:value-type="float" office:value="22214.191139525" calcext:value-type="float">
            <text:p>22214.191139525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1916" calcext:value-type="float">
            <text:p>719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4904" calcext:value-type="float">
            <text:p>104904</text:p>
          </table:table-cell>
          <table:table-cell office:value-type="float" office:value="0" calcext:value-type="float">
            <text:p>0</text:p>
          </table:table-cell>
          <table:table-cell office:value-type="float" office:value="67468" calcext:value-type="float">
            <text:p>67468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3896" calcext:value-type="float">
            <text:p>73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12" calcext:value-type="float">
            <text:p>24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49868" calcext:value-type="float">
            <text:p>49868</text:p>
          </table:table-cell>
          <table:table-cell office:value-type="float" office:value="56820" calcext:value-type="float">
            <text:p>56820</text:p>
          </table:table-cell>
          <table:table-cell office:value-type="float" office:value="86512" calcext:value-type="float">
            <text:p>86512</text:p>
          </table:table-cell>
          <table:table-cell office:value-type="float" office:value="88492" calcext:value-type="float">
            <text:p>88492</text:p>
          </table:table-cell>
          <table:table-cell office:value-type="float" office:value="0" calcext:value-type="float">
            <text:p>0</text:p>
          </table:table-cell>
          <table:table-cell office:value-type="float" office:value="68812" calcext:value-type="float">
            <text:p>68812</text:p>
          </table:table-cell>
          <table:table-cell office:value-type="float" office:value="72920" calcext:value-type="float">
            <text:p>729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6:.AI96])" office:value-type="float" office:value="24715.8709677419" calcext:value-type="float">
            <text:p>24715.8709677419</text:p>
          </table:table-cell>
          <table:table-cell table:formula="of:=STDEVPA([.B96:.AI96])" office:value-type="float" office:value="35429.1006539065" calcext:value-type="float">
            <text:p>35429.1006539065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5180" calcext:value-type="float">
            <text:p>75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08" calcext:value-type="float">
            <text:p>36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00" calcext:value-type="float">
            <text:p>118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636" calcext:value-type="float">
            <text:p>7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28" calcext:value-type="float">
            <text:p>15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52" calcext:value-type="float">
            <text:p>66452</text:p>
          </table:table-cell>
          <table:table-cell office:value-type="float" office:value="68784" calcext:value-type="float">
            <text:p>68784</text:p>
          </table:table-cell>
          <table:table-cell office:value-type="float" office:value="50752" calcext:value-type="float">
            <text:p>50752</text:p>
          </table:table-cell>
          <table:table-cell office:value-type="float" office:value="0" calcext:value-type="float">
            <text:p>0</text:p>
          </table:table-cell>
          <table:table-cell office:value-type="float" office:value="16512" calcext:value-type="float">
            <text:p>16512</text:p>
          </table:table-cell>
          <table:table-cell office:value-type="float" office:value="59524" calcext:value-type="float">
            <text:p>595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97:.AI97])" office:value-type="float" office:value="18757.2903225806" calcext:value-type="float">
            <text:p>18757.2903225806</text:p>
          </table:table-cell>
          <table:table-cell table:formula="of:=STDEVPA([.B97:.AI97])" office:value-type="float" office:value="31769.5378444698" calcext:value-type="float">
            <text:p>31769.5378444698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8464" calcext:value-type="float">
            <text:p>11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72" calcext:value-type="float">
            <text:p>71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960" calcext:value-type="float">
            <text:p>116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88" calcext:value-type="float">
            <text:p>62588</text:p>
          </table:table-cell>
          <table:table-cell office:value-type="float" office:value="59928" calcext:value-type="float">
            <text:p>59928</text:p>
          </table:table-cell>
          <table:table-cell office:value-type="float" office:value="0" calcext:value-type="float">
            <text:p>0</text:p>
          </table:table-cell>
          <table:table-cell office:value-type="float" office:value="23580" calcext:value-type="float">
            <text:p>235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244" calcext:value-type="float">
            <text:p>104244</text:p>
          </table:table-cell>
          <table:table-cell office:value-type="float" office:value="36948" calcext:value-type="float">
            <text:p>369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116" calcext:value-type="float">
            <text:p>73116</text:p>
          </table:table-cell>
          <table:table-cell office:value-type="float" office:value="364" calcext:value-type="float">
            <text:p>3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98:.AI98])" office:value-type="float" office:value="21547.2258064516" calcext:value-type="float">
            <text:p>21547.2258064516</text:p>
          </table:table-cell>
          <table:table-cell table:formula="of:=STDEVPA([.B98:.AI98])" office:value-type="float" office:value="37723.3124043404" calcext:value-type="float">
            <text:p>37723.3124043404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5736" calcext:value-type="float">
            <text:p>105736</text:p>
          </table:table-cell>
          <table:table-cell office:value-type="float" office:value="0" calcext:value-type="float">
            <text:p>0</text:p>
          </table:table-cell>
          <table:table-cell office:value-type="float" office:value="44760" calcext:value-type="float">
            <text:p>4476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90696" calcext:value-type="float">
            <text:p>90696</text:p>
          </table:table-cell>
          <table:table-cell office:value-type="float" office:value="107172" calcext:value-type="float">
            <text:p>107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80" calcext:value-type="float">
            <text:p>39480</text:p>
          </table:table-cell>
          <table:table-cell office:value-type="float" office:value="0" calcext:value-type="float">
            <text:p>0</text:p>
          </table:table-cell>
          <table:table-cell office:value-type="float" office:value="62996" calcext:value-type="float">
            <text:p>62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808" calcext:value-type="float">
            <text:p>107808</text:p>
          </table:table-cell>
          <table:table-cell office:value-type="float" office:value="58288" calcext:value-type="float">
            <text:p>58288</text:p>
          </table:table-cell>
          <table:table-cell office:value-type="float" office:value="40040" calcext:value-type="float">
            <text:p>40040</text:p>
          </table:table-cell>
          <table:table-cell office:value-type="float" office:value="62964" calcext:value-type="float">
            <text:p>629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148" calcext:value-type="float">
            <text:p>741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99:.AI99])" office:value-type="float" office:value="25620.7741935484" calcext:value-type="float">
            <text:p>25620.7741935484</text:p>
          </table:table-cell>
          <table:table-cell table:formula="of:=STDEVPA([.B99:.AI99])" office:value-type="float" office:value="37742.2730726562" calcext:value-type="float">
            <text:p>37742.2730726562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3220" calcext:value-type="float">
            <text:p>73220</text:p>
          </table:table-cell>
          <table:table-cell office:value-type="float" office:value="102460" calcext:value-type="float">
            <text:p>102460</text:p>
          </table:table-cell>
          <table:table-cell office:value-type="float" office:value="0" calcext:value-type="float">
            <text:p>0</text:p>
          </table:table-cell>
          <table:table-cell office:value-type="float" office:value="51792" calcext:value-type="float">
            <text:p>51792</text:p>
          </table:table-cell>
          <table:table-cell office:value-type="float" office:value="0" calcext:value-type="float">
            <text:p>0</text:p>
          </table:table-cell>
          <table:table-cell office:value-type="float" office:value="79572" calcext:value-type="float">
            <text:p>79572</text:p>
          </table:table-cell>
          <table:table-cell office:value-type="float" office:value="61964" calcext:value-type="float">
            <text:p>61964</text:p>
          </table:table-cell>
          <table:table-cell office:value-type="float" office:value="81592" calcext:value-type="float">
            <text:p>81592</text:p>
          </table:table-cell>
          <table:table-cell office:value-type="float" office:value="119956" calcext:value-type="float">
            <text:p>119956</text:p>
          </table:table-cell>
          <table:table-cell office:value-type="float" office:value="77616" calcext:value-type="float">
            <text:p>776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44" calcext:value-type="float">
            <text:p>39244</text:p>
          </table:table-cell>
          <table:table-cell office:value-type="float" office:value="61500" calcext:value-type="float">
            <text:p>61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0:.AI100])" office:value-type="float" office:value="24210.7096774194" calcext:value-type="float">
            <text:p>24210.7096774194</text:p>
          </table:table-cell>
          <table:table-cell table:formula="of:=STDEVPA([.B100:.AI100])" office:value-type="float" office:value="37216.4292459518" calcext:value-type="float">
            <text:p>37216.4292459518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1480" calcext:value-type="float">
            <text:p>61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20" calcext:value-type="float">
            <text:p>35020</text:p>
          </table:table-cell>
          <table:table-cell office:value-type="float" office:value="56108" calcext:value-type="float">
            <text:p>56108</text:p>
          </table:table-cell>
          <table:table-cell office:value-type="float" office:value="54060" calcext:value-type="float">
            <text:p>54060</text:p>
          </table:table-cell>
          <table:table-cell office:value-type="float" office:value="116712" calcext:value-type="float">
            <text:p>116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" calcext:value-type="float">
            <text:p>4001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71408" calcext:value-type="float">
            <text:p>7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16" calcext:value-type="float">
            <text:p>409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0416" calcext:value-type="float">
            <text:p>704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101:.AI101])" office:value-type="float" office:value="17665.5483870968" calcext:value-type="float">
            <text:p>17665.5483870968</text:p>
          </table:table-cell>
          <table:table-cell table:formula="of:=STDEVPA([.B101:.AI101])" office:value-type="float" office:value="30245.8198304394" calcext:value-type="float">
            <text:p>30245.8198304394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180" calcext:value-type="float">
            <text:p>58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28" calcext:value-type="float">
            <text:p>26828</text:p>
          </table:table-cell>
          <table:table-cell office:value-type="float" office:value="69748" calcext:value-type="float">
            <text:p>69748</text:p>
          </table:table-cell>
          <table:table-cell office:value-type="float" office:value="88636" calcext:value-type="float">
            <text:p>88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924" calcext:value-type="float">
            <text:p>33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72" calcext:value-type="float">
            <text:p>64272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452" calcext:value-type="float">
            <text:p>126452</text:p>
          </table:table-cell>
          <table:table-cell office:value-type="float" office:value="98768" calcext:value-type="float">
            <text:p>987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832" calcext:value-type="float">
            <text:p>138832</text:p>
          </table:table-cell>
          <table:table-cell office:value-type="float" office:value="98452" calcext:value-type="float">
            <text:p>98452</text:p>
          </table:table-cell>
          <table:table-cell office:value-type="float" office:value="0" calcext:value-type="float">
            <text:p>0</text:p>
          </table:table-cell>
          <table:table-cell office:value-type="float" office:value="95588" calcext:value-type="float">
            <text:p>95588</text:p>
          </table:table-cell>
          <table:table-cell table:number-columns-repeated="3"/>
          <table:table-cell table:formula="of:=AVERAGE([.B102:.AI102])" office:value-type="float" office:value="29032" calcext:value-type="float">
            <text:p>29032</text:p>
          </table:table-cell>
          <table:table-cell table:formula="of:=STDEVPA([.B102:.AI102])" office:value-type="float" office:value="43931.1953767002" calcext:value-type="float">
            <text:p>43931.1953767002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60828" calcext:value-type="float">
            <text:p>608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336" calcext:value-type="float">
            <text:p>34336</text:p>
          </table:table-cell>
          <table:table-cell office:value-type="float" office:value="62288" calcext:value-type="float">
            <text:p>62288</text:p>
          </table:table-cell>
          <table:table-cell office:value-type="float" office:value="0" calcext:value-type="float">
            <text:p>0</text:p>
          </table:table-cell>
          <table:table-cell office:value-type="float" office:value="63476" calcext:value-type="float">
            <text:p>63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788" calcext:value-type="float">
            <text:p>59788</text:p>
          </table:table-cell>
          <table:table-cell office:value-type="float" office:value="21036" calcext:value-type="float">
            <text:p>21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62640" calcext:value-type="float">
            <text:p>62640</text:p>
          </table:table-cell>
          <table:table-cell office:value-type="float" office:value="0" calcext:value-type="float">
            <text:p>0</text:p>
          </table:table-cell>
          <table:table-cell office:value-type="float" office:value="31940" calcext:value-type="float">
            <text:p>31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76476" calcext:value-type="float">
            <text:p>76476</text:p>
          </table:table-cell>
          <table:table-cell office:value-type="float" office:value="44972" calcext:value-type="float">
            <text:p>44972</text:p>
          </table:table-cell>
          <table:table-cell office:value-type="float" office:value="0" calcext:value-type="float">
            <text:p>0</text:p>
          </table:table-cell>
          <table:table-cell office:value-type="float" office:value="14752" calcext:value-type="float">
            <text:p>14752</text:p>
          </table:table-cell>
          <table:table-cell table:number-columns-repeated="3"/>
          <table:table-cell table:formula="of:=AVERAGE([.B103:.AI103])" office:value-type="float" office:value="18206.3225806452" calcext:value-type="float">
            <text:p>18206.3225806452</text:p>
          </table:table-cell>
          <table:table-cell table:formula="of:=STDEVPA([.B103:.AI103])" office:value-type="float" office:value="25749.7529964816" calcext:value-type="float">
            <text:p>25749.7529964816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80836" calcext:value-type="float">
            <text:p>80836</text:p>
          </table:table-cell>
          <table:table-cell office:value-type="float" office:value="48112" calcext:value-type="float">
            <text:p>48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620" calcext:value-type="float">
            <text:p>54620</text:p>
          </table:table-cell>
          <table:table-cell office:value-type="float" office:value="66580" calcext:value-type="float">
            <text:p>66580</text:p>
          </table:table-cell>
          <table:table-cell office:value-type="float" office:value="115504" calcext:value-type="float">
            <text:p>11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52" calcext:value-type="float">
            <text:p>76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684" calcext:value-type="float">
            <text:p>536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080" calcext:value-type="float">
            <text:p>41080</text:p>
          </table:table-cell>
          <table:table-cell office:value-type="float" office:value="105384" calcext:value-type="float">
            <text:p>105384</text:p>
          </table:table-cell>
          <table:table-cell office:value-type="float" office:value="67104" calcext:value-type="float">
            <text:p>67104</text:p>
          </table:table-cell>
          <table:table-cell office:value-type="float" office:value="0" calcext:value-type="float">
            <text:p>0</text:p>
          </table:table-cell>
          <table:table-cell office:value-type="float" office:value="81764" calcext:value-type="float">
            <text:p>81764</text:p>
          </table:table-cell>
          <table:table-cell office:value-type="float" office:value="89692" calcext:value-type="float">
            <text:p>896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104:.AI104])" office:value-type="float" office:value="28422.9677419355" calcext:value-type="float">
            <text:p>28422.9677419355</text:p>
          </table:table-cell>
          <table:table-cell table:formula="of:=STDEVPA([.B104:.AI104])" office:value-type="float" office:value="38252.9648418591" calcext:value-type="float">
            <text:p>38252.9648418591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4904" calcext:value-type="float">
            <text:p>149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508" calcext:value-type="float">
            <text:p>49508</text:p>
          </table:table-cell>
          <table:table-cell office:value-type="float" office:value="54060" calcext:value-type="float">
            <text:p>54060</text:p>
          </table:table-cell>
          <table:table-cell office:value-type="float" office:value="118612" calcext:value-type="float">
            <text:p>118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892" calcext:value-type="float">
            <text:p>75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76" calcext:value-type="float">
            <text:p>68076</text:p>
          </table:table-cell>
          <table:table-cell office:value-type="float" office:value="0" calcext:value-type="float">
            <text:p>0</text:p>
          </table:table-cell>
          <table:table-cell office:value-type="float" office:value="69400" calcext:value-type="float">
            <text:p>69400</text:p>
          </table:table-cell>
          <table:table-cell office:value-type="float" office:value="0" calcext:value-type="float">
            <text:p>0</text:p>
          </table:table-cell>
          <table:table-cell office:value-type="float" office:value="53252" calcext:value-type="float">
            <text:p>53252</text:p>
          </table:table-cell>
          <table:table-cell office:value-type="float" office:value="60204" calcext:value-type="float">
            <text:p>60204</text:p>
          </table:table-cell>
          <table:table-cell office:value-type="float" office:value="0" calcext:value-type="float">
            <text:p>0</text:p>
          </table:table-cell>
          <table:table-cell office:value-type="float" office:value="12676" calcext:value-type="float">
            <text:p>126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105:.AI105])" office:value-type="float" office:value="18611.2258064516" calcext:value-type="float">
            <text:p>18611.2258064516</text:p>
          </table:table-cell>
          <table:table-cell table:formula="of:=STDEVPA([.B105:.AI105])" office:value-type="float" office:value="31499.1858314748" calcext:value-type="float">
            <text:p>31499.1858314748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4708" calcext:value-type="float">
            <text:p>54708</text:p>
          </table:table-cell>
          <table:table-cell office:value-type="float" office:value="65640" calcext:value-type="float">
            <text:p>6564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54216" calcext:value-type="float">
            <text:p>54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12" calcext:value-type="float">
            <text:p>28012</text:p>
          </table:table-cell>
          <table:table-cell office:value-type="float" office:value="68404" calcext:value-type="float">
            <text:p>68404</text:p>
          </table:table-cell>
          <table:table-cell office:value-type="float" office:value="118300" calcext:value-type="float">
            <text:p>118300</text:p>
          </table:table-cell>
          <table:table-cell office:value-type="float" office:value="76272" calcext:value-type="float">
            <text:p>76272</text:p>
          </table:table-cell>
          <table:table-cell office:value-type="float" office:value="35500" calcext:value-type="float">
            <text:p>35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924" calcext:value-type="float">
            <text:p>61924</text:p>
          </table:table-cell>
          <table:table-cell office:value-type="float" office:value="156" calcext:value-type="float">
            <text:p>156</text:p>
          </table:table-cell>
          <table:table-cell office:value-type="float" office:value="72084" calcext:value-type="float">
            <text:p>7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08" calcext:value-type="float">
            <text:p>47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408" calcext:value-type="float">
            <text:p>78408</text:p>
          </table:table-cell>
          <table:table-cell office:value-type="float" office:value="24104" calcext:value-type="float">
            <text:p>24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06:.AI106])" office:value-type="float" office:value="25391.4838709677" calcext:value-type="float">
            <text:p>25391.4838709677</text:p>
          </table:table-cell>
          <table:table-cell table:formula="of:=STDEVPA([.B106:.AI106])" office:value-type="float" office:value="33527.8837867451" calcext:value-type="float">
            <text:p>33527.8837867451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77836" calcext:value-type="float">
            <text:p>77836</text:p>
          </table:table-cell>
          <table:table-cell office:value-type="float" office:value="50760" calcext:value-type="float">
            <text:p>50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04" calcext:value-type="float">
            <text:p>35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00" calcext:value-type="float">
            <text:p>42100</text:p>
          </table:table-cell>
          <table:table-cell office:value-type="float" office:value="16508" calcext:value-type="float">
            <text:p>16508</text:p>
          </table:table-cell>
          <table:table-cell office:value-type="float" office:value="117712" calcext:value-type="float">
            <text:p>117712</text:p>
          </table:table-cell>
          <table:table-cell office:value-type="float" office:value="0" calcext:value-type="float">
            <text:p>0</text:p>
          </table:table-cell>
          <table:table-cell office:value-type="float" office:value="77748" calcext:value-type="float">
            <text:p>77748</text:p>
          </table:table-cell>
          <table:table-cell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596" calcext:value-type="float">
            <text:p>85596</text:p>
          </table:table-cell>
          <table:table-cell office:value-type="float" office:value="86564" calcext:value-type="float">
            <text:p>86564</text:p>
          </table:table-cell>
          <table:table-cell office:value-type="float" office:value="83068" calcext:value-type="float">
            <text:p>83068</text:p>
          </table:table-cell>
          <table:table-cell office:value-type="float" office:value="56200" calcext:value-type="float">
            <text:p>56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008" calcext:value-type="float">
            <text:p>116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60" calcext:value-type="float">
            <text:p>56160</text:p>
          </table:table-cell>
          <table:table-cell office:value-type="float" office:value="35720" calcext:value-type="float">
            <text:p>35720</text:p>
          </table:table-cell>
          <table:table-cell office:value-type="float" office:value="119764" calcext:value-type="float">
            <text:p>1197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07:.AI107])" office:value-type="float" office:value="36747.3548387097" calcext:value-type="float">
            <text:p>36747.3548387097</text:p>
          </table:table-cell>
          <table:table-cell table:formula="of:=STDEVPA([.B107:.AI107])" office:value-type="float" office:value="41659.4064052211" calcext:value-type="float">
            <text:p>41659.4064052211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7280" calcext:value-type="float">
            <text:p>17280</text:p>
          </table:table-cell>
          <table:table-cell office:value-type="float" office:value="17956" calcext:value-type="float">
            <text:p>179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152" calcext:value-type="float">
            <text:p>36152</text:p>
          </table:table-cell>
          <table:table-cell office:value-type="float" office:value="60804" calcext:value-type="float">
            <text:p>60804</text:p>
          </table:table-cell>
          <table:table-cell office:value-type="float" office:value="85140" calcext:value-type="float">
            <text:p>851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108" calcext:value-type="float">
            <text:p>281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47604" calcext:value-type="float">
            <text:p>47604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08:.AI108])" office:value-type="float" office:value="10130.4516129032" calcext:value-type="float">
            <text:p>10130.4516129032</text:p>
          </table:table-cell>
          <table:table-cell table:formula="of:=STDEVPA([.B108:.AI108])" office:value-type="float" office:value="20542.420617549" calcext:value-type="float">
            <text:p>20542.420617549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6496" calcext:value-type="float">
            <text:p>46496</text:p>
          </table:table-cell>
          <table:table-cell office:value-type="float" office:value="0" calcext:value-type="float">
            <text:p>0</text:p>
          </table:table-cell>
          <table:table-cell office:value-type="float" office:value="27184" calcext:value-type="float">
            <text:p>27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64" calcext:value-type="float">
            <text:p>28364</text:p>
          </table:table-cell>
          <table:table-cell office:value-type="float" office:value="13612" calcext:value-type="float">
            <text:p>13612</text:p>
          </table:table-cell>
          <table:table-cell office:value-type="float" office:value="79072" calcext:value-type="float">
            <text:p>79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08" calcext:value-type="float">
            <text:p>41108</text:p>
          </table:table-cell>
          <table:table-cell office:value-type="float" office:value="0" calcext:value-type="float">
            <text:p>0</text:p>
          </table:table-cell>
          <table:table-cell office:value-type="float" office:value="33584" calcext:value-type="float">
            <text:p>33584</text:p>
          </table:table-cell>
          <table:table-cell office:value-type="float" office:value="0" calcext:value-type="float">
            <text:p>0</text:p>
          </table:table-cell>
          <table:table-cell office:value-type="float" office:value="74512" calcext:value-type="float">
            <text:p>74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24" calcext:value-type="float">
            <text:p>74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AVERAGE([.B109:.AI109])" office:value-type="float" office:value="13520.3870967742" calcext:value-type="float">
            <text:p>13520.3870967742</text:p>
          </table:table-cell>
          <table:table-cell table:formula="of:=STDEVPA([.B109:.AI109])" office:value-type="float" office:value="24363.0336233817" calcext:value-type="float">
            <text:p>24363.0336233817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7004" calcext:value-type="float">
            <text:p>7004</text:p>
          </table:table-cell>
          <table:table-cell office:value-type="float" office:value="0" calcext:value-type="float">
            <text:p>0</text:p>
          </table:table-cell>
          <table:table-cell office:value-type="float" office:value="35184" calcext:value-type="float">
            <text:p>3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264" calcext:value-type="float">
            <text:p>34264</text:p>
          </table:table-cell>
          <table:table-cell office:value-type="float" office:value="60504" calcext:value-type="float">
            <text:p>60504</text:p>
          </table:table-cell>
          <table:table-cell office:value-type="float" office:value="90216" calcext:value-type="float">
            <text:p>90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72" calcext:value-type="float">
            <text:p>32372</text:p>
          </table:table-cell>
          <table:table-cell office:value-type="float" office:value="48600" calcext:value-type="float">
            <text:p>48600</text:p>
          </table:table-cell>
          <table:table-cell office:value-type="float" office:value="119764" calcext:value-type="float">
            <text:p>11976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88" calcext:value-type="float">
            <text:p>17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52" calcext:value-type="float">
            <text:p>96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536" calcext:value-type="float">
            <text:p>59536</text:p>
          </table:table-cell>
          <table:table-cell office:value-type="float" office:value="68128" calcext:value-type="float">
            <text:p>68128</text:p>
          </table:table-cell>
          <table:table-cell office:value-type="float" office:value="0" calcext:value-type="float">
            <text:p>0</text:p>
          </table:table-cell>
          <table:table-cell office:value-type="float" office:value="47500" calcext:value-type="float">
            <text:p>47500</text:p>
          </table:table-cell>
          <table:table-cell table:number-columns-repeated="3"/>
          <table:table-cell table:formula="of:=AVERAGE([.B110:.AI110])" office:value-type="float" office:value="23184.2580645161" calcext:value-type="float">
            <text:p>23184.2580645161</text:p>
          </table:table-cell>
          <table:table-cell table:formula="of:=STDEVPA([.B110:.AI110])" office:value-type="float" office:value="33813.0862078744" calcext:value-type="float">
            <text:p>33813.0862078744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70544" calcext:value-type="float">
            <text:p>70544</text:p>
          </table:table-cell>
          <table:table-cell office:value-type="float" office:value="16456" calcext:value-type="float">
            <text:p>16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9456" calcext:value-type="float">
            <text:p>19456</text:p>
          </table:table-cell>
          <table:table-cell office:value-type="float" office:value="16716" calcext:value-type="float">
            <text:p>16716</text:p>
          </table:table-cell>
          <table:table-cell office:value-type="float" office:value="0" calcext:value-type="float">
            <text:p>0</text:p>
          </table:table-cell>
          <table:table-cell office:value-type="float" office:value="64560" calcext:value-type="float">
            <text:p>64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6" calcext:value-type="float">
            <text:p>13116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76568" calcext:value-type="float">
            <text:p>76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116" calcext:value-type="float">
            <text:p>58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28" calcext:value-type="float">
            <text:p>7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80" calcext:value-type="float">
            <text:p>23280</text:p>
          </table:table-cell>
          <table:table-cell office:value-type="float" office:value="88868" calcext:value-type="float">
            <text:p>88868</text:p>
          </table:table-cell>
          <table:table-cell office:value-type="float" office:value="62680" calcext:value-type="float">
            <text:p>62680</text:p>
          </table:table-cell>
          <table:table-cell office:value-type="float" office:value="51492" calcext:value-type="float">
            <text:p>51492</text:p>
          </table:table-cell>
          <table:table-cell table:number-columns-repeated="3"/>
          <table:table-cell table:formula="of:=AVERAGE([.B111:.AI111])" office:value-type="float" office:value="20783.2258064516" calcext:value-type="float">
            <text:p>20783.2258064516</text:p>
          </table:table-cell>
          <table:table-cell table:formula="of:=STDEVPA([.B111:.AI111])" office:value-type="float" office:value="29384.7087452945" calcext:value-type="float">
            <text:p>29384.7087452945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572" calcext:value-type="float">
            <text:p>9572</text:p>
          </table:table-cell>
          <table:table-cell office:value-type="float" office:value="56304" calcext:value-type="float">
            <text:p>56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052" calcext:value-type="float">
            <text:p>28052</text:p>
          </table:table-cell>
          <table:table-cell office:value-type="float" office:value="60848" calcext:value-type="float">
            <text:p>60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76" calcext:value-type="float">
            <text:p>79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92" calcext:value-type="float">
            <text:p>44392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34188" calcext:value-type="float">
            <text:p>34188</text:p>
          </table:table-cell>
          <table:table-cell office:value-type="float" office:value="36792" calcext:value-type="float">
            <text:p>36792</text:p>
          </table:table-cell>
          <table:table-cell office:value-type="float" office:value="0" calcext:value-type="float">
            <text:p>0</text:p>
          </table:table-cell>
          <table:table-cell office:value-type="float" office:value="64168" calcext:value-type="float">
            <text:p>64168</text:p>
          </table:table-cell>
          <table:table-cell office:value-type="float" office:value="87520" calcext:value-type="float">
            <text:p>87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table:number-columns-repeated="3"/>
          <table:table-cell table:formula="of:=AVERAGE([.B112:.AI112])" office:value-type="float" office:value="16398.064516129" calcext:value-type="float">
            <text:p>16398.064516129</text:p>
          </table:table-cell>
          <table:table-cell table:formula="of:=STDEVPA([.B112:.AI112])" office:value-type="float" office:value="26699.0350604123" calcext:value-type="float">
            <text:p>26699.0350604123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75460" calcext:value-type="float">
            <text:p>75460</text:p>
          </table:table-cell>
          <table:table-cell office:value-type="float" office:value="17696" calcext:value-type="float">
            <text:p>17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328" calcext:value-type="float">
            <text:p>62328</text:p>
          </table:table-cell>
          <table:table-cell office:value-type="float" office:value="24232" calcext:value-type="float">
            <text:p>24232</text:p>
          </table:table-cell>
          <table:table-cell office:value-type="float" office:value="40016" calcext:value-type="float">
            <text:p>40016</text:p>
          </table:table-cell>
          <table:table-cell office:value-type="float" office:value="22944" calcext:value-type="float">
            <text:p>2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84" calcext:value-type="float">
            <text:p>804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3160" calcext:value-type="float">
            <text:p>53160</text:p>
          </table:table-cell>
          <table:table-cell office:value-type="float" office:value="106760" calcext:value-type="float">
            <text:p>106760</text:p>
          </table:table-cell>
          <table:table-cell office:value-type="float" office:value="122272" calcext:value-type="float">
            <text:p>122272</text:p>
          </table:table-cell>
          <table:table-cell office:value-type="float" office:value="0" calcext:value-type="float">
            <text:p>0</text:p>
          </table:table-cell>
          <table:table-cell office:value-type="float" office:value="82012" calcext:value-type="float">
            <text:p>82012</text:p>
          </table:table-cell>
          <table:table-cell office:value-type="float" office:value="31560" calcext:value-type="float">
            <text:p>31560</text:p>
          </table:table-cell>
          <table:table-cell office:value-type="float" office:value="89568" calcext:value-type="float">
            <text:p>895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113:.AI113])" office:value-type="float" office:value="26080.3870967742" calcext:value-type="float">
            <text:p>26080.3870967742</text:p>
          </table:table-cell>
          <table:table-cell table:formula="of:=STDEVPA([.B113:.AI113])" office:value-type="float" office:value="37207.994414726" calcext:value-type="float">
            <text:p>37207.994414726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800" calcext:value-type="float">
            <text:p>4800</text:p>
          </table:table-cell>
          <table:table-cell office:value-type="float" office:value="26904" calcext:value-type="float">
            <text:p>26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39764" calcext:value-type="float">
            <text:p>39764</text:p>
          </table:table-cell>
          <table:table-cell office:value-type="float" office:value="17384" calcext:value-type="float">
            <text:p>17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220" calcext:value-type="float">
            <text:p>73220</text:p>
          </table:table-cell>
          <table:table-cell office:value-type="float" office:value="32340" calcext:value-type="float">
            <text:p>32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92" calcext:value-type="float">
            <text:p>22692</text:p>
          </table:table-cell>
          <table:table-cell office:value-type="float" office:value="0" calcext:value-type="float">
            <text:p>0</text:p>
          </table:table-cell>
          <table:table-cell office:value-type="float" office:value="5812" calcext:value-type="float">
            <text:p>5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024" calcext:value-type="float">
            <text:p>9602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4:.AI114])" office:value-type="float" office:value="10350.1935483871" calcext:value-type="float">
            <text:p>10350.1935483871</text:p>
          </table:table-cell>
          <table:table-cell table:formula="of:=STDEVPA([.B114:.AI114])" office:value-type="float" office:value="22352.0977631665" calcext:value-type="float">
            <text:p>22352.0977631665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4572" calcext:value-type="float">
            <text:p>54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40" calcext:value-type="float">
            <text:p>105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6084" calcext:value-type="float">
            <text:p>96084</text:p>
          </table:table-cell>
          <table:table-cell office:value-type="float" office:value="81764" calcext:value-type="float">
            <text:p>817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4156" calcext:value-type="float">
            <text:p>415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5:.AI115])" office:value-type="float" office:value="11143.7419354839" calcext:value-type="float">
            <text:p>11143.7419354839</text:p>
          </table:table-cell>
          <table:table-cell table:formula="of:=STDEVPA([.B115:.AI115])" office:value-type="float" office:value="29040.6901355031" calcext:value-type="float">
            <text:p>29040.6901355031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596" calcext:value-type="float">
            <text:p>3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4" calcext:value-type="float">
            <text:p>51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24" calcext:value-type="float">
            <text:p>4724</text:p>
          </table:table-cell>
          <table:table-cell office:value-type="float" office:value="62276" calcext:value-type="float">
            <text:p>62276</text:p>
          </table:table-cell>
          <table:table-cell office:value-type="float" office:value="0" calcext:value-type="float">
            <text:p>0</text:p>
          </table:table-cell>
          <table:table-cell office:value-type="float" office:value="62120" calcext:value-type="float">
            <text:p>62120</text:p>
          </table:table-cell>
          <table:table-cell office:value-type="float" office:value="28452" calcext:value-type="float">
            <text:p>28452</text:p>
          </table:table-cell>
          <table:table-cell office:value-type="float" office:value="4464" calcext:value-type="float">
            <text:p>4464</text:p>
          </table:table-cell>
          <table:table-cell office:value-type="float" office:value="0" calcext:value-type="float">
            <text:p>0</text:p>
          </table:table-cell>
          <table:table-cell office:value-type="float" office:value="11096" calcext:value-type="float">
            <text:p>11096</text:p>
          </table:table-cell>
          <table:table-cell office:value-type="float" office:value="4076" calcext:value-type="float">
            <text:p>407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formula="of:=AVERAGE([.B116:.AI116])" office:value-type="float" office:value="6002.96774193548" calcext:value-type="float">
            <text:p>6002.9677419355</text:p>
          </table:table-cell>
          <table:table-cell table:formula="of:=STDEVPA([.B116:.AI116])" office:value-type="float" office:value="15710.4864906582" calcext:value-type="float">
            <text:p>15710.4864906582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  <table:table-cell table:formula="of:=AVERAGE([.B117:.AI117])" office:value-type="float" office:value="85.4193548387097" calcext:value-type="float">
            <text:p>85.4193548387</text:p>
          </table:table-cell>
          <table:table-cell table:formula="of:=STDEVPA([.B117:.AI117])" office:value-type="float" office:value="414.575163362451" calcext:value-type="float">
            <text:p>414.5751633625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8:.AI118])" office:value-type="string" office:string-value="" calcext:value-type="error">
            <text:p>#DIV/0!</text:p>
          </table:table-cell>
          <table:table-cell table:formula="of:=STDEVPA([.B118:.AI1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9:.AI119])" office:value-type="string" office:string-value="" calcext:value-type="error">
            <text:p>#DIV/0!</text:p>
          </table:table-cell>
          <table:table-cell table:formula="of:=STDEVPA([.B119:.AI1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0:.AI120])" office:value-type="string" office:string-value="" calcext:value-type="error">
            <text:p>#DIV/0!</text:p>
          </table:table-cell>
          <table:table-cell table:formula="of:=STDEVPA([.B120:.AI1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1:.AI121])" office:value-type="string" office:string-value="" calcext:value-type="error">
            <text:p>#DIV/0!</text:p>
          </table:table-cell>
          <table:table-cell table:formula="of:=STDEVPA([.B121:.AI1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2:.AI122])" office:value-type="string" office:string-value="" calcext:value-type="error">
            <text:p>#DIV/0!</text:p>
          </table:table-cell>
          <table:table-cell table:formula="of:=STDEVPA([.B122:.AI1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3:.AI123])" office:value-type="string" office:string-value="" calcext:value-type="error">
            <text:p>#DIV/0!</text:p>
          </table:table-cell>
          <table:table-cell table:formula="of:=STDEVPA([.B123:.AI1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4:.AI124])" office:value-type="string" office:string-value="" calcext:value-type="error">
            <text:p>#DIV/0!</text:p>
          </table:table-cell>
          <table:table-cell table:formula="of:=STDEVPA([.B124:.AI1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5:.AI125])" office:value-type="string" office:string-value="" calcext:value-type="error">
            <text:p>#DIV/0!</text:p>
          </table:table-cell>
          <table:table-cell table:formula="of:=STDEVPA([.B125:.AI1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6:.AI126])" office:value-type="string" office:string-value="" calcext:value-type="error">
            <text:p>#DIV/0!</text:p>
          </table:table-cell>
          <table:table-cell table:formula="of:=STDEVPA([.B126:.AI1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7:.AI127])" office:value-type="string" office:string-value="" calcext:value-type="error">
            <text:p>#DIV/0!</text:p>
          </table:table-cell>
          <table:table-cell table:formula="of:=STDEVPA([.B127:.AI1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8:.AI128])" office:value-type="string" office:string-value="" calcext:value-type="error">
            <text:p>#DIV/0!</text:p>
          </table:table-cell>
          <table:table-cell table:formula="of:=STDEVPA([.B128:.AI1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3">
          <table:table-cell table:style-name="ce1" table:number-columns-repeated="35"/>
          <table:table-cell table:number-columns-repeated="989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ormal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number-columns-repeated="2" table:default-cell-style-name="ce3"/>
        <table:table-column table:style-name="co4" table:number-columns-repeated="98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ost50eth0.pcap0stat0160421014372101.txt</text:p>
          </table:table-cell>
          <table:table-cell office:value-type="string" calcext:value-type="string">
            <text:p>host50eth0.pcap0stat0160421017165602.txt</text:p>
          </table:table-cell>
          <table:table-cell office:value-type="string" calcext:value-type="string">
            <text:p>host50eth0.pcap0stat0160421017204903.txt</text:p>
          </table:table-cell>
          <table:table-cell office:value-type="string" calcext:value-type="string">
            <text:p>host50eth0.pcap0stat0160421017244304.txt</text:p>
          </table:table-cell>
          <table:table-cell office:value-type="string" calcext:value-type="string">
            <text:p>host50eth0.pcap0stat0160421017281605.txt</text:p>
          </table:table-cell>
          <table:table-cell office:value-type="string" calcext:value-type="string">
            <text:p>host50eth0.pcap0stat0160421017314806.txt</text:p>
          </table:table-cell>
          <table:table-cell office:value-type="string" calcext:value-type="string">
            <text:p>host50eth0.pcap0stat0160421017352407.txt</text:p>
          </table:table-cell>
          <table:table-cell office:value-type="string" calcext:value-type="string">
            <text:p>host50eth0.pcap0stat0160421017390508.txt</text:p>
          </table:table-cell>
          <table:table-cell office:value-type="string" calcext:value-type="string">
            <text:p>host50eth0.pcap0stat0160421017424609.txt</text:p>
          </table:table-cell>
          <table:table-cell office:value-type="string" calcext:value-type="string">
            <text:p>host50eth0.pcap0stat01604210174617010.txt</text:p>
          </table:table-cell>
          <table:table-cell office:value-type="string" calcext:value-type="string">
            <text:p>host50eth0.pcap0stat01604210174943011.txt</text:p>
          </table:table-cell>
          <table:table-cell office:value-type="string" calcext:value-type="string">
            <text:p>host50eth0.pcap0stat01604210175319012.txt</text:p>
          </table:table-cell>
          <table:table-cell office:value-type="string" calcext:value-type="string">
            <text:p>host50eth0.pcap0stat01604210175658013.txt</text:p>
          </table:table-cell>
          <table:table-cell office:value-type="string" calcext:value-type="string">
            <text:p>host50eth0.pcap0stat01604210180027014.txt</text:p>
          </table:table-cell>
          <table:table-cell office:value-type="string" calcext:value-type="string">
            <text:p>host50eth0.pcap0stat01604210180354015.txt</text:p>
          </table:table-cell>
          <table:table-cell office:value-type="string" calcext:value-type="string">
            <text:p>host50eth0.pcap0stat01604210180727016.txt</text:p>
          </table:table-cell>
          <table:table-cell office:value-type="string" calcext:value-type="string">
            <text:p>host50eth0.pcap0stat01604210181115017.txt</text:p>
          </table:table-cell>
          <table:table-cell office:value-type="string" calcext:value-type="string">
            <text:p>host50eth0.pcap0stat01604210181501018.txt</text:p>
          </table:table-cell>
          <table:table-cell office:value-type="string" calcext:value-type="string">
            <text:p>host50eth0.pcap0stat01604210181829019.txt</text:p>
          </table:table-cell>
          <table:table-cell office:value-type="string" calcext:value-type="string">
            <text:p>host50eth0.pcap0stat01604210182200020.txt</text:p>
          </table:table-cell>
          <table:table-cell office:value-type="string" calcext:value-type="string">
            <text:p>host50eth0.pcap0stat01604210182532021.txt</text:p>
          </table:table-cell>
          <table:table-cell office:value-type="string" calcext:value-type="string">
            <text:p>host50eth0.pcap0stat01604210182905022.txt</text:p>
          </table:table-cell>
          <table:table-cell office:value-type="string" calcext:value-type="string">
            <text:p>host50eth0.pcap0stat01604210183245023.txt</text:p>
          </table:table-cell>
          <table:table-cell office:value-type="string" calcext:value-type="string">
            <text:p>host50eth0.pcap0stat01604210183620024.txt</text:p>
          </table:table-cell>
          <table:table-cell office:value-type="string" calcext:value-type="string">
            <text:p>host50eth0.pcap0stat01604210183949025.txt</text:p>
          </table:table-cell>
          <table:table-cell office:value-type="string" calcext:value-type="string">
            <text:p>host50eth0.pcap0stat01604210184321026.txt</text:p>
          </table:table-cell>
          <table:table-cell office:value-type="string" calcext:value-type="string">
            <text:p>host50eth0.pcap0stat01604210184653027.txt</text:p>
          </table:table-cell>
          <table:table-cell office:value-type="string" calcext:value-type="string">
            <text:p>host50eth0.pcap0stat01604210185023028.txt</text:p>
          </table:table-cell>
          <table:table-cell office:value-type="string" calcext:value-type="string">
            <text:p>host50eth0.pcap0stat01604210185352029.txt</text:p>
          </table:table-cell>
          <table:table-cell office:value-type="string" calcext:value-type="string">
            <text:p>host50eth0.pcap0stat01604210185719030.txt</text:p>
          </table:table-cell>
          <table:table-cell office:value-type="string" calcext:value-type="string">
            <text:p>host50eth0.pcap0stat01604210190047031.txt</text:p>
          </table:table-cell>
          <table:table-cell table:number-columns-repeated="3"/>
          <table:table-cell table:style-name="ce2" office:value-type="string" calcext:value-type="string">
            <text:p>mediaANormal</text:p>
          </table:table-cell>
          <table:table-cell table:style-name="ce2" office:value-type="string" calcext:value-type="string">
            <text:p>desvANormal</text:p>
          </table:table-cell>
          <table:table-cell table:style-name="ce4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129981" calcext:value-type="float">
            <text:p>129981</text:p>
          </table:table-cell>
          <table:table-cell office:value-type="float" office:value="208" calcext:value-type="float">
            <text:p>208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111369" calcext:value-type="float">
            <text:p>111369</text:p>
          </table:table-cell>
          <table:table-cell office:value-type="float" office:value="152" calcext:value-type="float">
            <text:p>152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float" office:value="121281" calcext:value-type="float">
            <text:p>121281</text:p>
          </table:table-cell>
          <table:table-cell office:value-type="float" office:value="129049" calcext:value-type="float">
            <text:p>129049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9981" calcext:value-type="float">
            <text:p>129981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1481" calcext:value-type="float">
            <text:p>131481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formula="of:=AVERAGE([.B2:.AI2])" office:value-type="float" office:value="24414.6451612903" calcext:value-type="float">
            <text:p>24414.6451612903</text:p>
          </table:table-cell>
          <table:table-cell table:formula="of:=STDEVPA([.B2:.AI2])" office:value-type="float" office:value="49632.6704724713" calcext:value-type="float">
            <text:p>49632.6704724713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973" calcext:value-type="float">
            <text:p>44973</text:p>
          </table:table-cell>
          <table:table-cell office:value-type="float" office:value="76" calcext:value-type="float">
            <text:p>76</text:p>
          </table:table-cell>
          <table:table-cell office:value-type="float" office:value="99249" calcext:value-type="float">
            <text:p>99249</text:p>
          </table:table-cell>
          <table:table-cell office:value-type="float" office:value="0" calcext:value-type="float">
            <text:p>0</text:p>
          </table:table-cell>
          <table:table-cell office:value-type="float" office:value="37393" calcext:value-type="float">
            <text:p>373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715" calcext:value-type="float">
            <text:p>17715</text:p>
          </table:table-cell>
          <table:table-cell office:value-type="float" office:value="60992" calcext:value-type="float">
            <text:p>60992</text:p>
          </table:table-cell>
          <table:table-cell office:value-type="float" office:value="80577" calcext:value-type="float">
            <text:p>80577</text:p>
          </table:table-cell>
          <table:table-cell office:value-type="float" office:value="76" calcext:value-type="float">
            <text:p>76</text:p>
          </table:table-cell>
          <table:table-cell office:value-type="float" office:value="72361" calcext:value-type="float">
            <text:p>72361</text:p>
          </table:table-cell>
          <table:table-cell office:value-type="float" office:value="85129" calcext:value-type="float">
            <text:p>85129</text:p>
          </table:table-cell>
          <table:table-cell office:value-type="float" office:value="31475" calcext:value-type="float">
            <text:p>31475</text:p>
          </table:table-cell>
          <table:table-cell office:value-type="float" office:value="83760" calcext:value-type="float">
            <text:p>83760</text:p>
          </table:table-cell>
          <table:table-cell office:value-type="float" office:value="99261" calcext:value-type="float">
            <text:p>99261</text:p>
          </table:table-cell>
          <table:table-cell office:value-type="float" office:value="17791" calcext:value-type="float">
            <text:p>17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16" calcext:value-type="float">
            <text:p>72816</text:p>
          </table:table-cell>
          <table:table-cell office:value-type="float" office:value="55232" calcext:value-type="float">
            <text:p>55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224" calcext:value-type="float">
            <text:p>45224</text:p>
          </table:table-cell>
          <table:table-cell office:value-type="float" office:value="57741" calcext:value-type="float">
            <text:p>57741</text:p>
          </table:table-cell>
          <table:table-cell office:value-type="float" office:value="95469" calcext:value-type="float">
            <text:p>95469</text:p>
          </table:table-cell>
          <table:table-cell office:value-type="float" office:value="60976" calcext:value-type="float">
            <text:p>609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:.AI3])" office:value-type="float" office:value="36073.7419354839" calcext:value-type="float">
            <text:p>36073.7419354839</text:p>
          </table:table-cell>
          <table:table-cell table:formula="of:=STDEVPA([.B3:.AI3])" office:value-type="float" office:value="36225.1204223095" calcext:value-type="float">
            <text:p>36225.1204223095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2124" calcext:value-type="float">
            <text:p>102124</text:p>
          </table:table-cell>
          <table:table-cell office:value-type="float" office:value="121605" calcext:value-type="float">
            <text:p>121605</text:p>
          </table:table-cell>
          <table:table-cell office:value-type="float" office:value="77048" calcext:value-type="float">
            <text:p>77048</text:p>
          </table:table-cell>
          <table:table-cell office:value-type="float" office:value="28871" calcext:value-type="float">
            <text:p>28871</text:p>
          </table:table-cell>
          <table:table-cell office:value-type="float" office:value="107132" calcext:value-type="float">
            <text:p>107132</text:p>
          </table:table-cell>
          <table:table-cell office:value-type="float" office:value="121269" calcext:value-type="float">
            <text:p>121269</text:p>
          </table:table-cell>
          <table:table-cell office:value-type="float" office:value="90625" calcext:value-type="float">
            <text:p>90625</text:p>
          </table:table-cell>
          <table:table-cell office:value-type="float" office:value="94969" calcext:value-type="float">
            <text:p>94969</text:p>
          </table:table-cell>
          <table:table-cell office:value-type="float" office:value="112317" calcext:value-type="float">
            <text:p>112317</text:p>
          </table:table-cell>
          <table:table-cell office:value-type="float" office:value="112110" calcext:value-type="float">
            <text:p>112110</text:p>
          </table:table-cell>
          <table:table-cell office:value-type="float" office:value="28000" calcext:value-type="float">
            <text:p>28000</text:p>
          </table:table-cell>
          <table:table-cell office:value-type="float" office:value="95260" calcext:value-type="float">
            <text:p>95260</text:p>
          </table:table-cell>
          <table:table-cell office:value-type="float" office:value="117197" calcext:value-type="float">
            <text:p>117197</text:p>
          </table:table-cell>
          <table:table-cell office:value-type="float" office:value="80804" calcext:value-type="float">
            <text:p>80804</text:p>
          </table:table-cell>
          <table:table-cell office:value-type="float" office:value="84796" calcext:value-type="float">
            <text:p>84796</text:p>
          </table:table-cell>
          <table:table-cell office:value-type="float" office:value="119086" calcext:value-type="float">
            <text:p>119086</text:p>
          </table:table-cell>
          <table:table-cell office:value-type="float" office:value="38120" calcext:value-type="float">
            <text:p>38120</text:p>
          </table:table-cell>
          <table:table-cell office:value-type="float" office:value="78196" calcext:value-type="float">
            <text:p>78196</text:p>
          </table:table-cell>
          <table:table-cell office:value-type="float" office:value="113414" calcext:value-type="float">
            <text:p>113414</text:p>
          </table:table-cell>
          <table:table-cell office:value-type="float" office:value="124305" calcext:value-type="float">
            <text:p>124305</text:p>
          </table:table-cell>
          <table:table-cell office:value-type="float" office:value="121529" calcext:value-type="float">
            <text:p>121529</text:p>
          </table:table-cell>
          <table:table-cell office:value-type="float" office:value="42776" calcext:value-type="float">
            <text:p>42776</text:p>
          </table:table-cell>
          <table:table-cell office:value-type="float" office:value="30856" calcext:value-type="float">
            <text:p>30856</text:p>
          </table:table-cell>
          <table:table-cell office:value-type="float" office:value="118569" calcext:value-type="float">
            <text:p>118569</text:p>
          </table:table-cell>
          <table:table-cell office:value-type="float" office:value="121449" calcext:value-type="float">
            <text:p>121449</text:p>
          </table:table-cell>
          <table:table-cell office:value-type="float" office:value="118477" calcext:value-type="float">
            <text:p>118477</text:p>
          </table:table-cell>
          <table:table-cell office:value-type="float" office:value="33712" calcext:value-type="float">
            <text:p>33712</text:p>
          </table:table-cell>
          <table:table-cell office:value-type="float" office:value="92720" calcext:value-type="float">
            <text:p>92720</text:p>
          </table:table-cell>
          <table:table-cell office:value-type="float" office:value="94480" calcext:value-type="float">
            <text:p>94480</text:p>
          </table:table-cell>
          <table:table-cell office:value-type="float" office:value="17880" calcext:value-type="float">
            <text:p>17880</text:p>
          </table:table-cell>
          <table:table-cell office:value-type="float" office:value="118697" calcext:value-type="float">
            <text:p>118697</text:p>
          </table:table-cell>
          <table:table-cell table:number-columns-repeated="3"/>
          <table:table-cell table:formula="of:=AVERAGE([.B4:.AI4])" office:value-type="float" office:value="88980.4193548387" calcext:value-type="float">
            <text:p>88980.4193548387</text:p>
          </table:table-cell>
          <table:table-cell table:formula="of:=STDEVPA([.B4:.AI4])" office:value-type="float" office:value="34070.7409671399" calcext:value-type="float">
            <text:p>34070.7409671399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4032" calcext:value-type="float">
            <text:p>44032</text:p>
          </table:table-cell>
          <table:table-cell office:value-type="float" office:value="58292" calcext:value-type="float">
            <text:p>58292</text:p>
          </table:table-cell>
          <table:table-cell office:value-type="float" office:value="39672" calcext:value-type="float">
            <text:p>39672</text:p>
          </table:table-cell>
          <table:table-cell office:value-type="float" office:value="109838" calcext:value-type="float">
            <text:p>109838</text:p>
          </table:table-cell>
          <table:table-cell office:value-type="float" office:value="50568" calcext:value-type="float">
            <text:p>50568</text:p>
          </table:table-cell>
          <table:table-cell office:value-type="float" office:value="55368" calcext:value-type="float">
            <text:p>55368</text:p>
          </table:table-cell>
          <table:table-cell office:value-type="float" office:value="84156" calcext:value-type="float">
            <text:p>84156</text:p>
          </table:table-cell>
          <table:table-cell office:value-type="float" office:value="77100" calcext:value-type="float">
            <text:p>77100</text:p>
          </table:table-cell>
          <table:table-cell office:value-type="float" office:value="60900" calcext:value-type="float">
            <text:p>60900</text:p>
          </table:table-cell>
          <table:table-cell office:value-type="float" office:value="46828" calcext:value-type="float">
            <text:p>46828</text:p>
          </table:table-cell>
          <table:table-cell office:value-type="float" office:value="23344" calcext:value-type="float">
            <text:p>23344</text:p>
          </table:table-cell>
          <table:table-cell office:value-type="float" office:value="42776" calcext:value-type="float">
            <text:p>42776</text:p>
          </table:table-cell>
          <table:table-cell office:value-type="float" office:value="56324" calcext:value-type="float">
            <text:p>56324</text:p>
          </table:table-cell>
          <table:table-cell office:value-type="float" office:value="43584" calcext:value-type="float">
            <text:p>43584</text:p>
          </table:table-cell>
          <table:table-cell office:value-type="float" office:value="37064" calcext:value-type="float">
            <text:p>37064</text:p>
          </table:table-cell>
          <table:table-cell office:value-type="float" office:value="59856" calcext:value-type="float">
            <text:p>59856</text:p>
          </table:table-cell>
          <table:table-cell office:value-type="float" office:value="17880" calcext:value-type="float">
            <text:p>17880</text:p>
          </table:table-cell>
          <table:table-cell office:value-type="float" office:value="41224" calcext:value-type="float">
            <text:p>41224</text:p>
          </table:table-cell>
          <table:table-cell office:value-type="float" office:value="43916" calcext:value-type="float">
            <text:p>43916</text:p>
          </table:table-cell>
          <table:table-cell office:value-type="float" office:value="78156" calcext:value-type="float">
            <text:p>78156</text:p>
          </table:table-cell>
          <table:table-cell office:value-type="float" office:value="56268" calcext:value-type="float">
            <text:p>56268</text:p>
          </table:table-cell>
          <table:table-cell office:value-type="float" office:value="20488" calcext:value-type="float">
            <text:p>20488</text:p>
          </table:table-cell>
          <table:table-cell office:value-type="float" office:value="16080" calcext:value-type="float">
            <text:p>16080</text:p>
          </table:table-cell>
          <table:table-cell office:value-type="float" office:value="71728" calcext:value-type="float">
            <text:p>71728</text:p>
          </table:table-cell>
          <table:table-cell office:value-type="float" office:value="53728" calcext:value-type="float">
            <text:p>53728</text:p>
          </table:table-cell>
          <table:table-cell office:value-type="float" office:value="67252" calcext:value-type="float">
            <text:p>67252</text:p>
          </table:table-cell>
          <table:table-cell office:value-type="float" office:value="33960" calcext:value-type="float">
            <text:p>33960</text:p>
          </table:table-cell>
          <table:table-cell office:value-type="float" office:value="46992" calcext:value-type="float">
            <text:p>46992</text:p>
          </table:table-cell>
          <table:table-cell office:value-type="float" office:value="38176" calcext:value-type="float">
            <text:p>38176</text:p>
          </table:table-cell>
          <table:table-cell office:value-type="float" office:value="32408" calcext:value-type="float">
            <text:p>32408</text:p>
          </table:table-cell>
          <table:table-cell office:value-type="float" office:value="62232" calcext:value-type="float">
            <text:p>62232</text:p>
          </table:table-cell>
          <table:table-cell table:number-columns-repeated="3"/>
          <table:table-cell table:formula="of:=AVERAGE([.B5:.AI5])" office:value-type="float" office:value="50651.2903225806" calcext:value-type="float">
            <text:p>50651.2903225806</text:p>
          </table:table-cell>
          <table:table-cell table:formula="of:=STDEVPA([.B5:.AI5])" office:value-type="float" office:value="20155.9009564774" calcext:value-type="float">
            <text:p>20155.9009564774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5264" calcext:value-type="float">
            <text:p>35264</text:p>
          </table:table-cell>
          <table:table-cell office:value-type="float" office:value="27752" calcext:value-type="float">
            <text:p>27752</text:p>
          </table:table-cell>
          <table:table-cell office:value-type="float" office:value="38120" calcext:value-type="float">
            <text:p>38120</text:p>
          </table:table-cell>
          <table:table-cell office:value-type="float" office:value="49624" calcext:value-type="float">
            <text:p>49624</text:p>
          </table:table-cell>
          <table:table-cell table:number-columns-repeated="2" office:value-type="float" office:value="33960" calcext:value-type="float">
            <text:p>33960</text:p>
          </table:table-cell>
          <table:table-cell office:value-type="float" office:value="41224" calcext:value-type="float">
            <text:p>41224</text:p>
          </table:table-cell>
          <table:table-cell office:value-type="float" office:value="58192" calcext:value-type="float">
            <text:p>58192</text:p>
          </table:table-cell>
          <table:table-cell office:value-type="float" office:value="58608" calcext:value-type="float">
            <text:p>58608</text:p>
          </table:table-cell>
          <table:table-cell office:value-type="float" office:value="32160" calcext:value-type="float">
            <text:p>32160</text:p>
          </table:table-cell>
          <table:table-cell office:value-type="float" office:value="19184" calcext:value-type="float">
            <text:p>19184</text:p>
          </table:table-cell>
          <table:table-cell office:value-type="float" office:value="39672" calcext:value-type="float">
            <text:p>39672</text:p>
          </table:table-cell>
          <table:table-cell office:value-type="float" office:value="32408" calcext:value-type="float">
            <text:p>32408</text:p>
          </table:table-cell>
          <table:table-cell table:number-columns-repeated="2" office:value-type="float" office:value="14528" calcext:value-type="float">
            <text:p>14528</text:p>
          </table:table-cell>
          <table:table-cell office:value-type="float" office:value="42776" calcext:value-type="float">
            <text:p>42776</text:p>
          </table:table-cell>
          <table:table-cell office:value-type="float" office:value="18936" calcext:value-type="float">
            <text:p>18936</text:p>
          </table:table-cell>
          <table:table-cell office:value-type="float" office:value="36816" calcext:value-type="float">
            <text:p>36816</text:p>
          </table:table-cell>
          <table:table-cell office:value-type="float" office:value="32464" calcext:value-type="float">
            <text:p>32464</text:p>
          </table:table-cell>
          <table:table-cell office:value-type="float" office:value="39620" calcext:value-type="float">
            <text:p>39620</text:p>
          </table:table-cell>
          <table:table-cell office:value-type="float" office:value="28056" calcext:value-type="float">
            <text:p>28056</text:p>
          </table:table-cell>
          <table:table-cell office:value-type="float" office:value="20488" calcext:value-type="float">
            <text:p>20488</text:p>
          </table:table-cell>
          <table:table-cell office:value-type="float" office:value="24896" calcext:value-type="float">
            <text:p>24896</text:p>
          </table:table-cell>
          <table:table-cell office:value-type="float" office:value="36816" calcext:value-type="float">
            <text:p>36816</text:p>
          </table:table-cell>
          <table:table-cell office:value-type="float" office:value="24896" calcext:value-type="float">
            <text:p>24896</text:p>
          </table:table-cell>
          <table:table-cell office:value-type="float" office:value="27752" calcext:value-type="float">
            <text:p>27752</text:p>
          </table:table-cell>
          <table:table-cell office:value-type="float" office:value="17632" calcext:value-type="float">
            <text:p>17632</text:p>
          </table:table-cell>
          <table:table-cell office:value-type="float" office:value="33712" calcext:value-type="float">
            <text:p>33712</text:p>
          </table:table-cell>
          <table:table-cell office:value-type="float" office:value="38368" calcext:value-type="float">
            <text:p>38368</text:p>
          </table:table-cell>
          <table:table-cell office:value-type="float" office:value="20488" calcext:value-type="float">
            <text:p>20488</text:p>
          </table:table-cell>
          <table:table-cell office:value-type="float" office:value="32160" calcext:value-type="float">
            <text:p>32160</text:p>
          </table:table-cell>
          <table:table-cell table:number-columns-repeated="3"/>
          <table:table-cell table:formula="of:=AVERAGE([.B6:.AI6])" office:value-type="float" office:value="32421.2903225806" calcext:value-type="float">
            <text:p>32421.2903225806</text:p>
          </table:table-cell>
          <table:table-cell table:formula="of:=STDEVPA([.B6:.AI6])" office:value-type="float" office:value="10973.3747159955" calcext:value-type="float">
            <text:p>10973.3747159955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184" calcext:value-type="float">
            <text:p>19184</text:p>
          </table:table-cell>
          <table:table-cell office:value-type="float" office:value="14776" calcext:value-type="float">
            <text:p>14776</text:p>
          </table:table-cell>
          <table:table-cell office:value-type="float" office:value="18936" calcext:value-type="float">
            <text:p>18936</text:p>
          </table:table-cell>
          <table:table-cell office:value-type="float" office:value="36568" calcext:value-type="float">
            <text:p>36568</text:p>
          </table:table-cell>
          <table:table-cell office:value-type="float" office:value="17632" calcext:value-type="float">
            <text:p>17632</text:p>
          </table:table-cell>
          <table:table-cell office:value-type="float" office:value="14528" calcext:value-type="float">
            <text:p>14528</text:p>
          </table:table-cell>
          <table:table-cell office:value-type="float" office:value="40976" calcext:value-type="float">
            <text:p>40976</text:p>
          </table:table-cell>
          <table:table-cell office:value-type="float" office:value="25144" calcext:value-type="float">
            <text:p>25144</text:p>
          </table:table-cell>
          <table:table-cell office:value-type="float" office:value="23840" calcext:value-type="float">
            <text:p>23840</text:p>
          </table:table-cell>
          <table:table-cell office:value-type="float" office:value="17632" calcext:value-type="float">
            <text:p>17632</text:p>
          </table:table-cell>
          <table:table-cell office:value-type="float" office:value="20736" calcext:value-type="float">
            <text:p>20736</text:p>
          </table:table-cell>
          <table:table-cell office:value-type="float" office:value="20488" calcext:value-type="float">
            <text:p>20488</text:p>
          </table:table-cell>
          <table:table-cell office:value-type="float" office:value="40976" calcext:value-type="float">
            <text:p>40976</text:p>
          </table:table-cell>
          <table:table-cell office:value-type="float" office:value="31104" calcext:value-type="float">
            <text:p>31104</text:p>
          </table:table-cell>
          <table:table-cell office:value-type="float" office:value="17632" calcext:value-type="float">
            <text:p>17632</text:p>
          </table:table-cell>
          <table:table-cell office:value-type="float" office:value="26200" calcext:value-type="float">
            <text:p>26200</text:p>
          </table:table-cell>
          <table:table-cell office:value-type="float" office:value="22040" calcext:value-type="float">
            <text:p>22040</text:p>
          </table:table-cell>
          <table:table-cell office:value-type="float" office:value="21792" calcext:value-type="float">
            <text:p>21792</text:p>
          </table:table-cell>
          <table:table-cell office:value-type="float" office:value="38120" calcext:value-type="float">
            <text:p>38120</text:p>
          </table:table-cell>
          <table:table-cell office:value-type="float" office:value="26696" calcext:value-type="float">
            <text:p>26696</text:p>
          </table:table-cell>
          <table:table-cell office:value-type="float" office:value="14776" calcext:value-type="float">
            <text:p>14776</text:p>
          </table:table-cell>
          <table:table-cell office:value-type="float" office:value="22288" calcext:value-type="float">
            <text:p>22288</text:p>
          </table:table-cell>
          <table:table-cell office:value-type="float" office:value="20488" calcext:value-type="float">
            <text:p>20488</text:p>
          </table:table-cell>
          <table:table-cell office:value-type="float" office:value="19184" calcext:value-type="float">
            <text:p>19184</text:p>
          </table:table-cell>
          <table:table-cell office:value-type="float" office:value="35264" calcext:value-type="float">
            <text:p>35264</text:p>
          </table:table-cell>
          <table:table-cell office:value-type="float" office:value="16080" calcext:value-type="float">
            <text:p>16080</text:p>
          </table:table-cell>
          <table:table-cell office:value-type="float" office:value="20488" calcext:value-type="float">
            <text:p>20488</text:p>
          </table:table-cell>
          <table:table-cell office:value-type="float" office:value="20736" calcext:value-type="float">
            <text:p>20736</text:p>
          </table:table-cell>
          <table:table-cell office:value-type="float" office:value="20488" calcext:value-type="float">
            <text:p>20488</text:p>
          </table:table-cell>
          <table:table-cell office:value-type="float" office:value="20736" calcext:value-type="float">
            <text:p>20736</text:p>
          </table:table-cell>
          <table:table-cell office:value-type="float" office:value="38120" calcext:value-type="float">
            <text:p>38120</text:p>
          </table:table-cell>
          <table:table-cell table:number-columns-repeated="3"/>
          <table:table-cell table:formula="of:=AVERAGE([.B7:.AI7])" office:value-type="float" office:value="23988.6451612903" calcext:value-type="float">
            <text:p>23988.6451612903</text:p>
          </table:table-cell>
          <table:table-cell table:formula="of:=STDEVPA([.B7:.AI7])" office:value-type="float" office:value="7896.70599169367" calcext:value-type="float">
            <text:p>7896.7059916937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040" calcext:value-type="float">
            <text:p>22040</text:p>
          </table:table-cell>
          <table:table-cell office:value-type="float" office:value="17880" calcext:value-type="float">
            <text:p>17880</text:p>
          </table:table-cell>
          <table:table-cell office:value-type="float" office:value="20736" calcext:value-type="float">
            <text:p>20736</text:p>
          </table:table-cell>
          <table:table-cell office:value-type="float" office:value="36816" calcext:value-type="float">
            <text:p>36816</text:p>
          </table:table-cell>
          <table:table-cell office:value-type="float" office:value="30556" calcext:value-type="float">
            <text:p>30556</text:p>
          </table:table-cell>
          <table:table-cell office:value-type="float" office:value="16328" calcext:value-type="float">
            <text:p>16328</text:p>
          </table:table-cell>
          <table:table-cell office:value-type="float" office:value="27948" calcext:value-type="float">
            <text:p>27948</text:p>
          </table:table-cell>
          <table:table-cell office:value-type="float" office:value="18936" calcext:value-type="float">
            <text:p>18936</text:p>
          </table:table-cell>
          <table:table-cell office:value-type="float" office:value="20488" calcext:value-type="float">
            <text:p>20488</text:p>
          </table:table-cell>
          <table:table-cell office:value-type="float" office:value="17880" calcext:value-type="float">
            <text:p>17880</text:p>
          </table:table-cell>
          <table:table-cell office:value-type="float" office:value="29252" calcext:value-type="float">
            <text:p>29252</text:p>
          </table:table-cell>
          <table:table-cell office:value-type="float" office:value="19184" calcext:value-type="float">
            <text:p>19184</text:p>
          </table:table-cell>
          <table:table-cell office:value-type="float" office:value="17632" calcext:value-type="float">
            <text:p>17632</text:p>
          </table:table-cell>
          <table:table-cell office:value-type="float" office:value="0" calcext:value-type="float">
            <text:p>0</text:p>
          </table:table-cell>
          <table:table-cell office:value-type="float" office:value="20736" calcext:value-type="float">
            <text:p>20736</text:p>
          </table:table-cell>
          <table:table-cell office:value-type="float" office:value="23592" calcext:value-type="float">
            <text:p>23592</text:p>
          </table:table-cell>
          <table:table-cell office:value-type="float" office:value="25144" calcext:value-type="float">
            <text:p>25144</text:p>
          </table:table-cell>
          <table:table-cell office:value-type="float" office:value="20736" calcext:value-type="float">
            <text:p>20736</text:p>
          </table:table-cell>
          <table:table-cell office:value-type="float" office:value="17632" calcext:value-type="float">
            <text:p>17632</text:p>
          </table:table-cell>
          <table:table-cell office:value-type="float" office:value="20488" calcext:value-type="float">
            <text:p>20488</text:p>
          </table:table-cell>
          <table:table-cell office:value-type="float" office:value="26200" calcext:value-type="float">
            <text:p>26200</text:p>
          </table:table-cell>
          <table:table-cell office:value-type="float" office:value="0" calcext:value-type="float">
            <text:p>0</text:p>
          </table:table-cell>
          <table:table-cell office:value-type="float" office:value="25392" calcext:value-type="float">
            <text:p>25392</text:p>
          </table:table-cell>
          <table:table-cell office:value-type="float" office:value="20488" calcext:value-type="float">
            <text:p>20488</text:p>
          </table:table-cell>
          <table:table-cell office:value-type="float" office:value="19184" calcext:value-type="float">
            <text:p>19184</text:p>
          </table:table-cell>
          <table:table-cell office:value-type="float" office:value="27948" calcext:value-type="float">
            <text:p>27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488" calcext:value-type="float">
            <text:p>20488</text:p>
          </table:table-cell>
          <table:table-cell office:value-type="float" office:value="0" calcext:value-type="float">
            <text:p>0</text:p>
          </table:table-cell>
          <table:table-cell office:value-type="float" office:value="11868" calcext:value-type="float">
            <text:p>11868</text:p>
          </table:table-cell>
          <table:table-cell table:number-columns-repeated="3"/>
          <table:table-cell table:formula="of:=AVERAGE([.B8:.AI8])" office:value-type="float" office:value="19227.7419354839" calcext:value-type="float">
            <text:p>19227.7419354839</text:p>
          </table:table-cell>
          <table:table-cell table:formula="of:=STDEVPA([.B8:.AI8])" office:value-type="float" office:value="8805.78032653604" calcext:value-type="float">
            <text:p>8805.780326536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632" calcext:value-type="float">
            <text:p>17632</text:p>
          </table:table-cell>
          <table:table-cell office:value-type="float" office:value="18936" calcext:value-type="float">
            <text:p>18936</text:p>
          </table:table-cell>
          <table:table-cell office:value-type="float" office:value="34912" calcext:value-type="float">
            <text:p>34912</text:p>
          </table:table-cell>
          <table:table-cell office:value-type="float" office:value="18936" calcext:value-type="float">
            <text:p>18936</text:p>
          </table:table-cell>
          <table:table-cell table:number-columns-repeated="4" office:value-type="float" office:value="22040" calcext:value-type="float">
            <text:p>22040</text:p>
          </table:table-cell>
          <table:table-cell table:number-columns-repeated="2" office:value-type="float" office:value="20488" calcext:value-type="float">
            <text:p>20488</text:p>
          </table:table-cell>
          <table:table-cell office:value-type="float" office:value="18936" calcext:value-type="float">
            <text:p>18936</text:p>
          </table:table-cell>
          <table:table-cell office:value-type="float" office:value="15676" calcext:value-type="float">
            <text:p>15676</text:p>
          </table:table-cell>
          <table:table-cell office:value-type="float" office:value="19184" calcext:value-type="float">
            <text:p>19184</text:p>
          </table:table-cell>
          <table:table-cell office:value-type="float" office:value="27700" calcext:value-type="float">
            <text:p>27700</text:p>
          </table:table-cell>
          <table:table-cell office:value-type="float" office:value="29056" calcext:value-type="float">
            <text:p>29056</text:p>
          </table:table-cell>
          <table:table-cell office:value-type="float" office:value="22040" calcext:value-type="float">
            <text:p>22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32" calcext:value-type="float">
            <text:p>17632</text:p>
          </table:table-cell>
          <table:table-cell office:value-type="float" office:value="18936" calcext:value-type="float">
            <text:p>18936</text:p>
          </table:table-cell>
          <table:table-cell office:value-type="float" office:value="19184" calcext:value-type="float">
            <text:p>19184</text:p>
          </table:table-cell>
          <table:table-cell office:value-type="float" office:value="33556" calcext:value-type="float">
            <text:p>33556</text:p>
          </table:table-cell>
          <table:table-cell office:value-type="float" office:value="0" calcext:value-type="float">
            <text:p>0</text:p>
          </table:table-cell>
          <table:table-cell office:value-type="float" office:value="22040" calcext:value-type="float">
            <text:p>22040</text:p>
          </table:table-cell>
          <table:table-cell office:value-type="float" office:value="19184" calcext:value-type="float">
            <text:p>19184</text:p>
          </table:table-cell>
          <table:table-cell office:value-type="float" office:value="20736" calcext:value-type="float">
            <text:p>20736</text:p>
          </table:table-cell>
          <table:table-cell office:value-type="float" office:value="22040" calcext:value-type="float">
            <text:p>22040</text:p>
          </table:table-cell>
          <table:table-cell office:value-type="float" office:value="18936" calcext:value-type="float">
            <text:p>18936</text:p>
          </table:table-cell>
          <table:table-cell office:value-type="float" office:value="3104" calcext:value-type="float">
            <text:p>3104</text:p>
          </table:table-cell>
          <table:table-cell office:value-type="float" office:value="18936" calcext:value-type="float">
            <text:p>1893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9:.AI9])" office:value-type="float" office:value="18271.8709677419" calcext:value-type="float">
            <text:p>18271.8709677419</text:p>
          </table:table-cell>
          <table:table-cell table:formula="of:=STDEVPA([.B9:.AI9])" office:value-type="float" office:value="8815.63979615823" calcext:value-type="float">
            <text:p>8815.6397961582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860" calcext:value-type="float">
            <text:p>34860</text:p>
          </table:table-cell>
          <table:table-cell office:value-type="float" office:value="20736" calcext:value-type="float">
            <text:p>20736</text:p>
          </table:table-cell>
          <table:table-cell office:value-type="float" office:value="0" calcext:value-type="float">
            <text:p>0</text:p>
          </table:table-cell>
          <table:table-cell office:value-type="float" office:value="4656" calcext:value-type="float">
            <text:p>4656</text:p>
          </table:table-cell>
          <table:table-cell office:value-type="float" office:value="0" calcext:value-type="float">
            <text:p>0</text:p>
          </table:table-cell>
          <table:table-cell office:value-type="float" office:value="26200" calcext:value-type="float">
            <text:p>26200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0" calcext:value-type="float">
            <text:p>0</text:p>
          </table:table-cell>
          <table:table-cell office:value-type="float" office:value="19184" calcext:value-type="float">
            <text:p>19184</text:p>
          </table:table-cell>
          <table:table-cell office:value-type="float" office:value="6208" calcext:value-type="float">
            <text:p>6208</text:p>
          </table:table-cell>
          <table:table-cell office:value-type="float" office:value="22040" calcext:value-type="float">
            <text:p>22040</text:p>
          </table:table-cell>
          <table:table-cell office:value-type="float" office:value="4656" calcext:value-type="float">
            <text:p>4656</text:p>
          </table:table-cell>
          <table:table-cell office:value-type="float" office:value="20736" calcext:value-type="float">
            <text:p>20736</text:p>
          </table:table-cell>
          <table:table-cell office:value-type="float" office:value="25392" calcext:value-type="float">
            <text:p>25392</text:p>
          </table:table-cell>
          <table:table-cell office:value-type="float" office:value="26644" calcext:value-type="float">
            <text:p>26644</text:p>
          </table:table-cell>
          <table:table-cell office:value-type="float" office:value="24896" calcext:value-type="float">
            <text:p>24896</text:p>
          </table:table-cell>
          <table:table-cell office:value-type="float" office:value="22040" calcext:value-type="float">
            <text:p>22040</text:p>
          </table:table-cell>
          <table:table-cell office:value-type="float" office:value="0" calcext:value-type="float">
            <text:p>0</text:p>
          </table:table-cell>
          <table:table-cell office:value-type="float" office:value="16172" calcext:value-type="float">
            <text:p>16172</text:p>
          </table:table-cell>
          <table:table-cell table:number-columns-repeated="2" office:value-type="float" office:value="25144" calcext:value-type="float">
            <text:p>25144</text:p>
          </table:table-cell>
          <table:table-cell office:value-type="float" office:value="24896" calcext:value-type="float">
            <text:p>24896</text:p>
          </table:table-cell>
          <table:table-cell office:value-type="float" office:value="20736" calcext:value-type="float">
            <text:p>20736</text:p>
          </table:table-cell>
          <table:table-cell office:value-type="float" office:value="0" calcext:value-type="float">
            <text:p>0</text:p>
          </table:table-cell>
          <table:table-cell office:value-type="float" office:value="24896" calcext:value-type="float">
            <text:p>24896</text:p>
          </table:table-cell>
          <table:table-cell office:value-type="float" office:value="0" calcext:value-type="float">
            <text:p>0</text:p>
          </table:table-cell>
          <table:table-cell office:value-type="float" office:value="4656" calcext:value-type="float">
            <text:p>4656</text:p>
          </table:table-cell>
          <table:table-cell office:value-type="float" office:value="33660" calcext:value-type="float">
            <text:p>33660</text:p>
          </table:table-cell>
          <table:table-cell office:value-type="float" office:value="0" calcext:value-type="float">
            <text:p>0</text:p>
          </table:table-cell>
          <table:table-cell office:value-type="float" office:value="39464" calcext:value-type="float">
            <text:p>39464</text:p>
          </table:table-cell>
          <table:table-cell table:number-columns-repeated="3"/>
          <table:table-cell table:formula="of:=AVERAGE([.B10:.AI10])" office:value-type="float" office:value="16019.6129032258" calcext:value-type="float">
            <text:p>16019.6129032258</text:p>
          </table:table-cell>
          <table:table-cell table:formula="of:=STDEVPA([.B10:.AI10])" office:value-type="float" office:value="12268.9081925513" calcext:value-type="float">
            <text:p>12268.9081925513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736" calcext:value-type="float">
            <text:p>20736</text:p>
          </table:table-cell>
          <table:table-cell office:value-type="float" office:value="0" calcext:value-type="float">
            <text:p>0</text:p>
          </table:table-cell>
          <table:table-cell office:value-type="float" office:value="25144" calcext:value-type="float">
            <text:p>25144</text:p>
          </table:table-cell>
          <table:table-cell office:value-type="float" office:value="19184" calcext:value-type="float">
            <text:p>19184</text:p>
          </table:table-cell>
          <table:table-cell office:value-type="float" office:value="23840" calcext:value-type="float">
            <text:p>23840</text:p>
          </table:table-cell>
          <table:table-cell office:value-type="float" office:value="0" calcext:value-type="float">
            <text:p>0</text:p>
          </table:table-cell>
          <table:table-cell office:value-type="float" office:value="22040" calcext:value-type="float">
            <text:p>22040</text:p>
          </table:table-cell>
          <table:table-cell office:value-type="float" office:value="0" calcext:value-type="float">
            <text:p>0</text:p>
          </table:table-cell>
          <table:table-cell office:value-type="float" office:value="33556" calcext:value-type="float">
            <text:p>33556</text:p>
          </table:table-cell>
          <table:table-cell office:value-type="float" office:value="0" calcext:value-type="float">
            <text:p>0</text:p>
          </table:table-cell>
          <table:table-cell office:value-type="float" office:value="21792" calcext:value-type="float">
            <text:p>21792</text:p>
          </table:table-cell>
          <table:table-cell office:value-type="float" office:value="0" calcext:value-type="float">
            <text:p>0</text:p>
          </table:table-cell>
          <table:table-cell office:value-type="float" office:value="20488" calcext:value-type="float">
            <text:p>20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0488" calcext:value-type="float">
            <text:p>20488</text:p>
          </table:table-cell>
          <table:table-cell office:value-type="float" office:value="25144" calcext:value-type="float">
            <text:p>25144</text:p>
          </table:table-cell>
          <table:table-cell office:value-type="float" office:value="30504" calcext:value-type="float">
            <text:p>30504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3344" calcext:value-type="float">
            <text:p>23344</text:p>
          </table:table-cell>
          <table:table-cell office:value-type="float" office:value="27752" calcext:value-type="float">
            <text:p>277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40" calcext:value-type="float">
            <text:p>22040</text:p>
          </table:table-cell>
          <table:table-cell office:value-type="float" office:value="0" calcext:value-type="float">
            <text:p>0</text:p>
          </table:table-cell>
          <table:table-cell office:value-type="float" office:value="39268" calcext:value-type="float">
            <text:p>39268</text:p>
          </table:table-cell>
          <table:table-cell office:value-type="float" office:value="16080" calcext:value-type="float">
            <text:p>16080</text:p>
          </table:table-cell>
          <table:table-cell table:number-columns-repeated="3"/>
          <table:table-cell table:formula="of:=AVERAGE([.B11:.AI11])" office:value-type="float" office:value="14858.8387096774" calcext:value-type="float">
            <text:p>14858.8387096774</text:p>
          </table:table-cell>
          <table:table-cell table:formula="of:=STDEVPA([.B11:.AI11])" office:value-type="float" office:value="12499.6405086288" calcext:value-type="float">
            <text:p>12499.6405086288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488" calcext:value-type="float">
            <text:p>20488</text:p>
          </table:table-cell>
          <table:table-cell office:value-type="float" office:value="0" calcext:value-type="float">
            <text:p>0</text:p>
          </table:table-cell>
          <table:table-cell office:value-type="float" office:value="30556" calcext:value-type="float">
            <text:p>30556</text:p>
          </table:table-cell>
          <table:table-cell office:value-type="float" office:value="24896" calcext:value-type="float">
            <text:p>24896</text:p>
          </table:table-cell>
          <table:table-cell office:value-type="float" office:value="23840" calcext:value-type="float">
            <text:p>23840</text:p>
          </table:table-cell>
          <table:table-cell office:value-type="float" office:value="26396" calcext:value-type="float">
            <text:p>26396</text:p>
          </table:table-cell>
          <table:table-cell office:value-type="float" office:value="26448" calcext:value-type="float">
            <text:p>26448</text:p>
          </table:table-cell>
          <table:table-cell office:value-type="float" office:value="25144" calcext:value-type="float">
            <text:p>25144</text:p>
          </table:table-cell>
          <table:table-cell office:value-type="float" office:value="20488" calcext:value-type="float">
            <text:p>20488</text:p>
          </table:table-cell>
          <table:table-cell office:value-type="float" office:value="1552" calcext:value-type="float">
            <text:p>1552</text:p>
          </table:table-cell>
          <table:table-cell office:value-type="float" office:value="28248" calcext:value-type="float">
            <text:p>28248</text:p>
          </table:table-cell>
          <table:table-cell office:value-type="float" office:value="20488" calcext:value-type="float">
            <text:p>20488</text:p>
          </table:table-cell>
          <table:table-cell office:value-type="float" office:value="24896" calcext:value-type="float">
            <text:p>24896</text:p>
          </table:table-cell>
          <table:table-cell office:value-type="float" office:value="23592" calcext:value-type="float">
            <text:p>23592</text:p>
          </table:table-cell>
          <table:table-cell office:value-type="float" office:value="24896" calcext:value-type="float">
            <text:p>24896</text:p>
          </table:table-cell>
          <table:table-cell office:value-type="float" office:value="26448" calcext:value-type="float">
            <text:p>26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44" calcext:value-type="float">
            <text:p>25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2:.AI12])" office:value-type="float" office:value="12811.7419354839" calcext:value-type="float">
            <text:p>12811.7419354839</text:p>
          </table:table-cell>
          <table:table-cell table:formula="of:=STDEVPA([.B12:.AI12])" office:value-type="float" office:value="12451.2837502876" calcext:value-type="float">
            <text:p>12451.2837502876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936" calcext:value-type="float">
            <text:p>18936</text:p>
          </table:table-cell>
          <table:table-cell office:value-type="float" office:value="22040" calcext:value-type="float">
            <text:p>22040</text:p>
          </table:table-cell>
          <table:table-cell office:value-type="float" office:value="26644" calcext:value-type="float">
            <text:p>26644</text:p>
          </table:table-cell>
          <table:table-cell office:value-type="float" office:value="8712" calcext:value-type="float">
            <text:p>87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792" calcext:value-type="float">
            <text:p>21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36" calcext:value-type="float">
            <text:p>189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6448" calcext:value-type="float">
            <text:p>26448</text:p>
          </table:table-cell>
          <table:table-cell office:value-type="float" office:value="23840" calcext:value-type="float">
            <text:p>23840</text:p>
          </table:table-cell>
          <table:table-cell office:value-type="float" office:value="29304" calcext:value-type="float">
            <text:p>2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40" calcext:value-type="float">
            <text:p>22040</text:p>
          </table:table-cell>
          <table:table-cell office:value-type="float" office:value="0" calcext:value-type="float">
            <text:p>0</text:p>
          </table:table-cell>
          <table:table-cell office:value-type="float" office:value="16080" calcext:value-type="float">
            <text:p>16080</text:p>
          </table:table-cell>
          <table:table-cell office:value-type="float" office:value="25144" calcext:value-type="float">
            <text:p>25144</text:p>
          </table:table-cell>
          <table:table-cell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46936" calcext:value-type="float">
            <text:p>46936</text:p>
          </table:table-cell>
          <table:table-cell table:number-columns-repeated="3"/>
          <table:table-cell table:formula="of:=AVERAGE([.B13:.AI13])" office:value-type="float" office:value="10859.7419354839" calcext:value-type="float">
            <text:p>10859.7419354839</text:p>
          </table:table-cell>
          <table:table-cell table:formula="of:=STDEVPA([.B13:.AI13])" office:value-type="float" office:value="12837.5333952959" calcext:value-type="float">
            <text:p>12837.5333952959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616" calcext:value-type="float">
            <text:p>10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0" calcext:value-type="float">
            <text:p>0</text:p>
          </table:table-cell>
          <table:table-cell office:value-type="float" office:value="23344" calcext:value-type="float">
            <text:p>23344</text:p>
          </table:table-cell>
          <table:table-cell office:value-type="float" office:value="26396" calcext:value-type="float">
            <text:p>26396</text:p>
          </table:table-cell>
          <table:table-cell office:value-type="float" office:value="27948" calcext:value-type="float">
            <text:p>27948</text:p>
          </table:table-cell>
          <table:table-cell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table:number-columns-repeated="2" office:value-type="float" office:value="25144" calcext:value-type="float">
            <text:p>25144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3096" calcext:value-type="float">
            <text:p>23096</text:p>
          </table:table-cell>
          <table:table-cell office:value-type="float" office:value="28000" calcext:value-type="float">
            <text:p>28000</text:p>
          </table:table-cell>
          <table:table-cell office:value-type="float" office:value="39960" calcext:value-type="float">
            <text:p>39960</text:p>
          </table:table-cell>
          <table:table-cell office:value-type="float" office:value="26396" calcext:value-type="float">
            <text:p>26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860" calcext:value-type="float">
            <text:p>34860</text:p>
          </table:table-cell>
          <table:table-cell office:value-type="float" office:value="26644" calcext:value-type="float">
            <text:p>26644</text:p>
          </table:table-cell>
          <table:table-cell office:value-type="float" office:value="0" calcext:value-type="float">
            <text:p>0</text:p>
          </table:table-cell>
          <table:table-cell office:value-type="float" office:value="26396" calcext:value-type="float">
            <text:p>26396</text:p>
          </table:table-cell>
          <table:table-cell office:value-type="float" office:value="9064" calcext:value-type="float">
            <text:p>9064</text:p>
          </table:table-cell>
          <table:table-cell office:value-type="float" office:value="0" calcext:value-type="float">
            <text:p>0</text:p>
          </table:table-cell>
          <table:table-cell office:value-type="float" office:value="29304" calcext:value-type="float">
            <text:p>29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4:.AI14])" office:value-type="float" office:value="13394.064516129" calcext:value-type="float">
            <text:p>13394.064516129</text:p>
          </table:table-cell>
          <table:table-cell table:formula="of:=STDEVPA([.B14:.AI14])" office:value-type="float" office:value="13460.787413903" calcext:value-type="float">
            <text:p>13460.787413903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00" calcext:value-type="float">
            <text:p>27700</text:p>
          </table:table-cell>
          <table:table-cell office:value-type="float" office:value="0" calcext:value-type="float">
            <text:p>0</text:p>
          </table:table-cell>
          <table:table-cell office:value-type="float" office:value="27948" calcext:value-type="float">
            <text:p>27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48" calcext:value-type="float">
            <text:p>26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96" calcext:value-type="float">
            <text:p>24896</text:p>
          </table:table-cell>
          <table:table-cell office:value-type="float" office:value="0" calcext:value-type="float">
            <text:p>0</text:p>
          </table:table-cell>
          <table:table-cell office:value-type="float" office:value="11868" calcext:value-type="float">
            <text:p>11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700" calcext:value-type="float">
            <text:p>27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44" calcext:value-type="float">
            <text:p>251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15:.AI15])" office:value-type="float" office:value="5538.83870967742" calcext:value-type="float">
            <text:p>5538.8387096774</text:p>
          </table:table-cell>
          <table:table-cell table:formula="of:=STDEVPA([.B15:.AI15])" office:value-type="float" office:value="10560.1313869416" calcext:value-type="float">
            <text:p>10560.1313869416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144" calcext:value-type="float">
            <text:p>25144</text:p>
          </table:table-cell>
          <table:table-cell office:value-type="float" office:value="26448" calcext:value-type="float">
            <text:p>264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160" calcext:value-type="float">
            <text:p>32160</text:p>
          </table:table-cell>
          <table:table-cell office:value-type="float" office:value="0" calcext:value-type="float">
            <text:p>0</text:p>
          </table:table-cell>
          <table:table-cell office:value-type="float" office:value="25144" calcext:value-type="float">
            <text:p>251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240" calcext:value-type="float">
            <text:p>20240</text:p>
          </table:table-cell>
          <table:table-cell office:value-type="float" office:value="25144" calcext:value-type="float">
            <text:p>25144</text:p>
          </table:table-cell>
          <table:table-cell office:value-type="float" office:value="0" calcext:value-type="float">
            <text:p>0</text:p>
          </table:table-cell>
          <table:table-cell office:value-type="float" office:value="26448" calcext:value-type="float">
            <text:p>26448</text:p>
          </table:table-cell>
          <table:table-cell office:value-type="float" office:value="27948" calcext:value-type="float">
            <text:p>27948</text:p>
          </table:table-cell>
          <table:table-cell office:value-type="float" office:value="0" calcext:value-type="float">
            <text:p>0</text:p>
          </table:table-cell>
          <table:table-cell office:value-type="float" office:value="26448" calcext:value-type="float">
            <text:p>26448</text:p>
          </table:table-cell>
          <table:table-cell office:value-type="float" office:value="0" calcext:value-type="float">
            <text:p>0</text:p>
          </table:table-cell>
          <table:table-cell office:value-type="float" office:value="27948" calcext:value-type="float">
            <text:p>27948</text:p>
          </table:table-cell>
          <table:table-cell office:value-type="float" office:value="26448" calcext:value-type="float">
            <text:p>26448</text:p>
          </table:table-cell>
          <table:table-cell office:value-type="float" office:value="27700" calcext:value-type="float">
            <text:p>27700</text:p>
          </table:table-cell>
          <table:table-cell office:value-type="float" office:value="0" calcext:value-type="float">
            <text:p>0</text:p>
          </table:table-cell>
          <table:table-cell office:value-type="float" office:value="54136" calcext:value-type="float">
            <text:p>54136</text:p>
          </table:table-cell>
          <table:table-cell office:value-type="float" office:value="6208" calcext:value-type="float">
            <text:p>6208</text:p>
          </table:table-cell>
          <table:table-cell table:number-columns-repeated="3"/>
          <table:table-cell table:formula="of:=AVERAGE([.B16:.AI16])" office:value-type="float" office:value="12179.4838709677" calcext:value-type="float">
            <text:p>12179.4838709677</text:p>
          </table:table-cell>
          <table:table-cell table:formula="of:=STDEVPA([.B16:.AI16])" office:value-type="float" office:value="14852.7772397492" calcext:value-type="float">
            <text:p>14852.7772397492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284" calcext:value-type="float">
            <text:p>55284</text:p>
          </table:table-cell>
          <table:table-cell office:value-type="float" office:value="0" calcext:value-type="float">
            <text:p>0</text:p>
          </table:table-cell>
          <table:table-cell office:value-type="float" office:value="36908" calcext:value-type="float">
            <text:p>36908</text:p>
          </table:table-cell>
          <table:table-cell office:value-type="float" office:value="29552" calcext:value-type="float">
            <text:p>29552</text:p>
          </table:table-cell>
          <table:table-cell office:value-type="float" office:value="0" calcext:value-type="float">
            <text:p>0</text:p>
          </table:table-cell>
          <table:table-cell office:value-type="float" office:value="27948" calcext:value-type="float">
            <text:p>27948</text:p>
          </table:table-cell>
          <table:table-cell office:value-type="float" office:value="0" calcext:value-type="float">
            <text:p>0</text:p>
          </table:table-cell>
          <table:table-cell office:value-type="float" office:value="26396" calcext:value-type="float">
            <text:p>26396</text:p>
          </table:table-cell>
          <table:table-cell office:value-type="float" office:value="47576" calcext:value-type="float">
            <text:p>47576</text:p>
          </table:table-cell>
          <table:table-cell office:value-type="float" office:value="0" calcext:value-type="float">
            <text:p>0</text:p>
          </table:table-cell>
          <table:table-cell office:value-type="float" office:value="25144" calcext:value-type="float">
            <text:p>25144</text:p>
          </table:table-cell>
          <table:table-cell office:value-type="float" office:value="31052" calcext:value-type="float">
            <text:p>31052</text:p>
          </table:table-cell>
          <table:table-cell office:value-type="float" office:value="30752" calcext:value-type="float">
            <text:p>30752</text:p>
          </table:table-cell>
          <table:table-cell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52" calcext:value-type="float">
            <text:p>295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252" calcext:value-type="float">
            <text:p>29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17:.AI17])" office:value-type="float" office:value="12116.9032258065" calcext:value-type="float">
            <text:p>12116.9032258065</text:p>
          </table:table-cell>
          <table:table-cell table:formula="of:=STDEVPA([.B17:.AI17])" office:value-type="float" office:value="16840.2646124234" calcext:value-type="float">
            <text:p>16840.2646124234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16" calcext:value-type="float">
            <text:p>395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52" calcext:value-type="float">
            <text:p>27452</text:p>
          </table:table-cell>
          <table:table-cell office:value-type="float" office:value="0" calcext:value-type="float">
            <text:p>0</text:p>
          </table:table-cell>
          <table:table-cell office:value-type="float" office:value="26396" calcext:value-type="float">
            <text:p>26396</text:p>
          </table:table-cell>
          <table:table-cell office:value-type="float" office:value="29448" calcext:value-type="float">
            <text:p>29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18:.AI18])" office:value-type="float" office:value="4922.96774193548" calcext:value-type="float">
            <text:p>4922.9677419355</text:p>
          </table:table-cell>
          <table:table-cell table:formula="of:=STDEVPA([.B18:.AI18])" office:value-type="float" office:value="10958.6876053302" calcext:value-type="float">
            <text:p>10958.6876053302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700" calcext:value-type="float">
            <text:p>27700</text:p>
          </table:table-cell>
          <table:table-cell office:value-type="float" office:value="26396" calcext:value-type="float">
            <text:p>26396</text:p>
          </table:table-cell>
          <table:table-cell office:value-type="float" office:value="39464" calcext:value-type="float">
            <text:p>394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752" calcext:value-type="float">
            <text:p>30752</text:p>
          </table:table-cell>
          <table:table-cell office:value-type="float" office:value="32004" calcext:value-type="float">
            <text:p>32004</text:p>
          </table:table-cell>
          <table:table-cell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office:value-type="float" office:value="0" calcext:value-type="float">
            <text:p>0</text:p>
          </table:table-cell>
          <table:table-cell office:value-type="float" office:value="29304" calcext:value-type="float">
            <text:p>29304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8" calcext:value-type="float">
            <text:p>55648</text:p>
          </table:table-cell>
          <table:table-cell table:number-columns-repeated="3"/>
          <table:table-cell table:formula="of:=AVERAGE([.B19:.AI19])" office:value-type="float" office:value="11473.1612903226" calcext:value-type="float">
            <text:p>11473.1612903226</text:p>
          </table:table-cell>
          <table:table-cell table:formula="of:=STDEVPA([.B19:.AI19])" office:value-type="float" office:value="16203.7984616845" calcext:value-type="float">
            <text:p>16203.7984616845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448" calcext:value-type="float">
            <text:p>26448</text:p>
          </table:table-cell>
          <table:table-cell office:value-type="float" office:value="20240" calcext:value-type="float">
            <text:p>20240</text:p>
          </table:table-cell>
          <table:table-cell office:value-type="float" office:value="27948" calcext:value-type="float">
            <text:p>27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92" calcext:value-type="float">
            <text:p>25092</text:p>
          </table:table-cell>
          <table:table-cell office:value-type="float" office:value="0" calcext:value-type="float">
            <text:p>0</text:p>
          </table:table-cell>
          <table:table-cell office:value-type="float" office:value="27700" calcext:value-type="float">
            <text:p>27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08" calcext:value-type="float">
            <text:p>333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448" calcext:value-type="float">
            <text:p>29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20:.AI20])" office:value-type="float" office:value="6134.96774193548" calcext:value-type="float">
            <text:p>6134.9677419355</text:p>
          </table:table-cell>
          <table:table-cell table:formula="of:=STDEVPA([.B20:.AI20])" office:value-type="float" office:value="11496.1120145279" calcext:value-type="float">
            <text:p>11496.1120145279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476" calcext:value-type="float">
            <text:p>20476</text:p>
          </table:table-cell>
          <table:table-cell office:value-type="float" office:value="0" calcext:value-type="float">
            <text:p>0</text:p>
          </table:table-cell>
          <table:table-cell office:value-type="float" office:value="32252" calcext:value-type="float">
            <text:p>32252</text:p>
          </table:table-cell>
          <table:table-cell office:value-type="float" office:value="0" calcext:value-type="float">
            <text:p>0</text:p>
          </table:table-cell>
          <table:table-cell office:value-type="float" office:value="29252" calcext:value-type="float">
            <text:p>29252</text:p>
          </table:table-cell>
          <table:table-cell office:value-type="float" office:value="4356" calcext:value-type="float">
            <text:p>4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00" calcext:value-type="float">
            <text:p>27700</text:p>
          </table:table-cell>
          <table:table-cell office:value-type="float" office:value="32160" calcext:value-type="float">
            <text:p>32160</text:p>
          </table:table-cell>
          <table:table-cell office:value-type="float" office:value="30856" calcext:value-type="float">
            <text:p>30856</text:p>
          </table:table-cell>
          <table:table-cell office:value-type="float" office:value="6156" calcext:value-type="float">
            <text:p>6156</text:p>
          </table:table-cell>
          <table:table-cell office:value-type="float" office:value="0" calcext:value-type="float">
            <text:p>0</text:p>
          </table:table-cell>
          <table:table-cell office:value-type="float" office:value="27648" calcext:value-type="float">
            <text:p>276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948" calcext:value-type="float">
            <text:p>279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21:.AI21])" office:value-type="float" office:value="7703.35483870968" calcext:value-type="float">
            <text:p>7703.3548387097</text:p>
          </table:table-cell>
          <table:table-cell table:formula="of:=STDEVPA([.B21:.AI21])" office:value-type="float" office:value="12484.2709439968" calcext:value-type="float">
            <text:p>12484.2709439968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9448" calcext:value-type="float">
            <text:p>29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768" calcext:value-type="float">
            <text:p>407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52" calcext:value-type="float">
            <text:p>30752</text:p>
          </table:table-cell>
          <table:table-cell office:value-type="float" office:value="0" calcext:value-type="float">
            <text:p>0</text:p>
          </table:table-cell>
          <table:table-cell office:value-type="float" office:value="26396" calcext:value-type="float">
            <text:p>263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22:.AI22])" office:value-type="float" office:value="5100.51612903226" calcext:value-type="float">
            <text:p>5100.5161290323</text:p>
          </table:table-cell>
          <table:table-cell table:formula="of:=STDEVPA([.B22:.AI22])" office:value-type="float" office:value="11667.7448186428" calcext:value-type="float">
            <text:p>11667.7448186428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56" calcext:value-type="float">
            <text:p>30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376" calcext:value-type="float">
            <text:p>49376</text:p>
          </table:table-cell>
          <table:table-cell office:value-type="float" office:value="0" calcext:value-type="float">
            <text:p>0</text:p>
          </table:table-cell>
          <table:table-cell office:value-type="float" office:value="17384" calcext:value-type="float">
            <text:p>173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26448" calcext:value-type="float">
            <text:p>2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formula="of:=AVERAGE([.B23:.AI23])" office:value-type="float" office:value="5808.51612903226" calcext:value-type="float">
            <text:p>5808.5161290323</text:p>
          </table:table-cell>
          <table:table-cell table:formula="of:=STDEVPA([.B23:.AI23])" office:value-type="float" office:value="12590.1620883542" calcext:value-type="float">
            <text:p>12590.1620883542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6764" calcext:value-type="float">
            <text:p>36764</text:p>
          </table:table-cell>
          <table:table-cell office:value-type="float" office:value="0" calcext:value-type="float">
            <text:p>0</text:p>
          </table:table-cell>
          <table:table-cell office:value-type="float" office:value="26460" calcext:value-type="float">
            <text:p>26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52" calcext:value-type="float">
            <text:p>29552</text:p>
          </table:table-cell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  <table:table-cell office:value-type="float" office:value="10616" calcext:value-type="float">
            <text:p>106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60" calcext:value-type="float">
            <text:p>4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0" calcext:value-type="float">
            <text:p>3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60" calcext:value-type="float">
            <text:p>36660</text:p>
          </table:table-cell>
          <table:table-cell office:value-type="float" office:value="41068" calcext:value-type="float">
            <text:p>41068</text:p>
          </table:table-cell>
          <table:table-cell office:value-type="float" office:value="30752" calcext:value-type="float">
            <text:p>30752</text:p>
          </table:table-cell>
          <table:table-cell office:value-type="float" office:value="0" calcext:value-type="float">
            <text:p>0</text:p>
          </table:table-cell>
          <table:table-cell office:value-type="float" office:value="59536" calcext:value-type="float">
            <text:p>5953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24:.AI24])" office:value-type="float" office:value="10115.6129032258" calcext:value-type="float">
            <text:p>10115.6129032258</text:p>
          </table:table-cell>
          <table:table-cell table:formula="of:=STDEVPA([.B24:.AI24])" office:value-type="float" office:value="16702.418271263" calcext:value-type="float">
            <text:p>16702.418271263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52" calcext:value-type="float">
            <text:p>33452</text:p>
          </table:table-cell>
          <table:table-cell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68" calcext:value-type="float">
            <text:p>42268</text:p>
          </table:table-cell>
          <table:table-cell office:value-type="float" office:value="0" calcext:value-type="float">
            <text:p>0</text:p>
          </table:table-cell>
          <table:table-cell office:value-type="float" office:value="33556" calcext:value-type="float">
            <text:p>33556</text:p>
          </table:table-cell>
          <table:table-cell office:value-type="float" office:value="37064" calcext:value-type="float">
            <text:p>37064</text:p>
          </table:table-cell>
          <table:table-cell office:value-type="float" office:value="0" calcext:value-type="float">
            <text:p>0</text:p>
          </table:table-cell>
          <table:table-cell office:value-type="float" office:value="29552" calcext:value-type="float">
            <text:p>29552</text:p>
          </table:table-cell>
          <table:table-cell office:value-type="float" office:value="30752" calcext:value-type="float">
            <text:p>30752</text:p>
          </table:table-cell>
          <table:table-cell office:value-type="float" office:value="24648" calcext:value-type="float">
            <text:p>24648</text:p>
          </table:table-cell>
          <table:table-cell office:value-type="float" office:value="0" calcext:value-type="float">
            <text:p>0</text:p>
          </table:table-cell>
          <table:table-cell office:value-type="float" office:value="25144" calcext:value-type="float">
            <text:p>25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04" calcext:value-type="float">
            <text:p>32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556" calcext:value-type="float">
            <text:p>33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25:.AI25])" office:value-type="float" office:value="11338.5806451613" calcext:value-type="float">
            <text:p>11338.5806451613</text:p>
          </table:table-cell>
          <table:table-cell table:formula="of:=STDEVPA([.B25:.AI25])" office:value-type="float" office:value="15555.150601762" calcext:value-type="float">
            <text:p>15555.150601762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52" calcext:value-type="float">
            <text:p>29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604" calcext:value-type="float">
            <text:p>4604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96" calcext:value-type="float">
            <text:p>16396</text:p>
          </table:table-cell>
          <table:table-cell office:value-type="float" office:value="45320" calcext:value-type="float">
            <text:p>45320</text:p>
          </table:table-cell>
          <table:table-cell office:value-type="float" office:value="0" calcext:value-type="float">
            <text:p>0</text:p>
          </table:table-cell>
          <table:table-cell office:value-type="float" office:value="17136" calcext:value-type="float">
            <text:p>171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464" calcext:value-type="float">
            <text:p>394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26:.AI26])" office:value-type="float" office:value="4970.1935483871" calcext:value-type="float">
            <text:p>4970.1935483871</text:p>
          </table:table-cell>
          <table:table-cell table:formula="of:=STDEVPA([.B26:.AI26])" office:value-type="float" office:value="11784.2464481033" calcext:value-type="float">
            <text:p>11784.2464481033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6412" calcext:value-type="float">
            <text:p>36412</text:p>
          </table:table-cell>
          <table:table-cell office:value-type="float" office:value="29228" calcext:value-type="float">
            <text:p>29228</text:p>
          </table:table-cell>
          <table:table-cell office:value-type="float" office:value="35356" calcext:value-type="float">
            <text:p>353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700" calcext:value-type="float">
            <text:p>30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56" calcext:value-type="float">
            <text:p>30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64" calcext:value-type="float">
            <text:p>12064</text:p>
          </table:table-cell>
          <table:table-cell office:value-type="float" office:value="38160" calcext:value-type="float">
            <text:p>38160</text:p>
          </table:table-cell>
          <table:table-cell office:value-type="float" office:value="29448" calcext:value-type="float">
            <text:p>29448</text:p>
          </table:table-cell>
          <table:table-cell office:value-type="float" office:value="38160" calcext:value-type="float">
            <text:p>38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516" calcext:value-type="float">
            <text:p>39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28" calcext:value-type="float">
            <text:p>50628</text:p>
          </table:table-cell>
          <table:table-cell table:number-columns-repeated="3"/>
          <table:table-cell table:formula="of:=AVERAGE([.B27:.AI27])" office:value-type="float" office:value="11953.4193548387" calcext:value-type="float">
            <text:p>11953.4193548387</text:p>
          </table:table-cell>
          <table:table-cell table:formula="of:=STDEVPA([.B27:.AI27])" office:value-type="float" office:value="16986.8387018364" calcext:value-type="float">
            <text:p>16986.8387018364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64" calcext:value-type="float">
            <text:p>40964</text:p>
          </table:table-cell>
          <table:table-cell office:value-type="float" office:value="0" calcext:value-type="float">
            <text:p>0</text:p>
          </table:table-cell>
          <table:table-cell office:value-type="float" office:value="32304" calcext:value-type="float">
            <text:p>32304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360" calcext:value-type="float">
            <text:p>363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2" calcext:value-type="float">
            <text:p>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4" calcext:value-type="float">
            <text:p>32004</text:p>
          </table:table-cell>
          <table:table-cell office:value-type="float" office:value="0" calcext:value-type="float">
            <text:p>0</text:p>
          </table:table-cell>
          <table:table-cell office:value-type="float" office:value="32408" calcext:value-type="float">
            <text:p>32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60" calcext:value-type="float">
            <text:p>7760</text:p>
          </table:table-cell>
          <table:table-cell table:number-columns-repeated="3"/>
          <table:table-cell table:formula="of:=AVERAGE([.B28:.AI28])" office:value-type="float" office:value="6014.83870967742" calcext:value-type="float">
            <text:p>6014.8387096774</text:p>
          </table:table-cell>
          <table:table-cell table:formula="of:=STDEVPA([.B28:.AI28])" office:value-type="float" office:value="12786.8348907137" calcext:value-type="float">
            <text:p>12786.8348907137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12" calcext:value-type="float">
            <text:p>36712</text:p>
          </table:table-cell>
          <table:table-cell office:value-type="float" office:value="0" calcext:value-type="float">
            <text:p>0</text:p>
          </table:table-cell>
          <table:table-cell office:value-type="float" office:value="32252" calcext:value-type="float">
            <text:p>3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52" calcext:value-type="float">
            <text:p>28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04" calcext:value-type="float">
            <text:p>33804</text:p>
          </table:table-cell>
          <table:table-cell office:value-type="float" office:value="31292" calcext:value-type="float">
            <text:p>31292</text:p>
          </table:table-cell>
          <table:table-cell office:value-type="float" office:value="0" calcext:value-type="float">
            <text:p>0</text:p>
          </table:table-cell>
          <table:table-cell office:value-type="float" office:value="32304" calcext:value-type="float">
            <text:p>323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504" calcext:value-type="float">
            <text:p>30504</text:p>
          </table:table-cell>
          <table:table-cell office:value-type="float" office:value="0" calcext:value-type="float">
            <text:p>0</text:p>
          </table:table-cell>
          <table:table-cell office:value-type="float" office:value="32356" calcext:value-type="float">
            <text:p>32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29:.AI29])" office:value-type="float" office:value="8329.16129032258" calcext:value-type="float">
            <text:p>8329.1612903226</text:p>
          </table:table-cell>
          <table:table-cell table:formula="of:=STDEVPA([.B29:.AI29])" office:value-type="float" office:value="14163.1184170918" calcext:value-type="float">
            <text:p>14163.1184170918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04" calcext:value-type="float">
            <text:p>308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04" calcext:value-type="float">
            <text:p>29304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292" calcext:value-type="float">
            <text:p>35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12" calcext:value-type="float">
            <text:p>37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52" calcext:value-type="float">
            <text:p>30752</text:p>
          </table:table-cell>
          <table:table-cell office:value-type="float" office:value="28" calcext:value-type="float">
            <text:p>28</text:p>
          </table:table-cell>
          <table:table-cell office:value-type="float" office:value="26448" calcext:value-type="float">
            <text:p>264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30:.AI30])" office:value-type="float" office:value="7150.06451612903" calcext:value-type="float">
            <text:p>7150.064516129</text:p>
          </table:table-cell>
          <table:table-cell table:formula="of:=STDEVPA([.B30:.AI30])" office:value-type="float" office:value="13334.1858344184" calcext:value-type="float">
            <text:p>13334.1858344184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6660" calcext:value-type="float">
            <text:p>36660</text:p>
          </table:table-cell>
          <table:table-cell office:value-type="float" office:value="28" calcext:value-type="float">
            <text:p>28</text:p>
          </table:table-cell>
          <table:table-cell office:value-type="float" office:value="35108" calcext:value-type="float">
            <text:p>35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760" calcext:value-type="float">
            <text:p>77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7964" calcext:value-type="float">
            <text:p>37964</text:p>
          </table:table-cell>
          <table:table-cell office:value-type="float" office:value="0" calcext:value-type="float">
            <text:p>0</text:p>
          </table:table-cell>
          <table:table-cell office:value-type="float" office:value="24400" calcext:value-type="float">
            <text:p>24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40" calcext:value-type="float">
            <text:p>36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31:.AI31])" office:value-type="float" office:value="5767.74193548387" calcext:value-type="float">
            <text:p>5767.7419354839</text:p>
          </table:table-cell>
          <table:table-cell table:formula="of:=STDEVPA([.B31:.AI31])" office:value-type="float" office:value="12689.7599127438" calcext:value-type="float">
            <text:p>12689.7599127438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580" calcext:value-type="float">
            <text:p>2958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3712" calcext:value-type="float">
            <text:p>33712</text:p>
          </table:table-cell>
          <table:table-cell office:value-type="float" office:value="0" calcext:value-type="float">
            <text:p>0</text:p>
          </table:table-cell>
          <table:table-cell office:value-type="float" office:value="36464" calcext:value-type="float">
            <text:p>36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6" calcext:value-type="float">
            <text:p>6156</text:p>
          </table:table-cell>
          <table:table-cell office:value-type="float" office:value="33712" calcext:value-type="float">
            <text:p>337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056" calcext:value-type="float">
            <text:p>35056</text:p>
          </table:table-cell>
          <table:table-cell office:value-type="float" office:value="28028" calcext:value-type="float">
            <text:p>28028</text:p>
          </table:table-cell>
          <table:table-cell office:value-type="float" office:value="33804" calcext:value-type="float">
            <text:p>33804</text:p>
          </table:table-cell>
          <table:table-cell office:value-type="float" office:value="0" calcext:value-type="float">
            <text:p>0</text:p>
          </table:table-cell>
          <table:table-cell office:value-type="float" office:value="29056" calcext:value-type="float">
            <text:p>2905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2:.AI32])" office:value-type="float" office:value="8573.03225806452" calcext:value-type="float">
            <text:p>8573.0322580645</text:p>
          </table:table-cell>
          <table:table-cell table:formula="of:=STDEVPA([.B32:.AI32])" office:value-type="float" office:value="14186.0330390866" calcext:value-type="float">
            <text:p>14186.0330390866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7104" calcext:value-type="float">
            <text:p>77104</text:p>
          </table:table-cell>
          <table:table-cell office:value-type="float" office:value="0" calcext:value-type="float">
            <text:p>0</text:p>
          </table:table-cell>
          <table:table-cell office:value-type="float" office:value="29200" calcext:value-type="float">
            <text:p>29200</text:p>
          </table:table-cell>
          <table:table-cell office:value-type="float" office:value="36440" calcext:value-type="float">
            <text:p>36440</text:p>
          </table:table-cell>
          <table:table-cell office:value-type="float" office:value="0" calcext:value-type="float">
            <text:p>0</text:p>
          </table:table-cell>
          <table:table-cell office:value-type="float" office:value="17136" calcext:value-type="float">
            <text:p>17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12" calcext:value-type="float">
            <text:p>41212</text:p>
          </table:table-cell>
          <table:table-cell office:value-type="float" office:value="28" calcext:value-type="float">
            <text:p>28</text:p>
          </table:table-cell>
          <table:table-cell office:value-type="float" office:value="29580" calcext:value-type="float">
            <text:p>29580</text:p>
          </table:table-cell>
          <table:table-cell office:value-type="float" office:value="35160" calcext:value-type="float">
            <text:p>351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3848" calcext:value-type="float">
            <text:p>4384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56" calcext:value-type="float">
            <text:p>338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  <table:table-cell office:value-type="float" office:value="28952" calcext:value-type="float">
            <text:p>28952</text:p>
          </table:table-cell>
          <table:table-cell office:value-type="float" office:value="42452" calcext:value-type="float">
            <text:p>424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3:.AI33])" office:value-type="float" office:value="13491.6129032258" calcext:value-type="float">
            <text:p>13491.6129032258</text:p>
          </table:table-cell>
          <table:table-cell table:formula="of:=STDEVPA([.B33:.AI33])" office:value-type="float" office:value="19923.3711451059" calcext:value-type="float">
            <text:p>19923.3711451059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5056" calcext:value-type="float">
            <text:p>350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128" calcext:value-type="float">
            <text:p>18128</text:p>
          </table:table-cell>
          <table:table-cell office:value-type="float" office:value="0" calcext:value-type="float">
            <text:p>0</text:p>
          </table:table-cell>
          <table:table-cell office:value-type="float" office:value="33832" calcext:value-type="float">
            <text:p>33832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308" calcext:value-type="float">
            <text:p>32308</text:p>
          </table:table-cell>
          <table:table-cell office:value-type="float" office:value="33532" calcext:value-type="float">
            <text:p>3353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884" calcext:value-type="float">
            <text:p>3088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488" calcext:value-type="float">
            <text:p>10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34:.AI34])" office:value-type="float" office:value="6275.35483870968" calcext:value-type="float">
            <text:p>6275.3548387097</text:p>
          </table:table-cell>
          <table:table-cell table:formula="of:=STDEVPA([.B34:.AI34])" office:value-type="float" office:value="12330.6607037181" calcext:value-type="float">
            <text:p>12330.6607037181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792" calcext:value-type="float">
            <text:p>21792</text:p>
          </table:table-cell>
          <table:table-cell office:value-type="float" office:value="62744" calcext:value-type="float">
            <text:p>62744</text:p>
          </table:table-cell>
          <table:table-cell office:value-type="float" office:value="36824" calcext:value-type="float">
            <text:p>36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5136" calcext:value-type="float">
            <text:p>351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476" calcext:value-type="float">
            <text:p>29476</text:p>
          </table:table-cell>
          <table:table-cell office:value-type="float" office:value="35292" calcext:value-type="float">
            <text:p>35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19992" calcext:value-type="float">
            <text:p>199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5036" calcext:value-type="float">
            <text:p>55036</text:p>
          </table:table-cell>
          <table:table-cell table:number-columns-repeated="3"/>
          <table:table-cell table:formula="of:=AVERAGE([.B35:.AI35])" office:value-type="float" office:value="9568.64516129032" calcext:value-type="float">
            <text:p>9568.6451612903</text:p>
          </table:table-cell>
          <table:table-cell table:formula="of:=STDEVPA([.B35:.AI35])" office:value-type="float" office:value="17695.3874098243" calcext:value-type="float">
            <text:p>17695.3874098243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0616" calcext:value-type="float">
            <text:p>1061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56" calcext:value-type="float">
            <text:p>30856</text:p>
          </table:table-cell>
          <table:table-cell office:value-type="float" office:value="28" calcext:value-type="float">
            <text:p>28</text:p>
          </table:table-cell>
          <table:table-cell office:value-type="float" office:value="23096" calcext:value-type="float">
            <text:p>23096</text:p>
          </table:table-cell>
          <table:table-cell office:value-type="float" office:value="0" calcext:value-type="float">
            <text:p>0</text:p>
          </table:table-cell>
          <table:table-cell office:value-type="float" office:value="30752" calcext:value-type="float">
            <text:p>30752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7480" calcext:value-type="float">
            <text:p>2748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7912" calcext:value-type="float">
            <text:p>37912</text:p>
          </table:table-cell>
          <table:table-cell office:value-type="float" office:value="33804" calcext:value-type="float">
            <text:p>33804</text:p>
          </table:table-cell>
          <table:table-cell office:value-type="float" office:value="56" calcext:value-type="float">
            <text:p>56</text:p>
          </table:table-cell>
          <table:table-cell office:value-type="float" office:value="33832" calcext:value-type="float">
            <text:p>33832</text:p>
          </table:table-cell>
          <table:table-cell office:value-type="float" office:value="28" calcext:value-type="float">
            <text:p>28</text:p>
          </table:table-cell>
          <table:table-cell office:value-type="float" office:value="36844" calcext:value-type="float">
            <text:p>36844</text:p>
          </table:table-cell>
          <table:table-cell office:value-type="float" office:value="0" calcext:value-type="float">
            <text:p>0</text:p>
          </table:table-cell>
          <table:table-cell office:value-type="float" office:value="20984" calcext:value-type="float">
            <text:p>209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868" calcext:value-type="float">
            <text:p>14868</text:p>
          </table:table-cell>
          <table:table-cell table:number-columns-repeated="3"/>
          <table:table-cell table:formula="of:=AVERAGE([.B36:.AI36])" office:value-type="float" office:value="9723.74193548387" calcext:value-type="float">
            <text:p>9723.7419354839</text:p>
          </table:table-cell>
          <table:table-cell table:formula="of:=STDEVPA([.B36:.AI36])" office:value-type="float" office:value="14040.8183176828" calcext:value-type="float">
            <text:p>14040.8183176828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92" calcext:value-type="float">
            <text:p>40992</text:p>
          </table:table-cell>
          <table:table-cell office:value-type="float" office:value="11960" calcext:value-type="float">
            <text:p>11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544" calcext:value-type="float">
            <text:p>35544</text:p>
          </table:table-cell>
          <table:table-cell office:value-type="float" office:value="28" calcext:value-type="float">
            <text:p>28</text:p>
          </table:table-cell>
          <table:table-cell office:value-type="float" office:value="6184" calcext:value-type="float">
            <text:p>618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780" calcext:value-type="float">
            <text:p>3078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3584" calcext:value-type="float">
            <text:p>33584</text:p>
          </table:table-cell>
          <table:table-cell office:value-type="float" office:value="0" calcext:value-type="float">
            <text:p>0</text:p>
          </table:table-cell>
          <table:table-cell office:value-type="float" office:value="35544" calcext:value-type="float">
            <text:p>355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7:.AI37])" office:value-type="float" office:value="6288.77419354839" calcext:value-type="float">
            <text:p>6288.7741935484</text:p>
          </table:table-cell>
          <table:table-cell table:formula="of:=STDEVPA([.B37:.AI37])" office:value-type="float" office:value="12998.3585432923" calcext:value-type="float">
            <text:p>12998.3585432923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060" calcext:value-type="float">
            <text:p>45060</text:p>
          </table:table-cell>
          <table:table-cell office:value-type="float" office:value="0" calcext:value-type="float">
            <text:p>0</text:p>
          </table:table-cell>
          <table:table-cell office:value-type="float" office:value="78028" calcext:value-type="float">
            <text:p>78028</text:p>
          </table:table-cell>
          <table:table-cell office:value-type="float" office:value="0" calcext:value-type="float">
            <text:p>0</text:p>
          </table:table-cell>
          <table:table-cell office:value-type="float" office:value="35056" calcext:value-type="float">
            <text:p>35056</text:p>
          </table:table-cell>
          <table:table-cell office:value-type="float" office:value="0" calcext:value-type="float">
            <text:p>0</text:p>
          </table:table-cell>
          <table:table-cell office:value-type="float" office:value="33740" calcext:value-type="float">
            <text:p>33740</text:p>
          </table:table-cell>
          <table:table-cell office:value-type="float" office:value="28" calcext:value-type="float">
            <text:p>28</text:p>
          </table:table-cell>
          <table:table-cell office:value-type="float" office:value="33584" calcext:value-type="float">
            <text:p>33584</text:p>
          </table:table-cell>
          <table:table-cell office:value-type="float" office:value="28" calcext:value-type="float">
            <text:p>28</text:p>
          </table:table-cell>
          <table:table-cell office:value-type="float" office:value="36608" calcext:value-type="float">
            <text:p>36608</text:p>
          </table:table-cell>
          <table:table-cell office:value-type="float" office:value="0" calcext:value-type="float">
            <text:p>0</text:p>
          </table:table-cell>
          <table:table-cell office:value-type="float" office:value="68600" calcext:value-type="float">
            <text:p>686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1296" calcext:value-type="float">
            <text:p>41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72" calcext:value-type="float">
            <text:p>34072</text:p>
          </table:table-cell>
          <table:table-cell office:value-type="float" office:value="35084" calcext:value-type="float">
            <text:p>3508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268" calcext:value-type="float">
            <text:p>20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8:.AI38])" office:value-type="float" office:value="14891.8709677419" calcext:value-type="float">
            <text:p>14891.8709677419</text:p>
          </table:table-cell>
          <table:table-cell table:formula="of:=STDEVPA([.B38:.AI38])" office:value-type="float" office:value="22211.0246727973" calcext:value-type="float">
            <text:p>22211.0246727973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7912" calcext:value-type="float">
            <text:p>37912</text:p>
          </table:table-cell>
          <table:table-cell office:value-type="float" office:value="70216" calcext:value-type="float">
            <text:p>70216</text:p>
          </table:table-cell>
          <table:table-cell office:value-type="float" office:value="36824" calcext:value-type="float">
            <text:p>3682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87252" calcext:value-type="float">
            <text:p>8725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88" calcext:value-type="float">
            <text:p>321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21680" calcext:value-type="float">
            <text:p>121680</text:p>
          </table:table-cell>
          <table:table-cell office:value-type="float" office:value="30884" calcext:value-type="float">
            <text:p>30884</text:p>
          </table:table-cell>
          <table:table-cell office:value-type="float" office:value="28" calcext:value-type="float">
            <text:p>28</text:p>
          </table:table-cell>
          <table:table-cell office:value-type="float" office:value="14844" calcext:value-type="float">
            <text:p>148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9:.AI39])" office:value-type="float" office:value="13938.9677419355" calcext:value-type="float">
            <text:p>13938.9677419355</text:p>
          </table:table-cell>
          <table:table-cell table:formula="of:=STDEVPA([.B39:.AI39])" office:value-type="float" office:value="29143.4998755976" calcext:value-type="float">
            <text:p>29143.4998755976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904" calcext:value-type="float">
            <text:p>103904</text:p>
          </table:table-cell>
          <table:table-cell office:value-type="float" office:value="49676" calcext:value-type="float">
            <text:p>49676</text:p>
          </table:table-cell>
          <table:table-cell office:value-type="float" office:value="0" calcext:value-type="float">
            <text:p>0</text:p>
          </table:table-cell>
          <table:table-cell office:value-type="float" office:value="33960" calcext:value-type="float">
            <text:p>339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0256" calcext:value-type="float">
            <text:p>30256</text:p>
          </table:table-cell>
          <table:table-cell office:value-type="float" office:value="116152" calcext:value-type="float">
            <text:p>11615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92" calcext:value-type="float">
            <text:p>21792</text:p>
          </table:table-cell>
          <table:table-cell office:value-type="float" office:value="3104" calcext:value-type="float">
            <text:p>3104</text:p>
          </table:table-cell>
          <table:table-cell office:value-type="float" office:value="28" calcext:value-type="float">
            <text:p>28</text:p>
          </table:table-cell>
          <table:table-cell office:value-type="float" office:value="36816" calcext:value-type="float">
            <text:p>36816</text:p>
          </table:table-cell>
          <table:table-cell office:value-type="float" office:value="36596" calcext:value-type="float">
            <text:p>36596</text:p>
          </table:table-cell>
          <table:table-cell office:value-type="float" office:value="56" calcext:value-type="float">
            <text:p>56</text:p>
          </table:table-cell>
          <table:table-cell office:value-type="float" office:value="91504" calcext:value-type="float">
            <text:p>91504</text:p>
          </table:table-cell>
          <table:table-cell office:value-type="float" office:value="0" calcext:value-type="float">
            <text:p>0</text:p>
          </table:table-cell>
          <table:table-cell office:value-type="float" office:value="36440" calcext:value-type="float">
            <text:p>36440</text:p>
          </table:table-cell>
          <table:table-cell office:value-type="float" office:value="0" calcext:value-type="float">
            <text:p>0</text:p>
          </table:table-cell>
          <table:table-cell office:value-type="float" office:value="40964" calcext:value-type="float">
            <text:p>409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40:.AI40])" office:value-type="float" office:value="19398.7096774194" calcext:value-type="float">
            <text:p>19398.7096774194</text:p>
          </table:table-cell>
          <table:table-cell table:formula="of:=STDEVPA([.B40:.AI40])" office:value-type="float" office:value="31986.0128203176" calcext:value-type="float">
            <text:p>31986.0128203176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08" calcext:value-type="float">
            <text:p>1408</text:p>
          </table:table-cell>
          <table:table-cell office:value-type="float" office:value="64412" calcext:value-type="float">
            <text:p>64412</text:p>
          </table:table-cell>
          <table:table-cell office:value-type="float" office:value="0" calcext:value-type="float">
            <text:p>0</text:p>
          </table:table-cell>
          <table:table-cell office:value-type="float" office:value="33804" calcext:value-type="float">
            <text:p>338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668" calcext:value-type="float">
            <text:p>47668</text:p>
          </table:table-cell>
          <table:table-cell office:value-type="float" office:value="78484" calcext:value-type="float">
            <text:p>784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184" calcext:value-type="float">
            <text:p>56184</text:p>
          </table:table-cell>
          <table:table-cell office:value-type="float" office:value="33660" calcext:value-type="float">
            <text:p>33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4076" calcext:value-type="float">
            <text:p>7407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544" calcext:value-type="float">
            <text:p>32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08" calcext:value-type="float">
            <text:p>638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41:.AI41])" office:value-type="float" office:value="15683.4838709677" calcext:value-type="float">
            <text:p>15683.4838709677</text:p>
          </table:table-cell>
          <table:table-cell table:formula="of:=STDEVPA([.B41:.AI41])" office:value-type="float" office:value="26032.1893789716" calcext:value-type="float">
            <text:p>26032.1893789716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8120" calcext:value-type="float">
            <text:p>38120</text:p>
          </table:table-cell>
          <table:table-cell office:value-type="float" office:value="0" calcext:value-type="float">
            <text:p>0</text:p>
          </table:table-cell>
          <table:table-cell office:value-type="float" office:value="42424" calcext:value-type="float">
            <text:p>42424</text:p>
          </table:table-cell>
          <table:table-cell office:value-type="float" office:value="0" calcext:value-type="float">
            <text:p>0</text:p>
          </table:table-cell>
          <table:table-cell office:value-type="float" office:value="36816" calcext:value-type="float">
            <text:p>36816</text:p>
          </table:table-cell>
          <table:table-cell office:value-type="float" office:value="0" calcext:value-type="float">
            <text:p>0</text:p>
          </table:table-cell>
          <table:table-cell office:value-type="float" office:value="77508" calcext:value-type="float">
            <text:p>77508</text:p>
          </table:table-cell>
          <table:table-cell office:value-type="float" office:value="42576" calcext:value-type="float">
            <text:p>42576</text:p>
          </table:table-cell>
          <table:table-cell office:value-type="float" office:value="36112" calcext:value-type="float">
            <text:p>36112</text:p>
          </table:table-cell>
          <table:table-cell office:value-type="float" office:value="48620" calcext:value-type="float">
            <text:p>48620</text:p>
          </table:table-cell>
          <table:table-cell office:value-type="float" office:value="36596" calcext:value-type="float">
            <text:p>36596</text:p>
          </table:table-cell>
          <table:table-cell office:value-type="float" office:value="33140" calcext:value-type="float">
            <text:p>33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60" calcext:value-type="float">
            <text:p>3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1048" calcext:value-type="float">
            <text:p>41048</text:p>
          </table:table-cell>
          <table:table-cell office:value-type="float" office:value="49676" calcext:value-type="float">
            <text:p>49676</text:p>
          </table:table-cell>
          <table:table-cell office:value-type="float" office:value="65548" calcext:value-type="float">
            <text:p>65548</text:p>
          </table:table-cell>
          <table:table-cell office:value-type="float" office:value="28" calcext:value-type="float">
            <text:p>28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34044" calcext:value-type="float">
            <text:p>340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42:.AI42])" office:value-type="float" office:value="20059.2258064516" calcext:value-type="float">
            <text:p>20059.2258064516</text:p>
          </table:table-cell>
          <table:table-cell table:formula="of:=STDEVPA([.B42:.AI42])" office:value-type="float" office:value="23504.5567781251" calcext:value-type="float">
            <text:p>23504.5567781251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820" calcext:value-type="float">
            <text:p>4982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4792" calcext:value-type="float">
            <text:p>64792</text:p>
          </table:table-cell>
          <table:table-cell office:value-type="float" office:value="50980" calcext:value-type="float">
            <text:p>50980</text:p>
          </table:table-cell>
          <table:table-cell office:value-type="float" office:value="28" calcext:value-type="float">
            <text:p>28</text:p>
          </table:table-cell>
          <table:table-cell office:value-type="float" office:value="24832" calcext:value-type="float">
            <text:p>24832</text:p>
          </table:table-cell>
          <table:table-cell office:value-type="float" office:value="71000" calcext:value-type="float">
            <text:p>7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56" calcext:value-type="float">
            <text:p>42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5056" calcext:value-type="float">
            <text:p>35056</text:p>
          </table:table-cell>
          <table:table-cell office:value-type="float" office:value="0" calcext:value-type="float">
            <text:p>0</text:p>
          </table:table-cell>
          <table:table-cell office:value-type="float" office:value="74616" calcext:value-type="float">
            <text:p>746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43:.AI43])" office:value-type="float" office:value="13392.9032258065" calcext:value-type="float">
            <text:p>13392.9032258065</text:p>
          </table:table-cell>
          <table:table-cell table:formula="of:=STDEVPA([.B43:.AI43])" office:value-type="float" office:value="24086.77237762" calcext:value-type="float">
            <text:p>24086.77237762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3960" calcext:value-type="float">
            <text:p>33960</text:p>
          </table:table-cell>
          <table:table-cell office:value-type="float" office:value="72312" calcext:value-type="float">
            <text:p>7231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408" calcext:value-type="float">
            <text:p>3240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8372" calcext:value-type="float">
            <text:p>4837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16" calcext:value-type="float">
            <text:p>68416</text:p>
          </table:table-cell>
          <table:table-cell office:value-type="float" office:value="21544" calcext:value-type="float">
            <text:p>21544</text:p>
          </table:table-cell>
          <table:table-cell office:value-type="float" office:value="28" calcext:value-type="float">
            <text:p>28</text:p>
          </table:table-cell>
          <table:table-cell office:value-type="float" office:value="33740" calcext:value-type="float">
            <text:p>33740</text:p>
          </table:table-cell>
          <table:table-cell office:value-type="float" office:value="35136" calcext:value-type="float">
            <text:p>35136</text:p>
          </table:table-cell>
          <table:table-cell office:value-type="float" office:value="1676" calcext:value-type="float">
            <text:p>1676</text:p>
          </table:table-cell>
          <table:table-cell office:value-type="float" office:value="36648" calcext:value-type="float">
            <text:p>36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96" calcext:value-type="float">
            <text:p>63696</text:p>
          </table:table-cell>
          <table:table-cell office:value-type="float" office:value="35264" calcext:value-type="float">
            <text:p>35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28" calcext:value-type="float">
            <text:p>94928</text:p>
          </table:table-cell>
          <table:table-cell table:number-columns-repeated="3"/>
          <table:table-cell table:formula="of:=AVERAGE([.B44:.AI44])" office:value-type="float" office:value="18753.935483871" calcext:value-type="float">
            <text:p>18753.935483871</text:p>
          </table:table-cell>
          <table:table-cell table:formula="of:=STDEVPA([.B44:.AI44])" office:value-type="float" office:value="26672.9433792367" calcext:value-type="float">
            <text:p>26672.9433792367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12" calcext:value-type="float">
            <text:p>33712</text:p>
          </table:table-cell>
          <table:table-cell office:value-type="float" office:value="28" calcext:value-type="float">
            <text:p>28</text:p>
          </table:table-cell>
          <table:table-cell office:value-type="float" office:value="37744" calcext:value-type="float">
            <text:p>377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3464" calcext:value-type="float">
            <text:p>33464</text:p>
          </table:table-cell>
          <table:table-cell office:value-type="float" office:value="56" calcext:value-type="float">
            <text:p>56</text:p>
          </table:table-cell>
          <table:table-cell office:value-type="float" office:value="42516" calcext:value-type="float">
            <text:p>425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52" calcext:value-type="float">
            <text:p>27452</text:p>
          </table:table-cell>
          <table:table-cell office:value-type="float" office:value="22380" calcext:value-type="float">
            <text:p>2238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8372" calcext:value-type="float">
            <text:p>4837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45:.AI45])" office:value-type="float" office:value="7937.41935483871" calcext:value-type="float">
            <text:p>7937.4193548387</text:p>
          </table:table-cell>
          <table:table-cell table:formula="of:=STDEVPA([.B45:.AI45])" office:value-type="float" office:value="15165.5579750667" calcext:value-type="float">
            <text:p>15165.5579750667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 office:value-type="float" office:value="99224" calcext:value-type="float">
            <text:p>99224</text:p>
          </table:table-cell>
          <table:table-cell office:value-type="float" office:value="28" calcext:value-type="float">
            <text:p>28</text:p>
          </table:table-cell>
          <table:table-cell office:value-type="float" office:value="39596" calcext:value-type="float">
            <text:p>39596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43848" calcext:value-type="float">
            <text:p>43848</text:p>
          </table:table-cell>
          <table:table-cell office:value-type="float" office:value="28" calcext:value-type="float">
            <text:p>28</text:p>
          </table:table-cell>
          <table:table-cell office:value-type="float" office:value="33556" calcext:value-type="float">
            <text:p>33556</text:p>
          </table:table-cell>
          <table:table-cell office:value-type="float" office:value="56" calcext:value-type="float">
            <text:p>56</text:p>
          </table:table-cell>
          <table:table-cell office:value-type="float" office:value="47172" calcext:value-type="float">
            <text:p>47172</text:p>
          </table:table-cell>
          <table:table-cell office:value-type="float" office:value="45100" calcext:value-type="float">
            <text:p>45100</text:p>
          </table:table-cell>
          <table:table-cell office:value-type="float" office:value="45400" calcext:value-type="float">
            <text:p>45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12" calcext:value-type="float">
            <text:p>3791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68" calcext:value-type="float">
            <text:p>617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46:.AI46])" office:value-type="float" office:value="14706.3225806452" calcext:value-type="float">
            <text:p>14706.3225806452</text:p>
          </table:table-cell>
          <table:table-cell table:formula="of:=STDEVPA([.B46:.AI46])" office:value-type="float" office:value="24973.5666764101" calcext:value-type="float">
            <text:p>24973.5666764101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3900" calcext:value-type="float">
            <text:p>4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6900" calcext:value-type="float">
            <text:p>46900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9932" calcext:value-type="float">
            <text:p>69932</text:p>
          </table:table-cell>
          <table:table-cell office:value-type="float" office:value="28" calcext:value-type="float">
            <text:p>28</text:p>
          </table:table-cell>
          <table:table-cell office:value-type="float" office:value="50928" calcext:value-type="float">
            <text:p>50928</text:p>
          </table:table-cell>
          <table:table-cell office:value-type="float" office:value="68524" calcext:value-type="float">
            <text:p>68524</text:p>
          </table:table-cell>
          <table:table-cell office:value-type="float" office:value="39464" calcext:value-type="float">
            <text:p>394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47:.AI47])" office:value-type="float" office:value="10328.3870967742" calcext:value-type="float">
            <text:p>10328.3870967742</text:p>
          </table:table-cell>
          <table:table-cell table:formula="of:=STDEVPA([.B47:.AI47])" office:value-type="float" office:value="21669.8008232915" calcext:value-type="float">
            <text:p>21669.8008232915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6800" calcext:value-type="float">
            <text:p>46800</text:p>
          </table:table-cell>
          <table:table-cell office:value-type="float" office:value="39792" calcext:value-type="float">
            <text:p>39792</text:p>
          </table:table-cell>
          <table:table-cell office:value-type="float" office:value="28" calcext:value-type="float">
            <text:p>28</text:p>
          </table:table-cell>
          <table:table-cell office:value-type="float" office:value="35136" calcext:value-type="float">
            <text:p>351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8048" calcext:value-type="float">
            <text:p>88048</text:p>
          </table:table-cell>
          <table:table-cell office:value-type="float" office:value="71564" calcext:value-type="float">
            <text:p>7156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072" calcext:value-type="float">
            <text:p>37072</text:p>
          </table:table-cell>
          <table:table-cell office:value-type="float" office:value="4604" calcext:value-type="float">
            <text:p>46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532" calcext:value-type="float">
            <text:p>275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48:.AI48])" office:value-type="float" office:value="11322.4516129032" calcext:value-type="float">
            <text:p>11322.4516129032</text:p>
          </table:table-cell>
          <table:table-cell table:formula="of:=STDEVPA([.B48:.AI48])" office:value-type="float" office:value="22762.0638483147" calcext:value-type="float">
            <text:p>22762.0638483147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04" calcext:value-type="float">
            <text:p>49304</text:p>
          </table:table-cell>
          <table:table-cell office:value-type="float" office:value="28" calcext:value-type="float">
            <text:p>28</text:p>
          </table:table-cell>
          <table:table-cell office:value-type="float" office:value="30824" calcext:value-type="float">
            <text:p>30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632" calcext:value-type="float">
            <text:p>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788" calcext:value-type="float">
            <text:p>77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92768" calcext:value-type="float">
            <text:p>92768</text:p>
          </table:table-cell>
          <table:table-cell office:value-type="float" office:value="53980" calcext:value-type="float">
            <text:p>539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9516" calcext:value-type="float">
            <text:p>39516</text:p>
          </table:table-cell>
          <table:table-cell office:value-type="float" office:value="16396" calcext:value-type="float">
            <text:p>1639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AVERAGE([.B49:.AI49])" office:value-type="float" office:value="9539.09677419355" calcext:value-type="float">
            <text:p>9539.0967741936</text:p>
          </table:table-cell>
          <table:table-cell table:formula="of:=STDEVPA([.B49:.AI49])" office:value-type="float" office:value="21245.4097408158" calcext:value-type="float">
            <text:p>21245.4097408158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560" calcext:value-type="float">
            <text:p>17560</text:p>
          </table:table-cell>
          <table:table-cell office:value-type="float" office:value="30480" calcext:value-type="float">
            <text:p>30480</text:p>
          </table:table-cell>
          <table:table-cell office:value-type="float" office:value="11808" calcext:value-type="float">
            <text:p>11808</text:p>
          </table:table-cell>
          <table:table-cell office:value-type="float" office:value="1408" calcext:value-type="float">
            <text:p>1408</text:p>
          </table:table-cell>
          <table:table-cell office:value-type="float" office:value="28" calcext:value-type="float">
            <text:p>28</text:p>
          </table:table-cell>
          <table:table-cell office:value-type="float" office:value="37940" calcext:value-type="float">
            <text:p>3794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2216" calcext:value-type="float">
            <text:p>42216</text:p>
          </table:table-cell>
          <table:table-cell office:value-type="float" office:value="45300" calcext:value-type="float">
            <text:p>45300</text:p>
          </table:table-cell>
          <table:table-cell office:value-type="float" office:value="79608" calcext:value-type="float">
            <text:p>796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9800" calcext:value-type="float">
            <text:p>69800</text:p>
          </table:table-cell>
          <table:table-cell office:value-type="float" office:value="39440" calcext:value-type="float">
            <text:p>3944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  <table:table-cell table:formula="of:=AVERAGE([.B50:.AI50])" office:value-type="float" office:value="12179.2258064516" calcext:value-type="float">
            <text:p>12179.2258064516</text:p>
          </table:table-cell>
          <table:table-cell table:formula="of:=STDEVPA([.B50:.AI50])" office:value-type="float" office:value="21865.8624472467" calcext:value-type="float">
            <text:p>21865.8624472467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212" calcext:value-type="float">
            <text:p>62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9680" calcext:value-type="float">
            <text:p>5968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1060" calcext:value-type="float">
            <text:p>71060</text:p>
          </table:table-cell>
          <table:table-cell office:value-type="float" office:value="56" calcext:value-type="float">
            <text:p>56</text:p>
          </table:table-cell>
          <table:table-cell office:value-type="float" office:value="45548" calcext:value-type="float">
            <text:p>45548</text:p>
          </table:table-cell>
          <table:table-cell office:value-type="float" office:value="5920" calcext:value-type="float">
            <text:p>5920</text:p>
          </table:table-cell>
          <table:table-cell office:value-type="float" office:value="0" calcext:value-type="float">
            <text:p>0</text:p>
          </table:table-cell>
          <table:table-cell office:value-type="float" office:value="63148" calcext:value-type="float">
            <text:p>63148</text:p>
          </table:table-cell>
          <table:table-cell office:value-type="float" office:value="76104" calcext:value-type="float">
            <text:p>76104</text:p>
          </table:table-cell>
          <table:table-cell office:value-type="float" office:value="9340" calcext:value-type="float">
            <text:p>934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420" calcext:value-type="float">
            <text:p>5642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AVERAGE([.B51:.AI51])" office:value-type="float" office:value="12706.7096774194" calcext:value-type="float">
            <text:p>12706.7096774194</text:p>
          </table:table-cell>
          <table:table-cell table:formula="of:=STDEVPA([.B51:.AI51])" office:value-type="float" office:value="24628.9686111943" calcext:value-type="float">
            <text:p>24628.9686111943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2296" calcext:value-type="float">
            <text:p>42296</text:p>
          </table:table-cell>
          <table:table-cell office:value-type="float" office:value="28" calcext:value-type="float">
            <text:p>28</text:p>
          </table:table-cell>
          <table:table-cell office:value-type="float" office:value="4656" calcext:value-type="float">
            <text:p>465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160" calcext:value-type="float">
            <text:p>25160</text:p>
          </table:table-cell>
          <table:table-cell office:value-type="float" office:value="0" calcext:value-type="float">
            <text:p>0</text:p>
          </table:table-cell>
          <table:table-cell office:value-type="float" office:value="38324" calcext:value-type="float">
            <text:p>38324</text:p>
          </table:table-cell>
          <table:table-cell office:value-type="float" office:value="29296" calcext:value-type="float">
            <text:p>29296</text:p>
          </table:table-cell>
          <table:table-cell office:value-type="float" office:value="0" calcext:value-type="float">
            <text:p>0</text:p>
          </table:table-cell>
          <table:table-cell office:value-type="float" office:value="34800" calcext:value-type="float">
            <text:p>34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4016" calcext:value-type="float">
            <text:p>44016</text:p>
          </table:table-cell>
          <table:table-cell office:value-type="float" office:value="92076" calcext:value-type="float">
            <text:p>92076</text:p>
          </table:table-cell>
          <table:table-cell office:value-type="float" office:value="36664" calcext:value-type="float">
            <text:p>36664</text:p>
          </table:table-cell>
          <table:table-cell office:value-type="float" office:value="51008" calcext:value-type="float">
            <text:p>51008</text:p>
          </table:table-cell>
          <table:table-cell office:value-type="float" office:value="0" calcext:value-type="float">
            <text:p>0</text:p>
          </table:table-cell>
          <table:table-cell office:value-type="float" office:value="54032" calcext:value-type="float">
            <text:p>54032</text:p>
          </table:table-cell>
          <table:table-cell office:value-type="float" office:value="0" calcext:value-type="float">
            <text:p>0</text:p>
          </table:table-cell>
          <table:table-cell office:value-type="float" office:value="50276" calcext:value-type="float">
            <text:p>50276</text:p>
          </table:table-cell>
          <table:table-cell office:value-type="float" office:value="48620" calcext:value-type="float">
            <text:p>48620</text:p>
          </table:table-cell>
          <table:table-cell office:value-type="float" office:value="35084" calcext:value-type="float">
            <text:p>35084</text:p>
          </table:table-cell>
          <table:table-cell office:value-type="float" office:value="3132" calcext:value-type="float">
            <text:p>3132</text:p>
          </table:table-cell>
          <table:table-cell office:value-type="float" office:value="28" calcext:value-type="float">
            <text:p>28</text:p>
          </table:table-cell>
          <table:table-cell office:value-type="float" office:value="81340" calcext:value-type="float">
            <text:p>81340</text:p>
          </table:table-cell>
          <table:table-cell table:number-columns-repeated="3"/>
          <table:table-cell table:formula="of:=AVERAGE([.B52:.AI52])" office:value-type="float" office:value="21645.2903225806" calcext:value-type="float">
            <text:p>21645.2903225806</text:p>
          </table:table-cell>
          <table:table-cell table:formula="of:=STDEVPA([.B52:.AI52])" office:value-type="float" office:value="26327.3464281528" calcext:value-type="float">
            <text:p>26327.3464281528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8340" calcext:value-type="float">
            <text:p>7834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072" calcext:value-type="float">
            <text:p>34072</text:p>
          </table:table-cell>
          <table:table-cell office:value-type="float" office:value="46324" calcext:value-type="float">
            <text:p>46324</text:p>
          </table:table-cell>
          <table:table-cell office:value-type="float" office:value="0" calcext:value-type="float">
            <text:p>0</text:p>
          </table:table-cell>
          <table:table-cell office:value-type="float" office:value="28952" calcext:value-type="float">
            <text:p>28952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08" calcext:value-type="float">
            <text:p>2708</text:p>
          </table:table-cell>
          <table:table-cell office:value-type="float" office:value="46964" calcext:value-type="float">
            <text:p>46964</text:p>
          </table:table-cell>
          <table:table-cell office:value-type="float" office:value="78432" calcext:value-type="float">
            <text:p>7843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208" calcext:value-type="float">
            <text:p>114208</text:p>
          </table:table-cell>
          <table:table-cell office:value-type="float" office:value="38840" calcext:value-type="float">
            <text:p>38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64" calcext:value-type="float">
            <text:p>40964</text:p>
          </table:table-cell>
          <table:table-cell office:value-type="float" office:value="0" calcext:value-type="float">
            <text:p>0</text:p>
          </table:table-cell>
          <table:table-cell office:value-type="float" office:value="83616" calcext:value-type="float">
            <text:p>836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AVERAGE([.B53:.AI53])" office:value-type="float" office:value="19153.4193548387" calcext:value-type="float">
            <text:p>19153.4193548387</text:p>
          </table:table-cell>
          <table:table-cell table:formula="of:=STDEVPA([.B53:.AI53])" office:value-type="float" office:value="31364.6450567166" calcext:value-type="float">
            <text:p>31364.6450567166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3132" calcext:value-type="float">
            <text:p>3132</text:p>
          </table:table-cell>
          <table:table-cell office:value-type="float" office:value="28" calcext:value-type="float">
            <text:p>28</text:p>
          </table:table-cell>
          <table:table-cell office:value-type="float" office:value="48556" calcext:value-type="float">
            <text:p>48556</text:p>
          </table:table-cell>
          <table:table-cell office:value-type="float" office:value="32572" calcext:value-type="float">
            <text:p>32572</text:p>
          </table:table-cell>
          <table:table-cell office:value-type="float" office:value="28" calcext:value-type="float">
            <text:p>28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float" office:value="21260" calcext:value-type="float">
            <text:p>21260</text:p>
          </table:table-cell>
          <table:table-cell office:value-type="float" office:value="20724" calcext:value-type="float">
            <text:p>207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3080" calcext:value-type="float">
            <text:p>93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28" calcext:value-type="float">
            <text:p>28</text:p>
          </table:table-cell>
          <table:table-cell office:value-type="float" office:value="1344" calcext:value-type="float">
            <text:p>1344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AVERAGE([.B54:.AI54])" office:value-type="float" office:value="10928.1290322581" calcext:value-type="float">
            <text:p>10928.1290322581</text:p>
          </table:table-cell>
          <table:table-cell table:formula="of:=STDEVPA([.B54:.AI54])" office:value-type="float" office:value="26747.4174089363" calcext:value-type="float">
            <text:p>26747.4174089363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0444" calcext:value-type="float">
            <text:p>40444</text:p>
          </table:table-cell>
          <table:table-cell office:value-type="float" office:value="34860" calcext:value-type="float">
            <text:p>3486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5844" calcext:value-type="float">
            <text:p>75844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7844" calcext:value-type="float">
            <text:p>978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9904" calcext:value-type="float">
            <text:p>69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0812" calcext:value-type="float">
            <text:p>70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160" calcext:value-type="float">
            <text:p>81160</text:p>
          </table:table-cell>
          <table:table-cell office:value-type="float" office:value="102432" calcext:value-type="float">
            <text:p>1024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AVERAGE([.B55:.AI55])" office:value-type="float" office:value="18507.0967741936" calcext:value-type="float">
            <text:p>18507.0967741936</text:p>
          </table:table-cell>
          <table:table-cell table:formula="of:=STDEVPA([.B55:.AI55])" office:value-type="float" office:value="33379.0602115089" calcext:value-type="float">
            <text:p>33379.0602115089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1292" calcext:value-type="float">
            <text:p>1212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54476" calcext:value-type="float">
            <text:p>54476</text:p>
          </table:table-cell>
          <table:table-cell office:value-type="float" office:value="28" calcext:value-type="float">
            <text:p>28</text:p>
          </table:table-cell>
          <table:table-cell office:value-type="float" office:value="95180" calcext:value-type="float">
            <text:p>95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4528" calcext:value-type="float">
            <text:p>54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816" calcext:value-type="float">
            <text:p>97816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76" calcext:value-type="float">
            <text:p>75576</text:p>
          </table:table-cell>
          <table:table-cell office:value-type="float" office:value="118160" calcext:value-type="float">
            <text:p>1181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AVERAGE([.B56:.AI56])" office:value-type="float" office:value="19970.9677419355" calcext:value-type="float">
            <text:p>19970.9677419355</text:p>
          </table:table-cell>
          <table:table-cell table:formula="of:=STDEVPA([.B56:.AI56])" office:value-type="float" office:value="38768.4613683588" calcext:value-type="float">
            <text:p>38768.4613683588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14708" calcext:value-type="float">
            <text:p>114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0732" calcext:value-type="float">
            <text:p>50732</text:p>
          </table:table-cell>
          <table:table-cell office:value-type="float" office:value="28" calcext:value-type="float">
            <text:p>28</text:p>
          </table:table-cell>
          <table:table-cell office:value-type="float" office:value="42296" calcext:value-type="float">
            <text:p>42296</text:p>
          </table:table-cell>
          <table:table-cell office:value-type="float" office:value="93904" calcext:value-type="float">
            <text:p>93904</text:p>
          </table:table-cell>
          <table:table-cell office:value-type="float" office:value="45072" calcext:value-type="float">
            <text:p>450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864" calcext:value-type="float">
            <text:p>108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836" calcext:value-type="float">
            <text:p>3183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7416" calcext:value-type="float">
            <text:p>37416</text:p>
          </table:table-cell>
          <table:table-cell office:value-type="float" office:value="0" calcext:value-type="float">
            <text:p>0</text:p>
          </table:table-cell>
          <table:table-cell office:value-type="float" office:value="74676" calcext:value-type="float">
            <text:p>7467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4" calcext:value-type="float">
            <text:p>40964</text:p>
          </table:table-cell>
          <table:table-cell office:value-type="float" office:value="46884" calcext:value-type="float">
            <text:p>46884</text:p>
          </table:table-cell>
          <table:table-cell office:value-type="float" office:value="71220" calcext:value-type="float">
            <text:p>71220</text:p>
          </table:table-cell>
          <table:table-cell office:value-type="float" office:value="83664" calcext:value-type="float">
            <text:p>83664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AVERAGE([.B57:.AI57])" office:value-type="float" office:value="24064.9032258064" calcext:value-type="float">
            <text:p>24064.9032258064</text:p>
          </table:table-cell>
          <table:table-cell table:formula="of:=STDEVPA([.B57:.AI57])" office:value-type="float" office:value="33348.5497903532" calcext:value-type="float">
            <text:p>33348.5497903532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9460" calcext:value-type="float">
            <text:p>59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2224" calcext:value-type="float">
            <text:p>22224</text:p>
          </table:table-cell>
          <table:table-cell office:value-type="float" office:value="38996" calcext:value-type="float">
            <text:p>389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2456" calcext:value-type="float">
            <text:p>62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20" calcext:value-type="float">
            <text:p>37520</text:p>
          </table:table-cell>
          <table:table-cell office:value-type="float" office:value="30284" calcext:value-type="float">
            <text:p>30284</text:p>
          </table:table-cell>
          <table:table-cell office:value-type="float" office:value="84340" calcext:value-type="float">
            <text:p>8434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4384" calcext:value-type="float">
            <text:p>54384</text:p>
          </table:table-cell>
          <table:table-cell office:value-type="float" office:value="42244" calcext:value-type="float">
            <text:p>42244</text:p>
          </table:table-cell>
          <table:table-cell office:value-type="float" office:value="28" calcext:value-type="float">
            <text:p>28</text:p>
          </table:table-cell>
          <table:table-cell office:value-type="float" office:value="9208" calcext:value-type="float">
            <text:p>92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892" calcext:value-type="float">
            <text:p>57892</text:p>
          </table:table-cell>
          <table:table-cell office:value-type="float" office:value="63188" calcext:value-type="float">
            <text:p>6318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AVERAGE([.B58:.AI58])" office:value-type="float" office:value="18142.4516129032" calcext:value-type="float">
            <text:p>18142.4516129032</text:p>
          </table:table-cell>
          <table:table-cell table:formula="of:=STDEVPA([.B58:.AI58])" office:value-type="float" office:value="25938.2129098621" calcext:value-type="float">
            <text:p>25938.2129098621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9956" calcext:value-type="float">
            <text:p>699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2" calcext:value-type="float">
            <text:p>8031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7816" calcext:value-type="float">
            <text:p>578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276" calcext:value-type="float">
            <text:p>25276</text:p>
          </table:table-cell>
          <table:table-cell office:value-type="float" office:value="10708" calcext:value-type="float">
            <text:p>10708</text:p>
          </table:table-cell>
          <table:table-cell office:value-type="float" office:value="47656" calcext:value-type="float">
            <text:p>47656</text:p>
          </table:table-cell>
          <table:table-cell office:value-type="float" office:value="39492" calcext:value-type="float">
            <text:p>39492</text:p>
          </table:table-cell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1228" calcext:value-type="float">
            <text:p>512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272" calcext:value-type="float">
            <text:p>40272</text:p>
          </table:table-cell>
          <table:table-cell office:value-type="float" office:value="45372" calcext:value-type="float">
            <text:p>4537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AVERAGE([.B59:.AI59])" office:value-type="float" office:value="15208.6451612903" calcext:value-type="float">
            <text:p>15208.6451612903</text:p>
          </table:table-cell>
          <table:table-cell table:formula="of:=STDEVPA([.B59:.AI59])" office:value-type="float" office:value="24372.6567489702" calcext:value-type="float">
            <text:p>24372.6567489702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948" calcext:value-type="float">
            <text:p>17948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280" calcext:value-type="float">
            <text:p>482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76" calcext:value-type="float">
            <text:p>1897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2480" calcext:value-type="float">
            <text:p>52480</text:p>
          </table:table-cell>
          <table:table-cell office:value-type="float" office:value="85308" calcext:value-type="float">
            <text:p>85308</text:p>
          </table:table-cell>
          <table:table-cell office:value-type="float" office:value="0" calcext:value-type="float">
            <text:p>0</text:p>
          </table:table-cell>
          <table:table-cell office:value-type="float" office:value="64688" calcext:value-type="float">
            <text:p>64688</text:p>
          </table:table-cell>
          <table:table-cell office:value-type="float" office:value="0" calcext:value-type="float">
            <text:p>0</text:p>
          </table:table-cell>
          <table:table-cell office:value-type="float" office:value="53804" calcext:value-type="float">
            <text:p>53804</text:p>
          </table:table-cell>
          <table:table-cell office:value-type="float" office:value="0" calcext:value-type="float">
            <text:p>0</text:p>
          </table:table-cell>
          <table:table-cell office:value-type="float" office:value="42268" calcext:value-type="float">
            <text:p>42268</text:p>
          </table:table-cell>
          <table:table-cell office:value-type="float" office:value="50980" calcext:value-type="float">
            <text:p>50980</text:p>
          </table:table-cell>
          <table:table-cell office:value-type="float" office:value="10864" calcext:value-type="float">
            <text:p>108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60:.AI60])" office:value-type="float" office:value="14375.8709677419" calcext:value-type="float">
            <text:p>14375.8709677419</text:p>
          </table:table-cell>
          <table:table-cell table:formula="of:=STDEVPA([.B60:.AI60])" office:value-type="float" office:value="24244.13952696" calcext:value-type="float">
            <text:p>24244.13952696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6976" calcext:value-type="float">
            <text:p>46976</text:p>
          </table:table-cell>
          <table:table-cell office:value-type="float" office:value="28" calcext:value-type="float">
            <text:p>28</text:p>
          </table:table-cell>
          <table:table-cell office:value-type="float" office:value="93052" calcext:value-type="float">
            <text:p>93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96" calcext:value-type="float">
            <text:p>248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864" calcext:value-type="float">
            <text:p>10864</text:p>
          </table:table-cell>
          <table:table-cell office:value-type="float" office:value="1564" calcext:value-type="float">
            <text:p>1564</text:p>
          </table:table-cell>
          <table:table-cell office:value-type="float" office:value="89768" calcext:value-type="float">
            <text:p>89768</text:p>
          </table:table-cell>
          <table:table-cell office:value-type="float" office:value="4656" calcext:value-type="float">
            <text:p>4656</text:p>
          </table:table-cell>
          <table:table-cell office:value-type="float" office:value="31560" calcext:value-type="float">
            <text:p>315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2496" calcext:value-type="float">
            <text:p>62496</text:p>
          </table:table-cell>
          <table:table-cell office:value-type="float" office:value="48124" calcext:value-type="float">
            <text:p>48124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49676" calcext:value-type="float">
            <text:p>49676</text:p>
          </table:table-cell>
          <table:table-cell office:value-type="float" office:value="0" calcext:value-type="float">
            <text:p>0</text:p>
          </table:table-cell>
          <table:table-cell office:value-type="float" office:value="54240" calcext:value-type="float">
            <text:p>54240</text:p>
          </table:table-cell>
          <table:table-cell office:value-type="float" office:value="48124" calcext:value-type="float">
            <text:p>48124</text:p>
          </table:table-cell>
          <table:table-cell office:value-type="float" office:value="73724" calcext:value-type="float">
            <text:p>737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61:.AI61])" office:value-type="float" office:value="20689.8064516129" calcext:value-type="float">
            <text:p>20689.8064516129</text:p>
          </table:table-cell>
          <table:table-cell table:formula="of:=STDEVPA([.B61:.AI61])" office:value-type="float" office:value="29400.702152488" calcext:value-type="float">
            <text:p>29400.702152488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9632" calcext:value-type="float">
            <text:p>79632</text:p>
          </table:table-cell>
          <table:table-cell office:value-type="float" office:value="28" calcext:value-type="float">
            <text:p>28</text:p>
          </table:table-cell>
          <table:table-cell office:value-type="float" office:value="7656" calcext:value-type="float">
            <text:p>7656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float" office:value="105560" calcext:value-type="float">
            <text:p>105560</text:p>
          </table:table-cell>
          <table:table-cell office:value-type="float" office:value="44460" calcext:value-type="float">
            <text:p>44460</text:p>
          </table:table-cell>
          <table:table-cell office:value-type="float" office:value="0" calcext:value-type="float">
            <text:p>0</text:p>
          </table:table-cell>
          <table:table-cell office:value-type="float" office:value="42320" calcext:value-type="float">
            <text:p>42320</text:p>
          </table:table-cell>
          <table:table-cell office:value-type="float" office:value="49636" calcext:value-type="float">
            <text:p>49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48" calcext:value-type="float">
            <text:p>39648</text:p>
          </table:table-cell>
          <table:table-cell office:value-type="float" office:value="0" calcext:value-type="float">
            <text:p>0</text:p>
          </table:table-cell>
          <table:table-cell office:value-type="float" office:value="82712" calcext:value-type="float">
            <text:p>82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420" calcext:value-type="float">
            <text:p>5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676" calcext:value-type="float">
            <text:p>49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62:.AI62])" office:value-type="float" office:value="18140" calcext:value-type="float">
            <text:p>18140</text:p>
          </table:table-cell>
          <table:table-cell table:formula="of:=STDEVPA([.B62:.AI62])" office:value-type="float" office:value="30046.9901578908" calcext:value-type="float">
            <text:p>30046.9901578908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212" calcext:value-type="float">
            <text:p>7212</text:p>
          </table:table-cell>
          <table:table-cell office:value-type="float" office:value="43600" calcext:value-type="float">
            <text:p>436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272" calcext:value-type="float">
            <text:p>642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9688" calcext:value-type="float">
            <text:p>119688</text:p>
          </table:table-cell>
          <table:table-cell office:value-type="float" office:value="54032" calcext:value-type="float">
            <text:p>54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32" calcext:value-type="float">
            <text:p>522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63:.AI63])" office:value-type="float" office:value="11002.064516129" calcext:value-type="float">
            <text:p>11002.064516129</text:p>
          </table:table-cell>
          <table:table-cell table:formula="of:=STDEVPA([.B63:.AI63])" office:value-type="float" office:value="26823.3839797455" calcext:value-type="float">
            <text:p>26823.3839797455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3144" calcext:value-type="float">
            <text:p>53144</text:p>
          </table:table-cell>
          <table:table-cell office:value-type="float" office:value="37316" calcext:value-type="float">
            <text:p>37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1532" calcext:value-type="float">
            <text:p>81532</text:p>
          </table:table-cell>
          <table:table-cell office:value-type="float" office:value="0" calcext:value-type="float">
            <text:p>0</text:p>
          </table:table-cell>
          <table:table-cell office:value-type="float" office:value="65600" calcext:value-type="float">
            <text:p>656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488" calcext:value-type="float">
            <text:p>10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296" calcext:value-type="float">
            <text:p>38296</text:p>
          </table:table-cell>
          <table:table-cell office:value-type="float" office:value="39684" calcext:value-type="float">
            <text:p>3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4" calcext:value-type="float">
            <text:p>4604</text:p>
          </table:table-cell>
          <table:table-cell office:value-type="float" office:value="35864" calcext:value-type="float">
            <text:p>35864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table:number-columns-repeated="3"/>
          <table:table-cell table:formula="of:=AVERAGE([.B64:.AI64])" office:value-type="float" office:value="15604.7741935484" calcext:value-type="float">
            <text:p>15604.7741935484</text:p>
          </table:table-cell>
          <table:table-cell table:formula="of:=STDEVPA([.B64:.AI64])" office:value-type="float" office:value="27351.1324890375" calcext:value-type="float">
            <text:p>27351.1324890375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920" calcext:value-type="float">
            <text:p>639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864" calcext:value-type="float">
            <text:p>10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344" calcext:value-type="float">
            <text:p>23344</text:p>
          </table:table-cell>
          <table:table-cell office:value-type="float" office:value="0" calcext:value-type="float">
            <text:p>0</text:p>
          </table:table-cell>
          <table:table-cell office:value-type="float" office:value="80988" calcext:value-type="float">
            <text:p>80988</text:p>
          </table:table-cell>
          <table:table-cell office:value-type="float" office:value="40196" calcext:value-type="float">
            <text:p>40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28" calcext:value-type="float">
            <text:p>7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128" calcext:value-type="float">
            <text:p>68128</text:p>
          </table:table-cell>
          <table:table-cell office:value-type="float" office:value="47572" calcext:value-type="float">
            <text:p>4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68" calcext:value-type="float">
            <text:p>34768</text:p>
          </table:table-cell>
          <table:table-cell office:value-type="float" office:value="22848" calcext:value-type="float">
            <text:p>22848</text:p>
          </table:table-cell>
          <table:table-cell office:value-type="float" office:value="18116" calcext:value-type="float">
            <text:p>18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65:.AI65])" office:value-type="float" office:value="15690.3225806452" calcext:value-type="float">
            <text:p>15690.3225806452</text:p>
          </table:table-cell>
          <table:table-cell table:formula="of:=STDEVPA([.B65:.AI65])" office:value-type="float" office:value="25384.0729902307" calcext:value-type="float">
            <text:p>25384.0729902307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8032" calcext:value-type="float">
            <text:p>480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28" calcext:value-type="float">
            <text:p>52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76" calcext:value-type="float">
            <text:p>72776</text:p>
          </table:table-cell>
          <table:table-cell office:value-type="float" office:value="19992" calcext:value-type="float">
            <text:p>19992</text:p>
          </table:table-cell>
          <table:table-cell office:value-type="float" office:value="18076" calcext:value-type="float">
            <text:p>18076</text:p>
          </table:table-cell>
          <table:table-cell office:value-type="float" office:value="70832" calcext:value-type="float">
            <text:p>70832</text:p>
          </table:table-cell>
          <table:table-cell office:value-type="float" office:value="28" calcext:value-type="float">
            <text:p>28</text:p>
          </table:table-cell>
          <table:table-cell office:value-type="float" office:value="54032" calcext:value-type="float">
            <text:p>54032</text:p>
          </table:table-cell>
          <table:table-cell office:value-type="float" office:value="44080" calcext:value-type="float">
            <text:p>44080</text:p>
          </table:table-cell>
          <table:table-cell office:value-type="float" office:value="54292" calcext:value-type="float">
            <text:p>54292</text:p>
          </table:table-cell>
          <table:table-cell office:value-type="float" office:value="56836" calcext:value-type="float">
            <text:p>56836</text:p>
          </table:table-cell>
          <table:table-cell office:value-type="float" office:value="0" calcext:value-type="float">
            <text:p>0</text:p>
          </table:table-cell>
          <table:table-cell office:value-type="float" office:value="13564" calcext:value-type="float">
            <text:p>1356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8" calcext:value-type="float">
            <text:p>9208</text:p>
          </table:table-cell>
          <table:table-cell office:value-type="float" office:value="33988" calcext:value-type="float">
            <text:p>339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66:.AI66])" office:value-type="float" office:value="17695.0967741935" calcext:value-type="float">
            <text:p>17695.0967741935</text:p>
          </table:table-cell>
          <table:table-cell table:formula="of:=STDEVPA([.B66:.AI66])" office:value-type="float" office:value="24681.8851522337" calcext:value-type="float">
            <text:p>24681.8851522337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6616" calcext:value-type="float">
            <text:p>16616</text:p>
          </table:table-cell>
          <table:table-cell office:value-type="float" office:value="64556" calcext:value-type="float">
            <text:p>64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76" calcext:value-type="float">
            <text:p>655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424" calcext:value-type="float">
            <text:p>38424</text:p>
          </table:table-cell>
          <table:table-cell office:value-type="float" office:value="41824" calcext:value-type="float">
            <text:p>41824</text:p>
          </table:table-cell>
          <table:table-cell office:value-type="float" office:value="0" calcext:value-type="float">
            <text:p>0</text:p>
          </table:table-cell>
          <table:table-cell office:value-type="float" office:value="45124" calcext:value-type="float">
            <text:p>45124</text:p>
          </table:table-cell>
          <table:table-cell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office:value-type="float" office:value="49832" calcext:value-type="float">
            <text:p>49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6836" calcext:value-type="float">
            <text:p>56836</text:p>
          </table:table-cell>
          <table:table-cell office:value-type="float" office:value="72852" calcext:value-type="float">
            <text:p>728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67:.AI67])" office:value-type="float" office:value="15982.7096774194" calcext:value-type="float">
            <text:p>15982.7096774194</text:p>
          </table:table-cell>
          <table:table-cell table:formula="of:=STDEVPA([.B67:.AI67])" office:value-type="float" office:value="24772.0977561105" calcext:value-type="float">
            <text:p>24772.0977561105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416" calcext:value-type="float">
            <text:p>15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12" calcext:value-type="float">
            <text:p>9312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16" calcext:value-type="float">
            <text:p>37316</text:p>
          </table:table-cell>
          <table:table-cell office:value-type="float" office:value="0" calcext:value-type="float">
            <text:p>0</text:p>
          </table:table-cell>
          <table:table-cell office:value-type="float" office:value="52480" calcext:value-type="float">
            <text:p>52480</text:p>
          </table:table-cell>
          <table:table-cell office:value-type="float" office:value="51136" calcext:value-type="float">
            <text:p>51136</text:p>
          </table:table-cell>
          <table:table-cell office:value-type="float" office:value="0" calcext:value-type="float">
            <text:p>0</text:p>
          </table:table-cell>
          <table:table-cell office:value-type="float" office:value="9312" calcext:value-type="float">
            <text:p>931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3216" calcext:value-type="float">
            <text:p>33216</text:p>
          </table:table-cell>
          <table:table-cell office:value-type="float" office:value="38996" calcext:value-type="float">
            <text:p>3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08" calcext:value-type="float">
            <text:p>303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68:.AI68])" office:value-type="float" office:value="8954.96774193548" calcext:value-type="float">
            <text:p>8954.9677419355</text:p>
          </table:table-cell>
          <table:table-cell table:formula="of:=STDEVPA([.B68:.AI68])" office:value-type="float" office:value="16292.9233312005" calcext:value-type="float">
            <text:p>16292.9233312005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628" calcext:value-type="float">
            <text:p>44628</text:p>
          </table:table-cell>
          <table:table-cell office:value-type="float" office:value="0" calcext:value-type="float">
            <text:p>0</text:p>
          </table:table-cell>
          <table:table-cell office:value-type="float" office:value="42528" calcext:value-type="float">
            <text:p>42528</text:p>
          </table:table-cell>
          <table:table-cell office:value-type="float" office:value="97424" calcext:value-type="float">
            <text:p>97424</text:p>
          </table:table-cell>
          <table:table-cell office:value-type="float" office:value="0" calcext:value-type="float">
            <text:p>0</text:p>
          </table:table-cell>
          <table:table-cell office:value-type="float" office:value="72772" calcext:value-type="float">
            <text:p>7277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80" calcext:value-type="float">
            <text:p>47680</text:p>
          </table:table-cell>
          <table:table-cell office:value-type="float" office:value="35212" calcext:value-type="float">
            <text:p>35212</text:p>
          </table:table-cell>
          <table:table-cell office:value-type="float" office:value="66916" calcext:value-type="float">
            <text:p>669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56" calcext:value-type="float">
            <text:p>30856</text:p>
          </table:table-cell>
          <table:table-cell office:value-type="float" office:value="0" calcext:value-type="float">
            <text:p>0</text:p>
          </table:table-cell>
          <table:table-cell office:value-type="float" office:value="109108" calcext:value-type="float">
            <text:p>1091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2532" calcext:value-type="float">
            <text:p>52532</text:p>
          </table:table-cell>
          <table:table-cell office:value-type="float" office:value="15092" calcext:value-type="float">
            <text:p>150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69:.AI69])" office:value-type="float" office:value="19836" calcext:value-type="float">
            <text:p>19836</text:p>
          </table:table-cell>
          <table:table-cell table:formula="of:=STDEVPA([.B69:.AI69])" office:value-type="float" office:value="31225.0241581559" calcext:value-type="float">
            <text:p>31225.0241581559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48124" calcext:value-type="float">
            <text:p>48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12" calcext:value-type="float">
            <text:p>9312</text:p>
          </table:table-cell>
          <table:table-cell office:value-type="float" office:value="53980" calcext:value-type="float">
            <text:p>53980</text:p>
          </table:table-cell>
          <table:table-cell office:value-type="float" office:value="0" calcext:value-type="float">
            <text:p>0</text:p>
          </table:table-cell>
          <table:table-cell office:value-type="float" office:value="27268" calcext:value-type="float">
            <text:p>27268</text:p>
          </table:table-cell>
          <table:table-cell office:value-type="float" office:value="9156" calcext:value-type="float">
            <text:p>9156</text:p>
          </table:table-cell>
          <table:table-cell office:value-type="float" office:value="70416" calcext:value-type="float">
            <text:p>70416</text:p>
          </table:table-cell>
          <table:table-cell office:value-type="float" office:value="14868" calcext:value-type="float">
            <text:p>14868</text:p>
          </table:table-cell>
          <table:table-cell office:value-type="float" office:value="38956" calcext:value-type="float">
            <text:p>38956</text:p>
          </table:table-cell>
          <table:table-cell office:value-type="float" office:value="65680" calcext:value-type="float">
            <text:p>656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248" calcext:value-type="float">
            <text:p>34248</text:p>
          </table:table-cell>
          <table:table-cell office:value-type="float" office:value="55336" calcext:value-type="float">
            <text:p>55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208" calcext:value-type="float">
            <text:p>9208</text:p>
          </table:table-cell>
          <table:table-cell office:value-type="float" office:value="28" calcext:value-type="float">
            <text:p>28</text:p>
          </table:table-cell>
          <table:table-cell office:value-type="float" office:value="62692" calcext:value-type="float">
            <text:p>62692</text:p>
          </table:table-cell>
          <table:table-cell office:value-type="float" office:value="34364" calcext:value-type="float">
            <text:p>34364</text:p>
          </table:table-cell>
          <table:table-cell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table:number-columns-repeated="3"/>
          <table:table-cell table:formula="of:=AVERAGE([.B70:.AI70])" office:value-type="float" office:value="18925.2903225806" calcext:value-type="float">
            <text:p>18925.2903225806</text:p>
          </table:table-cell>
          <table:table-cell table:formula="of:=STDEVPA([.B70:.AI70])" office:value-type="float" office:value="23608.7579678957" calcext:value-type="float">
            <text:p>23608.7579678957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056" calcext:value-type="float">
            <text:p>720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1608" calcext:value-type="float">
            <text:p>516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3076" calcext:value-type="float">
            <text:p>43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328" calcext:value-type="float">
            <text:p>25328</text:p>
          </table:table-cell>
          <table:table-cell office:value-type="float" office:value="0" calcext:value-type="float">
            <text:p>0</text:p>
          </table:table-cell>
          <table:table-cell office:value-type="float" office:value="64508" calcext:value-type="float">
            <text:p>64508</text:p>
          </table:table-cell>
          <table:table-cell table:number-columns-repeated="3"/>
          <table:table-cell table:formula="of:=AVERAGE([.B71:.AI71])" office:value-type="float" office:value="8282.06451612903" calcext:value-type="float">
            <text:p>8282.064516129</text:p>
          </table:table-cell>
          <table:table-cell table:formula="of:=STDEVPA([.B71:.AI71])" office:value-type="float" office:value="19989.8510990848" calcext:value-type="float">
            <text:p>19989.8510990848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8808" calcext:value-type="float">
            <text:p>688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3708" calcext:value-type="float">
            <text:p>1037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4004" calcext:value-type="float">
            <text:p>440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416" calcext:value-type="float">
            <text:p>12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516" calcext:value-type="float">
            <text:p>275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72:.AI72])" office:value-type="float" office:value="8278.06451612903" calcext:value-type="float">
            <text:p>8278.064516129</text:p>
          </table:table-cell>
          <table:table-cell table:formula="of:=STDEVPA([.B72:.AI72])" office:value-type="float" office:value="22869.3464678553" calcext:value-type="float">
            <text:p>22869.3464678553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0148" calcext:value-type="float">
            <text:p>60148</text:p>
          </table:table-cell>
          <table:table-cell office:value-type="float" office:value="49728" calcext:value-type="float">
            <text:p>49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80" calcext:value-type="float">
            <text:p>100280</text:p>
          </table:table-cell>
          <table:table-cell office:value-type="float" office:value="0" calcext:value-type="float">
            <text:p>0</text:p>
          </table:table-cell>
          <table:table-cell office:value-type="float" office:value="107816" calcext:value-type="float">
            <text:p>107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84" calcext:value-type="float">
            <text:p>53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2704" calcext:value-type="float">
            <text:p>627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6388" calcext:value-type="float">
            <text:p>46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64" calcext:value-type="float">
            <text:p>33464</text:p>
          </table:table-cell>
          <table:table-cell office:value-type="float" office:value="0" calcext:value-type="float">
            <text:p>0</text:p>
          </table:table-cell>
          <table:table-cell office:value-type="float" office:value="47268" calcext:value-type="float">
            <text:p>472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3076" calcext:value-type="float">
            <text:p>430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73:.AI73])" office:value-type="float" office:value="19509.5483870968" calcext:value-type="float">
            <text:p>19509.5483870968</text:p>
          </table:table-cell>
          <table:table-cell table:formula="of:=STDEVPA([.B73:.AI73])" office:value-type="float" office:value="31190.2243523654" calcext:value-type="float">
            <text:p>31190.2243523654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5932" calcext:value-type="float">
            <text:p>459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08" calcext:value-type="float">
            <text:p>45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3412" calcext:value-type="float">
            <text:p>63412</text:p>
          </table:table-cell>
          <table:table-cell office:value-type="float" office:value="0" calcext:value-type="float">
            <text:p>0</text:p>
          </table:table-cell>
          <table:table-cell office:value-type="float" office:value="4604" calcext:value-type="float">
            <text:p>46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636" calcext:value-type="float">
            <text:p>55636</text:p>
          </table:table-cell>
          <table:table-cell office:value-type="float" office:value="33060" calcext:value-type="float">
            <text:p>33060</text:p>
          </table:table-cell>
          <table:table-cell office:value-type="float" office:value="13968" calcext:value-type="float">
            <text:p>13968</text:p>
          </table:table-cell>
          <table:table-cell office:value-type="float" office:value="74508" calcext:value-type="float">
            <text:p>74508</text:p>
          </table:table-cell>
          <table:table-cell office:value-type="float" office:value="0" calcext:value-type="float">
            <text:p>0</text:p>
          </table:table-cell>
          <table:table-cell office:value-type="float" office:value="51164" calcext:value-type="float">
            <text:p>511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8152" calcext:value-type="float">
            <text:p>48152</text:p>
          </table:table-cell>
          <table:table-cell office:value-type="float" office:value="18116" calcext:value-type="float">
            <text:p>18116</text:p>
          </table:table-cell>
          <table:table-cell office:value-type="float" office:value="25652" calcext:value-type="float">
            <text:p>25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74:.AI74])" office:value-type="float" office:value="15534.1935483871" calcext:value-type="float">
            <text:p>15534.1935483871</text:p>
          </table:table-cell>
          <table:table-cell table:formula="of:=STDEVPA([.B74:.AI74])" office:value-type="float" office:value="23148.4313596872" calcext:value-type="float">
            <text:p>23148.4313596872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25776" calcext:value-type="float">
            <text:p>125776</text:p>
          </table:table-cell>
          <table:table-cell office:value-type="float" office:value="60840" calcext:value-type="float">
            <text:p>60840</text:p>
          </table:table-cell>
          <table:table-cell office:value-type="float" office:value="0" calcext:value-type="float">
            <text:p>0</text:p>
          </table:table-cell>
          <table:table-cell office:value-type="float" office:value="133824" calcext:value-type="float">
            <text:p>133824</text:p>
          </table:table-cell>
          <table:table-cell office:value-type="float" office:value="56916" calcext:value-type="float">
            <text:p>56916</text:p>
          </table:table-cell>
          <table:table-cell office:value-type="float" office:value="13564" calcext:value-type="float">
            <text:p>13564</text:p>
          </table:table-cell>
          <table:table-cell office:value-type="float" office:value="45932" calcext:value-type="float">
            <text:p>459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684" calcext:value-type="float">
            <text:p>32684</text:p>
          </table:table-cell>
          <table:table-cell office:value-type="float" office:value="48880" calcext:value-type="float">
            <text:p>4888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75:.AI75])" office:value-type="float" office:value="16730.3225806452" calcext:value-type="float">
            <text:p>16730.3225806452</text:p>
          </table:table-cell>
          <table:table-cell table:formula="of:=STDEVPA([.B75:.AI75])" office:value-type="float" office:value="34893.2122619924" calcext:value-type="float">
            <text:p>34893.2122619924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6" calcext:value-type="float">
            <text:p>171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10864" calcext:value-type="float">
            <text:p>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668" calcext:value-type="float">
            <text:p>118668</text:p>
          </table:table-cell>
          <table:table-cell office:value-type="float" office:value="0" calcext:value-type="float">
            <text:p>0</text:p>
          </table:table-cell>
          <table:table-cell office:value-type="float" office:value="59692" calcext:value-type="float">
            <text:p>59692</text:p>
          </table:table-cell>
          <table:table-cell office:value-type="float" office:value="13996" calcext:value-type="float">
            <text:p>13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35248" calcext:value-type="float">
            <text:p>1352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88" calcext:value-type="float">
            <text:p>5838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76:.AI76])" office:value-type="float" office:value="13413.1612903226" calcext:value-type="float">
            <text:p>13413.1612903226</text:p>
          </table:table-cell>
          <table:table-cell table:formula="of:=STDEVPA([.B76:.AI76])" office:value-type="float" office:value="33301.7110197802" calcext:value-type="float">
            <text:p>33301.7110197802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7184" calcext:value-type="float">
            <text:p>47184</text:p>
          </table:table-cell>
          <table:table-cell office:value-type="float" office:value="0" calcext:value-type="float">
            <text:p>0</text:p>
          </table:table-cell>
          <table:table-cell office:value-type="float" office:value="33824" calcext:value-type="float">
            <text:p>33824</text:p>
          </table:table-cell>
          <table:table-cell office:value-type="float" office:value="50444" calcext:value-type="float">
            <text:p>50444</text:p>
          </table:table-cell>
          <table:table-cell office:value-type="float" office:value="0" calcext:value-type="float">
            <text:p>0</text:p>
          </table:table-cell>
          <table:table-cell office:value-type="float" office:value="71536" calcext:value-type="float">
            <text:p>71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784" calcext:value-type="float">
            <text:p>56784</text:p>
          </table:table-cell>
          <table:table-cell office:value-type="float" office:value="28" calcext:value-type="float">
            <text:p>28</text:p>
          </table:table-cell>
          <table:table-cell office:value-type="float" office:value="20268" calcext:value-type="float">
            <text:p>20268</text:p>
          </table:table-cell>
          <table:table-cell office:value-type="float" office:value="22848" calcext:value-type="float">
            <text:p>22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44" calcext:value-type="float">
            <text:p>66044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3788" calcext:value-type="float">
            <text:p>73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5620" calcext:value-type="float">
            <text:p>45620</text:p>
          </table:table-cell>
          <table:table-cell office:value-type="float" office:value="110948" calcext:value-type="float">
            <text:p>1109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77:.AI77])" office:value-type="float" office:value="19385.5483870968" calcext:value-type="float">
            <text:p>19385.5483870968</text:p>
          </table:table-cell>
          <table:table-cell table:formula="of:=STDEVPA([.B77:.AI77])" office:value-type="float" office:value="29913.5229952875" calcext:value-type="float">
            <text:p>29913.5229952875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6028" calcext:value-type="float">
            <text:p>16028</text:p>
          </table:table-cell>
          <table:table-cell office:value-type="float" office:value="0" calcext:value-type="float">
            <text:p>0</text:p>
          </table:table-cell>
          <table:table-cell office:value-type="float" office:value="67084" calcext:value-type="float">
            <text:p>67084</text:p>
          </table:table-cell>
          <table:table-cell office:value-type="float" office:value="36792" calcext:value-type="float">
            <text:p>36792</text:p>
          </table:table-cell>
          <table:table-cell office:value-type="float" office:value="28" calcext:value-type="float">
            <text:p>28</text:p>
          </table:table-cell>
          <table:table-cell office:value-type="float" office:value="35916" calcext:value-type="float">
            <text:p>35916</text:p>
          </table:table-cell>
          <table:table-cell office:value-type="float" office:value="73556" calcext:value-type="float">
            <text:p>73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4" calcext:value-type="float">
            <text:p>3104</text:p>
          </table:table-cell>
          <table:table-cell office:value-type="float" office:value="91072" calcext:value-type="float">
            <text:p>91072</text:p>
          </table:table-cell>
          <table:table-cell office:value-type="float" office:value="52640" calcext:value-type="float">
            <text:p>52640</text:p>
          </table:table-cell>
          <table:table-cell office:value-type="float" office:value="89496" calcext:value-type="float">
            <text:p>89496</text:p>
          </table:table-cell>
          <table:table-cell office:value-type="float" office:value="64100" calcext:value-type="float">
            <text:p>64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72" calcext:value-type="float">
            <text:p>46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12" calcext:value-type="float">
            <text:p>49012</text:p>
          </table:table-cell>
          <table:table-cell office:value-type="float" office:value="60108" calcext:value-type="float">
            <text:p>60108</text:p>
          </table:table-cell>
          <table:table-cell office:value-type="float" office:value="32488" calcext:value-type="float">
            <text:p>324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9720" calcext:value-type="float">
            <text:p>59720</text:p>
          </table:table-cell>
          <table:table-cell office:value-type="float" office:value="99992" calcext:value-type="float">
            <text:p>99992</text:p>
          </table:table-cell>
          <table:table-cell office:value-type="float" office:value="73072" calcext:value-type="float">
            <text:p>73072</text:p>
          </table:table-cell>
          <table:table-cell office:value-type="float" office:value="38800" calcext:value-type="float">
            <text:p>38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78:.AI78])" office:value-type="float" office:value="31933.4193548387" calcext:value-type="float">
            <text:p>31933.4193548387</text:p>
          </table:table-cell>
          <table:table-cell table:formula="of:=STDEVPA([.B78:.AI78])" office:value-type="float" office:value="33151.5152310488" calcext:value-type="float">
            <text:p>33151.5152310488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3552" calcext:value-type="float">
            <text:p>63552</text:p>
          </table:table-cell>
          <table:table-cell office:value-type="float" office:value="0" calcext:value-type="float">
            <text:p>0</text:p>
          </table:table-cell>
          <table:table-cell office:value-type="float" office:value="77256" calcext:value-type="float">
            <text:p>77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3988" calcext:value-type="float">
            <text:p>43988</text:p>
          </table:table-cell>
          <table:table-cell office:value-type="float" office:value="77312" calcext:value-type="float">
            <text:p>77312</text:p>
          </table:table-cell>
          <table:table-cell office:value-type="float" office:value="0" calcext:value-type="float">
            <text:p>0</text:p>
          </table:table-cell>
          <table:table-cell office:value-type="float" office:value="47028" calcext:value-type="float">
            <text:p>47028</text:p>
          </table:table-cell>
          <table:table-cell office:value-type="float" office:value="87876" calcext:value-type="float">
            <text:p>87876</text:p>
          </table:table-cell>
          <table:table-cell office:value-type="float" office:value="98936" calcext:value-type="float">
            <text:p>98936</text:p>
          </table:table-cell>
          <table:table-cell office:value-type="float" office:value="28" calcext:value-type="float">
            <text:p>28</text:p>
          </table:table-cell>
          <table:table-cell office:value-type="float" office:value="13528" calcext:value-type="float">
            <text:p>13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480" calcext:value-type="float">
            <text:p>52480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93952" calcext:value-type="float">
            <text:p>93952</text:p>
          </table:table-cell>
          <table:table-cell table:number-columns-repeated="3"/>
          <table:table-cell table:formula="of:=AVERAGE([.B79:.AI79])" office:value-type="float" office:value="21939.7419354839" calcext:value-type="float">
            <text:p>21939.7419354839</text:p>
          </table:table-cell>
          <table:table-cell table:formula="of:=STDEVPA([.B79:.AI79])" office:value-type="float" office:value="33629.7749937009" calcext:value-type="float">
            <text:p>33629.7749937009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8988" calcext:value-type="float">
            <text:p>58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760" calcext:value-type="float">
            <text:p>13760</text:p>
          </table:table-cell>
          <table:table-cell office:value-type="float" office:value="100288" calcext:value-type="float">
            <text:p>100288</text:p>
          </table:table-cell>
          <table:table-cell office:value-type="float" office:value="25276" calcext:value-type="float">
            <text:p>252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7016" calcext:value-type="float">
            <text:p>87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84" calcext:value-type="float">
            <text:p>53784</text:p>
          </table:table-cell>
          <table:table-cell office:value-type="float" office:value="52688" calcext:value-type="float">
            <text:p>52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836" calcext:value-type="float">
            <text:p>568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0:.AI80])" office:value-type="float" office:value="14480.2580645161" calcext:value-type="float">
            <text:p>14480.2580645161</text:p>
          </table:table-cell>
          <table:table-cell table:formula="of:=STDEVPA([.B80:.AI80])" office:value-type="float" office:value="28018.6188038479" calcext:value-type="float">
            <text:p>28018.6188038479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4256" calcext:value-type="float">
            <text:p>64256</text:p>
          </table:table-cell>
          <table:table-cell office:value-type="float" office:value="64048" calcext:value-type="float">
            <text:p>64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844" calcext:value-type="float">
            <text:p>92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60" calcext:value-type="float">
            <text:p>13760</text:p>
          </table:table-cell>
          <table:table-cell office:value-type="float" office:value="0" calcext:value-type="float">
            <text:p>0</text:p>
          </table:table-cell>
          <table:table-cell office:value-type="float" office:value="47536" calcext:value-type="float">
            <text:p>475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188" calcext:value-type="float">
            <text:p>26188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0" calcext:value-type="float">
            <text:p>0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6052" calcext:value-type="float">
            <text:p>3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9332" calcext:value-type="float">
            <text:p>109332</text:p>
          </table:table-cell>
          <table:table-cell office:value-type="float" office:value="81744" calcext:value-type="float">
            <text:p>81744</text:p>
          </table:table-cell>
          <table:table-cell office:value-type="float" office:value="0" calcext:value-type="float">
            <text:p>0</text:p>
          </table:table-cell>
          <table:table-cell office:value-type="float" office:value="58140" calcext:value-type="float">
            <text:p>58140</text:p>
          </table:table-cell>
          <table:table-cell office:value-type="float" office:value="34364" calcext:value-type="float">
            <text:p>3436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1:.AI81])" office:value-type="float" office:value="21401.5483870968" calcext:value-type="float">
            <text:p>21401.5483870968</text:p>
          </table:table-cell>
          <table:table-cell table:formula="of:=STDEVPA([.B81:.AI81])" office:value-type="float" office:value="31596.434991675" calcext:value-type="float">
            <text:p>31596.434991675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5520" calcext:value-type="float">
            <text:p>1552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2288" calcext:value-type="float">
            <text:p>12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32" calcext:value-type="float">
            <text:p>28132</text:p>
          </table:table-cell>
          <table:table-cell office:value-type="float" office:value="27180" calcext:value-type="float">
            <text:p>27180</text:p>
          </table:table-cell>
          <table:table-cell office:value-type="float" office:value="30284" calcext:value-type="float">
            <text:p>30284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office:value-type="float" office:value="41396" calcext:value-type="float">
            <text:p>41396</text:p>
          </table:table-cell>
          <table:table-cell office:value-type="float" office:value="0" calcext:value-type="float">
            <text:p>0</text:p>
          </table:table-cell>
          <table:table-cell office:value-type="float" office:value="53980" calcext:value-type="float">
            <text:p>5398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256" calcext:value-type="float">
            <text:p>14256</text:p>
          </table:table-cell>
          <table:table-cell office:value-type="float" office:value="62796" calcext:value-type="float">
            <text:p>62796</text:p>
          </table:table-cell>
          <table:table-cell office:value-type="float" office:value="0" calcext:value-type="float">
            <text:p>0</text:p>
          </table:table-cell>
          <table:table-cell office:value-type="float" office:value="93432" calcext:value-type="float">
            <text:p>93432</text:p>
          </table:table-cell>
          <table:table-cell office:value-type="float" office:value="59540" calcext:value-type="float">
            <text:p>59540</text:p>
          </table:table-cell>
          <table:table-cell office:value-type="float" office:value="0" calcext:value-type="float">
            <text:p>0</text:p>
          </table:table-cell>
          <table:table-cell office:value-type="float" office:value="69812" calcext:value-type="float">
            <text:p>69812</text:p>
          </table:table-cell>
          <table:table-cell office:value-type="float" office:value="0" calcext:value-type="float">
            <text:p>0</text:p>
          </table:table-cell>
          <table:table-cell office:value-type="float" office:value="38592" calcext:value-type="float">
            <text:p>38592</text:p>
          </table:table-cell>
          <table:table-cell office:value-type="float" office:value="19044" calcext:value-type="float">
            <text:p>190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2:.AI82])" office:value-type="float" office:value="18673.935483871" calcext:value-type="float">
            <text:p>18673.935483871</text:p>
          </table:table-cell>
          <table:table-cell table:formula="of:=STDEVPA([.B82:.AI82])" office:value-type="float" office:value="25372.9973790216" calcext:value-type="float">
            <text:p>25372.9973790216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564" calcext:value-type="float">
            <text:p>120564</text:p>
          </table:table-cell>
          <table:table-cell office:value-type="float" office:value="59500" calcext:value-type="float">
            <text:p>59500</text:p>
          </table:table-cell>
          <table:table-cell office:value-type="float" office:value="61192" calcext:value-type="float">
            <text:p>61192</text:p>
          </table:table-cell>
          <table:table-cell office:value-type="float" office:value="68352" calcext:value-type="float">
            <text:p>68352</text:p>
          </table:table-cell>
          <table:table-cell office:value-type="float" office:value="58088" calcext:value-type="float">
            <text:p>58088</text:p>
          </table:table-cell>
          <table:table-cell office:value-type="float" office:value="0" calcext:value-type="float">
            <text:p>0</text:p>
          </table:table-cell>
          <table:table-cell office:value-type="float" office:value="41576" calcext:value-type="float">
            <text:p>41576</text:p>
          </table:table-cell>
          <table:table-cell office:value-type="float" office:value="0" calcext:value-type="float">
            <text:p>0</text:p>
          </table:table-cell>
          <table:table-cell office:value-type="float" office:value="51388" calcext:value-type="float">
            <text:p>51388</text:p>
          </table:table-cell>
          <table:table-cell office:value-type="float" office:value="15028" calcext:value-type="float">
            <text:p>15028</text:p>
          </table:table-cell>
          <table:table-cell office:value-type="float" office:value="48464" calcext:value-type="float">
            <text:p>4846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72" calcext:value-type="float">
            <text:p>32072</text:p>
          </table:table-cell>
          <table:table-cell office:value-type="float" office:value="64272" calcext:value-type="float">
            <text:p>64272</text:p>
          </table:table-cell>
          <table:table-cell office:value-type="float" office:value="0" calcext:value-type="float">
            <text:p>0</text:p>
          </table:table-cell>
          <table:table-cell office:value-type="float" office:value="40540" calcext:value-type="float">
            <text:p>40540</text:p>
          </table:table-cell>
          <table:table-cell office:value-type="float" office:value="39548" calcext:value-type="float">
            <text:p>3954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3:.AI83])" office:value-type="float" office:value="22602.1935483871" calcext:value-type="float">
            <text:p>22602.1935483871</text:p>
          </table:table-cell>
          <table:table-cell table:formula="of:=STDEVPA([.B83:.AI83])" office:value-type="float" office:value="30764.9248767524" calcext:value-type="float">
            <text:p>30764.9248767524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3620" calcext:value-type="float">
            <text:p>113620</text:p>
          </table:table-cell>
          <table:table-cell office:value-type="float" office:value="28" calcext:value-type="float">
            <text:p>28</text:p>
          </table:table-cell>
          <table:table-cell office:value-type="float" office:value="65496" calcext:value-type="float">
            <text:p>65496</text:p>
          </table:table-cell>
          <table:table-cell office:value-type="float" office:value="71404" calcext:value-type="float">
            <text:p>71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16" calcext:value-type="float">
            <text:p>12416</text:p>
          </table:table-cell>
          <table:table-cell office:value-type="float" office:value="96456" calcext:value-type="float">
            <text:p>96456</text:p>
          </table:table-cell>
          <table:table-cell office:value-type="float" office:value="39080" calcext:value-type="float">
            <text:p>39080</text:p>
          </table:table-cell>
          <table:table-cell office:value-type="float" office:value="52364" calcext:value-type="float">
            <text:p>52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3768" calcext:value-type="float">
            <text:p>437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 office:value-type="float" office:value="41296" calcext:value-type="float">
            <text:p>4129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4:.AI84])" office:value-type="float" office:value="17344.3870967742" calcext:value-type="float">
            <text:p>17344.3870967742</text:p>
          </table:table-cell>
          <table:table-cell table:formula="of:=STDEVPA([.B84:.AI84])" office:value-type="float" office:value="31275.6297475882" calcext:value-type="float">
            <text:p>31275.6297475882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9744" calcext:value-type="float">
            <text:p>19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852" calcext:value-type="float">
            <text:p>60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64" calcext:value-type="float">
            <text:p>35864</text:p>
          </table:table-cell>
          <table:table-cell office:value-type="float" office:value="58832" calcext:value-type="float">
            <text:p>588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80" calcext:value-type="float">
            <text:p>16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96" calcext:value-type="float">
            <text:p>37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60" calcext:value-type="float">
            <text:p>43560</text:p>
          </table:table-cell>
          <table:table-cell office:value-type="float" office:value="0" calcext:value-type="float">
            <text:p>0</text:p>
          </table:table-cell>
          <table:table-cell office:value-type="float" office:value="61220" calcext:value-type="float">
            <text:p>61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85:.AI85])" office:value-type="float" office:value="10774.4516129032" calcext:value-type="float">
            <text:p>10774.4516129032</text:p>
          </table:table-cell>
          <table:table-cell table:formula="of:=STDEVPA([.B85:.AI85])" office:value-type="float" office:value="20126.8770053775" calcext:value-type="float">
            <text:p>20126.8770053775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8856" calcext:value-type="float">
            <text:p>4885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1528" calcext:value-type="float">
            <text:p>91528</text:p>
          </table:table-cell>
          <table:table-cell office:value-type="float" office:value="44576" calcext:value-type="float">
            <text:p>44576</text:p>
          </table:table-cell>
          <table:table-cell office:value-type="float" office:value="55284" calcext:value-type="float">
            <text:p>55284</text:p>
          </table:table-cell>
          <table:table-cell office:value-type="float" office:value="65560" calcext:value-type="float">
            <text:p>65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8" calcext:value-type="float">
            <text:p>26828</text:p>
          </table:table-cell>
          <table:table-cell office:value-type="float" office:value="82736" calcext:value-type="float">
            <text:p>82736</text:p>
          </table:table-cell>
          <table:table-cell office:value-type="float" office:value="80940" calcext:value-type="float">
            <text:p>80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8752" calcext:value-type="float">
            <text:p>5875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548" calcext:value-type="float">
            <text:p>15548</text:p>
          </table:table-cell>
          <table:table-cell office:value-type="float" office:value="65808" calcext:value-type="float">
            <text:p>65808</text:p>
          </table:table-cell>
          <table:table-cell office:value-type="float" office:value="73168" calcext:value-type="float">
            <text:p>73168</text:p>
          </table:table-cell>
          <table:table-cell office:value-type="float" office:value="51124" calcext:value-type="float">
            <text:p>51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684" calcext:value-type="float">
            <text:p>116684</text:p>
          </table:table-cell>
          <table:table-cell office:value-type="float" office:value="0" calcext:value-type="float">
            <text:p>0</text:p>
          </table:table-cell>
          <table:table-cell office:value-type="float" office:value="70008" calcext:value-type="float">
            <text:p>70008</text:p>
          </table:table-cell>
          <table:table-cell office:value-type="float" office:value="22600" calcext:value-type="float">
            <text:p>22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86:.AI86])" office:value-type="float" office:value="31293.935483871" calcext:value-type="float">
            <text:p>31293.935483871</text:p>
          </table:table-cell>
          <table:table-cell table:formula="of:=STDEVPA([.B86:.AI86])" office:value-type="float" office:value="35415.4499672521" calcext:value-type="float">
            <text:p>35415.4499672521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00" calcext:value-type="float">
            <text:p>50800</text:p>
          </table:table-cell>
          <table:table-cell office:value-type="float" office:value="0" calcext:value-type="float">
            <text:p>0</text:p>
          </table:table-cell>
          <table:table-cell office:value-type="float" office:value="41772" calcext:value-type="float">
            <text:p>41772</text:p>
          </table:table-cell>
          <table:table-cell office:value-type="float" office:value="0" calcext:value-type="float">
            <text:p>0</text:p>
          </table:table-cell>
          <table:table-cell office:value-type="float" office:value="52700" calcext:value-type="float">
            <text:p>52700</text:p>
          </table:table-cell>
          <table:table-cell office:value-type="float" office:value="0" calcext:value-type="float">
            <text:p>0</text:p>
          </table:table-cell>
          <table:table-cell office:value-type="float" office:value="51384" calcext:value-type="float">
            <text:p>51384</text:p>
          </table:table-cell>
          <table:table-cell office:value-type="float" office:value="33112" calcext:value-type="float">
            <text:p>33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8440" calcext:value-type="float">
            <text:p>58440</text:p>
          </table:table-cell>
          <table:table-cell office:value-type="float" office:value="47432" calcext:value-type="float">
            <text:p>47432</text:p>
          </table:table-cell>
          <table:table-cell office:value-type="float" office:value="0" calcext:value-type="float">
            <text:p>0</text:p>
          </table:table-cell>
          <table:table-cell office:value-type="float" office:value="59980" calcext:value-type="float">
            <text:p>599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7736" calcext:value-type="float">
            <text:p>477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420" calcext:value-type="float">
            <text:p>50420</text:p>
          </table:table-cell>
          <table:table-cell office:value-type="float" office:value="0" calcext:value-type="float">
            <text:p>0</text:p>
          </table:table-cell>
          <table:table-cell office:value-type="float" office:value="52232" calcext:value-type="float">
            <text:p>52232</text:p>
          </table:table-cell>
          <table:table-cell table:number-columns-repeated="3"/>
          <table:table-cell table:formula="of:=AVERAGE([.B87:.AI87])" office:value-type="float" office:value="17617.6774193548" calcext:value-type="float">
            <text:p>17617.6774193548</text:p>
          </table:table-cell>
          <table:table-cell table:formula="of:=STDEVPA([.B87:.AI87])" office:value-type="float" office:value="24116.2565494825" calcext:value-type="float">
            <text:p>24116.2565494825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4796" calcext:value-type="float">
            <text:p>34796</text:p>
          </table:table-cell>
          <table:table-cell office:value-type="float" office:value="1528" calcext:value-type="float">
            <text:p>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76" calcext:value-type="float">
            <text:p>25276</text:p>
          </table:table-cell>
          <table:table-cell office:value-type="float" office:value="84968" calcext:value-type="float">
            <text:p>84968</text:p>
          </table:table-cell>
          <table:table-cell office:value-type="float" office:value="65548" calcext:value-type="float">
            <text:p>65548</text:p>
          </table:table-cell>
          <table:table-cell office:value-type="float" office:value="0" calcext:value-type="float">
            <text:p>0</text:p>
          </table:table-cell>
          <table:table-cell office:value-type="float" office:value="52388" calcext:value-type="float">
            <text:p>52388</text:p>
          </table:table-cell>
          <table:table-cell office:value-type="float" office:value="28" calcext:value-type="float">
            <text:p>28</text:p>
          </table:table-cell>
          <table:table-cell office:value-type="float" office:value="68600" calcext:value-type="float">
            <text:p>686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6624" calcext:value-type="float">
            <text:p>46624</text:p>
          </table:table-cell>
          <table:table-cell office:value-type="float" office:value="13968" calcext:value-type="float">
            <text:p>139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664" calcext:value-type="float">
            <text:p>11466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5308" calcext:value-type="float">
            <text:p>45308</text:p>
          </table:table-cell>
          <table:table-cell table:number-columns-repeated="3"/>
          <table:table-cell table:formula="of:=AVERAGE([.B88:.AI88])" office:value-type="float" office:value="17866.5806451613" calcext:value-type="float">
            <text:p>17866.5806451613</text:p>
          </table:table-cell>
          <table:table-cell table:formula="of:=STDEVPA([.B88:.AI88])" office:value-type="float" office:value="30316.8418228955" calcext:value-type="float">
            <text:p>30316.8418228955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58948" calcext:value-type="float">
            <text:p>58948</text:p>
          </table:table-cell>
          <table:table-cell office:value-type="float" office:value="61968" calcext:value-type="float">
            <text:p>61968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32" calcext:value-type="float">
            <text:p>28132</text:p>
          </table:table-cell>
          <table:table-cell office:value-type="float" office:value="0" calcext:value-type="float">
            <text:p>0</text:p>
          </table:table-cell>
          <table:table-cell office:value-type="float" office:value="24152" calcext:value-type="float">
            <text:p>24152</text:p>
          </table:table-cell>
          <table:table-cell office:value-type="float" office:value="12416" calcext:value-type="float">
            <text:p>124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7432" calcext:value-type="float">
            <text:p>474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7608" calcext:value-type="float">
            <text:p>7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89:.AI89])" office:value-type="float" office:value="10028.3870967742" calcext:value-type="float">
            <text:p>10028.3870967742</text:p>
          </table:table-cell>
          <table:table-cell table:formula="of:=STDEVPA([.B89:.AI89])" office:value-type="float" office:value="21250.3987752753" calcext:value-type="float">
            <text:p>21250.3987752753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2668" calcext:value-type="float">
            <text:p>2266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62496" calcext:value-type="float">
            <text:p>62496</text:p>
          </table:table-cell>
          <table:table-cell office:value-type="float" office:value="0" calcext:value-type="float">
            <text:p>0</text:p>
          </table:table-cell>
          <table:table-cell office:value-type="float" office:value="78616" calcext:value-type="float">
            <text:p>78616</text:p>
          </table:table-cell>
          <table:table-cell office:value-type="float" office:value="30008" calcext:value-type="float">
            <text:p>30008</text:p>
          </table:table-cell>
          <table:table-cell office:value-type="float" office:value="63836" calcext:value-type="float">
            <text:p>638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20" calcext:value-type="float">
            <text:p>15520</text:p>
          </table:table-cell>
          <table:table-cell office:value-type="float" office:value="28" calcext:value-type="float">
            <text:p>28</text:p>
          </table:table-cell>
          <table:table-cell office:value-type="float" office:value="101600" calcext:value-type="float">
            <text:p>101600</text:p>
          </table:table-cell>
          <table:table-cell office:value-type="float" office:value="65744" calcext:value-type="float">
            <text:p>65744</text:p>
          </table:table-cell>
          <table:table-cell office:value-type="float" office:value="97304" calcext:value-type="float">
            <text:p>97304</text:p>
          </table:table-cell>
          <table:table-cell office:value-type="float" office:value="0" calcext:value-type="float">
            <text:p>0</text:p>
          </table:table-cell>
          <table:table-cell office:value-type="float" office:value="15520" calcext:value-type="float">
            <text:p>15520</text:p>
          </table:table-cell>
          <table:table-cell office:value-type="float" office:value="68352" calcext:value-type="float">
            <text:p>6835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90:.AI90])" office:value-type="float" office:value="21348.5161290323" calcext:value-type="float">
            <text:p>21348.5161290323</text:p>
          </table:table-cell>
          <table:table-cell table:formula="of:=STDEVPA([.B90:.AI90])" office:value-type="float" office:value="32285.8642111783" calcext:value-type="float">
            <text:p>32285.8642111783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24" calcext:value-type="float">
            <text:p>4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4" calcext:value-type="float">
            <text:p>61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1396" calcext:value-type="float">
            <text:p>41396</text:p>
          </table:table-cell>
          <table:table-cell office:value-type="float" office:value="48836" calcext:value-type="float">
            <text:p>488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6800" calcext:value-type="float">
            <text:p>668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6" calcext:value-type="float">
            <text:p>7656</text:p>
          </table:table-cell>
          <table:table-cell office:value-type="float" office:value="56836" calcext:value-type="float">
            <text:p>56836</text:p>
          </table:table-cell>
          <table:table-cell office:value-type="float" office:value="53120" calcext:value-type="float">
            <text:p>5312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91:.AI91])" office:value-type="float" office:value="10554.7096774194" calcext:value-type="float">
            <text:p>10554.7096774194</text:p>
          </table:table-cell>
          <table:table-cell table:formula="of:=STDEVPA([.B91:.AI91])" office:value-type="float" office:value="20784.5859359434" calcext:value-type="float">
            <text:p>20784.5859359434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96" calcext:value-type="float">
            <text:p>52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36" calcext:value-type="float">
            <text:p>56836</text:p>
          </table:table-cell>
          <table:table-cell office:value-type="float" office:value="83232" calcext:value-type="float">
            <text:p>83232</text:p>
          </table:table-cell>
          <table:table-cell office:value-type="float" office:value="0" calcext:value-type="float">
            <text:p>0</text:p>
          </table:table-cell>
          <table:table-cell office:value-type="float" office:value="74208" calcext:value-type="float">
            <text:p>74208</text:p>
          </table:table-cell>
          <table:table-cell office:value-type="float" office:value="12028" calcext:value-type="float">
            <text:p>12028</text:p>
          </table:table-cell>
          <table:table-cell office:value-type="float" office:value="0" calcext:value-type="float">
            <text:p>0</text:p>
          </table:table-cell>
          <table:table-cell office:value-type="float" office:value="13968" calcext:value-type="float">
            <text:p>13968</text:p>
          </table:table-cell>
          <table:table-cell office:value-type="float" office:value="92700" calcext:value-type="float">
            <text:p>92700</text:p>
          </table:table-cell>
          <table:table-cell office:value-type="float" office:value="90876" calcext:value-type="float">
            <text:p>90876</text:p>
          </table:table-cell>
          <table:table-cell office:value-type="float" office:value="82188" calcext:value-type="float">
            <text:p>82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40" calcext:value-type="float">
            <text:p>58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92:.AI92])" office:value-type="float" office:value="19887.4838709677" calcext:value-type="float">
            <text:p>19887.4838709677</text:p>
          </table:table-cell>
          <table:table-cell table:formula="of:=STDEVPA([.B92:.AI92])" office:value-type="float" office:value="32851.042106386" calcext:value-type="float">
            <text:p>32851.042106386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4628" calcext:value-type="float">
            <text:p>446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2" calcext:value-type="float">
            <text:p>18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484" calcext:value-type="float">
            <text:p>50484</text:p>
          </table:table-cell>
          <table:table-cell office:value-type="float" office:value="12260" calcext:value-type="float">
            <text:p>12260</text:p>
          </table:table-cell>
          <table:table-cell office:value-type="float" office:value="24416" calcext:value-type="float">
            <text:p>24416</text:p>
          </table:table-cell>
          <table:table-cell office:value-type="float" office:value="44280" calcext:value-type="float">
            <text:p>44280</text:p>
          </table:table-cell>
          <table:table-cell office:value-type="float" office:value="28" calcext:value-type="float">
            <text:p>28</text:p>
          </table:table-cell>
          <table:table-cell office:value-type="float" office:value="83700" calcext:value-type="float">
            <text:p>8370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formula="of:=AVERAGE([.B93:.AI93])" office:value-type="float" office:value="8974.45161290323" calcext:value-type="float">
            <text:p>8974.4516129032</text:p>
          </table:table-cell>
          <table:table-cell table:formula="of:=STDEVPA([.B93:.AI93])" office:value-type="float" office:value="19748.6268609445" calcext:value-type="float">
            <text:p>19748.6268609445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8260" calcext:value-type="float">
            <text:p>6826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1748" calcext:value-type="float">
            <text:p>91748</text:p>
          </table:table-cell>
          <table:table-cell office:value-type="float" office:value="0" calcext:value-type="float">
            <text:p>0</text:p>
          </table:table-cell>
          <table:table-cell office:value-type="float" office:value="76204" calcext:value-type="float">
            <text:p>76204</text:p>
          </table:table-cell>
          <table:table-cell office:value-type="float" office:value="43128" calcext:value-type="float">
            <text:p>4312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4244" calcext:value-type="float">
            <text:p>64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3968" calcext:value-type="float">
            <text:p>1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52" calcext:value-type="float">
            <text:p>48852</text:p>
          </table:table-cell>
          <table:table-cell office:value-type="float" office:value="53368" calcext:value-type="float">
            <text:p>53368</text:p>
          </table:table-cell>
          <table:table-cell office:value-type="float" office:value="24468" calcext:value-type="float">
            <text:p>24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312" calcext:value-type="float">
            <text:p>773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4:.AI94])" office:value-type="float" office:value="18123.6129032258" calcext:value-type="float">
            <text:p>18123.6129032258</text:p>
          </table:table-cell>
          <table:table-cell table:formula="of:=STDEVPA([.B94:.AI94])" office:value-type="float" office:value="29344.8300680226" calcext:value-type="float">
            <text:p>29344.8300680226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42216" calcext:value-type="float">
            <text:p>42216</text:p>
          </table:table-cell>
          <table:table-cell office:value-type="float" office:value="28" calcext:value-type="float">
            <text:p>28</text:p>
          </table:table-cell>
          <table:table-cell office:value-type="float" office:value="54216" calcext:value-type="float">
            <text:p>54216</text:p>
          </table:table-cell>
          <table:table-cell office:value-type="float" office:value="0" calcext:value-type="float">
            <text:p>0</text:p>
          </table:table-cell>
          <table:table-cell office:value-type="float" office:value="61192" calcext:value-type="float">
            <text:p>61192</text:p>
          </table:table-cell>
          <table:table-cell office:value-type="float" office:value="0" calcext:value-type="float">
            <text:p>0</text:p>
          </table:table-cell>
          <table:table-cell office:value-type="float" office:value="21296" calcext:value-type="float">
            <text:p>21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80" calcext:value-type="float">
            <text:p>48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20" calcext:value-type="float">
            <text:p>17920</text:p>
          </table:table-cell>
          <table:table-cell office:value-type="float" office:value="31684" calcext:value-type="float">
            <text:p>3168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20" calcext:value-type="float">
            <text:p>15520</text:p>
          </table:table-cell>
          <table:table-cell office:value-type="float" office:value="4632" calcext:value-type="float">
            <text:p>4632</text:p>
          </table:table-cell>
          <table:table-cell office:value-type="float" office:value="116988" calcext:value-type="float">
            <text:p>116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AVERAGE([.B95:.AI95])" office:value-type="float" office:value="13406.7096774194" calcext:value-type="float">
            <text:p>13406.7096774194</text:p>
          </table:table-cell>
          <table:table-cell table:formula="of:=STDEVPA([.B95:.AI95])" office:value-type="float" office:value="25999.0707206059" calcext:value-type="float">
            <text:p>25999.0707206059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172" calcext:value-type="float">
            <text:p>62172</text:p>
          </table:table-cell>
          <table:table-cell office:value-type="float" office:value="55312" calcext:value-type="float">
            <text:p>55312</text:p>
          </table:table-cell>
          <table:table-cell office:value-type="float" office:value="65628" calcext:value-type="float">
            <text:p>65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056" calcext:value-type="float">
            <text:p>47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828" calcext:value-type="float">
            <text:p>76828</text:p>
          </table:table-cell>
          <table:table-cell office:value-type="float" office:value="54644" calcext:value-type="float">
            <text:p>54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2524" calcext:value-type="float">
            <text:p>32524</text:p>
          </table:table-cell>
          <table:table-cell office:value-type="float" office:value="52428" calcext:value-type="float">
            <text:p>5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0424" calcext:value-type="float">
            <text:p>70424</text:p>
          </table:table-cell>
          <table:table-cell office:value-type="float" office:value="28" calcext:value-type="float">
            <text:p>28</text:p>
          </table:table-cell>
          <table:table-cell office:value-type="float" office:value="59540" calcext:value-type="float">
            <text:p>59540</text:p>
          </table:table-cell>
          <table:table-cell office:value-type="float" office:value="0" calcext:value-type="float">
            <text:p>0</text:p>
          </table:table-cell>
          <table:table-cell office:value-type="float" office:value="96040" calcext:value-type="float">
            <text:p>96040</text:p>
          </table:table-cell>
          <table:table-cell table:number-columns-repeated="3"/>
          <table:table-cell table:formula="of:=AVERAGE([.B96:.AI96])" office:value-type="float" office:value="21702.9677419355" calcext:value-type="float">
            <text:p>21702.9677419355</text:p>
          </table:table-cell>
          <table:table-cell table:formula="of:=STDEVPA([.B96:.AI96])" office:value-type="float" office:value="30726.5510146685" calcext:value-type="float">
            <text:p>30726.5510146685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5916" calcext:value-type="float">
            <text:p>35916</text:p>
          </table:table-cell>
          <table:table-cell office:value-type="float" office:value="91464" calcext:value-type="float">
            <text:p>914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712" calcext:value-type="float">
            <text:p>69712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264" calcext:value-type="float">
            <text:p>10264</text:p>
          </table:table-cell>
          <table:table-cell office:value-type="float" office:value="15520" calcext:value-type="float">
            <text:p>15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6572" calcext:value-type="float">
            <text:p>86572</text:p>
          </table:table-cell>
          <table:table-cell office:value-type="float" office:value="55300" calcext:value-type="float">
            <text:p>55300</text:p>
          </table:table-cell>
          <table:table-cell office:value-type="float" office:value="50236" calcext:value-type="float">
            <text:p>5023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7:.AI97])" office:value-type="float" office:value="13391.0967741936" calcext:value-type="float">
            <text:p>13391.0967741936</text:p>
          </table:table-cell>
          <table:table-cell table:formula="of:=STDEVPA([.B97:.AI97])" office:value-type="float" office:value="26868.3181357198" calcext:value-type="float">
            <text:p>26868.3181357198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7040" calcext:value-type="float">
            <text:p>3704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9668" calcext:value-type="float">
            <text:p>59668</text:p>
          </table:table-cell>
          <table:table-cell office:value-type="float" office:value="28" calcext:value-type="float">
            <text:p>28</text:p>
          </table:table-cell>
          <table:table-cell office:value-type="float" office:value="67912" calcext:value-type="float">
            <text:p>67912</text:p>
          </table:table-cell>
          <table:table-cell office:value-type="float" office:value="62744" calcext:value-type="float">
            <text:p>62744</text:p>
          </table:table-cell>
          <table:table-cell office:value-type="float" office:value="0" calcext:value-type="float">
            <text:p>0</text:p>
          </table:table-cell>
          <table:table-cell office:value-type="float" office:value="74624" calcext:value-type="float">
            <text:p>74624</text:p>
          </table:table-cell>
          <table:table-cell office:value-type="float" office:value="25404" calcext:value-type="float">
            <text:p>254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712" calcext:value-type="float">
            <text:p>100712</text:p>
          </table:table-cell>
          <table:table-cell office:value-type="float" office:value="79684" calcext:value-type="float">
            <text:p>796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3936" calcext:value-type="float">
            <text:p>739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8:.AI98])" office:value-type="float" office:value="18771.6129032258" calcext:value-type="float">
            <text:p>18771.6129032258</text:p>
          </table:table-cell>
          <table:table-cell table:formula="of:=STDEVPA([.B98:.AI98])" office:value-type="float" office:value="31485.0671718816" calcext:value-type="float">
            <text:p>31485.0671718816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9008" calcext:value-type="float">
            <text:p>690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080" calcext:value-type="float">
            <text:p>4908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9536" calcext:value-type="float">
            <text:p>11953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856" calcext:value-type="float">
            <text:p>488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040" calcext:value-type="float">
            <text:p>660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8" calcext:value-type="float">
            <text:p>26828</text:p>
          </table:table-cell>
          <table:table-cell office:value-type="float" office:value="59136" calcext:value-type="float">
            <text:p>59136</text:p>
          </table:table-cell>
          <table:table-cell office:value-type="float" office:value="75760" calcext:value-type="float">
            <text:p>7576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AVERAGE([.B99:.AI99])" office:value-type="float" office:value="16596.6451612903" calcext:value-type="float">
            <text:p>16596.6451612903</text:p>
          </table:table-cell>
          <table:table-cell table:formula="of:=STDEVPA([.B99:.AI99])" office:value-type="float" office:value="30913.7637260946" calcext:value-type="float">
            <text:p>30913.7637260946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118932" calcext:value-type="float">
            <text:p>1189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0372" calcext:value-type="float">
            <text:p>6037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9868" calcext:value-type="float">
            <text:p>11986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0396" calcext:value-type="float">
            <text:p>100396</text:p>
          </table:table-cell>
          <table:table-cell office:value-type="float" office:value="0" calcext:value-type="float">
            <text:p>0</text:p>
          </table:table-cell>
          <table:table-cell office:value-type="float" office:value="81616" calcext:value-type="float">
            <text:p>816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2472" calcext:value-type="float">
            <text:p>72472</text:p>
          </table:table-cell>
          <table:table-cell office:value-type="float" office:value="106212" calcext:value-type="float">
            <text:p>106212</text:p>
          </table:table-cell>
          <table:table-cell office:value-type="float" office:value="25900" calcext:value-type="float">
            <text:p>2590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0812" calcext:value-type="float">
            <text:p>708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0:.AI100])" office:value-type="float" office:value="24460.6451612903" calcext:value-type="float">
            <text:p>24460.6451612903</text:p>
          </table:table-cell>
          <table:table-cell table:formula="of:=STDEVPA([.B100:.AI100])" office:value-type="float" office:value="41180.3392750664" calcext:value-type="float">
            <text:p>41180.3392750664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111068" calcext:value-type="float">
            <text:p>1110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6744" calcext:value-type="float">
            <text:p>86744</text:p>
          </table:table-cell>
          <table:table-cell office:value-type="float" office:value="80392" calcext:value-type="float">
            <text:p>8039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4" calcext:value-type="float">
            <text:p>61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9312" calcext:value-type="float">
            <text:p>59312</text:p>
          </table:table-cell>
          <table:table-cell office:value-type="float" office:value="36844" calcext:value-type="float">
            <text:p>36844</text:p>
          </table:table-cell>
          <table:table-cell office:value-type="float" office:value="57620" calcext:value-type="float">
            <text:p>57620</text:p>
          </table:table-cell>
          <table:table-cell office:value-type="float" office:value="51660" calcext:value-type="float">
            <text:p>51660</text:p>
          </table:table-cell>
          <table:table-cell office:value-type="float" office:value="50308" calcext:value-type="float">
            <text:p>5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1:.AI101])" office:value-type="float" office:value="17480.2580645161" calcext:value-type="float">
            <text:p>17480.2580645161</text:p>
          </table:table-cell>
          <table:table-cell table:formula="of:=STDEVPA([.B101:.AI101])" office:value-type="float" office:value="31256.414091653" calcext:value-type="float">
            <text:p>31256.414091653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4236" calcext:value-type="float">
            <text:p>74236</text:p>
          </table:table-cell>
          <table:table-cell office:value-type="float" office:value="98896" calcext:value-type="float">
            <text:p>98896</text:p>
          </table:table-cell>
          <table:table-cell office:value-type="float" office:value="0" calcext:value-type="float">
            <text:p>0</text:p>
          </table:table-cell>
          <table:table-cell office:value-type="float" office:value="59060" calcext:value-type="float">
            <text:p>59060</text:p>
          </table:table-cell>
          <table:table-cell office:value-type="float" office:value="0" calcext:value-type="float">
            <text:p>0</text:p>
          </table:table-cell>
          <table:table-cell office:value-type="float" office:value="67592" calcext:value-type="float">
            <text:p>67592</text:p>
          </table:table-cell>
          <table:table-cell office:value-type="float" office:value="28" calcext:value-type="float">
            <text:p>28</text:p>
          </table:table-cell>
          <table:table-cell office:value-type="float" office:value="83820" calcext:value-type="float">
            <text:p>83820</text:p>
          </table:table-cell>
          <table:table-cell office:value-type="float" office:value="119028" calcext:value-type="float">
            <text:p>119028</text:p>
          </table:table-cell>
          <table:table-cell office:value-type="float" office:value="78892" calcext:value-type="float">
            <text:p>788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28" calcext:value-type="float">
            <text:p>28</text:p>
          </table:table-cell>
          <table:table-cell office:value-type="float" office:value="13760" calcext:value-type="float">
            <text:p>13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56" calcext:value-type="float">
            <text:p>28456</text:p>
          </table:table-cell>
          <table:table-cell office:value-type="float" office:value="75860" calcext:value-type="float">
            <text:p>75860</text:p>
          </table:table-cell>
          <table:table-cell office:value-type="float" office:value="90076" calcext:value-type="float">
            <text:p>9007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672" calcext:value-type="float">
            <text:p>5767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2:.AI102])" office:value-type="float" office:value="27389.6774193548" calcext:value-type="float">
            <text:p>27389.6774193548</text:p>
          </table:table-cell>
          <table:table-cell table:formula="of:=STDEVPA([.B102:.AI102])" office:value-type="float" office:value="38397.5641804622" calcext:value-type="float">
            <text:p>38397.5641804622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66396" calcext:value-type="float">
            <text:p>66396</text:p>
          </table:table-cell>
          <table:table-cell office:value-type="float" office:value="0" calcext:value-type="float">
            <text:p>0</text:p>
          </table:table-cell>
          <table:table-cell office:value-type="float" office:value="36068" calcext:value-type="float">
            <text:p>36068</text:p>
          </table:table-cell>
          <table:table-cell office:value-type="float" office:value="0" calcext:value-type="float">
            <text:p>0</text:p>
          </table:table-cell>
          <table:table-cell office:value-type="float" office:value="46072" calcext:value-type="float">
            <text:p>46072</text:p>
          </table:table-cell>
          <table:table-cell office:value-type="float" office:value="76292" calcext:value-type="float">
            <text:p>76292</text:p>
          </table:table-cell>
          <table:table-cell office:value-type="float" office:value="90540" calcext:value-type="float">
            <text:p>90540</text:p>
          </table:table-cell>
          <table:table-cell office:value-type="float" office:value="117428" calcext:value-type="float">
            <text:p>117428</text:p>
          </table:table-cell>
          <table:table-cell office:value-type="float" office:value="56" calcext:value-type="float">
            <text:p>56</text:p>
          </table:table-cell>
          <table:table-cell office:value-type="float" office:value="63996" calcext:value-type="float">
            <text:p>63996</text:p>
          </table:table-cell>
          <table:table-cell office:value-type="float" office:value="0" calcext:value-type="float">
            <text:p>0</text:p>
          </table:table-cell>
          <table:table-cell office:value-type="float" office:value="28536" calcext:value-type="float">
            <text:p>2853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028" calcext:value-type="float">
            <text:p>1202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60" calcext:value-type="float">
            <text:p>53160</text:p>
          </table:table-cell>
          <table:table-cell office:value-type="float" office:value="0" calcext:value-type="float">
            <text:p>0</text:p>
          </table:table-cell>
          <table:table-cell office:value-type="float" office:value="68060" calcext:value-type="float">
            <text:p>680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52" calcext:value-type="float">
            <text:p>72852</text:p>
          </table:table-cell>
          <table:table-cell office:value-type="float" office:value="59376" calcext:value-type="float">
            <text:p>5937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103:.AI103])" office:value-type="float" office:value="25517.0322580645" calcext:value-type="float">
            <text:p>25517.0322580645</text:p>
          </table:table-cell>
          <table:table-cell table:formula="of:=STDEVPA([.B103:.AI103])" office:value-type="float" office:value="34454.3239774182" calcext:value-type="float">
            <text:p>34454.3239774182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58648" calcext:value-type="float">
            <text:p>586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6588" calcext:value-type="float">
            <text:p>66588</text:p>
          </table:table-cell>
          <table:table-cell office:value-type="float" office:value="45280" calcext:value-type="float">
            <text:p>45280</text:p>
          </table:table-cell>
          <table:table-cell office:value-type="float" office:value="94592" calcext:value-type="float">
            <text:p>9459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28" calcext:value-type="float">
            <text:p>460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1052" calcext:value-type="float">
            <text:p>51052</text:p>
          </table:table-cell>
          <table:table-cell office:value-type="float" office:value="75840" calcext:value-type="float">
            <text:p>7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912" calcext:value-type="float">
            <text:p>114912</text:p>
          </table:table-cell>
          <table:table-cell office:value-type="float" office:value="2708" calcext:value-type="float">
            <text:p>2708</text:p>
          </table:table-cell>
          <table:table-cell office:value-type="float" office:value="36880" calcext:value-type="float">
            <text:p>368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3116" calcext:value-type="float">
            <text:p>83116</text:p>
          </table:table-cell>
          <table:table-cell office:value-type="float" office:value="97720" calcext:value-type="float">
            <text:p>97720</text:p>
          </table:table-cell>
          <table:table-cell office:value-type="float" office:value="85924" calcext:value-type="float">
            <text:p>85924</text:p>
          </table:table-cell>
          <table:table-cell office:value-type="float" office:value="28" calcext:value-type="float">
            <text:p>28</text:p>
          </table:table-cell>
          <table:table-cell office:value-type="float" office:value="80924" calcext:value-type="float">
            <text:p>80924</text:p>
          </table:table-cell>
          <table:table-cell table:number-columns-repeated="3"/>
          <table:table-cell table:formula="of:=AVERAGE([.B104:.AI104])" office:value-type="float" office:value="30340.2580645161" calcext:value-type="float">
            <text:p>30340.2580645161</text:p>
          </table:table-cell>
          <table:table-cell table:formula="of:=STDEVPA([.B104:.AI104])" office:value-type="float" office:value="38425.8569925359" calcext:value-type="float">
            <text:p>38425.8569925359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61400" calcext:value-type="float">
            <text:p>614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7540" calcext:value-type="float">
            <text:p>47540</text:p>
          </table:table-cell>
          <table:table-cell office:value-type="float" office:value="83768" calcext:value-type="float">
            <text:p>8376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9556" calcext:value-type="float">
            <text:p>5955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28" calcext:value-type="float">
            <text:p>42728</text:p>
          </table:table-cell>
          <table:table-cell office:value-type="float" office:value="0" calcext:value-type="float">
            <text:p>0</text:p>
          </table:table-cell>
          <table:table-cell office:value-type="float" office:value="74588" calcext:value-type="float">
            <text:p>74588</text:p>
          </table:table-cell>
          <table:table-cell office:value-type="float" office:value="4748" calcext:value-type="float">
            <text:p>4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3048" calcext:value-type="float">
            <text:p>8304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184" calcext:value-type="float">
            <text:p>31184</text:p>
          </table:table-cell>
          <table:table-cell table:number-columns-repeated="3"/>
          <table:table-cell table:formula="of:=AVERAGE([.B105:.AI105])" office:value-type="float" office:value="15775.2258064516" calcext:value-type="float">
            <text:p>15775.2258064516</text:p>
          </table:table-cell>
          <table:table-cell table:formula="of:=STDEVPA([.B105:.AI105])" office:value-type="float" office:value="27917.1850215894" calcext:value-type="float">
            <text:p>27917.1850215894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81616" calcext:value-type="float">
            <text:p>81616</text:p>
          </table:table-cell>
          <table:table-cell office:value-type="float" office:value="48736" calcext:value-type="float">
            <text:p>4873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580" calcext:value-type="float">
            <text:p>60580</text:p>
          </table:table-cell>
          <table:table-cell office:value-type="float" office:value="51868" calcext:value-type="float">
            <text:p>51868</text:p>
          </table:table-cell>
          <table:table-cell office:value-type="float" office:value="113176" calcext:value-type="float">
            <text:p>113176</text:p>
          </table:table-cell>
          <table:table-cell office:value-type="float" office:value="77416" calcext:value-type="float">
            <text:p>77416</text:p>
          </table:table-cell>
          <table:table-cell office:value-type="float" office:value="28" calcext:value-type="float">
            <text:p>28</text:p>
          </table:table-cell>
          <table:table-cell office:value-type="float" office:value="75872" calcext:value-type="float">
            <text:p>7587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4452" calcext:value-type="float">
            <text:p>134452</text:p>
          </table:table-cell>
          <table:table-cell office:value-type="float" office:value="65520" calcext:value-type="float">
            <text:p>655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78292" calcext:value-type="float">
            <text:p>78292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/>
          <table:table-cell table:formula="of:=AVERAGE([.B106:.AI106])" office:value-type="float" office:value="25414.9677419355" calcext:value-type="float">
            <text:p>25414.9677419355</text:p>
          </table:table-cell>
          <table:table-cell table:formula="of:=STDEVPA([.B106:.AI106])" office:value-type="float" office:value="39526.0307004693" calcext:value-type="float">
            <text:p>39526.0307004693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3968" calcext:value-type="float">
            <text:p>1396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3968" calcext:value-type="float">
            <text:p>13968</text:p>
          </table:table-cell>
          <table:table-cell office:value-type="float" office:value="70440" calcext:value-type="float">
            <text:p>70440</text:p>
          </table:table-cell>
          <table:table-cell office:value-type="float" office:value="120528" calcext:value-type="float">
            <text:p>1205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4544" calcext:value-type="float">
            <text:p>74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32" calcext:value-type="float">
            <text:p>682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6512" calcext:value-type="float">
            <text:p>56512</text:p>
          </table:table-cell>
          <table:table-cell office:value-type="float" office:value="57068" calcext:value-type="float">
            <text:p>57068</text:p>
          </table:table-cell>
          <table:table-cell office:value-type="float" office:value="52768" calcext:value-type="float">
            <text:p>52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  <table:table-cell table:formula="of:=AVERAGE([.B107:.AI107])" office:value-type="float" office:value="17055.6129032258" calcext:value-type="float">
            <text:p>17055.6129032258</text:p>
          </table:table-cell>
          <table:table-cell table:formula="of:=STDEVPA([.B107:.AI107])" office:value-type="float" office:value="31268.1397918665" calcext:value-type="float">
            <text:p>31268.1397918665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75616" calcext:value-type="float">
            <text:p>75616</text:p>
          </table:table-cell>
          <table:table-cell office:value-type="float" office:value="66004" calcext:value-type="float">
            <text:p>66004</text:p>
          </table:table-cell>
          <table:table-cell office:value-type="float" office:value="1528" calcext:value-type="float">
            <text:p>1528</text:p>
          </table:table-cell>
          <table:table-cell office:value-type="float" office:value="28" calcext:value-type="float">
            <text:p>28</text:p>
          </table:table-cell>
          <table:table-cell office:value-type="float" office:value="75760" calcext:value-type="float">
            <text:p>75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72" calcext:value-type="float">
            <text:p>77572</text:p>
          </table:table-cell>
          <table:table-cell office:value-type="float" office:value="42556" calcext:value-type="float">
            <text:p>42556</text:p>
          </table:table-cell>
          <table:table-cell office:value-type="float" office:value="119028" calcext:value-type="float">
            <text:p>119028</text:p>
          </table:table-cell>
          <table:table-cell office:value-type="float" office:value="216" calcext:value-type="float">
            <text:p>216</text:p>
          </table:table-cell>
          <table:table-cell office:value-type="float" office:value="98168" calcext:value-type="float">
            <text:p>98168</text:p>
          </table:table-cell>
          <table:table-cell office:value-type="float" office:value="56" calcext:value-type="float">
            <text:p>56</text:p>
          </table:table-cell>
          <table:table-cell office:value-type="float" office:value="72092" calcext:value-type="float">
            <text:p>7209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52552" calcext:value-type="float">
            <text:p>52552</text:p>
          </table:table-cell>
          <table:table-cell office:value-type="float" office:value="64568" calcext:value-type="float">
            <text:p>64568</text:p>
          </table:table-cell>
          <table:table-cell office:value-type="float" office:value="0" calcext:value-type="float">
            <text:p>0</text:p>
          </table:table-cell>
          <table:table-cell office:value-type="float" office:value="72708" calcext:value-type="float">
            <text:p>7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12" calcext:value-type="float">
            <text:p>32812</text:p>
          </table:table-cell>
          <table:table-cell office:value-type="float" office:value="0" calcext:value-type="float">
            <text:p>0</text:p>
          </table:table-cell>
          <table:table-cell office:value-type="float" office:value="4712" calcext:value-type="float">
            <text:p>4712</text:p>
          </table:table-cell>
          <table:table-cell office:value-type="float" office:value="22908" calcext:value-type="float">
            <text:p>22908</text:p>
          </table:table-cell>
          <table:table-cell office:value-type="float" office:value="78616" calcext:value-type="float">
            <text:p>78616</text:p>
          </table:table-cell>
          <table:table-cell office:value-type="float" office:value="102328" calcext:value-type="float">
            <text:p>102328</text:p>
          </table:table-cell>
          <table:table-cell office:value-type="float" office:value="296" calcext:value-type="float">
            <text:p>296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AVERAGE([.B108:.AI108])" office:value-type="float" office:value="34204.5161290323" calcext:value-type="float">
            <text:p>34204.5161290323</text:p>
          </table:table-cell>
          <table:table-cell table:formula="of:=STDEVPA([.B108:.AI108])" office:value-type="float" office:value="38883.850516113" calcext:value-type="float">
            <text:p>38883.850516113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74208" calcext:value-type="float">
            <text:p>74208</text:p>
          </table:table-cell>
          <table:table-cell office:value-type="float" office:value="45880" calcext:value-type="float">
            <text:p>4588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5312" calcext:value-type="float">
            <text:p>15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56" calcext:value-type="float">
            <text:p>41656</text:p>
          </table:table-cell>
          <table:table-cell office:value-type="float" office:value="118700" calcext:value-type="float">
            <text:p>118700</text:p>
          </table:table-cell>
          <table:table-cell office:value-type="float" office:value="80" calcext:value-type="float">
            <text:p>80</text:p>
          </table:table-cell>
          <table:table-cell office:value-type="float" office:value="16564" calcext:value-type="float">
            <text:p>16564</text:p>
          </table:table-cell>
          <table:table-cell office:value-type="float" office:value="28" calcext:value-type="float">
            <text:p>28</text:p>
          </table:table-cell>
          <table:table-cell office:value-type="float" office:value="9028" calcext:value-type="float">
            <text:p>9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44" calcext:value-type="float">
            <text:p>47444</text:p>
          </table:table-cell>
          <table:table-cell office:value-type="float" office:value="59832" calcext:value-type="float">
            <text:p>59832</text:p>
          </table:table-cell>
          <table:table-cell office:value-type="float" office:value="86676" calcext:value-type="float">
            <text:p>86676</text:p>
          </table:table-cell>
          <table:table-cell office:value-type="float" office:value="84692" calcext:value-type="float">
            <text:p>84692</text:p>
          </table:table-cell>
          <table:table-cell office:value-type="float" office:value="57448" calcext:value-type="float">
            <text:p>57448</text:p>
          </table:table-cell>
          <table:table-cell office:value-type="float" office:value="188" calcext:value-type="float">
            <text:p>188</text:p>
          </table:table-cell>
          <table:table-cell office:value-type="float" office:value="240" calcext:value-type="float">
            <text:p>240</text:p>
          </table:table-cell>
          <table:table-cell office:value-type="float" office:value="122156" calcext:value-type="float">
            <text:p>122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8564" calcext:value-type="float">
            <text:p>78564</text:p>
          </table:table-cell>
          <table:table-cell office:value-type="float" office:value="44468" calcext:value-type="float">
            <text:p>4446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AVERAGE([.B109:.AI109])" office:value-type="float" office:value="29143.8709677419" calcext:value-type="float">
            <text:p>29143.8709677419</text:p>
          </table:table-cell>
          <table:table-cell table:formula="of:=STDEVPA([.B109:.AI109])" office:value-type="float" office:value="37924.0210809863" calcext:value-type="float">
            <text:p>37924.0210809863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2732" calcext:value-type="float">
            <text:p>2273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0304" calcext:value-type="float">
            <text:p>60304</text:p>
          </table:table-cell>
          <table:table-cell office:value-type="float" office:value="57624" calcext:value-type="float">
            <text:p>57624</text:p>
          </table:table-cell>
          <table:table-cell office:value-type="float" office:value="86208" calcext:value-type="float">
            <text:p>86208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28032" calcext:value-type="float">
            <text:p>28032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52" calcext:value-type="float">
            <text:p>52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9156" calcext:value-type="float">
            <text:p>9156</text:p>
          </table:table-cell>
          <table:table-cell office:value-type="float" office:value="136" calcext:value-type="float">
            <text:p>13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4768" calcext:value-type="float">
            <text:p>4768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AVERAGE([.B110:.AI110])" office:value-type="float" office:value="8749.03225806452" calcext:value-type="float">
            <text:p>8749.0322580645</text:p>
          </table:table-cell>
          <table:table-cell table:formula="of:=STDEVPA([.B110:.AI110])" office:value-type="float" office:value="20810.5982172606" calcext:value-type="float">
            <text:p>20810.5982172606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68" calcext:value-type="float">
            <text:p>268</text:p>
          </table:table-cell>
          <table:table-cell office:value-type="float" office:value="41784" calcext:value-type="float">
            <text:p>417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240" calcext:value-type="float">
            <text:p>240</text:p>
          </table:table-cell>
          <table:table-cell office:value-type="float" office:value="18616" calcext:value-type="float">
            <text:p>18616</text:p>
          </table:table-cell>
          <table:table-cell office:value-type="float" office:value="16940" calcext:value-type="float">
            <text:p>16940</text:p>
          </table:table-cell>
          <table:table-cell office:value-type="float" office:value="77404" calcext:value-type="float">
            <text:p>77404</text:p>
          </table:table-cell>
          <table:table-cell office:value-type="float" office:value="63808" calcext:value-type="float">
            <text:p>63808</text:p>
          </table:table-cell>
          <table:table-cell office:value-type="float" office:value="52" calcext:value-type="float">
            <text:p>52</text:p>
          </table:table-cell>
          <table:table-cell office:value-type="float" office:value="29908" calcext:value-type="float">
            <text:p>29908</text:p>
          </table:table-cell>
          <table:table-cell office:value-type="float" office:value="384" calcext:value-type="float">
            <text:p>384</text:p>
          </table:table-cell>
          <table:table-cell office:value-type="float" office:value="105176" calcext:value-type="float">
            <text:p>105176</text:p>
          </table:table-cell>
          <table:table-cell office:value-type="float" office:value="28" calcext:value-type="float">
            <text:p>28</text:p>
          </table:table-cell>
          <table:table-cell office:value-type="float" office:value="45808" calcext:value-type="float">
            <text:p>45808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75608" calcext:value-type="float">
            <text:p>75608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4200" calcext:value-type="float">
            <text:p>44200</text:p>
          </table:table-cell>
          <table:table-cell office:value-type="float" office:value="62584" calcext:value-type="float">
            <text:p>62584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formula="of:=AVERAGE([.B111:.AI111])" office:value-type="float" office:value="18831.0967741936" calcext:value-type="float">
            <text:p>18831.0967741936</text:p>
          </table:table-cell>
          <table:table-cell table:formula="of:=STDEVPA([.B111:.AI111])" office:value-type="float" office:value="29562.1600626761" calcext:value-type="float">
            <text:p>29562.1600626761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3328" calcext:value-type="float">
            <text:p>13328</text:p>
          </table:table-cell>
          <table:table-cell office:value-type="float" office:value="28" calcext:value-type="float">
            <text:p>28</text:p>
          </table:table-cell>
          <table:table-cell office:value-type="float" office:value="40412" calcext:value-type="float">
            <text:p>40412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3296" calcext:value-type="float">
            <text:p>63296</text:p>
          </table:table-cell>
          <table:table-cell office:value-type="float" office:value="47128" calcext:value-type="float">
            <text:p>47128</text:p>
          </table:table-cell>
          <table:table-cell office:value-type="float" office:value="86520" calcext:value-type="float">
            <text:p>865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4740" calcext:value-type="float">
            <text:p>44740</text:p>
          </table:table-cell>
          <table:table-cell office:value-type="float" office:value="61752" calcext:value-type="float">
            <text:p>61752</text:p>
          </table:table-cell>
          <table:table-cell office:value-type="float" office:value="58520" calcext:value-type="float">
            <text:p>58520</text:p>
          </table:table-cell>
          <table:table-cell office:value-type="float" office:value="244" calcext:value-type="float">
            <text:p>244</text:p>
          </table:table-cell>
          <table:table-cell office:value-type="float" office:value="30604" calcext:value-type="float">
            <text:p>3060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6992" calcext:value-type="float">
            <text:p>16992</text:p>
          </table:table-cell>
          <table:table-cell office:value-type="float" office:value="1616" calcext:value-type="float">
            <text:p>1616</text:p>
          </table:table-cell>
          <table:table-cell office:value-type="float" office:value="52" calcext:value-type="float">
            <text:p>52</text:p>
          </table:table-cell>
          <table:table-cell office:value-type="float" office:value="70784" calcext:value-type="float">
            <text:p>70784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60464" calcext:value-type="float">
            <text:p>60464</text:p>
          </table:table-cell>
          <table:table-cell office:value-type="float" office:value="82976" calcext:value-type="float">
            <text:p>82976</text:p>
          </table:table-cell>
          <table:table-cell office:value-type="float" office:value="109396" calcext:value-type="float">
            <text:p>109396</text:p>
          </table:table-cell>
          <table:table-cell office:value-type="float" office:value="0" calcext:value-type="float">
            <text:p>0</text:p>
          </table:table-cell>
          <table:table-cell office:value-type="float" office:value="40800" calcext:value-type="float">
            <text:p>40800</text:p>
          </table:table-cell>
          <table:table-cell table:number-columns-repeated="3"/>
          <table:table-cell table:formula="of:=AVERAGE([.B112:.AI112])" office:value-type="float" office:value="26778.3225806452" calcext:value-type="float">
            <text:p>26778.3225806452</text:p>
          </table:table-cell>
          <table:table-cell table:formula="of:=STDEVPA([.B112:.AI112])" office:value-type="float" office:value="32599.9636140576" calcext:value-type="float">
            <text:p>32599.9636140576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80264" calcext:value-type="float">
            <text:p>80264</text:p>
          </table:table-cell>
          <table:table-cell office:value-type="float" office:value="15484" calcext:value-type="float">
            <text:p>15484</text:p>
          </table:table-cell>
          <table:table-cell office:value-type="float" office:value="28" calcext:value-type="float">
            <text:p>28</text:p>
          </table:table-cell>
          <table:table-cell office:value-type="float" office:value="22152" calcext:value-type="float">
            <text:p>2215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8480" calcext:value-type="float">
            <text:p>18480</text:p>
          </table:table-cell>
          <table:table-cell office:value-type="float" office:value="30084" calcext:value-type="float">
            <text:p>3008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8924" calcext:value-type="float">
            <text:p>58924</text:p>
          </table:table-cell>
          <table:table-cell office:value-type="float" office:value="109340" calcext:value-type="float">
            <text:p>109340</text:p>
          </table:table-cell>
          <table:table-cell office:value-type="float" office:value="123956" calcext:value-type="float">
            <text:p>123956</text:p>
          </table:table-cell>
          <table:table-cell office:value-type="float" office:value="74324" calcext:value-type="float">
            <text:p>74324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90004" calcext:value-type="float">
            <text:p>90004</text:p>
          </table:table-cell>
          <table:table-cell office:value-type="float" office:value="27732" calcext:value-type="float">
            <text:p>27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52" calcext:value-type="float">
            <text:p>57052</text:p>
          </table:table-cell>
          <table:table-cell table:number-columns-repeated="3"/>
          <table:table-cell table:formula="of:=AVERAGE([.B113:.AI113])" office:value-type="float" office:value="22850.8387096774" calcext:value-type="float">
            <text:p>22850.8387096774</text:p>
          </table:table-cell>
          <table:table-cell table:formula="of:=STDEVPA([.B113:.AI113])" office:value-type="float" office:value="36222.2188265148" calcext:value-type="float">
            <text:p>36222.2188265148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8800" calcext:value-type="float">
            <text:p>28800</text:p>
          </table:table-cell>
          <table:table-cell office:value-type="float" office:value="57384" calcext:value-type="float">
            <text:p>573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9860" calcext:value-type="float">
            <text:p>29860</text:p>
          </table:table-cell>
          <table:table-cell office:value-type="float" office:value="0" calcext:value-type="float">
            <text:p>0</text:p>
          </table:table-cell>
          <table:table-cell office:value-type="float" office:value="72312" calcext:value-type="float">
            <text:p>72312</text:p>
          </table:table-cell>
          <table:table-cell office:value-type="float" office:value="0" calcext:value-type="float">
            <text:p>0</text:p>
          </table:table-cell>
          <table:table-cell office:value-type="float" office:value="77560" calcext:value-type="float">
            <text:p>77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940" calcext:value-type="float">
            <text:p>16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76" calcext:value-type="float">
            <text:p>57676</text:p>
          </table:table-cell>
          <table:table-cell office:value-type="float" office:value="26296" calcext:value-type="float">
            <text:p>26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20" calcext:value-type="float">
            <text:p>55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table:number-columns-repeated="3"/>
          <table:table-cell table:formula="of:=AVERAGE([.B114:.AI114])" office:value-type="float" office:value="13784.6451612903" calcext:value-type="float">
            <text:p>13784.6451612903</text:p>
          </table:table-cell>
          <table:table-cell table:formula="of:=STDEVPA([.B114:.AI114])" office:value-type="float" office:value="23933.8555641253" calcext:value-type="float">
            <text:p>23933.8555641253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792" calcext:value-type="float">
            <text:p>44792</text:p>
          </table:table-cell>
          <table:table-cell office:value-type="float" office:value="16940" calcext:value-type="float">
            <text:p>1694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264" calcext:value-type="float">
            <text:p>50264</text:p>
          </table:table-cell>
          <table:table-cell office:value-type="float" office:value="0" calcext:value-type="float">
            <text:p>0</text:p>
          </table:table-cell>
          <table:table-cell office:value-type="float" office:value="69116" calcext:value-type="float">
            <text:p>69116</text:p>
          </table:table-cell>
          <table:table-cell office:value-type="float" office:value="49260" calcext:value-type="float">
            <text:p>49260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109996" calcext:value-type="float">
            <text:p>109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0236" calcext:value-type="float">
            <text:p>80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316" calcext:value-type="float">
            <text:p>913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115:.AI115])" office:value-type="float" office:value="16589.2903225806" calcext:value-type="float">
            <text:p>16589.2903225806</text:p>
          </table:table-cell>
          <table:table-cell table:formula="of:=STDEVPA([.B115:.AI115])" office:value-type="float" office:value="31301.0423305715" calcext:value-type="float">
            <text:p>31301.0423305715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616" calcext:value-type="float">
            <text:p>2616</text:p>
          </table:table-cell>
          <table:table-cell office:value-type="float" office:value="21116" calcext:value-type="float">
            <text:p>2111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3396" calcext:value-type="float">
            <text:p>33396</text:p>
          </table:table-cell>
          <table:table-cell office:value-type="float" office:value="12240" calcext:value-type="float">
            <text:p>12240</text:p>
          </table:table-cell>
          <table:table-cell office:value-type="float" office:value="63820" calcext:value-type="float">
            <text:p>638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224" calcext:value-type="float">
            <text:p>24224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8016" calcext:value-type="float">
            <text:p>80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9764" calcext:value-type="float">
            <text:p>1297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6:.AI116])" office:value-type="float" office:value="9609.67741935484" calcext:value-type="float">
            <text:p>9609.6774193548</text:p>
          </table:table-cell>
          <table:table-cell table:formula="of:=STDEVPA([.B116:.AI116])" office:value-type="float" office:value="25665.9011799666" calcext:value-type="float">
            <text:p>25665.9011799666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5040" calcext:value-type="float">
            <text:p>550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74276" calcext:value-type="float">
            <text:p>74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40" calcext:value-type="float">
            <text:p>169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76" calcext:value-type="float">
            <text:p>62076</text:p>
          </table:table-cell>
          <table:table-cell office:value-type="float" office:value="96104" calcext:value-type="float">
            <text:p>96104</text:p>
          </table:table-cell>
          <table:table-cell office:value-type="float" office:value="83316" calcext:value-type="float">
            <text:p>833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7:.AI117])" office:value-type="float" office:value="12539.8709677419" calcext:value-type="float">
            <text:p>12539.8709677419</text:p>
          </table:table-cell>
          <table:table-cell table:formula="of:=STDEVPA([.B117:.AI117])" office:value-type="float" office:value="27818.5118125902" calcext:value-type="float">
            <text:p>27818.5118125902</text:p>
          </table:table-cell>
          <table:table-cell table:number-columns-repeated="98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2" calcext:value-type="float">
            <text:p>26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484" calcext:value-type="float">
            <text:p>62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4" calcext:value-type="float">
            <text:p>24864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118:.AI118])" office:value-type="float" office:value="2937.54838709677" calcext:value-type="float">
            <text:p>2937.5483870968</text:p>
          </table:table-cell>
          <table:table-cell table:formula="of:=STDEVPA([.B118:.AI118])" office:value-type="float" office:value="11725.9208946805" calcext:value-type="float">
            <text:p>11725.9208946805</text:p>
          </table:table-cell>
          <table:table-cell table:number-columns-repeated="987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19:.AI119])" office:value-type="float" office:value="0" calcext:value-type="float">
            <text:p>0</text:p>
          </table:table-cell>
          <table:table-cell table:formula="of:=STDEVPA([.B119:.AI11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20:.AI120])" office:value-type="float" office:value="0" calcext:value-type="float">
            <text:p>0</text:p>
          </table:table-cell>
          <table:table-cell table:formula="of:=STDEVPA([.B120:.AI1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21:.AI121])" office:value-type="float" office:value="0" calcext:value-type="float">
            <text:p>0</text:p>
          </table:table-cell>
          <table:table-cell table:formula="of:=STDEVPA([.B121:.AI1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  <table:table-cell table:formula="of:=AVERAGE([.B122:.AI122])" office:value-type="float" office:value="1.80645161290323" calcext:value-type="float">
            <text:p>1.8064516129</text:p>
          </table:table-cell>
          <table:table-cell table:formula="of:=STDEVPA([.B122:.AI122])" office:value-type="float" office:value="9.89434297428687" calcext:value-type="float">
            <text:p>9.8943429743</text:p>
          </table:table-cell>
          <table:table-cell table:number-columns-repeated="987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/>
          <table:table-cell table:formula="of:=AVERAGE([.B123:.AI123])" office:value-type="float" office:value="1.80645161290323" calcext:value-type="float">
            <text:p>1.8064516129</text:p>
          </table:table-cell>
          <table:table-cell table:formula="of:=STDEVPA([.B123:.AI123])" office:value-type="float" office:value="9.89434297428687" calcext:value-type="float">
            <text:p>9.8943429743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4:.AI124])" office:value-type="string" office:string-value="" calcext:value-type="error">
            <text:p>#DIV/0!</text:p>
          </table:table-cell>
          <table:table-cell table:formula="of:=STDEVPA([.B124:.AI1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5:.AI125])" office:value-type="string" office:string-value="" calcext:value-type="error">
            <text:p>#DIV/0!</text:p>
          </table:table-cell>
          <table:table-cell table:formula="of:=STDEVPA([.B125:.AI1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6:.AI126])" office:value-type="string" office:string-value="" calcext:value-type="error">
            <text:p>#DIV/0!</text:p>
          </table:table-cell>
          <table:table-cell table:formula="of:=STDEVPA([.B126:.AI1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7:.AI127])" office:value-type="string" office:string-value="" calcext:value-type="error">
            <text:p>#DIV/0!</text:p>
          </table:table-cell>
          <table:table-cell table:formula="of:=STDEVPA([.B127:.AI1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8:.AI128])" office:value-type="string" office:string-value="" calcext:value-type="error">
            <text:p>#DIV/0!</text:p>
          </table:table-cell>
          <table:table-cell table:formula="of:=STDEVPA([.B128:.AI1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taque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ce3"/>
        <table:table-column table:style-name="co4" table:number-columns-repeated="987" table:default-cell-style-name="Default"/>
        <table:table-row table:style-name="ro3">
          <table:table-cell office:value-type="string" calcext:value-type="string">
            <text:p>Time</text:p>
          </table:table-cell>
          <table:table-cell office:value-type="string" calcext:value-type="string">
            <text:p>host10eth0.pcap0stat0160421014372101.txt</text:p>
          </table:table-cell>
          <table:table-cell office:value-type="string" calcext:value-type="string">
            <text:p>host10eth0.pcap0stat0160421017165602.txt</text:p>
          </table:table-cell>
          <table:table-cell office:value-type="string" calcext:value-type="string">
            <text:p>host10eth0.pcap0stat0160421017204903.txt</text:p>
          </table:table-cell>
          <table:table-cell office:value-type="string" calcext:value-type="string">
            <text:p>host10eth0.pcap0stat0160421017244304.txt</text:p>
          </table:table-cell>
          <table:table-cell office:value-type="string" calcext:value-type="string">
            <text:p>host10eth0.pcap0stat0160421017281605.txt</text:p>
          </table:table-cell>
          <table:table-cell office:value-type="string" calcext:value-type="string">
            <text:p>host10eth0.pcap0stat0160421017314806.txt</text:p>
          </table:table-cell>
          <table:table-cell office:value-type="string" calcext:value-type="string">
            <text:p>host10eth0.pcap0stat0160421017352407.txt</text:p>
          </table:table-cell>
          <table:table-cell office:value-type="string" calcext:value-type="string">
            <text:p>host10eth0.pcap0stat0160421017390508.txt</text:p>
          </table:table-cell>
          <table:table-cell office:value-type="string" calcext:value-type="string">
            <text:p>host10eth0.pcap0stat0160421017424609.txt</text:p>
          </table:table-cell>
          <table:table-cell office:value-type="string" calcext:value-type="string">
            <text:p>host10eth0.pcap0stat01604210174617010.txt</text:p>
          </table:table-cell>
          <table:table-cell office:value-type="string" calcext:value-type="string">
            <text:p>host10eth0.pcap0stat01604210174943011.txt</text:p>
          </table:table-cell>
          <table:table-cell office:value-type="string" calcext:value-type="string">
            <text:p>host10eth0.pcap0stat01604210175319012.txt</text:p>
          </table:table-cell>
          <table:table-cell office:value-type="string" calcext:value-type="string">
            <text:p>host10eth0.pcap0stat01604210175658013.txt</text:p>
          </table:table-cell>
          <table:table-cell office:value-type="string" calcext:value-type="string">
            <text:p>host10eth0.pcap0stat01604210180027014.txt</text:p>
          </table:table-cell>
          <table:table-cell office:value-type="string" calcext:value-type="string">
            <text:p>host10eth0.pcap0stat01604210180354015.txt</text:p>
          </table:table-cell>
          <table:table-cell office:value-type="string" calcext:value-type="string">
            <text:p>host10eth0.pcap0stat01604210180727016.txt</text:p>
          </table:table-cell>
          <table:table-cell office:value-type="string" calcext:value-type="string">
            <text:p>host10eth0.pcap0stat01604210181115017.txt</text:p>
          </table:table-cell>
          <table:table-cell office:value-type="string" calcext:value-type="string">
            <text:p>host10eth0.pcap0stat01604210181501018.txt</text:p>
          </table:table-cell>
          <table:table-cell office:value-type="string" calcext:value-type="string">
            <text:p>host10eth0.pcap0stat01604210181829019.txt</text:p>
          </table:table-cell>
          <table:table-cell office:value-type="string" calcext:value-type="string">
            <text:p>host10eth0.pcap0stat01604210182200020.txt</text:p>
          </table:table-cell>
          <table:table-cell office:value-type="string" calcext:value-type="string">
            <text:p>host10eth0.pcap0stat01604210182532021.txt</text:p>
          </table:table-cell>
          <table:table-cell office:value-type="string" calcext:value-type="string">
            <text:p>host10eth0.pcap0stat01604210182905022.txt</text:p>
          </table:table-cell>
          <table:table-cell office:value-type="string" calcext:value-type="string">
            <text:p>host10eth0.pcap0stat01604210183245023.txt</text:p>
          </table:table-cell>
          <table:table-cell office:value-type="string" calcext:value-type="string">
            <text:p>host10eth0.pcap0stat01604210183620024.txt</text:p>
          </table:table-cell>
          <table:table-cell office:value-type="string" calcext:value-type="string">
            <text:p>host10eth0.pcap0stat01604210183949025.txt</text:p>
          </table:table-cell>
          <table:table-cell office:value-type="string" calcext:value-type="string">
            <text:p>host10eth0.pcap0stat01604210184321026.txt</text:p>
          </table:table-cell>
          <table:table-cell office:value-type="string" calcext:value-type="string">
            <text:p>host10eth0.pcap0stat01604210184653027.txt</text:p>
          </table:table-cell>
          <table:table-cell office:value-type="string" calcext:value-type="string">
            <text:p>host10eth0.pcap0stat01604210185023028.txt</text:p>
          </table:table-cell>
          <table:table-cell office:value-type="string" calcext:value-type="string">
            <text:p>host10eth0.pcap0stat01604210185352029.txt</text:p>
          </table:table-cell>
          <table:table-cell office:value-type="string" calcext:value-type="string">
            <text:p>host10eth0.pcap0stat01604210185719030.txt</text:p>
          </table:table-cell>
          <table:table-cell office:value-type="string" calcext:value-type="string">
            <text:p>host10eth0.pcap0stat01604210190047031.txt</text:p>
          </table:table-cell>
          <table:table-cell table:number-columns-repeated="3"/>
          <table:table-cell table:style-name="ce2" office:value-type="string" calcext:value-type="string">
            <text:p>mediaVAtaque</text:p>
          </table:table-cell>
          <table:table-cell table:style-name="ce2" office:value-type="string" calcext:value-type="string">
            <text:p>desvVAtaque</text:p>
          </table:table-cell>
          <table:table-cell table:style-name="ce4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2560" calcext:value-type="float">
            <text:p>142560</text:p>
          </table:table-cell>
          <table:table-cell office:value-type="float" office:value="141480" calcext:value-type="float">
            <text:p>141480</text:p>
          </table:table-cell>
          <table:table-cell office:value-type="float" office:value="140200" calcext:value-type="float">
            <text:p>140200</text:p>
          </table:table-cell>
          <table:table-cell office:value-type="float" office:value="141480" calcext:value-type="float">
            <text:p>141480</text:p>
          </table:table-cell>
          <table:table-cell table:number-columns-repeated="2" office:value-type="float" office:value="142560" calcext:value-type="float">
            <text:p>142560</text:p>
          </table:table-cell>
          <table:table-cell office:value-type="float" office:value="140400" calcext:value-type="float">
            <text:p>140400</text:p>
          </table:table-cell>
          <table:table-cell office:value-type="float" office:value="140280" calcext:value-type="float">
            <text:p>140280</text:p>
          </table:table-cell>
          <table:table-cell office:value-type="float" office:value="140400" calcext:value-type="float">
            <text:p>140400</text:p>
          </table:table-cell>
          <table:table-cell office:value-type="float" office:value="141480" calcext:value-type="float">
            <text:p>141480</text:p>
          </table:table-cell>
          <table:table-cell office:value-type="float" office:value="142520" calcext:value-type="float">
            <text:p>142520</text:p>
          </table:table-cell>
          <table:table-cell office:value-type="float" office:value="140400" calcext:value-type="float">
            <text:p>140400</text:p>
          </table:table-cell>
          <table:table-cell table:number-columns-repeated="2" office:value-type="float" office:value="141480" calcext:value-type="float">
            <text:p>141480</text:p>
          </table:table-cell>
          <table:table-cell office:value-type="float" office:value="142560" calcext:value-type="float">
            <text:p>142560</text:p>
          </table:table-cell>
          <table:table-cell office:value-type="float" office:value="141480" calcext:value-type="float">
            <text:p>141480</text:p>
          </table:table-cell>
          <table:table-cell office:value-type="float" office:value="140320" calcext:value-type="float">
            <text:p>140320</text:p>
          </table:table-cell>
          <table:table-cell office:value-type="float" office:value="140400" calcext:value-type="float">
            <text:p>140400</text:p>
          </table:table-cell>
          <table:table-cell office:value-type="float" office:value="142560" calcext:value-type="float">
            <text:p>142560</text:p>
          </table:table-cell>
          <table:table-cell table:number-columns-repeated="2" office:value-type="float" office:value="141480" calcext:value-type="float">
            <text:p>141480</text:p>
          </table:table-cell>
          <table:table-cell office:value-type="float" office:value="140360" calcext:value-type="float">
            <text:p>140360</text:p>
          </table:table-cell>
          <table:table-cell office:value-type="float" office:value="141480" calcext:value-type="float">
            <text:p>141480</text:p>
          </table:table-cell>
          <table:table-cell office:value-type="float" office:value="140400" calcext:value-type="float">
            <text:p>140400</text:p>
          </table:table-cell>
          <table:table-cell table:number-columns-repeated="5" office:value-type="float" office:value="141480" calcext:value-type="float">
            <text:p>141480</text:p>
          </table:table-cell>
          <table:table-cell office:value-type="float" office:value="142560" calcext:value-type="float">
            <text:p>142560</text:p>
          </table:table-cell>
          <table:table-cell office:value-type="float" office:value="141480" calcext:value-type="float">
            <text:p>141480</text:p>
          </table:table-cell>
          <table:table-cell table:number-columns-repeated="3"/>
          <table:table-cell table:formula="of:=AVERAGE([.B2:.AI2])" office:value-type="float" office:value="141394.838709677" calcext:value-type="float">
            <text:p>141394.838709677</text:p>
          </table:table-cell>
          <table:table-cell table:formula="of:=STDEVPA([.B2:.AI2])" office:value-type="float" office:value="790.377088311249" calcext:value-type="float">
            <text:p>790.3770883112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560" calcext:value-type="float">
            <text:p>12656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6360" calcext:value-type="float">
            <text:p>126360</text:p>
          </table:table-cell>
          <table:table-cell office:value-type="float" office:value="126480" calcext:value-type="float">
            <text:p>12648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400" calcext:value-type="float">
            <text:p>12640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440" calcext:value-type="float">
            <text:p>12644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400" calcext:value-type="float">
            <text:p>12640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3"/>
          <table:table-cell table:formula="of:=AVERAGE([.B3:.AI3])" office:value-type="float" office:value="126898.064516129" calcext:value-type="float">
            <text:p>126898.064516129</text:p>
          </table:table-cell>
          <table:table-cell table:formula="of:=STDEVPA([.B3:.AI3])" office:value-type="float" office:value="526.249170437404" calcext:value-type="float">
            <text:p>526.2491704374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6360" calcext:value-type="float">
            <text:p>12636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4:.AI4])" office:value-type="float" office:value="126776.774193548" calcext:value-type="float">
            <text:p>126776.774193548</text:p>
          </table:table-cell>
          <table:table-cell table:formula="of:=STDEVPA([.B4:.AI4])" office:value-type="float" office:value="652.362392345643" calcext:value-type="float">
            <text:p>652.3623923456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5280" calcext:value-type="float">
            <text:p>125280</text:p>
          </table:table-cell>
          <table:table-cell table:number-columns-repeated="6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4" office:value-type="float" office:value="127440" calcext:value-type="float">
            <text:p>127440</text:p>
          </table:table-cell>
          <table:table-cell table:number-columns-repeated="3"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200" calcext:value-type="float">
            <text:p>12620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/>
          <table:table-cell table:formula="of:=AVERAGE([.B5:.AI5])" office:value-type="float" office:value="127085.161290323" calcext:value-type="float">
            <text:p>127085.161290323</text:p>
          </table:table-cell>
          <table:table-cell table:formula="of:=STDEVPA([.B5:.AI5])" office:value-type="float" office:value="642.7153635176" calcext:value-type="float">
            <text:p>642.7153635176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200" calcext:value-type="float">
            <text:p>1262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9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7520" calcext:value-type="float">
            <text:p>127520</text:p>
          </table:table-cell>
          <table:table-cell table:number-columns-repeated="5" office:value-type="float" office:value="127440" calcext:value-type="float">
            <text:p>127440</text:p>
          </table:table-cell>
          <table:table-cell table:number-columns-repeated="3"/>
          <table:table-cell table:formula="of:=AVERAGE([.B6:.AI6])" office:value-type="float" office:value="127233.548387097" calcext:value-type="float">
            <text:p>127233.548387097</text:p>
          </table:table-cell>
          <table:table-cell table:formula="of:=STDEVPA([.B6:.AI6])" office:value-type="float" office:value="520.951662590171" calcext:value-type="float">
            <text:p>520.9516625902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7" office:value-type="float" office:value="127440" calcext:value-type="float">
            <text:p>127440</text:p>
          </table:table-cell>
          <table:table-cell office:value-type="float" office:value="127600" calcext:value-type="float">
            <text:p>127600</text:p>
          </table:table-cell>
          <table:table-cell table:number-columns-repeated="5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840" calcext:value-type="float">
            <text:p>126840</text:p>
          </table:table-cell>
          <table:table-cell office:value-type="float" office:value="128520" calcext:value-type="float">
            <text:p>128520</text:p>
          </table:table-cell>
          <table:table-cell table:number-columns-repeated="9" office:value-type="float" office:value="127440" calcext:value-type="float">
            <text:p>127440</text:p>
          </table:table-cell>
          <table:table-cell office:value-type="float" office:value="127400" calcext:value-type="float">
            <text:p>127400</text:p>
          </table:table-cell>
          <table:table-cell table:number-columns-repeated="3"/>
          <table:table-cell table:formula="of:=AVERAGE([.B7:.AI7])" office:value-type="float" office:value="127389.677419355" calcext:value-type="float">
            <text:p>127389.677419355</text:p>
          </table:table-cell>
          <table:table-cell table:formula="of:=STDEVPA([.B7:.AI7])" office:value-type="float" office:value="350.478786537353" calcext:value-type="float">
            <text:p>350.4787865374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00" calcext:value-type="float">
            <text:p>127400</text:p>
          </table:table-cell>
          <table:table-cell table:number-columns-repeated="10" office:value-type="float" office:value="127440" calcext:value-type="float">
            <text:p>127440</text:p>
          </table:table-cell>
          <table:table-cell office:value-type="float" office:value="129120" calcext:value-type="float">
            <text:p>1291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160" calcext:value-type="float">
            <text:p>12716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880" calcext:value-type="float">
            <text:p>1258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table:number-columns-repeated="3"/>
          <table:table-cell table:formula="of:=AVERAGE([.B8:.AI8])" office:value-type="float" office:value="127400" calcext:value-type="float">
            <text:p>127400</text:p>
          </table:table-cell>
          <table:table-cell table:formula="of:=STDEVPA([.B8:.AI8])" office:value-type="float" office:value="658.757383505172" calcext:value-type="float">
            <text:p>658.7573835052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280" calcext:value-type="float">
            <text:p>126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320" calcext:value-type="float">
            <text:p>1273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7720" calcext:value-type="float">
            <text:p>1277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9000" calcext:value-type="float">
            <text:p>12900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9:.AI9])" office:value-type="float" office:value="127492.903225806" calcext:value-type="float">
            <text:p>127492.903225806</text:p>
          </table:table-cell>
          <table:table-cell table:formula="of:=STDEVPA([.B9:.AI9])" office:value-type="float" office:value="732.182744456544" calcext:value-type="float">
            <text:p>732.1827444565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8560" calcext:value-type="float">
            <text:p>12856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600" calcext:value-type="float">
            <text:p>1286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160" calcext:value-type="float">
            <text:p>12716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560" calcext:value-type="float">
            <text:p>12756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10:.AI10])" office:value-type="float" office:value="127470.967741936" calcext:value-type="float">
            <text:p>127470.967741936</text:p>
          </table:table-cell>
          <table:table-cell table:formula="of:=STDEVPA([.B10:.AI10])" office:value-type="float" office:value="758.450690930083" calcext:value-type="float">
            <text:p>758.4506909301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720" calcext:value-type="float">
            <text:p>12772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240" calcext:value-type="float">
            <text:p>1272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520" calcext:value-type="float">
            <text:p>127520</text:p>
          </table:table-cell>
          <table:table-cell office:value-type="float" office:value="126360" calcext:value-type="float">
            <text:p>126360</text:p>
          </table:table-cell>
          <table:table-cell table:number-columns-repeated="3"/>
          <table:table-cell table:formula="of:=AVERAGE([.B11:.AI11])" office:value-type="float" office:value="127685.161290323" calcext:value-type="float">
            <text:p>127685.161290323</text:p>
          </table:table-cell>
          <table:table-cell table:formula="of:=STDEVPA([.B11:.AI11])" office:value-type="float" office:value="764.215266783798" calcext:value-type="float">
            <text:p>764.2152667838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720" calcext:value-type="float">
            <text:p>1287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560" calcext:value-type="float">
            <text:p>127560</text:p>
          </table:table-cell>
          <table:table-cell office:value-type="float" office:value="127200" calcext:value-type="float">
            <text:p>12720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12:.AI12])" office:value-type="float" office:value="127720" calcext:value-type="float">
            <text:p>127720</text:p>
          </table:table-cell>
          <table:table-cell table:formula="of:=STDEVPA([.B12:.AI12])" office:value-type="float" office:value="735.671736052029" calcext:value-type="float">
            <text:p>735.671736052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7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240" calcext:value-type="float">
            <text:p>1272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680" calcext:value-type="float">
            <text:p>12768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13:.AI13])" office:value-type="float" office:value="127651.612903226" calcext:value-type="float">
            <text:p>127651.612903226</text:p>
          </table:table-cell>
          <table:table-cell table:formula="of:=STDEVPA([.B13:.AI13])" office:value-type="float" office:value="578.513650404616" calcext:value-type="float">
            <text:p>578.5136504046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00" calcext:value-type="float">
            <text:p>127400</text:p>
          </table:table-cell>
          <table:table-cell table:number-columns-repeated="6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720" calcext:value-type="float">
            <text:p>1287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14:.AI14])" office:value-type="float" office:value="127513.548387097" calcext:value-type="float">
            <text:p>127513.548387097</text:p>
          </table:table-cell>
          <table:table-cell table:formula="of:=STDEVPA([.B14:.AI14])" office:value-type="float" office:value="732.585119515888" calcext:value-type="float">
            <text:p>732.5851195159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280" calcext:value-type="float">
            <text:p>1262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960" calcext:value-type="float">
            <text:p>1269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360" calcext:value-type="float">
            <text:p>127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15:.AI15])" office:value-type="float" office:value="127805.161290323" calcext:value-type="float">
            <text:p>127805.161290323</text:p>
          </table:table-cell>
          <table:table-cell table:formula="of:=STDEVPA([.B15:.AI15])" office:value-type="float" office:value="771.407891634351" calcext:value-type="float">
            <text:p>771.4078916344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600" calcext:value-type="float">
            <text:p>128600</text:p>
          </table:table-cell>
          <table:table-cell office:value-type="float" office:value="126200" calcext:value-type="float">
            <text:p>1262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920" calcext:value-type="float">
            <text:p>1279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520" calcext:value-type="float">
            <text:p>12752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16:.AI16])" office:value-type="float" office:value="127699.35483871" calcext:value-type="float">
            <text:p>127699.35483871</text:p>
          </table:table-cell>
          <table:table-cell table:formula="of:=STDEVPA([.B16:.AI16])" office:value-type="float" office:value="722.852483428789" calcext:value-type="float">
            <text:p>722.8524834288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table:number-columns-repeated="3"/>
          <table:table-cell table:formula="of:=AVERAGE([.B17:.AI17])" office:value-type="float" office:value="127758.709677419" calcext:value-type="float">
            <text:p>127758.709677419</text:p>
          </table:table-cell>
          <table:table-cell table:formula="of:=STDEVPA([.B17:.AI17])" office:value-type="float" office:value="783.671021890888" calcext:value-type="float">
            <text:p>783.6710218909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5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000" calcext:value-type="float">
            <text:p>126000</text:p>
          </table:table-cell>
          <table:table-cell table:number-columns-repeated="5"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18:.AI18])" office:value-type="float" office:value="127846.451612903" calcext:value-type="float">
            <text:p>127846.451612903</text:p>
          </table:table-cell>
          <table:table-cell table:formula="of:=STDEVPA([.B18:.AI18])" office:value-type="float" office:value="682.696496053118" calcext:value-type="float">
            <text:p>682.6964960531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880" calcext:value-type="float">
            <text:p>1288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19:.AI19])" office:value-type="float" office:value="127834.838709677" calcext:value-type="float">
            <text:p>127834.838709677</text:p>
          </table:table-cell>
          <table:table-cell table:formula="of:=STDEVPA([.B19:.AI19])" office:value-type="float" office:value="716.244105837334" calcext:value-type="float">
            <text:p>716.2441058373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4" office:value-type="float" office:value="128520" calcext:value-type="float">
            <text:p>128520</text:p>
          </table:table-cell>
          <table:table-cell table:number-columns-repeated="6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20:.AI20])" office:value-type="float" office:value="127823.225806452" calcext:value-type="float">
            <text:p>127823.225806452</text:p>
          </table:table-cell>
          <table:table-cell table:formula="of:=STDEVPA([.B20:.AI20])" office:value-type="float" office:value="585.041421730529" calcext:value-type="float">
            <text:p>585.0414217305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240" calcext:value-type="float">
            <text:p>12624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800" calcext:value-type="float">
            <text:p>1258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21:.AI21])" office:value-type="float" office:value="127659.35483871" calcext:value-type="float">
            <text:p>127659.35483871</text:p>
          </table:table-cell>
          <table:table-cell table:formula="of:=STDEVPA([.B21:.AI21])" office:value-type="float" office:value="806.033439968563" calcext:value-type="float">
            <text:p>806.0334399686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7560" calcext:value-type="float">
            <text:p>1275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600" calcext:value-type="float">
            <text:p>12860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9080" calcext:value-type="float">
            <text:p>1290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22:.AI22])" office:value-type="float" office:value="127847.741935484" calcext:value-type="float">
            <text:p>127847.741935484</text:p>
          </table:table-cell>
          <table:table-cell table:formula="of:=STDEVPA([.B22:.AI22])" office:value-type="float" office:value="727.16289020176" calcext:value-type="float">
            <text:p>727.1628902018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23:.AI23])" office:value-type="float" office:value="127927.741935484" calcext:value-type="float">
            <text:p>127927.741935484</text:p>
          </table:table-cell>
          <table:table-cell table:formula="of:=STDEVPA([.B23:.AI23])" office:value-type="float" office:value="662.851657989538" calcext:value-type="float">
            <text:p>662.8516579895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240" calcext:value-type="float">
            <text:p>1272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24:.AI24])" office:value-type="float" office:value="127778.064516129" calcext:value-type="float">
            <text:p>127778.064516129</text:p>
          </table:table-cell>
          <table:table-cell table:formula="of:=STDEVPA([.B24:.AI24])" office:value-type="float" office:value="582.217226697627" calcext:value-type="float">
            <text:p>582.2172266976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6880" calcext:value-type="float">
            <text:p>12688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840" calcext:value-type="float">
            <text:p>126840</text:p>
          </table:table-cell>
          <table:table-cell table:number-columns-repeated="4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160" calcext:value-type="float">
            <text:p>1261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560" calcext:value-type="float">
            <text:p>127560</text:p>
          </table:table-cell>
          <table:table-cell office:value-type="float" office:value="128720" calcext:value-type="float">
            <text:p>1287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160" calcext:value-type="float">
            <text:p>1271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000" calcext:value-type="float">
            <text:p>12700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/>
          <table:table-cell table:formula="of:=AVERAGE([.B25:.AI25])" office:value-type="float" office:value="127766.451612903" calcext:value-type="float">
            <text:p>127766.451612903</text:p>
          </table:table-cell>
          <table:table-cell table:formula="of:=STDEVPA([.B25:.AI25])" office:value-type="float" office:value="720.580180164418" calcext:value-type="float">
            <text:p>720.5801801644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040" calcext:value-type="float">
            <text:p>1280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720" calcext:value-type="float">
            <text:p>1287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800" calcext:value-type="float">
            <text:p>1288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880" calcext:value-type="float">
            <text:p>12788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/>
          <table:table-cell table:formula="of:=AVERAGE([.B26:.AI26])" office:value-type="float" office:value="127994.838709677" calcext:value-type="float">
            <text:p>127994.838709677</text:p>
          </table:table-cell>
          <table:table-cell table:formula="of:=STDEVPA([.B26:.AI26])" office:value-type="float" office:value="599.504478003895" calcext:value-type="float">
            <text:p>599.5044780039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27:.AI27])" office:value-type="float" office:value="127892.903225806" calcext:value-type="float">
            <text:p>127892.903225806</text:p>
          </table:table-cell>
          <table:table-cell table:formula="of:=STDEVPA([.B27:.AI27])" office:value-type="float" office:value="599.387825058454" calcext:value-type="float">
            <text:p>599.3878250585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28:.AI28])" office:value-type="float" office:value="127892.903225806" calcext:value-type="float">
            <text:p>127892.903225806</text:p>
          </table:table-cell>
          <table:table-cell table:formula="of:=STDEVPA([.B28:.AI28])" office:value-type="float" office:value="659.17932137737" calcext:value-type="float">
            <text:p>659.1793213774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8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/>
          <table:table-cell table:formula="of:=AVERAGE([.B29:.AI29])" office:value-type="float" office:value="127858.064516129" calcext:value-type="float">
            <text:p>127858.064516129</text:p>
          </table:table-cell>
          <table:table-cell table:formula="of:=STDEVPA([.B29:.AI29])" office:value-type="float" office:value="593.281847587113" calcext:value-type="float">
            <text:p>593.2818475871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5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6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table:number-columns-repeated="3"/>
          <table:table-cell table:formula="of:=AVERAGE([.B30:.AI30])" office:value-type="float" office:value="127892.903225806" calcext:value-type="float">
            <text:p>127892.903225806</text:p>
          </table:table-cell>
          <table:table-cell table:formula="of:=STDEVPA([.B30:.AI30])" office:value-type="float" office:value="599.387825058454" calcext:value-type="float">
            <text:p>599.3878250585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040" calcext:value-type="float">
            <text:p>12704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080" calcext:value-type="float">
            <text:p>1260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5" office:value-type="float" office:value="128520" calcext:value-type="float">
            <text:p>128520</text:p>
          </table:table-cell>
          <table:table-cell table:number-columns-repeated="3"/>
          <table:table-cell table:formula="of:=AVERAGE([.B31:.AI31])" office:value-type="float" office:value="127975.483870968" calcext:value-type="float">
            <text:p>127975.483870968</text:p>
          </table:table-cell>
          <table:table-cell table:formula="of:=STDEVPA([.B31:.AI31])" office:value-type="float" office:value="646.313809277223" calcext:value-type="float">
            <text:p>646.3138092772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7840" calcext:value-type="float">
            <text:p>1278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800" calcext:value-type="float">
            <text:p>1288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480" calcext:value-type="float">
            <text:p>1284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720" calcext:value-type="float">
            <text:p>12672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32:.AI32])" office:value-type="float" office:value="127855.483870968" calcext:value-type="float">
            <text:p>127855.483870968</text:p>
          </table:table-cell>
          <table:table-cell table:formula="of:=STDEVPA([.B32:.AI32])" office:value-type="float" office:value="565.747229033611" calcext:value-type="float">
            <text:p>565.7472290336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5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160" calcext:value-type="float">
            <text:p>128160</text:p>
          </table:table-cell>
          <table:table-cell office:value-type="float" office:value="125880" calcext:value-type="float">
            <text:p>125880</text:p>
          </table:table-cell>
          <table:table-cell table:number-columns-repeated="3"/>
          <table:table-cell table:formula="of:=AVERAGE([.B33:.AI33])" office:value-type="float" office:value="127832.258064516" calcext:value-type="float">
            <text:p>127832.258064516</text:p>
          </table:table-cell>
          <table:table-cell table:formula="of:=STDEVPA([.B33:.AI33])" office:value-type="float" office:value="786.559308829239" calcext:value-type="float">
            <text:p>786.5593088292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240" calcext:value-type="float">
            <text:p>1272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000" calcext:value-type="float">
            <text:p>129000</text:p>
          </table:table-cell>
          <table:table-cell table:number-columns-repeated="3"/>
          <table:table-cell table:formula="of:=AVERAGE([.B34:.AI34])" office:value-type="float" office:value="127867.096774194" calcext:value-type="float">
            <text:p>127867.096774194</text:p>
          </table:table-cell>
          <table:table-cell table:formula="of:=STDEVPA([.B34:.AI34])" office:value-type="float" office:value="621.705217712969" calcext:value-type="float">
            <text:p>621.705217713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640" calcext:value-type="float">
            <text:p>1276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040" calcext:value-type="float">
            <text:p>1270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080" calcext:value-type="float">
            <text:p>1260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7080" calcext:value-type="float">
            <text:p>12708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35:.AI35])" office:value-type="float" office:value="127689.032258065" calcext:value-type="float">
            <text:p>127689.032258065</text:p>
          </table:table-cell>
          <table:table-cell table:formula="of:=STDEVPA([.B35:.AI35])" office:value-type="float" office:value="589.167563868087" calcext:value-type="float">
            <text:p>589.1675638681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360" calcext:value-type="float">
            <text:p>127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840" calcext:value-type="float">
            <text:p>1278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600" calcext:value-type="float">
            <text:p>1286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800" calcext:value-type="float">
            <text:p>1288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3040" calcext:value-type="float">
            <text:p>123040</text:p>
          </table:table-cell>
          <table:table-cell office:value-type="float" office:value="128280" calcext:value-type="float">
            <text:p>12828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8880" calcext:value-type="float">
            <text:p>12888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36:.AI36])" office:value-type="float" office:value="127950.967741935" calcext:value-type="float">
            <text:p>127950.967741935</text:p>
          </table:table-cell>
          <table:table-cell table:formula="of:=STDEVPA([.B36:.AI36])" office:value-type="float" office:value="1178.67983789057" calcext:value-type="float">
            <text:p>1178.6798378906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520" calcext:value-type="float">
            <text:p>12752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280" calcext:value-type="float">
            <text:p>12628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3720" calcext:value-type="float">
            <text:p>1237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880" calcext:value-type="float">
            <text:p>12588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080" calcext:value-type="float">
            <text:p>125080</text:p>
          </table:table-cell>
          <table:table-cell office:value-type="float" office:value="127680" calcext:value-type="float">
            <text:p>1276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37:.AI37])" office:value-type="float" office:value="127619.35483871" calcext:value-type="float">
            <text:p>127619.35483871</text:p>
          </table:table-cell>
          <table:table-cell table:formula="of:=STDEVPA([.B37:.AI37])" office:value-type="float" office:value="1098.638264116" calcext:value-type="float">
            <text:p>1098.638264116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440" calcext:value-type="float">
            <text:p>1264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4320" calcext:value-type="float">
            <text:p>124320</text:p>
          </table:table-cell>
          <table:table-cell office:value-type="float" office:value="124640" calcext:value-type="float">
            <text:p>1246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000" calcext:value-type="float">
            <text:p>12900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6640" calcext:value-type="float">
            <text:p>1266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040" calcext:value-type="float">
            <text:p>12604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38:.AI38])" office:value-type="float" office:value="127366.451612903" calcext:value-type="float">
            <text:p>127366.451612903</text:p>
          </table:table-cell>
          <table:table-cell table:formula="of:=STDEVPA([.B38:.AI38])" office:value-type="float" office:value="1149.34356689176" calcext:value-type="float">
            <text:p>1149.3435668918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6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9480" calcext:value-type="float">
            <text:p>129480</text:p>
          </table:table-cell>
          <table:table-cell office:value-type="float" office:value="127480" calcext:value-type="float">
            <text:p>12748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2840" calcext:value-type="float">
            <text:p>1228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5480" calcext:value-type="float">
            <text:p>1254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840" calcext:value-type="float">
            <text:p>128840</text:p>
          </table:table-cell>
          <table:table-cell office:value-type="float" office:value="127560" calcext:value-type="float">
            <text:p>1275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39:.AI39])" office:value-type="float" office:value="127797.419354839" calcext:value-type="float">
            <text:p>127797.419354839</text:p>
          </table:table-cell>
          <table:table-cell table:formula="of:=STDEVPA([.B39:.AI39])" office:value-type="float" office:value="1200.4702512522" calcext:value-type="float">
            <text:p>1200.4702512522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6120" calcext:value-type="float">
            <text:p>1261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9880" calcext:value-type="float">
            <text:p>12988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440" calcext:value-type="float">
            <text:p>126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3"/>
          <table:table-cell table:formula="of:=AVERAGE([.B40:.AI40])" office:value-type="float" office:value="127440" calcext:value-type="float">
            <text:p>127440</text:p>
          </table:table-cell>
          <table:table-cell table:formula="of:=STDEVPA([.B40:.AI40])" office:value-type="float" office:value="939.567505171498" calcext:value-type="float">
            <text:p>939.5675051715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600" calcext:value-type="float">
            <text:p>126600</text:p>
          </table:table-cell>
          <table:table-cell office:value-type="float" office:value="125040" calcext:value-type="float">
            <text:p>1250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600" calcext:value-type="float">
            <text:p>1286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8400" calcext:value-type="float">
            <text:p>128400</text:p>
          </table:table-cell>
          <table:table-cell office:value-type="float" office:value="127640" calcext:value-type="float">
            <text:p>1276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000" calcext:value-type="float">
            <text:p>127000</text:p>
          </table:table-cell>
          <table:table-cell table:number-columns-repeated="3"/>
          <table:table-cell table:formula="of:=AVERAGE([.B41:.AI41])" office:value-type="float" office:value="127710.967741935" calcext:value-type="float">
            <text:p>127710.967741935</text:p>
          </table:table-cell>
          <table:table-cell table:formula="of:=STDEVPA([.B41:.AI41])" office:value-type="float" office:value="964.757548813004" calcext:value-type="float">
            <text:p>964.757548813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000" calcext:value-type="float">
            <text:p>1270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4200" calcext:value-type="float">
            <text:p>12420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680" calcext:value-type="float">
            <text:p>1276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160" calcext:value-type="float">
            <text:p>1271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560" calcext:value-type="float">
            <text:p>127560</text:p>
          </table:table-cell>
          <table:table-cell office:value-type="float" office:value="128040" calcext:value-type="float">
            <text:p>1280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880" calcext:value-type="float">
            <text:p>127880</text:p>
          </table:table-cell>
          <table:table-cell table:number-columns-repeated="3"/>
          <table:table-cell table:formula="of:=AVERAGE([.B42:.AI42])" office:value-type="float" office:value="127668.387096774" calcext:value-type="float">
            <text:p>127668.387096774</text:p>
          </table:table-cell>
          <table:table-cell table:formula="of:=STDEVPA([.B42:.AI42])" office:value-type="float" office:value="977.37996300905" calcext:value-type="float">
            <text:p>977.3799630091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880" calcext:value-type="float">
            <text:p>1278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520" calcext:value-type="float">
            <text:p>127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5280" calcext:value-type="float">
            <text:p>125280</text:p>
          </table:table-cell>
          <table:table-cell office:value-type="float" office:value="127720" calcext:value-type="float">
            <text:p>12772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5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43:.AI43])" office:value-type="float" office:value="127779.35483871" calcext:value-type="float">
            <text:p>127779.35483871</text:p>
          </table:table-cell>
          <table:table-cell table:formula="of:=STDEVPA([.B43:.AI43])" office:value-type="float" office:value="953.790182796598" calcext:value-type="float">
            <text:p>953.7901827966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00" calcext:value-type="float">
            <text:p>1252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040" calcext:value-type="float">
            <text:p>1270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6880" calcext:value-type="float">
            <text:p>1268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480" calcext:value-type="float">
            <text:p>1284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44:.AI44])" office:value-type="float" office:value="127509.677419355" calcext:value-type="float">
            <text:p>127509.677419355</text:p>
          </table:table-cell>
          <table:table-cell table:formula="of:=STDEVPA([.B44:.AI44])" office:value-type="float" office:value="979.636153230331" calcext:value-type="float">
            <text:p>979.6361532303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7240" calcext:value-type="float">
            <text:p>1272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600" calcext:value-type="float">
            <text:p>1286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840" calcext:value-type="float">
            <text:p>12784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9080" calcext:value-type="float">
            <text:p>1290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80" calcext:value-type="float">
            <text:p>12748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45:.AI45])" office:value-type="float" office:value="127816.774193548" calcext:value-type="float">
            <text:p>127816.774193548</text:p>
          </table:table-cell>
          <table:table-cell table:formula="of:=STDEVPA([.B45:.AI45])" office:value-type="float" office:value="722.131196625986" calcext:value-type="float">
            <text:p>722.131196626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28720" calcext:value-type="float">
            <text:p>1287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800" calcext:value-type="float">
            <text:p>12580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20" calcext:value-type="float">
            <text:p>12632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46:.AI46])" office:value-type="float" office:value="127845.161290323" calcext:value-type="float">
            <text:p>127845.161290323</text:p>
          </table:table-cell>
          <table:table-cell table:formula="of:=STDEVPA([.B46:.AI46])" office:value-type="float" office:value="854.875470907679" calcext:value-type="float">
            <text:p>854.8754709077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080" calcext:value-type="float">
            <text:p>12708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60" calcext:value-type="float">
            <text:p>128560</text:p>
          </table:table-cell>
          <table:table-cell office:value-type="float" office:value="124200" calcext:value-type="float">
            <text:p>12420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47:.AI47])" office:value-type="float" office:value="127691.612903226" calcext:value-type="float">
            <text:p>127691.612903226</text:p>
          </table:table-cell>
          <table:table-cell table:formula="of:=STDEVPA([.B47:.AI47])" office:value-type="float" office:value="1022.24009797015" calcext:value-type="float">
            <text:p>1022.2400979702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880" calcext:value-type="float">
            <text:p>1288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7200" calcext:value-type="float">
            <text:p>12720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48:.AI48])" office:value-type="float" office:value="127896.774193548" calcext:value-type="float">
            <text:p>127896.774193548</text:p>
          </table:table-cell>
          <table:table-cell table:formula="of:=STDEVPA([.B48:.AI48])" office:value-type="float" office:value="679.793076186277" calcext:value-type="float">
            <text:p>679.7930761863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4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4200" calcext:value-type="float">
            <text:p>12420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600" calcext:value-type="float">
            <text:p>1266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880" calcext:value-type="float">
            <text:p>1268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49:.AI49])" office:value-type="float" office:value="127603.870967742" calcext:value-type="float">
            <text:p>127603.870967742</text:p>
          </table:table-cell>
          <table:table-cell table:formula="of:=STDEVPA([.B49:.AI49])" office:value-type="float" office:value="992.116269914014" calcext:value-type="float">
            <text:p>992.116269914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/>
          <table:table-cell table:formula="of:=AVERAGE([.B50:.AI50])" office:value-type="float" office:value="127492.903225806" calcext:value-type="float">
            <text:p>127492.903225806</text:p>
          </table:table-cell>
          <table:table-cell table:formula="of:=STDEVPA([.B50:.AI50])" office:value-type="float" office:value="893.005774458038" calcext:value-type="float">
            <text:p>893.005774458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4280" calcext:value-type="float">
            <text:p>1242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920" calcext:value-type="float">
            <text:p>1269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4640" calcext:value-type="float">
            <text:p>1246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3280" calcext:value-type="float">
            <text:p>12328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/>
          <table:table-cell table:formula="of:=AVERAGE([.B51:.AI51])" office:value-type="float" office:value="127375.483870968" calcext:value-type="float">
            <text:p>127375.483870968</text:p>
          </table:table-cell>
          <table:table-cell table:formula="of:=STDEVPA([.B51:.AI51])" office:value-type="float" office:value="1374.89668517352" calcext:value-type="float">
            <text:p>1374.8966851735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8440" calcext:value-type="float">
            <text:p>128440</text:p>
          </table:table-cell>
          <table:table-cell office:value-type="float" office:value="125680" calcext:value-type="float">
            <text:p>1256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6880" calcext:value-type="float">
            <text:p>12688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520" calcext:value-type="float">
            <text:p>126520</text:p>
          </table:table-cell>
          <table:table-cell office:value-type="float" office:value="126040" calcext:value-type="float">
            <text:p>12604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6760" calcext:value-type="float">
            <text:p>1267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52:.AI52])" office:value-type="float" office:value="127614.193548387" calcext:value-type="float">
            <text:p>127614.193548387</text:p>
          </table:table-cell>
          <table:table-cell table:formula="of:=STDEVPA([.B52:.AI52])" office:value-type="float" office:value="840.55578461822" calcext:value-type="float">
            <text:p>840.5557846182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3400" calcext:value-type="float">
            <text:p>12340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840" calcext:value-type="float">
            <text:p>126840</text:p>
          </table:table-cell>
          <table:table-cell office:value-type="float" office:value="127760" calcext:value-type="float">
            <text:p>1277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5520" calcext:value-type="float">
            <text:p>125520</text:p>
          </table:table-cell>
          <table:table-cell office:value-type="float" office:value="125080" calcext:value-type="float">
            <text:p>1250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53:.AI53])" office:value-type="float" office:value="127545.806451613" calcext:value-type="float">
            <text:p>127545.806451613</text:p>
          </table:table-cell>
          <table:table-cell table:formula="of:=STDEVPA([.B53:.AI53])" office:value-type="float" office:value="1242.45535830376" calcext:value-type="float">
            <text:p>1242.4553583038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20160" calcext:value-type="float">
            <text:p>1201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4960" calcext:value-type="float">
            <text:p>1249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760" calcext:value-type="float">
            <text:p>12676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560" calcext:value-type="float">
            <text:p>126560</text:p>
          </table:table-cell>
          <table:table-cell office:value-type="float" office:value="123720" calcext:value-type="float">
            <text:p>12372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54:.AI54])" office:value-type="float" office:value="127477.419354839" calcext:value-type="float">
            <text:p>127477.419354839</text:p>
          </table:table-cell>
          <table:table-cell table:formula="of:=STDEVPA([.B54:.AI54])" office:value-type="float" office:value="1762.89894636909" calcext:value-type="float">
            <text:p>1762.8989463691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7880" calcext:value-type="float">
            <text:p>1278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4640" calcext:value-type="float">
            <text:p>1246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760" calcext:value-type="float">
            <text:p>12776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440" calcext:value-type="float">
            <text:p>126440</text:p>
          </table:table-cell>
          <table:table-cell office:value-type="float" office:value="127920" calcext:value-type="float">
            <text:p>1279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55:.AI55])" office:value-type="float" office:value="127531.612903226" calcext:value-type="float">
            <text:p>127531.612903226</text:p>
          </table:table-cell>
          <table:table-cell table:formula="of:=STDEVPA([.B55:.AI55])" office:value-type="float" office:value="926.356361353774" calcext:value-type="float">
            <text:p>926.3563613538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6720" calcext:value-type="float">
            <text:p>12672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30240" calcext:value-type="float">
            <text:p>1302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200" calcext:value-type="float">
            <text:p>12620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560" calcext:value-type="float">
            <text:p>1265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56:.AI56])" office:value-type="float" office:value="127891.612903226" calcext:value-type="float">
            <text:p>127891.612903226</text:p>
          </table:table-cell>
          <table:table-cell table:formula="of:=STDEVPA([.B56:.AI56])" office:value-type="float" office:value="839.427980250274" calcext:value-type="float">
            <text:p>839.4279802503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6760" calcext:value-type="float">
            <text:p>1267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57:.AI57])" office:value-type="float" office:value="127353.548387097" calcext:value-type="float">
            <text:p>127353.548387097</text:p>
          </table:table-cell>
          <table:table-cell table:formula="of:=STDEVPA([.B57:.AI57])" office:value-type="float" office:value="993.246707445958" calcext:value-type="float">
            <text:p>993.246707446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200" calcext:value-type="float">
            <text:p>1292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58:.AI58])" office:value-type="float" office:value="127845.161290323" calcext:value-type="float">
            <text:p>127845.161290323</text:p>
          </table:table-cell>
          <table:table-cell table:formula="of:=STDEVPA([.B58:.AI58])" office:value-type="float" office:value="782.963233873938" calcext:value-type="float">
            <text:p>782.9632338739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080" calcext:value-type="float">
            <text:p>1270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280" calcext:value-type="float">
            <text:p>127280</text:p>
          </table:table-cell>
          <table:table-cell office:value-type="float" office:value="125720" calcext:value-type="float">
            <text:p>1257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720" calcext:value-type="float">
            <text:p>12572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5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5920" calcext:value-type="float">
            <text:p>1259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59:.AI59])" office:value-type="float" office:value="127507.096774194" calcext:value-type="float">
            <text:p>127507.096774194</text:p>
          </table:table-cell>
          <table:table-cell table:formula="of:=STDEVPA([.B59:.AI59])" office:value-type="float" office:value="911.199824224639" calcext:value-type="float">
            <text:p>911.1998242246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26320" calcext:value-type="float">
            <text:p>1263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800" calcext:value-type="float">
            <text:p>12780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520" calcext:value-type="float">
            <text:p>126520</text:p>
          </table:table-cell>
          <table:table-cell office:value-type="float" office:value="129160" calcext:value-type="float">
            <text:p>1291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30240" calcext:value-type="float">
            <text:p>13024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4880" calcext:value-type="float">
            <text:p>12488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1400" calcext:value-type="float">
            <text:p>1214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960" calcext:value-type="float">
            <text:p>1289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60:.AI60])" office:value-type="float" office:value="127581.935483871" calcext:value-type="float">
            <text:p>127581.935483871</text:p>
          </table:table-cell>
          <table:table-cell table:formula="of:=STDEVPA([.B60:.AI60])" office:value-type="float" office:value="1593.78919429066" calcext:value-type="float">
            <text:p>1593.7891942907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6160" calcext:value-type="float">
            <text:p>12616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7840" calcext:value-type="float">
            <text:p>1278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480" calcext:value-type="float">
            <text:p>12648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61:.AI61])" office:value-type="float" office:value="127521.290322581" calcext:value-type="float">
            <text:p>127521.290322581</text:p>
          </table:table-cell>
          <table:table-cell table:formula="of:=STDEVPA([.B61:.AI61])" office:value-type="float" office:value="826.558125643707" calcext:value-type="float">
            <text:p>826.5581256437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5600" calcext:value-type="float">
            <text:p>125600</text:p>
          </table:table-cell>
          <table:table-cell office:value-type="float" office:value="129800" calcext:value-type="float">
            <text:p>12980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6" office:value-type="float" office:value="128520" calcext:value-type="float">
            <text:p>128520</text:p>
          </table:table-cell>
          <table:table-cell office:value-type="float" office:value="126880" calcext:value-type="float">
            <text:p>1268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600" calcext:value-type="float">
            <text:p>12660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62:.AI62])" office:value-type="float" office:value="127899.35483871" calcext:value-type="float">
            <text:p>127899.35483871</text:p>
          </table:table-cell>
          <table:table-cell table:formula="of:=STDEVPA([.B62:.AI62])" office:value-type="float" office:value="929.120067534838" calcext:value-type="float">
            <text:p>929.1200675348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28200" calcext:value-type="float">
            <text:p>12820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720" calcext:value-type="float">
            <text:p>1277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800" calcext:value-type="float">
            <text:p>125800</text:p>
          </table:table-cell>
          <table:table-cell table:number-columns-repeated="5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8280" calcext:value-type="float">
            <text:p>12828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63:.AI63])" office:value-type="float" office:value="127726.451612903" calcext:value-type="float">
            <text:p>127726.451612903</text:p>
          </table:table-cell>
          <table:table-cell table:formula="of:=STDEVPA([.B63:.AI63])" office:value-type="float" office:value="806.623981579205" calcext:value-type="float">
            <text:p>806.6239815792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440" calcext:value-type="float">
            <text:p>1264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240" calcext:value-type="float">
            <text:p>1282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6920" calcext:value-type="float">
            <text:p>1269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600" calcext:value-type="float">
            <text:p>12760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/>
          <table:table-cell table:formula="of:=AVERAGE([.B64:.AI64])" office:value-type="float" office:value="127630.967741935" calcext:value-type="float">
            <text:p>127630.967741935</text:p>
          </table:table-cell>
          <table:table-cell table:formula="of:=STDEVPA([.B64:.AI64])" office:value-type="float" office:value="882.325939477893" calcext:value-type="float">
            <text:p>882.3259394779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26320" calcext:value-type="float">
            <text:p>126320</text:p>
          </table:table-cell>
          <table:table-cell office:value-type="float" office:value="123560" calcext:value-type="float">
            <text:p>1235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520" calcext:value-type="float">
            <text:p>1295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680" calcext:value-type="float">
            <text:p>1276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240" calcext:value-type="float">
            <text:p>12724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5560" calcext:value-type="float">
            <text:p>1255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480" calcext:value-type="float">
            <text:p>1284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65:.AI65])" office:value-type="float" office:value="127633.548387097" calcext:value-type="float">
            <text:p>127633.548387097</text:p>
          </table:table-cell>
          <table:table-cell table:formula="of:=STDEVPA([.B65:.AI65])" office:value-type="float" office:value="1191.58757854222" calcext:value-type="float">
            <text:p>1191.5875785422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9160" calcext:value-type="float">
            <text:p>1291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8120" calcext:value-type="float">
            <text:p>1281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640" calcext:value-type="float">
            <text:p>1276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9320" calcext:value-type="float">
            <text:p>1293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320" calcext:value-type="float">
            <text:p>1253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66:.AI66])" office:value-type="float" office:value="127900.64516129" calcext:value-type="float">
            <text:p>127900.64516129</text:p>
          </table:table-cell>
          <table:table-cell table:formula="of:=STDEVPA([.B66:.AI66])" office:value-type="float" office:value="850.221737620104" calcext:value-type="float">
            <text:p>850.2217376201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440" calcext:value-type="float">
            <text:p>125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680" calcext:value-type="float">
            <text:p>1256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760" calcext:value-type="float">
            <text:p>1257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67:.AI67])" office:value-type="float" office:value="127682.580645161" calcext:value-type="float">
            <text:p>127682.580645161</text:p>
          </table:table-cell>
          <table:table-cell table:formula="of:=STDEVPA([.B67:.AI67])" office:value-type="float" office:value="1043.51443331111" calcext:value-type="float">
            <text:p>1043.5144333111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520" calcext:value-type="float">
            <text:p>126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680" calcext:value-type="float">
            <text:p>126680</text:p>
          </table:table-cell>
          <table:table-cell office:value-type="float" office:value="128360" calcext:value-type="float">
            <text:p>128360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200" calcext:value-type="float">
            <text:p>1292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960" calcext:value-type="float">
            <text:p>12696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480" calcext:value-type="float">
            <text:p>126480</text:p>
          </table:table-cell>
          <table:table-cell office:value-type="float" office:value="125280" calcext:value-type="float">
            <text:p>1252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5920" calcext:value-type="float">
            <text:p>125920</text:p>
          </table:table-cell>
          <table:table-cell table:number-columns-repeated="3"/>
          <table:table-cell table:formula="of:=AVERAGE([.B68:.AI68])" office:value-type="float" office:value="127516.129032258" calcext:value-type="float">
            <text:p>127516.129032258</text:p>
          </table:table-cell>
          <table:table-cell table:formula="of:=STDEVPA([.B68:.AI68])" office:value-type="float" office:value="938.652697527942" calcext:value-type="float">
            <text:p>938.6526975279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360" calcext:value-type="float">
            <text:p>12836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5160" calcext:value-type="float">
            <text:p>125160</text:p>
          </table:table-cell>
          <table:table-cell office:value-type="float" office:value="128200" calcext:value-type="float">
            <text:p>1282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480" calcext:value-type="float">
            <text:p>1264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400" calcext:value-type="float">
            <text:p>1284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30040" calcext:value-type="float">
            <text:p>130040</text:p>
          </table:table-cell>
          <table:table-cell table:number-columns-repeated="3"/>
          <table:table-cell table:formula="of:=AVERAGE([.B69:.AI69])" office:value-type="float" office:value="127887.741935484" calcext:value-type="float">
            <text:p>127887.741935484</text:p>
          </table:table-cell>
          <table:table-cell table:formula="of:=STDEVPA([.B69:.AI69])" office:value-type="float" office:value="1109.64891186188" calcext:value-type="float">
            <text:p>1109.6489118619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480" calcext:value-type="float">
            <text:p>12548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4400" calcext:value-type="float">
            <text:p>124400</text:p>
          </table:table-cell>
          <table:table-cell office:value-type="float" office:value="128640" calcext:value-type="float">
            <text:p>12864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9480" calcext:value-type="float">
            <text:p>1294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560" calcext:value-type="float">
            <text:p>126560</text:p>
          </table:table-cell>
          <table:table-cell office:value-type="float" office:value="127440" calcext:value-type="float">
            <text:p>127440</text:p>
          </table:table-cell>
          <table:table-cell table:number-columns-repeated="5" office:value-type="float" office:value="128520" calcext:value-type="float">
            <text:p>128520</text:p>
          </table:table-cell>
          <table:table-cell table:number-columns-repeated="3"/>
          <table:table-cell table:formula="of:=AVERAGE([.B70:.AI70])" office:value-type="float" office:value="127772.903225806" calcext:value-type="float">
            <text:p>127772.903225806</text:p>
          </table:table-cell>
          <table:table-cell table:formula="of:=STDEVPA([.B70:.AI70])" office:value-type="float" office:value="1057.78281064958" calcext:value-type="float">
            <text:p>1057.7828106496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320" calcext:value-type="float">
            <text:p>1283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200" calcext:value-type="float">
            <text:p>1262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000" calcext:value-type="float">
            <text:p>12600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9400" calcext:value-type="float">
            <text:p>12940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71:.AI71])" office:value-type="float" office:value="127828.387096774" calcext:value-type="float">
            <text:p>127828.387096774</text:p>
          </table:table-cell>
          <table:table-cell table:formula="of:=STDEVPA([.B71:.AI71])" office:value-type="float" office:value="776.971360680288" calcext:value-type="float">
            <text:p>776.9713606803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480" calcext:value-type="float">
            <text:p>1284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560" calcext:value-type="float">
            <text:p>1295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8880" calcext:value-type="float">
            <text:p>1288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640" calcext:value-type="float">
            <text:p>125640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72:.AI72])" office:value-type="float" office:value="127843.870967742" calcext:value-type="float">
            <text:p>127843.870967742</text:p>
          </table:table-cell>
          <table:table-cell table:formula="of:=STDEVPA([.B72:.AI72])" office:value-type="float" office:value="950.292577762594" calcext:value-type="float">
            <text:p>950.2925777626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80" calcext:value-type="float">
            <text:p>1274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5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5800" calcext:value-type="float">
            <text:p>125800</text:p>
          </table:table-cell>
          <table:table-cell office:value-type="float" office:value="126760" calcext:value-type="float">
            <text:p>1267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9240" calcext:value-type="float">
            <text:p>1292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520" calcext:value-type="float">
            <text:p>125520</text:p>
          </table:table-cell>
          <table:table-cell table:number-columns-repeated="5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73:.AI73])" office:value-type="float" office:value="127745.806451613" calcext:value-type="float">
            <text:p>127745.806451613</text:p>
          </table:table-cell>
          <table:table-cell table:formula="of:=STDEVPA([.B73:.AI73])" office:value-type="float" office:value="892.205582390459" calcext:value-type="float">
            <text:p>892.2055823905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760" calcext:value-type="float">
            <text:p>1267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840" calcext:value-type="float">
            <text:p>126840</text:p>
          </table:table-cell>
          <table:table-cell table:number-columns-repeated="4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5840" calcext:value-type="float">
            <text:p>125840</text:p>
          </table:table-cell>
          <table:table-cell office:value-type="float" office:value="128120" calcext:value-type="float">
            <text:p>1281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4680" calcext:value-type="float">
            <text:p>1246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360" calcext:value-type="float">
            <text:p>12536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8280" calcext:value-type="float">
            <text:p>128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240" calcext:value-type="float">
            <text:p>1272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74:.AI74])" office:value-type="float" office:value="127581.935483871" calcext:value-type="float">
            <text:p>127581.935483871</text:p>
          </table:table-cell>
          <table:table-cell table:formula="of:=STDEVPA([.B74:.AI74])" office:value-type="float" office:value="1019.79573968338" calcext:value-type="float">
            <text:p>1019.7957396834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120" calcext:value-type="float">
            <text:p>1281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040" calcext:value-type="float">
            <text:p>1280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4880" calcext:value-type="float">
            <text:p>1248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3600" calcext:value-type="float">
            <text:p>12360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2920" calcext:value-type="float">
            <text:p>1229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520" calcext:value-type="float">
            <text:p>12952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000" calcext:value-type="float">
            <text:p>12700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75:.AI75])" office:value-type="float" office:value="127530.322580645" calcext:value-type="float">
            <text:p>127530.322580645</text:p>
          </table:table-cell>
          <table:table-cell table:formula="of:=STDEVPA([.B75:.AI75])" office:value-type="float" office:value="1479.03953985614" calcext:value-type="float">
            <text:p>1479.0395398561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9120" calcext:value-type="float">
            <text:p>129120</text:p>
          </table:table-cell>
          <table:table-cell office:value-type="float" office:value="125640" calcext:value-type="float">
            <text:p>1256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240" calcext:value-type="float">
            <text:p>1282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080" calcext:value-type="float">
            <text:p>128080</text:p>
          </table:table-cell>
          <table:table-cell office:value-type="float" office:value="122360" calcext:value-type="float">
            <text:p>12236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76:.AI76])" office:value-type="float" office:value="127540.64516129" calcext:value-type="float">
            <text:p>127540.64516129</text:p>
          </table:table-cell>
          <table:table-cell table:formula="of:=STDEVPA([.B76:.AI76])" office:value-type="float" office:value="1337.8797271848" calcext:value-type="float">
            <text:p>1337.8797271848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080" calcext:value-type="float">
            <text:p>127080</text:p>
          </table:table-cell>
          <table:table-cell office:value-type="float" office:value="125240" calcext:value-type="float">
            <text:p>1252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5400" calcext:value-type="float">
            <text:p>125400</text:p>
          </table:table-cell>
          <table:table-cell office:value-type="float" office:value="125520" calcext:value-type="float">
            <text:p>1255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800" calcext:value-type="float">
            <text:p>125800</text:p>
          </table:table-cell>
          <table:table-cell office:value-type="float" office:value="123480" calcext:value-type="float">
            <text:p>1234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560" calcext:value-type="float">
            <text:p>1255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120" calcext:value-type="float">
            <text:p>1281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/>
          <table:table-cell table:formula="of:=AVERAGE([.B77:.AI77])" office:value-type="float" office:value="127254.193548387" calcext:value-type="float">
            <text:p>127254.193548387</text:p>
          </table:table-cell>
          <table:table-cell table:formula="of:=STDEVPA([.B77:.AI77])" office:value-type="float" office:value="1290.30322566129" calcext:value-type="float">
            <text:p>1290.3032256613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720" calcext:value-type="float">
            <text:p>126720</text:p>
          </table:table-cell>
          <table:table-cell office:value-type="float" office:value="129640" calcext:value-type="float">
            <text:p>1296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640" calcext:value-type="float">
            <text:p>125640</text:p>
          </table:table-cell>
          <table:table-cell office:value-type="float" office:value="129000" calcext:value-type="float">
            <text:p>1290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760" calcext:value-type="float">
            <text:p>126760</text:p>
          </table:table-cell>
          <table:table-cell office:value-type="float" office:value="128160" calcext:value-type="float">
            <text:p>1281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240" calcext:value-type="float">
            <text:p>1282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440" calcext:value-type="float">
            <text:p>12644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/>
          <table:table-cell table:formula="of:=AVERAGE([.B78:.AI78])" office:value-type="float" office:value="127823.225806452" calcext:value-type="float">
            <text:p>127823.225806452</text:p>
          </table:table-cell>
          <table:table-cell table:formula="of:=STDEVPA([.B78:.AI78])" office:value-type="float" office:value="905.710867119247" calcext:value-type="float">
            <text:p>905.7108671192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26280" calcext:value-type="float">
            <text:p>1262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080" calcext:value-type="float">
            <text:p>1260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20" calcext:value-type="float">
            <text:p>12632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9120" calcext:value-type="float">
            <text:p>1291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5440" calcext:value-type="float">
            <text:p>125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160" calcext:value-type="float">
            <text:p>1261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560" calcext:value-type="float">
            <text:p>12556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79:.AI79])" office:value-type="float" office:value="127489.032258065" calcext:value-type="float">
            <text:p>127489.032258065</text:p>
          </table:table-cell>
          <table:table-cell table:formula="of:=STDEVPA([.B79:.AI79])" office:value-type="float" office:value="1063.05510687346" calcext:value-type="float">
            <text:p>1063.0551068735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28600" calcext:value-type="float">
            <text:p>128600</text:p>
          </table:table-cell>
          <table:table-cell office:value-type="float" office:value="128480" calcext:value-type="float">
            <text:p>1284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720" calcext:value-type="float">
            <text:p>12772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8560" calcext:value-type="float">
            <text:p>1285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800" calcext:value-type="float">
            <text:p>129800</text:p>
          </table:table-cell>
          <table:table-cell office:value-type="float" office:value="127320" calcext:value-type="float">
            <text:p>12732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30400" calcext:value-type="float">
            <text:p>1304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1320" calcext:value-type="float">
            <text:p>121320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80:.AI80])" office:value-type="float" office:value="127909.677419355" calcext:value-type="float">
            <text:p>127909.677419355</text:p>
          </table:table-cell>
          <table:table-cell table:formula="of:=STDEVPA([.B80:.AI80])" office:value-type="float" office:value="1512.13475221124" calcext:value-type="float">
            <text:p>1512.1347522113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3480" calcext:value-type="float">
            <text:p>123480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7560" calcext:value-type="float">
            <text:p>12756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480" calcext:value-type="float">
            <text:p>128480</text:p>
          </table:table-cell>
          <table:table-cell office:value-type="float" office:value="130320" calcext:value-type="float">
            <text:p>1303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81:.AI81])" office:value-type="float" office:value="127513.548387097" calcext:value-type="float">
            <text:p>127513.548387097</text:p>
          </table:table-cell>
          <table:table-cell table:formula="of:=STDEVPA([.B81:.AI81])" office:value-type="float" office:value="1185.50805329735" calcext:value-type="float">
            <text:p>1185.5080532974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6" office:value-type="float" office:value="128520" calcext:value-type="float">
            <text:p>128520</text:p>
          </table:table-cell>
          <table:table-cell office:value-type="float" office:value="123680" calcext:value-type="float">
            <text:p>123680</text:p>
          </table:table-cell>
          <table:table-cell office:value-type="float" office:value="129240" calcext:value-type="float">
            <text:p>129240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5840" calcext:value-type="float">
            <text:p>125840</text:p>
          </table:table-cell>
          <table:table-cell office:value-type="float" office:value="126440" calcext:value-type="float">
            <text:p>12644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00" calcext:value-type="float">
            <text:p>12520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82:.AI82])" office:value-type="float" office:value="127603.870967742" calcext:value-type="float">
            <text:p>127603.870967742</text:p>
          </table:table-cell>
          <table:table-cell table:formula="of:=STDEVPA([.B82:.AI82])" office:value-type="float" office:value="1204.18002463825" calcext:value-type="float">
            <text:p>1204.1800246383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5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680" calcext:value-type="float">
            <text:p>126680</text:p>
          </table:table-cell>
          <table:table-cell office:value-type="float" office:value="124240" calcext:value-type="float">
            <text:p>1242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6880" calcext:value-type="float">
            <text:p>126880</text:p>
          </table:table-cell>
          <table:table-cell office:value-type="float" office:value="128440" calcext:value-type="float">
            <text:p>128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480" calcext:value-type="float">
            <text:p>128480</text:p>
          </table:table-cell>
          <table:table-cell office:value-type="float" office:value="127560" calcext:value-type="float">
            <text:p>127560</text:p>
          </table:table-cell>
          <table:table-cell office:value-type="float" office:value="126880" calcext:value-type="float">
            <text:p>12688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83:.AI83])" office:value-type="float" office:value="127485.161290323" calcext:value-type="float">
            <text:p>127485.161290323</text:p>
          </table:table-cell>
          <table:table-cell table:formula="of:=STDEVPA([.B83:.AI83])" office:value-type="float" office:value="941.41921335596" calcext:value-type="float">
            <text:p>941.419213356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3960" calcext:value-type="float">
            <text:p>1239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200" calcext:value-type="float">
            <text:p>12820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5920" calcext:value-type="float">
            <text:p>1259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480" calcext:value-type="float">
            <text:p>1284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920" calcext:value-type="float">
            <text:p>1269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120" calcext:value-type="float">
            <text:p>1261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84:.AI84])" office:value-type="float" office:value="127554.838709677" calcext:value-type="float">
            <text:p>127554.838709677</text:p>
          </table:table-cell>
          <table:table-cell table:formula="of:=STDEVPA([.B84:.AI84])" office:value-type="float" office:value="973.122247957215" calcext:value-type="float">
            <text:p>973.1222479572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480" calcext:value-type="float">
            <text:p>1284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680" calcext:value-type="float">
            <text:p>1276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080" calcext:value-type="float">
            <text:p>1260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720" calcext:value-type="float">
            <text:p>126720</text:p>
          </table:table-cell>
          <table:table-cell office:value-type="float" office:value="126520" calcext:value-type="float">
            <text:p>126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920" calcext:value-type="float">
            <text:p>12692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240" calcext:value-type="float">
            <text:p>1262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9840" calcext:value-type="float">
            <text:p>129840</text:p>
          </table:table-cell>
          <table:table-cell office:value-type="float" office:value="124720" calcext:value-type="float">
            <text:p>1247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920" calcext:value-type="float">
            <text:p>125920</text:p>
          </table:table-cell>
          <table:table-cell table:number-columns-repeated="3"/>
          <table:table-cell table:formula="of:=AVERAGE([.B85:.AI85])" office:value-type="float" office:value="127480" calcext:value-type="float">
            <text:p>127480</text:p>
          </table:table-cell>
          <table:table-cell table:formula="of:=STDEVPA([.B85:.AI85])" office:value-type="float" office:value="1170.60778258354" calcext:value-type="float">
            <text:p>1170.6077825836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520" calcext:value-type="float">
            <text:p>125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720" calcext:value-type="float">
            <text:p>1277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640" calcext:value-type="float">
            <text:p>127640</text:p>
          </table:table-cell>
          <table:table-cell office:value-type="float" office:value="128800" calcext:value-type="float">
            <text:p>12880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880" calcext:value-type="float">
            <text:p>12688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7560" calcext:value-type="float">
            <text:p>127560</text:p>
          </table:table-cell>
          <table:table-cell office:value-type="float" office:value="122800" calcext:value-type="float">
            <text:p>12280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30160" calcext:value-type="float">
            <text:p>1301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960" calcext:value-type="float">
            <text:p>128960</text:p>
          </table:table-cell>
          <table:table-cell table:number-columns-repeated="3"/>
          <table:table-cell table:formula="of:=AVERAGE([.B86:.AI86])" office:value-type="float" office:value="127654.193548387" calcext:value-type="float">
            <text:p>127654.193548387</text:p>
          </table:table-cell>
          <table:table-cell table:formula="of:=STDEVPA([.B86:.AI86])" office:value-type="float" office:value="1339.56366076745" calcext:value-type="float">
            <text:p>1339.5636607675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26800" calcext:value-type="float">
            <text:p>126800</text:p>
          </table:table-cell>
          <table:table-cell office:value-type="float" office:value="127240" calcext:value-type="float">
            <text:p>127240</text:p>
          </table:table-cell>
          <table:table-cell table:number-columns-repeated="5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160" calcext:value-type="float">
            <text:p>12716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5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920" calcext:value-type="float">
            <text:p>1299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87:.AI87])" office:value-type="float" office:value="128006.451612903" calcext:value-type="float">
            <text:p>128006.451612903</text:p>
          </table:table-cell>
          <table:table-cell table:formula="of:=STDEVPA([.B87:.AI87])" office:value-type="float" office:value="780.676085764445" calcext:value-type="float">
            <text:p>780.6760857644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28080" calcext:value-type="float">
            <text:p>1280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720" calcext:value-type="float">
            <text:p>1277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400" calcext:value-type="float">
            <text:p>1264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120" calcext:value-type="float">
            <text:p>12712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88:.AI88])" office:value-type="float" office:value="127495.483870968" calcext:value-type="float">
            <text:p>127495.483870968</text:p>
          </table:table-cell>
          <table:table-cell table:formula="of:=STDEVPA([.B88:.AI88])" office:value-type="float" office:value="1014.45945787663" calcext:value-type="float">
            <text:p>1014.4594578766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28480" calcext:value-type="float">
            <text:p>1284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040" calcext:value-type="float">
            <text:p>12704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480" calcext:value-type="float">
            <text:p>12848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760" calcext:value-type="float">
            <text:p>12776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20" calcext:value-type="float">
            <text:p>12632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89:.AI89])" office:value-type="float" office:value="127921.290322581" calcext:value-type="float">
            <text:p>127921.290322581</text:p>
          </table:table-cell>
          <table:table-cell table:formula="of:=STDEVPA([.B89:.AI89])" office:value-type="float" office:value="725.746520823209" calcext:value-type="float">
            <text:p>725.7465208232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760" calcext:value-type="float">
            <text:p>1267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4880" calcext:value-type="float">
            <text:p>124880</text:p>
          </table:table-cell>
          <table:table-cell office:value-type="float" office:value="126640" calcext:value-type="float">
            <text:p>1266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040" calcext:value-type="float">
            <text:p>1270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880" calcext:value-type="float">
            <text:p>126880</text:p>
          </table:table-cell>
          <table:table-cell office:value-type="float" office:value="122440" calcext:value-type="float">
            <text:p>122440</text:p>
          </table:table-cell>
          <table:table-cell office:value-type="float" office:value="124600" calcext:value-type="float">
            <text:p>1246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5320" calcext:value-type="float">
            <text:p>1253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90:.AI90])" office:value-type="float" office:value="127132.903225806" calcext:value-type="float">
            <text:p>127132.903225806</text:p>
          </table:table-cell>
          <table:table-cell table:formula="of:=STDEVPA([.B90:.AI90])" office:value-type="float" office:value="1367.0174587657" calcext:value-type="float">
            <text:p>1367.0174587657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520" calcext:value-type="float">
            <text:p>125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4840" calcext:value-type="float">
            <text:p>12484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920" calcext:value-type="float">
            <text:p>128920</text:p>
          </table:table-cell>
          <table:table-cell office:value-type="float" office:value="126080" calcext:value-type="float">
            <text:p>1260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840" calcext:value-type="float">
            <text:p>12784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000" calcext:value-type="float">
            <text:p>128000</text:p>
          </table:table-cell>
          <table:table-cell table:number-columns-repeated="2" office:value-type="float" office:value="130280" calcext:value-type="float">
            <text:p>13028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91:.AI91])" office:value-type="float" office:value="127965.161290323" calcext:value-type="float">
            <text:p>127965.161290323</text:p>
          </table:table-cell>
          <table:table-cell table:formula="of:=STDEVPA([.B91:.AI91])" office:value-type="float" office:value="1102.85222876937" calcext:value-type="float">
            <text:p>1102.8522287694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360" calcext:value-type="float">
            <text:p>129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960" calcext:value-type="float">
            <text:p>1289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5720" calcext:value-type="float">
            <text:p>125720</text:p>
          </table:table-cell>
          <table:table-cell office:value-type="float" office:value="124680" calcext:value-type="float">
            <text:p>12468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6720" calcext:value-type="float">
            <text:p>1267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92:.AI92])" office:value-type="float" office:value="127557.419354839" calcext:value-type="float">
            <text:p>127557.419354839</text:p>
          </table:table-cell>
          <table:table-cell table:formula="of:=STDEVPA([.B92:.AI92])" office:value-type="float" office:value="975.410476842989" calcext:value-type="float">
            <text:p>975.410476843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4720" calcext:value-type="float">
            <text:p>1247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760" calcext:value-type="float">
            <text:p>1267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720" calcext:value-type="float">
            <text:p>1267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30240" calcext:value-type="float">
            <text:p>130240</text:p>
          </table:table-cell>
          <table:table-cell office:value-type="float" office:value="130200" calcext:value-type="float">
            <text:p>130200</text:p>
          </table:table-cell>
          <table:table-cell office:value-type="float" office:value="122360" calcext:value-type="float">
            <text:p>12236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8160" calcext:value-type="float">
            <text:p>128160</text:p>
          </table:table-cell>
          <table:table-cell office:value-type="float" office:value="126600" calcext:value-type="float">
            <text:p>1266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360" calcext:value-type="float">
            <text:p>128360</text:p>
          </table:table-cell>
          <table:table-cell table:number-columns-repeated="3"/>
          <table:table-cell table:formula="of:=AVERAGE([.B93:.AI93])" office:value-type="float" office:value="127766.451612903" calcext:value-type="float">
            <text:p>127766.451612903</text:p>
          </table:table-cell>
          <table:table-cell table:formula="of:=STDEVPA([.B93:.AI93])" office:value-type="float" office:value="1445.11981507305" calcext:value-type="float">
            <text:p>1445.1198150731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30160" calcext:value-type="float">
            <text:p>13016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120" calcext:value-type="float">
            <text:p>1281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080" calcext:value-type="float">
            <text:p>12708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30360" calcext:value-type="float">
            <text:p>130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6400" calcext:value-type="float">
            <text:p>1264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520" calcext:value-type="float">
            <text:p>126520</text:p>
          </table:table-cell>
          <table:table-cell table:number-columns-repeated="3"/>
          <table:table-cell table:formula="of:=AVERAGE([.B94:.AI94])" office:value-type="float" office:value="127882.580645161" calcext:value-type="float">
            <text:p>127882.580645161</text:p>
          </table:table-cell>
          <table:table-cell table:formula="of:=STDEVPA([.B94:.AI94])" office:value-type="float" office:value="1055.46494186039" calcext:value-type="float">
            <text:p>1055.4649418604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5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080" calcext:value-type="float">
            <text:p>12708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5760" calcext:value-type="float">
            <text:p>1257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30400" calcext:value-type="float">
            <text:p>13040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95:.AI95])" office:value-type="float" office:value="127748.387096774" calcext:value-type="float">
            <text:p>127748.387096774</text:p>
          </table:table-cell>
          <table:table-cell table:formula="of:=STDEVPA([.B95:.AI95])" office:value-type="float" office:value="1017.48296894423" calcext:value-type="float">
            <text:p>1017.4829689442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0240" calcext:value-type="float">
            <text:p>1202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800" calcext:value-type="float">
            <text:p>12780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5360" calcext:value-type="float">
            <text:p>125360</text:p>
          </table:table-cell>
          <table:table-cell office:value-type="float" office:value="123800" calcext:value-type="float">
            <text:p>123800</text:p>
          </table:table-cell>
          <table:table-cell office:value-type="float" office:value="128040" calcext:value-type="float">
            <text:p>128040</text:p>
          </table:table-cell>
          <table:table-cell office:value-type="float" office:value="125520" calcext:value-type="float">
            <text:p>12552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96:.AI96])" office:value-type="float" office:value="127445.161290323" calcext:value-type="float">
            <text:p>127445.161290323</text:p>
          </table:table-cell>
          <table:table-cell table:formula="of:=STDEVPA([.B96:.AI96])" office:value-type="float" office:value="1714.14583443981" calcext:value-type="float">
            <text:p>1714.1458344398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1320" calcext:value-type="float">
            <text:p>12132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600" calcext:value-type="float">
            <text:p>1266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20" calcext:value-type="float">
            <text:p>1263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5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360" calcext:value-type="float">
            <text:p>12936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/>
          <table:table-cell table:formula="of:=AVERAGE([.B97:.AI97])" office:value-type="float" office:value="127565.161290323" calcext:value-type="float">
            <text:p>127565.161290323</text:p>
          </table:table-cell>
          <table:table-cell table:formula="of:=STDEVPA([.B97:.AI97])" office:value-type="float" office:value="1414.27713433227" calcext:value-type="float">
            <text:p>1414.2771343323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40" calcext:value-type="float">
            <text:p>12524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200" calcext:value-type="float">
            <text:p>12820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080" calcext:value-type="float">
            <text:p>12708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4280" calcext:value-type="float">
            <text:p>124280</text:p>
          </table:table-cell>
          <table:table-cell office:value-type="float" office:value="126800" calcext:value-type="float">
            <text:p>12680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3"/>
          <table:table-cell table:formula="of:=AVERAGE([.B98:.AI98])" office:value-type="float" office:value="127634.838709677" calcext:value-type="float">
            <text:p>127634.838709677</text:p>
          </table:table-cell>
          <table:table-cell table:formula="of:=STDEVPA([.B98:.AI98])" office:value-type="float" office:value="1021.05533946182" calcext:value-type="float">
            <text:p>1021.0553394618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200" calcext:value-type="float">
            <text:p>1282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560" calcext:value-type="float">
            <text:p>125560</text:p>
          </table:table-cell>
          <table:table-cell office:value-type="float" office:value="119200" calcext:value-type="float">
            <text:p>11920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760" calcext:value-type="float">
            <text:p>12776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9520" calcext:value-type="float">
            <text:p>129520</text:p>
          </table:table-cell>
          <table:table-cell office:value-type="float" office:value="127000" calcext:value-type="float">
            <text:p>127000</text:p>
          </table:table-cell>
          <table:table-cell office:value-type="float" office:value="122480" calcext:value-type="float">
            <text:p>1224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/>
          <table:table-cell table:formula="of:=AVERAGE([.B99:.AI99])" office:value-type="float" office:value="127378.064516129" calcext:value-type="float">
            <text:p>127378.064516129</text:p>
          </table:table-cell>
          <table:table-cell table:formula="of:=STDEVPA([.B99:.AI99])" office:value-type="float" office:value="1976.21570481734" calcext:value-type="float">
            <text:p>1976.2157048174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600" calcext:value-type="float">
            <text:p>1256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880" calcext:value-type="float">
            <text:p>126880</text:p>
          </table:table-cell>
          <table:table-cell office:value-type="float" office:value="125920" calcext:value-type="float">
            <text:p>1259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6240" calcext:value-type="float">
            <text:p>1262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8800" calcext:value-type="float">
            <text:p>1288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480" calcext:value-type="float">
            <text:p>126480</text:p>
          </table:table-cell>
          <table:table-cell office:value-type="float" office:value="130240" calcext:value-type="float">
            <text:p>13024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480" calcext:value-type="float">
            <text:p>12848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3"/>
          <table:table-cell table:formula="of:=AVERAGE([.B100:.AI100])" office:value-type="float" office:value="127692.903225806" calcext:value-type="float">
            <text:p>127692.903225806</text:p>
          </table:table-cell>
          <table:table-cell table:formula="of:=STDEVPA([.B100:.AI100])" office:value-type="float" office:value="964.31220198275" calcext:value-type="float">
            <text:p>964.3122019828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120" calcext:value-type="float">
            <text:p>1271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040" calcext:value-type="float">
            <text:p>128040</text:p>
          </table:table-cell>
          <table:table-cell office:value-type="float" office:value="127240" calcext:value-type="float">
            <text:p>127240</text:p>
          </table:table-cell>
          <table:table-cell office:value-type="float" office:value="127160" calcext:value-type="float">
            <text:p>127160</text:p>
          </table:table-cell>
          <table:table-cell office:value-type="float" office:value="127600" calcext:value-type="float">
            <text:p>12760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480" calcext:value-type="float">
            <text:p>12648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9480" calcext:value-type="float">
            <text:p>129480</text:p>
          </table:table-cell>
          <table:table-cell table:number-columns-repeated="4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101:.AI101])" office:value-type="float" office:value="127788.387096774" calcext:value-type="float">
            <text:p>127788.387096774</text:p>
          </table:table-cell>
          <table:table-cell table:formula="of:=STDEVPA([.B101:.AI101])" office:value-type="float" office:value="837.766218734595" calcext:value-type="float">
            <text:p>837.7662187346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080" calcext:value-type="float">
            <text:p>12808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5880" calcext:value-type="float">
            <text:p>1258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400" calcext:value-type="float">
            <text:p>12840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2320" calcext:value-type="float">
            <text:p>122320</text:p>
          </table:table-cell>
          <table:table-cell office:value-type="float" office:value="126360" calcext:value-type="float">
            <text:p>126360</text:p>
          </table:table-cell>
          <table:table-cell table:number-columns-repeated="5" office:value-type="float" office:value="128520" calcext:value-type="float">
            <text:p>128520</text:p>
          </table:table-cell>
          <table:table-cell office:value-type="float" office:value="122320" calcext:value-type="float">
            <text:p>122320</text:p>
          </table:table-cell>
          <table:table-cell office:value-type="float" office:value="125920" calcext:value-type="float">
            <text:p>1259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000" calcext:value-type="float">
            <text:p>125000</text:p>
          </table:table-cell>
          <table:table-cell table:number-columns-repeated="3"/>
          <table:table-cell table:formula="of:=AVERAGE([.B102:.AI102])" office:value-type="float" office:value="127296.774193548" calcext:value-type="float">
            <text:p>127296.774193548</text:p>
          </table:table-cell>
          <table:table-cell table:formula="of:=STDEVPA([.B102:.AI102])" office:value-type="float" office:value="1642.68149602975" calcext:value-type="float">
            <text:p>1642.6814960298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80" calcext:value-type="float">
            <text:p>1274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9320" calcext:value-type="float">
            <text:p>1293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800" calcext:value-type="float">
            <text:p>12680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680" calcext:value-type="float">
            <text:p>126680</text:p>
          </table:table-cell>
          <table:table-cell office:value-type="float" office:value="127880" calcext:value-type="float">
            <text:p>1278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9880" calcext:value-type="float">
            <text:p>129880</text:p>
          </table:table-cell>
          <table:table-cell table:number-columns-repeated="3"/>
          <table:table-cell table:formula="of:=AVERAGE([.B103:.AI103])" office:value-type="float" office:value="127652.903225806" calcext:value-type="float">
            <text:p>127652.903225806</text:p>
          </table:table-cell>
          <table:table-cell table:formula="of:=STDEVPA([.B103:.AI103])" office:value-type="float" office:value="1006.88658921349" calcext:value-type="float">
            <text:p>1006.8865892135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" office:value-type="float" office:value="126360" calcext:value-type="float">
            <text:p>12636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6360" calcext:value-type="float">
            <text:p>126360</text:p>
          </table:table-cell>
          <table:table-cell office:value-type="float" office:value="89000" calcext:value-type="float">
            <text:p>890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80" calcext:value-type="float">
            <text:p>127480</text:p>
          </table:table-cell>
          <table:table-cell table:number-columns-repeated="5" office:value-type="float" office:value="128520" calcext:value-type="float">
            <text:p>128520</text:p>
          </table:table-cell>
          <table:table-cell office:value-type="float" office:value="126480" calcext:value-type="float">
            <text:p>126480</text:p>
          </table:table-cell>
          <table:table-cell office:value-type="float" office:value="127000" calcext:value-type="float">
            <text:p>1270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/>
          <table:table-cell table:formula="of:=AVERAGE([.B104:.AI104])" office:value-type="float" office:value="126504.516129032" calcext:value-type="float">
            <text:p>126504.516129032</text:p>
          </table:table-cell>
          <table:table-cell table:formula="of:=STDEVPA([.B104:.AI104])" office:value-type="float" office:value="6903.20675306385" calcext:value-type="float">
            <text:p>6903.2067530639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20" calcext:value-type="float">
            <text:p>1263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6440" calcext:value-type="float">
            <text:p>126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5120" calcext:value-type="float">
            <text:p>12512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6"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400" calcext:value-type="float">
            <text:p>128400</text:p>
          </table:table-cell>
          <table:table-cell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office:value-type="float" office:value="129000" calcext:value-type="float">
            <text:p>12900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3"/>
          <table:table-cell table:formula="of:=AVERAGE([.B105:.AI105])" office:value-type="float" office:value="127412.903225806" calcext:value-type="float">
            <text:p>127412.903225806</text:p>
          </table:table-cell>
          <table:table-cell table:formula="of:=STDEVPA([.B105:.AI105])" office:value-type="float" office:value="876.202191824088" calcext:value-type="float">
            <text:p>876.2021918241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23840" calcext:value-type="float">
            <text:p>123840</text:p>
          </table:table-cell>
          <table:table-cell office:value-type="float" office:value="126400" calcext:value-type="float">
            <text:p>1264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920" calcext:value-type="float">
            <text:p>12592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360" calcext:value-type="float">
            <text:p>12736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6880" calcext:value-type="float">
            <text:p>1268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440" calcext:value-type="float">
            <text:p>128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880" calcext:value-type="float">
            <text:p>1258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2120" calcext:value-type="float">
            <text:p>1221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4040" calcext:value-type="float">
            <text:p>1240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106:.AI106])" office:value-type="float" office:value="127095.483870968" calcext:value-type="float">
            <text:p>127095.483870968</text:p>
          </table:table-cell>
          <table:table-cell table:formula="of:=STDEVPA([.B106:.AI106])" office:value-type="float" office:value="1614.28070211588" calcext:value-type="float">
            <text:p>1614.2807021159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26200" calcext:value-type="float">
            <text:p>126200</text:p>
          </table:table-cell>
          <table:table-cell office:value-type="float" office:value="126040" calcext:value-type="float">
            <text:p>1260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8960" calcext:value-type="float">
            <text:p>1289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760" calcext:value-type="float">
            <text:p>1267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080" calcext:value-type="float">
            <text:p>12708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440" calcext:value-type="float">
            <text:p>12644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000" calcext:value-type="float">
            <text:p>126000</text:p>
          </table:table-cell>
          <table:table-cell office:value-type="float" office:value="127920" calcext:value-type="float">
            <text:p>1279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9520" calcext:value-type="float">
            <text:p>12952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5920" calcext:value-type="float">
            <text:p>125920</text:p>
          </table:table-cell>
          <table:table-cell office:value-type="float" office:value="125600" calcext:value-type="float">
            <text:p>125600</text:p>
          </table:table-cell>
          <table:table-cell office:value-type="float" office:value="125720" calcext:value-type="float">
            <text:p>1257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107:.AI107])" office:value-type="float" office:value="127576.774193548" calcext:value-type="float">
            <text:p>127576.774193548</text:p>
          </table:table-cell>
          <table:table-cell table:formula="of:=STDEVPA([.B107:.AI107])" office:value-type="float" office:value="1083.82949229401" calcext:value-type="float">
            <text:p>1083.829492294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29040" calcext:value-type="float">
            <text:p>129040</text:p>
          </table:table-cell>
          <table:table-cell office:value-type="float" office:value="127760" calcext:value-type="float">
            <text:p>127760</text:p>
          </table:table-cell>
          <table:table-cell table:number-columns-repeated="2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7040" calcext:value-type="float">
            <text:p>127040</text:p>
          </table:table-cell>
          <table:table-cell office:value-type="float" office:value="127400" calcext:value-type="float">
            <text:p>127400</text:p>
          </table:table-cell>
          <table:table-cell office:value-type="float" office:value="126160" calcext:value-type="float">
            <text:p>12616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4" office:value-type="float" office:value="128520" calcext:value-type="float">
            <text:p>128520</text:p>
          </table:table-cell>
          <table:table-cell office:value-type="float" office:value="127800" calcext:value-type="float">
            <text:p>12780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8960" calcext:value-type="float">
            <text:p>128960</text:p>
          </table:table-cell>
          <table:table-cell office:value-type="float" office:value="127120" calcext:value-type="float">
            <text:p>127120</text:p>
          </table:table-cell>
          <table:table-cell office:value-type="float" office:value="130400" calcext:value-type="float">
            <text:p>1304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3"/>
          <table:table-cell table:formula="of:=AVERAGE([.B108:.AI108])" office:value-type="float" office:value="128010.322580645" calcext:value-type="float">
            <text:p>128010.322580645</text:p>
          </table:table-cell>
          <table:table-cell table:formula="of:=STDEVPA([.B108:.AI108])" office:value-type="float" office:value="796.765573937965" calcext:value-type="float">
            <text:p>796.765573938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200" calcext:value-type="float">
            <text:p>12620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11240" calcext:value-type="float">
            <text:p>11124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200" calcext:value-type="float">
            <text:p>126200</text:p>
          </table:table-cell>
          <table:table-cell office:value-type="float" office:value="125320" calcext:value-type="float">
            <text:p>125320</text:p>
          </table:table-cell>
          <table:table-cell office:value-type="float" office:value="122560" calcext:value-type="float">
            <text:p>12256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440" calcext:value-type="float">
            <text:p>126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720" calcext:value-type="float">
            <text:p>1277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4760" calcext:value-type="float">
            <text:p>1247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 office:value-type="float" office:value="128520" calcext:value-type="float">
            <text:p>128520</text:p>
          </table:table-cell>
          <table:table-cell table:number-columns-repeated="3"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table:number-columns-repeated="3"/>
          <table:table-cell table:formula="of:=AVERAGE([.B109:.AI109])" office:value-type="float" office:value="126954.838709677" calcext:value-type="float">
            <text:p>126954.838709677</text:p>
          </table:table-cell>
          <table:table-cell table:formula="of:=STDEVPA([.B109:.AI109])" office:value-type="float" office:value="3173.90557308951" calcext:value-type="float">
            <text:p>3173.9055730895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680" calcext:value-type="float">
            <text:p>1286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680" calcext:value-type="float">
            <text:p>128680</text:p>
          </table:table-cell>
          <table:table-cell office:value-type="float" office:value="127120" calcext:value-type="float">
            <text:p>127120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440" calcext:value-type="float">
            <text:p>128440</text:p>
          </table:table-cell>
          <table:table-cell office:value-type="float" office:value="92880" calcext:value-type="float">
            <text:p>92880</text:p>
          </table:table-cell>
          <table:table-cell office:value-type="float" office:value="126320" calcext:value-type="float">
            <text:p>1263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30120" calcext:value-type="float">
            <text:p>130120</text:p>
          </table:table-cell>
          <table:table-cell table:number-columns-repeated="3"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5920" calcext:value-type="float">
            <text:p>12592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4680" calcext:value-type="float">
            <text:p>12468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6360" calcext:value-type="float">
            <text:p>126360</text:p>
          </table:table-cell>
          <table:table-cell table:number-columns-repeated="3"/>
          <table:table-cell table:formula="of:=AVERAGE([.B110:.AI110])" office:value-type="float" office:value="118353.548387097" calcext:value-type="float">
            <text:p>118353.548387097</text:p>
          </table:table-cell>
          <table:table-cell table:formula="of:=STDEVPA([.B110:.AI110])" office:value-type="float" office:value="31592.1461808497" calcext:value-type="float">
            <text:p>31592.1461808497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24640" calcext:value-type="float">
            <text:p>12464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6680" calcext:value-type="float">
            <text:p>12668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30440" calcext:value-type="float">
            <text:p>130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01680" calcext:value-type="float">
            <text:p>1016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120" calcext:value-type="float">
            <text:p>129120</text:p>
          </table:table-cell>
          <table:table-cell office:value-type="float" office:value="0" calcext:value-type="float">
            <text:p>0</text:p>
          </table:table-cell>
          <table:table-cell office:value-type="float" office:value="39960" calcext:value-type="float">
            <text:p>39960</text:p>
          </table:table-cell>
          <table:table-cell office:value-type="float" office:value="127440" calcext:value-type="float">
            <text:p>127440</text:p>
          </table:table-cell>
          <table:table-cell table:number-columns-repeated="3"/>
          <table:table-cell table:formula="of:=AVERAGE([.B111:.AI111])" office:value-type="float" office:value="107518.709677419" calcext:value-type="float">
            <text:p>107518.709677419</text:p>
          </table:table-cell>
          <table:table-cell table:formula="of:=STDEVPA([.B111:.AI111])" office:value-type="float" office:value="44364.3710390433" calcext:value-type="float">
            <text:p>44364.3710390433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29160" calcext:value-type="float">
            <text:p>1291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200" calcext:value-type="float">
            <text:p>126200</text:p>
          </table:table-cell>
          <table:table-cell office:value-type="float" office:value="123120" calcext:value-type="float">
            <text:p>12312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11240" calcext:value-type="float">
            <text:p>1112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440" calcext:value-type="float">
            <text:p>127440</text:p>
          </table:table-cell>
          <table:table-cell office:value-type="float" office:value="920" calcext:value-type="float">
            <text:p>9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4880" calcext:value-type="float">
            <text:p>12488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440" calcext:value-type="float">
            <text:p>440</text:p>
          </table:table-cell>
          <table:table-cell office:value-type="float" office:value="126560" calcext:value-type="float">
            <text:p>1265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4680" calcext:value-type="float">
            <text:p>124680</text:p>
          </table:table-cell>
          <table:table-cell office:value-type="float" office:value="29160" calcext:value-type="float">
            <text:p>29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60" calcext:value-type="float">
            <text:p>45360</text:p>
          </table:table-cell>
          <table:table-cell table:number-columns-repeated="3"/>
          <table:table-cell table:formula="of:=AVERAGE([.B112:.AI112])" office:value-type="float" office:value="92356.1290322581" calcext:value-type="float">
            <text:p>92356.1290322581</text:p>
          </table:table-cell>
          <table:table-cell table:formula="of:=STDEVPA([.B112:.AI112])" office:value-type="float" office:value="54444.7001880256" calcext:value-type="float">
            <text:p>54444.7001880256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25280" calcext:value-type="float">
            <text:p>125280</text:p>
          </table:table-cell>
          <table:table-cell office:value-type="float" office:value="126360" calcext:value-type="float">
            <text:p>1263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78840" calcext:value-type="float">
            <text:p>788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680" calcext:value-type="float">
            <text:p>12868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70200" calcext:value-type="float">
            <text:p>70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128520" calcext:value-type="float">
            <text:p>128520</text:p>
          </table:table-cell>
          <table:table-cell office:value-type="float" office:value="126760" calcext:value-type="float">
            <text:p>1267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5280" calcext:value-type="float">
            <text:p>125280</text:p>
          </table:table-cell>
          <table:table-cell office:value-type="float" office:value="0" calcext:value-type="float">
            <text:p>0</text:p>
          </table:table-cell>
          <table:table-cell office:value-type="float" office:value="128320" calcext:value-type="float">
            <text:p>128320</text:p>
          </table:table-cell>
          <table:table-cell office:value-type="float" office:value="125760" calcext:value-type="float">
            <text:p>125760</text:p>
          </table:table-cell>
          <table:table-cell office:value-type="float" office:value="45960" calcext:value-type="float">
            <text:p>459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formula="of:=AVERAGE([.B113:.AI113])" office:value-type="float" office:value="76203.8709677419" calcext:value-type="float">
            <text:p>76203.8709677419</text:p>
          </table:table-cell>
          <table:table-cell table:formula="of:=STDEVPA([.B113:.AI113])" office:value-type="float" office:value="59377.4996853739" calcext:value-type="float">
            <text:p>59377.4996853739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4560" calcext:value-type="float">
            <text:p>34560</text:p>
          </table:table-cell>
          <table:table-cell office:value-type="float" office:value="126960" calcext:value-type="float">
            <text:p>1269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360" calcext:value-type="float">
            <text:p>126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160" calcext:value-type="float">
            <text:p>12416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6000" calcext:value-type="float">
            <text:p>126000</text:p>
          </table:table-cell>
          <table:table-cell office:value-type="float" office:value="127440" calcext:value-type="float">
            <text:p>127440</text:p>
          </table:table-cell>
          <table:table-cell office:value-type="float" office:value="41040" calcext:value-type="float">
            <text:p>410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9120" calcext:value-type="float">
            <text:p>1291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4:.AI114])" office:value-type="float" office:value="59983.2258064516" calcext:value-type="float">
            <text:p>59983.2258064516</text:p>
          </table:table-cell>
          <table:table-cell table:formula="of:=STDEVPA([.B114:.AI114])" office:value-type="float" office:value="61869.9904527747" calcext:value-type="float">
            <text:p>61869.9904527747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9040" calcext:value-type="float">
            <text:p>8904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00" calcext:value-type="float">
            <text:p>9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760" calcext:value-type="float">
            <text:p>123760</text:p>
          </table:table-cell>
          <table:table-cell office:value-type="float" office:value="128520" calcext:value-type="float">
            <text:p>128520</text:p>
          </table:table-cell>
          <table:table-cell office:value-type="float" office:value="0" calcext:value-type="float">
            <text:p>0</text:p>
          </table:table-cell>
          <table:table-cell office:value-type="float" office:value="127440" calcext:value-type="float">
            <text:p>127440</text:p>
          </table:table-cell>
          <table:table-cell office:value-type="float" office:value="122280" calcext:value-type="float">
            <text:p>12228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27440" calcext:value-type="float">
            <text:p>127440</text:p>
          </table:table-cell>
          <table:table-cell office:value-type="float" office:value="0" calcext:value-type="float">
            <text:p>0</text:p>
          </table:table-cell>
          <table:table-cell office:value-type="float" office:value="117720" calcext:value-type="float">
            <text:p>117720</text:p>
          </table:table-cell>
          <table:table-cell office:value-type="float" office:value="84240" calcext:value-type="float">
            <text:p>842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5:.AI115])" office:value-type="float" office:value="53416.7741935484" calcext:value-type="float">
            <text:p>53416.7741935484</text:p>
          </table:table-cell>
          <table:table-cell table:formula="of:=STDEVPA([.B115:.AI115])" office:value-type="float" office:value="59737.5634991919" calcext:value-type="float">
            <text:p>59737.5634991919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40" calcext:value-type="float">
            <text:p>122040</text:p>
          </table:table-cell>
          <table:table-cell office:value-type="float" office:value="0" calcext:value-type="float">
            <text:p>0</text:p>
          </table:table-cell>
          <table:table-cell office:value-type="float" office:value="16200" calcext:value-type="float">
            <text:p>16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80" calcext:value-type="float">
            <text:p>226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120" calcext:value-type="float">
            <text:p>48120</text:p>
          </table:table-cell>
          <table:table-cell office:value-type="float" office:value="78840" calcext:value-type="float">
            <text:p>78840</text:p>
          </table:table-cell>
          <table:table-cell office:value-type="float" office:value="0" calcext:value-type="float">
            <text:p>0</text:p>
          </table:table-cell>
          <table:table-cell office:value-type="float" office:value="11880" calcext:value-type="float">
            <text:p>11880</text:p>
          </table:table-cell>
          <table:table-cell office:value-type="float" office:value="1200" calcext:value-type="float">
            <text:p>120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85320" calcext:value-type="float">
            <text:p>85320</text:p>
          </table:table-cell>
          <table:table-cell office:value-type="float" office:value="51840" calcext:value-type="float">
            <text:p>518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formula="of:=AVERAGE([.B116:.AI116])" office:value-type="float" office:value="14307.0967741935" calcext:value-type="float">
            <text:p>14307.0967741935</text:p>
          </table:table-cell>
          <table:table-cell table:formula="of:=STDEVPA([.B116:.AI116])" office:value-type="float" office:value="30051.0333882267" calcext:value-type="float">
            <text:p>30051.0333882267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7:.AI117])" office:value-type="string" office:string-value="" calcext:value-type="error">
            <text:p>#DIV/0!</text:p>
          </table:table-cell>
          <table:table-cell table:formula="of:=STDEVPA([.B117:.AI11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8:.AI118])" office:value-type="string" office:string-value="" calcext:value-type="error">
            <text:p>#DIV/0!</text:p>
          </table:table-cell>
          <table:table-cell table:formula="of:=STDEVPA([.B118:.AI11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19:.AI119])" office:value-type="string" office:string-value="" calcext:value-type="error">
            <text:p>#DIV/0!</text:p>
          </table:table-cell>
          <table:table-cell table:formula="of:=STDEVPA([.B119:.AI11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0:.AI120])" office:value-type="string" office:string-value="" calcext:value-type="error">
            <text:p>#DIV/0!</text:p>
          </table:table-cell>
          <table:table-cell table:formula="of:=STDEVPA([.B120:.AI120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1:.AI121])" office:value-type="string" office:string-value="" calcext:value-type="error">
            <text:p>#DIV/0!</text:p>
          </table:table-cell>
          <table:table-cell table:formula="of:=STDEVPA([.B121:.AI121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2:.AI122])" office:value-type="string" office:string-value="" calcext:value-type="error">
            <text:p>#DIV/0!</text:p>
          </table:table-cell>
          <table:table-cell table:formula="of:=STDEVPA([.B122:.AI122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3:.AI123])" office:value-type="string" office:string-value="" calcext:value-type="error">
            <text:p>#DIV/0!</text:p>
          </table:table-cell>
          <table:table-cell table:formula="of:=STDEVPA([.B123:.AI123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4:.AI124])" office:value-type="string" office:string-value="" calcext:value-type="error">
            <text:p>#DIV/0!</text:p>
          </table:table-cell>
          <table:table-cell table:formula="of:=STDEVPA([.B124:.AI1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5:.AI125])" office:value-type="string" office:string-value="" calcext:value-type="error">
            <text:p>#DIV/0!</text:p>
          </table:table-cell>
          <table:table-cell table:formula="of:=STDEVPA([.B125:.AI1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6:.AI126])" office:value-type="string" office:string-value="" calcext:value-type="error">
            <text:p>#DIV/0!</text:p>
          </table:table-cell>
          <table:table-cell table:formula="of:=STDEVPA([.B126:.AI1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7:.AI127])" office:value-type="string" office:string-value="" calcext:value-type="error">
            <text:p>#DIV/0!</text:p>
          </table:table-cell>
          <table:table-cell table:formula="of:=STDEVPA([.B127:.AI1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8:.AI128])" office:value-type="string" office:string-value="" calcext:value-type="error">
            <text:p>#DIV/0!</text:p>
          </table:table-cell>
          <table:table-cell table:formula="of:=STDEVPA([.B128:.AI1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9:.AI129])" office:value-type="string" office:string-value="" calcext:value-type="error">
            <text:p>#DIV/0!</text:p>
          </table:table-cell>
          <table:table-cell table:formula="of:=STDEVPA([.B129:.AI1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Ataque" table:style-name="ta1">
        <table:table-column table:style-name="co1" table:default-cell-style-name="Default"/>
        <table:table-column table:style-name="co8" table:number-columns-repeated="34" table:default-cell-style-name="Default"/>
        <table:table-column table:style-name="co3" table:default-cell-style-name="ce3"/>
        <table:table-column table:style-name="co10" table:default-cell-style-name="ce3"/>
        <table:table-column table:style-name="co4" table:number-columns-repeated="987" table:default-cell-style-name="Default"/>
        <table:table-row table:style-name="ro4">
          <table:table-cell office:value-type="string" calcext:value-type="string">
            <text:p>Time</text:p>
          </table:table-cell>
          <table:table-cell office:value-type="string" calcext:value-type="string">
            <text:p>host60eth0.pcap0stat0160421014372101.txt</text:p>
          </table:table-cell>
          <table:table-cell office:value-type="string" calcext:value-type="string">
            <text:p>host60eth0.pcap0stat0160421017165602.txt</text:p>
          </table:table-cell>
          <table:table-cell office:value-type="string" calcext:value-type="string">
            <text:p>host60eth0.pcap0stat0160421017204903.txt</text:p>
          </table:table-cell>
          <table:table-cell office:value-type="string" calcext:value-type="string">
            <text:p>host60eth0.pcap0stat0160421017244304.txt</text:p>
          </table:table-cell>
          <table:table-cell office:value-type="string" calcext:value-type="string">
            <text:p>host60eth0.pcap0stat0160421017281605.txt</text:p>
          </table:table-cell>
          <table:table-cell office:value-type="string" calcext:value-type="string">
            <text:p>host60eth0.pcap0stat0160421017314806.txt</text:p>
          </table:table-cell>
          <table:table-cell office:value-type="string" calcext:value-type="string">
            <text:p>host60eth0.pcap0stat0160421017352407.txt</text:p>
          </table:table-cell>
          <table:table-cell office:value-type="string" calcext:value-type="string">
            <text:p>host60eth0.pcap0stat0160421017390508.txt</text:p>
          </table:table-cell>
          <table:table-cell office:value-type="string" calcext:value-type="string">
            <text:p>host60eth0.pcap0stat0160421017424609.txt</text:p>
          </table:table-cell>
          <table:table-cell office:value-type="string" calcext:value-type="string">
            <text:p>host60eth0.pcap0stat01604210174617010.txt</text:p>
          </table:table-cell>
          <table:table-cell office:value-type="string" calcext:value-type="string">
            <text:p>host60eth0.pcap0stat01604210174943011.txt</text:p>
          </table:table-cell>
          <table:table-cell office:value-type="string" calcext:value-type="string">
            <text:p>host60eth0.pcap0stat01604210175319012.txt</text:p>
          </table:table-cell>
          <table:table-cell office:value-type="string" calcext:value-type="string">
            <text:p>host60eth0.pcap0stat01604210175658013.txt</text:p>
          </table:table-cell>
          <table:table-cell office:value-type="string" calcext:value-type="string">
            <text:p>host60eth0.pcap0stat01604210180027014.txt</text:p>
          </table:table-cell>
          <table:table-cell office:value-type="string" calcext:value-type="string">
            <text:p>host60eth0.pcap0stat01604210180354015.txt</text:p>
          </table:table-cell>
          <table:table-cell office:value-type="string" calcext:value-type="string">
            <text:p>host60eth0.pcap0stat01604210180727016.txt</text:p>
          </table:table-cell>
          <table:table-cell office:value-type="string" calcext:value-type="string">
            <text:p>host60eth0.pcap0stat01604210181115017.txt</text:p>
          </table:table-cell>
          <table:table-cell office:value-type="string" calcext:value-type="string">
            <text:p>host60eth0.pcap0stat01604210181501018.txt</text:p>
          </table:table-cell>
          <table:table-cell office:value-type="string" calcext:value-type="string">
            <text:p>host60eth0.pcap0stat01604210181829019.txt</text:p>
          </table:table-cell>
          <table:table-cell office:value-type="string" calcext:value-type="string">
            <text:p>host60eth0.pcap0stat01604210182200020.txt</text:p>
          </table:table-cell>
          <table:table-cell office:value-type="string" calcext:value-type="string">
            <text:p>host60eth0.pcap0stat01604210182532021.txt</text:p>
          </table:table-cell>
          <table:table-cell office:value-type="string" calcext:value-type="string">
            <text:p>host60eth0.pcap0stat01604210182905022.txt</text:p>
          </table:table-cell>
          <table:table-cell office:value-type="string" calcext:value-type="string">
            <text:p>host60eth0.pcap0stat01604210183245023.txt</text:p>
          </table:table-cell>
          <table:table-cell office:value-type="string" calcext:value-type="string">
            <text:p>host60eth0.pcap0stat01604210183620024.txt</text:p>
          </table:table-cell>
          <table:table-cell office:value-type="string" calcext:value-type="string">
            <text:p>host60eth0.pcap0stat01604210183949025.txt</text:p>
          </table:table-cell>
          <table:table-cell office:value-type="string" calcext:value-type="string">
            <text:p>host60eth0.pcap0stat01604210184321026.txt</text:p>
          </table:table-cell>
          <table:table-cell office:value-type="string" calcext:value-type="string">
            <text:p>host60eth0.pcap0stat01604210184653027.txt</text:p>
          </table:table-cell>
          <table:table-cell office:value-type="string" calcext:value-type="string">
            <text:p>host60eth0.pcap0stat01604210185023028.txt</text:p>
          </table:table-cell>
          <table:table-cell office:value-type="string" calcext:value-type="string">
            <text:p>host60eth0.pcap0stat01604210185352029.txt</text:p>
          </table:table-cell>
          <table:table-cell office:value-type="string" calcext:value-type="string">
            <text:p>host60eth0.pcap0stat01604210185719030.txt</text:p>
          </table:table-cell>
          <table:table-cell office:value-type="string" calcext:value-type="string">
            <text:p>host60eth0.pcap0stat01604210190047031.txt</text:p>
          </table:table-cell>
          <table:table-cell table:number-columns-repeated="3"/>
          <table:table-cell table:style-name="ce2" office:value-type="string" calcext:value-type="string">
            <text:p>mediaAAtaque</text:p>
          </table:table-cell>
          <table:table-cell table:style-name="ce2" office:value-type="string" calcext:value-type="string">
            <text:p>desvAAtaque</text:p>
          </table:table-cell>
          <table:table-cell table:style-name="ce4" table:number-columns-repeated="98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185172" calcext:value-type="float">
            <text:p>185172</text:p>
          </table:table-cell>
          <table:table-cell office:value-type="float" office:value="152" calcext:value-type="float">
            <text:p>152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159268" calcext:value-type="float">
            <text:p>159268</text:p>
          </table:table-cell>
          <table:table-cell office:value-type="float" office:value="152" calcext:value-type="float">
            <text:p>152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float" office:value="180268" calcext:value-type="float">
            <text:p>180268</text:p>
          </table:table-cell>
          <table:table-cell office:value-type="float" office:value="185284" calcext:value-type="float">
            <text:p>185284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89372" calcext:value-type="float">
            <text:p>189372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8252" calcext:value-type="float">
            <text:p>188252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formula="of:=AVERAGE([.B2:.AI2])" office:value-type="float" office:value="35202.3225806452" calcext:value-type="float">
            <text:p>35202.3225806452</text:p>
          </table:table-cell>
          <table:table-cell table:formula="of:=STDEVPA([.B2:.AI2])" office:value-type="float" office:value="71699.9906007944" calcext:value-type="float">
            <text:p>71699.9906007944</text:p>
          </table:table-cell>
          <table:table-cell table:number-columns-repeated="98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772" calcext:value-type="float">
            <text:p>39772</text:p>
          </table:table-cell>
          <table:table-cell office:value-type="float" office:value="76" calcext:value-type="float">
            <text:p>76</text:p>
          </table:table-cell>
          <table:table-cell office:value-type="float" office:value="139812" calcext:value-type="float">
            <text:p>139812</text:p>
          </table:table-cell>
          <table:table-cell office:value-type="float" office:value="0" calcext:value-type="float">
            <text:p>0</text:p>
          </table:table-cell>
          <table:table-cell office:value-type="float" office:value="30488" calcext:value-type="float">
            <text:p>30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93072" calcext:value-type="float">
            <text:p>193072</text:p>
          </table:table-cell>
          <table:table-cell office:value-type="float" office:value="110684" calcext:value-type="float">
            <text:p>110684</text:p>
          </table:table-cell>
          <table:table-cell office:value-type="float" office:value="76" calcext:value-type="float">
            <text:p>76</text:p>
          </table:table-cell>
          <table:table-cell office:value-type="float" office:value="85012" calcext:value-type="float">
            <text:p>85012</text:p>
          </table:table-cell>
          <table:table-cell office:value-type="float" office:value="107892" calcext:value-type="float">
            <text:p>107892</text:p>
          </table:table-cell>
          <table:table-cell office:value-type="float" office:value="21052" calcext:value-type="float">
            <text:p>21052</text:p>
          </table:table-cell>
          <table:table-cell office:value-type="float" office:value="196416" calcext:value-type="float">
            <text:p>196416</text:p>
          </table:table-cell>
          <table:table-cell office:value-type="float" office:value="145212" calcext:value-type="float">
            <text:p>145212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696" calcext:value-type="float">
            <text:p>198696</text:p>
          </table:table-cell>
          <table:table-cell office:value-type="float" office:value="199160" calcext:value-type="float">
            <text:p>199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352" calcext:value-type="float">
            <text:p>200352</text:p>
          </table:table-cell>
          <table:table-cell office:value-type="float" office:value="65212" calcext:value-type="float">
            <text:p>65212</text:p>
          </table:table-cell>
          <table:table-cell office:value-type="float" office:value="123488" calcext:value-type="float">
            <text:p>123488</text:p>
          </table:table-cell>
          <table:table-cell office:value-type="float" office:value="201508" calcext:value-type="float">
            <text:p>20150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B3:.AI3])" office:value-type="float" office:value="66405.1612903226" calcext:value-type="float">
            <text:p>66405.1612903226</text:p>
          </table:table-cell>
          <table:table-cell table:formula="of:=STDEVPA([.B3:.AI3])" office:value-type="float" office:value="78956.3823872628" calcext:value-type="float">
            <text:p>78956.3823872628</text:p>
          </table:table-cell>
          <table:table-cell table:number-columns-repeated="98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4496" calcext:value-type="float">
            <text:p>194496</text:p>
          </table:table-cell>
          <table:table-cell office:value-type="float" office:value="188328" calcext:value-type="float">
            <text:p>188328</text:p>
          </table:table-cell>
          <table:table-cell office:value-type="float" office:value="197712" calcext:value-type="float">
            <text:p>197712</text:p>
          </table:table-cell>
          <table:table-cell office:value-type="float" office:value="12844" calcext:value-type="float">
            <text:p>12844</text:p>
          </table:table-cell>
          <table:table-cell office:value-type="float" office:value="198416" calcext:value-type="float">
            <text:p>198416</text:p>
          </table:table-cell>
          <table:table-cell office:value-type="float" office:value="176572" calcext:value-type="float">
            <text:p>176572</text:p>
          </table:table-cell>
          <table:table-cell office:value-type="float" office:value="128928" calcext:value-type="float">
            <text:p>128928</text:p>
          </table:table-cell>
          <table:table-cell office:value-type="float" office:value="137368" calcext:value-type="float">
            <text:p>137368</text:p>
          </table:table-cell>
          <table:table-cell office:value-type="float" office:value="171012" calcext:value-type="float">
            <text:p>171012</text:p>
          </table:table-cell>
          <table:table-cell office:value-type="float" office:value="196560" calcext:value-type="float">
            <text:p>19656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8000" calcext:value-type="float">
            <text:p>198000</text:p>
          </table:table-cell>
          <table:table-cell office:value-type="float" office:value="175648" calcext:value-type="float">
            <text:p>175648</text:p>
          </table:table-cell>
          <table:table-cell office:value-type="float" office:value="200352" calcext:value-type="float">
            <text:p>200352</text:p>
          </table:table-cell>
          <table:table-cell office:value-type="float" office:value="200872" calcext:value-type="float">
            <text:p>200872</text:p>
          </table:table-cell>
          <table:table-cell office:value-type="float" office:value="197040" calcext:value-type="float">
            <text:p>1970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9712" calcext:value-type="float">
            <text:p>199712</text:p>
          </table:table-cell>
          <table:table-cell office:value-type="float" office:value="192360" calcext:value-type="float">
            <text:p>192360</text:p>
          </table:table-cell>
          <table:table-cell office:value-type="float" office:value="175528" calcext:value-type="float">
            <text:p>175528</text:p>
          </table:table-cell>
          <table:table-cell office:value-type="float" office:value="177652" calcext:value-type="float">
            <text:p>177652</text:p>
          </table:table-cell>
          <table:table-cell office:value-type="float" office:value="200160" calcext:value-type="float">
            <text:p>2001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69212" calcext:value-type="float">
            <text:p>169212</text:p>
          </table:table-cell>
          <table:table-cell office:value-type="float" office:value="175648" calcext:value-type="float">
            <text:p>175648</text:p>
          </table:table-cell>
          <table:table-cell office:value-type="float" office:value="165652" calcext:value-type="float">
            <text:p>165652</text:p>
          </table:table-cell>
          <table:table-cell office:value-type="float" office:value="202280" calcext:value-type="float">
            <text:p>202280</text:p>
          </table:table-cell>
          <table:table-cell office:value-type="float" office:value="199776" calcext:value-type="float">
            <text:p>199776</text:p>
          </table:table-cell>
          <table:table-cell office:value-type="float" office:value="201256" calcext:value-type="float">
            <text:p>201256</text:p>
          </table:table-cell>
          <table:table-cell office:value-type="float" office:value="202320" calcext:value-type="float">
            <text:p>202320</text:p>
          </table:table-cell>
          <table:table-cell office:value-type="float" office:value="171328" calcext:value-type="float">
            <text:p>171328</text:p>
          </table:table-cell>
          <table:table-cell table:number-columns-repeated="3"/>
          <table:table-cell table:formula="of:=AVERAGE([.B4:.AI4])" office:value-type="float" office:value="180959.741935484" calcext:value-type="float">
            <text:p>180959.741935484</text:p>
          </table:table-cell>
          <table:table-cell table:formula="of:=STDEVPA([.B4:.AI4])" office:value-type="float" office:value="35767.9618319359" calcext:value-type="float">
            <text:p>35767.9618319359</text:p>
          </table:table-cell>
          <table:table-cell table:number-columns-repeated="98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96096" calcext:value-type="float">
            <text:p>196096</text:p>
          </table:table-cell>
          <table:table-cell office:value-type="float" office:value="200352" calcext:value-type="float">
            <text:p>200352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8960" calcext:value-type="float">
            <text:p>198960</text:p>
          </table:table-cell>
          <table:table-cell office:value-type="float" office:value="200296" calcext:value-type="float">
            <text:p>200296</text:p>
          </table:table-cell>
          <table:table-cell office:value-type="float" office:value="202508" calcext:value-type="float">
            <text:p>202508</text:p>
          </table:table-cell>
          <table:table-cell office:value-type="float" office:value="196952" calcext:value-type="float">
            <text:p>196952</text:p>
          </table:table-cell>
          <table:table-cell office:value-type="float" office:value="199152" calcext:value-type="float">
            <text:p>199152</text:p>
          </table:table-cell>
          <table:table-cell office:value-type="float" office:value="200588" calcext:value-type="float">
            <text:p>200588</text:p>
          </table:table-cell>
          <table:table-cell office:value-type="float" office:value="201392" calcext:value-type="float">
            <text:p>201392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2392" calcext:value-type="float">
            <text:p>202392</text:p>
          </table:table-cell>
          <table:table-cell office:value-type="float" office:value="202396" calcext:value-type="float">
            <text:p>202396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432" calcext:value-type="float">
            <text:p>201432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0296" calcext:value-type="float">
            <text:p>200296</text:p>
          </table:table-cell>
          <table:table-cell office:value-type="float" office:value="201432" calcext:value-type="float">
            <text:p>201432</text:p>
          </table:table-cell>
          <table:table-cell office:value-type="float" office:value="201336" calcext:value-type="float">
            <text:p>201336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table:number-columns-repeated="2" office:value-type="float" office:value="198272" calcext:value-type="float">
            <text:p>198272</text:p>
          </table:table-cell>
          <table:table-cell office:value-type="float" office:value="201632" calcext:value-type="float">
            <text:p>201632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96" calcext:value-type="float">
            <text:p>200296</text:p>
          </table:table-cell>
          <table:table-cell office:value-type="float" office:value="201296" calcext:value-type="float">
            <text:p>201296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52" calcext:value-type="float">
            <text:p>201352</text:p>
          </table:table-cell>
          <table:table-cell table:number-columns-repeated="3"/>
          <table:table-cell table:formula="of:=AVERAGE([.B5:.AI5])" office:value-type="float" office:value="200493.548387097" calcext:value-type="float">
            <text:p>200493.548387097</text:p>
          </table:table-cell>
          <table:table-cell table:formula="of:=STDEVPA([.B5:.AI5])" office:value-type="float" office:value="1541.70301392407" calcext:value-type="float">
            <text:p>1541.7030139241</text:p>
          </table:table-cell>
          <table:table-cell table:number-columns-repeated="98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2520" calcext:value-type="float">
            <text:p>1825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00" calcext:value-type="float">
            <text:p>200200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7080" calcext:value-type="float">
            <text:p>1970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120" calcext:value-type="float">
            <text:p>200120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00" calcext:value-type="float">
            <text:p>20020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1336" calcext:value-type="float">
            <text:p>201336</text:p>
          </table:table-cell>
          <table:table-cell office:value-type="float" office:value="202240" calcext:value-type="float">
            <text:p>202240</text:p>
          </table:table-cell>
          <table:table-cell office:value-type="float" office:value="201336" calcext:value-type="float">
            <text:p>201336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201240" calcext:value-type="float">
            <text:p>20124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320" calcext:value-type="float">
            <text:p>202320</text:p>
          </table:table-cell>
          <table:table-cell table:number-columns-repeated="3"/>
          <table:table-cell table:formula="of:=AVERAGE([.B6:.AI6])" office:value-type="float" office:value="200153.290322581" calcext:value-type="float">
            <text:p>200153.290322581</text:p>
          </table:table-cell>
          <table:table-cell table:formula="of:=STDEVPA([.B6:.AI6])" office:value-type="float" office:value="3469.68324475572" calcext:value-type="float">
            <text:p>3469.6832447557</text:p>
          </table:table-cell>
          <table:table-cell table:number-columns-repeated="98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1560" calcext:value-type="float">
            <text:p>18156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201200" calcext:value-type="float">
            <text:p>20120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360" calcext:value-type="float">
            <text:p>201360</text:p>
          </table:table-cell>
          <table:table-cell table:number-columns-repeated="2" office:value-type="float" office:value="202280" calcext:value-type="float">
            <text:p>202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1360" calcext:value-type="float">
            <text:p>201360</text:p>
          </table:table-cell>
          <table:table-cell office:value-type="float" office:value="202280" calcext:value-type="float">
            <text:p>202280</text:p>
          </table:table-cell>
          <table:table-cell table:number-columns-repeated="3"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199960" calcext:value-type="float">
            <text:p>199960</text:p>
          </table:table-cell>
          <table:table-cell table:number-columns-repeated="3"/>
          <table:table-cell table:formula="of:=AVERAGE([.B7:.AI7])" office:value-type="float" office:value="200427.096774194" calcext:value-type="float">
            <text:p>200427.096774194</text:p>
          </table:table-cell>
          <table:table-cell table:formula="of:=STDEVPA([.B7:.AI7])" office:value-type="float" office:value="3559.31689128269" calcext:value-type="float">
            <text:p>3559.3168912827</text:p>
          </table:table-cell>
          <table:table-cell table:number-columns-repeated="98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6040" calcext:value-type="float">
            <text:p>1960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160" calcext:value-type="float">
            <text:p>2001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199120" calcext:value-type="float">
            <text:p>1991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200200" calcext:value-type="float">
            <text:p>2002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240" calcext:value-type="float">
            <text:p>20324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2560" calcext:value-type="float">
            <text:p>202560</text:p>
          </table:table-cell>
          <table:table-cell table:number-columns-repeated="3"/>
          <table:table-cell table:formula="of:=AVERAGE([.B8:.AI8])" office:value-type="float" office:value="200940.64516129" calcext:value-type="float">
            <text:p>200940.64516129</text:p>
          </table:table-cell>
          <table:table-cell table:formula="of:=STDEVPA([.B8:.AI8])" office:value-type="float" office:value="1565.62660955322" calcext:value-type="float">
            <text:p>1565.6266095532</text:p>
          </table:table-cell>
          <table:table-cell table:number-columns-repeated="98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240" calcext:value-type="float">
            <text:p>202240</text:p>
          </table:table-cell>
          <table:table-cell office:value-type="float" office:value="203440" calcext:value-type="float">
            <text:p>2034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200" calcext:value-type="float">
            <text:p>201200</text:p>
          </table:table-cell>
          <table:table-cell table:number-columns-repeated="3"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00" calcext:value-type="float">
            <text:p>200200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2200" calcext:value-type="float">
            <text:p>202200</text:p>
          </table:table-cell>
          <table:table-cell office:value-type="float" office:value="203480" calcext:value-type="float">
            <text:p>2034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9:.AI9])" office:value-type="float" office:value="201438.709677419" calcext:value-type="float">
            <text:p>201438.709677419</text:p>
          </table:table-cell>
          <table:table-cell table:formula="of:=STDEVPA([.B9:.AI9])" office:value-type="float" office:value="1255.55216470422" calcext:value-type="float">
            <text:p>1255.5521647042</text:p>
          </table:table-cell>
          <table:table-cell table:number-columns-repeated="98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400" calcext:value-type="float">
            <text:p>2024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400" calcext:value-type="float">
            <text:p>2024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60" calcext:value-type="float">
            <text:p>201360</text:p>
          </table:table-cell>
          <table:table-cell office:value-type="float" office:value="202280" calcext:value-type="float">
            <text:p>20228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440" calcext:value-type="float">
            <text:p>2024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280" calcext:value-type="float">
            <text:p>202280</text:p>
          </table:table-cell>
          <table:table-cell table:number-columns-repeated="3"/>
          <table:table-cell table:formula="of:=AVERAGE([.B10:.AI10])" office:value-type="float" office:value="201058.064516129" calcext:value-type="float">
            <text:p>201058.064516129</text:p>
          </table:table-cell>
          <table:table-cell table:formula="of:=STDEVPA([.B10:.AI10])" office:value-type="float" office:value="1493.61959002573" calcext:value-type="float">
            <text:p>1493.6195900257</text:p>
          </table:table-cell>
          <table:table-cell table:number-columns-repeated="98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160" calcext:value-type="float">
            <text:p>202160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000" calcext:value-type="float">
            <text:p>201000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199800" calcext:value-type="float">
            <text:p>1998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40" calcext:value-type="float">
            <text:p>200240</text:p>
          </table:table-cell>
          <table:table-cell table:number-columns-repeated="3" office:value-type="float" office:value="201280" calcext:value-type="float">
            <text:p>20128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table:number-columns-repeated="3"/>
          <table:table-cell table:formula="of:=AVERAGE([.B11:.AI11])" office:value-type="float" office:value="201024.516129032" calcext:value-type="float">
            <text:p>201024.516129032</text:p>
          </table:table-cell>
          <table:table-cell table:formula="of:=STDEVPA([.B11:.AI11])" office:value-type="float" office:value="1053.29847103976" calcext:value-type="float">
            <text:p>1053.2984710398</text:p>
          </table:table-cell>
          <table:table-cell table:number-columns-repeated="98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3360" calcext:value-type="float">
            <text:p>20336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080" calcext:value-type="float">
            <text:p>2000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9160" calcext:value-type="float">
            <text:p>199160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440" calcext:value-type="float">
            <text:p>2014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201240" calcext:value-type="float">
            <text:p>201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560" calcext:value-type="float">
            <text:p>2015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760" calcext:value-type="float">
            <text:p>2027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table:number-columns-repeated="3" office:value-type="float" office:value="202320" calcext:value-type="float">
            <text:p>20232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12:.AI12])" office:value-type="float" office:value="201233.548387097" calcext:value-type="float">
            <text:p>201233.548387097</text:p>
          </table:table-cell>
          <table:table-cell table:formula="of:=STDEVPA([.B12:.AI12])" office:value-type="float" office:value="1263.97618492034" calcext:value-type="float">
            <text:p>1263.9761849204</text:p>
          </table:table-cell>
          <table:table-cell table:number-columns-repeated="98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1200" calcext:value-type="float">
            <text:p>20120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2480" calcext:value-type="float">
            <text:p>202480</text:p>
          </table:table-cell>
          <table:table-cell table:number-columns-repeated="2" office:value-type="float" office:value="199240" calcext:value-type="float">
            <text:p>19924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0080" calcext:value-type="float">
            <text:p>2000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360" calcext:value-type="float">
            <text:p>203360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040" calcext:value-type="float">
            <text:p>20104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20" calcext:value-type="float">
            <text:p>203320</text:p>
          </table:table-cell>
          <table:table-cell table:number-columns-repeated="3"/>
          <table:table-cell table:formula="of:=AVERAGE([.B13:.AI13])" office:value-type="float" office:value="201042.580645161" calcext:value-type="float">
            <text:p>201042.580645161</text:p>
          </table:table-cell>
          <table:table-cell table:formula="of:=STDEVPA([.B13:.AI13])" office:value-type="float" office:value="1400.38466545385" calcext:value-type="float">
            <text:p>1400.3846654539</text:p>
          </table:table-cell>
          <table:table-cell table:number-columns-repeated="98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2400" calcext:value-type="float">
            <text:p>2024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6120" calcext:value-type="float">
            <text:p>196120</text:p>
          </table:table-cell>
          <table:table-cell office:value-type="float" office:value="202480" calcext:value-type="float">
            <text:p>2024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040" calcext:value-type="float">
            <text:p>2010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198440" calcext:value-type="float">
            <text:p>1984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200" calcext:value-type="float">
            <text:p>200200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320" calcext:value-type="float">
            <text:p>201320</text:p>
          </table:table-cell>
          <table:table-cell table:number-columns-repeated="3"/>
          <table:table-cell table:formula="of:=AVERAGE([.B14:.AI14])" office:value-type="float" office:value="201094.193548387" calcext:value-type="float">
            <text:p>201094.193548387</text:p>
          </table:table-cell>
          <table:table-cell table:formula="of:=STDEVPA([.B14:.AI14])" office:value-type="float" office:value="1448.23980858979" calcext:value-type="float">
            <text:p>1448.2398085898</text:p>
          </table:table-cell>
          <table:table-cell table:number-columns-repeated="98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200200" calcext:value-type="float">
            <text:p>200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0480" calcext:value-type="float">
            <text:p>2004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3400" calcext:value-type="float">
            <text:p>203400</text:p>
          </table:table-cell>
          <table:table-cell table:number-columns-repeated="3" office:value-type="float" office:value="202360" calcext:value-type="float">
            <text:p>202360</text:p>
          </table:table-cell>
          <table:table-cell table:number-columns-repeated="2" office:value-type="float" office:value="203360" calcext:value-type="float">
            <text:p>203360</text:p>
          </table:table-cell>
          <table:table-cell table:number-columns-repeated="3"/>
          <table:table-cell table:formula="of:=AVERAGE([.B15:.AI15])" office:value-type="float" office:value="201295.483870968" calcext:value-type="float">
            <text:p>201295.483870968</text:p>
          </table:table-cell>
          <table:table-cell table:formula="of:=STDEVPA([.B15:.AI15])" office:value-type="float" office:value="1352.87230570601" calcext:value-type="float">
            <text:p>1352.872305706</text:p>
          </table:table-cell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8160" calcext:value-type="float">
            <text:p>198160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199280" calcext:value-type="float">
            <text:p>199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3360" calcext:value-type="float">
            <text:p>2033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120" calcext:value-type="float">
            <text:p>2011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201280" calcext:value-type="float">
            <text:p>201280</text:p>
          </table:table-cell>
          <table:table-cell table:number-columns-repeated="3"/>
          <table:table-cell table:formula="of:=AVERAGE([.B16:.AI16])" office:value-type="float" office:value="200650.322580645" calcext:value-type="float">
            <text:p>200650.322580645</text:p>
          </table:table-cell>
          <table:table-cell table:formula="of:=STDEVPA([.B16:.AI16])" office:value-type="float" office:value="1361.66758264238" calcext:value-type="float">
            <text:p>1361.6675826424</text:p>
          </table:table-cell>
          <table:table-cell table:number-columns-repeated="98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440" calcext:value-type="float">
            <text:p>2014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17:.AI17])" office:value-type="float" office:value="201287.741935484" calcext:value-type="float">
            <text:p>201287.741935484</text:p>
          </table:table-cell>
          <table:table-cell table:formula="of:=STDEVPA([.B17:.AI17])" office:value-type="float" office:value="1455.66459642106" calcext:value-type="float">
            <text:p>1455.6645964211</text:p>
          </table:table-cell>
          <table:table-cell table:number-columns-repeated="98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60" calcext:value-type="float">
            <text:p>20236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80" calcext:value-type="float">
            <text:p>20028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880" calcext:value-type="float">
            <text:p>20188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table:number-columns-repeated="3"/>
          <table:table-cell table:formula="of:=AVERAGE([.B18:.AI18])" office:value-type="float" office:value="201219.35483871" calcext:value-type="float">
            <text:p>201219.35483871</text:p>
          </table:table-cell>
          <table:table-cell table:formula="of:=STDEVPA([.B18:.AI18])" office:value-type="float" office:value="1151.9350773705" calcext:value-type="float">
            <text:p>1151.9350773705</text:p>
          </table:table-cell>
          <table:table-cell table:number-columns-repeated="98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280" calcext:value-type="float">
            <text:p>202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720" calcext:value-type="float">
            <text:p>2017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9760" calcext:value-type="float">
            <text:p>1997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table:number-columns-repeated="3"/>
          <table:table-cell table:formula="of:=AVERAGE([.B19:.AI19])" office:value-type="float" office:value="200541.935483871" calcext:value-type="float">
            <text:p>200541.935483871</text:p>
          </table:table-cell>
          <table:table-cell table:formula="of:=STDEVPA([.B19:.AI19])" office:value-type="float" office:value="1510.76442807209" calcext:value-type="float">
            <text:p>1510.7644280721</text:p>
          </table:table-cell>
          <table:table-cell table:number-columns-repeated="98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7120" calcext:value-type="float">
            <text:p>197120</text:p>
          </table:table-cell>
          <table:table-cell office:value-type="float" office:value="194920" calcext:value-type="float">
            <text:p>194920</text:p>
          </table:table-cell>
          <table:table-cell office:value-type="float" office:value="198160" calcext:value-type="float">
            <text:p>19816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160" calcext:value-type="float">
            <text:p>2001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199680" calcext:value-type="float">
            <text:p>19968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760" calcext:value-type="float">
            <text:p>201760</text:p>
          </table:table-cell>
          <table:table-cell office:value-type="float" office:value="200280" calcext:value-type="float">
            <text:p>20028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20:.AI20])" office:value-type="float" office:value="200554.838709677" calcext:value-type="float">
            <text:p>200554.838709677</text:p>
          </table:table-cell>
          <table:table-cell table:formula="of:=STDEVPA([.B20:.AI20])" office:value-type="float" office:value="1791.81629056852" calcext:value-type="float">
            <text:p>1791.8162905685</text:p>
          </table:table-cell>
          <table:table-cell table:number-columns-repeated="98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400" calcext:value-type="float">
            <text:p>20040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6120" calcext:value-type="float">
            <text:p>1961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8240" calcext:value-type="float">
            <text:p>198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table:number-columns-repeated="2" office:value-type="float" office:value="201240" calcext:value-type="float">
            <text:p>20124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0800" calcext:value-type="float">
            <text:p>2008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920" calcext:value-type="float">
            <text:p>201920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1280" calcext:value-type="float">
            <text:p>201280</text:p>
          </table:table-cell>
          <table:table-cell table:number-columns-repeated="3"/>
          <table:table-cell table:formula="of:=AVERAGE([.B21:.AI21])" office:value-type="float" office:value="200695.483870968" calcext:value-type="float">
            <text:p>200695.483870968</text:p>
          </table:table-cell>
          <table:table-cell table:formula="of:=STDEVPA([.B21:.AI21])" office:value-type="float" office:value="1532.50130497166" calcext:value-type="float">
            <text:p>1532.5013049717</text:p>
          </table:table-cell>
          <table:table-cell table:number-columns-repeated="98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280" calcext:value-type="float">
            <text:p>20228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2280" calcext:value-type="float">
            <text:p>202280</text:p>
          </table:table-cell>
          <table:table-cell table:number-columns-repeated="3"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720" calcext:value-type="float">
            <text:p>2027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160" calcext:value-type="float">
            <text:p>2001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22:.AI22])" office:value-type="float" office:value="201476.129032258" calcext:value-type="float">
            <text:p>201476.129032258</text:p>
          </table:table-cell>
          <table:table-cell table:formula="of:=STDEVPA([.B22:.AI22])" office:value-type="float" office:value="1144.49503562771" calcext:value-type="float">
            <text:p>1144.4950356277</text:p>
          </table:table-cell>
          <table:table-cell table:number-columns-repeated="98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5680" calcext:value-type="float">
            <text:p>1956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320" calcext:value-type="float">
            <text:p>200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4440" calcext:value-type="float">
            <text:p>204440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201280" calcext:value-type="float">
            <text:p>201280</text:p>
          </table:table-cell>
          <table:table-cell table:number-columns-repeated="3"/>
          <table:table-cell table:formula="of:=AVERAGE([.B23:.AI23])" office:value-type="float" office:value="201117.419354839" calcext:value-type="float">
            <text:p>201117.419354839</text:p>
          </table:table-cell>
          <table:table-cell table:formula="of:=STDEVPA([.B23:.AI23])" office:value-type="float" office:value="1832.69054414354" calcext:value-type="float">
            <text:p>1832.6905441435</text:p>
          </table:table-cell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28" calcext:value-type="float">
            <text:p>20022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920" calcext:value-type="float">
            <text:p>2009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9960" calcext:value-type="float">
            <text:p>199960</text:p>
          </table:table-cell>
          <table:table-cell office:value-type="float" office:value="197520" calcext:value-type="float">
            <text:p>1975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196080" calcext:value-type="float">
            <text:p>1960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table:number-columns-repeated="3"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24:.AI24])" office:value-type="float" office:value="201149.290322581" calcext:value-type="float">
            <text:p>201149.290322581</text:p>
          </table:table-cell>
          <table:table-cell table:formula="of:=STDEVPA([.B24:.AI24])" office:value-type="float" office:value="1582.12054908652" calcext:value-type="float">
            <text:p>1582.1205490865</text:p>
          </table:table-cell>
          <table:table-cell table:number-columns-repeated="98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348" calcext:value-type="float">
            <text:p>201348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9120" calcext:value-type="float">
            <text:p>199120</text:p>
          </table:table-cell>
          <table:table-cell office:value-type="float" office:value="200520" calcext:value-type="float">
            <text:p>2005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760" calcext:value-type="float">
            <text:p>201760</text:p>
          </table:table-cell>
          <table:table-cell office:value-type="float" office:value="203400" calcext:value-type="float">
            <text:p>203400</text:p>
          </table:table-cell>
          <table:table-cell office:value-type="float" office:value="199680" calcext:value-type="float">
            <text:p>1996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040" calcext:value-type="float">
            <text:p>2010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4440" calcext:value-type="float">
            <text:p>204440</text:p>
          </table:table-cell>
          <table:table-cell office:value-type="float" office:value="202360" calcext:value-type="float">
            <text:p>202360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360" calcext:value-type="float">
            <text:p>203360</text:p>
          </table:table-cell>
          <table:table-cell table:number-columns-repeated="3"/>
          <table:table-cell table:formula="of:=AVERAGE([.B25:.AI25])" office:value-type="float" office:value="201271.870967742" calcext:value-type="float">
            <text:p>201271.870967742</text:p>
          </table:table-cell>
          <table:table-cell table:formula="of:=STDEVPA([.B25:.AI25])" office:value-type="float" office:value="1430.17453800476" calcext:value-type="float">
            <text:p>1430.1745380048</text:p>
          </table:table-cell>
          <table:table-cell table:number-columns-repeated="98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280" calcext:value-type="float">
            <text:p>199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800" calcext:value-type="float">
            <text:p>2008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920" calcext:value-type="float">
            <text:p>2029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480" calcext:value-type="float">
            <text:p>1994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26:.AI26])" office:value-type="float" office:value="201039.612903226" calcext:value-type="float">
            <text:p>201039.612903226</text:p>
          </table:table-cell>
          <table:table-cell table:formula="of:=STDEVPA([.B26:.AI26])" office:value-type="float" office:value="1134.83009037787" calcext:value-type="float">
            <text:p>1134.8300903779</text:p>
          </table:table-cell>
          <table:table-cell table:number-columns-repeated="98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1280" calcext:value-type="float">
            <text:p>201280</text:p>
          </table:table-cell>
          <table:table-cell office:value-type="float" office:value="73388" calcext:value-type="float">
            <text:p>73388</text:p>
          </table:table-cell>
          <table:table-cell office:value-type="float" office:value="198160" calcext:value-type="float">
            <text:p>198160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308" calcext:value-type="float">
            <text:p>20030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8640" calcext:value-type="float">
            <text:p>1986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48" calcext:value-type="float">
            <text:p>202348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760" calcext:value-type="float">
            <text:p>1987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28" calcext:value-type="float">
            <text:p>19922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1240" calcext:value-type="float">
            <text:p>20124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table:number-columns-repeated="3"/>
          <table:table-cell table:formula="of:=AVERAGE([.B27:.AI27])" office:value-type="float" office:value="196973.548387097" calcext:value-type="float">
            <text:p>196973.548387097</text:p>
          </table:table-cell>
          <table:table-cell table:formula="of:=STDEVPA([.B27:.AI27])" office:value-type="float" office:value="22602.5390449816" calcext:value-type="float">
            <text:p>22602.5390449816</text:p>
          </table:table-cell>
          <table:table-cell table:number-columns-repeated="98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195040" calcext:value-type="float">
            <text:p>1950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0268" calcext:value-type="float">
            <text:p>200268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800" calcext:value-type="float">
            <text:p>2008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89880" calcext:value-type="float">
            <text:p>18988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7600" calcext:value-type="float">
            <text:p>1976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28" calcext:value-type="float">
            <text:p>199228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3360" calcext:value-type="float">
            <text:p>203360</text:p>
          </table:table-cell>
          <table:table-cell table:number-columns-repeated="3"/>
          <table:table-cell table:formula="of:=AVERAGE([.B28:.AI28])" office:value-type="float" office:value="194193.806451613" calcext:value-type="float">
            <text:p>194193.806451613</text:p>
          </table:table-cell>
          <table:table-cell table:formula="of:=STDEVPA([.B28:.AI28])" office:value-type="float" office:value="34679.6003971279" calcext:value-type="float">
            <text:p>34679.6003971279</text:p>
          </table:table-cell>
          <table:table-cell table:number-columns-repeated="98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48" calcext:value-type="float">
            <text:p>4748</text:p>
          </table:table-cell>
          <table:table-cell office:value-type="float" office:value="197160" calcext:value-type="float">
            <text:p>197160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199228" calcext:value-type="float">
            <text:p>199228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48" calcext:value-type="float">
            <text:p>2023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228" calcext:value-type="float">
            <text:p>199228</text:p>
          </table:table-cell>
          <table:table-cell office:value-type="float" office:value="201308" calcext:value-type="float">
            <text:p>201308</text:p>
          </table:table-cell>
          <table:table-cell office:value-type="float" office:value="199188" calcext:value-type="float">
            <text:p>199188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table:number-columns-repeated="3"/>
          <table:table-cell table:formula="of:=AVERAGE([.B29:.AI29])" office:value-type="float" office:value="194588.774193548" calcext:value-type="float">
            <text:p>194588.774193548</text:p>
          </table:table-cell>
          <table:table-cell table:formula="of:=STDEVPA([.B29:.AI29])" office:value-type="float" office:value="34688.4784578858" calcext:value-type="float">
            <text:p>34688.4784578858</text:p>
          </table:table-cell>
          <table:table-cell table:number-columns-repeated="98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6120" calcext:value-type="float">
            <text:p>1961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38068" calcext:value-type="float">
            <text:p>3806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3320" calcext:value-type="float">
            <text:p>203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4400" calcext:value-type="float">
            <text:p>20440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7628" calcext:value-type="float">
            <text:p>27628</text:p>
          </table:table-cell>
          <table:table-cell office:value-type="float" office:value="200308" calcext:value-type="float">
            <text:p>200308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17108" calcext:value-type="float">
            <text:p>11710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42068" calcext:value-type="float">
            <text:p>142068</text:p>
          </table:table-cell>
          <table:table-cell office:value-type="float" office:value="203360" calcext:value-type="float">
            <text:p>20336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30:.AI30])" office:value-type="float" office:value="179401.290322581" calcext:value-type="float">
            <text:p>179401.290322581</text:p>
          </table:table-cell>
          <table:table-cell table:formula="of:=STDEVPA([.B30:.AI30])" office:value-type="float" office:value="54247.7297126823" calcext:value-type="float">
            <text:p>54247.7297126823</text:p>
          </table:table-cell>
          <table:table-cell table:number-columns-repeated="98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98160" calcext:value-type="float">
            <text:p>198160</text:p>
          </table:table-cell>
          <table:table-cell office:value-type="float" office:value="4748" calcext:value-type="float">
            <text:p>4748</text:p>
          </table:table-cell>
          <table:table-cell office:value-type="float" office:value="197108" calcext:value-type="float">
            <text:p>19710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4748" calcext:value-type="float">
            <text:p>4748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88" calcext:value-type="float">
            <text:p>202388</text:p>
          </table:table-cell>
          <table:table-cell office:value-type="float" office:value="35988" calcext:value-type="float">
            <text:p>3598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68" calcext:value-type="float">
            <text:p>200268</text:p>
          </table:table-cell>
          <table:table-cell office:value-type="float" office:value="4748" calcext:value-type="float">
            <text:p>4748</text:p>
          </table:table-cell>
          <table:table-cell office:value-type="float" office:value="200268" calcext:value-type="float">
            <text:p>200268</text:p>
          </table:table-cell>
          <table:table-cell office:value-type="float" office:value="199108" calcext:value-type="float">
            <text:p>19910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000" calcext:value-type="float">
            <text:p>20100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48" calcext:value-type="float">
            <text:p>4748</text:p>
          </table:table-cell>
          <table:table-cell office:value-type="float" office:value="197148" calcext:value-type="float">
            <text:p>197148</text:p>
          </table:table-cell>
          <table:table-cell office:value-type="float" office:value="201308" calcext:value-type="float">
            <text:p>201308</text:p>
          </table:table-cell>
          <table:table-cell office:value-type="float" office:value="4748" calcext:value-type="float">
            <text:p>4748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table:number-columns-repeated="3"/>
          <table:table-cell table:formula="of:=AVERAGE([.B31:.AI31])" office:value-type="float" office:value="163722.322580645" calcext:value-type="float">
            <text:p>163722.322580645</text:p>
          </table:table-cell>
          <table:table-cell table:formula="of:=STDEVPA([.B31:.AI31])" office:value-type="float" office:value="75518.7922796691" calcext:value-type="float">
            <text:p>75518.7922796691</text:p>
          </table:table-cell>
          <table:table-cell table:number-columns-repeated="98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2360" calcext:value-type="float">
            <text:p>202360</text:p>
          </table:table-cell>
          <table:table-cell office:value-type="float" office:value="4748" calcext:value-type="float">
            <text:p>4748</text:p>
          </table:table-cell>
          <table:table-cell office:value-type="float" office:value="197188" calcext:value-type="float">
            <text:p>19718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4788" calcext:value-type="float">
            <text:p>4788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88" calcext:value-type="float">
            <text:p>202388</text:p>
          </table:table-cell>
          <table:table-cell office:value-type="float" office:value="193000" calcext:value-type="float">
            <text:p>193000</text:p>
          </table:table-cell>
          <table:table-cell office:value-type="float" office:value="122308" calcext:value-type="float">
            <text:p>122308</text:p>
          </table:table-cell>
          <table:table-cell office:value-type="float" office:value="4748" calcext:value-type="float">
            <text:p>474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4828" calcext:value-type="float">
            <text:p>4828</text:p>
          </table:table-cell>
          <table:table-cell office:value-type="float" office:value="153508" calcext:value-type="float">
            <text:p>153508</text:p>
          </table:table-cell>
          <table:table-cell office:value-type="float" office:value="201428" calcext:value-type="float">
            <text:p>20142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640" calcext:value-type="float">
            <text:p>2026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88" calcext:value-type="float">
            <text:p>4788</text:p>
          </table:table-cell>
          <table:table-cell office:value-type="float" office:value="198228" calcext:value-type="float">
            <text:p>198228</text:p>
          </table:table-cell>
          <table:table-cell office:value-type="float" office:value="201308" calcext:value-type="float">
            <text:p>201308</text:p>
          </table:table-cell>
          <table:table-cell office:value-type="float" office:value="4348" calcext:value-type="float">
            <text:p>43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0800" calcext:value-type="float">
            <text:p>200800</text:p>
          </table:table-cell>
          <table:table-cell office:value-type="float" office:value="202320" calcext:value-type="float">
            <text:p>202320</text:p>
          </table:table-cell>
          <table:table-cell table:number-columns-repeated="3"/>
          <table:table-cell table:formula="of:=AVERAGE([.B32:.AI32])" office:value-type="float" office:value="158487.870967742" calcext:value-type="float">
            <text:p>158487.870967742</text:p>
          </table:table-cell>
          <table:table-cell table:formula="of:=STDEVPA([.B32:.AI32])" office:value-type="float" office:value="76987.312627028" calcext:value-type="float">
            <text:p>76987.312627028</text:p>
          </table:table-cell>
          <table:table-cell table:number-columns-repeated="98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99200" calcext:value-type="float">
            <text:p>199200</text:p>
          </table:table-cell>
          <table:table-cell office:value-type="float" office:value="110896" calcext:value-type="float">
            <text:p>110896</text:p>
          </table:table-cell>
          <table:table-cell office:value-type="float" office:value="200268" calcext:value-type="float">
            <text:p>200268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7120" calcext:value-type="float">
            <text:p>197120</text:p>
          </table:table-cell>
          <table:table-cell office:value-type="float" office:value="4748" calcext:value-type="float">
            <text:p>47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48" calcext:value-type="float">
            <text:p>202348</text:p>
          </table:table-cell>
          <table:table-cell office:value-type="float" office:value="199640" calcext:value-type="float">
            <text:p>199640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80" calcext:value-type="float">
            <text:p>200280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67188" calcext:value-type="float">
            <text:p>6718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68" calcext:value-type="float">
            <text:p>200268</text:p>
          </table:table-cell>
          <table:table-cell office:value-type="float" office:value="4748" calcext:value-type="float">
            <text:p>4748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1348" calcext:value-type="float">
            <text:p>201348</text:p>
          </table:table-cell>
          <table:table-cell office:value-type="float" office:value="5188" calcext:value-type="float">
            <text:p>518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880" calcext:value-type="float">
            <text:p>201880</text:p>
          </table:table-cell>
          <table:table-cell office:value-type="float" office:value="202840" calcext:value-type="float">
            <text:p>20284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33:.AI33])" office:value-type="float" office:value="149330.967741935" calcext:value-type="float">
            <text:p>149330.967741935</text:p>
          </table:table-cell>
          <table:table-cell table:formula="of:=STDEVPA([.B33:.AI33])" office:value-type="float" office:value="82841.3900599421" calcext:value-type="float">
            <text:p>82841.3900599421</text:p>
          </table:table-cell>
          <table:table-cell table:number-columns-repeated="98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29548" calcext:value-type="float">
            <text:p>1295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4748" calcext:value-type="float">
            <text:p>4748</text:p>
          </table:table-cell>
          <table:table-cell office:value-type="float" office:value="199240" calcext:value-type="float">
            <text:p>19924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9948" calcext:value-type="float">
            <text:p>9948</text:p>
          </table:table-cell>
          <table:table-cell office:value-type="float" office:value="201920" calcext:value-type="float">
            <text:p>201920</text:p>
          </table:table-cell>
          <table:table-cell table:number-columns-repeated="2" office:value-type="float" office:value="4788" calcext:value-type="float">
            <text:p>4788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68" calcext:value-type="float">
            <text:p>200268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68" calcext:value-type="float">
            <text:p>200268</text:p>
          </table:table-cell>
          <table:table-cell office:value-type="float" office:value="4788" calcext:value-type="float">
            <text:p>4788</text:p>
          </table:table-cell>
          <table:table-cell office:value-type="float" office:value="50508" calcext:value-type="float">
            <text:p>50508</text:p>
          </table:table-cell>
          <table:table-cell office:value-type="float" office:value="188828" calcext:value-type="float">
            <text:p>188828</text:p>
          </table:table-cell>
          <table:table-cell office:value-type="float" office:value="4748" calcext:value-type="float">
            <text:p>47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760" calcext:value-type="float">
            <text:p>2017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table:number-columns-repeated="3"/>
          <table:table-cell table:formula="of:=AVERAGE([.B34:.AI34])" office:value-type="float" office:value="136695.225806452" calcext:value-type="float">
            <text:p>136695.225806452</text:p>
          </table:table-cell>
          <table:table-cell table:formula="of:=STDEVPA([.B34:.AI34])" office:value-type="float" office:value="88772.4055842077" calcext:value-type="float">
            <text:p>88772.4055842077</text:p>
          </table:table-cell>
          <table:table-cell table:number-columns-repeated="98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96960" calcext:value-type="float">
            <text:p>196960</text:p>
          </table:table-cell>
          <table:table-cell office:value-type="float" office:value="198328" calcext:value-type="float">
            <text:p>198328</text:p>
          </table:table-cell>
          <table:table-cell office:value-type="float" office:value="4816" calcext:value-type="float">
            <text:p>4816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199200" calcext:value-type="float">
            <text:p>19920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203400" calcext:value-type="float">
            <text:p>203400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59776" calcext:value-type="float">
            <text:p>159776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308" calcext:value-type="float">
            <text:p>200308</text:p>
          </table:table-cell>
          <table:table-cell table:number-columns-repeated="3" office:value-type="float" office:value="4788" calcext:value-type="float">
            <text:p>4788</text:p>
          </table:table-cell>
          <table:table-cell office:value-type="float" office:value="43296" calcext:value-type="float">
            <text:p>43296</text:p>
          </table:table-cell>
          <table:table-cell office:value-type="float" office:value="202200" calcext:value-type="float">
            <text:p>20220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520" calcext:value-type="float">
            <text:p>200520</text:p>
          </table:table-cell>
          <table:table-cell table:number-columns-repeated="3"/>
          <table:table-cell table:formula="of:=AVERAGE([.B35:.AI35])" office:value-type="float" office:value="131240.516129032" calcext:value-type="float">
            <text:p>131240.516129032</text:p>
          </table:table-cell>
          <table:table-cell table:formula="of:=STDEVPA([.B35:.AI35])" office:value-type="float" office:value="91721.2882356358" calcext:value-type="float">
            <text:p>91721.2882356358</text:p>
          </table:table-cell>
          <table:table-cell table:number-columns-repeated="98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83800" calcext:value-type="float">
            <text:p>183800</text:p>
          </table:table-cell>
          <table:table-cell office:value-type="float" office:value="203320" calcext:value-type="float">
            <text:p>203320</text:p>
          </table:table-cell>
          <table:table-cell office:value-type="float" office:value="4776" calcext:value-type="float">
            <text:p>4776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7080" calcext:value-type="float">
            <text:p>197080</text:p>
          </table:table-cell>
          <table:table-cell office:value-type="float" office:value="4748" calcext:value-type="float">
            <text:p>4748</text:p>
          </table:table-cell>
          <table:table-cell office:value-type="float" office:value="192720" calcext:value-type="float">
            <text:p>1927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48" calcext:value-type="float">
            <text:p>4748</text:p>
          </table:table-cell>
          <table:table-cell office:value-type="float" office:value="199200" calcext:value-type="float">
            <text:p>199200</text:p>
          </table:table-cell>
          <table:table-cell office:value-type="float" office:value="4748" calcext:value-type="float">
            <text:p>4748</text:p>
          </table:table-cell>
          <table:table-cell office:value-type="float" office:value="4388" calcext:value-type="float">
            <text:p>438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8148" calcext:value-type="float">
            <text:p>198148</text:p>
          </table:table-cell>
          <table:table-cell office:value-type="float" office:value="42228" calcext:value-type="float">
            <text:p>42228</text:p>
          </table:table-cell>
          <table:table-cell table:number-columns-repeated="3" office:value-type="float" office:value="4748" calcext:value-type="float">
            <text:p>474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360" calcext:value-type="float">
            <text:p>200360</text:p>
          </table:table-cell>
          <table:table-cell office:value-type="float" office:value="202400" calcext:value-type="float">
            <text:p>2024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120" calcext:value-type="float">
            <text:p>203120</text:p>
          </table:table-cell>
          <table:table-cell table:number-columns-repeated="3"/>
          <table:table-cell table:formula="of:=AVERAGE([.B36:.AI36])" office:value-type="float" office:value="131535.612903226" calcext:value-type="float">
            <text:p>131535.612903226</text:p>
          </table:table-cell>
          <table:table-cell table:formula="of:=STDEVPA([.B36:.AI36])" office:value-type="float" office:value="91813.4652650644" calcext:value-type="float">
            <text:p>91813.4652650644</text:p>
          </table:table-cell>
          <table:table-cell table:number-columns-repeated="98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4816" calcext:value-type="float">
            <text:p>4816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40" calcext:value-type="float">
            <text:p>199240</text:p>
          </table:table-cell>
          <table:table-cell office:value-type="float" office:value="132696" calcext:value-type="float">
            <text:p>132696</text:p>
          </table:table-cell>
          <table:table-cell office:value-type="float" office:value="201560" calcext:value-type="float">
            <text:p>20156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88" calcext:value-type="float">
            <text:p>4788</text:p>
          </table:table-cell>
          <table:table-cell office:value-type="float" office:value="201308" calcext:value-type="float">
            <text:p>201308</text:p>
          </table:table-cell>
          <table:table-cell office:value-type="float" office:value="4788" calcext:value-type="float">
            <text:p>4788</text:p>
          </table:table-cell>
          <table:table-cell office:value-type="float" office:value="5148" calcext:value-type="float">
            <text:p>5148</text:p>
          </table:table-cell>
          <table:table-cell office:value-type="float" office:value="200308" calcext:value-type="float">
            <text:p>200308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48" calcext:value-type="float">
            <text:p>201348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40" calcext:value-type="float">
            <text:p>200240</text:p>
          </table:table-cell>
          <table:table-cell table:number-columns-repeated="3"/>
          <table:table-cell table:formula="of:=AVERAGE([.B37:.AI37])" office:value-type="float" office:value="135479.870967742" calcext:value-type="float">
            <text:p>135479.870967742</text:p>
          </table:table-cell>
          <table:table-cell table:formula="of:=STDEVPA([.B37:.AI37])" office:value-type="float" office:value="90964.8393440376" calcext:value-type="float">
            <text:p>90964.8393440376</text:p>
          </table:table-cell>
          <table:table-cell table:number-columns-repeated="98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48" calcext:value-type="float">
            <text:p>4748</text:p>
          </table:table-cell>
          <table:table-cell office:value-type="float" office:value="197120" calcext:value-type="float">
            <text:p>1971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7224" calcext:value-type="float">
            <text:p>197224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48" calcext:value-type="float">
            <text:p>4748</text:p>
          </table:table-cell>
          <table:table-cell office:value-type="float" office:value="202388" calcext:value-type="float">
            <text:p>202388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202348" calcext:value-type="float">
            <text:p>202348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9288" calcext:value-type="float">
            <text:p>199288</text:p>
          </table:table-cell>
          <table:table-cell office:value-type="float" office:value="41216" calcext:value-type="float">
            <text:p>41216</text:p>
          </table:table-cell>
          <table:table-cell office:value-type="float" office:value="4748" calcext:value-type="float">
            <text:p>4748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68" calcext:value-type="float">
            <text:p>199268</text:p>
          </table:table-cell>
          <table:table-cell office:value-type="float" office:value="4776" calcext:value-type="float">
            <text:p>4776</text:p>
          </table:table-cell>
          <table:table-cell office:value-type="float" office:value="62408" calcext:value-type="float">
            <text:p>62408</text:p>
          </table:table-cell>
          <table:table-cell table:number-columns-repeated="2" office:value-type="float" office:value="4788" calcext:value-type="float">
            <text:p>4788</text:p>
          </table:table-cell>
          <table:table-cell office:value-type="float" office:value="203256" calcext:value-type="float">
            <text:p>203256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48" calcext:value-type="float">
            <text:p>202348</text:p>
          </table:table-cell>
          <table:table-cell table:number-columns-repeated="2" office:value-type="float" office:value="202360" calcext:value-type="float">
            <text:p>202360</text:p>
          </table:table-cell>
          <table:table-cell table:number-columns-repeated="3"/>
          <table:table-cell table:formula="of:=AVERAGE([.B38:.AI38])" office:value-type="float" office:value="140540.129032258" calcext:value-type="float">
            <text:p>140540.129032258</text:p>
          </table:table-cell>
          <table:table-cell table:formula="of:=STDEVPA([.B38:.AI38])" office:value-type="float" office:value="87906.8419370085" calcext:value-type="float">
            <text:p>87906.8419370085</text:p>
          </table:table-cell>
          <table:table-cell table:number-columns-repeated="98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97080" calcext:value-type="float">
            <text:p>197080</text:p>
          </table:table-cell>
          <table:table-cell office:value-type="float" office:value="196040" calcext:value-type="float">
            <text:p>196040</text:p>
          </table:table-cell>
          <table:table-cell office:value-type="float" office:value="57804" calcext:value-type="float">
            <text:p>57804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7160" calcext:value-type="float">
            <text:p>1971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48" calcext:value-type="float">
            <text:p>4748</text:p>
          </table:table-cell>
          <table:table-cell office:value-type="float" office:value="201376" calcext:value-type="float">
            <text:p>201376</text:p>
          </table:table-cell>
          <table:table-cell office:value-type="float" office:value="54696" calcext:value-type="float">
            <text:p>54696</text:p>
          </table:table-cell>
          <table:table-cell office:value-type="float" office:value="141372" calcext:value-type="float">
            <text:p>141372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10376" calcext:value-type="float">
            <text:p>110376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2320" calcext:value-type="float">
            <text:p>202320</text:p>
          </table:table-cell>
          <table:table-cell office:value-type="float" office:value="68188" calcext:value-type="float">
            <text:p>68188</text:p>
          </table:table-cell>
          <table:table-cell office:value-type="float" office:value="4816" calcext:value-type="float">
            <text:p>4816</text:p>
          </table:table-cell>
          <table:table-cell office:value-type="float" office:value="194404" calcext:value-type="float">
            <text:p>194404</text:p>
          </table:table-cell>
          <table:table-cell office:value-type="float" office:value="133736" calcext:value-type="float">
            <text:p>133736</text:p>
          </table:table-cell>
          <table:table-cell office:value-type="float" office:value="4788" calcext:value-type="float">
            <text:p>4788</text:p>
          </table:table-cell>
          <table:table-cell office:value-type="float" office:value="200444" calcext:value-type="float">
            <text:p>200444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39:.AI39])" office:value-type="float" office:value="160766.193548387" calcext:value-type="float">
            <text:p>160766.193548387</text:p>
          </table:table-cell>
          <table:table-cell table:formula="of:=STDEVPA([.B39:.AI39])" office:value-type="float" office:value="67511.0686329474" calcext:value-type="float">
            <text:p>67511.0686329474</text:p>
          </table:table-cell>
          <table:table-cell table:number-columns-repeated="98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6148" calcext:value-type="float">
            <text:p>196148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197000" calcext:value-type="float">
            <text:p>197000</text:p>
          </table:table-cell>
          <table:table-cell office:value-type="float" office:value="199188" calcext:value-type="float">
            <text:p>199188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71216" calcext:value-type="float">
            <text:p>171216</text:p>
          </table:table-cell>
          <table:table-cell office:value-type="float" office:value="201308" calcext:value-type="float">
            <text:p>201308</text:p>
          </table:table-cell>
          <table:table-cell office:value-type="float" office:value="199804" calcext:value-type="float">
            <text:p>199804</text:p>
          </table:table-cell>
          <table:table-cell office:value-type="float" office:value="199840" calcext:value-type="float">
            <text:p>199840</text:p>
          </table:table-cell>
          <table:table-cell office:value-type="float" office:value="69268" calcext:value-type="float">
            <text:p>6926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068" calcext:value-type="float">
            <text:p>200068</text:p>
          </table:table-cell>
          <table:table-cell office:value-type="float" office:value="201828" calcext:value-type="float">
            <text:p>201828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48" calcext:value-type="float">
            <text:p>4748</text:p>
          </table:table-cell>
          <table:table-cell office:value-type="float" office:value="4776" calcext:value-type="float">
            <text:p>4776</text:p>
          </table:table-cell>
          <table:table-cell office:value-type="float" office:value="199360" calcext:value-type="float">
            <text:p>199360</text:p>
          </table:table-cell>
          <table:table-cell office:value-type="float" office:value="202348" calcext:value-type="float">
            <text:p>202348</text:p>
          </table:table-cell>
          <table:table-cell office:value-type="float" office:value="4708" calcext:value-type="float">
            <text:p>470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table:number-columns-repeated="3"/>
          <table:table-cell table:formula="of:=AVERAGE([.B40:.AI40])" office:value-type="float" office:value="176362.451612903" calcext:value-type="float">
            <text:p>176362.451612903</text:p>
          </table:table-cell>
          <table:table-cell table:formula="of:=STDEVPA([.B40:.AI40])" office:value-type="float" office:value="60923.1108915104" calcext:value-type="float">
            <text:p>60923.1108915104</text:p>
          </table:table-cell>
          <table:table-cell table:number-columns-repeated="98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0308" calcext:value-type="float">
            <text:p>20030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8228" calcext:value-type="float">
            <text:p>19822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348" calcext:value-type="float">
            <text:p>201348</text:p>
          </table:table-cell>
          <table:table-cell office:value-type="float" office:value="199820" calcext:value-type="float">
            <text:p>199820</text:p>
          </table:table-cell>
          <table:table-cell office:value-type="float" office:value="197440" calcext:value-type="float">
            <text:p>197440</text:p>
          </table:table-cell>
          <table:table-cell office:value-type="float" office:value="4748" calcext:value-type="float">
            <text:p>4748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6408" calcext:value-type="float">
            <text:p>196408</text:p>
          </table:table-cell>
          <table:table-cell office:value-type="float" office:value="199328" calcext:value-type="float">
            <text:p>19932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48" calcext:value-type="float">
            <text:p>202348</text:p>
          </table:table-cell>
          <table:table-cell office:value-type="float" office:value="4788" calcext:value-type="float">
            <text:p>4788</text:p>
          </table:table-cell>
          <table:table-cell office:value-type="float" office:value="146256" calcext:value-type="float">
            <text:p>146256</text:p>
          </table:table-cell>
          <table:table-cell office:value-type="float" office:value="198800" calcext:value-type="float">
            <text:p>1988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68" calcext:value-type="float">
            <text:p>199268</text:p>
          </table:table-cell>
          <table:table-cell office:value-type="float" office:value="201268" calcext:value-type="float">
            <text:p>20126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41:.AI41])" office:value-type="float" office:value="186011.096774194" calcext:value-type="float">
            <text:p>186011.096774194</text:p>
          </table:table-cell>
          <table:table-cell table:formula="of:=STDEVPA([.B41:.AI41])" office:value-type="float" office:value="48570.0080637549" calcext:value-type="float">
            <text:p>48570.0080637549</text:p>
          </table:table-cell>
          <table:table-cell table:number-columns-repeated="98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4000" calcext:value-type="float">
            <text:p>194000</text:p>
          </table:table-cell>
          <table:table-cell office:value-type="float" office:value="199408" calcext:value-type="float">
            <text:p>19940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7188" calcext:value-type="float">
            <text:p>197188</text:p>
          </table:table-cell>
          <table:table-cell office:value-type="float" office:value="199188" calcext:value-type="float">
            <text:p>19918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88" calcext:value-type="float">
            <text:p>200288</text:p>
          </table:table-cell>
          <table:table-cell office:value-type="float" office:value="144136" calcext:value-type="float">
            <text:p>144136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880" calcext:value-type="float">
            <text:p>200880</text:p>
          </table:table-cell>
          <table:table-cell office:value-type="float" office:value="4748" calcext:value-type="float">
            <text:p>4748</text:p>
          </table:table-cell>
          <table:table-cell office:value-type="float" office:value="197640" calcext:value-type="float">
            <text:p>1976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348" calcext:value-type="float">
            <text:p>201348</text:p>
          </table:table-cell>
          <table:table-cell office:value-type="float" office:value="4748" calcext:value-type="float">
            <text:p>4748</text:p>
          </table:table-cell>
          <table:table-cell office:value-type="float" office:value="199228" calcext:value-type="float">
            <text:p>199228</text:p>
          </table:table-cell>
          <table:table-cell office:value-type="float" office:value="198040" calcext:value-type="float">
            <text:p>198040</text:p>
          </table:table-cell>
          <table:table-cell office:value-type="float" office:value="201328" calcext:value-type="float">
            <text:p>20132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table:number-columns-repeated="3" office:value-type="float" office:value="202348" calcext:value-type="float">
            <text:p>202348</text:p>
          </table:table-cell>
          <table:table-cell office:value-type="float" office:value="202320" calcext:value-type="float">
            <text:p>202320</text:p>
          </table:table-cell>
          <table:table-cell table:number-columns-repeated="3"/>
          <table:table-cell table:formula="of:=AVERAGE([.B42:.AI42])" office:value-type="float" office:value="185867.483870968" calcext:value-type="float">
            <text:p>185867.483870968</text:p>
          </table:table-cell>
          <table:table-cell table:formula="of:=STDEVPA([.B42:.AI42])" office:value-type="float" office:value="48620.4217042731" calcext:value-type="float">
            <text:p>48620.4217042731</text:p>
          </table:table-cell>
          <table:table-cell table:number-columns-repeated="98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7160" calcext:value-type="float">
            <text:p>1971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3000" calcext:value-type="float">
            <text:p>193000</text:p>
          </table:table-cell>
          <table:table-cell office:value-type="float" office:value="200308" calcext:value-type="float">
            <text:p>200308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7280" calcext:value-type="float">
            <text:p>197280</text:p>
          </table:table-cell>
          <table:table-cell office:value-type="float" office:value="32828" calcext:value-type="float">
            <text:p>32828</text:p>
          </table:table-cell>
          <table:table-cell office:value-type="float" office:value="202388" calcext:value-type="float">
            <text:p>202388</text:p>
          </table:table-cell>
          <table:table-cell office:value-type="float" office:value="196148" calcext:value-type="float">
            <text:p>1961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76" calcext:value-type="float">
            <text:p>4776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4788" calcext:value-type="float">
            <text:p>4788</text:p>
          </table:table-cell>
          <table:table-cell office:value-type="float" office:value="198760" calcext:value-type="float">
            <text:p>19876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7120" calcext:value-type="float">
            <text:p>1971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2348" calcext:value-type="float">
            <text:p>202348</text:p>
          </table:table-cell>
          <table:table-cell office:value-type="float" office:value="4788" calcext:value-type="float">
            <text:p>4788</text:p>
          </table:table-cell>
          <table:table-cell office:value-type="float" office:value="199256" calcext:value-type="float">
            <text:p>199256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68" calcext:value-type="float">
            <text:p>201368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3428" calcext:value-type="float">
            <text:p>203428</text:p>
          </table:table-cell>
          <table:table-cell office:value-type="float" office:value="203416" calcext:value-type="float">
            <text:p>203416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43:.AI43])" office:value-type="float" office:value="175715.741935484" calcext:value-type="float">
            <text:p>175715.741935484</text:p>
          </table:table-cell>
          <table:table-cell table:formula="of:=STDEVPA([.B43:.AI43])" office:value-type="float" office:value="63286.5285889235" calcext:value-type="float">
            <text:p>63286.5285889235</text:p>
          </table:table-cell>
          <table:table-cell table:number-columns-repeated="98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01308" calcext:value-type="float">
            <text:p>201308</text:p>
          </table:table-cell>
          <table:table-cell office:value-type="float" office:value="196028" calcext:value-type="float">
            <text:p>19602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88" calcext:value-type="float">
            <text:p>202388</text:p>
          </table:table-cell>
          <table:table-cell office:value-type="float" office:value="199268" calcext:value-type="float">
            <text:p>199268</text:p>
          </table:table-cell>
          <table:table-cell office:value-type="float" office:value="201120" calcext:value-type="float">
            <text:p>201120</text:p>
          </table:table-cell>
          <table:table-cell office:value-type="float" office:value="4788" calcext:value-type="float">
            <text:p>4788</text:p>
          </table:table-cell>
          <table:table-cell office:value-type="float" office:value="200308" calcext:value-type="float">
            <text:p>200308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0280" calcext:value-type="float">
            <text:p>200280</text:p>
          </table:table-cell>
          <table:table-cell office:value-type="float" office:value="4816" calcext:value-type="float">
            <text:p>4816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4788" calcext:value-type="float">
            <text:p>478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120" calcext:value-type="float">
            <text:p>201120</text:p>
          </table:table-cell>
          <table:table-cell office:value-type="float" office:value="199240" calcext:value-type="float">
            <text:p>199240</text:p>
          </table:table-cell>
          <table:table-cell office:value-type="float" office:value="86908" calcext:value-type="float">
            <text:p>86908</text:p>
          </table:table-cell>
          <table:table-cell office:value-type="float" office:value="117096" calcext:value-type="float">
            <text:p>117096</text:p>
          </table:table-cell>
          <table:table-cell office:value-type="float" office:value="199396" calcext:value-type="float">
            <text:p>199396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188" calcext:value-type="float">
            <text:p>199188</text:p>
          </table:table-cell>
          <table:table-cell office:value-type="float" office:value="203428" calcext:value-type="float">
            <text:p>203428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160" calcext:value-type="float">
            <text:p>199160</text:p>
          </table:table-cell>
          <table:table-cell table:number-columns-repeated="3"/>
          <table:table-cell table:formula="of:=AVERAGE([.B44:.AI44])" office:value-type="float" office:value="175332.129032258" calcext:value-type="float">
            <text:p>175332.129032258</text:p>
          </table:table-cell>
          <table:table-cell table:formula="of:=STDEVPA([.B44:.AI44])" office:value-type="float" office:value="60956.7610136371" calcext:value-type="float">
            <text:p>60956.7610136371</text:p>
          </table:table-cell>
          <table:table-cell table:number-columns-repeated="98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2388" calcext:value-type="float">
            <text:p>202388</text:p>
          </table:table-cell>
          <table:table-cell office:value-type="float" office:value="197188" calcext:value-type="float">
            <text:p>19718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2388" calcext:value-type="float">
            <text:p>202388</text:p>
          </table:table-cell>
          <table:table-cell office:value-type="float" office:value="198148" calcext:value-type="float">
            <text:p>198148</text:p>
          </table:table-cell>
          <table:table-cell office:value-type="float" office:value="199240" calcext:value-type="float">
            <text:p>199240</text:p>
          </table:table-cell>
          <table:table-cell office:value-type="float" office:value="4748" calcext:value-type="float">
            <text:p>4748</text:p>
          </table:table-cell>
          <table:table-cell office:value-type="float" office:value="125388" calcext:value-type="float">
            <text:p>125388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280" calcext:value-type="float">
            <text:p>202280</text:p>
          </table:table-cell>
          <table:table-cell office:value-type="float" office:value="4748" calcext:value-type="float">
            <text:p>4748</text:p>
          </table:table-cell>
          <table:table-cell office:value-type="float" office:value="199680" calcext:value-type="float">
            <text:p>1996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48" calcext:value-type="float">
            <text:p>4748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1440" calcext:value-type="float">
            <text:p>2014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88" calcext:value-type="float">
            <text:p>478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50548" calcext:value-type="float">
            <text:p>50548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0308" calcext:value-type="float">
            <text:p>200308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45:.AI45])" office:value-type="float" office:value="168281.419354839" calcext:value-type="float">
            <text:p>168281.419354839</text:p>
          </table:table-cell>
          <table:table-cell table:formula="of:=STDEVPA([.B45:.AI45])" office:value-type="float" office:value="69393.751556943" calcext:value-type="float">
            <text:p>69393.751556943</text:p>
          </table:table-cell>
          <table:table-cell table:number-columns-repeated="98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0268" calcext:value-type="float">
            <text:p>200268</text:p>
          </table:table-cell>
          <table:table-cell office:value-type="float" office:value="195000" calcext:value-type="float">
            <text:p>1950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80508" calcext:value-type="float">
            <text:p>180508</text:p>
          </table:table-cell>
          <table:table-cell office:value-type="float" office:value="199268" calcext:value-type="float">
            <text:p>199268</text:p>
          </table:table-cell>
          <table:table-cell office:value-type="float" office:value="200240" calcext:value-type="float">
            <text:p>200240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125428" calcext:value-type="float">
            <text:p>125428</text:p>
          </table:table-cell>
          <table:table-cell office:value-type="float" office:value="202280" calcext:value-type="float">
            <text:p>202280</text:p>
          </table:table-cell>
          <table:table-cell office:value-type="float" office:value="4788" calcext:value-type="float">
            <text:p>4788</text:p>
          </table:table-cell>
          <table:table-cell office:value-type="float" office:value="201760" calcext:value-type="float">
            <text:p>201760</text:p>
          </table:table-cell>
          <table:table-cell office:value-type="float" office:value="197080" calcext:value-type="float">
            <text:p>197080</text:p>
          </table:table-cell>
          <table:table-cell office:value-type="float" office:value="4748" calcext:value-type="float">
            <text:p>4748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48" calcext:value-type="float">
            <text:p>4748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840" calcext:value-type="float">
            <text:p>1998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4788" calcext:value-type="float">
            <text:p>4788</text:p>
          </table:table-cell>
          <table:table-cell office:value-type="float" office:value="180508" calcext:value-type="float">
            <text:p>180508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0240" calcext:value-type="float">
            <text:p>200240</text:p>
          </table:table-cell>
          <table:table-cell table:number-columns-repeated="3"/>
          <table:table-cell table:formula="of:=AVERAGE([.B46:.AI46])" office:value-type="float" office:value="158870.709677419" calcext:value-type="float">
            <text:p>158870.709677419</text:p>
          </table:table-cell>
          <table:table-cell table:formula="of:=STDEVPA([.B46:.AI46])" office:value-type="float" office:value="76763.0379427888" calcext:value-type="float">
            <text:p>76763.0379427888</text:p>
          </table:table-cell>
          <table:table-cell table:number-columns-repeated="98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32668" calcext:value-type="float">
            <text:p>132668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48" calcext:value-type="float">
            <text:p>202348</text:p>
          </table:table-cell>
          <table:table-cell office:value-type="float" office:value="4748" calcext:value-type="float">
            <text:p>4748</text:p>
          </table:table-cell>
          <table:table-cell office:value-type="float" office:value="129588" calcext:value-type="float">
            <text:p>129588</text:p>
          </table:table-cell>
          <table:table-cell office:value-type="float" office:value="197080" calcext:value-type="float">
            <text:p>197080</text:p>
          </table:table-cell>
          <table:table-cell table:number-columns-repeated="3" office:value-type="float" office:value="4788" calcext:value-type="float">
            <text:p>4788</text:p>
          </table:table-cell>
          <table:table-cell office:value-type="float" office:value="202360" calcext:value-type="float">
            <text:p>202360</text:p>
          </table:table-cell>
          <table:table-cell office:value-type="float" office:value="4788" calcext:value-type="float">
            <text:p>4788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20216" calcext:value-type="float">
            <text:p>120216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4788" calcext:value-type="float">
            <text:p>4788</text:p>
          </table:table-cell>
          <table:table-cell office:value-type="float" office:value="195408" calcext:value-type="float">
            <text:p>195408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200160" calcext:value-type="float">
            <text:p>200160</text:p>
          </table:table-cell>
          <table:table-cell office:value-type="float" office:value="201640" calcext:value-type="float">
            <text:p>2016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202348" calcext:value-type="float">
            <text:p>202348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47:.AI47])" office:value-type="float" office:value="143152.258064516" calcext:value-type="float">
            <text:p>143152.258064516</text:p>
          </table:table-cell>
          <table:table-cell table:formula="of:=STDEVPA([.B47:.AI47])" office:value-type="float" office:value="84367.9845465656" calcext:value-type="float">
            <text:p>84367.9845465656</text:p>
          </table:table-cell>
          <table:table-cell table:number-columns-repeated="98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788" calcext:value-type="float">
            <text:p>4788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68" calcext:value-type="float">
            <text:p>199268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199188" calcext:value-type="float">
            <text:p>199188</text:p>
          </table:table-cell>
          <table:table-cell office:value-type="float" office:value="139936" calcext:value-type="float">
            <text:p>139936</text:p>
          </table:table-cell>
          <table:table-cell office:value-type="float" office:value="4788" calcext:value-type="float">
            <text:p>4788</text:p>
          </table:table-cell>
          <table:table-cell office:value-type="float" office:value="4708" calcext:value-type="float">
            <text:p>470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21068" calcext:value-type="float">
            <text:p>22106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6544" calcext:value-type="float">
            <text:p>196544</text:p>
          </table:table-cell>
          <table:table-cell office:value-type="float" office:value="200280" calcext:value-type="float">
            <text:p>20028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76" calcext:value-type="float">
            <text:p>4776</text:p>
          </table:table-cell>
          <table:table-cell office:value-type="float" office:value="201000" calcext:value-type="float">
            <text:p>2010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348" calcext:value-type="float">
            <text:p>4348</text:p>
          </table:table-cell>
          <table:table-cell office:value-type="float" office:value="4788" calcext:value-type="float">
            <text:p>4788</text:p>
          </table:table-cell>
          <table:table-cell office:value-type="float" office:value="63028" calcext:value-type="float">
            <text:p>63028</text:p>
          </table:table-cell>
          <table:table-cell office:value-type="float" office:value="202348" calcext:value-type="float">
            <text:p>202348</text:p>
          </table:table-cell>
          <table:table-cell table:number-columns-repeated="3"/>
          <table:table-cell table:formula="of:=AVERAGE([.B48:.AI48])" office:value-type="float" office:value="144339.096774194" calcext:value-type="float">
            <text:p>144339.096774194</text:p>
          </table:table-cell>
          <table:table-cell table:formula="of:=STDEVPA([.B48:.AI48])" office:value-type="float" office:value="86491.4361135866" calcext:value-type="float">
            <text:p>86491.4361135866</text:p>
          </table:table-cell>
          <table:table-cell table:number-columns-repeated="98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748" calcext:value-type="float">
            <text:p>474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9416" calcext:value-type="float">
            <text:p>199416</text:p>
          </table:table-cell>
          <table:table-cell office:value-type="float" office:value="4748" calcext:value-type="float">
            <text:p>4748</text:p>
          </table:table-cell>
          <table:table-cell office:value-type="float" office:value="4256" calcext:value-type="float">
            <text:p>4256</text:p>
          </table:table-cell>
          <table:table-cell office:value-type="float" office:value="200308" calcext:value-type="float">
            <text:p>200308</text:p>
          </table:table-cell>
          <table:table-cell office:value-type="float" office:value="196120" calcext:value-type="float">
            <text:p>196120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199240" calcext:value-type="float">
            <text:p>199240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040" calcext:value-type="float">
            <text:p>2030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816" calcext:value-type="float">
            <text:p>4816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7360" calcext:value-type="float">
            <text:p>197360</text:p>
          </table:table-cell>
          <table:table-cell office:value-type="float" office:value="197800" calcext:value-type="float">
            <text:p>1978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5188" calcext:value-type="float">
            <text:p>5188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202388" calcext:value-type="float">
            <text:p>202388</text:p>
          </table:table-cell>
          <table:table-cell table:number-columns-repeated="3"/>
          <table:table-cell table:formula="of:=AVERAGE([.B49:.AI49])" office:value-type="float" office:value="143692.258064516" calcext:value-type="float">
            <text:p>143692.258064516</text:p>
          </table:table-cell>
          <table:table-cell table:formula="of:=STDEVPA([.B49:.AI49])" office:value-type="float" office:value="88876.6075769379" calcext:value-type="float">
            <text:p>88876.6075769379</text:p>
          </table:table-cell>
          <table:table-cell table:number-columns-repeated="98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788" calcext:value-type="float">
            <text:p>4788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6656" calcext:value-type="float">
            <text:p>6656</text:p>
          </table:table-cell>
          <table:table-cell office:value-type="float" office:value="4468" calcext:value-type="float">
            <text:p>4468</text:p>
          </table:table-cell>
          <table:table-cell office:value-type="float" office:value="5336" calcext:value-type="float">
            <text:p>5336</text:p>
          </table:table-cell>
          <table:table-cell office:value-type="float" office:value="196108" calcext:value-type="float">
            <text:p>196108</text:p>
          </table:table-cell>
          <table:table-cell office:value-type="float" office:value="199240" calcext:value-type="float">
            <text:p>199240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7080" calcext:value-type="float">
            <text:p>197080</text:p>
          </table:table-cell>
          <table:table-cell office:value-type="float" office:value="199548" calcext:value-type="float">
            <text:p>199548</text:p>
          </table:table-cell>
          <table:table-cell office:value-type="float" office:value="199120" calcext:value-type="float">
            <text:p>199120</text:p>
          </table:table-cell>
          <table:table-cell office:value-type="float" office:value="198228" calcext:value-type="float">
            <text:p>19822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6000" calcext:value-type="float">
            <text:p>1960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76" calcext:value-type="float">
            <text:p>4776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080" calcext:value-type="float">
            <text:p>202080</text:p>
          </table:table-cell>
          <table:table-cell office:value-type="float" office:value="201600" calcext:value-type="float">
            <text:p>2016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3400" calcext:value-type="float">
            <text:p>203400</text:p>
          </table:table-cell>
          <table:table-cell office:value-type="float" office:value="4748" calcext:value-type="float">
            <text:p>4748</text:p>
          </table:table-cell>
          <table:table-cell table:number-columns-repeated="2" office:value-type="float" office:value="4788" calcext:value-type="float">
            <text:p>4788</text:p>
          </table:table-cell>
          <table:table-cell office:value-type="float" office:value="203428" calcext:value-type="float">
            <text:p>203428</text:p>
          </table:table-cell>
          <table:table-cell table:number-columns-repeated="3"/>
          <table:table-cell table:formula="of:=AVERAGE([.B50:.AI50])" office:value-type="float" office:value="137241.161290323" calcext:value-type="float">
            <text:p>137241.161290323</text:p>
          </table:table-cell>
          <table:table-cell table:formula="of:=STDEVPA([.B50:.AI50])" office:value-type="float" office:value="91282.0255475894" calcext:value-type="float">
            <text:p>91282.0255475894</text:p>
          </table:table-cell>
          <table:table-cell table:number-columns-repeated="98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748" calcext:value-type="float">
            <text:p>47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816" calcext:value-type="float">
            <text:p>4816</text:p>
          </table:table-cell>
          <table:table-cell office:value-type="float" office:value="5068" calcext:value-type="float">
            <text:p>5068</text:p>
          </table:table-cell>
          <table:table-cell office:value-type="float" office:value="4816" calcext:value-type="float">
            <text:p>4816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6128" calcext:value-type="float">
            <text:p>196128</text:p>
          </table:table-cell>
          <table:table-cell office:value-type="float" office:value="51616" calcext:value-type="float">
            <text:p>51616</text:p>
          </table:table-cell>
          <table:table-cell office:value-type="float" office:value="4748" calcext:value-type="float">
            <text:p>4748</text:p>
          </table:table-cell>
          <table:table-cell office:value-type="float" office:value="201228" calcext:value-type="float">
            <text:p>201228</text:p>
          </table:table-cell>
          <table:table-cell office:value-type="float" office:value="196288" calcext:value-type="float">
            <text:p>196288</text:p>
          </table:table-cell>
          <table:table-cell office:value-type="float" office:value="201268" calcext:value-type="float">
            <text:p>201268</text:p>
          </table:table-cell>
          <table:table-cell office:value-type="float" office:value="202028" calcext:value-type="float">
            <text:p>20202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188" calcext:value-type="float">
            <text:p>199188</text:p>
          </table:table-cell>
          <table:table-cell office:value-type="float" office:value="200188" calcext:value-type="float">
            <text:p>20018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320" calcext:value-type="float">
            <text:p>200320</text:p>
          </table:table-cell>
          <table:table-cell office:value-type="float" office:value="202348" calcext:value-type="float">
            <text:p>202348</text:p>
          </table:table-cell>
          <table:table-cell office:value-type="float" office:value="4788" calcext:value-type="float">
            <text:p>478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80" calcext:value-type="float">
            <text:p>20028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4788" calcext:value-type="float">
            <text:p>4788</text:p>
          </table:table-cell>
          <table:table-cell office:value-type="float" office:value="3228" calcext:value-type="float">
            <text:p>3228</text:p>
          </table:table-cell>
          <table:table-cell office:value-type="float" office:value="4788" calcext:value-type="float">
            <text:p>4788</text:p>
          </table:table-cell>
          <table:table-cell office:value-type="float" office:value="24508" calcext:value-type="float">
            <text:p>24508</text:p>
          </table:table-cell>
          <table:table-cell table:number-columns-repeated="3"/>
          <table:table-cell table:formula="of:=AVERAGE([.B51:.AI51])" office:value-type="float" office:value="133199.225806452" calcext:value-type="float">
            <text:p>133199.225806452</text:p>
          </table:table-cell>
          <table:table-cell table:formula="of:=STDEVPA([.B51:.AI51])" office:value-type="float" office:value="91233.1263008477" calcext:value-type="float">
            <text:p>91233.1263008477</text:p>
          </table:table-cell>
          <table:table-cell table:number-columns-repeated="98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748" calcext:value-type="float">
            <text:p>4748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6120" calcext:value-type="float">
            <text:p>1961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76" calcext:value-type="float">
            <text:p>4776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348" calcext:value-type="float">
            <text:p>200348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00" calcext:value-type="float">
            <text:p>200200</text:p>
          </table:table-cell>
          <table:table-cell office:value-type="float" office:value="199268" calcext:value-type="float">
            <text:p>199268</text:p>
          </table:table-cell>
          <table:table-cell office:value-type="float" office:value="95388" calcext:value-type="float">
            <text:p>95388</text:p>
          </table:table-cell>
          <table:table-cell office:value-type="float" office:value="201200" calcext:value-type="float">
            <text:p>2012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48" calcext:value-type="float">
            <text:p>4748</text:p>
          </table:table-cell>
          <table:table-cell office:value-type="float" office:value="6308" calcext:value-type="float">
            <text:p>6308</text:p>
          </table:table-cell>
          <table:table-cell office:value-type="float" office:value="4748" calcext:value-type="float">
            <text:p>4748</text:p>
          </table:table-cell>
          <table:table-cell office:value-type="float" office:value="4736" calcext:value-type="float">
            <text:p>4736</text:p>
          </table:table-cell>
          <table:table-cell table:number-columns-repeated="3"/>
          <table:table-cell table:formula="of:=AVERAGE([.B52:.AI52])" office:value-type="float" office:value="140566.322580645" calcext:value-type="float">
            <text:p>140566.322580645</text:p>
          </table:table-cell>
          <table:table-cell table:formula="of:=STDEVPA([.B52:.AI52])" office:value-type="float" office:value="88712.9755255995" calcext:value-type="float">
            <text:p>88712.9755255995</text:p>
          </table:table-cell>
          <table:table-cell table:number-columns-repeated="98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788" calcext:value-type="float">
            <text:p>4788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080" calcext:value-type="float">
            <text:p>198080</text:p>
          </table:table-cell>
          <table:table-cell office:value-type="float" office:value="4748" calcext:value-type="float">
            <text:p>4748</text:p>
          </table:table-cell>
          <table:table-cell office:value-type="float" office:value="199228" calcext:value-type="float">
            <text:p>199228</text:p>
          </table:table-cell>
          <table:table-cell office:value-type="float" office:value="55764" calcext:value-type="float">
            <text:p>55764</text:p>
          </table:table-cell>
          <table:table-cell office:value-type="float" office:value="198080" calcext:value-type="float">
            <text:p>19808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8760" calcext:value-type="float">
            <text:p>198760</text:p>
          </table:table-cell>
          <table:table-cell office:value-type="float" office:value="4816" calcext:value-type="float">
            <text:p>4816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88" calcext:value-type="float">
            <text:p>202388</text:p>
          </table:table-cell>
          <table:table-cell office:value-type="float" office:value="199520" calcext:value-type="float">
            <text:p>199520</text:p>
          </table:table-cell>
          <table:table-cell office:value-type="float" office:value="198480" calcext:value-type="float">
            <text:p>198480</text:p>
          </table:table-cell>
          <table:table-cell office:value-type="float" office:value="196148" calcext:value-type="float">
            <text:p>196148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48" calcext:value-type="float">
            <text:p>202348</text:p>
          </table:table-cell>
          <table:table-cell office:value-type="float" office:value="197960" calcext:value-type="float">
            <text:p>197960</text:p>
          </table:table-cell>
          <table:table-cell office:value-type="float" office:value="199200" calcext:value-type="float">
            <text:p>199200</text:p>
          </table:table-cell>
          <table:table-cell table:number-columns-repeated="3" office:value-type="float" office:value="201320" calcext:value-type="float">
            <text:p>20132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38212" calcext:value-type="float">
            <text:p>138212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4776" calcext:value-type="float">
            <text:p>4776</text:p>
          </table:table-cell>
          <table:table-cell table:number-columns-repeated="3"/>
          <table:table-cell table:formula="of:=AVERAGE([.B53:.AI53])" office:value-type="float" office:value="155760.258064516" calcext:value-type="float">
            <text:p>155760.258064516</text:p>
          </table:table-cell>
          <table:table-cell table:formula="of:=STDEVPA([.B53:.AI53])" office:value-type="float" office:value="78842.4243154243" calcext:value-type="float">
            <text:p>78842.4243154243</text:p>
          </table:table-cell>
          <table:table-cell table:number-columns-repeated="98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748" calcext:value-type="float">
            <text:p>474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336" calcext:value-type="float">
            <text:p>200336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0768" calcext:value-type="float">
            <text:p>200768</text:p>
          </table:table-cell>
          <table:table-cell office:value-type="float" office:value="60340" calcext:value-type="float">
            <text:p>603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920" calcext:value-type="float">
            <text:p>201920</text:p>
          </table:table-cell>
          <table:table-cell office:value-type="float" office:value="202000" calcext:value-type="float">
            <text:p>202000</text:p>
          </table:table-cell>
          <table:table-cell office:value-type="float" office:value="4748" calcext:value-type="float">
            <text:p>47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6080" calcext:value-type="float">
            <text:p>1960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71348" calcext:value-type="float">
            <text:p>713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880" calcext:value-type="float">
            <text:p>199880</text:p>
          </table:table-cell>
          <table:table-cell office:value-type="float" office:value="4788" calcext:value-type="float">
            <text:p>4788</text:p>
          </table:table-cell>
          <table:table-cell office:value-type="float" office:value="92136" calcext:value-type="float">
            <text:p>92136</text:p>
          </table:table-cell>
          <table:table-cell office:value-type="float" office:value="4816" calcext:value-type="float">
            <text:p>4816</text:p>
          </table:table-cell>
          <table:table-cell table:number-columns-repeated="3"/>
          <table:table-cell table:formula="of:=AVERAGE([.B54:.AI54])" office:value-type="float" office:value="156987.612903226" calcext:value-type="float">
            <text:p>156987.612903226</text:p>
          </table:table-cell>
          <table:table-cell table:formula="of:=STDEVPA([.B54:.AI54])" office:value-type="float" office:value="76405.075814194" calcext:value-type="float">
            <text:p>76405.075814194</text:p>
          </table:table-cell>
          <table:table-cell table:number-columns-repeated="98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9700" calcext:value-type="float">
            <text:p>397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83656" calcext:value-type="float">
            <text:p>183656</text:p>
          </table:table-cell>
          <table:table-cell office:value-type="float" office:value="200356" calcext:value-type="float">
            <text:p>200356</text:p>
          </table:table-cell>
          <table:table-cell office:value-type="float" office:value="186888" calcext:value-type="float">
            <text:p>186888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528" calcext:value-type="float">
            <text:p>200528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88" calcext:value-type="float">
            <text:p>4788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199080" calcext:value-type="float">
            <text:p>199080</text:p>
          </table:table-cell>
          <table:table-cell office:value-type="float" office:value="200280" calcext:value-type="float">
            <text:p>20028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199668" calcext:value-type="float">
            <text:p>19966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62104" calcext:value-type="float">
            <text:p>162104</text:p>
          </table:table-cell>
          <table:table-cell office:value-type="float" office:value="202360" calcext:value-type="float">
            <text:p>202360</text:p>
          </table:table-cell>
          <table:table-cell office:value-type="float" office:value="4788" calcext:value-type="float">
            <text:p>4788</text:p>
          </table:table-cell>
          <table:table-cell table:number-columns-repeated="3"/>
          <table:table-cell table:formula="of:=AVERAGE([.B55:.AI55])" office:value-type="float" office:value="174426.580645161" calcext:value-type="float">
            <text:p>174426.580645161</text:p>
          </table:table-cell>
          <table:table-cell table:formula="of:=STDEVPA([.B55:.AI55])" office:value-type="float" office:value="62647.793249385" calcext:value-type="float">
            <text:p>62647.793249385</text:p>
          </table:table-cell>
          <table:table-cell table:number-columns-repeated="98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98192" calcext:value-type="float">
            <text:p>198192</text:p>
          </table:table-cell>
          <table:table-cell office:value-type="float" office:value="199268" calcext:value-type="float">
            <text:p>199268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480" calcext:value-type="float">
            <text:p>1984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48" calcext:value-type="float">
            <text:p>4748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48" calcext:value-type="float">
            <text:p>4748</text:p>
          </table:table-cell>
          <table:table-cell office:value-type="float" office:value="202440" calcext:value-type="float">
            <text:p>2024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080" calcext:value-type="float">
            <text:p>198080</text:p>
          </table:table-cell>
          <table:table-cell office:value-type="float" office:value="201880" calcext:value-type="float">
            <text:p>2018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480" calcext:value-type="float">
            <text:p>201480</text:p>
          </table:table-cell>
          <table:table-cell office:value-type="float" office:value="201448" calcext:value-type="float">
            <text:p>201448</text:p>
          </table:table-cell>
          <table:table-cell office:value-type="float" office:value="4748" calcext:value-type="float">
            <text:p>4748</text:p>
          </table:table-cell>
          <table:table-cell table:number-columns-repeated="3"/>
          <table:table-cell table:formula="of:=AVERAGE([.B56:.AI56])" office:value-type="float" office:value="181312" calcext:value-type="float">
            <text:p>181312</text:p>
          </table:table-cell>
          <table:table-cell table:formula="of:=STDEVPA([.B56:.AI56])" office:value-type="float" office:value="57817.0419792107" calcext:value-type="float">
            <text:p>57817.0419792107</text:p>
          </table:table-cell>
          <table:table-cell table:number-columns-repeated="98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02680" calcext:value-type="float">
            <text:p>202680</text:p>
          </table:table-cell>
          <table:table-cell office:value-type="float" office:value="199268" calcext:value-type="float">
            <text:p>199268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9228" calcext:value-type="float">
            <text:p>199228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6880" calcext:value-type="float">
            <text:p>1968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8120" calcext:value-type="float">
            <text:p>198120</text:p>
          </table:table-cell>
          <table:table-cell office:value-type="float" office:value="199120" calcext:value-type="float">
            <text:p>19912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8200" calcext:value-type="float">
            <text:p>198200</text:p>
          </table:table-cell>
          <table:table-cell office:value-type="float" office:value="4788" calcext:value-type="float">
            <text:p>4788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200560" calcext:value-type="float">
            <text:p>2005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8080" calcext:value-type="float">
            <text:p>1980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1400" calcext:value-type="float">
            <text:p>2014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72256" calcext:value-type="float">
            <text:p>172256</text:p>
          </table:table-cell>
          <table:table-cell table:number-columns-repeated="3"/>
          <table:table-cell table:formula="of:=AVERAGE([.B57:.AI57])" office:value-type="float" office:value="186817.032258065" calcext:value-type="float">
            <text:p>186817.032258065</text:p>
          </table:table-cell>
          <table:table-cell table:formula="of:=STDEVPA([.B57:.AI57])" office:value-type="float" office:value="48078.8717055926" calcext:value-type="float">
            <text:p>48078.8717055926</text:p>
          </table:table-cell>
          <table:table-cell table:number-columns-repeated="98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02200" calcext:value-type="float">
            <text:p>202200</text:p>
          </table:table-cell>
          <table:table-cell office:value-type="float" office:value="199228" calcext:value-type="float">
            <text:p>199228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8408" calcext:value-type="float">
            <text:p>19840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520" calcext:value-type="float">
            <text:p>201520</text:p>
          </table:table-cell>
          <table:table-cell office:value-type="float" office:value="198360" calcext:value-type="float">
            <text:p>1983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9040" calcext:value-type="float">
            <text:p>1990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800" calcext:value-type="float">
            <text:p>201800</text:p>
          </table:table-cell>
          <table:table-cell office:value-type="float" office:value="193240" calcext:value-type="float">
            <text:p>193240</text:p>
          </table:table-cell>
          <table:table-cell office:value-type="float" office:value="4788" calcext:value-type="float">
            <text:p>4788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7200" calcext:value-type="float">
            <text:p>197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48" calcext:value-type="float">
            <text:p>4748</text:p>
          </table:table-cell>
          <table:table-cell office:value-type="float" office:value="203040" calcext:value-type="float">
            <text:p>2030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240" calcext:value-type="float">
            <text:p>202240</text:p>
          </table:table-cell>
          <table:table-cell office:value-type="float" office:value="201560" calcext:value-type="float">
            <text:p>2015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58:.AI58])" office:value-type="float" office:value="187846.838709677" calcext:value-type="float">
            <text:p>187846.838709677</text:p>
          </table:table-cell>
          <table:table-cell table:formula="of:=STDEVPA([.B58:.AI58])" office:value-type="float" office:value="48120.4026496821" calcext:value-type="float">
            <text:p>48120.4026496821</text:p>
          </table:table-cell>
          <table:table-cell table:number-columns-repeated="98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95480" calcext:value-type="float">
            <text:p>195480</text:p>
          </table:table-cell>
          <table:table-cell office:value-type="float" office:value="54708" calcext:value-type="float">
            <text:p>54708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5040" calcext:value-type="float">
            <text:p>195040</text:p>
          </table:table-cell>
          <table:table-cell office:value-type="float" office:value="199120" calcext:value-type="float">
            <text:p>199120</text:p>
          </table:table-cell>
          <table:table-cell office:value-type="float" office:value="197160" calcext:value-type="float">
            <text:p>197160</text:p>
          </table:table-cell>
          <table:table-cell office:value-type="float" office:value="200080" calcext:value-type="float">
            <text:p>2000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7200" calcext:value-type="float">
            <text:p>197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720" calcext:value-type="float">
            <text:p>200720</text:p>
          </table:table-cell>
          <table:table-cell office:value-type="float" office:value="198840" calcext:value-type="float">
            <text:p>198840</text:p>
          </table:table-cell>
          <table:table-cell office:value-type="float" office:value="3988" calcext:value-type="float">
            <text:p>3988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2240" calcext:value-type="float">
            <text:p>202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88" calcext:value-type="float">
            <text:p>4788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0240" calcext:value-type="float">
            <text:p>200240</text:p>
          </table:table-cell>
          <table:table-cell table:number-columns-repeated="3" office:value-type="float" office:value="202360" calcext:value-type="float">
            <text:p>2023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400" calcext:value-type="float">
            <text:p>1994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488" calcext:value-type="float">
            <text:p>202488</text:p>
          </table:table-cell>
          <table:table-cell table:number-columns-repeated="3"/>
          <table:table-cell table:formula="of:=AVERAGE([.B59:.AI59])" office:value-type="float" office:value="182908.774193548" calcext:value-type="float">
            <text:p>182908.774193548</text:p>
          </table:table-cell>
          <table:table-cell table:formula="of:=STDEVPA([.B59:.AI59])" office:value-type="float" office:value="53491.5571599914" calcext:value-type="float">
            <text:p>53491.5571599914</text:p>
          </table:table-cell>
          <table:table-cell table:number-columns-repeated="98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01920" calcext:value-type="float">
            <text:p>201920</text:p>
          </table:table-cell>
          <table:table-cell office:value-type="float" office:value="4748" calcext:value-type="float">
            <text:p>474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40" calcext:value-type="float">
            <text:p>199240</text:p>
          </table:table-cell>
          <table:table-cell office:value-type="float" office:value="163588" calcext:value-type="float">
            <text:p>16358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668" calcext:value-type="float">
            <text:p>466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920" calcext:value-type="float">
            <text:p>2009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9228" calcext:value-type="float">
            <text:p>19922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4360" calcext:value-type="float">
            <text:p>204360</text:p>
          </table:table-cell>
          <table:table-cell office:value-type="float" office:value="204200" calcext:value-type="float">
            <text:p>204200</text:p>
          </table:table-cell>
          <table:table-cell table:number-columns-repeated="2" office:value-type="float" office:value="202320" calcext:value-type="float">
            <text:p>202320</text:p>
          </table:table-cell>
          <table:table-cell table:number-columns-repeated="3"/>
          <table:table-cell table:formula="of:=AVERAGE([.B60:.AI60])" office:value-type="float" office:value="187327.483870968" calcext:value-type="float">
            <text:p>187327.483870968</text:p>
          </table:table-cell>
          <table:table-cell table:formula="of:=STDEVPA([.B60:.AI60])" office:value-type="float" office:value="48442.1161866081" calcext:value-type="float">
            <text:p>48442.1161866081</text:p>
          </table:table-cell>
          <table:table-cell table:number-columns-repeated="98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02280" calcext:value-type="float">
            <text:p>202280</text:p>
          </table:table-cell>
          <table:table-cell office:value-type="float" office:value="4788" calcext:value-type="float">
            <text:p>4788</text:p>
          </table:table-cell>
          <table:table-cell office:value-type="float" office:value="196840" calcext:value-type="float">
            <text:p>196840</text:p>
          </table:table-cell>
          <table:table-cell office:value-type="float" office:value="186720" calcext:value-type="float">
            <text:p>1867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8988" calcext:value-type="float">
            <text:p>198988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720" calcext:value-type="float">
            <text:p>200720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9268" calcext:value-type="float">
            <text:p>199268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828" calcext:value-type="float">
            <text:p>4828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560" calcext:value-type="float">
            <text:p>2005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48" calcext:value-type="float">
            <text:p>202348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61:.AI61])" office:value-type="float" office:value="187581.290322581" calcext:value-type="float">
            <text:p>187581.290322581</text:p>
          </table:table-cell>
          <table:table-cell table:formula="of:=STDEVPA([.B61:.AI61])" office:value-type="float" office:value="48087.4936287634" calcext:value-type="float">
            <text:p>48087.4936287634</text:p>
          </table:table-cell>
          <table:table-cell table:number-columns-repeated="98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99680" calcext:value-type="float">
            <text:p>199680</text:p>
          </table:table-cell>
          <table:table-cell office:value-type="float" office:value="4788" calcext:value-type="float">
            <text:p>4788</text:p>
          </table:table-cell>
          <table:table-cell office:value-type="float" office:value="201560" calcext:value-type="float">
            <text:p>2015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7040" calcext:value-type="float">
            <text:p>197040</text:p>
          </table:table-cell>
          <table:table-cell office:value-type="float" office:value="200508" calcext:value-type="float">
            <text:p>200508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0360" calcext:value-type="float">
            <text:p>200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0800" calcext:value-type="float">
            <text:p>200800</text:p>
          </table:table-cell>
          <table:table-cell office:value-type="float" office:value="199280" calcext:value-type="float">
            <text:p>199280</text:p>
          </table:table-cell>
          <table:table-cell office:value-type="float" office:value="198208" calcext:value-type="float">
            <text:p>198208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96944" calcext:value-type="float">
            <text:p>96944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76" calcext:value-type="float">
            <text:p>201376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table:number-columns-repeated="3"/>
          <table:table-cell table:formula="of:=AVERAGE([.B62:.AI62])" office:value-type="float" office:value="191278.193548387" calcext:value-type="float">
            <text:p>191278.193548387</text:p>
          </table:table-cell>
          <table:table-cell table:formula="of:=STDEVPA([.B62:.AI62])" office:value-type="float" office:value="38717.0641894037" calcext:value-type="float">
            <text:p>38717.0641894037</text:p>
          </table:table-cell>
          <table:table-cell table:number-columns-repeated="98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2880" calcext:value-type="float">
            <text:p>202880</text:p>
          </table:table-cell>
          <table:table-cell office:value-type="float" office:value="3708" calcext:value-type="float">
            <text:p>370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8188" calcext:value-type="float">
            <text:p>198188</text:p>
          </table:table-cell>
          <table:table-cell office:value-type="float" office:value="196080" calcext:value-type="float">
            <text:p>196080</text:p>
          </table:table-cell>
          <table:table-cell office:value-type="float" office:value="201080" calcext:value-type="float">
            <text:p>2010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60" calcext:value-type="float">
            <text:p>202360</text:p>
          </table:table-cell>
          <table:table-cell table:number-columns-repeated="3"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8240" calcext:value-type="float">
            <text:p>198240</text:p>
          </table:table-cell>
          <table:table-cell office:value-type="float" office:value="200308" calcext:value-type="float">
            <text:p>20030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8576" calcext:value-type="float">
            <text:p>198576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6840" calcext:value-type="float">
            <text:p>196840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202360" calcext:value-type="float">
            <text:p>202360</text:p>
          </table:table-cell>
          <table:table-cell table:number-columns-repeated="3"/>
          <table:table-cell table:formula="of:=AVERAGE([.B63:.AI63])" office:value-type="float" office:value="194472.516129032" calcext:value-type="float">
            <text:p>194472.516129032</text:p>
          </table:table-cell>
          <table:table-cell table:formula="of:=STDEVPA([.B63:.AI63])" office:value-type="float" office:value="34869.4988889412" calcext:value-type="float">
            <text:p>34869.4988889412</text:p>
          </table:table-cell>
          <table:table-cell table:number-columns-repeated="98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01200" calcext:value-type="float">
            <text:p>201200</text:p>
          </table:table-cell>
          <table:table-cell office:value-type="float" office:value="106696" calcext:value-type="float">
            <text:p>106696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080" calcext:value-type="float">
            <text:p>201080</text:p>
          </table:table-cell>
          <table:table-cell office:value-type="float" office:value="199280" calcext:value-type="float">
            <text:p>199280</text:p>
          </table:table-cell>
          <table:table-cell office:value-type="float" office:value="182628" calcext:value-type="float">
            <text:p>182628</text:p>
          </table:table-cell>
          <table:table-cell office:value-type="float" office:value="197080" calcext:value-type="float">
            <text:p>1970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89800" calcext:value-type="float">
            <text:p>1898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office:value-type="float" office:value="195480" calcext:value-type="float">
            <text:p>19548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199240" calcext:value-type="float">
            <text:p>199240</text:p>
          </table:table-cell>
          <table:table-cell office:value-type="float" office:value="198936" calcext:value-type="float">
            <text:p>198936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88" calcext:value-type="float">
            <text:p>203388</text:p>
          </table:table-cell>
          <table:table-cell office:value-type="float" office:value="203600" calcext:value-type="float">
            <text:p>203600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64:.AI64])" office:value-type="float" office:value="197022.709677419" calcext:value-type="float">
            <text:p>197022.709677419</text:p>
          </table:table-cell>
          <table:table-cell table:formula="of:=STDEVPA([.B64:.AI64])" office:value-type="float" office:value="17009.3046077226" calcext:value-type="float">
            <text:p>17009.3046077226</text:p>
          </table:table-cell>
          <table:table-cell table:number-columns-repeated="98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03400" calcext:value-type="float">
            <text:p>20340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400" calcext:value-type="float">
            <text:p>2004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88" calcext:value-type="float">
            <text:p>4788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1000" calcext:value-type="float">
            <text:p>201000</text:p>
          </table:table-cell>
          <table:table-cell office:value-type="float" office:value="201348" calcext:value-type="float">
            <text:p>201348</text:p>
          </table:table-cell>
          <table:table-cell office:value-type="float" office:value="197320" calcext:value-type="float">
            <text:p>19732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308" calcext:value-type="float">
            <text:p>20030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196160" calcext:value-type="float">
            <text:p>19616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880" calcext:value-type="float">
            <text:p>198880</text:p>
          </table:table-cell>
          <table:table-cell office:value-type="float" office:value="166256" calcext:value-type="float">
            <text:p>166256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199588" calcext:value-type="float">
            <text:p>199588</text:p>
          </table:table-cell>
          <table:table-cell office:value-type="float" office:value="202120" calcext:value-type="float">
            <text:p>202120</text:p>
          </table:table-cell>
          <table:table-cell office:value-type="float" office:value="200920" calcext:value-type="float">
            <text:p>2009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3360" calcext:value-type="float">
            <text:p>203360</text:p>
          </table:table-cell>
          <table:table-cell table:number-columns-repeated="3"/>
          <table:table-cell table:formula="of:=AVERAGE([.B65:.AI65])" office:value-type="float" office:value="193517.677419355" calcext:value-type="float">
            <text:p>193517.677419355</text:p>
          </table:table-cell>
          <table:table-cell table:formula="of:=STDEVPA([.B65:.AI65])" office:value-type="float" office:value="35044.0311538048" calcext:value-type="float">
            <text:p>35044.0311538048</text:p>
          </table:table-cell>
          <table:table-cell table:number-columns-repeated="98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01520" calcext:value-type="float">
            <text:p>2015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040" calcext:value-type="float">
            <text:p>199040</text:p>
          </table:table-cell>
          <table:table-cell office:value-type="float" office:value="4788" calcext:value-type="float">
            <text:p>4788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7040" calcext:value-type="float">
            <text:p>1970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588" calcext:value-type="float">
            <text:p>201588</text:p>
          </table:table-cell>
          <table:table-cell office:value-type="float" office:value="202228" calcext:value-type="float">
            <text:p>202228</text:p>
          </table:table-cell>
          <table:table-cell office:value-type="float" office:value="191640" calcext:value-type="float">
            <text:p>191640</text:p>
          </table:table-cell>
          <table:table-cell office:value-type="float" office:value="196080" calcext:value-type="float">
            <text:p>196080</text:p>
          </table:table-cell>
          <table:table-cell office:value-type="float" office:value="147268" calcext:value-type="float">
            <text:p>147268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9600" calcext:value-type="float">
            <text:p>19960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600" calcext:value-type="float">
            <text:p>201600</text:p>
          </table:table-cell>
          <table:table-cell office:value-type="float" office:value="4816" calcext:value-type="float">
            <text:p>4816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2028" calcext:value-type="float">
            <text:p>202028</text:p>
          </table:table-cell>
          <table:table-cell office:value-type="float" office:value="200400" calcext:value-type="float">
            <text:p>200400</text:p>
          </table:table-cell>
          <table:table-cell office:value-type="float" office:value="202360" calcext:value-type="float">
            <text:p>202360</text:p>
          </table:table-cell>
          <table:table-cell table:number-columns-repeated="2" office:value-type="float" office:value="203400" calcext:value-type="float">
            <text:p>203400</text:p>
          </table:table-cell>
          <table:table-cell table:number-columns-repeated="3"/>
          <table:table-cell table:formula="of:=AVERAGE([.B66:.AI66])" office:value-type="float" office:value="186278.580645161" calcext:value-type="float">
            <text:p>186278.580645161</text:p>
          </table:table-cell>
          <table:table-cell table:formula="of:=STDEVPA([.B66:.AI66])" office:value-type="float" office:value="48636.3499113072" calcext:value-type="float">
            <text:p>48636.3499113072</text:p>
          </table:table-cell>
          <table:table-cell table:number-columns-repeated="98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98840" calcext:value-type="float">
            <text:p>198840</text:p>
          </table:table-cell>
          <table:table-cell office:value-type="float" office:value="192340" calcext:value-type="float">
            <text:p>1923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5240" calcext:value-type="float">
            <text:p>195240</text:p>
          </table:table-cell>
          <table:table-cell office:value-type="float" office:value="4748" calcext:value-type="float">
            <text:p>4748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68" calcext:value-type="float">
            <text:p>200268</text:p>
          </table:table-cell>
          <table:table-cell office:value-type="float" office:value="112988" calcext:value-type="float">
            <text:p>11298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3668" calcext:value-type="float">
            <text:p>3668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88" calcext:value-type="float">
            <text:p>478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55548" calcext:value-type="float">
            <text:p>155548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160" calcext:value-type="float">
            <text:p>201160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67:.AI67])" office:value-type="float" office:value="177419.870967742" calcext:value-type="float">
            <text:p>177419.870967742</text:p>
          </table:table-cell>
          <table:table-cell table:formula="of:=STDEVPA([.B67:.AI67])" office:value-type="float" office:value="59206.8955137022" calcext:value-type="float">
            <text:p>59206.8955137022</text:p>
          </table:table-cell>
          <table:table-cell table:number-columns-repeated="98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99280" calcext:value-type="float">
            <text:p>199280</text:p>
          </table:table-cell>
          <table:table-cell office:value-type="float" office:value="199948" calcext:value-type="float">
            <text:p>1999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080" calcext:value-type="float">
            <text:p>201080</text:p>
          </table:table-cell>
          <table:table-cell office:value-type="float" office:value="4788" calcext:value-type="float">
            <text:p>4788</text:p>
          </table:table-cell>
          <table:table-cell office:value-type="float" office:value="202320" calcext:value-type="float">
            <text:p>202320</text:p>
          </table:table-cell>
          <table:table-cell table:number-columns-repeated="3"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348" calcext:value-type="float">
            <text:p>201348</text:p>
          </table:table-cell>
          <table:table-cell office:value-type="float" office:value="4788" calcext:value-type="float">
            <text:p>4788</text:p>
          </table:table-cell>
          <table:table-cell table:number-columns-repeated="2" office:value-type="float" office:value="199240" calcext:value-type="float">
            <text:p>199240</text:p>
          </table:table-cell>
          <table:table-cell office:value-type="float" office:value="5828" calcext:value-type="float">
            <text:p>5828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48" calcext:value-type="float">
            <text:p>474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640" calcext:value-type="float">
            <text:p>200640</text:p>
          </table:table-cell>
          <table:table-cell office:value-type="float" office:value="3948" calcext:value-type="float">
            <text:p>3948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table:number-columns-repeated="3"/>
          <table:table-cell table:formula="of:=AVERAGE([.B68:.AI68])" office:value-type="float" office:value="169473.032258065" calcext:value-type="float">
            <text:p>169473.032258065</text:p>
          </table:table-cell>
          <table:table-cell table:formula="of:=STDEVPA([.B68:.AI68])" office:value-type="float" office:value="72216.0987786339" calcext:value-type="float">
            <text:p>72216.0987786339</text:p>
          </table:table-cell>
          <table:table-cell table:number-columns-repeated="98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94000" calcext:value-type="float">
            <text:p>194000</text:p>
          </table:table-cell>
          <table:table-cell table:number-columns-repeated="2" office:value-type="float" office:value="198160" calcext:value-type="float">
            <text:p>1981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9360" calcext:value-type="float">
            <text:p>199360</text:p>
          </table:table-cell>
          <table:table-cell office:value-type="float" office:value="4748" calcext:value-type="float">
            <text:p>4748</text:p>
          </table:table-cell>
          <table:table-cell office:value-type="float" office:value="200320" calcext:value-type="float">
            <text:p>200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0360" calcext:value-type="float">
            <text:p>200360</text:p>
          </table:table-cell>
          <table:table-cell office:value-type="float" office:value="200560" calcext:value-type="float">
            <text:p>200560</text:p>
          </table:table-cell>
          <table:table-cell office:value-type="float" office:value="200600" calcext:value-type="float">
            <text:p>200600</text:p>
          </table:table-cell>
          <table:table-cell office:value-type="float" office:value="150388" calcext:value-type="float">
            <text:p>150388</text:p>
          </table:table-cell>
          <table:table-cell office:value-type="float" office:value="4788" calcext:value-type="float">
            <text:p>4788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88" calcext:value-type="float">
            <text:p>4788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160" calcext:value-type="float">
            <text:p>2011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5040" calcext:value-type="float">
            <text:p>1950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88" calcext:value-type="float">
            <text:p>4788</text:p>
          </table:table-cell>
          <table:table-cell office:value-type="float" office:value="202348" calcext:value-type="float">
            <text:p>202348</text:p>
          </table:table-cell>
          <table:table-cell office:value-type="float" office:value="200000" calcext:value-type="float">
            <text:p>200000</text:p>
          </table:table-cell>
          <table:table-cell office:value-type="float" office:value="5588" calcext:value-type="float">
            <text:p>558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2360" calcext:value-type="float">
            <text:p>202360</text:p>
          </table:table-cell>
          <table:table-cell table:number-columns-repeated="3"/>
          <table:table-cell table:formula="of:=AVERAGE([.B69:.AI69])" office:value-type="float" office:value="167133.677419355" calcext:value-type="float">
            <text:p>167133.677419355</text:p>
          </table:table-cell>
          <table:table-cell table:formula="of:=STDEVPA([.B69:.AI69])" office:value-type="float" office:value="71692.8003027555" calcext:value-type="float">
            <text:p>71692.8003027555</text:p>
          </table:table-cell>
          <table:table-cell table:number-columns-repeated="98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8160" calcext:value-type="float">
            <text:p>19816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200120" calcext:value-type="float">
            <text:p>200120</text:p>
          </table:table-cell>
          <table:table-cell office:value-type="float" office:value="191908" calcext:value-type="float">
            <text:p>191908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0880" calcext:value-type="float">
            <text:p>200880</text:p>
          </table:table-cell>
          <table:table-cell office:value-type="float" office:value="202160" calcext:value-type="float">
            <text:p>202160</text:p>
          </table:table-cell>
          <table:table-cell office:value-type="float" office:value="202040" calcext:value-type="float">
            <text:p>202040</text:p>
          </table:table-cell>
          <table:table-cell office:value-type="float" office:value="201960" calcext:value-type="float">
            <text:p>201960</text:p>
          </table:table-cell>
          <table:table-cell office:value-type="float" office:value="4748" calcext:value-type="float">
            <text:p>4748</text:p>
          </table:table-cell>
          <table:table-cell office:value-type="float" office:value="4708" calcext:value-type="float">
            <text:p>4708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48" calcext:value-type="float">
            <text:p>4748</text:p>
          </table:table-cell>
          <table:table-cell office:value-type="float" office:value="174308" calcext:value-type="float">
            <text:p>174308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7160" calcext:value-type="float">
            <text:p>1971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195080" calcext:value-type="float">
            <text:p>1950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4748" calcext:value-type="float">
            <text:p>4748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3200" calcext:value-type="float">
            <text:p>203200</text:p>
          </table:table-cell>
          <table:table-cell office:value-type="float" office:value="4748" calcext:value-type="float">
            <text:p>4748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480" calcext:value-type="float">
            <text:p>202480</text:p>
          </table:table-cell>
          <table:table-cell table:number-columns-repeated="3"/>
          <table:table-cell table:formula="of:=AVERAGE([.B70:.AI70])" office:value-type="float" office:value="167812.387096774" calcext:value-type="float">
            <text:p>167812.387096774</text:p>
          </table:table-cell>
          <table:table-cell table:formula="of:=STDEVPA([.B70:.AI70])" office:value-type="float" office:value="71696.5626555719" calcext:value-type="float">
            <text:p>71696.5626555719</text:p>
          </table:table-cell>
          <table:table-cell table:number-columns-repeated="98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308" calcext:value-type="float">
            <text:p>20030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640" calcext:value-type="float">
            <text:p>2016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388" calcext:value-type="float">
            <text:p>203388</text:p>
          </table:table-cell>
          <table:table-cell office:value-type="float" office:value="202348" calcext:value-type="float">
            <text:p>202348</text:p>
          </table:table-cell>
          <table:table-cell table:number-columns-repeated="2" office:value-type="float" office:value="4788" calcext:value-type="float">
            <text:p>478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160" calcext:value-type="float">
            <text:p>200160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7120" calcext:value-type="float">
            <text:p>19712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88" calcext:value-type="float">
            <text:p>4788</text:p>
          </table:table-cell>
          <table:table-cell office:value-type="float" office:value="203428" calcext:value-type="float">
            <text:p>203428</text:p>
          </table:table-cell>
          <table:table-cell office:value-type="float" office:value="201348" calcext:value-type="float">
            <text:p>201348</text:p>
          </table:table-cell>
          <table:table-cell office:value-type="float" office:value="4788" calcext:value-type="float">
            <text:p>478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880" calcext:value-type="float">
            <text:p>2008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160" calcext:value-type="float">
            <text:p>201160</text:p>
          </table:table-cell>
          <table:table-cell table:number-columns-repeated="3"/>
          <table:table-cell table:formula="of:=AVERAGE([.B71:.AI71])" office:value-type="float" office:value="163294.709677419" calcext:value-type="float">
            <text:p>163294.709677419</text:p>
          </table:table-cell>
          <table:table-cell table:formula="of:=STDEVPA([.B71:.AI71])" office:value-type="float" office:value="77664.2804890605" calcext:value-type="float">
            <text:p>77664.2804890605</text:p>
          </table:table-cell>
          <table:table-cell table:number-columns-repeated="98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5280" calcext:value-type="float">
            <text:p>195280</text:p>
          </table:table-cell>
          <table:table-cell office:value-type="float" office:value="198228" calcext:value-type="float">
            <text:p>19822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400" calcext:value-type="float">
            <text:p>20040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1348" calcext:value-type="float">
            <text:p>201348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6080" calcext:value-type="float">
            <text:p>196080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280" calcext:value-type="float">
            <text:p>20228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17948" calcext:value-type="float">
            <text:p>217948</text:p>
          </table:table-cell>
          <table:table-cell office:value-type="float" office:value="199840" calcext:value-type="float">
            <text:p>199840</text:p>
          </table:table-cell>
          <table:table-cell office:value-type="float" office:value="202388" calcext:value-type="float">
            <text:p>202388</text:p>
          </table:table-cell>
          <table:table-cell office:value-type="float" office:value="4788" calcext:value-type="float">
            <text:p>4788</text:p>
          </table:table-cell>
          <table:table-cell office:value-type="float" office:value="203400" calcext:value-type="float">
            <text:p>20340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3360" calcext:value-type="float">
            <text:p>203360</text:p>
          </table:table-cell>
          <table:table-cell table:number-columns-repeated="3"/>
          <table:table-cell table:formula="of:=AVERAGE([.B72:.AI72])" office:value-type="float" office:value="169605.161290323" calcext:value-type="float">
            <text:p>169605.161290323</text:p>
          </table:table-cell>
          <table:table-cell table:formula="of:=STDEVPA([.B72:.AI72])" office:value-type="float" office:value="72372.1354983179" calcext:value-type="float">
            <text:p>72372.1354983179</text:p>
          </table:table-cell>
          <table:table-cell table:number-columns-repeated="98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00200" calcext:value-type="float">
            <text:p>200200</text:p>
          </table:table-cell>
          <table:table-cell office:value-type="float" office:value="198880" calcext:value-type="float">
            <text:p>19888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3360" calcext:value-type="float">
            <text:p>203360</text:p>
          </table:table-cell>
          <table:table-cell office:value-type="float" office:value="197100" calcext:value-type="float">
            <text:p>1971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7800" calcext:value-type="float">
            <text:p>19780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48" calcext:value-type="float">
            <text:p>202348</text:p>
          </table:table-cell>
          <table:table-cell office:value-type="float" office:value="4748" calcext:value-type="float">
            <text:p>4748</text:p>
          </table:table-cell>
          <table:table-cell office:value-type="float" office:value="92176" calcext:value-type="float">
            <text:p>92176</text:p>
          </table:table-cell>
          <table:table-cell office:value-type="float" office:value="199800" calcext:value-type="float">
            <text:p>199800</text:p>
          </table:table-cell>
          <table:table-cell office:value-type="float" office:value="199200" calcext:value-type="float">
            <text:p>199200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9640" calcext:value-type="float">
            <text:p>199640</text:p>
          </table:table-cell>
          <table:table-cell office:value-type="float" office:value="201348" calcext:value-type="float">
            <text:p>201348</text:p>
          </table:table-cell>
          <table:table-cell office:value-type="float" office:value="5176" calcext:value-type="float">
            <text:p>5176</text:p>
          </table:table-cell>
          <table:table-cell office:value-type="float" office:value="201308" calcext:value-type="float">
            <text:p>201308</text:p>
          </table:table-cell>
          <table:table-cell office:value-type="float" office:value="4748" calcext:value-type="float">
            <text:p>4748</text:p>
          </table:table-cell>
          <table:table-cell office:value-type="float" office:value="199280" calcext:value-type="float">
            <text:p>199280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73:.AI73])" office:value-type="float" office:value="165627.870967742" calcext:value-type="float">
            <text:p>165627.870967742</text:p>
          </table:table-cell>
          <table:table-cell table:formula="of:=STDEVPA([.B73:.AI73])" office:value-type="float" office:value="73069.1418844185" calcext:value-type="float">
            <text:p>73069.1418844185</text:p>
          </table:table-cell>
          <table:table-cell table:number-columns-repeated="98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9240" calcext:value-type="float">
            <text:p>199240</text:p>
          </table:table-cell>
          <table:table-cell office:value-type="float" office:value="62988" calcext:value-type="float">
            <text:p>62988</text:p>
          </table:table-cell>
          <table:table-cell table:number-columns-repeated="3" office:value-type="float" office:value="202360" calcext:value-type="float">
            <text:p>202360</text:p>
          </table:table-cell>
          <table:table-cell office:value-type="float" office:value="198240" calcext:value-type="float">
            <text:p>198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680" calcext:value-type="float">
            <text:p>202680</text:p>
          </table:table-cell>
          <table:table-cell office:value-type="float" office:value="129588" calcext:value-type="float">
            <text:p>129588</text:p>
          </table:table-cell>
          <table:table-cell office:value-type="float" office:value="122308" calcext:value-type="float">
            <text:p>122308</text:p>
          </table:table-cell>
          <table:table-cell office:value-type="float" office:value="4708" calcext:value-type="float">
            <text:p>470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680" calcext:value-type="float">
            <text:p>2016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199600" calcext:value-type="float">
            <text:p>19960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8360" calcext:value-type="float">
            <text:p>198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7720" calcext:value-type="float">
            <text:p>197720</text:p>
          </table:table-cell>
          <table:table-cell office:value-type="float" office:value="200408" calcext:value-type="float">
            <text:p>200408</text:p>
          </table:table-cell>
          <table:table-cell office:value-type="float" office:value="4788" calcext:value-type="float">
            <text:p>4788</text:p>
          </table:table-cell>
          <table:table-cell office:value-type="float" office:value="74468" calcext:value-type="float">
            <text:p>74468</text:p>
          </table:table-cell>
          <table:table-cell office:value-type="float" office:value="4748" calcext:value-type="float">
            <text:p>4748</text:p>
          </table:table-cell>
          <table:table-cell office:value-type="float" office:value="203240" calcext:value-type="float">
            <text:p>203240</text:p>
          </table:table-cell>
          <table:table-cell office:value-type="float" office:value="202000" calcext:value-type="float">
            <text:p>2020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table:number-columns-repeated="3"/>
          <table:table-cell table:formula="of:=AVERAGE([.B74:.AI74])" office:value-type="float" office:value="155835.483870968" calcext:value-type="float">
            <text:p>155835.483870968</text:p>
          </table:table-cell>
          <table:table-cell table:formula="of:=STDEVPA([.B74:.AI74])" office:value-type="float" office:value="75289.9663811128" calcext:value-type="float">
            <text:p>75289.9663811128</text:p>
          </table:table-cell>
          <table:table-cell table:number-columns-repeated="98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03360" calcext:value-type="float">
            <text:p>2033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4788" calcext:value-type="float">
            <text:p>4788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table:number-columns-repeated="3" office:value-type="float" office:value="4788" calcext:value-type="float">
            <text:p>4788</text:p>
          </table:table-cell>
          <table:table-cell office:value-type="float" office:value="197684" calcext:value-type="float">
            <text:p>197684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15024" calcext:value-type="float">
            <text:p>215024</text:p>
          </table:table-cell>
          <table:table-cell office:value-type="float" office:value="4748" calcext:value-type="float">
            <text:p>4748</text:p>
          </table:table-cell>
          <table:table-cell office:value-type="float" office:value="201920" calcext:value-type="float">
            <text:p>20192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4200" calcext:value-type="float">
            <text:p>204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68" calcext:value-type="float">
            <text:p>199268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600" calcext:value-type="float">
            <text:p>20160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3360" calcext:value-type="float">
            <text:p>203360</text:p>
          </table:table-cell>
          <table:table-cell table:number-columns-repeated="3"/>
          <table:table-cell table:formula="of:=AVERAGE([.B75:.AI75])" office:value-type="float" office:value="150831.870967742" calcext:value-type="float">
            <text:p>150831.870967742</text:p>
          </table:table-cell>
          <table:table-cell table:formula="of:=STDEVPA([.B75:.AI75])" office:value-type="float" office:value="86188.1917485602" calcext:value-type="float">
            <text:p>86188.1917485602</text:p>
          </table:table-cell>
          <table:table-cell table:number-columns-repeated="98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88" calcext:value-type="float">
            <text:p>4788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48" calcext:value-type="float">
            <text:p>202348</text:p>
          </table:table-cell>
          <table:table-cell office:value-type="float" office:value="201200" calcext:value-type="float">
            <text:p>20120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8080" calcext:value-type="float">
            <text:p>1980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41176" calcext:value-type="float">
            <text:p>41176</text:p>
          </table:table-cell>
          <table:table-cell office:value-type="float" office:value="203912" calcext:value-type="float">
            <text:p>203912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8520" calcext:value-type="float">
            <text:p>198520</text:p>
          </table:table-cell>
          <table:table-cell office:value-type="float" office:value="211708" calcext:value-type="float">
            <text:p>211708</text:p>
          </table:table-cell>
          <table:table-cell office:value-type="float" office:value="199948" calcext:value-type="float">
            <text:p>19994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4788" calcext:value-type="float">
            <text:p>4788</text:p>
          </table:table-cell>
          <table:table-cell office:value-type="float" office:value="220184" calcext:value-type="float">
            <text:p>220184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table:number-columns-repeated="3"/>
          <table:table-cell table:formula="of:=AVERAGE([.B76:.AI76])" office:value-type="float" office:value="165157.548387097" calcext:value-type="float">
            <text:p>165157.548387097</text:p>
          </table:table-cell>
          <table:table-cell table:formula="of:=STDEVPA([.B76:.AI76])" office:value-type="float" office:value="75943.0506675843" calcext:value-type="float">
            <text:p>75943.0506675843</text:p>
          </table:table-cell>
          <table:table-cell table:number-columns-repeated="98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98560" calcext:value-type="float">
            <text:p>1985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4056" calcext:value-type="float">
            <text:p>4056</text:p>
          </table:table-cell>
          <table:table-cell office:value-type="float" office:value="200080" calcext:value-type="float">
            <text:p>200080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0360" calcext:value-type="float">
            <text:p>200360</text:p>
          </table:table-cell>
          <table:table-cell office:value-type="float" office:value="203400" calcext:value-type="float">
            <text:p>203400</text:p>
          </table:table-cell>
          <table:table-cell office:value-type="float" office:value="197720" calcext:value-type="float">
            <text:p>197720</text:p>
          </table:table-cell>
          <table:table-cell office:value-type="float" office:value="4788" calcext:value-type="float">
            <text:p>4788</text:p>
          </table:table-cell>
          <table:table-cell office:value-type="float" office:value="4628" calcext:value-type="float">
            <text:p>4628</text:p>
          </table:table-cell>
          <table:table-cell office:value-type="float" office:value="199028" calcext:value-type="float">
            <text:p>19902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628" calcext:value-type="float">
            <text:p>20162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7840" calcext:value-type="float">
            <text:p>19784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2320" calcext:value-type="float">
            <text:p>202320</text:p>
          </table:table-cell>
          <table:table-cell table:number-columns-repeated="3"/>
          <table:table-cell table:formula="of:=AVERAGE([.B77:.AI77])" office:value-type="float" office:value="169101.935483871" calcext:value-type="float">
            <text:p>169101.935483871</text:p>
          </table:table-cell>
          <table:table-cell table:formula="of:=STDEVPA([.B77:.AI77])" office:value-type="float" office:value="72156.490779924" calcext:value-type="float">
            <text:p>72156.490779924</text:p>
          </table:table-cell>
          <table:table-cell table:number-columns-repeated="98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01920" calcext:value-type="float">
            <text:p>2019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5456" calcext:value-type="float">
            <text:p>5456</text:p>
          </table:table-cell>
          <table:table-cell office:value-type="float" office:value="201440" calcext:value-type="float">
            <text:p>201440</text:p>
          </table:table-cell>
          <table:table-cell office:value-type="float" office:value="116028" calcext:value-type="float">
            <text:p>116028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8080" calcext:value-type="float">
            <text:p>1980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720" calcext:value-type="float">
            <text:p>201720</text:p>
          </table:table-cell>
          <table:table-cell office:value-type="float" office:value="4708" calcext:value-type="float">
            <text:p>4708</text:p>
          </table:table-cell>
          <table:table-cell office:value-type="float" office:value="4908" calcext:value-type="float">
            <text:p>4908</text:p>
          </table:table-cell>
          <table:table-cell office:value-type="float" office:value="196396" calcext:value-type="float">
            <text:p>196396</text:p>
          </table:table-cell>
          <table:table-cell office:value-type="float" office:value="200160" calcext:value-type="float">
            <text:p>200160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7440" calcext:value-type="float">
            <text:p>197440</text:p>
          </table:table-cell>
          <table:table-cell office:value-type="float" office:value="105628" calcext:value-type="float">
            <text:p>105628</text:p>
          </table:table-cell>
          <table:table-cell office:value-type="float" office:value="202360" calcext:value-type="float">
            <text:p>202360</text:p>
          </table:table-cell>
          <table:table-cell office:value-type="float" office:value="4748" calcext:value-type="float">
            <text:p>4748</text:p>
          </table:table-cell>
          <table:table-cell office:value-type="float" office:value="4708" calcext:value-type="float">
            <text:p>4708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480" calcext:value-type="float">
            <text:p>2004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78:.AI78])" office:value-type="float" office:value="163070.838709677" calcext:value-type="float">
            <text:p>163070.838709677</text:p>
          </table:table-cell>
          <table:table-cell table:formula="of:=STDEVPA([.B78:.AI78])" office:value-type="float" office:value="72748.2886401513" calcext:value-type="float">
            <text:p>72748.2886401513</text:p>
          </table:table-cell>
          <table:table-cell table:number-columns-repeated="98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25484" calcext:value-type="float">
            <text:p>125484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5360" calcext:value-type="float">
            <text:p>195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760" calcext:value-type="float">
            <text:p>2007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120" calcext:value-type="float">
            <text:p>1991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160" calcext:value-type="float">
            <text:p>200160</text:p>
          </table:table-cell>
          <table:table-cell office:value-type="float" office:value="196088" calcext:value-type="float">
            <text:p>196088</text:p>
          </table:table-cell>
          <table:table-cell office:value-type="float" office:value="82788" calcext:value-type="float">
            <text:p>82788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4788" calcext:value-type="float">
            <text:p>4788</text:p>
          </table:table-cell>
          <table:table-cell office:value-type="float" office:value="200240" calcext:value-type="float">
            <text:p>200240</text:p>
          </table:table-cell>
          <table:table-cell office:value-type="float" office:value="158708" calcext:value-type="float">
            <text:p>158708</text:p>
          </table:table-cell>
          <table:table-cell office:value-type="float" office:value="4788" calcext:value-type="float">
            <text:p>4788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148" calcext:value-type="float">
            <text:p>203148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0200" calcext:value-type="float">
            <text:p>200200</text:p>
          </table:table-cell>
          <table:table-cell table:number-columns-repeated="3"/>
          <table:table-cell table:formula="of:=AVERAGE([.B79:.AI79])" office:value-type="float" office:value="161362.064516129" calcext:value-type="float">
            <text:p>161362.064516129</text:p>
          </table:table-cell>
          <table:table-cell table:formula="of:=STDEVPA([.B79:.AI79])" office:value-type="float" office:value="73035.8712670546" calcext:value-type="float">
            <text:p>73035.8712670546</text:p>
          </table:table-cell>
          <table:table-cell table:number-columns-repeated="98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02320" calcext:value-type="float">
            <text:p>202320</text:p>
          </table:table-cell>
          <table:table-cell office:value-type="float" office:value="183560" calcext:value-type="float">
            <text:p>1835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4748" calcext:value-type="float">
            <text:p>47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920" calcext:value-type="float">
            <text:p>199920</text:p>
          </table:table-cell>
          <table:table-cell office:value-type="float" office:value="198000" calcext:value-type="float">
            <text:p>198000</text:p>
          </table:table-cell>
          <table:table-cell office:value-type="float" office:value="201760" calcext:value-type="float">
            <text:p>2017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4748" calcext:value-type="float">
            <text:p>4748</text:p>
          </table:table-cell>
          <table:table-cell office:value-type="float" office:value="54736" calcext:value-type="float">
            <text:p>54736</text:p>
          </table:table-cell>
          <table:table-cell office:value-type="float" office:value="200040" calcext:value-type="float">
            <text:p>20004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199200" calcext:value-type="float">
            <text:p>199200</text:p>
          </table:table-cell>
          <table:table-cell office:value-type="float" office:value="4748" calcext:value-type="float">
            <text:p>4748</text:p>
          </table:table-cell>
          <table:table-cell office:value-type="float" office:value="201268" calcext:value-type="float">
            <text:p>20126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08" calcext:value-type="float">
            <text:p>201308</text:p>
          </table:table-cell>
          <table:table-cell office:value-type="float" office:value="118176" calcext:value-type="float">
            <text:p>118176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48" calcext:value-type="float">
            <text:p>201348</text:p>
          </table:table-cell>
          <table:table-cell table:number-columns-repeated="2" office:value-type="float" office:value="202360" calcext:value-type="float">
            <text:p>202360</text:p>
          </table:table-cell>
          <table:table-cell table:number-columns-repeated="3"/>
          <table:table-cell table:formula="of:=AVERAGE([.B80:.AI80])" office:value-type="float" office:value="167781.548387097" calcext:value-type="float">
            <text:p>167781.548387097</text:p>
          </table:table-cell>
          <table:table-cell table:formula="of:=STDEVPA([.B80:.AI80])" office:value-type="float" office:value="69196.0156800202" calcext:value-type="float">
            <text:p>69196.0156800202</text:p>
          </table:table-cell>
          <table:table-cell table:number-columns-repeated="98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97080" calcext:value-type="float">
            <text:p>197080</text:p>
          </table:table-cell>
          <table:table-cell office:value-type="float" office:value="182560" calcext:value-type="float">
            <text:p>1825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3748" calcext:value-type="float">
            <text:p>3748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2480" calcext:value-type="float">
            <text:p>2024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40" calcext:value-type="float">
            <text:p>201240</text:p>
          </table:table-cell>
          <table:table-cell office:value-type="float" office:value="4788" calcext:value-type="float">
            <text:p>478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440" calcext:value-type="float">
            <text:p>2024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000" calcext:value-type="float">
            <text:p>2010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88" calcext:value-type="float">
            <text:p>4788</text:p>
          </table:table-cell>
          <table:table-cell office:value-type="float" office:value="199548" calcext:value-type="float">
            <text:p>199548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4748" calcext:value-type="float">
            <text:p>4748</text:p>
          </table:table-cell>
          <table:table-cell office:value-type="float" office:value="196280" calcext:value-type="float">
            <text:p>196280</text:p>
          </table:table-cell>
          <table:table-cell office:value-type="float" office:value="200396" calcext:value-type="float">
            <text:p>200396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00" calcext:value-type="float">
            <text:p>201200</text:p>
          </table:table-cell>
          <table:table-cell office:value-type="float" office:value="199600" calcext:value-type="float">
            <text:p>199600</text:p>
          </table:table-cell>
          <table:table-cell office:value-type="float" office:value="201308" calcext:value-type="float">
            <text:p>201308</text:p>
          </table:table-cell>
          <table:table-cell table:number-columns-repeated="2" office:value-type="float" office:value="202320" calcext:value-type="float">
            <text:p>202320</text:p>
          </table:table-cell>
          <table:table-cell table:number-columns-repeated="3"/>
          <table:table-cell table:formula="of:=AVERAGE([.B81:.AI81])" office:value-type="float" office:value="174856.903225806" calcext:value-type="float">
            <text:p>174856.903225806</text:p>
          </table:table-cell>
          <table:table-cell table:formula="of:=STDEVPA([.B81:.AI81])" office:value-type="float" office:value="65660.7935511354" calcext:value-type="float">
            <text:p>65660.7935511354</text:p>
          </table:table-cell>
          <table:table-cell table:number-columns-repeated="98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2960" calcext:value-type="float">
            <text:p>192960</text:p>
          </table:table-cell>
          <table:table-cell office:value-type="float" office:value="200408" calcext:value-type="float">
            <text:p>200408</text:p>
          </table:table-cell>
          <table:table-cell office:value-type="float" office:value="202320" calcext:value-type="float">
            <text:p>202320</text:p>
          </table:table-cell>
          <table:table-cell office:value-type="float" office:value="5748" calcext:value-type="float">
            <text:p>57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9180" calcext:value-type="float">
            <text:p>49180</text:p>
          </table:table-cell>
          <table:table-cell office:value-type="float" office:value="200912" calcext:value-type="float">
            <text:p>200912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548" calcext:value-type="float">
            <text:p>200548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8120" calcext:value-type="float">
            <text:p>198120</text:p>
          </table:table-cell>
          <table:table-cell office:value-type="float" office:value="198200" calcext:value-type="float">
            <text:p>198200</text:p>
          </table:table-cell>
          <table:table-cell office:value-type="float" office:value="4788" calcext:value-type="float">
            <text:p>4788</text:p>
          </table:table-cell>
          <table:table-cell office:value-type="float" office:value="202040" calcext:value-type="float">
            <text:p>202040</text:p>
          </table:table-cell>
          <table:table-cell office:value-type="float" office:value="203320" calcext:value-type="float">
            <text:p>203320</text:p>
          </table:table-cell>
          <table:table-cell office:value-type="float" office:value="198188" calcext:value-type="float">
            <text:p>198188</text:p>
          </table:table-cell>
          <table:table-cell office:value-type="float" office:value="4708" calcext:value-type="float">
            <text:p>4708</text:p>
          </table:table-cell>
          <table:table-cell office:value-type="float" office:value="201120" calcext:value-type="float">
            <text:p>2011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7516" calcext:value-type="float">
            <text:p>197516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960" calcext:value-type="float">
            <text:p>202960</text:p>
          </table:table-cell>
          <table:table-cell office:value-type="float" office:value="200188" calcext:value-type="float">
            <text:p>20018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82:.AI82])" office:value-type="float" office:value="176745.290322581" calcext:value-type="float">
            <text:p>176745.290322581</text:p>
          </table:table-cell>
          <table:table-cell table:formula="of:=STDEVPA([.B82:.AI82])" office:value-type="float" office:value="62242.0111159209" calcext:value-type="float">
            <text:p>62242.0111159209</text:p>
          </table:table-cell>
          <table:table-cell table:number-columns-repeated="98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4040" calcext:value-type="float">
            <text:p>1940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3400" calcext:value-type="float">
            <text:p>203400</text:p>
          </table:table-cell>
          <table:table-cell office:value-type="float" office:value="75536" calcext:value-type="float">
            <text:p>75536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300" calcext:value-type="float">
            <text:p>200300</text:p>
          </table:table-cell>
          <table:table-cell office:value-type="float" office:value="199724" calcext:value-type="float">
            <text:p>199724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8120" calcext:value-type="float">
            <text:p>198120</text:p>
          </table:table-cell>
          <table:table-cell office:value-type="float" office:value="199188" calcext:value-type="float">
            <text:p>199188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3000" calcext:value-type="float">
            <text:p>1930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08" calcext:value-type="float">
            <text:p>4708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88" calcext:value-type="float">
            <text:p>202388</text:p>
          </table:table-cell>
          <table:table-cell office:value-type="float" office:value="4788" calcext:value-type="float">
            <text:p>478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4080" calcext:value-type="float">
            <text:p>2040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348" calcext:value-type="float">
            <text:p>200348</text:p>
          </table:table-cell>
          <table:table-cell office:value-type="float" office:value="202348" calcext:value-type="float">
            <text:p>202348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83:.AI83])" office:value-type="float" office:value="183732.774193548" calcext:value-type="float">
            <text:p>183732.774193548</text:p>
          </table:table-cell>
          <table:table-cell table:formula="of:=STDEVPA([.B83:.AI83])" office:value-type="float" office:value="51958.3802118516" calcext:value-type="float">
            <text:p>51958.3802118516</text:p>
          </table:table-cell>
          <table:table-cell table:number-columns-repeated="98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6080" calcext:value-type="float">
            <text:p>1960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400" calcext:value-type="float">
            <text:p>20340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7880" calcext:value-type="float">
            <text:p>1978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5280" calcext:value-type="float">
            <text:p>195280</text:p>
          </table:table-cell>
          <table:table-cell office:value-type="float" office:value="197520" calcext:value-type="float">
            <text:p>19752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160" calcext:value-type="float">
            <text:p>200160</text:p>
          </table:table-cell>
          <table:table-cell office:value-type="float" office:value="118284" calcext:value-type="float">
            <text:p>118284</text:p>
          </table:table-cell>
          <table:table-cell office:value-type="float" office:value="199228" calcext:value-type="float">
            <text:p>19922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68" calcext:value-type="float">
            <text:p>199268</text:p>
          </table:table-cell>
          <table:table-cell office:value-type="float" office:value="85896" calcext:value-type="float">
            <text:p>85896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628" calcext:value-type="float">
            <text:p>201628</text:p>
          </table:table-cell>
          <table:table-cell office:value-type="float" office:value="202320" calcext:value-type="float">
            <text:p>202320</text:p>
          </table:table-cell>
          <table:table-cell table:number-columns-repeated="3"/>
          <table:table-cell table:formula="of:=AVERAGE([.B84:.AI84])" office:value-type="float" office:value="194142.322580645" calcext:value-type="float">
            <text:p>194142.322580645</text:p>
          </table:table-cell>
          <table:table-cell table:formula="of:=STDEVPA([.B84:.AI84])" office:value-type="float" office:value="24594.435536922" calcext:value-type="float">
            <text:p>24594.435536922</text:p>
          </table:table-cell>
          <table:table-cell table:number-columns-repeated="98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01200" calcext:value-type="float">
            <text:p>201200</text:p>
          </table:table-cell>
          <table:table-cell office:value-type="float" office:value="196120" calcext:value-type="float">
            <text:p>1961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68" calcext:value-type="float">
            <text:p>200268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9120" calcext:value-type="float">
            <text:p>1991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560" calcext:value-type="float">
            <text:p>199560</text:p>
          </table:table-cell>
          <table:table-cell office:value-type="float" office:value="202800" calcext:value-type="float">
            <text:p>2028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080" calcext:value-type="float">
            <text:p>202080</text:p>
          </table:table-cell>
          <table:table-cell office:value-type="float" office:value="201880" calcext:value-type="float">
            <text:p>201880</text:p>
          </table:table-cell>
          <table:table-cell office:value-type="float" office:value="167028" calcext:value-type="float">
            <text:p>167028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3296" calcext:value-type="float">
            <text:p>203296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53828" calcext:value-type="float">
            <text:p>5382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00" calcext:value-type="float">
            <text:p>20020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3068" calcext:value-type="float">
            <text:p>203068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85:.AI85])" office:value-type="float" office:value="195348.64516129" calcext:value-type="float">
            <text:p>195348.64516129</text:p>
          </table:table-cell>
          <table:table-cell table:formula="of:=STDEVPA([.B85:.AI85])" office:value-type="float" office:value="26583.3500371317" calcext:value-type="float">
            <text:p>26583.3500371317</text:p>
          </table:table-cell>
          <table:table-cell table:number-columns-repeated="98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00360" calcext:value-type="float">
            <text:p>200360</text:p>
          </table:table-cell>
          <table:table-cell office:value-type="float" office:value="196120" calcext:value-type="float">
            <text:p>1961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7288" calcext:value-type="float">
            <text:p>197288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6120" calcext:value-type="float">
            <text:p>1961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3000" calcext:value-type="float">
            <text:p>20300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0188" calcext:value-type="float">
            <text:p>20018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4748" calcext:value-type="float">
            <text:p>4748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7080" calcext:value-type="float">
            <text:p>1970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28" calcext:value-type="float">
            <text:p>199228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5548" calcext:value-type="float">
            <text:p>5548</text:p>
          </table:table-cell>
          <table:table-cell office:value-type="float" office:value="198044" calcext:value-type="float">
            <text:p>198044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160" calcext:value-type="float">
            <text:p>2001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1080" calcext:value-type="float">
            <text:p>2010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3360" calcext:value-type="float">
            <text:p>203360</text:p>
          </table:table-cell>
          <table:table-cell table:number-columns-repeated="3"/>
          <table:table-cell table:formula="of:=AVERAGE([.B86:.AI86])" office:value-type="float" office:value="187642.709677419" calcext:value-type="float">
            <text:p>187642.709677419</text:p>
          </table:table-cell>
          <table:table-cell table:formula="of:=STDEVPA([.B86:.AI86])" office:value-type="float" office:value="47964.4576301497" calcext:value-type="float">
            <text:p>47964.4576301497</text:p>
          </table:table-cell>
          <table:table-cell table:number-columns-repeated="98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94000" calcext:value-type="float">
            <text:p>194000</text:p>
          </table:table-cell>
          <table:table-cell office:value-type="float" office:value="194040" calcext:value-type="float">
            <text:p>1940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7040" calcext:value-type="float">
            <text:p>1970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8320" calcext:value-type="float">
            <text:p>19832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6080" calcext:value-type="float">
            <text:p>1960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88" calcext:value-type="float">
            <text:p>4788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368" calcext:value-type="float">
            <text:p>200368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200484" calcext:value-type="float">
            <text:p>200484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0440" calcext:value-type="float">
            <text:p>2004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00" calcext:value-type="float">
            <text:p>200200</text:p>
          </table:table-cell>
          <table:table-cell table:number-columns-repeated="3"/>
          <table:table-cell table:formula="of:=AVERAGE([.B87:.AI87])" office:value-type="float" office:value="187595.35483871" calcext:value-type="float">
            <text:p>187595.35483871</text:p>
          </table:table-cell>
          <table:table-cell table:formula="of:=STDEVPA([.B87:.AI87])" office:value-type="float" office:value="48060.6533465776" calcext:value-type="float">
            <text:p>48060.6533465776</text:p>
          </table:table-cell>
          <table:table-cell table:number-columns-repeated="98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4388" calcext:value-type="float">
            <text:p>194388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197000" calcext:value-type="float">
            <text:p>197000</text:p>
          </table:table-cell>
          <table:table-cell office:value-type="float" office:value="197628" calcext:value-type="float">
            <text:p>19762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0160" calcext:value-type="float">
            <text:p>2001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4748" calcext:value-type="float">
            <text:p>4748</text:p>
          </table:table-cell>
          <table:table-cell office:value-type="float" office:value="198160" calcext:value-type="float">
            <text:p>1981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6120" calcext:value-type="float">
            <text:p>1961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48" calcext:value-type="float">
            <text:p>4748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360" calcext:value-type="float">
            <text:p>203360</text:p>
          </table:table-cell>
          <table:table-cell office:value-type="float" office:value="198280" calcext:value-type="float">
            <text:p>198280</text:p>
          </table:table-cell>
          <table:table-cell office:value-type="float" office:value="203360" calcext:value-type="float">
            <text:p>203360</text:p>
          </table:table-cell>
          <table:table-cell table:number-columns-repeated="3" office:value-type="float" office:value="202360" calcext:value-type="float">
            <text:p>202360</text:p>
          </table:table-cell>
          <table:table-cell table:number-columns-repeated="3"/>
          <table:table-cell table:formula="of:=AVERAGE([.B88:.AI88])" office:value-type="float" office:value="187705.161290323" calcext:value-type="float">
            <text:p>187705.161290323</text:p>
          </table:table-cell>
          <table:table-cell table:formula="of:=STDEVPA([.B88:.AI88])" office:value-type="float" office:value="48093.6266363694" calcext:value-type="float">
            <text:p>48093.6266363694</text:p>
          </table:table-cell>
          <table:table-cell table:number-columns-repeated="98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6896" calcext:value-type="float">
            <text:p>196896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868" calcext:value-type="float">
            <text:p>20286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040" calcext:value-type="float">
            <text:p>201040</text:p>
          </table:table-cell>
          <table:table-cell office:value-type="float" office:value="202280" calcext:value-type="float">
            <text:p>202280</text:p>
          </table:table-cell>
          <table:table-cell office:value-type="float" office:value="196080" calcext:value-type="float">
            <text:p>1960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4788" calcext:value-type="float">
            <text:p>4788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7080" calcext:value-type="float">
            <text:p>19708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197120" calcext:value-type="float">
            <text:p>1971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4788" calcext:value-type="float">
            <text:p>4788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9120" calcext:value-type="float">
            <text:p>1991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160" calcext:value-type="float">
            <text:p>2021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89:.AI89])" office:value-type="float" office:value="188051.870967742" calcext:value-type="float">
            <text:p>188051.870967742</text:p>
          </table:table-cell>
          <table:table-cell table:formula="of:=STDEVPA([.B89:.AI89])" office:value-type="float" office:value="48170.6973381938" calcext:value-type="float">
            <text:p>48170.6973381938</text:p>
          </table:table-cell>
          <table:table-cell table:number-columns-repeated="98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99760" calcext:value-type="float">
            <text:p>199760</text:p>
          </table:table-cell>
          <table:table-cell office:value-type="float" office:value="199136" calcext:value-type="float">
            <text:p>199136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2360" calcext:value-type="float">
            <text:p>202360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199240" calcext:value-type="float">
            <text:p>199240</text:p>
          </table:table-cell>
          <table:table-cell office:value-type="float" office:value="100468" calcext:value-type="float">
            <text:p>100468</text:p>
          </table:table-cell>
          <table:table-cell office:value-type="float" office:value="203428" calcext:value-type="float">
            <text:p>203428</text:p>
          </table:table-cell>
          <table:table-cell office:value-type="float" office:value="201520" calcext:value-type="float">
            <text:p>201520</text:p>
          </table:table-cell>
          <table:table-cell office:value-type="float" office:value="199640" calcext:value-type="float">
            <text:p>19964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160" calcext:value-type="float">
            <text:p>200160</text:p>
          </table:table-cell>
          <table:table-cell office:value-type="float" office:value="198680" calcext:value-type="float">
            <text:p>198680</text:p>
          </table:table-cell>
          <table:table-cell office:value-type="float" office:value="4736" calcext:value-type="float">
            <text:p>4736</text:p>
          </table:table-cell>
          <table:table-cell office:value-type="float" office:value="200360" calcext:value-type="float">
            <text:p>20036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68" calcext:value-type="float">
            <text:p>201268</text:p>
          </table:table-cell>
          <table:table-cell office:value-type="float" office:value="4748" calcext:value-type="float">
            <text:p>4748</text:p>
          </table:table-cell>
          <table:table-cell office:value-type="float" office:value="192988" calcext:value-type="float">
            <text:p>192988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9080" calcext:value-type="float">
            <text:p>199080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90:.AI90])" office:value-type="float" office:value="184643.870967742" calcext:value-type="float">
            <text:p>184643.870967742</text:p>
          </table:table-cell>
          <table:table-cell table:formula="of:=STDEVPA([.B90:.AI90])" office:value-type="float" office:value="50471.6053393563" calcext:value-type="float">
            <text:p>50471.6053393563</text:p>
          </table:table-cell>
          <table:table-cell table:number-columns-repeated="98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01280" calcext:value-type="float">
            <text:p>201280</text:p>
          </table:table-cell>
          <table:table-cell office:value-type="float" office:value="62016" calcext:value-type="float">
            <text:p>62016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880" calcext:value-type="float">
            <text:p>2018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7160" calcext:value-type="float">
            <text:p>197160</text:p>
          </table:table-cell>
          <table:table-cell office:value-type="float" office:value="4748" calcext:value-type="float">
            <text:p>4748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3920" calcext:value-type="float">
            <text:p>2039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760" calcext:value-type="float">
            <text:p>201760</text:p>
          </table:table-cell>
          <table:table-cell office:value-type="float" office:value="3576" calcext:value-type="float">
            <text:p>3576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28" calcext:value-type="float">
            <text:p>199228</text:p>
          </table:table-cell>
          <table:table-cell office:value-type="float" office:value="136896" calcext:value-type="float">
            <text:p>136896</text:p>
          </table:table-cell>
          <table:table-cell office:value-type="float" office:value="201280" calcext:value-type="float">
            <text:p>201280</text:p>
          </table:table-cell>
          <table:table-cell table:number-columns-repeated="2" office:value-type="float" office:value="201320" calcext:value-type="float">
            <text:p>201320</text:p>
          </table:table-cell>
          <table:table-cell table:number-columns-repeated="2" office:value-type="float" office:value="201240" calcext:value-type="float">
            <text:p>201240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280" calcext:value-type="float">
            <text:p>201280</text:p>
          </table:table-cell>
          <table:table-cell table:number-columns-repeated="3"/>
          <table:table-cell table:formula="of:=AVERAGE([.B91:.AI91])" office:value-type="float" office:value="181959.096774194" calcext:value-type="float">
            <text:p>181959.096774194</text:p>
          </table:table-cell>
          <table:table-cell table:formula="of:=STDEVPA([.B91:.AI91])" office:value-type="float" office:value="53799.670047768" calcext:value-type="float">
            <text:p>53799.670047768</text:p>
          </table:table-cell>
          <table:table-cell table:number-columns-repeated="98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97160" calcext:value-type="float">
            <text:p>197160</text:p>
          </table:table-cell>
          <table:table-cell office:value-type="float" office:value="4748" calcext:value-type="float">
            <text:p>4748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6440" calcext:value-type="float">
            <text:p>1964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0160" calcext:value-type="float">
            <text:p>200160</text:p>
          </table:table-cell>
          <table:table-cell office:value-type="float" office:value="4788" calcext:value-type="float">
            <text:p>4788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2440" calcext:value-type="float">
            <text:p>1924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6736" calcext:value-type="float">
            <text:p>206736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160" calcext:value-type="float">
            <text:p>199160</text:p>
          </table:table-cell>
          <table:table-cell office:value-type="float" office:value="198120" calcext:value-type="float">
            <text:p>198120</text:p>
          </table:table-cell>
          <table:table-cell office:value-type="float" office:value="197280" calcext:value-type="float">
            <text:p>197280</text:p>
          </table:table-cell>
          <table:table-cell office:value-type="float" office:value="199520" calcext:value-type="float">
            <text:p>199520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0280" calcext:value-type="float">
            <text:p>200280</text:p>
          </table:table-cell>
          <table:table-cell table:number-columns-repeated="2" office:value-type="float" office:value="201280" calcext:value-type="float">
            <text:p>2012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92:.AI92])" office:value-type="float" office:value="187789.548387097" calcext:value-type="float">
            <text:p>187789.548387097</text:p>
          </table:table-cell>
          <table:table-cell table:formula="of:=STDEVPA([.B92:.AI92])" office:value-type="float" office:value="48133.6329566188" calcext:value-type="float">
            <text:p>48133.6329566188</text:p>
          </table:table-cell>
          <table:table-cell table:number-columns-repeated="98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88" calcext:value-type="float">
            <text:p>4788</text:p>
          </table:table-cell>
          <table:table-cell office:value-type="float" office:value="197120" calcext:value-type="float">
            <text:p>19712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199320" calcext:value-type="float">
            <text:p>199320</text:p>
          </table:table-cell>
          <table:table-cell office:value-type="float" office:value="4748" calcext:value-type="float">
            <text:p>4748</text:p>
          </table:table-cell>
          <table:table-cell office:value-type="float" office:value="75508" calcext:value-type="float">
            <text:p>7550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7520" calcext:value-type="float">
            <text:p>1975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6840" calcext:value-type="float">
            <text:p>19684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9960" calcext:value-type="float">
            <text:p>199960</text:p>
          </table:table-cell>
          <table:table-cell office:value-type="float" office:value="202000" calcext:value-type="float">
            <text:p>202000</text:p>
          </table:table-cell>
          <table:table-cell office:value-type="float" office:value="115028" calcext:value-type="float">
            <text:p>115028</text:p>
          </table:table-cell>
          <table:table-cell office:value-type="float" office:value="193276" calcext:value-type="float">
            <text:p>193276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3360" calcext:value-type="float">
            <text:p>203360</text:p>
          </table:table-cell>
          <table:table-cell table:number-columns-repeated="3"/>
          <table:table-cell table:formula="of:=AVERAGE([.B93:.AI93])" office:value-type="float" office:value="181171.741935484" calcext:value-type="float">
            <text:p>181171.741935484</text:p>
          </table:table-cell>
          <table:table-cell table:formula="of:=STDEVPA([.B93:.AI93])" office:value-type="float" office:value="53313.180058344" calcext:value-type="float">
            <text:p>53313.180058344</text:p>
          </table:table-cell>
          <table:table-cell table:number-columns-repeated="98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48" calcext:value-type="float">
            <text:p>4748</text:p>
          </table:table-cell>
          <table:table-cell office:value-type="float" office:value="199240" calcext:value-type="float">
            <text:p>199240</text:p>
          </table:table-cell>
          <table:table-cell office:value-type="float" office:value="198120" calcext:value-type="float">
            <text:p>1981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280" calcext:value-type="float">
            <text:p>199280</text:p>
          </table:table-cell>
          <table:table-cell office:value-type="float" office:value="198200" calcext:value-type="float">
            <text:p>198200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199408" calcext:value-type="float">
            <text:p>19940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440" calcext:value-type="float">
            <text:p>20044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080" calcext:value-type="float">
            <text:p>200080</text:p>
          </table:table-cell>
          <table:table-cell office:value-type="float" office:value="3348" calcext:value-type="float">
            <text:p>3348</text:p>
          </table:table-cell>
          <table:table-cell office:value-type="float" office:value="201040" calcext:value-type="float">
            <text:p>2010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203360" calcext:value-type="float">
            <text:p>203360</text:p>
          </table:table-cell>
          <table:table-cell office:value-type="float" office:value="199548" calcext:value-type="float">
            <text:p>199548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94:.AI94])" office:value-type="float" office:value="175567.35483871" calcext:value-type="float">
            <text:p>175567.35483871</text:p>
          </table:table-cell>
          <table:table-cell table:formula="of:=STDEVPA([.B94:.AI94])" office:value-type="float" office:value="65895.2534359662" calcext:value-type="float">
            <text:p>65895.2534359662</text:p>
          </table:table-cell>
          <table:table-cell table:number-columns-repeated="98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88" calcext:value-type="float">
            <text:p>4788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99080" calcext:value-type="float">
            <text:p>199080</text:p>
          </table:table-cell>
          <table:table-cell office:value-type="float" office:value="4788" calcext:value-type="float">
            <text:p>4788</text:p>
          </table:table-cell>
          <table:table-cell office:value-type="float" office:value="4708" calcext:value-type="float">
            <text:p>4708</text:p>
          </table:table-cell>
          <table:table-cell office:value-type="float" office:value="202388" calcext:value-type="float">
            <text:p>202388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1080" calcext:value-type="float">
            <text:p>20108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160" calcext:value-type="float">
            <text:p>20016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2520" calcext:value-type="float">
            <text:p>202520</text:p>
          </table:table-cell>
          <table:table-cell office:value-type="float" office:value="6108" calcext:value-type="float">
            <text:p>6108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40" calcext:value-type="float">
            <text:p>200240</text:p>
          </table:table-cell>
          <table:table-cell table:number-columns-repeated="2" office:value-type="float" office:value="202320" calcext:value-type="float">
            <text:p>202320</text:p>
          </table:table-cell>
          <table:table-cell office:value-type="float" office:value="201240" calcext:value-type="float">
            <text:p>201240</text:p>
          </table:table-cell>
          <table:table-cell office:value-type="float" office:value="107388" calcext:value-type="float">
            <text:p>107388</text:p>
          </table:table-cell>
          <table:table-cell office:value-type="float" office:value="198320" calcext:value-type="float">
            <text:p>198320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2360" calcext:value-type="float">
            <text:p>202360</text:p>
          </table:table-cell>
          <table:table-cell table:number-columns-repeated="3"/>
          <table:table-cell table:formula="of:=AVERAGE([.B95:.AI95])" office:value-type="float" office:value="172813.161290323" calcext:value-type="float">
            <text:p>172813.161290323</text:p>
          </table:table-cell>
          <table:table-cell table:formula="of:=STDEVPA([.B95:.AI95])" office:value-type="float" office:value="66648.3740174322" calcext:value-type="float">
            <text:p>66648.3740174322</text:p>
          </table:table-cell>
          <table:table-cell table:number-columns-repeated="98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88" calcext:value-type="float">
            <text:p>4788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2388" calcext:value-type="float">
            <text:p>202388</text:p>
          </table:table-cell>
          <table:table-cell office:value-type="float" office:value="199268" calcext:value-type="float">
            <text:p>199268</text:p>
          </table:table-cell>
          <table:table-cell office:value-type="float" office:value="4708" calcext:value-type="float">
            <text:p>4708</text:p>
          </table:table-cell>
          <table:table-cell office:value-type="float" office:value="4748" calcext:value-type="float">
            <text:p>4748</text:p>
          </table:table-cell>
          <table:table-cell office:value-type="float" office:value="202348" calcext:value-type="float">
            <text:p>20234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440" calcext:value-type="float">
            <text:p>2014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960" calcext:value-type="float">
            <text:p>20196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4788" calcext:value-type="float">
            <text:p>4788</text:p>
          </table:table-cell>
          <table:table-cell office:value-type="float" office:value="198640" calcext:value-type="float">
            <text:p>198640</text:p>
          </table:table-cell>
          <table:table-cell office:value-type="float" office:value="197880" calcext:value-type="float">
            <text:p>197880</text:p>
          </table:table-cell>
          <table:table-cell table:number-columns-repeated="3" office:value-type="float" office:value="201320" calcext:value-type="float">
            <text:p>201320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88" calcext:value-type="float">
            <text:p>4788</text:p>
          </table:table-cell>
          <table:table-cell office:value-type="float" office:value="203200" calcext:value-type="float">
            <text:p>2032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8080" calcext:value-type="float">
            <text:p>198080</text:p>
          </table:table-cell>
          <table:table-cell table:number-columns-repeated="3"/>
          <table:table-cell table:formula="of:=AVERAGE([.B96:.AI96])" office:value-type="float" office:value="169224" calcext:value-type="float">
            <text:p>169224</text:p>
          </table:table-cell>
          <table:table-cell table:formula="of:=STDEVPA([.B96:.AI96])" office:value-type="float" office:value="72136.2351826222" calcext:value-type="float">
            <text:p>72136.2351826222</text:p>
          </table:table-cell>
          <table:table-cell table:number-columns-repeated="98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01668" calcext:value-type="float">
            <text:p>201668</text:p>
          </table:table-cell>
          <table:table-cell office:value-type="float" office:value="4708" calcext:value-type="float">
            <text:p>470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120" calcext:value-type="float">
            <text:p>199120</text:p>
          </table:table-cell>
          <table:table-cell office:value-type="float" office:value="198200" calcext:value-type="float">
            <text:p>198200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1348" calcext:value-type="float">
            <text:p>201348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200308" calcext:value-type="float">
            <text:p>20030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760" calcext:value-type="float">
            <text:p>202760</text:p>
          </table:table-cell>
          <table:table-cell table:number-columns-repeated="2"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3360" calcext:value-type="float">
            <text:p>203360</text:p>
          </table:table-cell>
          <table:table-cell office:value-type="float" office:value="4788" calcext:value-type="float">
            <text:p>4788</text:p>
          </table:table-cell>
          <table:table-cell office:value-type="float" office:value="195480" calcext:value-type="float">
            <text:p>195480</text:p>
          </table:table-cell>
          <table:table-cell office:value-type="float" office:value="201520" calcext:value-type="float">
            <text:p>201520</text:p>
          </table:table-cell>
          <table:table-cell office:value-type="float" office:value="198988" calcext:value-type="float">
            <text:p>19898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88" calcext:value-type="float">
            <text:p>4788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0280" calcext:value-type="float">
            <text:p>200280</text:p>
          </table:table-cell>
          <table:table-cell table:number-columns-repeated="3"/>
          <table:table-cell table:formula="of:=AVERAGE([.B97:.AI97])" office:value-type="float" office:value="169169.935483871" calcext:value-type="float">
            <text:p>169169.935483871</text:p>
          </table:table-cell>
          <table:table-cell table:formula="of:=STDEVPA([.B97:.AI97])" office:value-type="float" office:value="72111.6087929365" calcext:value-type="float">
            <text:p>72111.6087929365</text:p>
          </table:table-cell>
          <table:table-cell table:number-columns-repeated="98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97828" calcext:value-type="float">
            <text:p>197828</text:p>
          </table:table-cell>
          <table:table-cell office:value-type="float" office:value="4788" calcext:value-type="float">
            <text:p>4788</text:p>
          </table:table-cell>
          <table:table-cell office:value-type="float" office:value="198120" calcext:value-type="float">
            <text:p>198120</text:p>
          </table:table-cell>
          <table:table-cell office:value-type="float" office:value="196120" calcext:value-type="float">
            <text:p>1961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348" calcext:value-type="float">
            <text:p>201348</text:p>
          </table:table-cell>
          <table:table-cell office:value-type="float" office:value="198228" calcext:value-type="float">
            <text:p>198228</text:p>
          </table:table-cell>
          <table:table-cell office:value-type="float" office:value="98956" calcext:value-type="float">
            <text:p>98956</text:p>
          </table:table-cell>
          <table:table-cell office:value-type="float" office:value="4748" calcext:value-type="float">
            <text:p>4748</text:p>
          </table:table-cell>
          <table:table-cell office:value-type="float" office:value="16188" calcext:value-type="float">
            <text:p>16188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1240" calcext:value-type="float">
            <text:p>201240</text:p>
          </table:table-cell>
          <table:table-cell office:value-type="float" office:value="202000" calcext:value-type="float">
            <text:p>20200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4748" calcext:value-type="float">
            <text:p>4748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428" calcext:value-type="float">
            <text:p>199428</text:p>
          </table:table-cell>
          <table:table-cell office:value-type="float" office:value="200880" calcext:value-type="float">
            <text:p>2008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4708" calcext:value-type="float">
            <text:p>4708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98:.AI98])" office:value-type="float" office:value="166301.806451613" calcext:value-type="float">
            <text:p>166301.806451613</text:p>
          </table:table-cell>
          <table:table-cell table:formula="of:=STDEVPA([.B98:.AI98])" office:value-type="float" office:value="72156.5654345977" calcext:value-type="float">
            <text:p>72156.5654345977</text:p>
          </table:table-cell>
          <table:table-cell table:number-columns-repeated="98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01348" calcext:value-type="float">
            <text:p>201348</text:p>
          </table:table-cell>
          <table:table-cell office:value-type="float" office:value="110132" calcext:value-type="float">
            <text:p>110132</text:p>
          </table:table-cell>
          <table:table-cell table:number-columns-repeated="2" office:value-type="float" office:value="199280" calcext:value-type="float">
            <text:p>199280</text:p>
          </table:table-cell>
          <table:table-cell office:value-type="float" office:value="199188" calcext:value-type="float">
            <text:p>199188</text:p>
          </table:table-cell>
          <table:table-cell office:value-type="float" office:value="66148" calcext:value-type="float">
            <text:p>66148</text:p>
          </table:table-cell>
          <table:table-cell office:value-type="float" office:value="72388" calcext:value-type="float">
            <text:p>72388</text:p>
          </table:table-cell>
          <table:table-cell office:value-type="float" office:value="196696" calcext:value-type="float">
            <text:p>196696</text:p>
          </table:table-cell>
          <table:table-cell office:value-type="float" office:value="4788" calcext:value-type="float">
            <text:p>4788</text:p>
          </table:table-cell>
          <table:table-cell office:value-type="float" office:value="4748" calcext:value-type="float">
            <text:p>4748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8480" calcext:value-type="float">
            <text:p>1984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1320" calcext:value-type="float">
            <text:p>201320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4776" calcext:value-type="float">
            <text:p>4776</text:p>
          </table:table-cell>
          <table:table-cell office:value-type="float" office:value="197160" calcext:value-type="float">
            <text:p>1971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0268" calcext:value-type="float">
            <text:p>200268</text:p>
          </table:table-cell>
          <table:table-cell office:value-type="float" office:value="200600" calcext:value-type="float">
            <text:p>200600</text:p>
          </table:table-cell>
          <table:table-cell office:value-type="float" office:value="201268" calcext:value-type="float">
            <text:p>201268</text:p>
          </table:table-cell>
          <table:table-cell office:value-type="float" office:value="201120" calcext:value-type="float">
            <text:p>201120</text:p>
          </table:table-cell>
          <table:table-cell office:value-type="float" office:value="4788" calcext:value-type="float">
            <text:p>4788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2348" calcext:value-type="float">
            <text:p>202348</text:p>
          </table:table-cell>
          <table:table-cell office:value-type="float" office:value="201320" calcext:value-type="float">
            <text:p>201320</text:p>
          </table:table-cell>
          <table:table-cell table:number-columns-repeated="3"/>
          <table:table-cell table:formula="of:=AVERAGE([.B99:.AI99])" office:value-type="float" office:value="163785.548387097" calcext:value-type="float">
            <text:p>163785.548387097</text:p>
          </table:table-cell>
          <table:table-cell table:formula="of:=STDEVPA([.B99:.AI99])" office:value-type="float" office:value="70514.5841528379" calcext:value-type="float">
            <text:p>70514.5841528379</text:p>
          </table:table-cell>
          <table:table-cell table:number-columns-repeated="98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4828" calcext:value-type="float">
            <text:p>84828</text:p>
          </table:table-cell>
          <table:table-cell office:value-type="float" office:value="193960" calcext:value-type="float">
            <text:p>1939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0948" calcext:value-type="float">
            <text:p>190948</text:p>
          </table:table-cell>
          <table:table-cell office:value-type="float" office:value="194040" calcext:value-type="float">
            <text:p>194040</text:p>
          </table:table-cell>
          <table:table-cell table:number-columns-repeated="2" office:value-type="float" office:value="4748" calcext:value-type="float">
            <text:p>4748</text:p>
          </table:table-cell>
          <table:table-cell office:value-type="float" office:value="198160" calcext:value-type="float">
            <text:p>198160</text:p>
          </table:table-cell>
          <table:table-cell table:number-columns-repeated="2" office:value-type="float" office:value="4788" calcext:value-type="float">
            <text:p>4788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468" calcext:value-type="float">
            <text:p>198468</text:p>
          </table:table-cell>
          <table:table-cell table:number-columns-repeated="2" office:value-type="float" office:value="202360" calcext:value-type="float">
            <text:p>202360</text:p>
          </table:table-cell>
          <table:table-cell office:value-type="float" office:value="198188" calcext:value-type="float">
            <text:p>198188</text:p>
          </table:table-cell>
          <table:table-cell office:value-type="float" office:value="200080" calcext:value-type="float">
            <text:p>200080</text:p>
          </table:table-cell>
          <table:table-cell office:value-type="float" office:value="199120" calcext:value-type="float">
            <text:p>199120</text:p>
          </table:table-cell>
          <table:table-cell office:value-type="float" office:value="202200" calcext:value-type="float">
            <text:p>202200</text:p>
          </table:table-cell>
          <table:table-cell office:value-type="float" office:value="89084" calcext:value-type="float">
            <text:p>89084</text:p>
          </table:table-cell>
          <table:table-cell office:value-type="float" office:value="196120" calcext:value-type="float">
            <text:p>19612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38948" calcext:value-type="float">
            <text:p>13894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8508" calcext:value-type="float">
            <text:p>198508</text:p>
          </table:table-cell>
          <table:table-cell office:value-type="float" office:value="202520" calcext:value-type="float">
            <text:p>202520</text:p>
          </table:table-cell>
          <table:table-cell office:value-type="float" office:value="4748" calcext:value-type="float">
            <text:p>4748</text:p>
          </table:table-cell>
          <table:table-cell office:value-type="float" office:value="33868" calcext:value-type="float">
            <text:p>33868</text:p>
          </table:table-cell>
          <table:table-cell office:value-type="float" office:value="201376" calcext:value-type="float">
            <text:p>201376</text:p>
          </table:table-cell>
          <table:table-cell office:value-type="float" office:value="201280" calcext:value-type="float">
            <text:p>201280</text:p>
          </table:table-cell>
          <table:table-cell table:number-columns-repeated="3"/>
          <table:table-cell table:formula="of:=AVERAGE([.B100:.AI100])" office:value-type="float" office:value="153180.516129032" calcext:value-type="float">
            <text:p>153180.516129032</text:p>
          </table:table-cell>
          <table:table-cell table:formula="of:=STDEVPA([.B100:.AI100])" office:value-type="float" office:value="76146.6519526931" calcext:value-type="float">
            <text:p>76146.6519526931</text:p>
          </table:table-cell>
          <table:table-cell table:number-columns-repeated="98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788" calcext:value-type="float">
            <text:p>4788</text:p>
          </table:table-cell>
          <table:table-cell office:value-type="float" office:value="195720" calcext:value-type="float">
            <text:p>19572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84708" calcext:value-type="float">
            <text:p>184708</text:p>
          </table:table-cell>
          <table:table-cell office:value-type="float" office:value="202320" calcext:value-type="float">
            <text:p>202320</text:p>
          </table:table-cell>
          <table:table-cell table:number-columns-repeated="2" office:value-type="float" office:value="4788" calcext:value-type="float">
            <text:p>4788</text:p>
          </table:table-cell>
          <table:table-cell office:value-type="float" office:value="202040" calcext:value-type="float">
            <text:p>202040</text:p>
          </table:table-cell>
          <table:table-cell office:value-type="float" office:value="130932" calcext:value-type="float">
            <text:p>130932</text:p>
          </table:table-cell>
          <table:table-cell office:value-type="float" office:value="4748" calcext:value-type="float">
            <text:p>4748</text:p>
          </table:table-cell>
          <table:table-cell table:number-columns-repeated="3" office:value-type="float" office:value="202360" calcext:value-type="float">
            <text:p>202360</text:p>
          </table:table-cell>
          <table:table-cell office:value-type="float" office:value="204148" calcext:value-type="float">
            <text:p>2041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6628" calcext:value-type="float">
            <text:p>196628</text:p>
          </table:table-cell>
          <table:table-cell office:value-type="float" office:value="199320" calcext:value-type="float">
            <text:p>1993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60" calcext:value-type="float">
            <text:p>201360</text:p>
          </table:table-cell>
          <table:table-cell office:value-type="float" office:value="201044" calcext:value-type="float">
            <text:p>201044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4748" calcext:value-type="float">
            <text:p>474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3108" calcext:value-type="float">
            <text:p>203108</text:p>
          </table:table-cell>
          <table:table-cell office:value-type="float" office:value="202360" calcext:value-type="float">
            <text:p>202360</text:p>
          </table:table-cell>
          <table:table-cell table:number-columns-repeated="2" office:value-type="float" office:value="4788" calcext:value-type="float">
            <text:p>4788</text:p>
          </table:table-cell>
          <table:table-cell office:value-type="float" office:value="203456" calcext:value-type="float">
            <text:p>203456</text:p>
          </table:table-cell>
          <table:table-cell office:value-type="float" office:value="203400" calcext:value-type="float">
            <text:p>203400</text:p>
          </table:table-cell>
          <table:table-cell table:number-columns-repeated="3"/>
          <table:table-cell table:formula="of:=AVERAGE([.B101:.AI101])" office:value-type="float" office:value="154098.709677419" calcext:value-type="float">
            <text:p>154098.709677419</text:p>
          </table:table-cell>
          <table:table-cell table:formula="of:=STDEVPA([.B101:.AI101])" office:value-type="float" office:value="81637.1651189435" calcext:value-type="float">
            <text:p>81637.1651189435</text:p>
          </table:table-cell>
          <table:table-cell table:number-columns-repeated="98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708" calcext:value-type="float">
            <text:p>4708</text:p>
          </table:table-cell>
          <table:table-cell office:value-type="float" office:value="195040" calcext:value-type="float">
            <text:p>1950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4776" calcext:value-type="float">
            <text:p>194776</text:p>
          </table:table-cell>
          <table:table-cell office:value-type="float" office:value="201320" calcext:value-type="float">
            <text:p>201320</text:p>
          </table:table-cell>
          <table:table-cell office:value-type="float" office:value="4696" calcext:value-type="float">
            <text:p>4696</text:p>
          </table:table-cell>
          <table:table-cell office:value-type="float" office:value="4748" calcext:value-type="float">
            <text:p>4748</text:p>
          </table:table-cell>
          <table:table-cell office:value-type="float" office:value="190640" calcext:value-type="float">
            <text:p>190640</text:p>
          </table:table-cell>
          <table:table-cell office:value-type="float" office:value="199000" calcext:value-type="float">
            <text:p>199000</text:p>
          </table:table-cell>
          <table:table-cell office:value-type="float" office:value="4748" calcext:value-type="float">
            <text:p>474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1308" calcext:value-type="float">
            <text:p>20130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788" calcext:value-type="float">
            <text:p>20078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0280" calcext:value-type="float">
            <text:p>200280</text:p>
          </table:table-cell>
          <table:table-cell office:value-type="float" office:value="197720" calcext:value-type="float">
            <text:p>197720</text:p>
          </table:table-cell>
          <table:table-cell office:value-type="float" office:value="201688" calcext:value-type="float">
            <text:p>201688</text:p>
          </table:table-cell>
          <table:table-cell office:value-type="float" office:value="197348" calcext:value-type="float">
            <text:p>197348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88" calcext:value-type="float">
            <text:p>478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1308" calcext:value-type="float">
            <text:p>201308</text:p>
          </table:table-cell>
          <table:table-cell office:value-type="float" office:value="70856" calcext:value-type="float">
            <text:p>70856</text:p>
          </table:table-cell>
          <table:table-cell office:value-type="float" office:value="4748" calcext:value-type="float">
            <text:p>4748</text:p>
          </table:table-cell>
          <table:table-cell office:value-type="float" office:value="190936" calcext:value-type="float">
            <text:p>190936</text:p>
          </table:table-cell>
          <table:table-cell office:value-type="float" office:value="202320" calcext:value-type="float">
            <text:p>202320</text:p>
          </table:table-cell>
          <table:table-cell table:number-columns-repeated="3"/>
          <table:table-cell table:formula="of:=AVERAGE([.B102:.AI102])" office:value-type="float" office:value="157804" calcext:value-type="float">
            <text:p>157804</text:p>
          </table:table-cell>
          <table:table-cell table:formula="of:=STDEVPA([.B102:.AI102])" office:value-type="float" office:value="78398.4950415134" calcext:value-type="float">
            <text:p>78398.4950415134</text:p>
          </table:table-cell>
          <table:table-cell table:number-columns-repeated="98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788" calcext:value-type="float">
            <text:p>4788</text:p>
          </table:table-cell>
          <table:table-cell office:value-type="float" office:value="197040" calcext:value-type="float">
            <text:p>197040</text:p>
          </table:table-cell>
          <table:table-cell office:value-type="float" office:value="198160" calcext:value-type="float">
            <text:p>198160</text:p>
          </table:table-cell>
          <table:table-cell office:value-type="float" office:value="129856" calcext:value-type="float">
            <text:p>129856</text:p>
          </table:table-cell>
          <table:table-cell office:value-type="float" office:value="201280" calcext:value-type="float">
            <text:p>201280</text:p>
          </table:table-cell>
          <table:table-cell office:value-type="float" office:value="4856" calcext:value-type="float">
            <text:p>4856</text:p>
          </table:table-cell>
          <table:table-cell office:value-type="float" office:value="4776" calcext:value-type="float">
            <text:p>4776</text:p>
          </table:table-cell>
          <table:table-cell office:value-type="float" office:value="199360" calcext:value-type="float">
            <text:p>199360</text:p>
          </table:table-cell>
          <table:table-cell office:value-type="float" office:value="200000" calcext:value-type="float">
            <text:p>200000</text:p>
          </table:table-cell>
          <table:table-cell office:value-type="float" office:value="4788" calcext:value-type="float">
            <text:p>4788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0868" calcext:value-type="float">
            <text:p>200868</text:p>
          </table:table-cell>
          <table:table-cell office:value-type="float" office:value="136868" calcext:value-type="float">
            <text:p>136868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9188" calcext:value-type="float">
            <text:p>199188</text:p>
          </table:table-cell>
          <table:table-cell office:value-type="float" office:value="129588" calcext:value-type="float">
            <text:p>129588</text:p>
          </table:table-cell>
          <table:table-cell office:value-type="float" office:value="199240" calcext:value-type="float">
            <text:p>19924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680" calcext:value-type="float">
            <text:p>20068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8908" calcext:value-type="float">
            <text:p>198908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88" calcext:value-type="float">
            <text:p>478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1284" calcext:value-type="float">
            <text:p>201284</text:p>
          </table:table-cell>
          <table:table-cell office:value-type="float" office:value="3748" calcext:value-type="float">
            <text:p>3748</text:p>
          </table:table-cell>
          <table:table-cell office:value-type="float" office:value="4788" calcext:value-type="float">
            <text:p>4788</text:p>
          </table:table-cell>
          <table:table-cell office:value-type="float" office:value="203428" calcext:value-type="float">
            <text:p>203428</text:p>
          </table:table-cell>
          <table:table-cell table:number-columns-repeated="3"/>
          <table:table-cell table:formula="of:=AVERAGE([.B103:.AI103])" office:value-type="float" office:value="149711.483870968" calcext:value-type="float">
            <text:p>149711.483870968</text:p>
          </table:table-cell>
          <table:table-cell table:formula="of:=STDEVPA([.B103:.AI103])" office:value-type="float" office:value="80854.9511177253" calcext:value-type="float">
            <text:p>80854.9511177253</text:p>
          </table:table-cell>
          <table:table-cell table:number-columns-repeated="98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788" calcext:value-type="float">
            <text:p>4788</text:p>
          </table:table-cell>
          <table:table-cell office:value-type="float" office:value="193960" calcext:value-type="float">
            <text:p>193960</text:p>
          </table:table-cell>
          <table:table-cell office:value-type="float" office:value="199240" calcext:value-type="float">
            <text:p>199240</text:p>
          </table:table-cell>
          <table:table-cell office:value-type="float" office:value="4816" calcext:value-type="float">
            <text:p>4816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76" calcext:value-type="float">
            <text:p>4776</text:p>
          </table:table-cell>
          <table:table-cell office:value-type="float" office:value="4736" calcext:value-type="float">
            <text:p>4736</text:p>
          </table:table-cell>
          <table:table-cell office:value-type="float" office:value="201000" calcext:value-type="float">
            <text:p>201000</text:p>
          </table:table-cell>
          <table:table-cell office:value-type="float" office:value="199320" calcext:value-type="float">
            <text:p>199320</text:p>
          </table:table-cell>
          <table:table-cell office:value-type="float" office:value="4748" calcext:value-type="float">
            <text:p>4748</text:p>
          </table:table-cell>
          <table:table-cell office:value-type="float" office:value="201320" calcext:value-type="float">
            <text:p>201320</text:p>
          </table:table-cell>
          <table:table-cell office:value-type="float" office:value="199228" calcext:value-type="float">
            <text:p>199228</text:p>
          </table:table-cell>
          <table:table-cell office:value-type="float" office:value="200708" calcext:value-type="float">
            <text:p>200708</text:p>
          </table:table-cell>
          <table:table-cell office:value-type="float" office:value="4788" calcext:value-type="float">
            <text:p>478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0308" calcext:value-type="float">
            <text:p>200308</text:p>
          </table:table-cell>
          <table:table-cell office:value-type="float" office:value="4708" calcext:value-type="float">
            <text:p>470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7200" calcext:value-type="float">
            <text:p>19720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0560" calcext:value-type="float">
            <text:p>200560</text:p>
          </table:table-cell>
          <table:table-cell office:value-type="float" office:value="4748" calcext:value-type="float">
            <text:p>4748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60" calcext:value-type="float">
            <text:p>202360</text:p>
          </table:table-cell>
          <table:table-cell office:value-type="float" office:value="198508" calcext:value-type="float">
            <text:p>198508</text:p>
          </table:table-cell>
          <table:table-cell office:value-type="float" office:value="202860" calcext:value-type="float">
            <text:p>202860</text:p>
          </table:table-cell>
          <table:table-cell office:value-type="float" office:value="5748" calcext:value-type="float">
            <text:p>5748</text:p>
          </table:table-cell>
          <table:table-cell office:value-type="float" office:value="4748" calcext:value-type="float">
            <text:p>4748</text:p>
          </table:table-cell>
          <table:table-cell office:value-type="float" office:value="199508" calcext:value-type="float">
            <text:p>199508</text:p>
          </table:table-cell>
          <table:table-cell table:number-columns-repeated="3"/>
          <table:table-cell table:formula="of:=AVERAGE([.B104:.AI104])" office:value-type="float" office:value="137322.322580645" calcext:value-type="float">
            <text:p>137322.322580645</text:p>
          </table:table-cell>
          <table:table-cell table:formula="of:=STDEVPA([.B104:.AI104])" office:value-type="float" office:value="91423.463352576" calcext:value-type="float">
            <text:p>91423.463352576</text:p>
          </table:table-cell>
          <table:table-cell table:number-columns-repeated="98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21256" calcext:value-type="float">
            <text:p>121256</text:p>
          </table:table-cell>
          <table:table-cell office:value-type="float" office:value="193960" calcext:value-type="float">
            <text:p>193960</text:p>
          </table:table-cell>
          <table:table-cell office:value-type="float" office:value="198200" calcext:value-type="float">
            <text:p>198200</text:p>
          </table:table-cell>
          <table:table-cell office:value-type="float" office:value="4788" calcext:value-type="float">
            <text:p>4788</text:p>
          </table:table-cell>
          <table:table-cell office:value-type="float" office:value="200280" calcext:value-type="float">
            <text:p>200280</text:p>
          </table:table-cell>
          <table:table-cell office:value-type="float" office:value="117136" calcext:value-type="float">
            <text:p>117136</text:p>
          </table:table-cell>
          <table:table-cell office:value-type="float" office:value="130684" calcext:value-type="float">
            <text:p>130684</text:p>
          </table:table-cell>
          <table:table-cell office:value-type="float" office:value="199400" calcext:value-type="float">
            <text:p>199400</text:p>
          </table:table-cell>
          <table:table-cell office:value-type="float" office:value="197440" calcext:value-type="float">
            <text:p>197440</text:p>
          </table:table-cell>
          <table:table-cell office:value-type="float" office:value="4788" calcext:value-type="float">
            <text:p>4788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2388" calcext:value-type="float">
            <text:p>202388</text:p>
          </table:table-cell>
          <table:table-cell office:value-type="float" office:value="4748" calcext:value-type="float">
            <text:p>4748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308" calcext:value-type="float">
            <text:p>201308</text:p>
          </table:table-cell>
          <table:table-cell office:value-type="float" office:value="4788" calcext:value-type="float">
            <text:p>4788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1320" calcext:value-type="float">
            <text:p>201320</text:p>
          </table:table-cell>
          <table:table-cell office:value-type="float" office:value="202120" calcext:value-type="float">
            <text:p>2021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197800" calcext:value-type="float">
            <text:p>197800</text:p>
          </table:table-cell>
          <table:table-cell office:value-type="float" office:value="4668" calcext:value-type="float">
            <text:p>4668</text:p>
          </table:table-cell>
          <table:table-cell office:value-type="float" office:value="202360" calcext:value-type="float">
            <text:p>2023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55388" calcext:value-type="float">
            <text:p>55388</text:p>
          </table:table-cell>
          <table:table-cell office:value-type="float" office:value="200160" calcext:value-type="float">
            <text:p>200160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203108" calcext:value-type="float">
            <text:p>203108</text:p>
          </table:table-cell>
          <table:table-cell table:number-columns-repeated="3"/>
          <table:table-cell table:formula="of:=AVERAGE([.B105:.AI105])" office:value-type="float" office:value="143955.225806452" calcext:value-type="float">
            <text:p>143955.225806452</text:p>
          </table:table-cell>
          <table:table-cell table:formula="of:=STDEVPA([.B105:.AI105])" office:value-type="float" office:value="81978.1932194755" calcext:value-type="float">
            <text:p>81978.1932194755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91880" calcext:value-type="float">
            <text:p>191880</text:p>
          </table:table-cell>
          <table:table-cell office:value-type="float" office:value="193960" calcext:value-type="float">
            <text:p>1939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4748" calcext:value-type="float">
            <text:p>4748</text:p>
          </table:table-cell>
          <table:table-cell office:value-type="float" office:value="199228" calcext:value-type="float">
            <text:p>199228</text:p>
          </table:table-cell>
          <table:table-cell office:value-type="float" office:value="196080" calcext:value-type="float">
            <text:p>196080</text:p>
          </table:table-cell>
          <table:table-cell office:value-type="float" office:value="199200" calcext:value-type="float">
            <text:p>19920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760" calcext:value-type="float">
            <text:p>200760</text:p>
          </table:table-cell>
          <table:table-cell office:value-type="float" office:value="105320" calcext:value-type="float">
            <text:p>105320</text:p>
          </table:table-cell>
          <table:table-cell office:value-type="float" office:value="198120" calcext:value-type="float">
            <text:p>198120</text:p>
          </table:table-cell>
          <table:table-cell office:value-type="float" office:value="153468" calcext:value-type="float">
            <text:p>153468</text:p>
          </table:table-cell>
          <table:table-cell office:value-type="float" office:value="164856" calcext:value-type="float">
            <text:p>164856</text:p>
          </table:table-cell>
          <table:table-cell office:value-type="float" office:value="4788" calcext:value-type="float">
            <text:p>4788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4748" calcext:value-type="float">
            <text:p>4748</text:p>
          </table:table-cell>
          <table:table-cell office:value-type="float" office:value="201348" calcext:value-type="float">
            <text:p>201348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table:number-columns-repeated="2" office:value-type="float" office:value="201320" calcext:value-type="float">
            <text:p>201320</text:p>
          </table:table-cell>
          <table:table-cell office:value-type="float" office:value="200280" calcext:value-type="float">
            <text:p>200280</text:p>
          </table:table-cell>
          <table:table-cell office:value-type="float" office:value="3268" calcext:value-type="float">
            <text:p>3268</text:p>
          </table:table-cell>
          <table:table-cell office:value-type="float" office:value="198720" calcext:value-type="float">
            <text:p>198720</text:p>
          </table:table-cell>
          <table:table-cell office:value-type="float" office:value="201280" calcext:value-type="float">
            <text:p>201280</text:p>
          </table:table-cell>
          <table:table-cell office:value-type="float" office:value="4748" calcext:value-type="float">
            <text:p>4748</text:p>
          </table:table-cell>
          <table:table-cell office:value-type="float" office:value="200200" calcext:value-type="float">
            <text:p>200200</text:p>
          </table:table-cell>
          <table:table-cell office:value-type="float" office:value="170176" calcext:value-type="float">
            <text:p>170176</text:p>
          </table:table-cell>
          <table:table-cell office:value-type="float" office:value="4788" calcext:value-type="float">
            <text:p>4788</text:p>
          </table:table-cell>
          <table:table-cell office:value-type="float" office:value="51548" calcext:value-type="float">
            <text:p>51548</text:p>
          </table:table-cell>
          <table:table-cell table:number-columns-repeated="3"/>
          <table:table-cell table:formula="of:=AVERAGE([.B106:.AI106])" office:value-type="float" office:value="150481.032258065" calcext:value-type="float">
            <text:p>150481.032258065</text:p>
          </table:table-cell>
          <table:table-cell table:formula="of:=STDEVPA([.B106:.AI106])" office:value-type="float" office:value="78023.397317721" calcext:value-type="float">
            <text:p>78023.397317721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01348" calcext:value-type="float">
            <text:p>201348</text:p>
          </table:table-cell>
          <table:table-cell office:value-type="float" office:value="199160" calcext:value-type="float">
            <text:p>1991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4788" calcext:value-type="float">
            <text:p>4788</text:p>
          </table:table-cell>
          <table:table-cell office:value-type="float" office:value="202388" calcext:value-type="float">
            <text:p>202388</text:p>
          </table:table-cell>
          <table:table-cell office:value-type="float" office:value="198356" calcext:value-type="float">
            <text:p>198356</text:p>
          </table:table-cell>
          <table:table-cell office:value-type="float" office:value="199396" calcext:value-type="float">
            <text:p>199396</text:p>
          </table:table-cell>
          <table:table-cell office:value-type="float" office:value="202280" calcext:value-type="float">
            <text:p>202280</text:p>
          </table:table-cell>
          <table:table-cell office:value-type="float" office:value="202240" calcext:value-type="float">
            <text:p>202240</text:p>
          </table:table-cell>
          <table:table-cell office:value-type="float" office:value="200640" calcext:value-type="float">
            <text:p>200640</text:p>
          </table:table-cell>
          <table:table-cell office:value-type="float" office:value="131640" calcext:value-type="float">
            <text:p>131640</text:p>
          </table:table-cell>
          <table:table-cell office:value-type="float" office:value="4788" calcext:value-type="float">
            <text:p>4788</text:p>
          </table:table-cell>
          <table:table-cell office:value-type="float" office:value="4816" calcext:value-type="float">
            <text:p>4816</text:p>
          </table:table-cell>
          <table:table-cell office:value-type="float" office:value="4736" calcext:value-type="float">
            <text:p>4736</text:p>
          </table:table-cell>
          <table:table-cell office:value-type="float" office:value="202320" calcext:value-type="float">
            <text:p>202320</text:p>
          </table:table-cell>
          <table:table-cell office:value-type="float" office:value="203360" calcext:value-type="float">
            <text:p>203360</text:p>
          </table:table-cell>
          <table:table-cell office:value-type="float" office:value="4788" calcext:value-type="float">
            <text:p>4788</text:p>
          </table:table-cell>
          <table:table-cell office:value-type="float" office:value="201348" calcext:value-type="float">
            <text:p>201348</text:p>
          </table:table-cell>
          <table:table-cell table:number-columns-repeated="2" office:value-type="float" office:value="200280" calcext:value-type="float">
            <text:p>200280</text:p>
          </table:table-cell>
          <table:table-cell office:value-type="float" office:value="199760" calcext:value-type="float">
            <text:p>199760</text:p>
          </table:table-cell>
          <table:table-cell office:value-type="float" office:value="200240" calcext:value-type="float">
            <text:p>20024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27856" calcext:value-type="float">
            <text:p>227856</text:p>
          </table:table-cell>
          <table:table-cell office:value-type="float" office:value="201720" calcext:value-type="float">
            <text:p>201720</text:p>
          </table:table-cell>
          <table:table-cell office:value-type="float" office:value="198800" calcext:value-type="float">
            <text:p>198800</text:p>
          </table:table-cell>
          <table:table-cell office:value-type="float" office:value="3468" calcext:value-type="float">
            <text:p>3468</text:p>
          </table:table-cell>
          <table:table-cell office:value-type="float" office:value="203360" calcext:value-type="float">
            <text:p>2033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table:number-columns-repeated="3"/>
          <table:table-cell table:formula="of:=AVERAGE([.B107:.AI107])" office:value-type="float" office:value="148921.677419355" calcext:value-type="float">
            <text:p>148921.677419355</text:p>
          </table:table-cell>
          <table:table-cell table:formula="of:=STDEVPA([.B107:.AI107])" office:value-type="float" office:value="86142.417847081" calcext:value-type="float">
            <text:p>86142.417847081</text:p>
          </table:table-cell>
          <table:table-cell table:number-columns-repeated="98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99208" calcext:value-type="float">
            <text:p>199208</text:p>
          </table:table-cell>
          <table:table-cell office:value-type="float" office:value="195000" calcext:value-type="float">
            <text:p>195000</text:p>
          </table:table-cell>
          <table:table-cell office:value-type="float" office:value="199228" calcext:value-type="float">
            <text:p>199228</text:p>
          </table:table-cell>
          <table:table-cell office:value-type="float" office:value="4748" calcext:value-type="float">
            <text:p>4748</text:p>
          </table:table-cell>
          <table:table-cell office:value-type="float" office:value="196428" calcext:value-type="float">
            <text:p>196428</text:p>
          </table:table-cell>
          <table:table-cell office:value-type="float" office:value="197160" calcext:value-type="float">
            <text:p>197160</text:p>
          </table:table-cell>
          <table:table-cell office:value-type="float" office:value="200280" calcext:value-type="float">
            <text:p>200280</text:p>
          </table:table-cell>
          <table:table-cell office:value-type="float" office:value="200200" calcext:value-type="float">
            <text:p>200200</text:p>
          </table:table-cell>
          <table:table-cell office:value-type="float" office:value="200800" calcext:value-type="float">
            <text:p>200800</text:p>
          </table:table-cell>
          <table:table-cell office:value-type="float" office:value="199120" calcext:value-type="float">
            <text:p>199120</text:p>
          </table:table-cell>
          <table:table-cell office:value-type="float" office:value="4720" calcext:value-type="float">
            <text:p>4720</text:p>
          </table:table-cell>
          <table:table-cell office:value-type="float" office:value="3308" calcext:value-type="float">
            <text:p>3308</text:p>
          </table:table-cell>
          <table:table-cell office:value-type="float" office:value="4776" calcext:value-type="float">
            <text:p>4776</text:p>
          </table:table-cell>
          <table:table-cell office:value-type="float" office:value="3056" calcext:value-type="float">
            <text:p>3056</text:p>
          </table:table-cell>
          <table:table-cell office:value-type="float" office:value="203400" calcext:value-type="float">
            <text:p>203400</text:p>
          </table:table-cell>
          <table:table-cell office:value-type="float" office:value="200280" calcext:value-type="float">
            <text:p>200280</text:p>
          </table:table-cell>
          <table:table-cell office:value-type="float" office:value="33896" calcext:value-type="float">
            <text:p>33896</text:p>
          </table:table-cell>
          <table:table-cell office:value-type="float" office:value="199216" calcext:value-type="float">
            <text:p>199216</text:p>
          </table:table-cell>
          <table:table-cell office:value-type="float" office:value="198760" calcext:value-type="float">
            <text:p>198760</text:p>
          </table:table-cell>
          <table:table-cell office:value-type="float" office:value="201280" calcext:value-type="float">
            <text:p>201280</text:p>
          </table:table-cell>
          <table:table-cell office:value-type="float" office:value="201640" calcext:value-type="float">
            <text:p>201640</text:p>
          </table:table-cell>
          <table:table-cell office:value-type="float" office:value="79640" calcext:value-type="float">
            <text:p>79640</text:p>
          </table:table-cell>
          <table:table-cell office:value-type="float" office:value="60880" calcext:value-type="float">
            <text:p>60880</text:p>
          </table:table-cell>
          <table:table-cell office:value-type="float" office:value="198768" calcext:value-type="float">
            <text:p>198768</text:p>
          </table:table-cell>
          <table:table-cell office:value-type="float" office:value="202388" calcext:value-type="float">
            <text:p>202388</text:p>
          </table:table-cell>
          <table:table-cell office:value-type="float" office:value="203800" calcext:value-type="float">
            <text:p>203800</text:p>
          </table:table-cell>
          <table:table-cell office:value-type="float" office:value="6040" calcext:value-type="float">
            <text:p>6040</text:p>
          </table:table-cell>
          <table:table-cell office:value-type="float" office:value="200160" calcext:value-type="float">
            <text:p>200160</text:p>
          </table:table-cell>
          <table:table-cell office:value-type="float" office:value="134968" calcext:value-type="float">
            <text:p>134968</text:p>
          </table:table-cell>
          <table:table-cell table:number-columns-repeated="2" office:value-type="float" office:value="4788" calcext:value-type="float">
            <text:p>4788</text:p>
          </table:table-cell>
          <table:table-cell table:number-columns-repeated="3"/>
          <table:table-cell table:formula="of:=AVERAGE([.B108:.AI108])" office:value-type="float" office:value="133636.258064516" calcext:value-type="float">
            <text:p>133636.258064516</text:p>
          </table:table-cell>
          <table:table-cell table:formula="of:=STDEVPA([.B108:.AI108])" office:value-type="float" office:value="87048.5777078848" calcext:value-type="float">
            <text:p>87048.5777078848</text:p>
          </table:table-cell>
          <table:table-cell table:number-columns-repeated="98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4960" calcext:value-type="float">
            <text:p>194960</text:p>
          </table:table-cell>
          <table:table-cell office:value-type="float" office:value="163908" calcext:value-type="float">
            <text:p>163908</text:p>
          </table:table-cell>
          <table:table-cell office:value-type="float" office:value="4788" calcext:value-type="float">
            <text:p>4788</text:p>
          </table:table-cell>
          <table:table-cell office:value-type="float" office:value="143760" calcext:value-type="float">
            <text:p>143760</text:p>
          </table:table-cell>
          <table:table-cell office:value-type="float" office:value="199200" calcext:value-type="float">
            <text:p>199200</text:p>
          </table:table-cell>
          <table:table-cell office:value-type="float" office:value="198160" calcext:value-type="float">
            <text:p>198160</text:p>
          </table:table-cell>
          <table:table-cell office:value-type="float" office:value="202320" calcext:value-type="float">
            <text:p>202320</text:p>
          </table:table-cell>
          <table:table-cell office:value-type="float" office:value="166320" calcext:value-type="float">
            <text:p>166320</text:p>
          </table:table-cell>
          <table:table-cell office:value-type="float" office:value="177080" calcext:value-type="float">
            <text:p>177080</text:p>
          </table:table-cell>
          <table:table-cell office:value-type="float" office:value="4760" calcext:value-type="float">
            <text:p>4760</text:p>
          </table:table-cell>
          <table:table-cell office:value-type="float" office:value="6160" calcext:value-type="float">
            <text:p>6160</text:p>
          </table:table-cell>
          <table:table-cell office:value-type="float" office:value="4788" calcext:value-type="float">
            <text:p>4788</text:p>
          </table:table-cell>
          <table:table-cell office:value-type="float" office:value="74096" calcext:value-type="float">
            <text:p>74096</text:p>
          </table:table-cell>
          <table:table-cell office:value-type="float" office:value="80680" calcext:value-type="float">
            <text:p>80680</text:p>
          </table:table-cell>
          <table:table-cell office:value-type="float" office:value="202348" calcext:value-type="float">
            <text:p>202348</text:p>
          </table:table-cell>
          <table:table-cell office:value-type="float" office:value="3576" calcext:value-type="float">
            <text:p>3576</text:p>
          </table:table-cell>
          <table:table-cell office:value-type="float" office:value="11016" calcext:value-type="float">
            <text:p>11016</text:p>
          </table:table-cell>
          <table:table-cell office:value-type="float" office:value="165280" calcext:value-type="float">
            <text:p>165280</text:p>
          </table:table-cell>
          <table:table-cell office:value-type="float" office:value="198120" calcext:value-type="float">
            <text:p>198120</text:p>
          </table:table-cell>
          <table:table-cell office:value-type="float" office:value="148240" calcext:value-type="float">
            <text:p>148240</text:p>
          </table:table-cell>
          <table:table-cell table:number-columns-repeated="2" office:value-type="float" office:value="4760" calcext:value-type="float">
            <text:p>4760</text:p>
          </table:table-cell>
          <table:table-cell office:value-type="float" office:value="197788" calcext:value-type="float">
            <text:p>197788</text:p>
          </table:table-cell>
          <table:table-cell office:value-type="float" office:value="161828" calcext:value-type="float">
            <text:p>161828</text:p>
          </table:table-cell>
          <table:table-cell office:value-type="float" office:value="121200" calcext:value-type="float">
            <text:p>121200</text:p>
          </table:table-cell>
          <table:table-cell office:value-type="float" office:value="4720" calcext:value-type="float">
            <text:p>4720</text:p>
          </table:table-cell>
          <table:table-cell office:value-type="float" office:value="2920" calcext:value-type="float">
            <text:p>2920</text:p>
          </table:table-cell>
          <table:table-cell office:value-type="float" office:value="6600" calcext:value-type="float">
            <text:p>6600</text:p>
          </table:table-cell>
          <table:table-cell table:number-columns-repeated="2" office:value-type="float" office:value="4748" calcext:value-type="float">
            <text:p>4748</text:p>
          </table:table-cell>
          <table:table-cell table:number-columns-repeated="3"/>
          <table:table-cell table:formula="of:=AVERAGE([.B109:.AI109])" office:value-type="float" office:value="98801.0322580645" calcext:value-type="float">
            <text:p>98801.0322580645</text:p>
          </table:table-cell>
          <table:table-cell table:formula="of:=STDEVPA([.B109:.AI109])" office:value-type="float" office:value="84891.662079072" calcext:value-type="float">
            <text:p>84891.662079072</text:p>
          </table:table-cell>
          <table:table-cell table:number-columns-repeated="98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2200" calcext:value-type="float">
            <text:p>42200</text:p>
          </table:table-cell>
          <table:table-cell office:value-type="float" office:value="196120" calcext:value-type="float">
            <text:p>196120</text:p>
          </table:table-cell>
          <table:table-cell office:value-type="float" office:value="4816" calcext:value-type="float">
            <text:p>4816</text:p>
          </table:table-cell>
          <table:table-cell office:value-type="float" office:value="69296" calcext:value-type="float">
            <text:p>69296</text:p>
          </table:table-cell>
          <table:table-cell office:value-type="float" office:value="4720" calcext:value-type="float">
            <text:p>472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98200" calcext:value-type="float">
            <text:p>198200</text:p>
          </table:table-cell>
          <table:table-cell office:value-type="float" office:value="199200" calcext:value-type="float">
            <text:p>199200</text:p>
          </table:table-cell>
          <table:table-cell office:value-type="float" office:value="3160" calcext:value-type="float">
            <text:p>3160</text:p>
          </table:table-cell>
          <table:table-cell office:value-type="float" office:value="4480" calcext:value-type="float">
            <text:p>4480</text:p>
          </table:table-cell>
          <table:table-cell table:number-columns-repeated="2" office:value-type="float" office:value="4720" calcext:value-type="float">
            <text:p>4720</text:p>
          </table:table-cell>
          <table:table-cell table:number-columns-repeated="2" office:value-type="float" office:value="4776" calcext:value-type="float">
            <text:p>4776</text:p>
          </table:table-cell>
          <table:table-cell office:value-type="float" office:value="4720" calcext:value-type="float">
            <text:p>4720</text:p>
          </table:table-cell>
          <table:table-cell office:value-type="float" office:value="25616" calcext:value-type="float">
            <text:p>25616</text:p>
          </table:table-cell>
          <table:table-cell office:value-type="float" office:value="5988" calcext:value-type="float">
            <text:p>5988</text:p>
          </table:table-cell>
          <table:table-cell office:value-type="float" office:value="4816" calcext:value-type="float">
            <text:p>4816</text:p>
          </table:table-cell>
          <table:table-cell office:value-type="float" office:value="4760" calcext:value-type="float">
            <text:p>4760</text:p>
          </table:table-cell>
          <table:table-cell office:value-type="float" office:value="4788" calcext:value-type="float">
            <text:p>4788</text:p>
          </table:table-cell>
          <table:table-cell office:value-type="float" office:value="4760" calcext:value-type="float">
            <text:p>4760</text:p>
          </table:table-cell>
          <table:table-cell table:number-columns-repeated="2" office:value-type="float" office:value="4720" calcext:value-type="float">
            <text:p>4720</text:p>
          </table:table-cell>
          <table:table-cell office:value-type="float" office:value="33720" calcext:value-type="float">
            <text:p>33720</text:p>
          </table:table-cell>
          <table:table-cell office:value-type="float" office:value="4748" calcext:value-type="float">
            <text:p>4748</text:p>
          </table:table-cell>
          <table:table-cell table:number-columns-repeated="2" office:value-type="float" office:value="4760" calcext:value-type="float">
            <text:p>4760</text:p>
          </table:table-cell>
          <table:table-cell office:value-type="float" office:value="6480" calcext:value-type="float">
            <text:p>6480</text:p>
          </table:table-cell>
          <table:table-cell office:value-type="float" office:value="4720" calcext:value-type="float">
            <text:p>4720</text:p>
          </table:table-cell>
          <table:table-cell office:value-type="float" office:value="4760" calcext:value-type="float">
            <text:p>4760</text:p>
          </table:table-cell>
          <table:table-cell office:value-type="float" office:value="4788" calcext:value-type="float">
            <text:p>4788</text:p>
          </table:table-cell>
          <table:table-cell table:number-columns-repeated="3"/>
          <table:table-cell table:formula="of:=AVERAGE([.B110:.AI110])" office:value-type="float" office:value="32365.4193548387" calcext:value-type="float">
            <text:p>32365.4193548387</text:p>
          </table:table-cell>
          <table:table-cell table:formula="of:=STDEVPA([.B110:.AI110])" office:value-type="float" office:value="59672.4196305636" calcext:value-type="float">
            <text:p>59672.4196305636</text:p>
          </table:table-cell>
          <table:table-cell table:number-columns-repeated="98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720" calcext:value-type="float">
            <text:p>4720</text:p>
          </table:table-cell>
          <table:table-cell office:value-type="float" office:value="13120" calcext:value-type="float">
            <text:p>13120</text:p>
          </table:table-cell>
          <table:table-cell office:value-type="float" office:value="4776" calcext:value-type="float">
            <text:p>4776</text:p>
          </table:table-cell>
          <table:table-cell office:value-type="float" office:value="34880" calcext:value-type="float">
            <text:p>34880</text:p>
          </table:table-cell>
          <table:table-cell table:number-columns-repeated="3" office:value-type="float" office:value="4760" calcext:value-type="float">
            <text:p>4760</text:p>
          </table:table-cell>
          <table:table-cell office:value-type="float" office:value="5680" calcext:value-type="float">
            <text:p>5680</text:p>
          </table:table-cell>
          <table:table-cell office:value-type="float" office:value="6200" calcext:value-type="float">
            <text:p>6200</text:p>
          </table:table-cell>
          <table:table-cell office:value-type="float" office:value="5040" calcext:value-type="float">
            <text:p>5040</text:p>
          </table:table-cell>
          <table:table-cell office:value-type="float" office:value="4748" calcext:value-type="float">
            <text:p>4748</text:p>
          </table:table-cell>
          <table:table-cell office:value-type="float" office:value="4760" calcext:value-type="float">
            <text:p>4760</text:p>
          </table:table-cell>
          <table:table-cell office:value-type="float" office:value="4268" calcext:value-type="float">
            <text:p>4268</text:p>
          </table:table-cell>
          <table:table-cell office:value-type="float" office:value="4928" calcext:value-type="float">
            <text:p>4928</text:p>
          </table:table-cell>
          <table:table-cell office:value-type="float" office:value="2880" calcext:value-type="float">
            <text:p>2880</text:p>
          </table:table-cell>
          <table:table-cell office:value-type="float" office:value="4816" calcext:value-type="float">
            <text:p>4816</text:p>
          </table:table-cell>
          <table:table-cell office:value-type="float" office:value="3588" calcext:value-type="float">
            <text:p>3588</text:p>
          </table:table-cell>
          <table:table-cell office:value-type="float" office:value="4776" calcext:value-type="float">
            <text:p>4776</text:p>
          </table:table-cell>
          <table:table-cell office:value-type="float" office:value="4720" calcext:value-type="float">
            <text:p>4720</text:p>
          </table:table-cell>
          <table:table-cell office:value-type="float" office:value="4748" calcext:value-type="float">
            <text:p>4748</text:p>
          </table:table-cell>
          <table:table-cell table:number-columns-repeated="3" office:value-type="float" office:value="4760" calcext:value-type="float">
            <text:p>4760</text:p>
          </table:table-cell>
          <table:table-cell office:value-type="float" office:value="4720" calcext:value-type="float">
            <text:p>4720</text:p>
          </table:table-cell>
          <table:table-cell office:value-type="float" office:value="4760" calcext:value-type="float">
            <text:p>4760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4720" calcext:value-type="float">
            <text:p>4720</text:p>
          </table:table-cell>
          <table:table-cell office:value-type="float" office:value="3720" calcext:value-type="float">
            <text:p>3720</text:p>
          </table:table-cell>
          <table:table-cell office:value-type="float" office:value="2016" calcext:value-type="float">
            <text:p>2016</text:p>
          </table:table-cell>
          <table:table-cell office:value-type="float" office:value="4748" calcext:value-type="float">
            <text:p>4748</text:p>
          </table:table-cell>
          <table:table-cell table:number-columns-repeated="3"/>
          <table:table-cell table:formula="of:=AVERAGE([.B111:.AI111])" office:value-type="float" office:value="5852.51612903226" calcext:value-type="float">
            <text:p>5852.5161290323</text:p>
          </table:table-cell>
          <table:table-cell table:formula="of:=STDEVPA([.B111:.AI111])" office:value-type="float" office:value="5555.87999981286" calcext:value-type="float">
            <text:p>5555.8799998129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760" calcext:value-type="float">
            <text:p>4760</text:p>
          </table:table-cell>
          <table:table-cell office:value-type="float" office:value="5720" calcext:value-type="float">
            <text:p>5720</text:p>
          </table:table-cell>
          <table:table-cell office:value-type="float" office:value="4816" calcext:value-type="float">
            <text:p>4816</text:p>
          </table:table-cell>
          <table:table-cell office:value-type="float" office:value="4064" calcext:value-type="float">
            <text:p>4064</text:p>
          </table:table-cell>
          <table:table-cell table:number-columns-repeated="4" office:value-type="float" office:value="4720" calcext:value-type="float">
            <text:p>4720</text:p>
          </table:table-cell>
          <table:table-cell office:value-type="float" office:value="3560" calcext:value-type="float">
            <text:p>3560</text:p>
          </table:table-cell>
          <table:table-cell office:value-type="float" office:value="1008" calcext:value-type="float">
            <text:p>1008</text:p>
          </table:table-cell>
          <table:table-cell office:value-type="float" office:value="4816" calcext:value-type="float">
            <text:p>4816</text:p>
          </table:table-cell>
          <table:table-cell office:value-type="float" office:value="4760" calcext:value-type="float">
            <text:p>4760</text:p>
          </table:table-cell>
          <table:table-cell office:value-type="float" office:value="5200" calcext:value-type="float">
            <text:p>5200</text:p>
          </table:table-cell>
          <table:table-cell office:value-type="float" office:value="1528" calcext:value-type="float">
            <text:p>1528</text:p>
          </table:table-cell>
          <table:table-cell office:value-type="float" office:value="6656" calcext:value-type="float">
            <text:p>6656</text:p>
          </table:table-cell>
          <table:table-cell office:value-type="float" office:value="4748" calcext:value-type="float">
            <text:p>4748</text:p>
          </table:table-cell>
          <table:table-cell office:value-type="float" office:value="1428" calcext:value-type="float">
            <text:p>1428</text:p>
          </table:table-cell>
          <table:table-cell office:value-type="float" office:value="4788" calcext:value-type="float">
            <text:p>4788</text:p>
          </table:table-cell>
          <table:table-cell office:value-type="float" office:value="4720" calcext:value-type="float">
            <text:p>4720</text:p>
          </table:table-cell>
          <table:table-cell office:value-type="float" office:value="4748" calcext:value-type="float">
            <text:p>4748</text:p>
          </table:table-cell>
          <table:table-cell office:value-type="float" office:value="4680" calcext:value-type="float">
            <text:p>4680</text:p>
          </table:table-cell>
          <table:table-cell office:value-type="float" office:value="4720" calcext:value-type="float">
            <text:p>4720</text:p>
          </table:table-cell>
          <table:table-cell office:value-type="float" office:value="4760" calcext:value-type="float">
            <text:p>4760</text:p>
          </table:table-cell>
          <table:table-cell office:value-type="float" office:value="4640" calcext:value-type="float">
            <text:p>4640</text:p>
          </table:table-cell>
          <table:table-cell office:value-type="float" office:value="4720" calcext:value-type="float">
            <text:p>4720</text:p>
          </table:table-cell>
          <table:table-cell office:value-type="float" office:value="4788" calcext:value-type="float">
            <text:p>4788</text:p>
          </table:table-cell>
          <table:table-cell office:value-type="float" office:value="3108" calcext:value-type="float">
            <text:p>3108</text:p>
          </table:table-cell>
          <table:table-cell office:value-type="float" office:value="4680" calcext:value-type="float">
            <text:p>4680</text:p>
          </table:table-cell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  <table:table-cell office:value-type="float" office:value="4028" calcext:value-type="float">
            <text:p>4028</text:p>
          </table:table-cell>
          <table:table-cell table:number-columns-repeated="3"/>
          <table:table-cell table:formula="of:=AVERAGE([.B112:.AI112])" office:value-type="float" office:value="4168.12903225806" calcext:value-type="float">
            <text:p>4168.1290322581</text:p>
          </table:table-cell>
          <table:table-cell table:formula="of:=STDEVPA([.B112:.AI112])" office:value-type="float" office:value="1401.31016441724" calcext:value-type="float">
            <text:p>1401.3101644172</text:p>
          </table:table-cell>
          <table:table-cell table:number-columns-repeated="987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 office:value-type="float" office:value="4640" calcext:value-type="float">
            <text:p>4640</text:p>
          </table:table-cell>
          <table:table-cell office:value-type="float" office:value="4748" calcext:value-type="float">
            <text:p>4748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4760" calcext:value-type="float">
            <text:p>4760</text:p>
          </table:table-cell>
          <table:table-cell office:value-type="float" office:value="4720" calcext:value-type="float">
            <text:p>4720</text:p>
          </table:table-cell>
          <table:table-cell office:value-type="float" office:value="5840" calcext:value-type="float">
            <text:p>5840</text:p>
          </table:table-cell>
          <table:table-cell office:value-type="float" office:value="0" calcext:value-type="float">
            <text:p>0</text:p>
          </table:table-cell>
          <table:table-cell office:value-type="float" office:value="4776" calcext:value-type="float">
            <text:p>4776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0" calcext:value-type="float">
            <text:p>0</text:p>
          </table:table-cell>
          <table:table-cell office:value-type="float" office:value="4816" calcext:value-type="float">
            <text:p>4816</text:p>
          </table:table-cell>
          <table:table-cell office:value-type="float" office:value="4760" calcext:value-type="float">
            <text:p>4760</text:p>
          </table:table-cell>
          <table:table-cell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  <table:table-cell table:number-columns-repeated="2" office:value-type="float" office:value="4760" calcext:value-type="float">
            <text:p>4760</text:p>
          </table:table-cell>
          <table:table-cell table:number-columns-repeated="2" office:value-type="float" office:value="4720" calcext:value-type="float">
            <text:p>4720</text:p>
          </table:table-cell>
          <table:table-cell office:value-type="float" office:value="4640" calcext:value-type="float">
            <text:p>4640</text:p>
          </table:table-cell>
          <table:table-cell office:value-type="float" office:value="4680" calcext:value-type="float">
            <text:p>4680</text:p>
          </table:table-cell>
          <table:table-cell office:value-type="float" office:value="4760" calcext:value-type="float">
            <text:p>4760</text:p>
          </table:table-cell>
          <table:table-cell office:value-type="float" office:value="4788" calcext:value-type="float">
            <text:p>4788</text:p>
          </table:table-cell>
          <table:table-cell office:value-type="float" office:value="3720" calcext:value-type="float">
            <text:p>3720</text:p>
          </table:table-cell>
          <table:table-cell office:value-type="float" office:value="4280" calcext:value-type="float">
            <text:p>4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8" calcext:value-type="float">
            <text:p>5468</text:p>
          </table:table-cell>
          <table:table-cell table:number-columns-repeated="3"/>
          <table:table-cell table:formula="of:=AVERAGE([.B113:.AI113])" office:value-type="float" office:value="3836.77419354839" calcext:value-type="float">
            <text:p>3836.7741935484</text:p>
          </table:table-cell>
          <table:table-cell table:formula="of:=STDEVPA([.B113:.AI113])" office:value-type="float" office:value="1892.19665331537" calcext:value-type="float">
            <text:p>1892.1966533154</text:p>
          </table:table-cell>
          <table:table-cell table:number-columns-repeated="98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268" calcext:value-type="float">
            <text:p>4268</text:p>
          </table:table-cell>
          <table:table-cell office:value-type="float" office:value="4720" calcext:value-type="float">
            <text:p>4720</text:p>
          </table:table-cell>
          <table:table-cell office:value-type="float" office:value="4816" calcext:value-type="float">
            <text:p>48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60" calcext:value-type="float">
            <text:p>4760</text:p>
          </table:table-cell>
          <table:table-cell office:value-type="float" office:value="4720" calcext:value-type="float">
            <text:p>4720</text:p>
          </table:table-cell>
          <table:table-cell office:value-type="float" office:value="4680" calcext:value-type="float">
            <text:p>4680</text:p>
          </table:table-cell>
          <table:table-cell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  <table:table-cell office:value-type="float" office:value="4804" calcext:value-type="float">
            <text:p>4804</text:p>
          </table:table-cell>
          <table:table-cell office:value-type="float" office:value="4740" calcext:value-type="float">
            <text:p>4740</text:p>
          </table:table-cell>
          <table:table-cell office:value-type="float" office:value="0" calcext:value-type="float">
            <text:p>0</text:p>
          </table:table-cell>
          <table:table-cell office:value-type="float" office:value="4776" calcext:value-type="float">
            <text:p>4776</text:p>
          </table:table-cell>
          <table:table-cell office:value-type="float" office:value="4720" calcext:value-type="float">
            <text:p>47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760" calcext:value-type="float">
            <text:p>4760</text:p>
          </table:table-cell>
          <table:table-cell office:value-type="float" office:value="4640" calcext:value-type="float">
            <text:p>4640</text:p>
          </table:table-cell>
          <table:table-cell table:number-columns-repeated="2" office:value-type="float" office:value="4760" calcext:value-type="float">
            <text:p>4760</text:p>
          </table:table-cell>
          <table:table-cell office:value-type="float" office:value="688" calcext:value-type="float">
            <text:p>688</text:p>
          </table:table-cell>
          <table:table-cell office:value-type="float" office:value="4348" calcext:value-type="float">
            <text:p>4348</text:p>
          </table:table-cell>
          <table:table-cell office:value-type="float" office:value="4720" calcext:value-type="float">
            <text:p>472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table:number-columns-repeated="3"/>
          <table:table-cell table:formula="of:=AVERAGE([.B114:.AI114])" office:value-type="float" office:value="3249.03225806452" calcext:value-type="float">
            <text:p>3249.0322580645</text:p>
          </table:table-cell>
          <table:table-cell table:formula="of:=STDEVPA([.B114:.AI114])" office:value-type="float" office:value="2061.13754191741" calcext:value-type="float">
            <text:p>2061.1375419174</text:p>
          </table:table-cell>
          <table:table-cell table:number-columns-repeated="98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188" calcext:value-type="float">
            <text:p>5188</text:p>
          </table:table-cell>
          <table:table-cell office:value-type="float" office:value="4720" calcext:value-type="float">
            <text:p>4720</text:p>
          </table:table-cell>
          <table:table-cell office:value-type="float" office:value="4816" calcext:value-type="float">
            <text:p>4816</text:p>
          </table:table-cell>
          <table:table-cell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  <table:table-cell office:value-type="float" office:value="3524" calcext:value-type="float">
            <text:p>3524</text:p>
          </table:table-cell>
          <table:table-cell office:value-type="float" office:value="4760" calcext:value-type="float">
            <text:p>4760</text:p>
          </table:table-cell>
          <table:table-cell office:value-type="float" office:value="4720" calcext:value-type="float">
            <text:p>4720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5120" calcext:value-type="float">
            <text:p>5120</text:p>
          </table:table-cell>
          <table:table-cell office:value-type="float" office:value="196" calcext:value-type="float">
            <text:p>19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656" calcext:value-type="float">
            <text:p>3656</text:p>
          </table:table-cell>
          <table:table-cell office:value-type="float" office:value="4760" calcext:value-type="float">
            <text:p>4760</text:p>
          </table:table-cell>
          <table:table-cell office:value-type="float" office:value="0" calcext:value-type="float">
            <text:p>0</text:p>
          </table:table-cell>
          <table:table-cell office:value-type="float" office:value="4760" calcext:value-type="float">
            <text:p>4760</text:p>
          </table:table-cell>
          <table:table-cell table:number-columns-repeated="2" office:value-type="float" office:value="4720" calcext:value-type="float">
            <text:p>4720</text:p>
          </table:table-cell>
          <table:table-cell office:value-type="float" office:value="4680" calcext:value-type="float">
            <text:p>4680</text:p>
          </table:table-cell>
          <table:table-cell office:value-type="float" office:value="4760" calcext:value-type="float">
            <text:p>4760</text:p>
          </table:table-cell>
          <table:table-cell office:value-type="float" office:value="4720" calcext:value-type="float">
            <text:p>4720</text:p>
          </table:table-cell>
          <table:table-cell office:value-type="float" office:value="0" calcext:value-type="float">
            <text:p>0</text:p>
          </table:table-cell>
          <table:table-cell office:value-type="float" office:value="5148" calcext:value-type="float">
            <text:p>5148</text:p>
          </table:table-cell>
          <table:table-cell office:value-type="float" office:value="4760" calcext:value-type="float">
            <text:p>47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5:.AI115])" office:value-type="float" office:value="2769.8064516129" calcext:value-type="float">
            <text:p>2769.8064516129</text:p>
          </table:table-cell>
          <table:table-cell table:formula="of:=STDEVPA([.B115:.AI115])" office:value-type="float" office:value="2280.83670866007" calcext:value-type="float">
            <text:p>2280.8367086601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88" calcext:value-type="float">
            <text:p>488</text:p>
          </table:table-cell>
          <table:table-cell office:value-type="float" office:value="4480" calcext:value-type="float">
            <text:p>4480</text:p>
          </table:table-cell>
          <table:table-cell office:value-type="float" office:value="4776" calcext:value-type="float">
            <text:p>4776</text:p>
          </table:table-cell>
          <table:table-cell office:value-type="float" office:value="0" calcext:value-type="float">
            <text:p>0</text:p>
          </table:table-cell>
          <table:table-cell office:value-type="float" office:value="4108" calcext:value-type="float">
            <text:p>4108</text:p>
          </table:table-cell>
          <table:table-cell office:value-type="float" office:value="84" calcext:value-type="float">
            <text:p>84</text:p>
          </table:table-cell>
          <table:table-cell office:value-type="float" office:value="1808" calcext:value-type="float">
            <text:p>1808</text:p>
          </table:table-cell>
          <table:table-cell office:value-type="float" office:value="4760" calcext:value-type="float">
            <text:p>47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760" calcext:value-type="float">
            <text:p>4760</text:p>
          </table:table-cell>
          <table:table-cell office:value-type="float" office:value="0" calcext:value-type="float">
            <text:p>0</text:p>
          </table:table-cell>
          <table:table-cell office:value-type="float" office:value="4748" calcext:value-type="float">
            <text:p>4748</text:p>
          </table:table-cell>
          <table:table-cell office:value-type="float" office:value="4440" calcext:value-type="float">
            <text:p>4440</text:p>
          </table:table-cell>
          <table:table-cell office:value-type="float" office:value="4760" calcext:value-type="float">
            <text:p>4760</text:p>
          </table:table-cell>
          <table:table-cell office:value-type="float" office:value="2168" calcext:value-type="float">
            <text:p>2168</text:p>
          </table:table-cell>
          <table:table-cell office:value-type="float" office:value="3808" calcext:value-type="float">
            <text:p>3808</text:p>
          </table:table-cell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  <table:table-cell office:value-type="float" office:value="4748" calcext:value-type="float">
            <text:p>4748</text:p>
          </table:table-cell>
          <table:table-cell office:value-type="float" office:value="4680" calcext:value-type="float">
            <text:p>46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6:.AI116])" office:value-type="float" office:value="1838.70967741936" calcext:value-type="float">
            <text:p>1838.7096774194</text:p>
          </table:table-cell>
          <table:table-cell table:formula="of:=STDEVPA([.B116:.AI116])" office:value-type="float" office:value="2108.07562748509" calcext:value-type="float">
            <text:p>2108.0756274851</text:p>
          </table:table-cell>
          <table:table-cell table:number-columns-repeated="98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928" calcext:value-type="float">
            <text:p>3928</text:p>
          </table:table-cell>
          <table:table-cell office:value-type="float" office:value="4788" calcext:value-type="float">
            <text:p>4788</text:p>
          </table:table-cell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0" calcext:value-type="float">
            <text:p>46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24" calcext:value-type="float">
            <text:p>3624</text:p>
          </table:table-cell>
          <table:table-cell office:value-type="float" office:value="4720" calcext:value-type="float">
            <text:p>4720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office:value-type="float" office:value="3748" calcext:value-type="float">
            <text:p>3748</text:p>
          </table:table-cell>
          <table:table-cell office:value-type="float" office:value="4720" calcext:value-type="float">
            <text:p>47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88" calcext:value-type="float">
            <text:p>4788</text:p>
          </table:table-cell>
          <table:table-cell office:value-type="float" office:value="4172" calcext:value-type="float">
            <text:p>417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formula="of:=AVERAGE([.B117:.AI117])" office:value-type="float" office:value="1489.41935483871" calcext:value-type="float">
            <text:p>1489.4193548387</text:p>
          </table:table-cell>
          <table:table-cell table:formula="of:=STDEVPA([.B117:.AI117])" office:value-type="float" office:value="2080.41994480013" calcext:value-type="float">
            <text:p>2080.4199448001</text:p>
          </table:table-cell>
          <table:table-cell table:number-columns-repeated="98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972" calcext:value-type="float">
            <text:p>9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formula="of:=AVERAGE([.B118:.AI118])" office:value-type="float" office:value="302.064516129032" calcext:value-type="float">
            <text:p>302.064516129</text:p>
          </table:table-cell>
          <table:table-cell table:formula="of:=STDEVPA([.B118:.AI118])" office:value-type="float" office:value="697.867624728444" calcext:value-type="float">
            <text:p>697.8676247284</text:p>
          </table:table-cell>
          <table:table-cell table:number-columns-repeated="987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19:.AI119])" office:value-type="float" office:value="0" calcext:value-type="float">
            <text:p>0</text:p>
          </table:table-cell>
          <table:table-cell table:formula="of:=STDEVPA([.B119:.AI119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20:.AI120])" office:value-type="float" office:value="0" calcext:value-type="float">
            <text:p>0</text:p>
          </table:table-cell>
          <table:table-cell table:formula="of:=STDEVPA([.B120:.AI120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/>
          <table:table-cell table:formula="of:=AVERAGE([.B121:.AI121])" office:value-type="float" office:value="0" calcext:value-type="float">
            <text:p>0</text:p>
          </table:table-cell>
          <table:table-cell table:formula="of:=STDEVPA([.B121:.AI121])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/>
          <table:table-cell table:formula="of:=AVERAGE([.B122:.AI122])" office:value-type="float" office:value="1.80645161290323" calcext:value-type="float">
            <text:p>1.8064516129</text:p>
          </table:table-cell>
          <table:table-cell table:formula="of:=STDEVPA([.B122:.AI122])" office:value-type="float" office:value="9.89434297428687" calcext:value-type="float">
            <text:p>9.8943429743</text:p>
          </table:table-cell>
          <table:table-cell table:number-columns-repeated="987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/>
          <table:table-cell table:formula="of:=AVERAGE([.B123:.AI123])" office:value-type="float" office:value="1.80645161290323" calcext:value-type="float">
            <text:p>1.8064516129</text:p>
          </table:table-cell>
          <table:table-cell table:formula="of:=STDEVPA([.B123:.AI123])" office:value-type="float" office:value="9.89434297428687" calcext:value-type="float">
            <text:p>9.8943429743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4:.AI124])" office:value-type="string" office:string-value="" calcext:value-type="error">
            <text:p>#DIV/0!</text:p>
          </table:table-cell>
          <table:table-cell table:formula="of:=STDEVPA([.B124:.AI124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5:.AI125])" office:value-type="string" office:string-value="" calcext:value-type="error">
            <text:p>#DIV/0!</text:p>
          </table:table-cell>
          <table:table-cell table:formula="of:=STDEVPA([.B125:.AI125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6:.AI126])" office:value-type="string" office:string-value="" calcext:value-type="error">
            <text:p>#DIV/0!</text:p>
          </table:table-cell>
          <table:table-cell table:formula="of:=STDEVPA([.B126:.AI126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7:.AI127])" office:value-type="string" office:string-value="" calcext:value-type="error">
            <text:p>#DIV/0!</text:p>
          </table:table-cell>
          <table:table-cell table:formula="of:=STDEVPA([.B127:.AI127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8:.AI128])" office:value-type="string" office:string-value="" calcext:value-type="error">
            <text:p>#DIV/0!</text:p>
          </table:table-cell>
          <table:table-cell table:formula="of:=STDEVPA([.B128:.AI128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>
          <table:table-cell table:number-columns-repeated="35"/>
          <table:table-cell table:formula="of:=AVERAGE([.B129:.AI129])" office:value-type="string" office:string-value="" calcext:value-type="error">
            <text:p>#DIV/0!</text:p>
          </table:table-cell>
          <table:table-cell table:formula="of:=STDEVPA([.B129:.AI129])" office:value-type="string" office:string-value="" calcext:value-type="error">
            <text:p>#DIV/0!</text:p>
          </table:table-cell>
          <table:table-cell table:number-columns-repeated="987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dias" table:style-name="ta1">
        <table:shapes>
          <draw:frame draw:z-index="0" draw:style-name="gr1" draw:text-style-name="P1" svg:width="159.99mm" svg:height="89.99mm" svg:x="176.48mm" svg:y="60.33mm">
            <loext:p draw:notify-on-update-of-ranges="medias.A1:medias.A142 medias.B1:medias.B1 medias.B1:medias.B142 medias.D1:medias.D1 medias.D1:medias.D142 medias.F1:medias.F1 medias.F1:medias.F142 medias.H1:medias.H1 medias.H1:medias.H1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1" table:number-columns-repeated="4" table:default-cell-style-name="ce6"/>
        <table:table-column table:style-name="co4" table:number-columns-repeated="4" table:default-cell-style-name="ce7"/>
        <table:table-column table:style-name="co4" table:number-columns-repeated="2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mediaVNormal</text:p>
          </table:table-cell>
          <table:table-cell office:value-type="string" calcext:value-type="string">
            <text:p>desvVNormal</text:p>
          </table:table-cell>
          <table:table-cell office:value-type="string" calcext:value-type="string">
            <text:p>mediaANormal</text:p>
          </table:table-cell>
          <table:table-cell office:value-type="string" calcext:value-type="string">
            <text:p>desvANormal</text:p>
          </table:table-cell>
          <table:table-cell office:value-type="string" calcext:value-type="string">
            <text:p>mediaVAtaque</text:p>
          </table:table-cell>
          <table:table-cell office:value-type="string" calcext:value-type="string">
            <text:p>desvVAtaque</text:p>
          </table:table-cell>
          <table:table-cell office:value-type="string" calcext:value-type="string">
            <text:p>mediaAAtaque</text:p>
          </table:table-cell>
          <table:table-cell office:value-type="string" calcext:value-type="string">
            <text:p>desvAAtaque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1712.096774194" calcext:value-type="float">
            <text:p>131712.10</text:p>
          </table:table-cell>
          <table:table-cell office:value-type="float" office:value="4165.79951939553" calcext:value-type="float">
            <text:p>4165.80</text:p>
          </table:table-cell>
          <table:table-cell office:value-type="float" office:value="24414.6451612903" calcext:value-type="float">
            <text:p>24414.65</text:p>
          </table:table-cell>
          <table:table-cell office:value-type="float" office:value="49632.6704724713" calcext:value-type="float">
            <text:p>49632.67</text:p>
          </table:table-cell>
          <table:table-cell office:value-type="float" office:value="141394.838709677" calcext:value-type="float">
            <text:p>141394.84</text:p>
          </table:table-cell>
          <table:table-cell office:value-type="float" office:value="790.377088311249" calcext:value-type="float">
            <text:p>790.38</text:p>
          </table:table-cell>
          <table:table-cell office:value-type="float" office:value="35202.3225806452" calcext:value-type="float">
            <text:p>35202.32</text:p>
          </table:table-cell>
          <table:table-cell office:value-type="float" office:value="71699.9906007944" calcext:value-type="float">
            <text:p>71699.9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978.4516129032" calcext:value-type="float">
            <text:p>55978.45</text:p>
          </table:table-cell>
          <table:table-cell office:value-type="float" office:value="7622.74204680801" calcext:value-type="float">
            <text:p>7622.74</text:p>
          </table:table-cell>
          <table:table-cell office:value-type="float" office:value="36073.7419354839" calcext:value-type="float">
            <text:p>36073.74</text:p>
          </table:table-cell>
          <table:table-cell office:value-type="float" office:value="36225.1204223095" calcext:value-type="float">
            <text:p>36225.12</text:p>
          </table:table-cell>
          <table:table-cell office:value-type="float" office:value="126898.064516129" calcext:value-type="float">
            <text:p>126898.06</text:p>
          </table:table-cell>
          <table:table-cell office:value-type="float" office:value="526.249170437404" calcext:value-type="float">
            <text:p>526.25</text:p>
          </table:table-cell>
          <table:table-cell office:value-type="float" office:value="66405.1612903226" calcext:value-type="float">
            <text:p>66405.16</text:p>
          </table:table-cell>
          <table:table-cell office:value-type="float" office:value="78956.3823872628" calcext:value-type="float">
            <text:p>78956.38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465.8064516129" calcext:value-type="float">
            <text:p>33465.81</text:p>
          </table:table-cell>
          <table:table-cell office:value-type="float" office:value="5540.62801505828" calcext:value-type="float">
            <text:p>5540.63</text:p>
          </table:table-cell>
          <table:table-cell office:value-type="float" office:value="88980.4193548387" calcext:value-type="float">
            <text:p>88980.42</text:p>
          </table:table-cell>
          <table:table-cell office:value-type="float" office:value="34070.7409671399" calcext:value-type="float">
            <text:p>34070.74</text:p>
          </table:table-cell>
          <table:table-cell table:style-name="ce8" office:value-type="float" office:value="126776.774193548" calcext:value-type="float">
            <text:p>126776.77</text:p>
          </table:table-cell>
          <table:table-cell office:value-type="float" office:value="652.362392345643" calcext:value-type="float">
            <text:p>652.36</text:p>
          </table:table-cell>
          <table:table-cell office:value-type="float" office:value="180959.741935484" calcext:value-type="float">
            <text:p>180959.74</text:p>
          </table:table-cell>
          <table:table-cell office:value-type="float" office:value="35767.9618319359" calcext:value-type="float">
            <text:p>35767.96</text:p>
          </table:table-cell>
          <table:table-cell table:number-columns-repeated="2"/>
          <table:table-cell table:style-name="ce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867.8709677419" calcext:value-type="float">
            <text:p>23867.87</text:p>
          </table:table-cell>
          <table:table-cell office:value-type="float" office:value="7978.05696994003" calcext:value-type="float">
            <text:p>7978.06</text:p>
          </table:table-cell>
          <table:table-cell office:value-type="float" office:value="50651.2903225806" calcext:value-type="float">
            <text:p>50651.29</text:p>
          </table:table-cell>
          <table:table-cell office:value-type="float" office:value="20155.9009564774" calcext:value-type="float">
            <text:p>20155.90</text:p>
          </table:table-cell>
          <table:table-cell office:value-type="float" office:value="127085.161290323" calcext:value-type="float">
            <text:p>127085.16</text:p>
          </table:table-cell>
          <table:table-cell office:value-type="float" office:value="642.7153635176" calcext:value-type="float">
            <text:p>642.72</text:p>
          </table:table-cell>
          <table:table-cell office:value-type="float" office:value="200493.548387097" calcext:value-type="float">
            <text:p>200493.55</text:p>
          </table:table-cell>
          <table:table-cell office:value-type="float" office:value="1541.70301392407" calcext:value-type="float">
            <text:p>1541.70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201.4193548387" calcext:value-type="float">
            <text:p>20201.42</text:p>
          </table:table-cell>
          <table:table-cell office:value-type="float" office:value="6755.27298354449" calcext:value-type="float">
            <text:p>6755.27</text:p>
          </table:table-cell>
          <table:table-cell office:value-type="float" office:value="32421.2903225806" calcext:value-type="float">
            <text:p>32421.29</text:p>
          </table:table-cell>
          <table:table-cell office:value-type="float" office:value="10973.3747159955" calcext:value-type="float">
            <text:p>10973.37</text:p>
          </table:table-cell>
          <table:table-cell office:value-type="float" office:value="127233.548387097" calcext:value-type="float">
            <text:p>127233.55</text:p>
          </table:table-cell>
          <table:table-cell office:value-type="float" office:value="520.951662590171" calcext:value-type="float">
            <text:p>520.95</text:p>
          </table:table-cell>
          <table:table-cell office:value-type="float" office:value="200153.290322581" calcext:value-type="float">
            <text:p>200153.29</text:p>
          </table:table-cell>
          <table:table-cell office:value-type="float" office:value="3469.68324475572" calcext:value-type="float">
            <text:p>3469.68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639.4838709677" calcext:value-type="float">
            <text:p>20639.48</text:p>
          </table:table-cell>
          <table:table-cell office:value-type="float" office:value="6539.52648907799" calcext:value-type="float">
            <text:p>6539.53</text:p>
          </table:table-cell>
          <table:table-cell office:value-type="float" office:value="23988.6451612903" calcext:value-type="float">
            <text:p>23988.65</text:p>
          </table:table-cell>
          <table:table-cell office:value-type="float" office:value="7896.70599169367" calcext:value-type="float">
            <text:p>7896.71</text:p>
          </table:table-cell>
          <table:table-cell office:value-type="float" office:value="127389.677419355" calcext:value-type="float">
            <text:p>127389.68</text:p>
          </table:table-cell>
          <table:table-cell office:value-type="float" office:value="350.478786537353" calcext:value-type="float">
            <text:p>350.48</text:p>
          </table:table-cell>
          <table:table-cell office:value-type="float" office:value="200427.096774194" calcext:value-type="float">
            <text:p>200427.10</text:p>
          </table:table-cell>
          <table:table-cell office:value-type="float" office:value="3559.31689128269" calcext:value-type="float">
            <text:p>3559.3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372.7741935484" calcext:value-type="float">
            <text:p>18372.77</text:p>
          </table:table-cell>
          <table:table-cell office:value-type="float" office:value="11153.0814683357" calcext:value-type="float">
            <text:p>11153.08</text:p>
          </table:table-cell>
          <table:table-cell office:value-type="float" office:value="19227.7419354839" calcext:value-type="float">
            <text:p>19227.74</text:p>
          </table:table-cell>
          <table:table-cell office:value-type="float" office:value="8805.78032653604" calcext:value-type="float">
            <text:p>8805.78</text:p>
          </table:table-cell>
          <table:table-cell office:value-type="float" office:value="127400" calcext:value-type="float">
            <text:p>127400.00</text:p>
          </table:table-cell>
          <table:table-cell office:value-type="float" office:value="658.757383505172" calcext:value-type="float">
            <text:p>658.76</text:p>
          </table:table-cell>
          <table:table-cell office:value-type="float" office:value="200940.64516129" calcext:value-type="float">
            <text:p>200940.65</text:p>
          </table:table-cell>
          <table:table-cell office:value-type="float" office:value="1565.62660955322" calcext:value-type="float">
            <text:p>1565.6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443.4838709677" calcext:value-type="float">
            <text:p>13443.48</text:p>
          </table:table-cell>
          <table:table-cell office:value-type="float" office:value="10901.1924410514" calcext:value-type="float">
            <text:p>10901.19</text:p>
          </table:table-cell>
          <table:table-cell office:value-type="float" office:value="18271.8709677419" calcext:value-type="float">
            <text:p>18271.87</text:p>
          </table:table-cell>
          <table:table-cell office:value-type="float" office:value="8815.63979615823" calcext:value-type="float">
            <text:p>8815.64</text:p>
          </table:table-cell>
          <table:table-cell office:value-type="float" office:value="127492.903225806" calcext:value-type="float">
            <text:p>127492.90</text:p>
          </table:table-cell>
          <table:table-cell office:value-type="float" office:value="732.182744456544" calcext:value-type="float">
            <text:p>732.18</text:p>
          </table:table-cell>
          <table:table-cell office:value-type="float" office:value="201438.709677419" calcext:value-type="float">
            <text:p>201438.71</text:p>
          </table:table-cell>
          <table:table-cell office:value-type="float" office:value="1255.55216470422" calcext:value-type="float">
            <text:p>1255.5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887.2258064516" calcext:value-type="float">
            <text:p>14887.23</text:p>
          </table:table-cell>
          <table:table-cell office:value-type="float" office:value="10923.14100729" calcext:value-type="float">
            <text:p>10923.14</text:p>
          </table:table-cell>
          <table:table-cell office:value-type="float" office:value="16019.6129032258" calcext:value-type="float">
            <text:p>16019.61</text:p>
          </table:table-cell>
          <table:table-cell office:value-type="float" office:value="12268.9081925513" calcext:value-type="float">
            <text:p>12268.91</text:p>
          </table:table-cell>
          <table:table-cell office:value-type="float" office:value="127470.967741936" calcext:value-type="float">
            <text:p>127470.97</text:p>
          </table:table-cell>
          <table:table-cell office:value-type="float" office:value="758.450690930083" calcext:value-type="float">
            <text:p>758.45</text:p>
          </table:table-cell>
          <table:table-cell office:value-type="float" office:value="201058.064516129" calcext:value-type="float">
            <text:p>201058.06</text:p>
          </table:table-cell>
          <table:table-cell office:value-type="float" office:value="1493.61959002573" calcext:value-type="float">
            <text:p>1493.62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832.5161290323" calcext:value-type="float">
            <text:p>10832.52</text:p>
          </table:table-cell>
          <table:table-cell office:value-type="float" office:value="12620.9298258526" calcext:value-type="float">
            <text:p>12620.93</text:p>
          </table:table-cell>
          <table:table-cell office:value-type="float" office:value="14858.8387096774" calcext:value-type="float">
            <text:p>14858.84</text:p>
          </table:table-cell>
          <table:table-cell office:value-type="float" office:value="12499.6405086288" calcext:value-type="float">
            <text:p>12499.64</text:p>
          </table:table-cell>
          <table:table-cell office:value-type="float" office:value="127685.161290323" calcext:value-type="float">
            <text:p>127685.16</text:p>
          </table:table-cell>
          <table:table-cell office:value-type="float" office:value="764.215266783798" calcext:value-type="float">
            <text:p>764.22</text:p>
          </table:table-cell>
          <table:table-cell office:value-type="float" office:value="201024.516129032" calcext:value-type="float">
            <text:p>201024.52</text:p>
          </table:table-cell>
          <table:table-cell office:value-type="float" office:value="1053.29847103976" calcext:value-type="float">
            <text:p>1053.30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405.4193548387" calcext:value-type="float">
            <text:p>10405.42</text:p>
          </table:table-cell>
          <table:table-cell office:value-type="float" office:value="11682.4198354296" calcext:value-type="float">
            <text:p>11682.42</text:p>
          </table:table-cell>
          <table:table-cell office:value-type="float" office:value="12811.7419354839" calcext:value-type="float">
            <text:p>12811.74</text:p>
          </table:table-cell>
          <table:table-cell office:value-type="float" office:value="12451.2837502876" calcext:value-type="float">
            <text:p>12451.28</text:p>
          </table:table-cell>
          <table:table-cell office:value-type="float" office:value="127720" calcext:value-type="float">
            <text:p>127720.00</text:p>
          </table:table-cell>
          <table:table-cell office:value-type="float" office:value="735.671736052029" calcext:value-type="float">
            <text:p>735.67</text:p>
          </table:table-cell>
          <table:table-cell office:value-type="float" office:value="201233.548387097" calcext:value-type="float">
            <text:p>201233.55</text:p>
          </table:table-cell>
          <table:table-cell office:value-type="float" office:value="1263.97618492034" calcext:value-type="float">
            <text:p>1263.98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90.06451612903" calcext:value-type="float">
            <text:p>7190.06</text:p>
          </table:table-cell>
          <table:table-cell office:value-type="float" office:value="11167.0007812058" calcext:value-type="float">
            <text:p>11167.00</text:p>
          </table:table-cell>
          <table:table-cell office:value-type="float" office:value="10859.7419354839" calcext:value-type="float">
            <text:p>10859.74</text:p>
          </table:table-cell>
          <table:table-cell office:value-type="float" office:value="12837.5333952959" calcext:value-type="float">
            <text:p>12837.53</text:p>
          </table:table-cell>
          <table:table-cell office:value-type="float" office:value="127651.612903226" calcext:value-type="float">
            <text:p>127651.61</text:p>
          </table:table-cell>
          <table:table-cell office:value-type="float" office:value="578.513650404616" calcext:value-type="float">
            <text:p>578.51</text:p>
          </table:table-cell>
          <table:table-cell office:value-type="float" office:value="201042.580645161" calcext:value-type="float">
            <text:p>201042.58</text:p>
          </table:table-cell>
          <table:table-cell office:value-type="float" office:value="1400.38466545385" calcext:value-type="float">
            <text:p>1400.38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774.9677419355" calcext:value-type="float">
            <text:p>14774.97</text:p>
          </table:table-cell>
          <table:table-cell office:value-type="float" office:value="15670.8289825063" calcext:value-type="float">
            <text:p>15670.83</text:p>
          </table:table-cell>
          <table:table-cell office:value-type="float" office:value="13394.064516129" calcext:value-type="float">
            <text:p>13394.06</text:p>
          </table:table-cell>
          <table:table-cell office:value-type="float" office:value="13460.787413903" calcext:value-type="float">
            <text:p>13460.79</text:p>
          </table:table-cell>
          <table:table-cell office:value-type="float" office:value="127513.548387097" calcext:value-type="float">
            <text:p>127513.55</text:p>
          </table:table-cell>
          <table:table-cell office:value-type="float" office:value="732.585119515888" calcext:value-type="float">
            <text:p>732.59</text:p>
          </table:table-cell>
          <table:table-cell office:value-type="float" office:value="201094.193548387" calcext:value-type="float">
            <text:p>201094.19</text:p>
          </table:table-cell>
          <table:table-cell office:value-type="float" office:value="1448.23980858979" calcext:value-type="float">
            <text:p>1448.24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828.38709677419" calcext:value-type="float">
            <text:p>6828.39</text:p>
          </table:table-cell>
          <table:table-cell office:value-type="float" office:value="12626.0730688714" calcext:value-type="float">
            <text:p>12626.07</text:p>
          </table:table-cell>
          <table:table-cell office:value-type="float" office:value="5538.83870967742" calcext:value-type="float">
            <text:p>5538.84</text:p>
          </table:table-cell>
          <table:table-cell office:value-type="float" office:value="10560.1313869416" calcext:value-type="float">
            <text:p>10560.13</text:p>
          </table:table-cell>
          <table:table-cell office:value-type="float" office:value="127805.161290323" calcext:value-type="float">
            <text:p>127805.16</text:p>
          </table:table-cell>
          <table:table-cell office:value-type="float" office:value="771.407891634351" calcext:value-type="float">
            <text:p>771.41</text:p>
          </table:table-cell>
          <table:table-cell office:value-type="float" office:value="201295.483870968" calcext:value-type="float">
            <text:p>201295.48</text:p>
          </table:table-cell>
          <table:table-cell office:value-type="float" office:value="1352.87230570601" calcext:value-type="float">
            <text:p>1352.87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640.77419354839" calcext:value-type="float">
            <text:p>9640.77</text:p>
          </table:table-cell>
          <table:table-cell office:value-type="float" office:value="14904.6436728131" calcext:value-type="float">
            <text:p>14904.64</text:p>
          </table:table-cell>
          <table:table-cell office:value-type="float" office:value="12179.4838709677" calcext:value-type="float">
            <text:p>12179.48</text:p>
          </table:table-cell>
          <table:table-cell office:value-type="float" office:value="14852.7772397492" calcext:value-type="float">
            <text:p>14852.78</text:p>
          </table:table-cell>
          <table:table-cell office:value-type="float" office:value="127699.35483871" calcext:value-type="float">
            <text:p>127699.35</text:p>
          </table:table-cell>
          <table:table-cell office:value-type="float" office:value="722.852483428789" calcext:value-type="float">
            <text:p>722.85</text:p>
          </table:table-cell>
          <table:table-cell office:value-type="float" office:value="200650.322580645" calcext:value-type="float">
            <text:p>200650.32</text:p>
          </table:table-cell>
          <table:table-cell office:value-type="float" office:value="1361.66758264238" calcext:value-type="float">
            <text:p>1361.6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1213.6774193548" calcext:value-type="float">
            <text:p>11213.68</text:p>
          </table:table-cell>
          <table:table-cell office:value-type="float" office:value="15334.0694688849" calcext:value-type="float">
            <text:p>15334.07</text:p>
          </table:table-cell>
          <table:table-cell office:value-type="float" office:value="12116.9032258065" calcext:value-type="float">
            <text:p>12116.90</text:p>
          </table:table-cell>
          <table:table-cell office:value-type="float" office:value="16840.2646124234" calcext:value-type="float">
            <text:p>16840.26</text:p>
          </table:table-cell>
          <table:table-cell office:value-type="float" office:value="127758.709677419" calcext:value-type="float">
            <text:p>127758.71</text:p>
          </table:table-cell>
          <table:table-cell office:value-type="float" office:value="783.671021890888" calcext:value-type="float">
            <text:p>783.67</text:p>
          </table:table-cell>
          <table:table-cell office:value-type="float" office:value="201287.741935484" calcext:value-type="float">
            <text:p>201287.74</text:p>
          </table:table-cell>
          <table:table-cell office:value-type="float" office:value="1455.66459642106" calcext:value-type="float">
            <text:p>1455.6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109.41935483871" calcext:value-type="float">
            <text:p>5109.42</text:p>
          </table:table-cell>
          <table:table-cell office:value-type="float" office:value="11959.0378099691" calcext:value-type="float">
            <text:p>11959.04</text:p>
          </table:table-cell>
          <table:table-cell office:value-type="float" office:value="4922.96774193548" calcext:value-type="float">
            <text:p>4922.97</text:p>
          </table:table-cell>
          <table:table-cell office:value-type="float" office:value="10958.6876053302" calcext:value-type="float">
            <text:p>10958.69</text:p>
          </table:table-cell>
          <table:table-cell office:value-type="float" office:value="127846.451612903" calcext:value-type="float">
            <text:p>127846.45</text:p>
          </table:table-cell>
          <table:table-cell office:value-type="float" office:value="682.696496053118" calcext:value-type="float">
            <text:p>682.70</text:p>
          </table:table-cell>
          <table:table-cell office:value-type="float" office:value="201219.35483871" calcext:value-type="float">
            <text:p>201219.35</text:p>
          </table:table-cell>
          <table:table-cell office:value-type="float" office:value="1151.9350773705" calcext:value-type="float">
            <text:p>1151.94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308.38709677419" calcext:value-type="float">
            <text:p>7308.39</text:p>
          </table:table-cell>
          <table:table-cell office:value-type="float" office:value="13394.9198402818" calcext:value-type="float">
            <text:p>13394.92</text:p>
          </table:table-cell>
          <table:table-cell office:value-type="float" office:value="11473.1612903226" calcext:value-type="float">
            <text:p>11473.16</text:p>
          </table:table-cell>
          <table:table-cell office:value-type="float" office:value="16203.7984616845" calcext:value-type="float">
            <text:p>16203.80</text:p>
          </table:table-cell>
          <table:table-cell office:value-type="float" office:value="127834.838709677" calcext:value-type="float">
            <text:p>127834.84</text:p>
          </table:table-cell>
          <table:table-cell office:value-type="float" office:value="716.244105837334" calcext:value-type="float">
            <text:p>716.24</text:p>
          </table:table-cell>
          <table:table-cell office:value-type="float" office:value="200541.935483871" calcext:value-type="float">
            <text:p>200541.94</text:p>
          </table:table-cell>
          <table:table-cell office:value-type="float" office:value="1510.76442807209" calcext:value-type="float">
            <text:p>1510.76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007.09677419355" calcext:value-type="float">
            <text:p>4007.10</text:p>
          </table:table-cell>
          <table:table-cell office:value-type="float" office:value="10573.7319665439" calcext:value-type="float">
            <text:p>10573.73</text:p>
          </table:table-cell>
          <table:table-cell office:value-type="float" office:value="6134.96774193548" calcext:value-type="float">
            <text:p>6134.97</text:p>
          </table:table-cell>
          <table:table-cell office:value-type="float" office:value="11496.1120145279" calcext:value-type="float">
            <text:p>11496.11</text:p>
          </table:table-cell>
          <table:table-cell office:value-type="float" office:value="127823.225806452" calcext:value-type="float">
            <text:p>127823.23</text:p>
          </table:table-cell>
          <table:table-cell office:value-type="float" office:value="585.041421730529" calcext:value-type="float">
            <text:p>585.04</text:p>
          </table:table-cell>
          <table:table-cell office:value-type="float" office:value="200554.838709677" calcext:value-type="float">
            <text:p>200554.84</text:p>
          </table:table-cell>
          <table:table-cell office:value-type="float" office:value="1791.81629056852" calcext:value-type="float">
            <text:p>1791.8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651.6129032258" calcext:value-type="float">
            <text:p>10651.61</text:p>
          </table:table-cell>
          <table:table-cell office:value-type="float" office:value="15082.2153024946" calcext:value-type="float">
            <text:p>15082.22</text:p>
          </table:table-cell>
          <table:table-cell office:value-type="float" office:value="7703.35483870968" calcext:value-type="float">
            <text:p>7703.35</text:p>
          </table:table-cell>
          <table:table-cell office:value-type="float" office:value="12484.2709439968" calcext:value-type="float">
            <text:p>12484.27</text:p>
          </table:table-cell>
          <table:table-cell office:value-type="float" office:value="127659.35483871" calcext:value-type="float">
            <text:p>127659.35</text:p>
          </table:table-cell>
          <table:table-cell office:value-type="float" office:value="806.033439968563" calcext:value-type="float">
            <text:p>806.03</text:p>
          </table:table-cell>
          <table:table-cell office:value-type="float" office:value="200695.483870968" calcext:value-type="float">
            <text:p>200695.48</text:p>
          </table:table-cell>
          <table:table-cell office:value-type="float" office:value="1532.50130497166" calcext:value-type="float">
            <text:p>1532.50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573.03225806452" calcext:value-type="float">
            <text:p>6573.03</text:p>
          </table:table-cell>
          <table:table-cell office:value-type="float" office:value="14425.2205293902" calcext:value-type="float">
            <text:p>14425.22</text:p>
          </table:table-cell>
          <table:table-cell office:value-type="float" office:value="5100.51612903226" calcext:value-type="float">
            <text:p>5100.52</text:p>
          </table:table-cell>
          <table:table-cell office:value-type="float" office:value="11667.7448186428" calcext:value-type="float">
            <text:p>11667.74</text:p>
          </table:table-cell>
          <table:table-cell office:value-type="float" office:value="127847.741935484" calcext:value-type="float">
            <text:p>127847.74</text:p>
          </table:table-cell>
          <table:table-cell office:value-type="float" office:value="727.16289020176" calcext:value-type="float">
            <text:p>727.16</text:p>
          </table:table-cell>
          <table:table-cell office:value-type="float" office:value="201476.129032258" calcext:value-type="float">
            <text:p>201476.13</text:p>
          </table:table-cell>
          <table:table-cell office:value-type="float" office:value="1144.49503562771" calcext:value-type="float">
            <text:p>1144.50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395.87096774194" calcext:value-type="float">
            <text:p>4395.87</text:p>
          </table:table-cell>
          <table:table-cell office:value-type="float" office:value="11042.8974451161" calcext:value-type="float">
            <text:p>11042.90</text:p>
          </table:table-cell>
          <table:table-cell office:value-type="float" office:value="5808.51612903226" calcext:value-type="float">
            <text:p>5808.52</text:p>
          </table:table-cell>
          <table:table-cell office:value-type="float" office:value="12590.1620883542" calcext:value-type="float">
            <text:p>12590.16</text:p>
          </table:table-cell>
          <table:table-cell office:value-type="float" office:value="127927.741935484" calcext:value-type="float">
            <text:p>127927.74</text:p>
          </table:table-cell>
          <table:table-cell office:value-type="float" office:value="662.851657989538" calcext:value-type="float">
            <text:p>662.85</text:p>
          </table:table-cell>
          <table:table-cell office:value-type="float" office:value="201117.419354839" calcext:value-type="float">
            <text:p>201117.42</text:p>
          </table:table-cell>
          <table:table-cell office:value-type="float" office:value="1832.69054414354" calcext:value-type="float">
            <text:p>1832.69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542.3225806452" calcext:value-type="float">
            <text:p>11542.32</text:p>
          </table:table-cell>
          <table:table-cell office:value-type="float" office:value="17509.0043496281" calcext:value-type="float">
            <text:p>17509.00</text:p>
          </table:table-cell>
          <table:table-cell office:value-type="float" office:value="10115.6129032258" calcext:value-type="float">
            <text:p>10115.61</text:p>
          </table:table-cell>
          <table:table-cell office:value-type="float" office:value="16702.418271263" calcext:value-type="float">
            <text:p>16702.42</text:p>
          </table:table-cell>
          <table:table-cell office:value-type="float" office:value="127778.064516129" calcext:value-type="float">
            <text:p>127778.06</text:p>
          </table:table-cell>
          <table:table-cell office:value-type="float" office:value="582.217226697627" calcext:value-type="float">
            <text:p>582.22</text:p>
          </table:table-cell>
          <table:table-cell office:value-type="float" office:value="201149.290322581" calcext:value-type="float">
            <text:p>201149.29</text:p>
          </table:table-cell>
          <table:table-cell office:value-type="float" office:value="1582.12054908652" calcext:value-type="float">
            <text:p>1582.12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000.9032258065" calcext:value-type="float">
            <text:p>13000.90</text:p>
          </table:table-cell>
          <table:table-cell office:value-type="float" office:value="16366.5656581412" calcext:value-type="float">
            <text:p>16366.57</text:p>
          </table:table-cell>
          <table:table-cell office:value-type="float" office:value="11338.5806451613" calcext:value-type="float">
            <text:p>11338.58</text:p>
          </table:table-cell>
          <table:table-cell office:value-type="float" office:value="15555.150601762" calcext:value-type="float">
            <text:p>15555.15</text:p>
          </table:table-cell>
          <table:table-cell office:value-type="float" office:value="127766.451612903" calcext:value-type="float">
            <text:p>127766.45</text:p>
          </table:table-cell>
          <table:table-cell office:value-type="float" office:value="720.580180164418" calcext:value-type="float">
            <text:p>720.58</text:p>
          </table:table-cell>
          <table:table-cell office:value-type="float" office:value="201271.870967742" calcext:value-type="float">
            <text:p>201271.87</text:p>
          </table:table-cell>
          <table:table-cell office:value-type="float" office:value="1430.17453800476" calcext:value-type="float">
            <text:p>1430.17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113.93548387097" calcext:value-type="float">
            <text:p>7113.94</text:p>
          </table:table-cell>
          <table:table-cell office:value-type="float" office:value="13473.670070071" calcext:value-type="float">
            <text:p>13473.67</text:p>
          </table:table-cell>
          <table:table-cell office:value-type="float" office:value="4970.1935483871" calcext:value-type="float">
            <text:p>4970.19</text:p>
          </table:table-cell>
          <table:table-cell office:value-type="float" office:value="11784.2464481033" calcext:value-type="float">
            <text:p>11784.25</text:p>
          </table:table-cell>
          <table:table-cell office:value-type="float" office:value="127994.838709677" calcext:value-type="float">
            <text:p>127994.84</text:p>
          </table:table-cell>
          <table:table-cell office:value-type="float" office:value="599.504478003895" calcext:value-type="float">
            <text:p>599.50</text:p>
          </table:table-cell>
          <table:table-cell office:value-type="float" office:value="201039.612903226" calcext:value-type="float">
            <text:p>201039.61</text:p>
          </table:table-cell>
          <table:table-cell office:value-type="float" office:value="1134.83009037787" calcext:value-type="float">
            <text:p>1134.83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7400.38709677419" calcext:value-type="float">
            <text:p>7400.39</text:p>
          </table:table-cell>
          <table:table-cell office:value-type="float" office:value="13768.721480406" calcext:value-type="float">
            <text:p>13768.72</text:p>
          </table:table-cell>
          <table:table-cell office:value-type="float" office:value="11953.4193548387" calcext:value-type="float">
            <text:p>11953.42</text:p>
          </table:table-cell>
          <table:table-cell office:value-type="float" office:value="16986.8387018364" calcext:value-type="float">
            <text:p>16986.84</text:p>
          </table:table-cell>
          <table:table-cell office:value-type="float" office:value="127892.903225806" calcext:value-type="float">
            <text:p>127892.90</text:p>
          </table:table-cell>
          <table:table-cell office:value-type="float" office:value="599.387825058454" calcext:value-type="float">
            <text:p>599.39</text:p>
          </table:table-cell>
          <table:table-cell office:value-type="float" office:value="196973.548387097" calcext:value-type="float">
            <text:p>196973.55</text:p>
          </table:table-cell>
          <table:table-cell office:value-type="float" office:value="22602.5390449816" calcext:value-type="float">
            <text:p>22602.54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096.51612903226" calcext:value-type="float">
            <text:p>5096.52</text:p>
          </table:table-cell>
          <table:table-cell office:value-type="float" office:value="11719.2224223804" calcext:value-type="float">
            <text:p>11719.22</text:p>
          </table:table-cell>
          <table:table-cell office:value-type="float" office:value="6014.83870967742" calcext:value-type="float">
            <text:p>6014.84</text:p>
          </table:table-cell>
          <table:table-cell office:value-type="float" office:value="12786.8348907137" calcext:value-type="float">
            <text:p>12786.83</text:p>
          </table:table-cell>
          <table:table-cell office:value-type="float" office:value="127892.903225806" calcext:value-type="float">
            <text:p>127892.90</text:p>
          </table:table-cell>
          <table:table-cell office:value-type="float" office:value="659.17932137737" calcext:value-type="float">
            <text:p>659.18</text:p>
          </table:table-cell>
          <table:table-cell office:value-type="float" office:value="194193.806451613" calcext:value-type="float">
            <text:p>194193.81</text:p>
          </table:table-cell>
          <table:table-cell office:value-type="float" office:value="34679.6003971279" calcext:value-type="float">
            <text:p>34679.60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557.29032258065" calcext:value-type="float">
            <text:p>8557.29</text:p>
          </table:table-cell>
          <table:table-cell office:value-type="float" office:value="14834.5311681977" calcext:value-type="float">
            <text:p>14834.53</text:p>
          </table:table-cell>
          <table:table-cell office:value-type="float" office:value="8329.16129032258" calcext:value-type="float">
            <text:p>8329.16</text:p>
          </table:table-cell>
          <table:table-cell office:value-type="float" office:value="14163.1184170918" calcext:value-type="float">
            <text:p>14163.12</text:p>
          </table:table-cell>
          <table:table-cell office:value-type="float" office:value="127858.064516129" calcext:value-type="float">
            <text:p>127858.06</text:p>
          </table:table-cell>
          <table:table-cell office:value-type="float" office:value="593.281847587113" calcext:value-type="float">
            <text:p>593.28</text:p>
          </table:table-cell>
          <table:table-cell office:value-type="float" office:value="194588.774193548" calcext:value-type="float">
            <text:p>194588.77</text:p>
          </table:table-cell>
          <table:table-cell office:value-type="float" office:value="34688.4784578858" calcext:value-type="float">
            <text:p>34688.48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327.2258064516" calcext:value-type="float">
            <text:p>10327.23</text:p>
          </table:table-cell>
          <table:table-cell office:value-type="float" office:value="18223.3199176215" calcext:value-type="float">
            <text:p>18223.32</text:p>
          </table:table-cell>
          <table:table-cell office:value-type="float" office:value="7150.06451612903" calcext:value-type="float">
            <text:p>7150.06</text:p>
          </table:table-cell>
          <table:table-cell office:value-type="float" office:value="13334.1858344184" calcext:value-type="float">
            <text:p>13334.19</text:p>
          </table:table-cell>
          <table:table-cell office:value-type="float" office:value="127892.903225806" calcext:value-type="float">
            <text:p>127892.90</text:p>
          </table:table-cell>
          <table:table-cell office:value-type="float" office:value="599.387825058454" calcext:value-type="float">
            <text:p>599.39</text:p>
          </table:table-cell>
          <table:table-cell office:value-type="float" office:value="179401.290322581" calcext:value-type="float">
            <text:p>179401.29</text:p>
          </table:table-cell>
          <table:table-cell office:value-type="float" office:value="54247.7297126823" calcext:value-type="float">
            <text:p>54247.73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32.12903225806" calcext:value-type="float">
            <text:p>3132.13</text:p>
          </table:table-cell>
          <table:table-cell office:value-type="float" office:value="9598.52141752601" calcext:value-type="float">
            <text:p>9598.52</text:p>
          </table:table-cell>
          <table:table-cell office:value-type="float" office:value="5767.74193548387" calcext:value-type="float">
            <text:p>5767.74</text:p>
          </table:table-cell>
          <table:table-cell office:value-type="float" office:value="12689.7599127438" calcext:value-type="float">
            <text:p>12689.76</text:p>
          </table:table-cell>
          <table:table-cell office:value-type="float" office:value="127975.483870968" calcext:value-type="float">
            <text:p>127975.48</text:p>
          </table:table-cell>
          <table:table-cell office:value-type="float" office:value="646.313809277223" calcext:value-type="float">
            <text:p>646.31</text:p>
          </table:table-cell>
          <table:table-cell office:value-type="float" office:value="163722.322580645" calcext:value-type="float">
            <text:p>163722.32</text:p>
          </table:table-cell>
          <table:table-cell office:value-type="float" office:value="75518.7922796691" calcext:value-type="float">
            <text:p>75518.79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183.0967741935" calcext:value-type="float">
            <text:p>11183.10</text:p>
          </table:table-cell>
          <table:table-cell office:value-type="float" office:value="15721.6225612491" calcext:value-type="float">
            <text:p>15721.62</text:p>
          </table:table-cell>
          <table:table-cell office:value-type="float" office:value="8573.03225806452" calcext:value-type="float">
            <text:p>8573.03</text:p>
          </table:table-cell>
          <table:table-cell office:value-type="float" office:value="14186.0330390866" calcext:value-type="float">
            <text:p>14186.03</text:p>
          </table:table-cell>
          <table:table-cell office:value-type="float" office:value="127855.483870968" calcext:value-type="float">
            <text:p>127855.48</text:p>
          </table:table-cell>
          <table:table-cell office:value-type="float" office:value="565.747229033611" calcext:value-type="float">
            <text:p>565.75</text:p>
          </table:table-cell>
          <table:table-cell office:value-type="float" office:value="158487.870967742" calcext:value-type="float">
            <text:p>158487.87</text:p>
          </table:table-cell>
          <table:table-cell office:value-type="float" office:value="76987.312627028" calcext:value-type="float">
            <text:p>76987.3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9702.58064516129" calcext:value-type="float">
            <text:p>9702.58</text:p>
          </table:table-cell>
          <table:table-cell office:value-type="float" office:value="19280.7209220961" calcext:value-type="float">
            <text:p>19280.72</text:p>
          </table:table-cell>
          <table:table-cell office:value-type="float" office:value="13491.6129032258" calcext:value-type="float">
            <text:p>13491.61</text:p>
          </table:table-cell>
          <table:table-cell office:value-type="float" office:value="19923.3711451059" calcext:value-type="float">
            <text:p>19923.37</text:p>
          </table:table-cell>
          <table:table-cell office:value-type="float" office:value="127832.258064516" calcext:value-type="float">
            <text:p>127832.26</text:p>
          </table:table-cell>
          <table:table-cell office:value-type="float" office:value="786.559308829239" calcext:value-type="float">
            <text:p>786.56</text:p>
          </table:table-cell>
          <table:table-cell office:value-type="float" office:value="149330.967741935" calcext:value-type="float">
            <text:p>149330.97</text:p>
          </table:table-cell>
          <table:table-cell office:value-type="float" office:value="82841.3900599421" calcext:value-type="float">
            <text:p>82841.39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046.4516129032" calcext:value-type="float">
            <text:p>13046.45</text:p>
          </table:table-cell>
          <table:table-cell office:value-type="float" office:value="16551.4107279823" calcext:value-type="float">
            <text:p>16551.41</text:p>
          </table:table-cell>
          <table:table-cell office:value-type="float" office:value="6275.35483870968" calcext:value-type="float">
            <text:p>6275.35</text:p>
          </table:table-cell>
          <table:table-cell office:value-type="float" office:value="12330.6607037181" calcext:value-type="float">
            <text:p>12330.66</text:p>
          </table:table-cell>
          <table:table-cell office:value-type="float" office:value="127867.096774194" calcext:value-type="float">
            <text:p>127867.10</text:p>
          </table:table-cell>
          <table:table-cell office:value-type="float" office:value="621.705217712969" calcext:value-type="float">
            <text:p>621.71</text:p>
          </table:table-cell>
          <table:table-cell office:value-type="float" office:value="136695.225806452" calcext:value-type="float">
            <text:p>136695.23</text:p>
          </table:table-cell>
          <table:table-cell office:value-type="float" office:value="88772.4055842077" calcext:value-type="float">
            <text:p>88772.41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5857.41935483871" calcext:value-type="float">
            <text:p>5857.42</text:p>
          </table:table-cell>
          <table:table-cell office:value-type="float" office:value="12097.2207332636" calcext:value-type="float">
            <text:p>12097.22</text:p>
          </table:table-cell>
          <table:table-cell office:value-type="float" office:value="9568.64516129032" calcext:value-type="float">
            <text:p>9568.65</text:p>
          </table:table-cell>
          <table:table-cell office:value-type="float" office:value="17695.3874098243" calcext:value-type="float">
            <text:p>17695.39</text:p>
          </table:table-cell>
          <table:table-cell office:value-type="float" office:value="127689.032258065" calcext:value-type="float">
            <text:p>127689.03</text:p>
          </table:table-cell>
          <table:table-cell office:value-type="float" office:value="589.167563868087" calcext:value-type="float">
            <text:p>589.17</text:p>
          </table:table-cell>
          <table:table-cell office:value-type="float" office:value="131240.516129032" calcext:value-type="float">
            <text:p>131240.52</text:p>
          </table:table-cell>
          <table:table-cell office:value-type="float" office:value="91721.2882356358" calcext:value-type="float">
            <text:p>91721.29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470.8387096774" calcext:value-type="float">
            <text:p>11470.84</text:p>
          </table:table-cell>
          <table:table-cell office:value-type="float" office:value="17866.5657604017" calcext:value-type="float">
            <text:p>17866.57</text:p>
          </table:table-cell>
          <table:table-cell office:value-type="float" office:value="9723.74193548387" calcext:value-type="float">
            <text:p>9723.74</text:p>
          </table:table-cell>
          <table:table-cell office:value-type="float" office:value="14040.8183176828" calcext:value-type="float">
            <text:p>14040.82</text:p>
          </table:table-cell>
          <table:table-cell office:value-type="float" office:value="127950.967741935" calcext:value-type="float">
            <text:p>127950.97</text:p>
          </table:table-cell>
          <table:table-cell office:value-type="float" office:value="1178.67983789057" calcext:value-type="float">
            <text:p>1178.68</text:p>
          </table:table-cell>
          <table:table-cell office:value-type="float" office:value="131535.612903226" calcext:value-type="float">
            <text:p>131535.61</text:p>
          </table:table-cell>
          <table:table-cell office:value-type="float" office:value="91813.4652650644" calcext:value-type="float">
            <text:p>91813.47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2876.5161290323" calcext:value-type="float">
            <text:p>12876.52</text:p>
          </table:table-cell>
          <table:table-cell office:value-type="float" office:value="25949.6935600913" calcext:value-type="float">
            <text:p>25949.69</text:p>
          </table:table-cell>
          <table:table-cell office:value-type="float" office:value="6288.77419354839" calcext:value-type="float">
            <text:p>6288.77</text:p>
          </table:table-cell>
          <table:table-cell office:value-type="float" office:value="12998.3585432923" calcext:value-type="float">
            <text:p>12998.36</text:p>
          </table:table-cell>
          <table:table-cell office:value-type="float" office:value="127619.35483871" calcext:value-type="float">
            <text:p>127619.35</text:p>
          </table:table-cell>
          <table:table-cell office:value-type="float" office:value="1098.638264116" calcext:value-type="float">
            <text:p>1098.64</text:p>
          </table:table-cell>
          <table:table-cell office:value-type="float" office:value="135479.870967742" calcext:value-type="float">
            <text:p>135479.87</text:p>
          </table:table-cell>
          <table:table-cell office:value-type="float" office:value="90964.8393440376" calcext:value-type="float">
            <text:p>90964.84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2599.7419354839" calcext:value-type="float">
            <text:p>22599.74</text:p>
          </table:table-cell>
          <table:table-cell office:value-type="float" office:value="29096.5760794343" calcext:value-type="float">
            <text:p>29096.58</text:p>
          </table:table-cell>
          <table:table-cell office:value-type="float" office:value="14891.8709677419" calcext:value-type="float">
            <text:p>14891.87</text:p>
          </table:table-cell>
          <table:table-cell office:value-type="float" office:value="22211.0246727973" calcext:value-type="float">
            <text:p>22211.02</text:p>
          </table:table-cell>
          <table:table-cell office:value-type="float" office:value="127366.451612903" calcext:value-type="float">
            <text:p>127366.45</text:p>
          </table:table-cell>
          <table:table-cell office:value-type="float" office:value="1149.34356689176" calcext:value-type="float">
            <text:p>1149.34</text:p>
          </table:table-cell>
          <table:table-cell office:value-type="float" office:value="140540.129032258" calcext:value-type="float">
            <text:p>140540.13</text:p>
          </table:table-cell>
          <table:table-cell office:value-type="float" office:value="87906.8419370085" calcext:value-type="float">
            <text:p>87906.84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2057.6774193548" calcext:value-type="float">
            <text:p>12057.68</text:p>
          </table:table-cell>
          <table:table-cell office:value-type="float" office:value="24749.471392709" calcext:value-type="float">
            <text:p>24749.47</text:p>
          </table:table-cell>
          <table:table-cell office:value-type="float" office:value="13938.9677419355" calcext:value-type="float">
            <text:p>13938.97</text:p>
          </table:table-cell>
          <table:table-cell office:value-type="float" office:value="29143.4998755976" calcext:value-type="float">
            <text:p>29143.50</text:p>
          </table:table-cell>
          <table:table-cell office:value-type="float" office:value="127797.419354839" calcext:value-type="float">
            <text:p>127797.42</text:p>
          </table:table-cell>
          <table:table-cell office:value-type="float" office:value="1200.4702512522" calcext:value-type="float">
            <text:p>1200.47</text:p>
          </table:table-cell>
          <table:table-cell office:value-type="float" office:value="160766.193548387" calcext:value-type="float">
            <text:p>160766.19</text:p>
          </table:table-cell>
          <table:table-cell office:value-type="float" office:value="67511.0686329474" calcext:value-type="float">
            <text:p>67511.07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181.8064516129" calcext:value-type="float">
            <text:p>18181.81</text:p>
          </table:table-cell>
          <table:table-cell office:value-type="float" office:value="21959.2429939141" calcext:value-type="float">
            <text:p>21959.24</text:p>
          </table:table-cell>
          <table:table-cell office:value-type="float" office:value="19398.7096774194" calcext:value-type="float">
            <text:p>19398.71</text:p>
          </table:table-cell>
          <table:table-cell office:value-type="float" office:value="31986.0128203176" calcext:value-type="float">
            <text:p>31986.01</text:p>
          </table:table-cell>
          <table:table-cell office:value-type="float" office:value="127440" calcext:value-type="float">
            <text:p>127440.00</text:p>
          </table:table-cell>
          <table:table-cell office:value-type="float" office:value="939.567505171498" calcext:value-type="float">
            <text:p>939.57</text:p>
          </table:table-cell>
          <table:table-cell office:value-type="float" office:value="176362.451612903" calcext:value-type="float">
            <text:p>176362.45</text:p>
          </table:table-cell>
          <table:table-cell office:value-type="float" office:value="60923.1108915104" calcext:value-type="float">
            <text:p>60923.11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630.5806451613" calcext:value-type="float">
            <text:p>15630.58</text:p>
          </table:table-cell>
          <table:table-cell office:value-type="float" office:value="23263.9543982423" calcext:value-type="float">
            <text:p>23263.95</text:p>
          </table:table-cell>
          <table:table-cell office:value-type="float" office:value="15683.4838709677" calcext:value-type="float">
            <text:p>15683.48</text:p>
          </table:table-cell>
          <table:table-cell office:value-type="float" office:value="26032.1893789716" calcext:value-type="float">
            <text:p>26032.19</text:p>
          </table:table-cell>
          <table:table-cell office:value-type="float" office:value="127710.967741935" calcext:value-type="float">
            <text:p>127710.97</text:p>
          </table:table-cell>
          <table:table-cell office:value-type="float" office:value="964.757548813004" calcext:value-type="float">
            <text:p>964.76</text:p>
          </table:table-cell>
          <table:table-cell office:value-type="float" office:value="186011.096774194" calcext:value-type="float">
            <text:p>186011.10</text:p>
          </table:table-cell>
          <table:table-cell office:value-type="float" office:value="48570.0080637549" calcext:value-type="float">
            <text:p>48570.01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042.1935483871" calcext:value-type="float">
            <text:p>16042.19</text:p>
          </table:table-cell>
          <table:table-cell office:value-type="float" office:value="22654.6234737356" calcext:value-type="float">
            <text:p>22654.62</text:p>
          </table:table-cell>
          <table:table-cell office:value-type="float" office:value="20059.2258064516" calcext:value-type="float">
            <text:p>20059.23</text:p>
          </table:table-cell>
          <table:table-cell office:value-type="float" office:value="23504.5567781251" calcext:value-type="float">
            <text:p>23504.56</text:p>
          </table:table-cell>
          <table:table-cell office:value-type="float" office:value="127668.387096774" calcext:value-type="float">
            <text:p>127668.39</text:p>
          </table:table-cell>
          <table:table-cell office:value-type="float" office:value="977.37996300905" calcext:value-type="float">
            <text:p>977.38</text:p>
          </table:table-cell>
          <table:table-cell office:value-type="float" office:value="185867.483870968" calcext:value-type="float">
            <text:p>185867.48</text:p>
          </table:table-cell>
          <table:table-cell office:value-type="float" office:value="48620.4217042731" calcext:value-type="float">
            <text:p>48620.42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1234.9677419355" calcext:value-type="float">
            <text:p>11234.97</text:p>
          </table:table-cell>
          <table:table-cell office:value-type="float" office:value="23705.5077300803" calcext:value-type="float">
            <text:p>23705.51</text:p>
          </table:table-cell>
          <table:table-cell office:value-type="float" office:value="13392.9032258065" calcext:value-type="float">
            <text:p>13392.90</text:p>
          </table:table-cell>
          <table:table-cell office:value-type="float" office:value="24086.77237762" calcext:value-type="float">
            <text:p>24086.77</text:p>
          </table:table-cell>
          <table:table-cell office:value-type="float" office:value="127779.35483871" calcext:value-type="float">
            <text:p>127779.35</text:p>
          </table:table-cell>
          <table:table-cell office:value-type="float" office:value="953.790182796598" calcext:value-type="float">
            <text:p>953.79</text:p>
          </table:table-cell>
          <table:table-cell office:value-type="float" office:value="175715.741935484" calcext:value-type="float">
            <text:p>175715.74</text:p>
          </table:table-cell>
          <table:table-cell office:value-type="float" office:value="63286.5285889235" calcext:value-type="float">
            <text:p>63286.53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6058.8387096774" calcext:value-type="float">
            <text:p>16058.84</text:p>
          </table:table-cell>
          <table:table-cell office:value-type="float" office:value="23034.2658006281" calcext:value-type="float">
            <text:p>23034.27</text:p>
          </table:table-cell>
          <table:table-cell office:value-type="float" office:value="18753.935483871" calcext:value-type="float">
            <text:p>18753.94</text:p>
          </table:table-cell>
          <table:table-cell office:value-type="float" office:value="26672.9433792367" calcext:value-type="float">
            <text:p>26672.94</text:p>
          </table:table-cell>
          <table:table-cell office:value-type="float" office:value="127509.677419355" calcext:value-type="float">
            <text:p>127509.68</text:p>
          </table:table-cell>
          <table:table-cell office:value-type="float" office:value="979.636153230331" calcext:value-type="float">
            <text:p>979.64</text:p>
          </table:table-cell>
          <table:table-cell office:value-type="float" office:value="175332.129032258" calcext:value-type="float">
            <text:p>175332.13</text:p>
          </table:table-cell>
          <table:table-cell office:value-type="float" office:value="60956.7610136371" calcext:value-type="float">
            <text:p>60956.76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578.83870967742" calcext:value-type="float">
            <text:p>9578.84</text:p>
          </table:table-cell>
          <table:table-cell office:value-type="float" office:value="18495.5974449314" calcext:value-type="float">
            <text:p>18495.60</text:p>
          </table:table-cell>
          <table:table-cell office:value-type="float" office:value="7937.41935483871" calcext:value-type="float">
            <text:p>7937.42</text:p>
          </table:table-cell>
          <table:table-cell office:value-type="float" office:value="15165.5579750667" calcext:value-type="float">
            <text:p>15165.56</text:p>
          </table:table-cell>
          <table:table-cell office:value-type="float" office:value="127816.774193548" calcext:value-type="float">
            <text:p>127816.77</text:p>
          </table:table-cell>
          <table:table-cell office:value-type="float" office:value="722.131196625986" calcext:value-type="float">
            <text:p>722.13</text:p>
          </table:table-cell>
          <table:table-cell office:value-type="float" office:value="168281.419354839" calcext:value-type="float">
            <text:p>168281.42</text:p>
          </table:table-cell>
          <table:table-cell office:value-type="float" office:value="69393.751556943" calcext:value-type="float">
            <text:p>69393.75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665.8064516129" calcext:value-type="float">
            <text:p>9665.81</text:p>
          </table:table-cell>
          <table:table-cell office:value-type="float" office:value="18471.5442416766" calcext:value-type="float">
            <text:p>18471.54</text:p>
          </table:table-cell>
          <table:table-cell office:value-type="float" office:value="14706.3225806452" calcext:value-type="float">
            <text:p>14706.32</text:p>
          </table:table-cell>
          <table:table-cell office:value-type="float" office:value="24973.5666764101" calcext:value-type="float">
            <text:p>24973.57</text:p>
          </table:table-cell>
          <table:table-cell office:value-type="float" office:value="127845.161290323" calcext:value-type="float">
            <text:p>127845.16</text:p>
          </table:table-cell>
          <table:table-cell office:value-type="float" office:value="854.875470907679" calcext:value-type="float">
            <text:p>854.88</text:p>
          </table:table-cell>
          <table:table-cell office:value-type="float" office:value="158870.709677419" calcext:value-type="float">
            <text:p>158870.71</text:p>
          </table:table-cell>
          <table:table-cell office:value-type="float" office:value="76763.0379427888" calcext:value-type="float">
            <text:p>76763.04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0985.5483870968" calcext:value-type="float">
            <text:p>10985.55</text:p>
          </table:table-cell>
          <table:table-cell office:value-type="float" office:value="22391.8382752384" calcext:value-type="float">
            <text:p>22391.84</text:p>
          </table:table-cell>
          <table:table-cell office:value-type="float" office:value="10328.3870967742" calcext:value-type="float">
            <text:p>10328.39</text:p>
          </table:table-cell>
          <table:table-cell office:value-type="float" office:value="21669.8008232915" calcext:value-type="float">
            <text:p>21669.80</text:p>
          </table:table-cell>
          <table:table-cell office:value-type="float" office:value="127691.612903226" calcext:value-type="float">
            <text:p>127691.61</text:p>
          </table:table-cell>
          <table:table-cell office:value-type="float" office:value="1022.24009797015" calcext:value-type="float">
            <text:p>1022.24</text:p>
          </table:table-cell>
          <table:table-cell office:value-type="float" office:value="143152.258064516" calcext:value-type="float">
            <text:p>143152.26</text:p>
          </table:table-cell>
          <table:table-cell office:value-type="float" office:value="84367.9845465656" calcext:value-type="float">
            <text:p>84367.98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218.32258064516" calcext:value-type="float">
            <text:p>6218.32</text:p>
          </table:table-cell>
          <table:table-cell office:value-type="float" office:value="13546.6897001233" calcext:value-type="float">
            <text:p>13546.69</text:p>
          </table:table-cell>
          <table:table-cell office:value-type="float" office:value="11322.4516129032" calcext:value-type="float">
            <text:p>11322.45</text:p>
          </table:table-cell>
          <table:table-cell office:value-type="float" office:value="22762.0638483147" calcext:value-type="float">
            <text:p>22762.06</text:p>
          </table:table-cell>
          <table:table-cell office:value-type="float" office:value="127896.774193548" calcext:value-type="float">
            <text:p>127896.77</text:p>
          </table:table-cell>
          <table:table-cell office:value-type="float" office:value="679.793076186277" calcext:value-type="float">
            <text:p>679.79</text:p>
          </table:table-cell>
          <table:table-cell office:value-type="float" office:value="144339.096774194" calcext:value-type="float">
            <text:p>144339.10</text:p>
          </table:table-cell>
          <table:table-cell office:value-type="float" office:value="86491.4361135866" calcext:value-type="float">
            <text:p>86491.44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7298.8387096774" calcext:value-type="float">
            <text:p>17298.84</text:p>
          </table:table-cell>
          <table:table-cell office:value-type="float" office:value="27569.0715196913" calcext:value-type="float">
            <text:p>27569.07</text:p>
          </table:table-cell>
          <table:table-cell office:value-type="float" office:value="9539.09677419355" calcext:value-type="float">
            <text:p>9539.10</text:p>
          </table:table-cell>
          <table:table-cell office:value-type="float" office:value="21245.4097408158" calcext:value-type="float">
            <text:p>21245.41</text:p>
          </table:table-cell>
          <table:table-cell office:value-type="float" office:value="127603.870967742" calcext:value-type="float">
            <text:p>127603.87</text:p>
          </table:table-cell>
          <table:table-cell office:value-type="float" office:value="992.116269914014" calcext:value-type="float">
            <text:p>992.12</text:p>
          </table:table-cell>
          <table:table-cell office:value-type="float" office:value="143692.258064516" calcext:value-type="float">
            <text:p>143692.26</text:p>
          </table:table-cell>
          <table:table-cell office:value-type="float" office:value="88876.6075769379" calcext:value-type="float">
            <text:p>88876.6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7338.5806451613" calcext:value-type="float">
            <text:p>17338.58</text:p>
          </table:table-cell>
          <table:table-cell office:value-type="float" office:value="24823.2192354505" calcext:value-type="float">
            <text:p>24823.22</text:p>
          </table:table-cell>
          <table:table-cell office:value-type="float" office:value="12179.2258064516" calcext:value-type="float">
            <text:p>12179.23</text:p>
          </table:table-cell>
          <table:table-cell office:value-type="float" office:value="21865.8624472467" calcext:value-type="float">
            <text:p>21865.86</text:p>
          </table:table-cell>
          <table:table-cell office:value-type="float" office:value="127492.903225806" calcext:value-type="float">
            <text:p>127492.90</text:p>
          </table:table-cell>
          <table:table-cell office:value-type="float" office:value="893.005774458038" calcext:value-type="float">
            <text:p>893.01</text:p>
          </table:table-cell>
          <table:table-cell office:value-type="float" office:value="137241.161290323" calcext:value-type="float">
            <text:p>137241.16</text:p>
          </table:table-cell>
          <table:table-cell office:value-type="float" office:value="91282.0255475894" calcext:value-type="float">
            <text:p>91282.0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8855.6129032258" calcext:value-type="float">
            <text:p>18855.61</text:p>
          </table:table-cell>
          <table:table-cell office:value-type="float" office:value="30656.3713250263" calcext:value-type="float">
            <text:p>30656.37</text:p>
          </table:table-cell>
          <table:table-cell office:value-type="float" office:value="12706.7096774194" calcext:value-type="float">
            <text:p>12706.71</text:p>
          </table:table-cell>
          <table:table-cell office:value-type="float" office:value="24628.9686111943" calcext:value-type="float">
            <text:p>24628.97</text:p>
          </table:table-cell>
          <table:table-cell office:value-type="float" office:value="127375.483870968" calcext:value-type="float">
            <text:p>127375.48</text:p>
          </table:table-cell>
          <table:table-cell office:value-type="float" office:value="1374.89668517352" calcext:value-type="float">
            <text:p>1374.90</text:p>
          </table:table-cell>
          <table:table-cell office:value-type="float" office:value="133199.225806452" calcext:value-type="float">
            <text:p>133199.23</text:p>
          </table:table-cell>
          <table:table-cell office:value-type="float" office:value="91233.1263008477" calcext:value-type="float">
            <text:p>91233.13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9098.064516129" calcext:value-type="float">
            <text:p>19098.06</text:p>
          </table:table-cell>
          <table:table-cell office:value-type="float" office:value="32082.6036248724" calcext:value-type="float">
            <text:p>32082.60</text:p>
          </table:table-cell>
          <table:table-cell office:value-type="float" office:value="21645.2903225806" calcext:value-type="float">
            <text:p>21645.29</text:p>
          </table:table-cell>
          <table:table-cell office:value-type="float" office:value="26327.3464281528" calcext:value-type="float">
            <text:p>26327.35</text:p>
          </table:table-cell>
          <table:table-cell office:value-type="float" office:value="127614.193548387" calcext:value-type="float">
            <text:p>127614.19</text:p>
          </table:table-cell>
          <table:table-cell office:value-type="float" office:value="840.55578461822" calcext:value-type="float">
            <text:p>840.56</text:p>
          </table:table-cell>
          <table:table-cell office:value-type="float" office:value="140566.322580645" calcext:value-type="float">
            <text:p>140566.32</text:p>
          </table:table-cell>
          <table:table-cell office:value-type="float" office:value="88712.9755255995" calcext:value-type="float">
            <text:p>88712.98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6026.3225806452" calcext:value-type="float">
            <text:p>16026.32</text:p>
          </table:table-cell>
          <table:table-cell office:value-type="float" office:value="30321.4357439314" calcext:value-type="float">
            <text:p>30321.44</text:p>
          </table:table-cell>
          <table:table-cell office:value-type="float" office:value="19153.4193548387" calcext:value-type="float">
            <text:p>19153.42</text:p>
          </table:table-cell>
          <table:table-cell office:value-type="float" office:value="31364.6450567166" calcext:value-type="float">
            <text:p>31364.65</text:p>
          </table:table-cell>
          <table:table-cell office:value-type="float" office:value="127545.806451613" calcext:value-type="float">
            <text:p>127545.81</text:p>
          </table:table-cell>
          <table:table-cell office:value-type="float" office:value="1242.45535830376" calcext:value-type="float">
            <text:p>1242.46</text:p>
          </table:table-cell>
          <table:table-cell office:value-type="float" office:value="155760.258064516" calcext:value-type="float">
            <text:p>155760.26</text:p>
          </table:table-cell>
          <table:table-cell office:value-type="float" office:value="78842.4243154243" calcext:value-type="float">
            <text:p>78842.4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650.7096774194" calcext:value-type="float">
            <text:p>20650.71</text:p>
          </table:table-cell>
          <table:table-cell office:value-type="float" office:value="40648.363482666" calcext:value-type="float">
            <text:p>40648.36</text:p>
          </table:table-cell>
          <table:table-cell office:value-type="float" office:value="10928.1290322581" calcext:value-type="float">
            <text:p>10928.13</text:p>
          </table:table-cell>
          <table:table-cell office:value-type="float" office:value="26747.4174089363" calcext:value-type="float">
            <text:p>26747.42</text:p>
          </table:table-cell>
          <table:table-cell office:value-type="float" office:value="127477.419354839" calcext:value-type="float">
            <text:p>127477.42</text:p>
          </table:table-cell>
          <table:table-cell office:value-type="float" office:value="1762.89894636909" calcext:value-type="float">
            <text:p>1762.90</text:p>
          </table:table-cell>
          <table:table-cell office:value-type="float" office:value="156987.612903226" calcext:value-type="float">
            <text:p>156987.61</text:p>
          </table:table-cell>
          <table:table-cell office:value-type="float" office:value="76405.075814194" calcext:value-type="float">
            <text:p>76405.08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7686.7096774194" calcext:value-type="float">
            <text:p>17686.71</text:p>
          </table:table-cell>
          <table:table-cell office:value-type="float" office:value="33616.9390541037" calcext:value-type="float">
            <text:p>33616.94</text:p>
          </table:table-cell>
          <table:table-cell office:value-type="float" office:value="18507.0967741936" calcext:value-type="float">
            <text:p>18507.10</text:p>
          </table:table-cell>
          <table:table-cell office:value-type="float" office:value="33379.0602115089" calcext:value-type="float">
            <text:p>33379.06</text:p>
          </table:table-cell>
          <table:table-cell office:value-type="float" office:value="127531.612903226" calcext:value-type="float">
            <text:p>127531.61</text:p>
          </table:table-cell>
          <table:table-cell office:value-type="float" office:value="926.356361353774" calcext:value-type="float">
            <text:p>926.36</text:p>
          </table:table-cell>
          <table:table-cell office:value-type="float" office:value="174426.580645161" calcext:value-type="float">
            <text:p>174426.58</text:p>
          </table:table-cell>
          <table:table-cell office:value-type="float" office:value="62647.793249385" calcext:value-type="float">
            <text:p>62647.79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4566.7096774194" calcext:value-type="float">
            <text:p>14566.71</text:p>
          </table:table-cell>
          <table:table-cell office:value-type="float" office:value="22892.1721600646" calcext:value-type="float">
            <text:p>22892.17</text:p>
          </table:table-cell>
          <table:table-cell office:value-type="float" office:value="19970.9677419355" calcext:value-type="float">
            <text:p>19970.97</text:p>
          </table:table-cell>
          <table:table-cell office:value-type="float" office:value="38768.4613683588" calcext:value-type="float">
            <text:p>38768.46</text:p>
          </table:table-cell>
          <table:table-cell office:value-type="float" office:value="127891.612903226" calcext:value-type="float">
            <text:p>127891.61</text:p>
          </table:table-cell>
          <table:table-cell office:value-type="float" office:value="839.427980250274" calcext:value-type="float">
            <text:p>839.43</text:p>
          </table:table-cell>
          <table:table-cell office:value-type="float" office:value="181312" calcext:value-type="float">
            <text:p>181312.00</text:p>
          </table:table-cell>
          <table:table-cell office:value-type="float" office:value="57817.0419792107" calcext:value-type="float">
            <text:p>57817.04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1832.3870967742" calcext:value-type="float">
            <text:p>21832.39</text:p>
          </table:table-cell>
          <table:table-cell office:value-type="float" office:value="28436.9291995772" calcext:value-type="float">
            <text:p>28436.93</text:p>
          </table:table-cell>
          <table:table-cell office:value-type="float" office:value="24064.9032258064" calcext:value-type="float">
            <text:p>24064.90</text:p>
          </table:table-cell>
          <table:table-cell office:value-type="float" office:value="33348.5497903532" calcext:value-type="float">
            <text:p>33348.55</text:p>
          </table:table-cell>
          <table:table-cell office:value-type="float" office:value="127353.548387097" calcext:value-type="float">
            <text:p>127353.55</text:p>
          </table:table-cell>
          <table:table-cell office:value-type="float" office:value="993.246707445958" calcext:value-type="float">
            <text:p>993.25</text:p>
          </table:table-cell>
          <table:table-cell office:value-type="float" office:value="186817.032258065" calcext:value-type="float">
            <text:p>186817.03</text:p>
          </table:table-cell>
          <table:table-cell office:value-type="float" office:value="48078.8717055926" calcext:value-type="float">
            <text:p>48078.87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4915.6129032258" calcext:value-type="float">
            <text:p>14915.61</text:p>
          </table:table-cell>
          <table:table-cell office:value-type="float" office:value="24377.3593818281" calcext:value-type="float">
            <text:p>24377.36</text:p>
          </table:table-cell>
          <table:table-cell office:value-type="float" office:value="18142.4516129032" calcext:value-type="float">
            <text:p>18142.45</text:p>
          </table:table-cell>
          <table:table-cell office:value-type="float" office:value="25938.2129098621" calcext:value-type="float">
            <text:p>25938.21</text:p>
          </table:table-cell>
          <table:table-cell office:value-type="float" office:value="127845.161290323" calcext:value-type="float">
            <text:p>127845.16</text:p>
          </table:table-cell>
          <table:table-cell office:value-type="float" office:value="782.963233873938" calcext:value-type="float">
            <text:p>782.96</text:p>
          </table:table-cell>
          <table:table-cell office:value-type="float" office:value="187846.838709677" calcext:value-type="float">
            <text:p>187846.84</text:p>
          </table:table-cell>
          <table:table-cell office:value-type="float" office:value="48120.4026496821" calcext:value-type="float">
            <text:p>48120.40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6113.6774193548" calcext:value-type="float">
            <text:p>16113.68</text:p>
          </table:table-cell>
          <table:table-cell office:value-type="float" office:value="23802.9411633305" calcext:value-type="float">
            <text:p>23802.94</text:p>
          </table:table-cell>
          <table:table-cell office:value-type="float" office:value="15208.6451612903" calcext:value-type="float">
            <text:p>15208.65</text:p>
          </table:table-cell>
          <table:table-cell office:value-type="float" office:value="24372.6567489702" calcext:value-type="float">
            <text:p>24372.66</text:p>
          </table:table-cell>
          <table:table-cell office:value-type="float" office:value="127507.096774194" calcext:value-type="float">
            <text:p>127507.10</text:p>
          </table:table-cell>
          <table:table-cell office:value-type="float" office:value="911.199824224639" calcext:value-type="float">
            <text:p>911.20</text:p>
          </table:table-cell>
          <table:table-cell office:value-type="float" office:value="182908.774193548" calcext:value-type="float">
            <text:p>182908.77</text:p>
          </table:table-cell>
          <table:table-cell office:value-type="float" office:value="53491.5571599914" calcext:value-type="float">
            <text:p>53491.5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1593.935483871" calcext:value-type="float">
            <text:p>21593.94</text:p>
          </table:table-cell>
          <table:table-cell office:value-type="float" office:value="31076.520100298" calcext:value-type="float">
            <text:p>31076.52</text:p>
          </table:table-cell>
          <table:table-cell office:value-type="float" office:value="14375.8709677419" calcext:value-type="float">
            <text:p>14375.87</text:p>
          </table:table-cell>
          <table:table-cell office:value-type="float" office:value="24244.13952696" calcext:value-type="float">
            <text:p>24244.14</text:p>
          </table:table-cell>
          <table:table-cell office:value-type="float" office:value="127581.935483871" calcext:value-type="float">
            <text:p>127581.94</text:p>
          </table:table-cell>
          <table:table-cell office:value-type="float" office:value="1593.78919429066" calcext:value-type="float">
            <text:p>1593.79</text:p>
          </table:table-cell>
          <table:table-cell office:value-type="float" office:value="187327.483870968" calcext:value-type="float">
            <text:p>187327.48</text:p>
          </table:table-cell>
          <table:table-cell office:value-type="float" office:value="48442.1161866081" calcext:value-type="float">
            <text:p>48442.12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6985.0322580645" calcext:value-type="float">
            <text:p>16985.03</text:p>
          </table:table-cell>
          <table:table-cell office:value-type="float" office:value="29348.1073385286" calcext:value-type="float">
            <text:p>29348.11</text:p>
          </table:table-cell>
          <table:table-cell office:value-type="float" office:value="20689.8064516129" calcext:value-type="float">
            <text:p>20689.81</text:p>
          </table:table-cell>
          <table:table-cell office:value-type="float" office:value="29400.702152488" calcext:value-type="float">
            <text:p>29400.70</text:p>
          </table:table-cell>
          <table:table-cell office:value-type="float" office:value="127521.290322581" calcext:value-type="float">
            <text:p>127521.29</text:p>
          </table:table-cell>
          <table:table-cell office:value-type="float" office:value="826.558125643707" calcext:value-type="float">
            <text:p>826.56</text:p>
          </table:table-cell>
          <table:table-cell office:value-type="float" office:value="187581.290322581" calcext:value-type="float">
            <text:p>187581.29</text:p>
          </table:table-cell>
          <table:table-cell office:value-type="float" office:value="48087.4936287634" calcext:value-type="float">
            <text:p>48087.49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890.3225806452" calcext:value-type="float">
            <text:p>13890.32</text:p>
          </table:table-cell>
          <table:table-cell office:value-type="float" office:value="25193.9999364763" calcext:value-type="float">
            <text:p>25194.00</text:p>
          </table:table-cell>
          <table:table-cell office:value-type="float" office:value="18140" calcext:value-type="float">
            <text:p>18140.00</text:p>
          </table:table-cell>
          <table:table-cell office:value-type="float" office:value="30046.9901578908" calcext:value-type="float">
            <text:p>30046.99</text:p>
          </table:table-cell>
          <table:table-cell office:value-type="float" office:value="127899.35483871" calcext:value-type="float">
            <text:p>127899.35</text:p>
          </table:table-cell>
          <table:table-cell office:value-type="float" office:value="929.120067534838" calcext:value-type="float">
            <text:p>929.12</text:p>
          </table:table-cell>
          <table:table-cell office:value-type="float" office:value="191278.193548387" calcext:value-type="float">
            <text:p>191278.19</text:p>
          </table:table-cell>
          <table:table-cell office:value-type="float" office:value="38717.0641894037" calcext:value-type="float">
            <text:p>38717.06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0528.7741935484" calcext:value-type="float">
            <text:p>10528.77</text:p>
          </table:table-cell>
          <table:table-cell office:value-type="float" office:value="23017.5856343119" calcext:value-type="float">
            <text:p>23017.59</text:p>
          </table:table-cell>
          <table:table-cell office:value-type="float" office:value="11002.064516129" calcext:value-type="float">
            <text:p>11002.06</text:p>
          </table:table-cell>
          <table:table-cell office:value-type="float" office:value="26823.3839797455" calcext:value-type="float">
            <text:p>26823.38</text:p>
          </table:table-cell>
          <table:table-cell office:value-type="float" office:value="127726.451612903" calcext:value-type="float">
            <text:p>127726.45</text:p>
          </table:table-cell>
          <table:table-cell office:value-type="float" office:value="806.623981579205" calcext:value-type="float">
            <text:p>806.62</text:p>
          </table:table-cell>
          <table:table-cell office:value-type="float" office:value="194472.516129032" calcext:value-type="float">
            <text:p>194472.52</text:p>
          </table:table-cell>
          <table:table-cell office:value-type="float" office:value="34869.4988889412" calcext:value-type="float">
            <text:p>34869.50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9078.064516129" calcext:value-type="float">
            <text:p>19078.06</text:p>
          </table:table-cell>
          <table:table-cell office:value-type="float" office:value="28002.0992737647" calcext:value-type="float">
            <text:p>28002.10</text:p>
          </table:table-cell>
          <table:table-cell office:value-type="float" office:value="15604.7741935484" calcext:value-type="float">
            <text:p>15604.77</text:p>
          </table:table-cell>
          <table:table-cell office:value-type="float" office:value="27351.1324890375" calcext:value-type="float">
            <text:p>27351.13</text:p>
          </table:table-cell>
          <table:table-cell office:value-type="float" office:value="127630.967741935" calcext:value-type="float">
            <text:p>127630.97</text:p>
          </table:table-cell>
          <table:table-cell office:value-type="float" office:value="882.325939477893" calcext:value-type="float">
            <text:p>882.33</text:p>
          </table:table-cell>
          <table:table-cell office:value-type="float" office:value="197022.709677419" calcext:value-type="float">
            <text:p>197022.71</text:p>
          </table:table-cell>
          <table:table-cell office:value-type="float" office:value="17009.3046077226" calcext:value-type="float">
            <text:p>17009.30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5053.8064516129" calcext:value-type="float">
            <text:p>15053.81</text:p>
          </table:table-cell>
          <table:table-cell office:value-type="float" office:value="25050.3580521953" calcext:value-type="float">
            <text:p>25050.36</text:p>
          </table:table-cell>
          <table:table-cell office:value-type="float" office:value="15690.3225806452" calcext:value-type="float">
            <text:p>15690.32</text:p>
          </table:table-cell>
          <table:table-cell office:value-type="float" office:value="25384.0729902307" calcext:value-type="float">
            <text:p>25384.07</text:p>
          </table:table-cell>
          <table:table-cell office:value-type="float" office:value="127633.548387097" calcext:value-type="float">
            <text:p>127633.55</text:p>
          </table:table-cell>
          <table:table-cell office:value-type="float" office:value="1191.58757854222" calcext:value-type="float">
            <text:p>1191.59</text:p>
          </table:table-cell>
          <table:table-cell office:value-type="float" office:value="193517.677419355" calcext:value-type="float">
            <text:p>193517.68</text:p>
          </table:table-cell>
          <table:table-cell office:value-type="float" office:value="35044.0311538048" calcext:value-type="float">
            <text:p>35044.03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0384.2580645161" calcext:value-type="float">
            <text:p>10384.26</text:p>
          </table:table-cell>
          <table:table-cell office:value-type="float" office:value="22323.3038585065" calcext:value-type="float">
            <text:p>22323.30</text:p>
          </table:table-cell>
          <table:table-cell office:value-type="float" office:value="17695.0967741935" calcext:value-type="float">
            <text:p>17695.10</text:p>
          </table:table-cell>
          <table:table-cell office:value-type="float" office:value="24681.8851522337" calcext:value-type="float">
            <text:p>24681.89</text:p>
          </table:table-cell>
          <table:table-cell office:value-type="float" office:value="127900.64516129" calcext:value-type="float">
            <text:p>127900.65</text:p>
          </table:table-cell>
          <table:table-cell office:value-type="float" office:value="850.221737620104" calcext:value-type="float">
            <text:p>850.22</text:p>
          </table:table-cell>
          <table:table-cell office:value-type="float" office:value="186278.580645161" calcext:value-type="float">
            <text:p>186278.58</text:p>
          </table:table-cell>
          <table:table-cell office:value-type="float" office:value="48636.3499113072" calcext:value-type="float">
            <text:p>48636.35</text:p>
          </table:table-cell>
          <table:table-cell table:number-columns-repeated="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3846.4516129032" calcext:value-type="float">
            <text:p>13846.45</text:p>
          </table:table-cell>
          <table:table-cell office:value-type="float" office:value="25244.3399505311" calcext:value-type="float">
            <text:p>25244.34</text:p>
          </table:table-cell>
          <table:table-cell office:value-type="float" office:value="15982.7096774194" calcext:value-type="float">
            <text:p>15982.71</text:p>
          </table:table-cell>
          <table:table-cell office:value-type="float" office:value="24772.0977561105" calcext:value-type="float">
            <text:p>24772.10</text:p>
          </table:table-cell>
          <table:table-cell office:value-type="float" office:value="127682.580645161" calcext:value-type="float">
            <text:p>127682.58</text:p>
          </table:table-cell>
          <table:table-cell office:value-type="float" office:value="1043.51443331111" calcext:value-type="float">
            <text:p>1043.51</text:p>
          </table:table-cell>
          <table:table-cell office:value-type="float" office:value="177419.870967742" calcext:value-type="float">
            <text:p>177419.87</text:p>
          </table:table-cell>
          <table:table-cell office:value-type="float" office:value="59206.8955137022" calcext:value-type="float">
            <text:p>59206.90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1458.4516129032" calcext:value-type="float">
            <text:p>21458.45</text:p>
          </table:table-cell>
          <table:table-cell office:value-type="float" office:value="27117.4480800958" calcext:value-type="float">
            <text:p>27117.45</text:p>
          </table:table-cell>
          <table:table-cell office:value-type="float" office:value="8954.96774193548" calcext:value-type="float">
            <text:p>8954.97</text:p>
          </table:table-cell>
          <table:table-cell office:value-type="float" office:value="16292.9233312005" calcext:value-type="float">
            <text:p>16292.92</text:p>
          </table:table-cell>
          <table:table-cell office:value-type="float" office:value="127516.129032258" calcext:value-type="float">
            <text:p>127516.13</text:p>
          </table:table-cell>
          <table:table-cell office:value-type="float" office:value="938.652697527942" calcext:value-type="float">
            <text:p>938.65</text:p>
          </table:table-cell>
          <table:table-cell office:value-type="float" office:value="169473.032258065" calcext:value-type="float">
            <text:p>169473.03</text:p>
          </table:table-cell>
          <table:table-cell office:value-type="float" office:value="72216.0987786339" calcext:value-type="float">
            <text:p>72216.10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4667.6129032258" calcext:value-type="float">
            <text:p>14667.61</text:p>
          </table:table-cell>
          <table:table-cell office:value-type="float" office:value="26256.2216254301" calcext:value-type="float">
            <text:p>26256.22</text:p>
          </table:table-cell>
          <table:table-cell office:value-type="float" office:value="19836" calcext:value-type="float">
            <text:p>19836.00</text:p>
          </table:table-cell>
          <table:table-cell office:value-type="float" office:value="31225.0241581559" calcext:value-type="float">
            <text:p>31225.02</text:p>
          </table:table-cell>
          <table:table-cell office:value-type="float" office:value="127887.741935484" calcext:value-type="float">
            <text:p>127887.74</text:p>
          </table:table-cell>
          <table:table-cell office:value-type="float" office:value="1109.64891186188" calcext:value-type="float">
            <text:p>1109.65</text:p>
          </table:table-cell>
          <table:table-cell office:value-type="float" office:value="167133.677419355" calcext:value-type="float">
            <text:p>167133.68</text:p>
          </table:table-cell>
          <table:table-cell office:value-type="float" office:value="71692.8003027555" calcext:value-type="float">
            <text:p>71692.80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0790.8387096774" calcext:value-type="float">
            <text:p>10790.84</text:p>
          </table:table-cell>
          <table:table-cell office:value-type="float" office:value="21791.7645810208" calcext:value-type="float">
            <text:p>21791.76</text:p>
          </table:table-cell>
          <table:table-cell office:value-type="float" office:value="18925.2903225806" calcext:value-type="float">
            <text:p>18925.29</text:p>
          </table:table-cell>
          <table:table-cell office:value-type="float" office:value="23608.7579678957" calcext:value-type="float">
            <text:p>23608.76</text:p>
          </table:table-cell>
          <table:table-cell office:value-type="float" office:value="127772.903225806" calcext:value-type="float">
            <text:p>127772.90</text:p>
          </table:table-cell>
          <table:table-cell office:value-type="float" office:value="1057.78281064958" calcext:value-type="float">
            <text:p>1057.78</text:p>
          </table:table-cell>
          <table:table-cell office:value-type="float" office:value="167812.387096774" calcext:value-type="float">
            <text:p>167812.39</text:p>
          </table:table-cell>
          <table:table-cell office:value-type="float" office:value="71696.5626555719" calcext:value-type="float">
            <text:p>71696.56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4235.0967741936" calcext:value-type="float">
            <text:p>14235.10</text:p>
          </table:table-cell>
          <table:table-cell office:value-type="float" office:value="29033.1458490784" calcext:value-type="float">
            <text:p>29033.15</text:p>
          </table:table-cell>
          <table:table-cell office:value-type="float" office:value="8282.06451612903" calcext:value-type="float">
            <text:p>8282.06</text:p>
          </table:table-cell>
          <table:table-cell office:value-type="float" office:value="19989.8510990848" calcext:value-type="float">
            <text:p>19989.85</text:p>
          </table:table-cell>
          <table:table-cell office:value-type="float" office:value="127828.387096774" calcext:value-type="float">
            <text:p>127828.39</text:p>
          </table:table-cell>
          <table:table-cell office:value-type="float" office:value="776.971360680288" calcext:value-type="float">
            <text:p>776.97</text:p>
          </table:table-cell>
          <table:table-cell office:value-type="float" office:value="163294.709677419" calcext:value-type="float">
            <text:p>163294.71</text:p>
          </table:table-cell>
          <table:table-cell office:value-type="float" office:value="77664.2804890605" calcext:value-type="float">
            <text:p>77664.28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1530.3225806452" calcext:value-type="float">
            <text:p>11530.32</text:p>
          </table:table-cell>
          <table:table-cell office:value-type="float" office:value="23201.0700704099" calcext:value-type="float">
            <text:p>23201.07</text:p>
          </table:table-cell>
          <table:table-cell office:value-type="float" office:value="8278.06451612903" calcext:value-type="float">
            <text:p>8278.06</text:p>
          </table:table-cell>
          <table:table-cell office:value-type="float" office:value="22869.3464678553" calcext:value-type="float">
            <text:p>22869.35</text:p>
          </table:table-cell>
          <table:table-cell office:value-type="float" office:value="127843.870967742" calcext:value-type="float">
            <text:p>127843.87</text:p>
          </table:table-cell>
          <table:table-cell office:value-type="float" office:value="950.292577762594" calcext:value-type="float">
            <text:p>950.29</text:p>
          </table:table-cell>
          <table:table-cell office:value-type="float" office:value="169605.161290323" calcext:value-type="float">
            <text:p>169605.16</text:p>
          </table:table-cell>
          <table:table-cell office:value-type="float" office:value="72372.1354983179" calcext:value-type="float">
            <text:p>72372.14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0375.2258064516" calcext:value-type="float">
            <text:p>10375.23</text:p>
          </table:table-cell>
          <table:table-cell office:value-type="float" office:value="20752.6430228268" calcext:value-type="float">
            <text:p>20752.64</text:p>
          </table:table-cell>
          <table:table-cell office:value-type="float" office:value="19509.5483870968" calcext:value-type="float">
            <text:p>19509.55</text:p>
          </table:table-cell>
          <table:table-cell office:value-type="float" office:value="31190.2243523654" calcext:value-type="float">
            <text:p>31190.22</text:p>
          </table:table-cell>
          <table:table-cell office:value-type="float" office:value="127745.806451613" calcext:value-type="float">
            <text:p>127745.81</text:p>
          </table:table-cell>
          <table:table-cell office:value-type="float" office:value="892.205582390459" calcext:value-type="float">
            <text:p>892.21</text:p>
          </table:table-cell>
          <table:table-cell office:value-type="float" office:value="165627.870967742" calcext:value-type="float">
            <text:p>165627.87</text:p>
          </table:table-cell>
          <table:table-cell office:value-type="float" office:value="73069.1418844185" calcext:value-type="float">
            <text:p>73069.14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4009.6774193548" calcext:value-type="float">
            <text:p>14009.68</text:p>
          </table:table-cell>
          <table:table-cell office:value-type="float" office:value="21106.907030924" calcext:value-type="float">
            <text:p>21106.91</text:p>
          </table:table-cell>
          <table:table-cell office:value-type="float" office:value="15534.1935483871" calcext:value-type="float">
            <text:p>15534.19</text:p>
          </table:table-cell>
          <table:table-cell office:value-type="float" office:value="23148.4313596872" calcext:value-type="float">
            <text:p>23148.43</text:p>
          </table:table-cell>
          <table:table-cell office:value-type="float" office:value="127581.935483871" calcext:value-type="float">
            <text:p>127581.94</text:p>
          </table:table-cell>
          <table:table-cell office:value-type="float" office:value="1019.79573968338" calcext:value-type="float">
            <text:p>1019.80</text:p>
          </table:table-cell>
          <table:table-cell office:value-type="float" office:value="155835.483870968" calcext:value-type="float">
            <text:p>155835.48</text:p>
          </table:table-cell>
          <table:table-cell office:value-type="float" office:value="75289.9663811128" calcext:value-type="float">
            <text:p>75289.97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5173.935483871" calcext:value-type="float">
            <text:p>15173.94</text:p>
          </table:table-cell>
          <table:table-cell office:value-type="float" office:value="27600.3348249156" calcext:value-type="float">
            <text:p>27600.33</text:p>
          </table:table-cell>
          <table:table-cell office:value-type="float" office:value="16730.3225806452" calcext:value-type="float">
            <text:p>16730.32</text:p>
          </table:table-cell>
          <table:table-cell office:value-type="float" office:value="34893.2122619924" calcext:value-type="float">
            <text:p>34893.21</text:p>
          </table:table-cell>
          <table:table-cell office:value-type="float" office:value="127530.322580645" calcext:value-type="float">
            <text:p>127530.32</text:p>
          </table:table-cell>
          <table:table-cell office:value-type="float" office:value="1479.03953985614" calcext:value-type="float">
            <text:p>1479.04</text:p>
          </table:table-cell>
          <table:table-cell office:value-type="float" office:value="150831.870967742" calcext:value-type="float">
            <text:p>150831.87</text:p>
          </table:table-cell>
          <table:table-cell office:value-type="float" office:value="86188.1917485602" calcext:value-type="float">
            <text:p>86188.19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9840" calcext:value-type="float">
            <text:p>29840.00</text:p>
          </table:table-cell>
          <table:table-cell office:value-type="float" office:value="35874.8852973326" calcext:value-type="float">
            <text:p>35874.89</text:p>
          </table:table-cell>
          <table:table-cell office:value-type="float" office:value="13413.1612903226" calcext:value-type="float">
            <text:p>13413.16</text:p>
          </table:table-cell>
          <table:table-cell office:value-type="float" office:value="33301.7110197802" calcext:value-type="float">
            <text:p>33301.71</text:p>
          </table:table-cell>
          <table:table-cell office:value-type="float" office:value="127540.64516129" calcext:value-type="float">
            <text:p>127540.65</text:p>
          </table:table-cell>
          <table:table-cell office:value-type="float" office:value="1337.8797271848" calcext:value-type="float">
            <text:p>1337.88</text:p>
          </table:table-cell>
          <table:table-cell office:value-type="float" office:value="165157.548387097" calcext:value-type="float">
            <text:p>165157.55</text:p>
          </table:table-cell>
          <table:table-cell office:value-type="float" office:value="75943.0506675843" calcext:value-type="float">
            <text:p>75943.05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9878.5806451613" calcext:value-type="float">
            <text:p>29878.58</text:p>
          </table:table-cell>
          <table:table-cell office:value-type="float" office:value="37030.1570639253" calcext:value-type="float">
            <text:p>37030.16</text:p>
          </table:table-cell>
          <table:table-cell office:value-type="float" office:value="19385.5483870968" calcext:value-type="float">
            <text:p>19385.55</text:p>
          </table:table-cell>
          <table:table-cell office:value-type="float" office:value="29913.5229952875" calcext:value-type="float">
            <text:p>29913.52</text:p>
          </table:table-cell>
          <table:table-cell office:value-type="float" office:value="127254.193548387" calcext:value-type="float">
            <text:p>127254.19</text:p>
          </table:table-cell>
          <table:table-cell office:value-type="float" office:value="1290.30322566129" calcext:value-type="float">
            <text:p>1290.30</text:p>
          </table:table-cell>
          <table:table-cell office:value-type="float" office:value="169101.935483871" calcext:value-type="float">
            <text:p>169101.94</text:p>
          </table:table-cell>
          <table:table-cell office:value-type="float" office:value="72156.490779924" calcext:value-type="float">
            <text:p>72156.49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8148.9032258065" calcext:value-type="float">
            <text:p>18148.90</text:p>
          </table:table-cell>
          <table:table-cell office:value-type="float" office:value="31061.6743367697" calcext:value-type="float">
            <text:p>31061.67</text:p>
          </table:table-cell>
          <table:table-cell office:value-type="float" office:value="31933.4193548387" calcext:value-type="float">
            <text:p>31933.42</text:p>
          </table:table-cell>
          <table:table-cell office:value-type="float" office:value="33151.5152310488" calcext:value-type="float">
            <text:p>33151.52</text:p>
          </table:table-cell>
          <table:table-cell office:value-type="float" office:value="127823.225806452" calcext:value-type="float">
            <text:p>127823.23</text:p>
          </table:table-cell>
          <table:table-cell office:value-type="float" office:value="905.710867119247" calcext:value-type="float">
            <text:p>905.71</text:p>
          </table:table-cell>
          <table:table-cell office:value-type="float" office:value="163070.838709677" calcext:value-type="float">
            <text:p>163070.84</text:p>
          </table:table-cell>
          <table:table-cell office:value-type="float" office:value="72748.2886401513" calcext:value-type="float">
            <text:p>72748.29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0180.7741935484" calcext:value-type="float">
            <text:p>20180.77</text:p>
          </table:table-cell>
          <table:table-cell office:value-type="float" office:value="32731.4777947228" calcext:value-type="float">
            <text:p>32731.48</text:p>
          </table:table-cell>
          <table:table-cell office:value-type="float" office:value="21939.7419354839" calcext:value-type="float">
            <text:p>21939.74</text:p>
          </table:table-cell>
          <table:table-cell office:value-type="float" office:value="33629.7749937009" calcext:value-type="float">
            <text:p>33629.77</text:p>
          </table:table-cell>
          <table:table-cell office:value-type="float" office:value="127489.032258065" calcext:value-type="float">
            <text:p>127489.03</text:p>
          </table:table-cell>
          <table:table-cell office:value-type="float" office:value="1063.05510687346" calcext:value-type="float">
            <text:p>1063.06</text:p>
          </table:table-cell>
          <table:table-cell office:value-type="float" office:value="161362.064516129" calcext:value-type="float">
            <text:p>161362.06</text:p>
          </table:table-cell>
          <table:table-cell office:value-type="float" office:value="73035.8712670546" calcext:value-type="float">
            <text:p>73035.87</text:p>
          </table:table-cell>
          <table:table-cell table:number-columns-repeated="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7500.9032258065" calcext:value-type="float">
            <text:p>17500.90</text:p>
          </table:table-cell>
          <table:table-cell office:value-type="float" office:value="27163.7177503907" calcext:value-type="float">
            <text:p>27163.72</text:p>
          </table:table-cell>
          <table:table-cell office:value-type="float" office:value="14480.2580645161" calcext:value-type="float">
            <text:p>14480.26</text:p>
          </table:table-cell>
          <table:table-cell office:value-type="float" office:value="28018.6188038479" calcext:value-type="float">
            <text:p>28018.62</text:p>
          </table:table-cell>
          <table:table-cell office:value-type="float" office:value="127909.677419355" calcext:value-type="float">
            <text:p>127909.68</text:p>
          </table:table-cell>
          <table:table-cell office:value-type="float" office:value="1512.13475221124" calcext:value-type="float">
            <text:p>1512.13</text:p>
          </table:table-cell>
          <table:table-cell office:value-type="float" office:value="167781.548387097" calcext:value-type="float">
            <text:p>167781.55</text:p>
          </table:table-cell>
          <table:table-cell office:value-type="float" office:value="69196.0156800202" calcext:value-type="float">
            <text:p>69196.02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5399.7419354839" calcext:value-type="float">
            <text:p>15399.74</text:p>
          </table:table-cell>
          <table:table-cell office:value-type="float" office:value="25923.1900652526" calcext:value-type="float">
            <text:p>25923.19</text:p>
          </table:table-cell>
          <table:table-cell office:value-type="float" office:value="21401.5483870968" calcext:value-type="float">
            <text:p>21401.55</text:p>
          </table:table-cell>
          <table:table-cell office:value-type="float" office:value="31596.434991675" calcext:value-type="float">
            <text:p>31596.43</text:p>
          </table:table-cell>
          <table:table-cell office:value-type="float" office:value="127513.548387097" calcext:value-type="float">
            <text:p>127513.55</text:p>
          </table:table-cell>
          <table:table-cell office:value-type="float" office:value="1185.50805329735" calcext:value-type="float">
            <text:p>1185.51</text:p>
          </table:table-cell>
          <table:table-cell office:value-type="float" office:value="174856.903225806" calcext:value-type="float">
            <text:p>174856.90</text:p>
          </table:table-cell>
          <table:table-cell office:value-type="float" office:value="65660.7935511354" calcext:value-type="float">
            <text:p>65660.79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5330.064516129" calcext:value-type="float">
            <text:p>15330.06</text:p>
          </table:table-cell>
          <table:table-cell office:value-type="float" office:value="25707.9726631147" calcext:value-type="float">
            <text:p>25707.97</text:p>
          </table:table-cell>
          <table:table-cell office:value-type="float" office:value="18673.935483871" calcext:value-type="float">
            <text:p>18673.94</text:p>
          </table:table-cell>
          <table:table-cell office:value-type="float" office:value="25372.9973790216" calcext:value-type="float">
            <text:p>25373.00</text:p>
          </table:table-cell>
          <table:table-cell office:value-type="float" office:value="127603.870967742" calcext:value-type="float">
            <text:p>127603.87</text:p>
          </table:table-cell>
          <table:table-cell office:value-type="float" office:value="1204.18002463825" calcext:value-type="float">
            <text:p>1204.18</text:p>
          </table:table-cell>
          <table:table-cell office:value-type="float" office:value="176745.290322581" calcext:value-type="float">
            <text:p>176745.29</text:p>
          </table:table-cell>
          <table:table-cell office:value-type="float" office:value="62242.0111159209" calcext:value-type="float">
            <text:p>62242.01</text:p>
          </table:table-cell>
          <table:table-cell table:number-columns-repeated="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1579.4838709677" calcext:value-type="float">
            <text:p>21579.48</text:p>
          </table:table-cell>
          <table:table-cell office:value-type="float" office:value="32057.9205932928" calcext:value-type="float">
            <text:p>32057.92</text:p>
          </table:table-cell>
          <table:table-cell office:value-type="float" office:value="22602.1935483871" calcext:value-type="float">
            <text:p>22602.19</text:p>
          </table:table-cell>
          <table:table-cell office:value-type="float" office:value="30764.9248767524" calcext:value-type="float">
            <text:p>30764.92</text:p>
          </table:table-cell>
          <table:table-cell office:value-type="float" office:value="127485.161290323" calcext:value-type="float">
            <text:p>127485.16</text:p>
          </table:table-cell>
          <table:table-cell office:value-type="float" office:value="941.41921335596" calcext:value-type="float">
            <text:p>941.42</text:p>
          </table:table-cell>
          <table:table-cell office:value-type="float" office:value="183732.774193548" calcext:value-type="float">
            <text:p>183732.77</text:p>
          </table:table-cell>
          <table:table-cell office:value-type="float" office:value="51958.3802118516" calcext:value-type="float">
            <text:p>51958.38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0879.0967741935" calcext:value-type="float">
            <text:p>20879.10</text:p>
          </table:table-cell>
          <table:table-cell office:value-type="float" office:value="31109.0035752071" calcext:value-type="float">
            <text:p>31109.00</text:p>
          </table:table-cell>
          <table:table-cell office:value-type="float" office:value="17344.3870967742" calcext:value-type="float">
            <text:p>17344.39</text:p>
          </table:table-cell>
          <table:table-cell office:value-type="float" office:value="31275.6297475882" calcext:value-type="float">
            <text:p>31275.63</text:p>
          </table:table-cell>
          <table:table-cell office:value-type="float" office:value="127554.838709677" calcext:value-type="float">
            <text:p>127554.84</text:p>
          </table:table-cell>
          <table:table-cell office:value-type="float" office:value="973.122247957215" calcext:value-type="float">
            <text:p>973.12</text:p>
          </table:table-cell>
          <table:table-cell office:value-type="float" office:value="194142.322580645" calcext:value-type="float">
            <text:p>194142.32</text:p>
          </table:table-cell>
          <table:table-cell office:value-type="float" office:value="24594.435536922" calcext:value-type="float">
            <text:p>24594.44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5332.6451612903" calcext:value-type="float">
            <text:p>25332.65</text:p>
          </table:table-cell>
          <table:table-cell office:value-type="float" office:value="32084.6945981216" calcext:value-type="float">
            <text:p>32084.69</text:p>
          </table:table-cell>
          <table:table-cell office:value-type="float" office:value="10774.4516129032" calcext:value-type="float">
            <text:p>10774.45</text:p>
          </table:table-cell>
          <table:table-cell office:value-type="float" office:value="20126.8770053775" calcext:value-type="float">
            <text:p>20126.88</text:p>
          </table:table-cell>
          <table:table-cell office:value-type="float" office:value="127480" calcext:value-type="float">
            <text:p>127480.00</text:p>
          </table:table-cell>
          <table:table-cell office:value-type="float" office:value="1170.60778258354" calcext:value-type="float">
            <text:p>1170.61</text:p>
          </table:table-cell>
          <table:table-cell office:value-type="float" office:value="195348.64516129" calcext:value-type="float">
            <text:p>195348.65</text:p>
          </table:table-cell>
          <table:table-cell office:value-type="float" office:value="26583.3500371317" calcext:value-type="float">
            <text:p>26583.35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7631.6129032258" calcext:value-type="float">
            <text:p>17631.61</text:p>
          </table:table-cell>
          <table:table-cell office:value-type="float" office:value="27890.7257445882" calcext:value-type="float">
            <text:p>27890.73</text:p>
          </table:table-cell>
          <table:table-cell office:value-type="float" office:value="31293.935483871" calcext:value-type="float">
            <text:p>31293.94</text:p>
          </table:table-cell>
          <table:table-cell office:value-type="float" office:value="35415.4499672521" calcext:value-type="float">
            <text:p>35415.45</text:p>
          </table:table-cell>
          <table:table-cell office:value-type="float" office:value="127654.193548387" calcext:value-type="float">
            <text:p>127654.19</text:p>
          </table:table-cell>
          <table:table-cell office:value-type="float" office:value="1339.56366076745" calcext:value-type="float">
            <text:p>1339.56</text:p>
          </table:table-cell>
          <table:table-cell office:value-type="float" office:value="187642.709677419" calcext:value-type="float">
            <text:p>187642.71</text:p>
          </table:table-cell>
          <table:table-cell office:value-type="float" office:value="47964.4576301497" calcext:value-type="float">
            <text:p>47964.46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0212" calcext:value-type="float">
            <text:p>10212.00</text:p>
          </table:table-cell>
          <table:table-cell office:value-type="float" office:value="19847.6857121689" calcext:value-type="float">
            <text:p>19847.69</text:p>
          </table:table-cell>
          <table:table-cell office:value-type="float" office:value="17617.6774193548" calcext:value-type="float">
            <text:p>17617.68</text:p>
          </table:table-cell>
          <table:table-cell office:value-type="float" office:value="24116.2565494825" calcext:value-type="float">
            <text:p>24116.26</text:p>
          </table:table-cell>
          <table:table-cell office:value-type="float" office:value="128006.451612903" calcext:value-type="float">
            <text:p>128006.45</text:p>
          </table:table-cell>
          <table:table-cell office:value-type="float" office:value="780.676085764445" calcext:value-type="float">
            <text:p>780.68</text:p>
          </table:table-cell>
          <table:table-cell office:value-type="float" office:value="187595.35483871" calcext:value-type="float">
            <text:p>187595.35</text:p>
          </table:table-cell>
          <table:table-cell office:value-type="float" office:value="48060.6533465776" calcext:value-type="float">
            <text:p>48060.65</text:p>
          </table:table-cell>
          <table:table-cell table:number-columns-repeated="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1514.064516129" calcext:value-type="float">
            <text:p>21514.06</text:p>
          </table:table-cell>
          <table:table-cell office:value-type="float" office:value="33399.687475779" calcext:value-type="float">
            <text:p>33399.69</text:p>
          </table:table-cell>
          <table:table-cell office:value-type="float" office:value="17866.5806451613" calcext:value-type="float">
            <text:p>17866.58</text:p>
          </table:table-cell>
          <table:table-cell office:value-type="float" office:value="30316.8418228955" calcext:value-type="float">
            <text:p>30316.84</text:p>
          </table:table-cell>
          <table:table-cell office:value-type="float" office:value="127495.483870968" calcext:value-type="float">
            <text:p>127495.48</text:p>
          </table:table-cell>
          <table:table-cell office:value-type="float" office:value="1014.45945787663" calcext:value-type="float">
            <text:p>1014.46</text:p>
          </table:table-cell>
          <table:table-cell office:value-type="float" office:value="187705.161290323" calcext:value-type="float">
            <text:p>187705.16</text:p>
          </table:table-cell>
          <table:table-cell office:value-type="float" office:value="48093.6266363694" calcext:value-type="float">
            <text:p>48093.63</text:p>
          </table:table-cell>
          <table:table-cell table:number-columns-repeated="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927.09677419355" calcext:value-type="float">
            <text:p>8927.10</text:p>
          </table:table-cell>
          <table:table-cell office:value-type="float" office:value="18857.8419922201" calcext:value-type="float">
            <text:p>18857.84</text:p>
          </table:table-cell>
          <table:table-cell office:value-type="float" office:value="10028.3870967742" calcext:value-type="float">
            <text:p>10028.39</text:p>
          </table:table-cell>
          <table:table-cell office:value-type="float" office:value="21250.3987752753" calcext:value-type="float">
            <text:p>21250.40</text:p>
          </table:table-cell>
          <table:table-cell office:value-type="float" office:value="127921.290322581" calcext:value-type="float">
            <text:p>127921.29</text:p>
          </table:table-cell>
          <table:table-cell office:value-type="float" office:value="725.746520823209" calcext:value-type="float">
            <text:p>725.75</text:p>
          </table:table-cell>
          <table:table-cell office:value-type="float" office:value="188051.870967742" calcext:value-type="float">
            <text:p>188051.87</text:p>
          </table:table-cell>
          <table:table-cell office:value-type="float" office:value="48170.6973381938" calcext:value-type="float">
            <text:p>48170.70</text:p>
          </table:table-cell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1592" calcext:value-type="float">
            <text:p>21592.00</text:p>
          </table:table-cell>
          <table:table-cell office:value-type="float" office:value="33067.239915253" calcext:value-type="float">
            <text:p>33067.24</text:p>
          </table:table-cell>
          <table:table-cell office:value-type="float" office:value="21348.5161290323" calcext:value-type="float">
            <text:p>21348.52</text:p>
          </table:table-cell>
          <table:table-cell office:value-type="float" office:value="32285.8642111783" calcext:value-type="float">
            <text:p>32285.86</text:p>
          </table:table-cell>
          <table:table-cell office:value-type="float" office:value="127132.903225806" calcext:value-type="float">
            <text:p>127132.90</text:p>
          </table:table-cell>
          <table:table-cell office:value-type="float" office:value="1367.0174587657" calcext:value-type="float">
            <text:p>1367.02</text:p>
          </table:table-cell>
          <table:table-cell office:value-type="float" office:value="184643.870967742" calcext:value-type="float">
            <text:p>184643.87</text:p>
          </table:table-cell>
          <table:table-cell office:value-type="float" office:value="50471.6053393563" calcext:value-type="float">
            <text:p>50471.61</text:p>
          </table:table-cell>
          <table:table-cell table:number-columns-repeated="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3646.064516129" calcext:value-type="float">
            <text:p>13646.06</text:p>
          </table:table-cell>
          <table:table-cell office:value-type="float" office:value="24609.4328806154" calcext:value-type="float">
            <text:p>24609.43</text:p>
          </table:table-cell>
          <table:table-cell office:value-type="float" office:value="10554.7096774194" calcext:value-type="float">
            <text:p>10554.71</text:p>
          </table:table-cell>
          <table:table-cell office:value-type="float" office:value="20784.5859359434" calcext:value-type="float">
            <text:p>20784.59</text:p>
          </table:table-cell>
          <table:table-cell office:value-type="float" office:value="127965.161290323" calcext:value-type="float">
            <text:p>127965.16</text:p>
          </table:table-cell>
          <table:table-cell office:value-type="float" office:value="1102.85222876937" calcext:value-type="float">
            <text:p>1102.85</text:p>
          </table:table-cell>
          <table:table-cell office:value-type="float" office:value="181959.096774194" calcext:value-type="float">
            <text:p>181959.10</text:p>
          </table:table-cell>
          <table:table-cell office:value-type="float" office:value="53799.670047768" calcext:value-type="float">
            <text:p>53799.67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5931.2258064516" calcext:value-type="float">
            <text:p>15931.23</text:p>
          </table:table-cell>
          <table:table-cell office:value-type="float" office:value="26204.6699097326" calcext:value-type="float">
            <text:p>26204.67</text:p>
          </table:table-cell>
          <table:table-cell office:value-type="float" office:value="19887.4838709677" calcext:value-type="float">
            <text:p>19887.48</text:p>
          </table:table-cell>
          <table:table-cell office:value-type="float" office:value="32851.042106386" calcext:value-type="float">
            <text:p>32851.04</text:p>
          </table:table-cell>
          <table:table-cell office:value-type="float" office:value="127557.419354839" calcext:value-type="float">
            <text:p>127557.42</text:p>
          </table:table-cell>
          <table:table-cell office:value-type="float" office:value="975.410476842989" calcext:value-type="float">
            <text:p>975.41</text:p>
          </table:table-cell>
          <table:table-cell office:value-type="float" office:value="187789.548387097" calcext:value-type="float">
            <text:p>187789.55</text:p>
          </table:table-cell>
          <table:table-cell office:value-type="float" office:value="48133.6329566188" calcext:value-type="float">
            <text:p>48133.63</text:p>
          </table:table-cell>
          <table:table-cell table:number-columns-repeated="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5047.7419354839" calcext:value-type="float">
            <text:p>15047.74</text:p>
          </table:table-cell>
          <table:table-cell office:value-type="float" office:value="25011.4149307197" calcext:value-type="float">
            <text:p>25011.41</text:p>
          </table:table-cell>
          <table:table-cell office:value-type="float" office:value="8974.45161290323" calcext:value-type="float">
            <text:p>8974.45</text:p>
          </table:table-cell>
          <table:table-cell office:value-type="float" office:value="19748.6268609445" calcext:value-type="float">
            <text:p>19748.63</text:p>
          </table:table-cell>
          <table:table-cell office:value-type="float" office:value="127766.451612903" calcext:value-type="float">
            <text:p>127766.45</text:p>
          </table:table-cell>
          <table:table-cell office:value-type="float" office:value="1445.11981507305" calcext:value-type="float">
            <text:p>1445.12</text:p>
          </table:table-cell>
          <table:table-cell office:value-type="float" office:value="181171.741935484" calcext:value-type="float">
            <text:p>181171.74</text:p>
          </table:table-cell>
          <table:table-cell office:value-type="float" office:value="53313.180058344" calcext:value-type="float">
            <text:p>53313.18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6061.1612903226" calcext:value-type="float">
            <text:p>16061.16</text:p>
          </table:table-cell>
          <table:table-cell office:value-type="float" office:value="32487.0114821062" calcext:value-type="float">
            <text:p>32487.01</text:p>
          </table:table-cell>
          <table:table-cell office:value-type="float" office:value="18123.6129032258" calcext:value-type="float">
            <text:p>18123.61</text:p>
          </table:table-cell>
          <table:table-cell office:value-type="float" office:value="29344.8300680226" calcext:value-type="float">
            <text:p>29344.83</text:p>
          </table:table-cell>
          <table:table-cell office:value-type="float" office:value="127882.580645161" calcext:value-type="float">
            <text:p>127882.58</text:p>
          </table:table-cell>
          <table:table-cell office:value-type="float" office:value="1055.46494186039" calcext:value-type="float">
            <text:p>1055.46</text:p>
          </table:table-cell>
          <table:table-cell office:value-type="float" office:value="175567.35483871" calcext:value-type="float">
            <text:p>175567.35</text:p>
          </table:table-cell>
          <table:table-cell office:value-type="float" office:value="65895.2534359662" calcext:value-type="float">
            <text:p>65895.25</text:p>
          </table:table-cell>
          <table:table-cell table:number-columns-repeated="3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0732.1290322581" calcext:value-type="float">
            <text:p>10732.13</text:p>
          </table:table-cell>
          <table:table-cell office:value-type="float" office:value="22214.191139525" calcext:value-type="float">
            <text:p>22214.19</text:p>
          </table:table-cell>
          <table:table-cell office:value-type="float" office:value="13406.7096774194" calcext:value-type="float">
            <text:p>13406.71</text:p>
          </table:table-cell>
          <table:table-cell office:value-type="float" office:value="25999.0707206059" calcext:value-type="float">
            <text:p>25999.07</text:p>
          </table:table-cell>
          <table:table-cell office:value-type="float" office:value="127748.387096774" calcext:value-type="float">
            <text:p>127748.39</text:p>
          </table:table-cell>
          <table:table-cell office:value-type="float" office:value="1017.48296894423" calcext:value-type="float">
            <text:p>1017.48</text:p>
          </table:table-cell>
          <table:table-cell office:value-type="float" office:value="172813.161290323" calcext:value-type="float">
            <text:p>172813.16</text:p>
          </table:table-cell>
          <table:table-cell office:value-type="float" office:value="66648.3740174322" calcext:value-type="float">
            <text:p>66648.37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4715.8709677419" calcext:value-type="float">
            <text:p>24715.87</text:p>
          </table:table-cell>
          <table:table-cell office:value-type="float" office:value="35429.1006539065" calcext:value-type="float">
            <text:p>35429.10</text:p>
          </table:table-cell>
          <table:table-cell office:value-type="float" office:value="21702.9677419355" calcext:value-type="float">
            <text:p>21702.97</text:p>
          </table:table-cell>
          <table:table-cell office:value-type="float" office:value="30726.5510146685" calcext:value-type="float">
            <text:p>30726.55</text:p>
          </table:table-cell>
          <table:table-cell office:value-type="float" office:value="127445.161290323" calcext:value-type="float">
            <text:p>127445.16</text:p>
          </table:table-cell>
          <table:table-cell office:value-type="float" office:value="1714.14583443981" calcext:value-type="float">
            <text:p>1714.15</text:p>
          </table:table-cell>
          <table:table-cell office:value-type="float" office:value="169224" calcext:value-type="float">
            <text:p>169224.00</text:p>
          </table:table-cell>
          <table:table-cell office:value-type="float" office:value="72136.2351826222" calcext:value-type="float">
            <text:p>72136.24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8757.2903225806" calcext:value-type="float">
            <text:p>18757.29</text:p>
          </table:table-cell>
          <table:table-cell office:value-type="float" office:value="31769.5378444698" calcext:value-type="float">
            <text:p>31769.54</text:p>
          </table:table-cell>
          <table:table-cell office:value-type="float" office:value="13391.0967741936" calcext:value-type="float">
            <text:p>13391.10</text:p>
          </table:table-cell>
          <table:table-cell office:value-type="float" office:value="26868.3181357198" calcext:value-type="float">
            <text:p>26868.32</text:p>
          </table:table-cell>
          <table:table-cell office:value-type="float" office:value="127565.161290323" calcext:value-type="float">
            <text:p>127565.16</text:p>
          </table:table-cell>
          <table:table-cell office:value-type="float" office:value="1414.27713433227" calcext:value-type="float">
            <text:p>1414.28</text:p>
          </table:table-cell>
          <table:table-cell office:value-type="float" office:value="169169.935483871" calcext:value-type="float">
            <text:p>169169.94</text:p>
          </table:table-cell>
          <table:table-cell office:value-type="float" office:value="72111.6087929365" calcext:value-type="float">
            <text:p>72111.61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547.2258064516" calcext:value-type="float">
            <text:p>21547.23</text:p>
          </table:table-cell>
          <table:table-cell office:value-type="float" office:value="37723.3124043404" calcext:value-type="float">
            <text:p>37723.31</text:p>
          </table:table-cell>
          <table:table-cell office:value-type="float" office:value="18771.6129032258" calcext:value-type="float">
            <text:p>18771.61</text:p>
          </table:table-cell>
          <table:table-cell office:value-type="float" office:value="31485.0671718816" calcext:value-type="float">
            <text:p>31485.07</text:p>
          </table:table-cell>
          <table:table-cell office:value-type="float" office:value="127634.838709677" calcext:value-type="float">
            <text:p>127634.84</text:p>
          </table:table-cell>
          <table:table-cell office:value-type="float" office:value="1021.05533946182" calcext:value-type="float">
            <text:p>1021.06</text:p>
          </table:table-cell>
          <table:table-cell office:value-type="float" office:value="166301.806451613" calcext:value-type="float">
            <text:p>166301.81</text:p>
          </table:table-cell>
          <table:table-cell office:value-type="float" office:value="72156.5654345977" calcext:value-type="float">
            <text:p>72156.57</text:p>
          </table:table-cell>
          <table:table-cell table:number-columns-repeated="3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5620.7741935484" calcext:value-type="float">
            <text:p>25620.77</text:p>
          </table:table-cell>
          <table:table-cell office:value-type="float" office:value="37742.2730726562" calcext:value-type="float">
            <text:p>37742.27</text:p>
          </table:table-cell>
          <table:table-cell office:value-type="float" office:value="16596.6451612903" calcext:value-type="float">
            <text:p>16596.65</text:p>
          </table:table-cell>
          <table:table-cell office:value-type="float" office:value="30913.7637260946" calcext:value-type="float">
            <text:p>30913.76</text:p>
          </table:table-cell>
          <table:table-cell office:value-type="float" office:value="127378.064516129" calcext:value-type="float">
            <text:p>127378.06</text:p>
          </table:table-cell>
          <table:table-cell office:value-type="float" office:value="1976.21570481734" calcext:value-type="float">
            <text:p>1976.22</text:p>
          </table:table-cell>
          <table:table-cell office:value-type="float" office:value="163785.548387097" calcext:value-type="float">
            <text:p>163785.55</text:p>
          </table:table-cell>
          <table:table-cell office:value-type="float" office:value="70514.5841528379" calcext:value-type="float">
            <text:p>70514.58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4210.7096774194" calcext:value-type="float">
            <text:p>24210.71</text:p>
          </table:table-cell>
          <table:table-cell office:value-type="float" office:value="37216.4292459518" calcext:value-type="float">
            <text:p>37216.43</text:p>
          </table:table-cell>
          <table:table-cell office:value-type="float" office:value="24460.6451612903" calcext:value-type="float">
            <text:p>24460.65</text:p>
          </table:table-cell>
          <table:table-cell office:value-type="float" office:value="41180.3392750664" calcext:value-type="float">
            <text:p>41180.34</text:p>
          </table:table-cell>
          <table:table-cell office:value-type="float" office:value="127692.903225806" calcext:value-type="float">
            <text:p>127692.90</text:p>
          </table:table-cell>
          <table:table-cell office:value-type="float" office:value="964.31220198275" calcext:value-type="float">
            <text:p>964.31</text:p>
          </table:table-cell>
          <table:table-cell office:value-type="float" office:value="153180.516129032" calcext:value-type="float">
            <text:p>153180.52</text:p>
          </table:table-cell>
          <table:table-cell office:value-type="float" office:value="76146.6519526931" calcext:value-type="float">
            <text:p>76146.65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7665.5483870968" calcext:value-type="float">
            <text:p>17665.55</text:p>
          </table:table-cell>
          <table:table-cell office:value-type="float" office:value="30245.8198304394" calcext:value-type="float">
            <text:p>30245.82</text:p>
          </table:table-cell>
          <table:table-cell office:value-type="float" office:value="17480.2580645161" calcext:value-type="float">
            <text:p>17480.26</text:p>
          </table:table-cell>
          <table:table-cell office:value-type="float" office:value="31256.414091653" calcext:value-type="float">
            <text:p>31256.41</text:p>
          </table:table-cell>
          <table:table-cell office:value-type="float" office:value="127788.387096774" calcext:value-type="float">
            <text:p>127788.39</text:p>
          </table:table-cell>
          <table:table-cell office:value-type="float" office:value="837.766218734595" calcext:value-type="float">
            <text:p>837.77</text:p>
          </table:table-cell>
          <table:table-cell office:value-type="float" office:value="154098.709677419" calcext:value-type="float">
            <text:p>154098.71</text:p>
          </table:table-cell>
          <table:table-cell office:value-type="float" office:value="81637.1651189435" calcext:value-type="float">
            <text:p>81637.17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9032" calcext:value-type="float">
            <text:p>29032.00</text:p>
          </table:table-cell>
          <table:table-cell office:value-type="float" office:value="43931.1953767002" calcext:value-type="float">
            <text:p>43931.20</text:p>
          </table:table-cell>
          <table:table-cell office:value-type="float" office:value="27389.6774193548" calcext:value-type="float">
            <text:p>27389.68</text:p>
          </table:table-cell>
          <table:table-cell office:value-type="float" office:value="38397.5641804622" calcext:value-type="float">
            <text:p>38397.56</text:p>
          </table:table-cell>
          <table:table-cell office:value-type="float" office:value="127296.774193548" calcext:value-type="float">
            <text:p>127296.77</text:p>
          </table:table-cell>
          <table:table-cell office:value-type="float" office:value="1642.68149602975" calcext:value-type="float">
            <text:p>1642.68</text:p>
          </table:table-cell>
          <table:table-cell office:value-type="float" office:value="157804" calcext:value-type="float">
            <text:p>157804.00</text:p>
          </table:table-cell>
          <table:table-cell office:value-type="float" office:value="78398.4950415134" calcext:value-type="float">
            <text:p>78398.50</text:p>
          </table:table-cell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8206.3225806452" calcext:value-type="float">
            <text:p>18206.32</text:p>
          </table:table-cell>
          <table:table-cell office:value-type="float" office:value="25749.7529964816" calcext:value-type="float">
            <text:p>25749.75</text:p>
          </table:table-cell>
          <table:table-cell office:value-type="float" office:value="25517.0322580645" calcext:value-type="float">
            <text:p>25517.03</text:p>
          </table:table-cell>
          <table:table-cell office:value-type="float" office:value="34454.3239774182" calcext:value-type="float">
            <text:p>34454.32</text:p>
          </table:table-cell>
          <table:table-cell office:value-type="float" office:value="127652.903225806" calcext:value-type="float">
            <text:p>127652.90</text:p>
          </table:table-cell>
          <table:table-cell office:value-type="float" office:value="1006.88658921349" calcext:value-type="float">
            <text:p>1006.89</text:p>
          </table:table-cell>
          <table:table-cell office:value-type="float" office:value="149711.483870968" calcext:value-type="float">
            <text:p>149711.48</text:p>
          </table:table-cell>
          <table:table-cell office:value-type="float" office:value="80854.9511177253" calcext:value-type="float">
            <text:p>80854.95</text:p>
          </table:table-cell>
          <table:table-cell table:number-columns-repeated="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8422.9677419355" calcext:value-type="float">
            <text:p>28422.97</text:p>
          </table:table-cell>
          <table:table-cell office:value-type="float" office:value="38252.9648418591" calcext:value-type="float">
            <text:p>38252.96</text:p>
          </table:table-cell>
          <table:table-cell office:value-type="float" office:value="30340.2580645161" calcext:value-type="float">
            <text:p>30340.26</text:p>
          </table:table-cell>
          <table:table-cell office:value-type="float" office:value="38425.8569925359" calcext:value-type="float">
            <text:p>38425.86</text:p>
          </table:table-cell>
          <table:table-cell office:value-type="float" office:value="126504.516129032" calcext:value-type="float">
            <text:p>126504.52</text:p>
          </table:table-cell>
          <table:table-cell office:value-type="float" office:value="6903.20675306385" calcext:value-type="float">
            <text:p>6903.21</text:p>
          </table:table-cell>
          <table:table-cell office:value-type="float" office:value="137322.322580645" calcext:value-type="float">
            <text:p>137322.32</text:p>
          </table:table-cell>
          <table:table-cell office:value-type="float" office:value="91423.463352576" calcext:value-type="float">
            <text:p>91423.46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8611.2258064516" calcext:value-type="float">
            <text:p>18611.23</text:p>
          </table:table-cell>
          <table:table-cell office:value-type="float" office:value="31499.1858314748" calcext:value-type="float">
            <text:p>31499.19</text:p>
          </table:table-cell>
          <table:table-cell office:value-type="float" office:value="15775.2258064516" calcext:value-type="float">
            <text:p>15775.23</text:p>
          </table:table-cell>
          <table:table-cell office:value-type="float" office:value="27917.1850215894" calcext:value-type="float">
            <text:p>27917.19</text:p>
          </table:table-cell>
          <table:table-cell office:value-type="float" office:value="127412.903225806" calcext:value-type="float">
            <text:p>127412.90</text:p>
          </table:table-cell>
          <table:table-cell office:value-type="float" office:value="876.202191824088" calcext:value-type="float">
            <text:p>876.20</text:p>
          </table:table-cell>
          <table:table-cell office:value-type="float" office:value="143955.225806452" calcext:value-type="float">
            <text:p>143955.23</text:p>
          </table:table-cell>
          <table:table-cell office:value-type="float" office:value="81978.1932194755" calcext:value-type="float">
            <text:p>81978.19</text:p>
          </table:table-cell>
          <table:table-cell table:number-columns-repeated="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5391.4838709677" calcext:value-type="float">
            <text:p>25391.48</text:p>
          </table:table-cell>
          <table:table-cell office:value-type="float" office:value="33527.8837867451" calcext:value-type="float">
            <text:p>33527.88</text:p>
          </table:table-cell>
          <table:table-cell office:value-type="float" office:value="25414.9677419355" calcext:value-type="float">
            <text:p>25414.97</text:p>
          </table:table-cell>
          <table:table-cell office:value-type="float" office:value="39526.0307004693" calcext:value-type="float">
            <text:p>39526.03</text:p>
          </table:table-cell>
          <table:table-cell office:value-type="float" office:value="127095.483870968" calcext:value-type="float">
            <text:p>127095.48</text:p>
          </table:table-cell>
          <table:table-cell office:value-type="float" office:value="1614.28070211588" calcext:value-type="float">
            <text:p>1614.28</text:p>
          </table:table-cell>
          <table:table-cell office:value-type="float" office:value="150481.032258065" calcext:value-type="float">
            <text:p>150481.03</text:p>
          </table:table-cell>
          <table:table-cell office:value-type="float" office:value="78023.397317721" calcext:value-type="float">
            <text:p>78023.40</text:p>
          </table:table-cell>
          <table:table-cell table:number-columns-repeated="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6747.3548387097" calcext:value-type="float">
            <text:p>36747.35</text:p>
          </table:table-cell>
          <table:table-cell office:value-type="float" office:value="41659.4064052211" calcext:value-type="float">
            <text:p>41659.41</text:p>
          </table:table-cell>
          <table:table-cell office:value-type="float" office:value="17055.6129032258" calcext:value-type="float">
            <text:p>17055.61</text:p>
          </table:table-cell>
          <table:table-cell office:value-type="float" office:value="31268.1397918665" calcext:value-type="float">
            <text:p>31268.14</text:p>
          </table:table-cell>
          <table:table-cell office:value-type="float" office:value="127576.774193548" calcext:value-type="float">
            <text:p>127576.77</text:p>
          </table:table-cell>
          <table:table-cell office:value-type="float" office:value="1083.82949229401" calcext:value-type="float">
            <text:p>1083.83</text:p>
          </table:table-cell>
          <table:table-cell office:value-type="float" office:value="148921.677419355" calcext:value-type="float">
            <text:p>148921.68</text:p>
          </table:table-cell>
          <table:table-cell office:value-type="float" office:value="86142.417847081" calcext:value-type="float">
            <text:p>86142.42</text:p>
          </table:table-cell>
          <table:table-cell table:number-columns-repeated="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130.4516129032" calcext:value-type="float">
            <text:p>10130.45</text:p>
          </table:table-cell>
          <table:table-cell office:value-type="float" office:value="20542.420617549" calcext:value-type="float">
            <text:p>20542.42</text:p>
          </table:table-cell>
          <table:table-cell office:value-type="float" office:value="34204.5161290323" calcext:value-type="float">
            <text:p>34204.52</text:p>
          </table:table-cell>
          <table:table-cell office:value-type="float" office:value="38883.850516113" calcext:value-type="float">
            <text:p>38883.85</text:p>
          </table:table-cell>
          <table:table-cell office:value-type="float" office:value="128010.322580645" calcext:value-type="float">
            <text:p>128010.32</text:p>
          </table:table-cell>
          <table:table-cell office:value-type="float" office:value="796.765573937965" calcext:value-type="float">
            <text:p>796.77</text:p>
          </table:table-cell>
          <table:table-cell office:value-type="float" office:value="133636.258064516" calcext:value-type="float">
            <text:p>133636.26</text:p>
          </table:table-cell>
          <table:table-cell office:value-type="float" office:value="87048.5777078848" calcext:value-type="float">
            <text:p>87048.58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3520.3870967742" calcext:value-type="float">
            <text:p>13520.39</text:p>
          </table:table-cell>
          <table:table-cell office:value-type="float" office:value="24363.0336233817" calcext:value-type="float">
            <text:p>24363.03</text:p>
          </table:table-cell>
          <table:table-cell office:value-type="float" office:value="29143.8709677419" calcext:value-type="float">
            <text:p>29143.87</text:p>
          </table:table-cell>
          <table:table-cell office:value-type="float" office:value="37924.0210809863" calcext:value-type="float">
            <text:p>37924.02</text:p>
          </table:table-cell>
          <table:table-cell office:value-type="float" office:value="126954.838709677" calcext:value-type="float">
            <text:p>126954.84</text:p>
          </table:table-cell>
          <table:table-cell office:value-type="float" office:value="3173.90557308951" calcext:value-type="float">
            <text:p>3173.91</text:p>
          </table:table-cell>
          <table:table-cell office:value-type="float" office:value="98801.0322580645" calcext:value-type="float">
            <text:p>98801.03</text:p>
          </table:table-cell>
          <table:table-cell office:value-type="float" office:value="84891.662079072" calcext:value-type="float">
            <text:p>84891.66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184.2580645161" calcext:value-type="float">
            <text:p>23184.26</text:p>
          </table:table-cell>
          <table:table-cell office:value-type="float" office:value="33813.0862078744" calcext:value-type="float">
            <text:p>33813.09</text:p>
          </table:table-cell>
          <table:table-cell office:value-type="float" office:value="8749.03225806452" calcext:value-type="float">
            <text:p>8749.03</text:p>
          </table:table-cell>
          <table:table-cell office:value-type="float" office:value="20810.5982172606" calcext:value-type="float">
            <text:p>20810.60</text:p>
          </table:table-cell>
          <table:table-cell office:value-type="float" office:value="118353.548387097" calcext:value-type="float">
            <text:p>118353.55</text:p>
          </table:table-cell>
          <table:table-cell office:value-type="float" office:value="31592.1461808497" calcext:value-type="float">
            <text:p>31592.15</text:p>
          </table:table-cell>
          <table:table-cell office:value-type="float" office:value="32365.4193548387" calcext:value-type="float">
            <text:p>32365.42</text:p>
          </table:table-cell>
          <table:table-cell office:value-type="float" office:value="59672.4196305636" calcext:value-type="float">
            <text:p>59672.42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0783.2258064516" calcext:value-type="float">
            <text:p>20783.23</text:p>
          </table:table-cell>
          <table:table-cell office:value-type="float" office:value="29384.7087452945" calcext:value-type="float">
            <text:p>29384.71</text:p>
          </table:table-cell>
          <table:table-cell office:value-type="float" office:value="18831.0967741936" calcext:value-type="float">
            <text:p>18831.10</text:p>
          </table:table-cell>
          <table:table-cell office:value-type="float" office:value="29562.1600626761" calcext:value-type="float">
            <text:p>29562.16</text:p>
          </table:table-cell>
          <table:table-cell office:value-type="float" office:value="107518.709677419" calcext:value-type="float">
            <text:p>107518.71</text:p>
          </table:table-cell>
          <table:table-cell office:value-type="float" office:value="44364.3710390433" calcext:value-type="float">
            <text:p>44364.37</text:p>
          </table:table-cell>
          <table:table-cell office:value-type="float" office:value="5852.51612903226" calcext:value-type="float">
            <text:p>5852.52</text:p>
          </table:table-cell>
          <table:table-cell office:value-type="float" office:value="5555.87999981286" calcext:value-type="float">
            <text:p>5555.88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6398.064516129" calcext:value-type="float">
            <text:p>16398.06</text:p>
          </table:table-cell>
          <table:table-cell office:value-type="float" office:value="26699.0350604123" calcext:value-type="float">
            <text:p>26699.04</text:p>
          </table:table-cell>
          <table:table-cell office:value-type="float" office:value="26778.3225806452" calcext:value-type="float">
            <text:p>26778.32</text:p>
          </table:table-cell>
          <table:table-cell office:value-type="float" office:value="32599.9636140576" calcext:value-type="float">
            <text:p>32599.96</text:p>
          </table:table-cell>
          <table:table-cell office:value-type="float" office:value="92356.1290322581" calcext:value-type="float">
            <text:p>92356.13</text:p>
          </table:table-cell>
          <table:table-cell office:value-type="float" office:value="54444.7001880256" calcext:value-type="float">
            <text:p>54444.70</text:p>
          </table:table-cell>
          <table:table-cell office:value-type="float" office:value="4168.12903225806" calcext:value-type="float">
            <text:p>4168.13</text:p>
          </table:table-cell>
          <table:table-cell office:value-type="float" office:value="1401.31016441724" calcext:value-type="float">
            <text:p>1401.31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26080.3870967742" calcext:value-type="float">
            <text:p>26080.39</text:p>
          </table:table-cell>
          <table:table-cell office:value-type="float" office:value="37207.994414726" calcext:value-type="float">
            <text:p>37207.99</text:p>
          </table:table-cell>
          <table:table-cell office:value-type="float" office:value="22850.8387096774" calcext:value-type="float">
            <text:p>22850.84</text:p>
          </table:table-cell>
          <table:table-cell office:value-type="float" office:value="36222.2188265148" calcext:value-type="float">
            <text:p>36222.22</text:p>
          </table:table-cell>
          <table:table-cell office:value-type="float" office:value="76203.8709677419" calcext:value-type="float">
            <text:p>76203.87</text:p>
          </table:table-cell>
          <table:table-cell office:value-type="float" office:value="59377.4996853739" calcext:value-type="float">
            <text:p>59377.50</text:p>
          </table:table-cell>
          <table:table-cell office:value-type="float" office:value="3836.77419354839" calcext:value-type="float">
            <text:p>3836.77</text:p>
          </table:table-cell>
          <table:table-cell office:value-type="float" office:value="1892.19665331537" calcext:value-type="float">
            <text:p>1892.20</text:p>
          </table:table-cell>
          <table:table-cell table:number-columns-repeated="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0350.1935483871" calcext:value-type="float">
            <text:p>10350.19</text:p>
          </table:table-cell>
          <table:table-cell office:value-type="float" office:value="22352.0977631665" calcext:value-type="float">
            <text:p>22352.10</text:p>
          </table:table-cell>
          <table:table-cell office:value-type="float" office:value="13784.6451612903" calcext:value-type="float">
            <text:p>13784.65</text:p>
          </table:table-cell>
          <table:table-cell office:value-type="float" office:value="23933.8555641253" calcext:value-type="float">
            <text:p>23933.86</text:p>
          </table:table-cell>
          <table:table-cell office:value-type="float" office:value="59983.2258064516" calcext:value-type="float">
            <text:p>59983.23</text:p>
          </table:table-cell>
          <table:table-cell office:value-type="float" office:value="61869.9904527747" calcext:value-type="float">
            <text:p>61869.99</text:p>
          </table:table-cell>
          <table:table-cell office:value-type="float" office:value="3249.03225806452" calcext:value-type="float">
            <text:p>3249.03</text:p>
          </table:table-cell>
          <table:table-cell office:value-type="float" office:value="2061.13754191741" calcext:value-type="float">
            <text:p>2061.14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1143.7419354839" calcext:value-type="float">
            <text:p>11143.74</text:p>
          </table:table-cell>
          <table:table-cell office:value-type="float" office:value="29040.6901355031" calcext:value-type="float">
            <text:p>29040.69</text:p>
          </table:table-cell>
          <table:table-cell office:value-type="float" office:value="16589.2903225806" calcext:value-type="float">
            <text:p>16589.29</text:p>
          </table:table-cell>
          <table:table-cell office:value-type="float" office:value="31301.0423305715" calcext:value-type="float">
            <text:p>31301.04</text:p>
          </table:table-cell>
          <table:table-cell office:value-type="float" office:value="53416.7741935484" calcext:value-type="float">
            <text:p>53416.77</text:p>
          </table:table-cell>
          <table:table-cell office:value-type="float" office:value="59737.5634991919" calcext:value-type="float">
            <text:p>59737.56</text:p>
          </table:table-cell>
          <table:table-cell office:value-type="float" office:value="2769.8064516129" calcext:value-type="float">
            <text:p>2769.81</text:p>
          </table:table-cell>
          <table:table-cell office:value-type="float" office:value="2280.83670866007" calcext:value-type="float">
            <text:p>2280.84</text:p>
          </table:table-cell>
          <table:table-cell table:number-columns-repeated="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6002.96774193548" calcext:value-type="float">
            <text:p>6002.97</text:p>
          </table:table-cell>
          <table:table-cell office:value-type="float" office:value="15710.4864906582" calcext:value-type="float">
            <text:p>15710.49</text:p>
          </table:table-cell>
          <table:table-cell office:value-type="float" office:value="9609.67741935484" calcext:value-type="float">
            <text:p>9609.68</text:p>
          </table:table-cell>
          <table:table-cell office:value-type="float" office:value="25665.9011799666" calcext:value-type="float">
            <text:p>25665.90</text:p>
          </table:table-cell>
          <table:table-cell office:value-type="float" office:value="14307.0967741935" calcext:value-type="float">
            <text:p>14307.10</text:p>
          </table:table-cell>
          <table:table-cell office:value-type="float" office:value="30051.0333882267" calcext:value-type="float">
            <text:p>30051.03</text:p>
          </table:table-cell>
          <table:table-cell office:value-type="float" office:value="1838.70967741936" calcext:value-type="float">
            <text:p>1838.71</text:p>
          </table:table-cell>
          <table:table-cell office:value-type="float" office:value="2108.07562748509" calcext:value-type="float">
            <text:p>2108.08</text:p>
          </table:table-cell>
          <table:table-cell table:number-columns-repeated="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85.4193548387097" calcext:value-type="float">
            <text:p>85.42</text:p>
          </table:table-cell>
          <table:table-cell office:value-type="float" office:value="414.575163362451" calcext:value-type="float">
            <text:p>414.58</text:p>
          </table:table-cell>
          <table:table-cell office:value-type="float" office:value="12539.8709677419" calcext:value-type="float">
            <text:p>12539.87</text:p>
          </table:table-cell>
          <table:table-cell office:value-type="float" office:value="27818.5118125902" calcext:value-type="float">
            <text:p>27818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489.41935483871" calcext:value-type="float">
            <text:p>1489.42</text:p>
          </table:table-cell>
          <table:table-cell office:value-type="float" office:value="2080.41994480013" calcext:value-type="float">
            <text:p>2080.42</text:p>
          </table:table-cell>
          <table:table-cell table:number-columns-repeated="3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937.54838709677" calcext:value-type="float">
            <text:p>2937.55</text:p>
          </table:table-cell>
          <table:table-cell office:value-type="float" office:value="11725.9208946805" calcext:value-type="float">
            <text:p>11725.9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02.064516129032" calcext:value-type="float">
            <text:p>302.06</text:p>
          </table:table-cell>
          <table:table-cell office:value-type="float" office:value="697.867624728444" calcext:value-type="float">
            <text:p>697.87</text:p>
          </table:table-cell>
          <table:table-cell table:number-columns-repeated="3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80645161290323" calcext:value-type="float">
            <text:p>1.81</text:p>
          </table:table-cell>
          <table:table-cell office:value-type="float" office:value="9.89434297428687" calcext:value-type="float">
            <text:p>9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80645161290323" calcext:value-type="float">
            <text:p>1.81</text:p>
          </table:table-cell>
          <table:table-cell office:value-type="float" office:value="9.89434297428687" calcext:value-type="float">
            <text:p>9.89</text:p>
          </table:table-cell>
          <table:table-cell table:number-columns-repeated="3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80645161290323" calcext:value-type="float">
            <text:p>1.81</text:p>
          </table:table-cell>
          <table:table-cell office:value-type="float" office:value="9.89434297428687" calcext:value-type="float">
            <text:p>9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80645161290323" calcext:value-type="float">
            <text:p>1.81</text:p>
          </table:table-cell>
          <table:table-cell office:value-type="float" office:value="9.89434297428687" calcext:value-type="float">
            <text:p>9.89</text:p>
          </table:table-cell>
          <table:table-cell table:number-columns-repeated="3"/>
        </table:table-row>
        <table:table-row table:style-name="ro2" table:number-rows-repeated="5">
          <table:table-cell table:number-columns-repeated="12"/>
        </table:table-row>
        <table:table-row table:style-name="ro2" table:number-rows-repeated="13">
          <table:table-cell table:style-name="ce1"/>
          <table:table-cell table:number-columns-repeated="11"/>
        </table:table-row>
        <table:table-row table:style-name="ro2" table:number-rows-repeated="104843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alculos" table:style-name="ta1"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ce9"/>
        <table:table-row table:style-name="ro2">
          <table:table-cell table:style-name="ce10"/>
          <table:table-cell table:style-name="ce10" office:value-type="string" calcext:value-type="string">
            <text:p>Host</text:p>
          </table:table-cell>
          <table:table-cell table:style-name="ce10" office:value-type="string" calcext:value-type="string">
            <text:p>Quantidade de Pacotes</text:p>
          </table:table-cell>
          <table:table-cell table:style-name="ce10" office:value-type="string" calcext:value-type="string">
            <text:p>Pacotes por Segundo</text:p>
          </table:table-cell>
          <table:table-cell table:style-name="Default" office:value-type="string" calcext:value-type="string">
            <text:p>Qtd%</text:p>
          </table:table-cell>
          <table:table-cell table:style-name="Default" office:value-type="string" calcext:value-type="string">
            <text:p>pkgs%</text:p>
          </table:table-cell>
        </table:table-row>
        <table:table-row table:style-name="ro2">
          <table:table-cell table:style-name="ce11" table:number-columns-spanned="1" table:number-rows-spanned="4"/>
          <table:table-cell office:value-type="string" calcext:value-type="string">
            <text:p>Cliente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Servidor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Atacante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Vítima</text:p>
          </table:table-cell>
          <table:table-cell table:number-columns-repeated="4"/>
        </table:table-row>
        <table:table-row table:style-name="ro2">
          <table:table-cell table:style-name="ce11" table:number-columns-spanned="1" table:number-rows-spanned="4"/>
          <table:table-cell office:value-type="string" calcext:value-type="string">
            <text:p>Cliente</text:p>
          </table:table-cell>
          <table:table-cell table:style-name="ce13" table:formula="of:=SUM([medias.D2:.D500])" office:value-type="float" office:value="1951172.87096774" calcext:value-type="float">
            <text:p>1.951.173</text:p>
          </table:table-cell>
          <table:table-cell table:style-name="ce14" table:formula="of:=AVERAGE([medias.D2:.D500])" office:value-type="float" office:value="15993.220253834" calcext:value-type="float">
            <text:p>15.993</text:p>
          </table:table-cell>
          <table:table-cell table:formula="of:=100-(([.C6]*100)/[.C2])" office:value-type="string" office:string-value="" calcext:value-type="error">
            <text:p>#DIV/0!</text:p>
          </table:table-cell>
          <table:table-cell table:formula="of:=100-(([.D6]*100)/[.D2])" office:value-type="string" office:string-value="" calcext:value-type="error">
            <text:p>#DIV/0!</text:p>
          </table:table-cell>
        </table:table-row>
        <table:table-row table:style-name="ro2">
          <table:covered-table-cell/>
          <table:table-cell office:value-type="string" calcext:value-type="string">
            <text:p>Servidor</text:p>
          </table:table-cell>
          <table:table-cell table:style-name="ce13" table:formula="of:=SUM([medias.B2:.B500])" office:value-type="float" office:value="1940019.96774194" calcext:value-type="float">
            <text:p>1.940.020</text:p>
          </table:table-cell>
          <table:table-cell table:style-name="ce13" table:formula="of:=AVERAGE([medias.B2:.B500])" office:value-type="float" office:value="15901.8030142782" calcext:value-type="float">
            <text:p>15.902</text:p>
          </table:table-cell>
          <table:table-cell table:formula="of:=100-(([.C7]*100)/[.C3])" office:value-type="string" office:string-value="" calcext:value-type="error">
            <text:p>#DIV/0!</text:p>
          </table:table-cell>
          <table:table-cell table:formula="of:=100-(([.D7]*100)/[.D3])" office:value-type="string" office:string-value="" calcext:value-type="error">
            <text:p>#DIV/0!</text:p>
          </table:table-cell>
        </table:table-row>
        <table:table-row table:style-name="ro2">
          <table:covered-table-cell/>
          <table:table-cell office:value-type="string" calcext:value-type="string">
            <text:p>Atacante</text:p>
          </table:table-cell>
          <table:table-cell table:style-name="ce13" table:formula="of:=SUM([medias.H2:.H500])" office:value-type="float" office:value="18634440.7741936" calcext:value-type="float">
            <text:p>18.634.441</text:p>
          </table:table-cell>
          <table:table-cell table:style-name="ce14" table:formula="of:=AVERAGE([medias.H2:.H500])" office:value-type="float" office:value="152741.317821259" calcext:value-type="float">
            <text:p>152.741</text:p>
          </table:table-cell>
          <table:table-cell table:formula="of:=100-(([.C8]*100)/[.C4])" office:value-type="string" office:string-value="" calcext:value-type="error">
            <text:p>#DIV/0!</text:p>
          </table:table-cell>
          <table:table-cell table:formula="of:=100-(([.D8]*100)/[.D4])" office:value-type="string" office:string-value="" calcext:value-type="error">
            <text:p>#DIV/0!</text:p>
          </table:table-cell>
        </table:table-row>
        <table:table-row table:style-name="ro2">
          <table:covered-table-cell/>
          <table:table-cell office:value-type="string" calcext:value-type="string">
            <text:p>Vítima</text:p>
          </table:table-cell>
          <table:table-cell table:style-name="ce13" table:formula="of:=SUM([medias.F2:.F500])" office:value-type="float" office:value="14319758.7096774" calcext:value-type="float">
            <text:p>14.319.759</text:p>
          </table:table-cell>
          <table:table-cell table:style-name="ce14" table:formula="of:=AVERAGE([medias.F2:.F500])" office:value-type="float" office:value="117375.071390798" calcext:value-type="float">
            <text:p>117.375</text:p>
          </table:table-cell>
          <table:table-cell table:formula="of:=100-(([.C9]*100)/[.C5])" office:value-type="string" office:string-value="" calcext:value-type="error">
            <text:p>#DIV/0!</text:p>
          </table:table-cell>
          <table:table-cell table:formula="of:=100-(([.D9]*100)/[.D5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08:57:40.1616805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4-22T10:08:00.463071922</dc:date>
    <meta:editing-duration>PT12H35M33S</meta:editing-duration>
    <meta:editing-cycles>32</meta:editing-cycles>
    <meta:generator>LibreOffice/5.1.1.3$Linux_X86_64 LibreOffice_project/89f508ef3ecebd2cfb8e1def0f0ba9a803b88a6d</meta:generator>
    <meta:document-statistic meta:table-count="6" meta:cell-count="1749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yi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000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000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454cm" style:legend-expansion="high" chart:style-name="ch2"/>
        <chart:plot-area chart:style-name="ch3" table:cell-range-address="medias.A1:medias.B142 medias.D1:medias.D142 medias.F1:medias.F142 medias.H1:medias.H142" chart:data-source-has-labels="both" svg:x="0.32cm" svg:y="0.18cm" svg:width="11.767cm" svg:height="8.64cm">
          <chartooo:coordinate-region svg:x="2.159cm" svg:y="0.369cm" svg:width="9.928cm" svg:height="7.406cm"/>
          <chart:axis chart:dimension="x" chart:name="primary-x" chart:style-name="ch4" chartooo:axis-type="auto">
            <chartooo:date-scale/>
            <chart:categories table:cell-range-address="medias.A1:medias.A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dias.B1:medias.B142" chart:label-cell-address="medias.B1:medias.B1" chart:class="chart:line">
            <chart:data-point chart:repeated="142"/>
          </chart:series>
          <chart:series chart:style-name="ch8" chart:values-cell-range-address="medias.D1:medias.D142" chart:label-cell-address="medias.D1:medias.D1" chart:class="chart:line">
            <chart:data-point chart:repeated="142"/>
          </chart:series>
          <chart:series chart:style-name="ch9" chart:values-cell-range-address="medias.F1:medias.F142" chart:label-cell-address="medias.F1:medias.F1" chart:class="chart:line">
            <chart:data-point chart:repeated="142"/>
          </chart:series>
          <chart:series chart:style-name="ch10" chart:values-cell-range-address="medias.H1:medias.H142" chart:label-cell-address="medias.H1:medias.H1" chart:class="chart:line">
            <chart:data-point chart:repeated="1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VNormal</text:p>
                <draw:g>
                  <svg:desc>medias.B1:medias.B1</svg:desc>
                </draw:g>
              </table:table-cell>
              <table:table-cell office:value-type="string">
                <text:p>mediaANormal</text:p>
                <draw:g>
                  <svg:desc>medias.D1:medias.D1</svg:desc>
                </draw:g>
              </table:table-cell>
              <table:table-cell office:value-type="string">
                <text:p>mediaVAtaque</text:p>
                <draw:g>
                  <svg:desc>medias.F1:medias.F1</svg:desc>
                </draw:g>
              </table:table-cell>
              <table:table-cell office:value-type="string">
                <text:p>mediaAAtaque</text:p>
                <draw:g>
                  <svg:desc>medias.H1:media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medias.A1:medias.A142</svg:desc>
                </draw:g>
              </table:table-cell>
              <table:table-cell office:value-type="float" office:value="NaN">
                <text:p>NaN</text:p>
                <draw:g>
                  <svg:desc>medias.B1:medias.B142</svg:desc>
                </draw:g>
              </table:table-cell>
              <table:table-cell office:value-type="float" office:value="NaN">
                <text:p>NaN</text:p>
                <draw:g>
                  <svg:desc>medias.D1:medias.D142</svg:desc>
                </draw:g>
              </table:table-cell>
              <table:table-cell office:value-type="float" office:value="NaN">
                <text:p>NaN</text:p>
                <draw:g>
                  <svg:desc>medias.F1:medias.F142</svg:desc>
                </draw:g>
              </table:table-cell>
              <table:table-cell office:value-type="float" office:value="NaN">
                <text:p>NaN</text:p>
                <draw:g>
                  <svg:desc>medias.H1:medias.H14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31712.096774194">
                <text:p>131712.096774194</text:p>
              </table:table-cell>
              <table:table-cell office:value-type="float" office:value="24414.6451612903">
                <text:p>24414.6451612903</text:p>
              </table:table-cell>
              <table:table-cell office:value-type="float" office:value="141394.838709677">
                <text:p>141394.838709677</text:p>
              </table:table-cell>
              <table:table-cell office:value-type="float" office:value="35202.3225806452">
                <text:p>35202.322580645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978.4516129032">
                <text:p>55978.4516129032</text:p>
              </table:table-cell>
              <table:table-cell office:value-type="float" office:value="36073.7419354839">
                <text:p>36073.7419354839</text:p>
              </table:table-cell>
              <table:table-cell office:value-type="float" office:value="126898.064516129">
                <text:p>126898.064516129</text:p>
              </table:table-cell>
              <table:table-cell office:value-type="float" office:value="66405.1612903226">
                <text:p>66405.16129032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3465.8064516129">
                <text:p>33465.8064516129</text:p>
              </table:table-cell>
              <table:table-cell office:value-type="float" office:value="88980.4193548387">
                <text:p>88980.4193548387</text:p>
              </table:table-cell>
              <table:table-cell office:value-type="float" office:value="126776.774193548">
                <text:p>126776.774193548</text:p>
              </table:table-cell>
              <table:table-cell office:value-type="float" office:value="180959.741935484">
                <text:p>180959.7419354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867.8709677419">
                <text:p>23867.8709677419</text:p>
              </table:table-cell>
              <table:table-cell office:value-type="float" office:value="50651.2903225806">
                <text:p>50651.2903225806</text:p>
              </table:table-cell>
              <table:table-cell office:value-type="float" office:value="127085.161290323">
                <text:p>127085.161290323</text:p>
              </table:table-cell>
              <table:table-cell office:value-type="float" office:value="200493.548387097">
                <text:p>200493.5483870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201.4193548387">
                <text:p>20201.4193548387</text:p>
              </table:table-cell>
              <table:table-cell office:value-type="float" office:value="32421.2903225806">
                <text:p>32421.2903225806</text:p>
              </table:table-cell>
              <table:table-cell office:value-type="float" office:value="127233.548387097">
                <text:p>127233.548387097</text:p>
              </table:table-cell>
              <table:table-cell office:value-type="float" office:value="200153.290322581">
                <text:p>200153.2903225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639.4838709677">
                <text:p>20639.4838709677</text:p>
              </table:table-cell>
              <table:table-cell office:value-type="float" office:value="23988.6451612903">
                <text:p>23988.6451612903</text:p>
              </table:table-cell>
              <table:table-cell office:value-type="float" office:value="127389.677419355">
                <text:p>127389.677419355</text:p>
              </table:table-cell>
              <table:table-cell office:value-type="float" office:value="200427.096774194">
                <text:p>200427.0967741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372.7741935484">
                <text:p>18372.7741935484</text:p>
              </table:table-cell>
              <table:table-cell office:value-type="float" office:value="19227.7419354839">
                <text:p>19227.7419354839</text:p>
              </table:table-cell>
              <table:table-cell office:value-type="float" office:value="127400">
                <text:p>127400</text:p>
              </table:table-cell>
              <table:table-cell office:value-type="float" office:value="200940.64516129">
                <text:p>200940.645161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443.4838709677">
                <text:p>13443.4838709677</text:p>
              </table:table-cell>
              <table:table-cell office:value-type="float" office:value="18271.8709677419">
                <text:p>18271.8709677419</text:p>
              </table:table-cell>
              <table:table-cell office:value-type="float" office:value="127492.903225806">
                <text:p>127492.903225806</text:p>
              </table:table-cell>
              <table:table-cell office:value-type="float" office:value="201438.709677419">
                <text:p>201438.709677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887.2258064516">
                <text:p>14887.2258064516</text:p>
              </table:table-cell>
              <table:table-cell office:value-type="float" office:value="16019.6129032258">
                <text:p>16019.6129032258</text:p>
              </table:table-cell>
              <table:table-cell office:value-type="float" office:value="127470.967741936">
                <text:p>127470.967741936</text:p>
              </table:table-cell>
              <table:table-cell office:value-type="float" office:value="201058.064516129">
                <text:p>201058.0645161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832.5161290323">
                <text:p>10832.5161290323</text:p>
              </table:table-cell>
              <table:table-cell office:value-type="float" office:value="14858.8387096774">
                <text:p>14858.8387096774</text:p>
              </table:table-cell>
              <table:table-cell office:value-type="float" office:value="127685.161290323">
                <text:p>127685.161290323</text:p>
              </table:table-cell>
              <table:table-cell office:value-type="float" office:value="201024.516129032">
                <text:p>201024.5161290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405.4193548387">
                <text:p>10405.4193548387</text:p>
              </table:table-cell>
              <table:table-cell office:value-type="float" office:value="12811.7419354839">
                <text:p>12811.7419354839</text:p>
              </table:table-cell>
              <table:table-cell office:value-type="float" office:value="127720">
                <text:p>127720</text:p>
              </table:table-cell>
              <table:table-cell office:value-type="float" office:value="201233.548387097">
                <text:p>201233.5483870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190.06451612903">
                <text:p>7190.06451612903</text:p>
              </table:table-cell>
              <table:table-cell office:value-type="float" office:value="10859.7419354839">
                <text:p>10859.7419354839</text:p>
              </table:table-cell>
              <table:table-cell office:value-type="float" office:value="127651.612903226">
                <text:p>127651.612903226</text:p>
              </table:table-cell>
              <table:table-cell office:value-type="float" office:value="201042.580645161">
                <text:p>201042.5806451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774.9677419355">
                <text:p>14774.9677419355</text:p>
              </table:table-cell>
              <table:table-cell office:value-type="float" office:value="13394.064516129">
                <text:p>13394.064516129</text:p>
              </table:table-cell>
              <table:table-cell office:value-type="float" office:value="127513.548387097">
                <text:p>127513.548387097</text:p>
              </table:table-cell>
              <table:table-cell office:value-type="float" office:value="201094.193548387">
                <text:p>201094.1935483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828.38709677419">
                <text:p>6828.38709677419</text:p>
              </table:table-cell>
              <table:table-cell office:value-type="float" office:value="5538.83870967742">
                <text:p>5538.83870967742</text:p>
              </table:table-cell>
              <table:table-cell office:value-type="float" office:value="127805.161290323">
                <text:p>127805.161290323</text:p>
              </table:table-cell>
              <table:table-cell office:value-type="float" office:value="201295.483870968">
                <text:p>201295.4838709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40.77419354839">
                <text:p>9640.77419354839</text:p>
              </table:table-cell>
              <table:table-cell office:value-type="float" office:value="12179.4838709677">
                <text:p>12179.4838709677</text:p>
              </table:table-cell>
              <table:table-cell office:value-type="float" office:value="127699.35483871">
                <text:p>127699.35483871</text:p>
              </table:table-cell>
              <table:table-cell office:value-type="float" office:value="200650.322580645">
                <text:p>200650.3225806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213.6774193548">
                <text:p>11213.6774193548</text:p>
              </table:table-cell>
              <table:table-cell office:value-type="float" office:value="12116.9032258065">
                <text:p>12116.9032258065</text:p>
              </table:table-cell>
              <table:table-cell office:value-type="float" office:value="127758.709677419">
                <text:p>127758.709677419</text:p>
              </table:table-cell>
              <table:table-cell office:value-type="float" office:value="201287.741935484">
                <text:p>201287.7419354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109.41935483871">
                <text:p>5109.41935483871</text:p>
              </table:table-cell>
              <table:table-cell office:value-type="float" office:value="4922.96774193548">
                <text:p>4922.96774193548</text:p>
              </table:table-cell>
              <table:table-cell office:value-type="float" office:value="127846.451612903">
                <text:p>127846.451612903</text:p>
              </table:table-cell>
              <table:table-cell office:value-type="float" office:value="201219.35483871">
                <text:p>201219.354838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308.38709677419">
                <text:p>7308.38709677419</text:p>
              </table:table-cell>
              <table:table-cell office:value-type="float" office:value="11473.1612903226">
                <text:p>11473.1612903226</text:p>
              </table:table-cell>
              <table:table-cell office:value-type="float" office:value="127834.838709677">
                <text:p>127834.838709677</text:p>
              </table:table-cell>
              <table:table-cell office:value-type="float" office:value="200541.935483871">
                <text:p>200541.9354838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007.09677419355">
                <text:p>4007.09677419355</text:p>
              </table:table-cell>
              <table:table-cell office:value-type="float" office:value="6134.96774193548">
                <text:p>6134.96774193548</text:p>
              </table:table-cell>
              <table:table-cell office:value-type="float" office:value="127823.225806452">
                <text:p>127823.225806452</text:p>
              </table:table-cell>
              <table:table-cell office:value-type="float" office:value="200554.838709677">
                <text:p>200554.8387096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651.6129032258">
                <text:p>10651.6129032258</text:p>
              </table:table-cell>
              <table:table-cell office:value-type="float" office:value="7703.35483870968">
                <text:p>7703.35483870968</text:p>
              </table:table-cell>
              <table:table-cell office:value-type="float" office:value="127659.35483871">
                <text:p>127659.35483871</text:p>
              </table:table-cell>
              <table:table-cell office:value-type="float" office:value="200695.483870968">
                <text:p>200695.4838709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73.03225806452">
                <text:p>6573.03225806452</text:p>
              </table:table-cell>
              <table:table-cell office:value-type="float" office:value="5100.51612903226">
                <text:p>5100.51612903226</text:p>
              </table:table-cell>
              <table:table-cell office:value-type="float" office:value="127847.741935484">
                <text:p>127847.741935484</text:p>
              </table:table-cell>
              <table:table-cell office:value-type="float" office:value="201476.129032258">
                <text:p>201476.1290322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395.87096774194">
                <text:p>4395.87096774194</text:p>
              </table:table-cell>
              <table:table-cell office:value-type="float" office:value="5808.51612903226">
                <text:p>5808.51612903226</text:p>
              </table:table-cell>
              <table:table-cell office:value-type="float" office:value="127927.741935484">
                <text:p>127927.741935484</text:p>
              </table:table-cell>
              <table:table-cell office:value-type="float" office:value="201117.419354839">
                <text:p>201117.41935483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542.3225806452">
                <text:p>11542.3225806452</text:p>
              </table:table-cell>
              <table:table-cell office:value-type="float" office:value="10115.6129032258">
                <text:p>10115.6129032258</text:p>
              </table:table-cell>
              <table:table-cell office:value-type="float" office:value="127778.064516129">
                <text:p>127778.064516129</text:p>
              </table:table-cell>
              <table:table-cell office:value-type="float" office:value="201149.290322581">
                <text:p>201149.2903225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000.9032258065">
                <text:p>13000.9032258065</text:p>
              </table:table-cell>
              <table:table-cell office:value-type="float" office:value="11338.5806451613">
                <text:p>11338.5806451613</text:p>
              </table:table-cell>
              <table:table-cell office:value-type="float" office:value="127766.451612903">
                <text:p>127766.451612903</text:p>
              </table:table-cell>
              <table:table-cell office:value-type="float" office:value="201271.870967742">
                <text:p>201271.8709677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113.93548387097">
                <text:p>7113.93548387097</text:p>
              </table:table-cell>
              <table:table-cell office:value-type="float" office:value="4970.1935483871">
                <text:p>4970.1935483871</text:p>
              </table:table-cell>
              <table:table-cell office:value-type="float" office:value="127994.838709677">
                <text:p>127994.838709677</text:p>
              </table:table-cell>
              <table:table-cell office:value-type="float" office:value="201039.612903226">
                <text:p>201039.6129032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400.38709677419">
                <text:p>7400.38709677419</text:p>
              </table:table-cell>
              <table:table-cell office:value-type="float" office:value="11953.4193548387">
                <text:p>11953.4193548387</text:p>
              </table:table-cell>
              <table:table-cell office:value-type="float" office:value="127892.903225806">
                <text:p>127892.903225806</text:p>
              </table:table-cell>
              <table:table-cell office:value-type="float" office:value="196973.548387097">
                <text:p>196973.5483870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96.51612903226">
                <text:p>5096.51612903226</text:p>
              </table:table-cell>
              <table:table-cell office:value-type="float" office:value="6014.83870967742">
                <text:p>6014.83870967742</text:p>
              </table:table-cell>
              <table:table-cell office:value-type="float" office:value="127892.903225806">
                <text:p>127892.903225806</text:p>
              </table:table-cell>
              <table:table-cell office:value-type="float" office:value="194193.806451613">
                <text:p>194193.8064516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557.29032258065">
                <text:p>8557.29032258065</text:p>
              </table:table-cell>
              <table:table-cell office:value-type="float" office:value="8329.16129032258">
                <text:p>8329.16129032258</text:p>
              </table:table-cell>
              <table:table-cell office:value-type="float" office:value="127858.064516129">
                <text:p>127858.064516129</text:p>
              </table:table-cell>
              <table:table-cell office:value-type="float" office:value="194588.774193548">
                <text:p>194588.7741935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0327.2258064516">
                <text:p>10327.2258064516</text:p>
              </table:table-cell>
              <table:table-cell office:value-type="float" office:value="7150.06451612903">
                <text:p>7150.06451612903</text:p>
              </table:table-cell>
              <table:table-cell office:value-type="float" office:value="127892.903225806">
                <text:p>127892.903225806</text:p>
              </table:table-cell>
              <table:table-cell office:value-type="float" office:value="179401.290322581">
                <text:p>179401.2903225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132.12903225806">
                <text:p>3132.12903225806</text:p>
              </table:table-cell>
              <table:table-cell office:value-type="float" office:value="5767.74193548387">
                <text:p>5767.74193548387</text:p>
              </table:table-cell>
              <table:table-cell office:value-type="float" office:value="127975.483870968">
                <text:p>127975.483870968</text:p>
              </table:table-cell>
              <table:table-cell office:value-type="float" office:value="163722.322580645">
                <text:p>163722.3225806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83.0967741935">
                <text:p>11183.0967741935</text:p>
              </table:table-cell>
              <table:table-cell office:value-type="float" office:value="8573.03225806452">
                <text:p>8573.03225806452</text:p>
              </table:table-cell>
              <table:table-cell office:value-type="float" office:value="127855.483870968">
                <text:p>127855.483870968</text:p>
              </table:table-cell>
              <table:table-cell office:value-type="float" office:value="158487.870967742">
                <text:p>158487.8709677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702.58064516129">
                <text:p>9702.58064516129</text:p>
              </table:table-cell>
              <table:table-cell office:value-type="float" office:value="13491.6129032258">
                <text:p>13491.6129032258</text:p>
              </table:table-cell>
              <table:table-cell office:value-type="float" office:value="127832.258064516">
                <text:p>127832.258064516</text:p>
              </table:table-cell>
              <table:table-cell office:value-type="float" office:value="149330.967741935">
                <text:p>149330.9677419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046.4516129032">
                <text:p>13046.4516129032</text:p>
              </table:table-cell>
              <table:table-cell office:value-type="float" office:value="6275.35483870968">
                <text:p>6275.35483870968</text:p>
              </table:table-cell>
              <table:table-cell office:value-type="float" office:value="127867.096774194">
                <text:p>127867.096774194</text:p>
              </table:table-cell>
              <table:table-cell office:value-type="float" office:value="136695.225806452">
                <text:p>136695.2258064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857.41935483871">
                <text:p>5857.41935483871</text:p>
              </table:table-cell>
              <table:table-cell office:value-type="float" office:value="9568.64516129032">
                <text:p>9568.64516129032</text:p>
              </table:table-cell>
              <table:table-cell office:value-type="float" office:value="127689.032258065">
                <text:p>127689.032258065</text:p>
              </table:table-cell>
              <table:table-cell office:value-type="float" office:value="131240.516129032">
                <text:p>131240.51612903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470.8387096774">
                <text:p>11470.8387096774</text:p>
              </table:table-cell>
              <table:table-cell office:value-type="float" office:value="9723.74193548387">
                <text:p>9723.74193548387</text:p>
              </table:table-cell>
              <table:table-cell office:value-type="float" office:value="127950.967741935">
                <text:p>127950.967741935</text:p>
              </table:table-cell>
              <table:table-cell office:value-type="float" office:value="131535.612903226">
                <text:p>131535.61290322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876.5161290323">
                <text:p>12876.5161290323</text:p>
              </table:table-cell>
              <table:table-cell office:value-type="float" office:value="6288.77419354839">
                <text:p>6288.77419354839</text:p>
              </table:table-cell>
              <table:table-cell office:value-type="float" office:value="127619.35483871">
                <text:p>127619.35483871</text:p>
              </table:table-cell>
              <table:table-cell office:value-type="float" office:value="135479.870967742">
                <text:p>135479.8709677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2599.7419354839">
                <text:p>22599.7419354839</text:p>
              </table:table-cell>
              <table:table-cell office:value-type="float" office:value="14891.8709677419">
                <text:p>14891.8709677419</text:p>
              </table:table-cell>
              <table:table-cell office:value-type="float" office:value="127366.451612903">
                <text:p>127366.451612903</text:p>
              </table:table-cell>
              <table:table-cell office:value-type="float" office:value="140540.129032258">
                <text:p>140540.12903225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057.6774193548">
                <text:p>12057.6774193548</text:p>
              </table:table-cell>
              <table:table-cell office:value-type="float" office:value="13938.9677419355">
                <text:p>13938.9677419355</text:p>
              </table:table-cell>
              <table:table-cell office:value-type="float" office:value="127797.419354839">
                <text:p>127797.419354839</text:p>
              </table:table-cell>
              <table:table-cell office:value-type="float" office:value="160766.193548387">
                <text:p>160766.1935483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181.8064516129">
                <text:p>18181.8064516129</text:p>
              </table:table-cell>
              <table:table-cell office:value-type="float" office:value="19398.7096774194">
                <text:p>19398.7096774194</text:p>
              </table:table-cell>
              <table:table-cell office:value-type="float" office:value="127440">
                <text:p>127440</text:p>
              </table:table-cell>
              <table:table-cell office:value-type="float" office:value="176362.451612903">
                <text:p>176362.4516129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630.5806451613">
                <text:p>15630.5806451613</text:p>
              </table:table-cell>
              <table:table-cell office:value-type="float" office:value="15683.4838709677">
                <text:p>15683.4838709677</text:p>
              </table:table-cell>
              <table:table-cell office:value-type="float" office:value="127710.967741935">
                <text:p>127710.967741935</text:p>
              </table:table-cell>
              <table:table-cell office:value-type="float" office:value="186011.096774194">
                <text:p>186011.09677419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042.1935483871">
                <text:p>16042.1935483871</text:p>
              </table:table-cell>
              <table:table-cell office:value-type="float" office:value="20059.2258064516">
                <text:p>20059.2258064516</text:p>
              </table:table-cell>
              <table:table-cell office:value-type="float" office:value="127668.387096774">
                <text:p>127668.387096774</text:p>
              </table:table-cell>
              <table:table-cell office:value-type="float" office:value="185867.483870968">
                <text:p>185867.48387096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234.9677419355">
                <text:p>11234.9677419355</text:p>
              </table:table-cell>
              <table:table-cell office:value-type="float" office:value="13392.9032258065">
                <text:p>13392.9032258065</text:p>
              </table:table-cell>
              <table:table-cell office:value-type="float" office:value="127779.35483871">
                <text:p>127779.35483871</text:p>
              </table:table-cell>
              <table:table-cell office:value-type="float" office:value="175715.741935484">
                <text:p>175715.7419354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6058.8387096774">
                <text:p>16058.8387096774</text:p>
              </table:table-cell>
              <table:table-cell office:value-type="float" office:value="18753.935483871">
                <text:p>18753.935483871</text:p>
              </table:table-cell>
              <table:table-cell office:value-type="float" office:value="127509.677419355">
                <text:p>127509.677419355</text:p>
              </table:table-cell>
              <table:table-cell office:value-type="float" office:value="175332.129032258">
                <text:p>175332.12903225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578.83870967742">
                <text:p>9578.83870967742</text:p>
              </table:table-cell>
              <table:table-cell office:value-type="float" office:value="7937.41935483871">
                <text:p>7937.41935483871</text:p>
              </table:table-cell>
              <table:table-cell office:value-type="float" office:value="127816.774193548">
                <text:p>127816.774193548</text:p>
              </table:table-cell>
              <table:table-cell office:value-type="float" office:value="168281.419354839">
                <text:p>168281.41935483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665.8064516129">
                <text:p>9665.8064516129</text:p>
              </table:table-cell>
              <table:table-cell office:value-type="float" office:value="14706.3225806452">
                <text:p>14706.3225806452</text:p>
              </table:table-cell>
              <table:table-cell office:value-type="float" office:value="127845.161290323">
                <text:p>127845.161290323</text:p>
              </table:table-cell>
              <table:table-cell office:value-type="float" office:value="158870.709677419">
                <text:p>158870.7096774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985.5483870968">
                <text:p>10985.5483870968</text:p>
              </table:table-cell>
              <table:table-cell office:value-type="float" office:value="10328.3870967742">
                <text:p>10328.3870967742</text:p>
              </table:table-cell>
              <table:table-cell office:value-type="float" office:value="127691.612903226">
                <text:p>127691.612903226</text:p>
              </table:table-cell>
              <table:table-cell office:value-type="float" office:value="143152.258064516">
                <text:p>143152.2580645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218.32258064516">
                <text:p>6218.32258064516</text:p>
              </table:table-cell>
              <table:table-cell office:value-type="float" office:value="11322.4516129032">
                <text:p>11322.4516129032</text:p>
              </table:table-cell>
              <table:table-cell office:value-type="float" office:value="127896.774193548">
                <text:p>127896.774193548</text:p>
              </table:table-cell>
              <table:table-cell office:value-type="float" office:value="144339.096774194">
                <text:p>144339.0967741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298.8387096774">
                <text:p>17298.8387096774</text:p>
              </table:table-cell>
              <table:table-cell office:value-type="float" office:value="9539.09677419355">
                <text:p>9539.09677419355</text:p>
              </table:table-cell>
              <table:table-cell office:value-type="float" office:value="127603.870967742">
                <text:p>127603.870967742</text:p>
              </table:table-cell>
              <table:table-cell office:value-type="float" office:value="143692.258064516">
                <text:p>143692.25806451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338.5806451613">
                <text:p>17338.5806451613</text:p>
              </table:table-cell>
              <table:table-cell office:value-type="float" office:value="12179.2258064516">
                <text:p>12179.2258064516</text:p>
              </table:table-cell>
              <table:table-cell office:value-type="float" office:value="127492.903225806">
                <text:p>127492.903225806</text:p>
              </table:table-cell>
              <table:table-cell office:value-type="float" office:value="137241.161290323">
                <text:p>137241.16129032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8855.6129032258">
                <text:p>18855.6129032258</text:p>
              </table:table-cell>
              <table:table-cell office:value-type="float" office:value="12706.7096774194">
                <text:p>12706.7096774194</text:p>
              </table:table-cell>
              <table:table-cell office:value-type="float" office:value="127375.483870968">
                <text:p>127375.483870968</text:p>
              </table:table-cell>
              <table:table-cell office:value-type="float" office:value="133199.225806452">
                <text:p>133199.2258064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098.064516129">
                <text:p>19098.064516129</text:p>
              </table:table-cell>
              <table:table-cell office:value-type="float" office:value="21645.2903225806">
                <text:p>21645.2903225806</text:p>
              </table:table-cell>
              <table:table-cell office:value-type="float" office:value="127614.193548387">
                <text:p>127614.193548387</text:p>
              </table:table-cell>
              <table:table-cell office:value-type="float" office:value="140566.322580645">
                <text:p>140566.32258064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6026.3225806452">
                <text:p>16026.3225806452</text:p>
              </table:table-cell>
              <table:table-cell office:value-type="float" office:value="19153.4193548387">
                <text:p>19153.4193548387</text:p>
              </table:table-cell>
              <table:table-cell office:value-type="float" office:value="127545.806451613">
                <text:p>127545.806451613</text:p>
              </table:table-cell>
              <table:table-cell office:value-type="float" office:value="155760.258064516">
                <text:p>155760.25806451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0650.7096774194">
                <text:p>20650.7096774194</text:p>
              </table:table-cell>
              <table:table-cell office:value-type="float" office:value="10928.1290322581">
                <text:p>10928.1290322581</text:p>
              </table:table-cell>
              <table:table-cell office:value-type="float" office:value="127477.419354839">
                <text:p>127477.419354839</text:p>
              </table:table-cell>
              <table:table-cell office:value-type="float" office:value="156987.612903226">
                <text:p>156987.61290322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7686.7096774194">
                <text:p>17686.7096774194</text:p>
              </table:table-cell>
              <table:table-cell office:value-type="float" office:value="18507.0967741936">
                <text:p>18507.0967741936</text:p>
              </table:table-cell>
              <table:table-cell office:value-type="float" office:value="127531.612903226">
                <text:p>127531.612903226</text:p>
              </table:table-cell>
              <table:table-cell office:value-type="float" office:value="174426.580645161">
                <text:p>174426.58064516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566.7096774194">
                <text:p>14566.7096774194</text:p>
              </table:table-cell>
              <table:table-cell office:value-type="float" office:value="19970.9677419355">
                <text:p>19970.9677419355</text:p>
              </table:table-cell>
              <table:table-cell office:value-type="float" office:value="127891.612903226">
                <text:p>127891.612903226</text:p>
              </table:table-cell>
              <table:table-cell office:value-type="float" office:value="181312">
                <text:p>18131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1832.3870967742">
                <text:p>21832.3870967742</text:p>
              </table:table-cell>
              <table:table-cell office:value-type="float" office:value="24064.9032258064">
                <text:p>24064.9032258064</text:p>
              </table:table-cell>
              <table:table-cell office:value-type="float" office:value="127353.548387097">
                <text:p>127353.548387097</text:p>
              </table:table-cell>
              <table:table-cell office:value-type="float" office:value="186817.032258065">
                <text:p>186817.03225806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915.6129032258">
                <text:p>14915.6129032258</text:p>
              </table:table-cell>
              <table:table-cell office:value-type="float" office:value="18142.4516129032">
                <text:p>18142.4516129032</text:p>
              </table:table-cell>
              <table:table-cell office:value-type="float" office:value="127845.161290323">
                <text:p>127845.161290323</text:p>
              </table:table-cell>
              <table:table-cell office:value-type="float" office:value="187846.838709677">
                <text:p>187846.83870967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6113.6774193548">
                <text:p>16113.6774193548</text:p>
              </table:table-cell>
              <table:table-cell office:value-type="float" office:value="15208.6451612903">
                <text:p>15208.6451612903</text:p>
              </table:table-cell>
              <table:table-cell office:value-type="float" office:value="127507.096774194">
                <text:p>127507.096774194</text:p>
              </table:table-cell>
              <table:table-cell office:value-type="float" office:value="182908.774193548">
                <text:p>182908.7741935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1593.935483871">
                <text:p>21593.935483871</text:p>
              </table:table-cell>
              <table:table-cell office:value-type="float" office:value="14375.8709677419">
                <text:p>14375.8709677419</text:p>
              </table:table-cell>
              <table:table-cell office:value-type="float" office:value="127581.935483871">
                <text:p>127581.935483871</text:p>
              </table:table-cell>
              <table:table-cell office:value-type="float" office:value="187327.483870968">
                <text:p>187327.48387096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6985.0322580645">
                <text:p>16985.0322580645</text:p>
              </table:table-cell>
              <table:table-cell office:value-type="float" office:value="20689.8064516129">
                <text:p>20689.8064516129</text:p>
              </table:table-cell>
              <table:table-cell office:value-type="float" office:value="127521.290322581">
                <text:p>127521.290322581</text:p>
              </table:table-cell>
              <table:table-cell office:value-type="float" office:value="187581.290322581">
                <text:p>187581.2903225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890.3225806452">
                <text:p>13890.3225806452</text:p>
              </table:table-cell>
              <table:table-cell office:value-type="float" office:value="18140">
                <text:p>18140</text:p>
              </table:table-cell>
              <table:table-cell office:value-type="float" office:value="127899.35483871">
                <text:p>127899.35483871</text:p>
              </table:table-cell>
              <table:table-cell office:value-type="float" office:value="191278.193548387">
                <text:p>191278.1935483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0528.7741935484">
                <text:p>10528.7741935484</text:p>
              </table:table-cell>
              <table:table-cell office:value-type="float" office:value="11002.064516129">
                <text:p>11002.064516129</text:p>
              </table:table-cell>
              <table:table-cell office:value-type="float" office:value="127726.451612903">
                <text:p>127726.451612903</text:p>
              </table:table-cell>
              <table:table-cell office:value-type="float" office:value="194472.516129032">
                <text:p>194472.51612903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9078.064516129">
                <text:p>19078.064516129</text:p>
              </table:table-cell>
              <table:table-cell office:value-type="float" office:value="15604.7741935484">
                <text:p>15604.7741935484</text:p>
              </table:table-cell>
              <table:table-cell office:value-type="float" office:value="127630.967741935">
                <text:p>127630.967741935</text:p>
              </table:table-cell>
              <table:table-cell office:value-type="float" office:value="197022.709677419">
                <text:p>197022.70967741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053.8064516129">
                <text:p>15053.8064516129</text:p>
              </table:table-cell>
              <table:table-cell office:value-type="float" office:value="15690.3225806452">
                <text:p>15690.3225806452</text:p>
              </table:table-cell>
              <table:table-cell office:value-type="float" office:value="127633.548387097">
                <text:p>127633.548387097</text:p>
              </table:table-cell>
              <table:table-cell office:value-type="float" office:value="193517.677419355">
                <text:p>193517.67741935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384.2580645161">
                <text:p>10384.2580645161</text:p>
              </table:table-cell>
              <table:table-cell office:value-type="float" office:value="17695.0967741935">
                <text:p>17695.0967741935</text:p>
              </table:table-cell>
              <table:table-cell office:value-type="float" office:value="127900.64516129">
                <text:p>127900.64516129</text:p>
              </table:table-cell>
              <table:table-cell office:value-type="float" office:value="186278.580645161">
                <text:p>186278.58064516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846.4516129032">
                <text:p>13846.4516129032</text:p>
              </table:table-cell>
              <table:table-cell office:value-type="float" office:value="15982.7096774194">
                <text:p>15982.7096774194</text:p>
              </table:table-cell>
              <table:table-cell office:value-type="float" office:value="127682.580645161">
                <text:p>127682.580645161</text:p>
              </table:table-cell>
              <table:table-cell office:value-type="float" office:value="177419.870967742">
                <text:p>177419.87096774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458.4516129032">
                <text:p>21458.4516129032</text:p>
              </table:table-cell>
              <table:table-cell office:value-type="float" office:value="8954.96774193548">
                <text:p>8954.96774193548</text:p>
              </table:table-cell>
              <table:table-cell office:value-type="float" office:value="127516.129032258">
                <text:p>127516.129032258</text:p>
              </table:table-cell>
              <table:table-cell office:value-type="float" office:value="169473.032258065">
                <text:p>169473.03225806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4667.6129032258">
                <text:p>14667.6129032258</text:p>
              </table:table-cell>
              <table:table-cell office:value-type="float" office:value="19836">
                <text:p>19836</text:p>
              </table:table-cell>
              <table:table-cell office:value-type="float" office:value="127887.741935484">
                <text:p>127887.741935484</text:p>
              </table:table-cell>
              <table:table-cell office:value-type="float" office:value="167133.677419355">
                <text:p>167133.6774193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0790.8387096774">
                <text:p>10790.8387096774</text:p>
              </table:table-cell>
              <table:table-cell office:value-type="float" office:value="18925.2903225806">
                <text:p>18925.2903225806</text:p>
              </table:table-cell>
              <table:table-cell office:value-type="float" office:value="127772.903225806">
                <text:p>127772.903225806</text:p>
              </table:table-cell>
              <table:table-cell office:value-type="float" office:value="167812.387096774">
                <text:p>167812.38709677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4235.0967741936">
                <text:p>14235.0967741936</text:p>
              </table:table-cell>
              <table:table-cell office:value-type="float" office:value="8282.06451612903">
                <text:p>8282.06451612903</text:p>
              </table:table-cell>
              <table:table-cell office:value-type="float" office:value="127828.387096774">
                <text:p>127828.387096774</text:p>
              </table:table-cell>
              <table:table-cell office:value-type="float" office:value="163294.709677419">
                <text:p>163294.7096774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530.3225806452">
                <text:p>11530.3225806452</text:p>
              </table:table-cell>
              <table:table-cell office:value-type="float" office:value="8278.06451612903">
                <text:p>8278.06451612903</text:p>
              </table:table-cell>
              <table:table-cell office:value-type="float" office:value="127843.870967742">
                <text:p>127843.870967742</text:p>
              </table:table-cell>
              <table:table-cell office:value-type="float" office:value="169605.161290323">
                <text:p>169605.16129032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375.2258064516">
                <text:p>10375.2258064516</text:p>
              </table:table-cell>
              <table:table-cell office:value-type="float" office:value="19509.5483870968">
                <text:p>19509.5483870968</text:p>
              </table:table-cell>
              <table:table-cell office:value-type="float" office:value="127745.806451613">
                <text:p>127745.806451613</text:p>
              </table:table-cell>
              <table:table-cell office:value-type="float" office:value="165627.870967742">
                <text:p>165627.8709677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4009.6774193548">
                <text:p>14009.6774193548</text:p>
              </table:table-cell>
              <table:table-cell office:value-type="float" office:value="15534.1935483871">
                <text:p>15534.1935483871</text:p>
              </table:table-cell>
              <table:table-cell office:value-type="float" office:value="127581.935483871">
                <text:p>127581.935483871</text:p>
              </table:table-cell>
              <table:table-cell office:value-type="float" office:value="155835.483870968">
                <text:p>155835.48387096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5173.935483871">
                <text:p>15173.935483871</text:p>
              </table:table-cell>
              <table:table-cell office:value-type="float" office:value="16730.3225806452">
                <text:p>16730.3225806452</text:p>
              </table:table-cell>
              <table:table-cell office:value-type="float" office:value="127530.322580645">
                <text:p>127530.322580645</text:p>
              </table:table-cell>
              <table:table-cell office:value-type="float" office:value="150831.870967742">
                <text:p>150831.87096774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9840">
                <text:p>29840</text:p>
              </table:table-cell>
              <table:table-cell office:value-type="float" office:value="13413.1612903226">
                <text:p>13413.1612903226</text:p>
              </table:table-cell>
              <table:table-cell office:value-type="float" office:value="127540.64516129">
                <text:p>127540.64516129</text:p>
              </table:table-cell>
              <table:table-cell office:value-type="float" office:value="165157.548387097">
                <text:p>165157.54838709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9878.5806451613">
                <text:p>29878.5806451613</text:p>
              </table:table-cell>
              <table:table-cell office:value-type="float" office:value="19385.5483870968">
                <text:p>19385.5483870968</text:p>
              </table:table-cell>
              <table:table-cell office:value-type="float" office:value="127254.193548387">
                <text:p>127254.193548387</text:p>
              </table:table-cell>
              <table:table-cell office:value-type="float" office:value="169101.935483871">
                <text:p>169101.93548387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148.9032258065">
                <text:p>18148.9032258065</text:p>
              </table:table-cell>
              <table:table-cell office:value-type="float" office:value="31933.4193548387">
                <text:p>31933.4193548387</text:p>
              </table:table-cell>
              <table:table-cell office:value-type="float" office:value="127823.225806452">
                <text:p>127823.225806452</text:p>
              </table:table-cell>
              <table:table-cell office:value-type="float" office:value="163070.838709677">
                <text:p>163070.83870967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180.7741935484">
                <text:p>20180.7741935484</text:p>
              </table:table-cell>
              <table:table-cell office:value-type="float" office:value="21939.7419354839">
                <text:p>21939.7419354839</text:p>
              </table:table-cell>
              <table:table-cell office:value-type="float" office:value="127489.032258065">
                <text:p>127489.032258065</text:p>
              </table:table-cell>
              <table:table-cell office:value-type="float" office:value="161362.064516129">
                <text:p>161362.0645161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7500.9032258065">
                <text:p>17500.9032258065</text:p>
              </table:table-cell>
              <table:table-cell office:value-type="float" office:value="14480.2580645161">
                <text:p>14480.2580645161</text:p>
              </table:table-cell>
              <table:table-cell office:value-type="float" office:value="127909.677419355">
                <text:p>127909.677419355</text:p>
              </table:table-cell>
              <table:table-cell office:value-type="float" office:value="167781.548387097">
                <text:p>167781.54838709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5399.7419354839">
                <text:p>15399.7419354839</text:p>
              </table:table-cell>
              <table:table-cell office:value-type="float" office:value="21401.5483870968">
                <text:p>21401.5483870968</text:p>
              </table:table-cell>
              <table:table-cell office:value-type="float" office:value="127513.548387097">
                <text:p>127513.548387097</text:p>
              </table:table-cell>
              <table:table-cell office:value-type="float" office:value="174856.903225806">
                <text:p>174856.9032258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330.064516129">
                <text:p>15330.064516129</text:p>
              </table:table-cell>
              <table:table-cell office:value-type="float" office:value="18673.935483871">
                <text:p>18673.935483871</text:p>
              </table:table-cell>
              <table:table-cell office:value-type="float" office:value="127603.870967742">
                <text:p>127603.870967742</text:p>
              </table:table-cell>
              <table:table-cell office:value-type="float" office:value="176745.290322581">
                <text:p>176745.29032258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1579.4838709677">
                <text:p>21579.4838709677</text:p>
              </table:table-cell>
              <table:table-cell office:value-type="float" office:value="22602.1935483871">
                <text:p>22602.1935483871</text:p>
              </table:table-cell>
              <table:table-cell office:value-type="float" office:value="127485.161290323">
                <text:p>127485.161290323</text:p>
              </table:table-cell>
              <table:table-cell office:value-type="float" office:value="183732.774193548">
                <text:p>183732.7741935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0879.0967741935">
                <text:p>20879.0967741935</text:p>
              </table:table-cell>
              <table:table-cell office:value-type="float" office:value="17344.3870967742">
                <text:p>17344.3870967742</text:p>
              </table:table-cell>
              <table:table-cell office:value-type="float" office:value="127554.838709677">
                <text:p>127554.838709677</text:p>
              </table:table-cell>
              <table:table-cell office:value-type="float" office:value="194142.322580645">
                <text:p>194142.3225806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5332.6451612903">
                <text:p>25332.6451612903</text:p>
              </table:table-cell>
              <table:table-cell office:value-type="float" office:value="10774.4516129032">
                <text:p>10774.4516129032</text:p>
              </table:table-cell>
              <table:table-cell office:value-type="float" office:value="127480">
                <text:p>127480</text:p>
              </table:table-cell>
              <table:table-cell office:value-type="float" office:value="195348.64516129">
                <text:p>195348.6451612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7631.6129032258">
                <text:p>17631.6129032258</text:p>
              </table:table-cell>
              <table:table-cell office:value-type="float" office:value="31293.935483871">
                <text:p>31293.935483871</text:p>
              </table:table-cell>
              <table:table-cell office:value-type="float" office:value="127654.193548387">
                <text:p>127654.193548387</text:p>
              </table:table-cell>
              <table:table-cell office:value-type="float" office:value="187642.709677419">
                <text:p>187642.70967741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212">
                <text:p>10212</text:p>
              </table:table-cell>
              <table:table-cell office:value-type="float" office:value="17617.6774193548">
                <text:p>17617.6774193548</text:p>
              </table:table-cell>
              <table:table-cell office:value-type="float" office:value="128006.451612903">
                <text:p>128006.451612903</text:p>
              </table:table-cell>
              <table:table-cell office:value-type="float" office:value="187595.35483871">
                <text:p>187595.3548387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1514.064516129">
                <text:p>21514.064516129</text:p>
              </table:table-cell>
              <table:table-cell office:value-type="float" office:value="17866.5806451613">
                <text:p>17866.5806451613</text:p>
              </table:table-cell>
              <table:table-cell office:value-type="float" office:value="127495.483870968">
                <text:p>127495.483870968</text:p>
              </table:table-cell>
              <table:table-cell office:value-type="float" office:value="187705.161290323">
                <text:p>187705.1612903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927.09677419355">
                <text:p>8927.09677419355</text:p>
              </table:table-cell>
              <table:table-cell office:value-type="float" office:value="10028.3870967742">
                <text:p>10028.3870967742</text:p>
              </table:table-cell>
              <table:table-cell office:value-type="float" office:value="127921.290322581">
                <text:p>127921.290322581</text:p>
              </table:table-cell>
              <table:table-cell office:value-type="float" office:value="188051.870967742">
                <text:p>188051.87096774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1592">
                <text:p>21592</text:p>
              </table:table-cell>
              <table:table-cell office:value-type="float" office:value="21348.5161290323">
                <text:p>21348.5161290323</text:p>
              </table:table-cell>
              <table:table-cell office:value-type="float" office:value="127132.903225806">
                <text:p>127132.903225806</text:p>
              </table:table-cell>
              <table:table-cell office:value-type="float" office:value="184643.870967742">
                <text:p>184643.87096774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3646.064516129">
                <text:p>13646.064516129</text:p>
              </table:table-cell>
              <table:table-cell office:value-type="float" office:value="10554.7096774194">
                <text:p>10554.7096774194</text:p>
              </table:table-cell>
              <table:table-cell office:value-type="float" office:value="127965.161290323">
                <text:p>127965.161290323</text:p>
              </table:table-cell>
              <table:table-cell office:value-type="float" office:value="181959.096774194">
                <text:p>181959.0967741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931.2258064516">
                <text:p>15931.2258064516</text:p>
              </table:table-cell>
              <table:table-cell office:value-type="float" office:value="19887.4838709677">
                <text:p>19887.4838709677</text:p>
              </table:table-cell>
              <table:table-cell office:value-type="float" office:value="127557.419354839">
                <text:p>127557.419354839</text:p>
              </table:table-cell>
              <table:table-cell office:value-type="float" office:value="187789.548387097">
                <text:p>187789.54838709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047.7419354839">
                <text:p>15047.7419354839</text:p>
              </table:table-cell>
              <table:table-cell office:value-type="float" office:value="8974.45161290323">
                <text:p>8974.45161290323</text:p>
              </table:table-cell>
              <table:table-cell office:value-type="float" office:value="127766.451612903">
                <text:p>127766.451612903</text:p>
              </table:table-cell>
              <table:table-cell office:value-type="float" office:value="181171.741935484">
                <text:p>181171.74193548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6061.1612903226">
                <text:p>16061.1612903226</text:p>
              </table:table-cell>
              <table:table-cell office:value-type="float" office:value="18123.6129032258">
                <text:p>18123.6129032258</text:p>
              </table:table-cell>
              <table:table-cell office:value-type="float" office:value="127882.580645161">
                <text:p>127882.580645161</text:p>
              </table:table-cell>
              <table:table-cell office:value-type="float" office:value="175567.35483871">
                <text:p>175567.3548387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0732.1290322581">
                <text:p>10732.1290322581</text:p>
              </table:table-cell>
              <table:table-cell office:value-type="float" office:value="13406.7096774194">
                <text:p>13406.7096774194</text:p>
              </table:table-cell>
              <table:table-cell office:value-type="float" office:value="127748.387096774">
                <text:p>127748.387096774</text:p>
              </table:table-cell>
              <table:table-cell office:value-type="float" office:value="172813.161290323">
                <text:p>172813.16129032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715.8709677419">
                <text:p>24715.8709677419</text:p>
              </table:table-cell>
              <table:table-cell office:value-type="float" office:value="21702.9677419355">
                <text:p>21702.9677419355</text:p>
              </table:table-cell>
              <table:table-cell office:value-type="float" office:value="127445.161290323">
                <text:p>127445.161290323</text:p>
              </table:table-cell>
              <table:table-cell office:value-type="float" office:value="169224">
                <text:p>16922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8757.2903225806">
                <text:p>18757.2903225806</text:p>
              </table:table-cell>
              <table:table-cell office:value-type="float" office:value="13391.0967741936">
                <text:p>13391.0967741936</text:p>
              </table:table-cell>
              <table:table-cell office:value-type="float" office:value="127565.161290323">
                <text:p>127565.161290323</text:p>
              </table:table-cell>
              <table:table-cell office:value-type="float" office:value="169169.935483871">
                <text:p>169169.93548387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1547.2258064516">
                <text:p>21547.2258064516</text:p>
              </table:table-cell>
              <table:table-cell office:value-type="float" office:value="18771.6129032258">
                <text:p>18771.6129032258</text:p>
              </table:table-cell>
              <table:table-cell office:value-type="float" office:value="127634.838709677">
                <text:p>127634.838709677</text:p>
              </table:table-cell>
              <table:table-cell office:value-type="float" office:value="166301.806451613">
                <text:p>166301.80645161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5620.7741935484">
                <text:p>25620.7741935484</text:p>
              </table:table-cell>
              <table:table-cell office:value-type="float" office:value="16596.6451612903">
                <text:p>16596.6451612903</text:p>
              </table:table-cell>
              <table:table-cell office:value-type="float" office:value="127378.064516129">
                <text:p>127378.064516129</text:p>
              </table:table-cell>
              <table:table-cell office:value-type="float" office:value="163785.548387097">
                <text:p>163785.54838709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4210.7096774194">
                <text:p>24210.7096774194</text:p>
              </table:table-cell>
              <table:table-cell office:value-type="float" office:value="24460.6451612903">
                <text:p>24460.6451612903</text:p>
              </table:table-cell>
              <table:table-cell office:value-type="float" office:value="127692.903225806">
                <text:p>127692.903225806</text:p>
              </table:table-cell>
              <table:table-cell office:value-type="float" office:value="153180.516129032">
                <text:p>153180.51612903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7665.5483870968">
                <text:p>17665.5483870968</text:p>
              </table:table-cell>
              <table:table-cell office:value-type="float" office:value="17480.2580645161">
                <text:p>17480.2580645161</text:p>
              </table:table-cell>
              <table:table-cell office:value-type="float" office:value="127788.387096774">
                <text:p>127788.387096774</text:p>
              </table:table-cell>
              <table:table-cell office:value-type="float" office:value="154098.709677419">
                <text:p>154098.7096774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032">
                <text:p>29032</text:p>
              </table:table-cell>
              <table:table-cell office:value-type="float" office:value="27389.6774193548">
                <text:p>27389.6774193548</text:p>
              </table:table-cell>
              <table:table-cell office:value-type="float" office:value="127296.774193548">
                <text:p>127296.774193548</text:p>
              </table:table-cell>
              <table:table-cell office:value-type="float" office:value="157804">
                <text:p>15780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8206.3225806452">
                <text:p>18206.3225806452</text:p>
              </table:table-cell>
              <table:table-cell office:value-type="float" office:value="25517.0322580645">
                <text:p>25517.0322580645</text:p>
              </table:table-cell>
              <table:table-cell office:value-type="float" office:value="127652.903225806">
                <text:p>127652.903225806</text:p>
              </table:table-cell>
              <table:table-cell office:value-type="float" office:value="149711.483870968">
                <text:p>149711.48387096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8422.9677419355">
                <text:p>28422.9677419355</text:p>
              </table:table-cell>
              <table:table-cell office:value-type="float" office:value="30340.2580645161">
                <text:p>30340.2580645161</text:p>
              </table:table-cell>
              <table:table-cell office:value-type="float" office:value="126504.516129032">
                <text:p>126504.516129032</text:p>
              </table:table-cell>
              <table:table-cell office:value-type="float" office:value="137322.322580645">
                <text:p>137322.32258064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8611.2258064516">
                <text:p>18611.2258064516</text:p>
              </table:table-cell>
              <table:table-cell office:value-type="float" office:value="15775.2258064516">
                <text:p>15775.2258064516</text:p>
              </table:table-cell>
              <table:table-cell office:value-type="float" office:value="127412.903225806">
                <text:p>127412.903225806</text:p>
              </table:table-cell>
              <table:table-cell office:value-type="float" office:value="143955.225806452">
                <text:p>143955.22580645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5391.4838709677">
                <text:p>25391.4838709677</text:p>
              </table:table-cell>
              <table:table-cell office:value-type="float" office:value="25414.9677419355">
                <text:p>25414.9677419355</text:p>
              </table:table-cell>
              <table:table-cell office:value-type="float" office:value="127095.483870968">
                <text:p>127095.483870968</text:p>
              </table:table-cell>
              <table:table-cell office:value-type="float" office:value="150481.032258065">
                <text:p>150481.03225806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6747.3548387097">
                <text:p>36747.3548387097</text:p>
              </table:table-cell>
              <table:table-cell office:value-type="float" office:value="17055.6129032258">
                <text:p>17055.6129032258</text:p>
              </table:table-cell>
              <table:table-cell office:value-type="float" office:value="127576.774193548">
                <text:p>127576.774193548</text:p>
              </table:table-cell>
              <table:table-cell office:value-type="float" office:value="148921.677419355">
                <text:p>148921.67741935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130.4516129032">
                <text:p>10130.4516129032</text:p>
              </table:table-cell>
              <table:table-cell office:value-type="float" office:value="34204.5161290323">
                <text:p>34204.5161290323</text:p>
              </table:table-cell>
              <table:table-cell office:value-type="float" office:value="128010.322580645">
                <text:p>128010.322580645</text:p>
              </table:table-cell>
              <table:table-cell office:value-type="float" office:value="133636.258064516">
                <text:p>133636.25806451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3520.3870967742">
                <text:p>13520.3870967742</text:p>
              </table:table-cell>
              <table:table-cell office:value-type="float" office:value="29143.8709677419">
                <text:p>29143.8709677419</text:p>
              </table:table-cell>
              <table:table-cell office:value-type="float" office:value="126954.838709677">
                <text:p>126954.838709677</text:p>
              </table:table-cell>
              <table:table-cell office:value-type="float" office:value="98801.0322580645">
                <text:p>98801.032258064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3184.2580645161">
                <text:p>23184.2580645161</text:p>
              </table:table-cell>
              <table:table-cell office:value-type="float" office:value="8749.03225806452">
                <text:p>8749.03225806452</text:p>
              </table:table-cell>
              <table:table-cell office:value-type="float" office:value="118353.548387097">
                <text:p>118353.548387097</text:p>
              </table:table-cell>
              <table:table-cell office:value-type="float" office:value="32365.4193548387">
                <text:p>32365.419354838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0783.2258064516">
                <text:p>20783.2258064516</text:p>
              </table:table-cell>
              <table:table-cell office:value-type="float" office:value="18831.0967741936">
                <text:p>18831.0967741936</text:p>
              </table:table-cell>
              <table:table-cell office:value-type="float" office:value="107518.709677419">
                <text:p>107518.709677419</text:p>
              </table:table-cell>
              <table:table-cell office:value-type="float" office:value="5852.51612903226">
                <text:p>5852.5161290322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398.064516129">
                <text:p>16398.064516129</text:p>
              </table:table-cell>
              <table:table-cell office:value-type="float" office:value="26778.3225806452">
                <text:p>26778.3225806452</text:p>
              </table:table-cell>
              <table:table-cell office:value-type="float" office:value="92356.1290322581">
                <text:p>92356.1290322581</text:p>
              </table:table-cell>
              <table:table-cell office:value-type="float" office:value="4168.12903225806">
                <text:p>4168.1290322580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6080.3870967742">
                <text:p>26080.3870967742</text:p>
              </table:table-cell>
              <table:table-cell office:value-type="float" office:value="22850.8387096774">
                <text:p>22850.8387096774</text:p>
              </table:table-cell>
              <table:table-cell office:value-type="float" office:value="76203.8709677419">
                <text:p>76203.8709677419</text:p>
              </table:table-cell>
              <table:table-cell office:value-type="float" office:value="3836.77419354839">
                <text:p>3836.7741935483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350.1935483871">
                <text:p>10350.1935483871</text:p>
              </table:table-cell>
              <table:table-cell office:value-type="float" office:value="13784.6451612903">
                <text:p>13784.6451612903</text:p>
              </table:table-cell>
              <table:table-cell office:value-type="float" office:value="59983.2258064516">
                <text:p>59983.2258064516</text:p>
              </table:table-cell>
              <table:table-cell office:value-type="float" office:value="3249.03225806452">
                <text:p>3249.0322580645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1143.7419354839">
                <text:p>11143.7419354839</text:p>
              </table:table-cell>
              <table:table-cell office:value-type="float" office:value="16589.2903225806">
                <text:p>16589.2903225806</text:p>
              </table:table-cell>
              <table:table-cell office:value-type="float" office:value="53416.7741935484">
                <text:p>53416.7741935484</text:p>
              </table:table-cell>
              <table:table-cell office:value-type="float" office:value="2769.8064516129">
                <text:p>2769.806451612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002.96774193548">
                <text:p>6002.96774193548</text:p>
              </table:table-cell>
              <table:table-cell office:value-type="float" office:value="9609.67741935484">
                <text:p>9609.67741935484</text:p>
              </table:table-cell>
              <table:table-cell office:value-type="float" office:value="14307.0967741935">
                <text:p>14307.0967741935</text:p>
              </table:table-cell>
              <table:table-cell office:value-type="float" office:value="1838.70967741936">
                <text:p>1838.7096774193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5.4193548387097">
                <text:p>85.4193548387097</text:p>
              </table:table-cell>
              <table:table-cell office:value-type="float" office:value="12539.8709677419">
                <text:p>12539.8709677419</text:p>
              </table:table-cell>
              <table:table-cell office:value-type="float" office:value="0">
                <text:p>0</text:p>
              </table:table-cell>
              <table:table-cell office:value-type="float" office:value="1489.41935483871">
                <text:p>1489.4193548387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2937.54838709677">
                <text:p>2937.54838709677</text:p>
              </table:table-cell>
              <table:table-cell office:value-type="float" office:value="0">
                <text:p>0</text:p>
              </table:table-cell>
              <table:table-cell office:value-type="float" office:value="302.064516129032">
                <text:p>302.06451612903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.80645161290323">
                <text:p>1.80645161290323</text:p>
              </table:table-cell>
              <table:table-cell office:value-type="float" office:value="0">
                <text:p>0</text:p>
              </table:table-cell>
              <table:table-cell office:value-type="float" office:value="1.80645161290323">
                <text:p>1.8064516129032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.80645161290323">
                <text:p>1.80645161290323</text:p>
              </table:table-cell>
              <table:table-cell office:value-type="float" office:value="0">
                <text:p>0</text:p>
              </table:table-cell>
              <table:table-cell office:value-type="float" office:value="1.80645161290323">
                <text:p>1.80645161290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